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c79" officeooo:paragraph-rsid="0014fc79"/>
    </style:style>
    <style:style style:name="P2" style:family="paragraph" style:parent-style-name="Standard">
      <style:text-properties officeooo:rsid="0014fc79" officeooo:paragraph-rsid="0014fc79"/>
    </style:style>
    <style:style style:name="P3" style:family="paragraph" style:parent-style-name="Standard">
      <style:text-properties officeooo:rsid="0014fc79" officeooo:paragraph-rsid="00163be0"/>
    </style:style>
    <style:style style:name="P4" style:family="paragraph" style:parent-style-name="Standard">
      <style:text-properties officeooo:rsid="00163be0" officeooo:paragraph-rsid="00163be0"/>
    </style:style>
    <style:style style:name="P5" style:family="paragraph" style:parent-style-name="Standard">
      <style:text-properties officeooo:rsid="00163be0" officeooo:paragraph-rsid="001651d9"/>
    </style:style>
    <style:style style:name="P6" style:family="paragraph" style:parent-style-name="Standard">
      <style:text-properties officeooo:rsid="001651d9" officeooo:paragraph-rsid="001651d9"/>
    </style:style>
    <style:style style:name="P7" style:family="paragraph" style:parent-style-name="Standard">
      <style:text-properties style:text-underline-style="solid" style:text-underline-width="auto" style:text-underline-color="font-color" officeooo:rsid="001651d9" officeooo:paragraph-rsid="001651d9"/>
    </style:style>
    <style:style style:name="P8" style:family="paragraph" style:parent-style-name="Standard">
      <style:text-properties style:text-underline-style="none" officeooo:rsid="001651d9" officeooo:paragraph-rsid="001651d9"/>
    </style:style>
    <style:style style:name="P9" style:family="paragraph" style:parent-style-name="Standard">
      <style:text-properties officeooo:rsid="0016dfc1" officeooo:paragraph-rsid="0016dfc1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 :</text:p>
      <text:p text:style-name="P1">Limites:</text:p>
      <text:p text:style-name="P1">Croissances comparées : </text:p>
      <text:p text:style-name="P1"/>
      <text:p text:style-name="P1"><draw:g text:anchor-type="as-char" svg:y="-0.1492in" draw:z-index="0" draw:name="Shape1" draw:style-name="gr1081"><svg:title>TexMaths</svg:title><svg:desc>12§display§(ln x)^\alpha &lt;&lt; n^\beta &lt;&lt; e^{\gamma n}§svg§600§FALSE§</svg:desc><draw:g draw:style-name="gr2"><draw:path draw:style-name="gr1082" draw:text-style-name="P10" svg:width="1.574in" svg:height="0.174in" svg:x="-0.0004in" svg:y="0.0079in" svg:viewBox="0 0 3999 443" svg:d="M2001 443c-668 0-1334 0-2001 0 0-148 0-295 0-443 1333 0 2665 0 3999 0 0 148 0 295 0 443-666 0-1332 0-1998 0z"><text:p/></draw:path><draw:path draw:style-name="gr1083" draw:text-style-name="P11" svg:width="0.0382in" svg:height="0.165in" svg:x="0.0075in" svg:y="0.0256in" svg:viewBox="0 0 98 420" svg:d="M98 416c0-2 0-2-7-9-53-54-67-133-67-197 0-73 17-146 68-198 6-6 6-6 6-7 0-4-2-5-4-5-5 0-42 29-68 82-21 46-26 93-26 128 0 34 5 83 28 131 25 52 61 79 66 79 2 0 4-1 4-4z"><text:p/></draw:path><draw:path draw:style-name="gr1083" draw:text-style-name="P11" svg:width="0.035in" svg:height="0.1157in" svg:x="0.063in" svg:y="0.0354in" svg:viewBox="0 0 90 295" svg:d="M90 5c0-1 0-5-5-5-9 0-41 4-51 4-4 1-9 1-9 9 0 4 5 4 11 4 20 0 20 5 20 7s-1 6-1 8c-18 70-35 141-53 212-1 5-2 7-2 14 0 23 19 37 38 37 15 0 26-8 33-24 7-14 12-38 12-39 0-5-4-5-5-5-5 0-5 2-6 8-7 27-16 51-32 51-12 0-12-13-12-19 0-9 0-11 2-20 20-81 40-162 60-242z"><text:p/></draw:path><draw:path draw:style-name="gr1083" draw:text-style-name="P11" svg:width="0.0894in" svg:height="0.0748in" svg:x="0.1134in" svg:y="0.0764in" svg:viewBox="0 0 228 191" svg:d="M24 161c-1 7-4 17-4 19 0 7 6 11 14 11 4 0 12-4 15-12 0-1 5-20 7-31 4-14 6-26 10-38 2-9 5-19 7-28 1-8 5-20 5-21 7-13 29-51 70-51 19 0 22 15 22 28 0 27-21 81-27 99-4 10-5 14-5 19 0 21 16 35 35 35 39 0 55-61 55-65 0-5-4-5-5-5-5 0-5 3-6 9-8 29-23 51-43 51-7 0-11-3-11-13 0-11 5-21 9-30 7-23 25-68 25-92 0-29-18-46-48-46-39 0-59 28-66 37-3-24-19-37-39-37s-27 17-32 24c-6 14-12 40-12 41 0 5 4 5 5 5 3 0 5-2 7-10 7-30 16-50 31-50 9 0 12 4 12 19 0 8-1 13-6 35-8 32-17 64-25 97z"><text:p/></draw:path><draw:path draw:style-name="gr1083" draw:text-style-name="P11" svg:width="0.0823in" svg:height="0.0748in" svg:x="0.213in" svg:y="0.0764in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2-30 44-32 5 15 19 32 44 32 45 0 69-54 69-65 0-5-4-5-6-5-4 0-4 3-5 5-14 46-43 55-56 55-17 0-23-13-23-27 0-10 2-18 7-38 5-19 10-38 14-57z"><text:p/></draw:path><draw:path draw:style-name="gr1083" draw:text-style-name="P11" svg:width="0.0382in" svg:height="0.165in" svg:x="0.3122in" svg:y="0.0256in" svg:viewBox="0 0 98 420" svg:d="M98 210c0-32-4-83-27-131-27-51-63-79-66-79s-5 1-5 5c0 1 0 1 8 9 41 41 65 108 65 196 0 71-15 145-67 198-6 6-6 6-6 8s2 4 5 4 42-29 67-83c22-45 26-91 26-127z"><text:p/></draw:path><draw:path draw:style-name="gr1083" draw:text-style-name="P11" svg:width="0.0709in" svg:height="0.052in" svg:x="0.3748in" svg:y="0.0307in" svg:viewBox="0 0 181 133" svg:d="M143 89c27-29 38-67 38-71s-3-4-5-4c-4 0-4 2-6 8-6 19-15 37-27 52 0-3-1-24-1-26-5-29-27-48-57-48-43 0-85 41-85 82 0 27 20 51 54 51 28 0 52-13 68-25 8 22 22 25 30 25 18 0 29-14 29-20 0-4-3-4-6-4s-3 1-5 3c-3 10-13 13-16 13-4 0-9 0-11-36zM120 98c-29 24-54 27-65 27-19 0-30-13-30-33 0-8 4-40 19-61 14-18 30-23 41-23 23 0 30 23 33 41 1 13 1 34 2 49z"><text:p/></draw:path><draw:path draw:style-name="gr1083" draw:text-style-name="P11" svg:width="0.1008in" svg:height="0.0957in" svg:x="0.522in" svg:y="0.0606in" svg:viewBox="0 0 257 244" svg:d="M250 17c4-3 7-4 7-9 0-4-4-8-9-8-1 0-1 0-7 2-78 38-156 74-234 111-3 1-7 2-7 8 0 5 4 7 7 10 78 36 156 73 234 110 6 3 6 3 7 3 5 0 9-4 9-9 0-4-3-6-7-9-75-35-148-70-222-105 74-35 147-69 222-104z"><text:p/></draw:path><draw:path draw:style-name="gr1083" draw:text-style-name="P11" svg:width="0.1012in" svg:height="0.0957in" svg:x="0.6512in" svg:y="0.0606in" svg:viewBox="0 0 258 244" svg:d="M250 17c4-3 8-4 8-9 0-4-4-8-8-8-2 0-3 0-9 2-78 38-155 74-233 111-4 1-8 2-8 8 0 5 4 7 8 10 78 36 155 73 233 110 6 3 7 3 9 3 4 0 8-4 8-9 0-4-4-6-8-9-74-35-148-70-221-105 73-35 147-69 221-104z"><text:p/></draw:path><draw:path draw:style-name="gr1083" draw:text-style-name="P11" svg:width="0.0894in" svg:height="0.0748in" svg:x="0.8169in" svg:y="0.0764in" svg:viewBox="0 0 228 191" svg:d="M25 161c-1 7-5 17-5 19 0 7 6 11 14 11 4 0 12-4 15-12 0-1 5-20 7-31 4-14 6-26 10-38 2-9 5-19 7-28 1-8 5-20 6-21 6-13 28-51 69-51 19 0 22 15 22 28 0 27-20 81-27 99-4 10-5 14-5 19 0 21 16 35 35 35 39 0 55-61 55-65 0-5-4-5-5-5-3 0-3 3-6 9-8 29-23 51-43 51-7 0-10-3-10-13 0-11 4-21 8-30 8-23 25-68 25-92 0-29-18-46-48-46-39 0-59 28-66 37-3-24-19-37-39-37-19 0-27 17-32 24-6 14-12 40-12 41 0 5 4 5 5 5 5 0 5-2 7-10 7-30 16-50 31-50 9 0 13 4 13 19 0 8-1 13-7 35-8 32-15 64-24 97z"><text:p/></draw:path><draw:path draw:style-name="gr1083" draw:text-style-name="P11" svg:width="0.0673in" svg:height="0.1035in" svg:x="0.9177in" svg:y="-0.0004in" svg:viewBox="0 0 172 264" svg:d="M172 41c0-25-22-41-48-41-41 0-71 47-78 76-15 61-30 123-46 185-1 2 3 3 4 3 2 0 5 0 6-2 7-25 13-52 19-77 6 13 20 26 44 26 42 0 88-30 88-75 0-17-7-35-23-45 15-9 34-26 34-50zM114 91c-5 0-7 1-15 1-5 0-12 0-15-1 4-1 12-2 15-2 4 0 10 1 15 2zM153 36c0 16-8 38-27 49-5-2-11-5-27-5-10 0-26 2-26 12 0 8 10 9 24 9 11 0 20-1 29-5 9 7 13 19 13 32 0 43-28 75-64 75-23 0-40-14-40-37 0-4 1-6 1-9 7-26 13-53 19-79 8-28 34-70 68-70 18 0 30 10 30 28z"><text:p/></draw:path><draw:path draw:style-name="gr1083" draw:text-style-name="P11" svg:width="0.1008in" svg:height="0.0957in" svg:x="1.061in" svg:y="0.0606in" svg:viewBox="0 0 257 244" svg:d="M250 17c4-3 7-4 7-9 0-4-4-8-9-8-1 0-1 0-7 2-78 38-156 74-234 111-3 1-7 2-7 8 0 5 4 7 7 10 78 36 156 73 234 110 6 3 6 3 7 3 5 0 9-4 9-9 0-4-3-6-7-9-75-35-148-70-222-105 74-35 147-69 222-104z"><text:p/></draw:path><draw:path draw:style-name="gr1083" draw:text-style-name="P11" svg:width="0.1012in" svg:height="0.0957in" svg:x="1.1902in" svg:y="0.0606in" svg:viewBox="0 0 258 244" svg:d="M250 17c4-3 8-4 8-9 0-4-4-8-8-8-2 0-3 0-9 2-78 38-155 74-233 111-4 1-8 2-8 8 0 5 4 7 8 10 78 36 155 73 233 110 6 3 7 3 9 3 4 0 8-4 8-9 0-4-4-6-8-9-74-35-148-70-221-105 73-35 147-69 221-104z"><text:p/></draw:path><draw:path draw:style-name="gr1083" draw:text-style-name="P11" svg:width="0.0634in" svg:height="0.0748in" svg:x="1.3594in" svg:y="0.0764in" svg:viewBox="0 0 162 191" svg:d="M59 89c13 0 44-1 65-10 30-12 31-37 31-43 0-19-16-36-45-36-46 0-110 41-110 114 0 43 25 77 66 77 60 0 96-44 96-49 0-4-2-6-5-6-2 0-3 1-6 5-33 40-79 40-84 40-33 0-37-34-37-48 0-6 1-19 7-44 7 0 15 0 22 0zM40 79c16-63 60-69 70-69 20 0 32 12 32 26 0 43-68 43-86 43-6 0-10 0-16 0z"><text:p/></draw:path><draw:path draw:style-name="gr1083" draw:text-style-name="P11" svg:width="0.0665in" svg:height="0.0756in" svg:x="1.4331in" svg:y="0.0307in" svg:viewBox="0 0 170 193" svg:d="M121 89c-1-17-11-89-59-89-18 0-33 10-40 17-18 17-22 35-22 36 0 3 4 3 5 3 3 0 3 0 5-4 6-18 28-28 48-28 48 0 54 47 54 77 0 15-2 18-3 21-7 22-15 56-15 64 0 4 1 7 4 7s6 0 11-15c4-12 9-34 11-54 1-11 18-51 24-65 5-9 11-23 24-48 1-3 2-4 2-5 0-4-3-2-4-4-2 0-4 0-5 3-4 6-27 48-40 84z"><text:p/></draw:path><draw:path draw:style-name="gr1083" draw:text-style-name="P11" svg:width="0.0705in" svg:height="0.052in" svg:x="1.5114in" svg:y="0.0307in" svg:viewBox="0 0 180 133" svg:d="M22 112c-2 3-3 10-3 12 0 6 5 9 10 9s8-5 11-7c2-4 4-12 6-18 1-6 4-19 6-26 2-6 3-14 4-20 4-12 5-14 14-27 8-11 21-27 44-27 17 0 17 15 17 21 0 18-12 50-17 62-4 9-5 11-5 17 0 16 13 25 28 25 30 0 43-41 43-45s-4-4-5-4c-5 0-5 1-6 5-6 24-19 36-31 36-6 0-7-5-7-11s1-11 7-24c4-8 16-40 16-56 0-29-23-34-39-34-25 0-42 16-50 26-3-20-19-26-31-26-14 0-20 10-24 16-6 10-10 27-10 30s4 3 5 3c3 0 3-1 6-9 5-17 9-32 21-32 8 0 10 6 10 15 0 6-4 15-5 24-2 7-5 20-6 26-3 13-6 25-9 39z"><text:p/></draw:path></draw:g></draw:g></text:p>
      <text:p text:style-name="P1">d’Alembert, Cauchy :</text:p>
      <text:p text:style-name="P1">Si <draw:g text:anchor-type="as-char" svg:y="-0.2437in" draw:z-index="1" draw:name="Shape2" draw:style-name="gr1081"><svg:title>TexMaths</svg:title><svg:desc>12§display§\left| \frac{U_{n+1}}{U_n} \right| \xton l \quad \text{si} \left| \frac{1}{U_n} \xton l§svg§600§FALSE§</svg:desc><draw:g draw:style-name="gr2"><draw:path draw:style-name="gr1082" draw:text-style-name="P10" svg:width="2.2941in" svg:height="0.387in" svg:x="-0.0004in" svg:y="0.0083in" svg:viewBox="0 0 5828 984" svg:d="M0 0c1943 0 3885 0 5828 0 0 328 0 656 0 984-1943 0-3885 0-5828 0 0-328 0-656 0-984z"><text:p/></draw:path><draw:path draw:style-name="gr1083" draw:text-style-name="P11" svg:width="0.0067in" svg:height="0.1059in" svg:x="0.015in" svg:y="0in" svg:viewBox="0 0 18 270" svg:d="M0 254c0 8 0 16 8 16 10 0 10-8 10-16 0-80 0-159 0-238 0-8 0-16-8-16-10 0-10 8-10 16 0 79 0 158 0 238z"><text:p/></draw:path><draw:path draw:style-name="gr1083" draw:text-style-name="P11" svg:width="0.0067in" svg:height="0.1059in" svg:x="0.015in" svg:y="0.0996in" svg:viewBox="0 0 18 270" svg:d="M0 254c0 6 0 16 8 16 10 0 10-8 10-16 0-80 0-159 0-238 0-8 0-16-8-16-10 0-10 8-10 16 0 79 0 158 0 238z"><text:p/></draw:path><draw:path draw:style-name="gr1083" draw:text-style-name="P11" svg:width="0.0067in" svg:height="0.1059in" svg:x="0.015in" svg:y="0.1988in" svg:viewBox="0 0 18 270" svg:d="M0 254c0 8 0 16 8 16 10 0 10-8 10-16 0-80 0-159 0-238 0-6 0-16-8-16-10 0-10 8-10 16 0 79 0 158 0 238z"><text:p/></draw:path><draw:path draw:style-name="gr1083" draw:text-style-name="P11" svg:width="0.0067in" svg:height="0.1059in" svg:x="0.015in" svg:y="0.298in" svg:viewBox="0 0 18 270" svg:d="M0 254c0 8 0 16 8 16 10 0 10-8 10-16 0-80 0-159 0-238 0-8 0-16-8-16-10 0-10 8-10 16 0 79 0 158 0 238z"><text:p/></draw:path><draw:path draw:style-name="gr1083" draw:text-style-name="P11" svg:width="0.1146in" svg:height="0.1169in" svg:x="0.0776in" svg:y="0.0193in" svg:viewBox="0 0 292 298" svg:d="M239 44c5-16 12-30 45-31 3 0 8 0 8-8-2-1 0-5-5-5-15 0-29 1-43 1-15 0-30-1-45-1-2 0-7 0-7 8 0 5 5 5 7 5 24 0 29 10 29 18 0 3 0 9-1 10-12 50-25 99-37 150-15 56-64 93-106 93-29 0-52-19-52-55 0-1 0-14 5-32 13-55 28-109 41-165 4-14 5-19 36-19 11 0 14 0 14-8 0-5-4-5-6-5-12 0-42 1-54 1s-42-1-55-1c-2 0-7 0-7 8 0 5 4 5 12 5 5 0 8 0 16 1 7 0 10 2 10 6 0 3-3 21-7 30-2 12-6 26-8 38-4 16-24 96-27 104-2 12-2 18-2 24 0 52 38 82 83 82 53 0 105-48 119-104 12-50 25-99 37-150z"><text:p/></draw:path><draw:path draw:style-name="gr1083" draw:text-style-name="P11" svg:width="0.0705in" svg:height="0.052in" svg:x="0.1854in" svg:y="0.1051in" svg:viewBox="0 0 180 133" svg:d="M22 112c-2 3-3 10-3 12 0 6 5 9 10 9 6 0 9-3 12-6 2-3 3-13 5-19 1-5 4-19 7-26 1-6 3-14 5-20 2-12 3-14 12-26 8-12 22-28 44-28 17 0 17 16 17 21 0 18-12 50-17 63-4 8-5 11-5 16 0 16 13 25 29 25 29 0 42-41 42-45s-4-4-5-4c-3 0-5 2-6 5-6 24-19 36-31 36-6 0-7-4-7-11 0-6 1-10 7-23 4-9 16-41 16-57 0-29-23-34-39-34-24 0-41 16-50 26-1-19-19-26-31-26-14 0-20 10-23 16-7 10-11 27-11 30s4 3 5 3c3 0 5-1 6-8 5-18 11-33 21-33 9 0 10 6 10 15 0 6-4 15-5 24-2 7-5 20-6 27-3 12-6 26-9 38z"><text:p/></draw:path><draw:path draw:style-name="gr1083" draw:text-style-name="P11" svg:width="0.085in" svg:height="0.085in" svg:x="0.2697in" svg:y="0.0846in" svg:viewBox="0 0 217 217" svg:d="M116 116c30 0 60 0 90 0 4 0 11 0 11-7s-6-7-11-7c-30 0-60 0-90 0 0-30 0-61 0-91 0-4 0-11-7-11s-7 7-7 11c0 30 0 61 0 91-30 0-61 0-91 0-4 0-11 0-11 7s7 7 11 7c30 0 61 0 91 0 0 30 0 60 0 90 0 5 0 11 7 11s7-6 7-11c0-30 0-60 0-90z"><text:p/></draw:path><draw:path draw:style-name="gr1083" draw:text-style-name="P11" svg:width="0.0421in" svg:height="0.0768in" svg:x="0.376in" svg:y="0.0791in" svg:viewBox="0 0 108 196" svg:d="M67 8c0-7 0-8-8-8-19 19-46 19-59 19 0 4 0 7 0 11 7 0 28 0 43-8 0 50 0 99 0 150 0 9 0 14-30 14-3 0-7 0-11 0 0 2 0 6 0 10 6 0 42-2 53-2 10 0 47 2 53 2 0-4 0-8 0-10-4 0-7 0-11 0-30 0-30-5-30-14 0-54 0-110 0-164z"><text:p/></draw:path><draw:path draw:style-name="gr1083" draw:text-style-name="P11" svg:width="0.3717in" svg:height="0.0067in" svg:x="0.0661in" svg:y="0.1988in" svg:viewBox="0 0 945 18" svg:d="M0 0c314 0 630 0 945 0 0 6 0 12 0 18-315 0-631 0-945 0 0-6 0-12 0-18z"><text:p/></draw:path><draw:path draw:style-name="gr1083" draw:text-style-name="P11" svg:width="0.1146in" svg:height="0.1169in" svg:x="0.1614in" svg:y="0.2437in" svg:viewBox="0 0 292 298" svg:d="M239 44c5-16 12-30 45-31 3 0 8 0 8-8-2-1 0-5-5-5-15 0-29 1-43 1-15 0-30-1-45-1-2 0-7 0-7 8 0 5 4 5 7 5 24 1 29 10 29 19 0 2-1 8-1 9-13 50-25 99-39 150-13 56-62 93-104 93-29 0-52-19-52-55 0-1 0-14 5-32 13-55 28-109 41-165 4-14 5-19 36-19 11 0 14 0 14-8 0-5-4-5-6-5-12 0-43 1-54 1-13 0-42-1-55-1-2 0-7 0-7 8 0 5 4 5 11 5 1 0 9 0 17 1 7 2 10 2 10 6s-4 21-7 30c-2 12-6 26-8 38-5 16-24 96-27 104-2 12-2 18-2 24 0 52 38 82 83 82 53 0 104-48 119-104 12-50 25-99 37-150z"><text:p/></draw:path><draw:path draw:style-name="gr1083" draw:text-style-name="P11" svg:width="0.0705in" svg:height="0.052in" svg:x="0.2693in" svg:y="0.3311in" svg:viewBox="0 0 180 133" svg:d="M22 112c-2 3-3 10-3 12 0 7 5 9 10 9s9-3 12-6c2-3 3-12 5-19 1-5 4-19 6-26 2-6 3-12 6-20 2-12 3-14 12-26 8-12 21-28 44-28 17 0 17 16 17 21 0 18-12 50-17 63-4 9-5 11-5 16 0 16 13 25 29 25 29 0 42-41 42-45s-4-4-5-4c-3 0-5 2-6 5-6 24-19 36-31 36-6 0-7-4-7-10 0-7 1-11 7-24 4-9 16-41 16-57 0-29-23-34-39-34-25 0-41 16-50 28-1-21-19-28-31-28-14 0-20 10-23 17-7 11-11 27-11 29 0 3 4 3 5 3 3 0 5-1 6-8 5-18 11-33 21-33 9 0 10 8 10 15 0 6-4 17-5 25-2 7-5 19-6 26-3 12-6 26-9 38z"><text:p/></draw:path><draw:path draw:style-name="gr1083" draw:text-style-name="P11" svg:width="0.0067in" svg:height="0.1059in" svg:x="0.4819in" svg:y="0in" svg:viewBox="0 0 18 270" svg:d="M0 254c0 8 0 16 10 16 8 0 8-8 8-16 0-80 0-159 0-238 0-8 0-16-8-16-10 0-10 8-10 16 0 79 0 158 0 238z"><text:p/></draw:path><draw:path draw:style-name="gr1083" draw:text-style-name="P11" svg:width="0.0067in" svg:height="0.1059in" svg:x="0.4819in" svg:y="0.0996in" svg:viewBox="0 0 18 270" svg:d="M0 254c0 6 0 16 10 16 8 0 8-8 8-16 0-80 0-159 0-238 0-8 0-16-8-16-10 0-10 8-10 16 0 79 0 158 0 238z"><text:p/></draw:path><draw:path draw:style-name="gr1083" draw:text-style-name="P11" svg:width="0.0067in" svg:height="0.1059in" svg:x="0.4819in" svg:y="0.1988in" svg:viewBox="0 0 18 270" svg:d="M0 254c0 8 0 16 10 16 8 0 8-8 8-16 0-80 0-159 0-238 0-6 0-16-8-16-10 0-10 8-10 16 0 79 0 158 0 238z"><text:p/></draw:path><draw:path draw:style-name="gr1083" draw:text-style-name="P11" svg:width="0.0067in" svg:height="0.1059in" svg:x="0.4819in" svg:y="0.298in" svg:viewBox="0 0 18 270" svg:d="M0 254c0 8 0 16 10 16 8 0 8-8 8-16 0-80 0-159 0-238 0-8 0-16-8-16-10 0-10 8-10 16 0 79 0 158 0 238z"><text:p/></draw:path><draw:path draw:style-name="gr1083" draw:text-style-name="P11" svg:width="0.0705in" svg:height="0.052in" svg:x="0.6067in" svg:y="0.0988in" svg:viewBox="0 0 180 133" svg:d="M22 112c-2 3-3 10-3 12 0 6 5 9 10 9s9-5 12-7c1-4 3-12 5-18 1-6 4-19 6-26 2-6 3-14 6-20 2-13 3-14 12-27 8-11 21-27 44-27 17 0 17 15 17 21 0 18-12 50-17 62-4 9-5 11-5 17 0 16 13 25 29 25 29 0 42-41 42-45s-4-4-5-4c-3 0-5 1-6 5-6 24-19 36-31 36-6 0-7-5-7-11s1-11 7-24c4-8 16-40 16-56 0-29-23-34-39-34-25 0-41 14-50 26-1-20-19-26-31-26-14 0-20 10-23 16-7 10-11 27-11 30s4 3 5 3c3 0 5-1 6-9 5-17 11-32 21-32 9 0 10 6 10 15 0 6-4 15-5 24-2 7-5 20-6 26-3 13-6 25-9 39z"><text:p/></draw:path><draw:path draw:style-name="gr1083" draw:text-style-name="P11" svg:width="0.1138in" svg:height="0.0606in" svg:x="0.6921in" svg:y="0.0902in" svg:viewBox="0 0 290 155" svg:d="M248 85c-37 27-27 45-42 66 0 4 3 4 8 4 4 0 6 0 7-5 2-7 7-26 21-42 18-18 33-23 45-26 2 0 3-3 3-4 0-4-2-4-6-5-42-13-57-43-63-69-1-4-4-4-7-4-5 0-8 0-8 5 6 13 3 20 17 41 7 9 16 18 25 25-79 0-157 0-236 0-5 0-12 0-12 7s6 7 12 7c79 0 157 0 236 0z"><text:p/></draw:path><draw:path draw:style-name="gr1083" draw:text-style-name="P11" svg:width="0.1138in" svg:height="0.052in" svg:x="0.8244in" svg:y="0.0988in" svg:viewBox="0 0 290 133" svg:d="M148 49c-16-18-21-23-32-31-18-13-37-18-52-18-38 0-64 31-64 66s25 67 62 67c41 0 70-33 81-49 15 18 20 23 31 31 18 13 37 18 53 18 37 0 63-31 63-67 0-35-25-66-62-66-41 0-70 34-80 49zM157 60c12-19 37-49 73-49 32 0 52 26 52 55 0 28-23 50-50 50-28 0-46-21-75-56zM133 73c-12 19-37 48-73 48-31 0-52-27-52-55 0-29 23-50 51-50 26 0 45 22 74 57z"><text:p/></draw:path><draw:path draw:style-name="gr1083" draw:text-style-name="P11" svg:width="0.1012in" svg:height="0.0067in" svg:x="0.5732in" svg:y="0.1988in" svg:viewBox="0 0 258 18" svg:d="M244 18c7 0 14 0 14-8 0-10-7-10-14-10-76 0-153 0-228 0-8 0-16 0-16 10 0 8 8 8 16 8 75 0 152 0 228 0z"><text:p/></draw:path><draw:path draw:style-name="gr1083" draw:text-style-name="P11" svg:width="0.1012in" svg:height="0.0067in" svg:x="0.624in" svg:y="0.1988in" svg:viewBox="0 0 258 18" svg:d="M244 18c7 0 14 0 14-8 0-10-7-10-14-10-76 0-153 0-228 0-8 0-16 0-16 10 0 8 8 8 16 8 75 0 152 0 228 0z"><text:p/></draw:path><draw:path draw:style-name="gr1083" draw:text-style-name="P11" svg:width="0.1008in" svg:height="0.0067in" svg:x="0.7169in" svg:y="0.1988in" svg:viewBox="0 0 257 18" svg:d="M242 18c8 0 15 0 15-8 0-10-7-10-15-10-75 0-152 0-228 0-7 0-14 0-14 10 0 8 7 8 14 8 76 0 153 0 228 0z"><text:p/></draw:path><draw:path draw:style-name="gr1083" draw:text-style-name="P11" svg:width="0.1008in" svg:height="0.0067in" svg:x="0.8091in" svg:y="0.1988in" svg:viewBox="0 0 257 18" svg:d="M242 18c8 0 15 0 15-8 0-10-7-10-15-10-75 0-152 0-228 0-7 0-14 0-14 10 0 8 7 8 14 8 76 0 153 0 228 0z"><text:p/></draw:path><draw:path draw:style-name="gr1083" draw:text-style-name="P11" svg:width="0.1469in" svg:height="0.0862in" svg:x="0.8551in" svg:y="0.1591in" svg:viewBox="0 0 374 220" svg:d="M329 119c-24 17-35 35-39 39-19 29-15 38-22 57 0 5 6 5 9 5 6 0 7-2 9-9 9-41 34-77 82-96 5-1 6-2 6-5s-2-4-3-4c-18-8-70-29-85-100-2-5-3-6-9-6-3 0-9 0-9 5 0 1 4 27 21 55 9 13 22 28 40 41-105 0-209 0-313 0-9 0-16 0-16 9s7 9 16 9c104 0 208 0 313 0z"><text:p/></draw:path><draw:path draw:style-name="gr1083" draw:text-style-name="P11" svg:width="0.035in" svg:height="0.1161in" svg:x="1.0654in" svg:y="0.1287in" svg:viewBox="0 0 90 296" svg:d="M90 5c0-1 0-5-5-5-9 0-41 2-51 4-4 1-9 1-9 9 0 4 5 4 11 4 20 0 20 5 20 7s-1 6-1 8c-18 71-35 141-53 212-1 4-2 7-2 14 0 24 19 38 38 38 15 0 24-8 32-24 8-15 13-39 13-40 0-4-4-4-5-4-5 0-5 1-6 7-7 28-16 52-32 52-12 0-12-13-12-19 0-10 0-12 2-21 20-80 40-162 60-242z"><text:p/></draw:path><draw:path draw:style-name="gr1083" draw:text-style-name="P11" svg:width="0.0539in" svg:height="0.0756in" svg:x="1.2819in" svg:y="0.1697in" svg:viewBox="0 0 138 193" svg:d="M74 107c10 2 44 8 44 38 0 22-15 39-47 39-36 0-51-24-59-59-1-6-2-7-6-7-6 0-6 2-6 9 0 19 0 37 0 57 0 7 0 9 5 9 2 0 2 0 11-8 1-1 1-1 8-10 19 18 37 18 47 18 48 0 67-27 67-59 0-21-12-34-17-39-14-13-31-17-49-21-23-4-52-9-52-34 0-15 11-32 48-32 46 0 48 38 50 51 0 3 3 3 4 3 6 0 6-1 6-9 0-15 0-29 0-43 0-8 0-10-4-10-3 0-4 0-9 5-1 2-6 6-7 7-17-12-34-12-40-12-51 0-68 29-68 52 0 14 7 26 19 36 13 10 25 13 55 19z"><text:p/></draw:path><draw:path draw:style-name="gr1083" draw:text-style-name="P11" svg:width="0.035in" svg:height="0.1106in" svg:x="1.3476in" svg:y="0.1327in" svg:viewBox="0 0 90 282" svg:d="M61 96c-20 1-39 4-60 5 0 5 0 8 0 13 28 0 31 2 31 23 0 37 0 75 0 114 0 18-3 18-32 18 0 3 0 8 0 13 13 0 36-1 47-1 14 0 29 1 43 1 0-5 0-10 0-13-28 0-29-1-29-18 0-52 0-103 0-155zM62 23c0-13-10-23-22-23-14 0-22 12-22 23 0 12 8 23 22 23 12 0 22-10 22-23z"><text:p/></draw:path><draw:path draw:style-name="gr1083" draw:text-style-name="P11" svg:width="0.0067in" svg:height="0.1059in" svg:x="1.4402in" svg:y="0in" svg:viewBox="0 0 18 270" svg:d="M0 254c0 8 0 16 8 16 10 0 10-8 10-16 0-80 0-159 0-238 0-8 0-16-10-16-8 0-8 8-8 16 0 79 0 158 0 238z"><text:p/></draw:path><draw:path draw:style-name="gr1083" draw:text-style-name="P11" svg:width="0.0067in" svg:height="0.1059in" svg:x="1.4402in" svg:y="0.0996in" svg:viewBox="0 0 18 270" svg:d="M0 254c0 6 0 16 8 16 10 0 10-8 10-16 0-80 0-159 0-238 0-8 0-16-10-16-8 0-8 8-8 16 0 79 0 158 0 238z"><text:p/></draw:path><draw:path draw:style-name="gr1083" draw:text-style-name="P11" svg:width="0.0067in" svg:height="0.1059in" svg:x="1.4402in" svg:y="0.1988in" svg:viewBox="0 0 18 270" svg:d="M0 254c0 8 0 16 8 16 10 0 10-8 10-16 0-80 0-159 0-238 0-6 0-16-10-16-8 0-8 8-8 16 0 79 0 158 0 238z"><text:p/></draw:path><draw:path draw:style-name="gr1083" draw:text-style-name="P11" svg:width="0.0067in" svg:height="0.1059in" svg:x="1.4402in" svg:y="0.298in" svg:viewBox="0 0 18 270" svg:d="M0 254c0 8 0 16 8 16 10 0 10-8 10-16 0-80 0-159 0-238 0-8 0-16-10-16-8 0-8 8-8 16 0 79 0 158 0 238z"><text:p/></draw:path><draw:path draw:style-name="gr1083" draw:text-style-name="P11" svg:width="0.0543in" svg:height="0.1102in" svg:x="1.5665in" svg:y="0.0213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083" draw:text-style-name="P11" svg:width="0.2031in" svg:height="0.0067in" svg:x="1.4913in" svg:y="0.1988in" svg:viewBox="0 0 517 18" svg:d="M0 0c173 0 344 0 517 0 0 6 0 12 0 18-173 0-344 0-517 0 0-6 0-12 0-18z"><text:p/></draw:path><draw:path draw:style-name="gr1083" draw:text-style-name="P11" svg:width="0.115in" svg:height="0.1169in" svg:x="1.502in" svg:y="0.2437in" svg:viewBox="0 0 293 298" svg:d="M240 44c5-16 12-30 46-31 2 0 7 0 7-8-3-1 0-5-6-5-13 0-29 1-42 1-15 0-30-1-45-1-2 0-7 0-7 8 0 5 4 5 7 5 24 1 29 10 29 19 0 2-1 8-1 9-13 50-25 99-38 150-15 56-63 93-105 93-29 0-51-19-51-55 0-1 0-14 4-32 14-55 28-109 41-165 4-14 5-19 35-19 11 0 14 0 14-8 0-5-4-5-6-5-12 0-42 1-54 1s-42-1-54-1c-3 0-8 0-8 8 0 5 4 5 12 5 1 0 10 0 17 1 7 2 11 2 11 6s-5 21-8 30c-3 12-6 26-9 38-4 16-24 96-25 104-4 12-4 18-4 24 0 52 38 82 83 82 54 0 105-48 120-104 12-50 25-99 37-150z"><text:p/></draw:path><draw:path draw:style-name="gr1083" draw:text-style-name="P11" svg:width="0.0709in" svg:height="0.052in" svg:x="1.6098in" svg:y="0.3311in" svg:viewBox="0 0 181 133" svg:d="M23 112c-1 3-4 10-4 12 0 7 6 9 11 9s8-3 11-6c1-3 3-12 6-19 1-5 5-19 6-26 2-6 3-12 5-20 3-12 4-14 13-26 8-12 21-28 44-28 17 0 17 16 17 21 0 18-13 50-17 63-3 9-5 11-5 16 0 16 14 25 28 25 30 0 43-41 43-45s-3-3-5-4c-4 0-4 2-6 5-7 24-19 36-31 36-6 0-7-4-7-10 0-7 1-11 6-24 4-9 16-41 16-57 0-29-22-34-38-34-25 0-42 16-50 28-2-21-19-28-31-28-13 0-21 10-24 17-6 11-11 27-11 29 0 3 5 3 6 3 4 0 4-1 6-8 5-18 10-33 22-33 7 0 9 8 9 15 0 6-2 17-5 25-2 7-4 19-6 26-3 12-6 26-9 38z"><text:p/></draw:path><draw:path draw:style-name="gr1083" draw:text-style-name="P11" svg:width="0.0709in" svg:height="0.052in" svg:x="1.8079in" svg:y="0.0988in" svg:viewBox="0 0 181 133" svg:d="M23 112c-1 3-4 10-4 12 0 6 6 9 11 9s8-5 11-7c2-4 5-12 6-18s5-19 6-26c2-6 3-14 5-20 3-13 4-14 13-27 8-11 21-27 44-27 17 0 17 15 17 21 0 18-13 50-17 62-3 9-5 11-5 17 0 16 14 25 28 25 30 0 43-41 43-45s-3-3-5-4c-4 0-4 1-6 5-7 24-19 36-31 36-6 0-7-5-7-11s1-11 6-24c4-8 17-40 17-56 0-29-23-34-39-34-25 0-42 14-50 26-2-20-19-26-31-26-13 0-21 10-24 16-6 10-11 27-11 30s5 3 6 3c4 0 4-1 6-9 5-17 10-32 22-32 7 0 9 6 9 15 0 6-2 15-5 24-2 7-4 20-6 26-3 13-6 25-9 39z"><text:p/></draw:path><draw:path draw:style-name="gr1083" draw:text-style-name="P11" svg:width="0.1138in" svg:height="0.0606in" svg:x="1.8933in" svg:y="0.0902in" svg:viewBox="0 0 290 155" svg:d="M250 85c-38 27-28 45-42 66 0 4 2 4 7 4s6 0 7-5c1-7 6-26 22-42 16-18 32-23 44-26 1 0 2-3 2-4 0-4-1-4-4-5-44-13-58-43-64-69-1-4-4-4-7-4-5 0-7 0-7 5 6 13 2 20 16 41 8 9 16 18 26 25-80 0-159 0-238 0-5 0-12 0-12 7s7 7 12 7c79 0 158 0 238 0z"><text:p/></draw:path><draw:path draw:style-name="gr1083" draw:text-style-name="P11" svg:width="0.1138in" svg:height="0.052in" svg:x="2.026in" svg:y="0.0988in" svg:viewBox="0 0 290 133" svg:d="M148 49c-16-18-21-23-33-31-18-13-36-18-53-18-36 0-62 31-62 66s25 67 61 67c42 0 71-33 81-49 15 18 20 23 32 31 18 13 36 18 53 18 36 0 63-31 63-67 0-35-26-66-62-66-41 0-70 34-80 49zM157 60c12-19 37-49 73-49 30 0 52 26 52 55 0 28-23 50-50 50-28 0-47-21-75-56zM133 73c-12 19-38 48-74 48-30 0-52-27-52-55 0-29 24-50 51-50s46 22 75 57z"><text:p/></draw:path><draw:path draw:style-name="gr1083" draw:text-style-name="P11" svg:width="0.1012in" svg:height="0.0067in" svg:x="1.7748in" svg:y="0.1988in" svg:viewBox="0 0 258 18" svg:d="M242 18c8 0 16 0 16-8 0-10-8-10-16-10-75 0-152 0-228 0-7 0-14 0-14 10 0 8 7 8 14 8 76 0 153 0 228 0z"><text:p/></draw:path><draw:path draw:style-name="gr1083" draw:text-style-name="P11" svg:width="0.1012in" svg:height="0.0067in" svg:x="1.8256in" svg:y="0.1988in" svg:viewBox="0 0 258 18" svg:d="M242 18c8 0 16 0 16-8 0-10-8-10-16-10-75 0-152 0-228 0-7 0-14 0-14 10 0 8 7 8 14 8 76 0 153 0 228 0z"><text:p/></draw:path><draw:path draw:style-name="gr1083" draw:text-style-name="P11" svg:width="0.1012in" svg:height="0.0067in" svg:x="1.9177in" svg:y="0.1988in" svg:viewBox="0 0 258 18" svg:d="M244 18c7 0 14 0 14-8 0-10-7-10-14-10-76 0-153 0-228 0-8 0-16 0-16 10 0 8 8 8 16 8 75 0 152 0 228 0z"><text:p/></draw:path><draw:path draw:style-name="gr1083" draw:text-style-name="P11" svg:width="0.1012in" svg:height="0.0067in" svg:x="2.0098in" svg:y="0.1988in" svg:viewBox="0 0 258 18" svg:d="M244 18c7 0 14 0 14-8 0-10-7-10-14-10-76 0-153 0-228 0-8 0-16 0-16 10 0 8 8 8 16 8 75 0 152 0 228 0z"><text:p/></draw:path><draw:path draw:style-name="gr1083" draw:text-style-name="P11" svg:width="0.1469in" svg:height="0.0862in" svg:x="2.0567in" svg:y="0.1591in" svg:viewBox="0 0 374 220" svg:d="M328 119c-23 17-34 35-38 39-19 29-15 38-22 57 0 5 4 5 8 5 7 0 8-2 10-9 9-41 34-77 81-96 6-1 7-2 7-5s-2-4-3-4c-19-8-70-29-85-100-2-5-3-6-10-6-4 0-8 0-8 5 0 1 3 27 21 55 9 13 21 28 39 41-105 0-209 0-314 0-7 0-14 0-14 9s7 9 14 9c105 0 209 0 314 0z"><text:p/></draw:path><draw:path draw:style-name="gr1083" draw:text-style-name="P11" svg:width="0.035in" svg:height="0.1161in" svg:x="2.2669in" svg:y="0.1287in" svg:viewBox="0 0 90 296" svg:d="M90 5c0-1 0-5-6-5-10 0-40 2-50 4-4 1-9 1-9 9 0 4 4 4 11 4 20 0 20 5 20 7s-1 6-1 8c-18 71-35 141-53 212-1 4-2 7-2 14 0 24 18 38 38 38 14 0 24-8 32-24 7-15 13-39 13-40 0-4-4-4-6-4-4 0-4 1-5 7-7 28-16 52-32 52-14 0-14-13-14-19 0-10 2-12 3-21 20-80 41-162 61-242z"><text:p/></draw:path></draw:g></draw:g><text:s text:c="2"/></text:p>
      <text:p text:style-name="P1">l &lt; 1 → converge vers 0</text:p>
      <text:p text:style-name="P1">l &gt; 1 → diverge</text:p>
      <text:p text:style-name="P1"/>
      <text:p text:style-name="P1">- <draw:g text:anchor-type="as-char" svg:y="-0.148in" draw:z-index="2" draw:name="Shape3" draw:style-name="gr1081"><svg:title>TexMaths</svg:title><svg:desc>12§display§U_n^{V_n} = exp(V_n\ ln(U_n))§svg§600§FALSE§</svg:desc><draw:g draw:style-name="gr2"><draw:path draw:style-name="gr1082" draw:text-style-name="P10" svg:width="1.5996in" svg:height="0.1717in" svg:x="-0.0004in" svg:y="0.0087in" svg:viewBox="0 0 4064 437" svg:d="M2033 437c-678 0-1355 0-2033 0 0-146 0-291 0-437 1355 0 2709 0 4064 0 0 146 0 291 0 437-677 0-1354 0-2031 0z"><text:p/></draw:path><draw:path draw:style-name="gr1083" draw:text-style-name="P11" svg:width="0.1146in" svg:height="0.1157in" svg:x="0.0024in" svg:y="0.0343in" svg:viewBox="0 0 292 295" svg:d="M239 44c5-16 12-30 45-31 3 0 8 0 8-8-2-1 0-5-5-5-15 0-29 1-43 1-15 0-30-1-45-1-2 0-7 0-7 8 0 5 5 5 7 5 24 0 29 10 29 18 0 1 0 9-1 10-12 49-25 99-37 150-15 56-64 91-106 91-29 0-52-18-52-53 0-1 0-15 5-32 13-56 28-111 41-165 4-14 5-19 36-19 11 0 14 0 14-8 0-5-4-5-6-5-12 0-42 1-54 1s-42-1-55-1c-2 0-7 0-7 8 0 5 4 5 12 5 5 0 8 0 16 1 7 0 10 2 10 6 0 3-3 21-7 30-2 12-6 25-8 37-4 17-24 96-27 105-2 12-2 18-2 24 0 50 38 79 83 79 53 0 104-46 119-102 12-50 25-100 37-149z"><text:p/></draw:path><draw:path draw:style-name="gr1083" draw:text-style-name="P11" svg:width="0.0902in" svg:height="0.0811in" svg:x="0.1319in" svg:y="0in" svg:viewBox="0 0 230 207" svg:d="M187 35c11-16 21-23 37-24 4 0 6 0 6-6 0-1 0-5-3-5-7 0-17 1-24 1-10 0-22-1-30-1-4 0-6 1-6 7 0 4 3 4 5 4 9 1 12 3 12 8s-3 7-5 12c-33 48-65 95-97 143-9-51-18-101-27-151-1-3-1-3-1-4 0-8 17-8 19-8 5 0 9 0 9-6 0-1 0-5-5-5-9 0-30 1-39 1-7 0-25-1-32-1-2 0-6 1-6 7 0 4 4 4 7 4 17 0 17 2 18 9 11 60 22 119 33 179 1 6 1 8 7 8s7-2 9-7c38-55 76-110 113-165z"><text:p/></draw:path><draw:path draw:style-name="gr1083" draw:text-style-name="P11" svg:width="0.0579in" svg:height="0.0374in" svg:x="0.2083in" svg:y="0.0591in" svg:viewBox="0 0 148 96" svg:d="M23 73c-1 5-4 14-4 16 0 4 4 7 7 7 4 0 9-3 11-7 0-2 3-11 4-17 7-28 5-19 7-29 4-6 18-36 44-36 10 0 15 6 15 16 0 12-9 33-13 45-2 3-3 5-3 9 0 12 11 19 23 19 23 0 34-28 34-32s-3-3-4-4c-4 0-4 1-6 5-4 13-13 24-23 24-5 0-7-4-7-9 0-3 1-6 4-11 3-8 13-32 13-44 0-15-12-25-31-25-20 0-33 12-41 22 0-18-17-22-25-22-22 0-28 32-28 34s4 2 5 2c3 0 3-1 5-4 3-12 8-25 16-25s9 7 9 12c0 3-1 11-3 16-2 6-3 14-4 19-2 6-4 13-5 19z"><text:p/></draw:path><draw:path draw:style-name="gr1083" draw:text-style-name="P11" svg:width="0.0705in" svg:height="0.052in" svg:x="0.1102in" svg:y="0.1366in" svg:viewBox="0 0 180 133" svg:d="M22 111c-2 4-3 11-3 12 0 6 5 10 10 10s9-5 12-7c1-4 3-12 5-18 1-5 4-19 6-27 2-6 3-13 6-19 2-12 3-14 12-26 8-12 21-28 44-28 17 0 17 15 17 21 0 18-12 50-17 62-4 8-5 12-5 17 0 15 13 25 29 25 29 0 42-41 42-46 0-3-4-3-5-3-3 0-5 2-6 5-6 24-19 36-31 36-6 0-7-5-7-11s1-11 7-24c4-9 16-40 16-56 0-29-23-34-39-34-25 0-41 16-50 26-1-20-19-26-31-26-14 0-20 10-23 16-7 10-11 27-11 30s4 3 5 3c3 0 5-1 6-9 5-17 11-32 21-32 9 0 10 6 10 15 0 6-4 15-5 24-2 7-5 20-6 26-3 12-6 25-9 38z"><text:p/></draw:path><draw:path draw:style-name="gr1083" draw:text-style-name="P11" svg:width="0.1098in" svg:height="0.0382in" svg:x="0.3465in" svg:y="0.086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083" draw:text-style-name="P11" svg:width="0.0634in" svg:height="0.0748in" svg:x="0.5197in" svg:y="0.0744in" svg:viewBox="0 0 162 191" svg:d="M60 89c12 0 43-2 64-10 30-13 32-38 32-44 0-18-17-35-46-35-46 0-110 41-110 114 0 43 25 77 66 77 60 0 96-46 96-51 0-2-2-5-5-5-2 0-3 0-6 4-33 42-79 42-84 42-33 0-37-36-37-49 0-5 1-18 7-43 7 0 16 0 23 0zM40 79c16-63 60-71 70-71 21 0 32 14 32 27 0 44-68 44-86 44-6 0-10 0-16 0z"><text:p/></draw:path><draw:path draw:style-name="gr1083" draw:text-style-name="P11" svg:width="0.0823in" svg:height="0.0748in" svg:x="0.5945in" svg:y="0.0744in" svg:viewBox="0 0 210 191" svg:d="M128 59c3-11 12-51 42-51 2 0 12 0 21 6-12 3-21 12-21 23 0 6 5 15 17 15 9 0 23-8 23-24 0-22-25-28-40-28-24 0-39 22-44 31-11-27-34-31-46-31-43 0-68 54-68 65 0 3 5 3 6 3 4 0 5-1 5-4 14-45 42-56 56-56 9 0 23 5 23 29 0 13-7 41-23 100-6 26-21 44-39 44-3 0-12 0-22-6 11-2 20-11 20-23 0-11-9-14-15-14-13 0-23 11-23 24 0 19 20 29 40 29 27 0 42-30 44-33 5 16 19 33 44 33 45 0 69-56 69-65 0-5-4-5-6-5-4 0-4 1-5 5-14 44-43 55-56 55-17 0-23-13-23-28 0-9 2-19 7-37 5-19 10-38 14-57z"><text:p/></draw:path><draw:path draw:style-name="gr1083" draw:text-style-name="P11" svg:width="0.0862in" svg:height="0.1043in" svg:x="0.6791in" svg:y="0.0744in" svg:viewBox="0 0 220 266" svg:d="M32 236c-3 14-3 18-22 18-5 0-10 0-10 6 0 4 2 6 6 6 11 0 23-1 35-1 14 0 29 1 42 1 2 0 7 0 7-8 0-4-4-4-10-4-21 0-21-4-21-7 0-5 18-73 20-84 6 12 18 28 40 28 48 0 101-63 101-124 0-39-24-67-56-67-21 0-42 14-55 31-5-23-23-31-38-31-19 0-28 16-31 24-8 14-14 40-14 41 0 3 4 2 5 3 5 0 5 0 7-9 8-30 16-51 32-51 7 0 13 4 13 20 0 10-1 14-4 21-15 62-31 125-47 187zM107 54c2-11 14-23 21-29 15-13 28-17 35-17 17 0 27 15 27 40 0 24-14 73-22 90-14 29-35 43-50 43-28 0-33-35-33-37 0-1 0-3 1-7 8-28 14-56 21-83z"><text:p/></draw:path><draw:path draw:style-name="gr1083" draw:text-style-name="P11" svg:width="0.0378in" svg:height="0.1642in" svg:x="0.7843in" svg:y="0.0236in" svg:viewBox="0 0 97 418" svg:d="M97 415c0-2 0-3-7-10-53-53-66-132-66-195 0-73 17-146 68-199 5-5 5-6 5-7 0-3-1-4-3-4-5 0-42 28-68 81-21 47-26 94-26 129 0 32 5 82 28 129 25 53 61 79 66 79 2 0 3-1 3-3z"><text:p/></draw:path><draw:path draw:style-name="gr1083" draw:text-style-name="P11" svg:width="0.1181in" svg:height="0.1157in" svg:x="0.8409in" svg:y="0.0343in" svg:viewBox="0 0 301 295" svg:d="M241 48c22-32 39-34 54-35 6 0 6-7 6-8 0-3-2-5-6-5-11 0-23 1-33 1-15 0-29-1-42-1-3 0-9 0-9 8 0 5 4 5 7 5 11 1 20 5 20 15 0 6-4 10-6 15-44 68-87 137-130 205-10-74-19-149-29-222 0-7 10-13 29-13 6 0 11 0 11-8 0-4-4-5-6-5-17 0-35 1-53 1-7 0-16 0-23 0s-15-1-23-1c-2 0-8 0-8 8 0 5 5 5 11 5 24 0 24 4 25 15 11 86 23 172 34 257 1 9 2 10 8 10 7 0 8-1 12-7 50-80 101-160 151-240z"><text:p/></draw:path><draw:path draw:style-name="gr1083" draw:text-style-name="P11" svg:width="0.0709in" svg:height="0.052in" svg:x="0.9343in" svg:y="0.1209in" svg:viewBox="0 0 181 133" svg:d="M23 111c-1 4-4 11-4 12 0 6 6 10 11 10s10-5 11-7c1-4 3-12 6-18 1-6 5-19 6-27 1-6 3-13 5-19 3-13 3-14 13-27 7-11 21-27 43-27 18 0 18 15 18 21 0 18-13 50-18 62-2 8-4 11-4 17 0 15 14 25 28 25 30 0 43-41 43-46 0-3-3-2-5-3-4 0-4 1-6 5-7 24-19 36-31 36-6 0-7-5-7-11s1-11 6-24c4-9 16-40 16-56 0-29-23-34-39-34-24 0-41 16-49 26-2-20-19-26-31-26-13 0-21 10-24 16-6 10-11 27-11 30s4 2 5 3c5 0 5-1 7-9 4-17 10-32 22-32 7 0 9 6 9 15 0 6-2 15-5 24-2 7-4 20-6 26-3 12-6 25-9 38z"><text:p/></draw:path><draw:path draw:style-name="gr1083" draw:text-style-name="P11" svg:width="0.035in" svg:height="0.1161in" svg:x="1.0819in" svg:y="0.0327in" svg:viewBox="0 0 90 296" svg:d="M90 5c-2-1 0-5-6-5-10 0-41 4-52 5-3 0-7 0-7 8 0 5 4 5 10 5 20 0 21 4 21 7s-1 6-1 9c-18 69-36 139-54 209-1 5-1 9-1 13 0 24 18 40 37 40 15 0 25-10 33-24 7-16 8-26 12-40 0-4-4-4-5-4-4 0-5 1-6 7-7 26-15 51-31 51-14 0-14-13-14-19 0-11 0-12 3-19 20-81 41-163 61-243z"><text:p/></draw:path><draw:path draw:style-name="gr1083" draw:text-style-name="P11" svg:width="0.0894in" svg:height="0.0748in" svg:x="1.1319in" svg:y="0.0744in" svg:viewBox="0 0 228 191" svg:d="M25 161c-1 6-3 15-3 18 0 7 4 12 12 12 4 0 12-4 15-12 0-2 5-21 7-32 4-13 6-26 10-38 2-10 5-18 7-28 3-7 5-19 6-21 6-13 29-52 69-52 19 0 22 16 22 30 0 27-20 81-27 99-4 9-4 14-4 19 0 19 15 35 34 35 39 0 55-63 55-65 0-5-4-5-5-5-3 0-3 1-6 7-8 29-23 53-43 53-7 0-10-5-10-14 0-11 4-21 8-30 8-22 25-69 25-93 0-27-18-44-48-44-39 0-59 26-66 36-3-23-19-36-39-36-19 0-27 16-31 24-7 14-13 38-13 41s4 2 5 3c5 0 5 0 7-9 7-30 16-51 31-51 9 0 13 6 13 20 0 9-1 14-7 36-8 32-15 64-24 97z"><text:p/></draw:path><draw:path draw:style-name="gr1083" draw:text-style-name="P11" svg:width="0.0378in" svg:height="0.1642in" svg:x="1.2437in" svg:y="0.0236in" svg:viewBox="0 0 97 418" svg:d="M97 415c0-2 0-3-7-10-53-53-66-132-66-195 0-73 16-146 67-199 6-5 6-6 6-7 0-3-1-4-3-4-5 0-44 28-68 81-21 47-26 94-26 129 0 32 4 82 28 129 25 53 61 79 66 79 2 0 3-1 3-3z"><text:p/></draw:path><draw:path draw:style-name="gr1083" draw:text-style-name="P11" svg:width="0.1146in" svg:height="0.1157in" svg:x="1.3028in" svg:y="0.0343in" svg:viewBox="0 0 292 295" svg:d="M240 44c4-16 11-30 44-31 3 0 8 0 8-8-2-1 0-5-5-5-15 0-29 1-43 1-15 0-30-1-45-1-2 0-7 0-7 8 0 5 5 5 7 5 25 0 29 10 29 18 0 1 0 9-1 10-12 49-25 99-37 150-15 56-64 91-106 91-29 0-52-18-52-53 0-1 0-15 5-32 13-56 28-111 41-165 4-14 5-19 36-19 11 0 14 0 14-8 0-5-4-5-6-5-12 0-42 1-54 1s-42-1-54-1c-3 0-8 0-8 8 0 5 4 5 12 5 5 0 8 0 16 1 7 0 12 2 12 6 0 3-5 21-8 30-3 12-6 25-9 37-4 17-24 96-27 105-2 12-2 18-2 24 0 50 38 79 83 79 53 0 105-46 119-102 13-50 25-100 38-149z"><text:p/></draw:path><draw:path draw:style-name="gr1083" draw:text-style-name="P11" svg:width="0.0705in" svg:height="0.052in" svg:x="1.4102in" svg:y="0.1209in" svg:viewBox="0 0 180 133" svg:d="M22 111c-2 4-3 11-3 12 0 6 5 10 10 10 6 0 11-5 12-7 1-4 3-12 5-18 1-6 4-19 7-27 1-6 3-13 5-19 3-13 3-14 12-27 8-11 22-27 44-27 17 0 18 15 18 21 0 18-13 50-18 62-4 8-5 11-5 17 0 15 13 25 29 25 29 0 42-41 42-46 0-3-4-3-5-3-3 0-3 1-5 5-7 24-20 36-32 36-6 0-7-5-7-11s2-11 7-24c4-9 16-40 16-56 0-29-23-34-39-34-24 0-41 16-50 26-1-20-19-26-31-26s-20 10-23 16c-7 10-11 27-11 30s4 3 5 3c3 0 5-1 6-9 5-17 11-32 21-32 9 0 11 6 11 15 0 6-3 15-5 24-2 7-6 20-7 26-3 12-6 25-9 38z"><text:p/></draw:path><draw:path draw:style-name="gr1083" draw:text-style-name="P11" svg:width="0.0378in" svg:height="0.1642in" svg:x="1.5047in" svg:y="0.0236in" svg:viewBox="0 0 97 418" svg:d="M97 210c0-33-5-84-27-131-26-53-62-79-66-79-3 0-4 1-4 4 0 1 0 2 7 9 42 42 66 109 66 197 0 70-15 145-68 197-5 5-5 6-5 8s1 3 4 3c4 0 42-29 67-81 21-47 26-93 26-127z"><text:p/></draw:path><draw:path draw:style-name="gr1083" draw:text-style-name="P11" svg:width="0.0382in" svg:height="0.1642in" svg:x="1.5693in" svg:y="0.0236in" svg:viewBox="0 0 98 418" svg:d="M98 210c0-33-4-84-27-131-27-53-63-79-66-79s-5 1-5 4c0 1 0 2 8 9 41 42 65 109 65 197 0 70-15 145-67 197-6 5-6 6-6 8s2 3 5 3 42-29 67-81c22-47 26-93 26-127z"><text:p/></draw:path></draw:g></draw:g></text:p>
      <text:p text:style-name="P1">- <draw:g text:anchor-type="as-char" svg:y="-0.1547in" draw:z-index="3" draw:name="Shape4" draw:style-name="gr1081"><svg:title>TexMaths</svg:title><svg:desc>12§display§sinx = \xto{x \to \infty} x§svg§600§FALSE§</svg:desc><draw:g draw:style-name="gr2"><draw:path draw:style-name="gr1082" draw:text-style-name="P10" svg:width="1.0661in" svg:height="0.1374in" svg:x="-0.0004in" svg:y="0.0083in" svg:viewBox="0 0 2709 350" svg:d="M0 0c903 0 1806 0 2709 0 0 116 0 234 0 350-903 0-1806 0-2709 0 0-116 0-234 0-350z"><text:p/></draw:path><draw:path draw:style-name="gr1083" draw:text-style-name="P11" svg:width="0.061in" svg:height="0.0748in" svg:x="-0.0004in" svg:y="0.0803in" svg:viewBox="0 0 156 191" svg:d="M143 29c-11 0-21 9-21 19 0 6 4 12 14 12 8 0 20-7 20-24 0-19-19-36-50-36-57 0-72 43-72 61 0 34 31 40 44 42 22 5 43 9 43 32 0 11-9 46-60 46-6 0-38 0-48-22 16 2 27-10 27-22 0-10-8-15-16-15-11 0-24 9-24 28 0 24 24 41 60 41 68 0 85-51 85-70 0-15-8-26-13-31-11-12-23-13-42-18-16-2-32-6-32-25 0-12 10-37 48-37 10 0 31 2 37 19z"><text:p/></draw:path><draw:path draw:style-name="gr1083" draw:text-style-name="P11" svg:width="0.0437in" svg:height="0.1106in" svg:x="0.0736in" svg:y="0.0437in" svg:viewBox="0 0 112 282" svg:d="M107 16c0-9-6-16-16-16-11 0-23 11-23 23 0 7 6 14 17 14 10 0 22-9 22-21zM76 174c4-12 4-13 8-25 4-9 6-15 6-22 0-19-13-35-35-35-39 0-55 61-55 65 0 5 4 5 5 5 5 0 5-1 7-9 11-39 28-51 42-51 4 0 11 0 11 13 0 8-4 18-5 22-4 10-23 60-29 76-5 11-9 26-9 34 0 20 14 35 34 35 40 0 56-61 56-65 0-5-5-5-6-5-4 0-4 3-6 9-8 26-22 51-44 51-7 0-9-3-9-13 0-11 2-17 12-42 6-14 11-29 17-43z"><text:p/></draw:path><draw:path draw:style-name="gr1083" draw:text-style-name="P11" svg:width="0.0894in" svg:height="0.0748in" svg:x="0.1307in" svg:y="0.0803in" svg:viewBox="0 0 228 191" svg:d="M25 161c-1 7-5 16-5 19 0 7 6 11 14 11 4 0 12-4 15-12 0-2 5-21 7-32 4-13 6-25 10-37 2-9 5-19 7-28 1-8 5-20 6-21 6-13 28-51 69-51 19 0 22 15 22 28 0 27-20 81-27 99-4 9-5 14-5 19 0 20 16 35 35 35 39 0 55-62 55-65 0-5-4-5-5-5-3 0-3 2-6 8-8 29-23 52-43 52-7 0-10-4-10-13 0-11 4-21 8-30 8-23 25-68 25-92 0-29-18-46-48-46-39 0-59 28-66 37-3-24-19-37-39-37-19 0-27 17-32 24-6 14-12 40-12 41 0 5 4 5 5 5 5 0 5-2 7-10 7-30 16-50 31-50 9 0 13 4 13 19 0 8-1 13-7 35-8 32-15 64-24 97z"><text:p/></draw:path><draw:path draw:style-name="gr1083" draw:text-style-name="P11" svg:width="0.0823in" svg:height="0.0748in" svg:x="0.2307in" svg:y="0.0803in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s-9-15-15-15c-13 0-23 12-23 25 0 19 20 28 40 28 27 0 43-30 44-33 5 16 19 33 46 33 43 0 67-54 67-65 0-5-4-5-5-5-5 0-5 2-6 5-14 45-43 55-56 55-16 0-23-13-23-28 0-9 2-18 7-37s10-38 14-57z"><text:p/></draw:path><draw:path draw:style-name="gr1083" draw:text-style-name="P11" svg:width="0.1098in" svg:height="0.0382in" svg:x="0.376in" svg:y="0.0925in" svg:viewBox="0 0 280 98" svg:d="M265 17c6 0 15 0 15-9 0-8-9-8-14-8-84 0-169 0-253 0-6 0-13 0-13 8 0 9 7 9 13 9 84 0 168 0 252 0zM266 98c5 0 14 0 14-8s-9-8-15-8c-84 0-168 0-252 0-6 0-13 0-13 8s7 8 13 8c84 0 169 0 253 0z"><text:p/></draw:path><draw:path draw:style-name="gr1083" draw:text-style-name="P11" svg:width="0.0614in" svg:height="0.052in" svg:x="0.5425in" svg:y="0.0083in" svg:viewBox="0 0 157 133" svg:d="M59 98c-3 11-12 27-28 27-1 0-9 0-15-5 12-4 13-14 13-16 0-7-6-10-12-10-9 0-17 7-17 17 0 15 17 22 31 22 13 0 25-8 33-22 7 16 24 22 34 22 35 0 53-37 53-45 0-4-3-4-5-4-4 0-4 1-6 5-6 20-24 36-40 36-11 0-18-9-18-19 0-9 7-35 15-68 6-22 19-30 29-30 1 0 10 0 17 4-10 2-13 11-13 17s4 11 12 11c6 0 15-6 15-18 0-17-18-22-30-22-15 0-26 10-33 20-5-12-18-20-35-20-34 0-53 36-53 46 0 3 5 3 6 3 4 0 4-1 5-5 7-24 26-36 41-36 9 0 18 5 18 20 0 6-4 20-6 31-4 13-8 26-11 39z"><text:p/></draw:path><draw:path draw:style-name="gr1083" draw:text-style-name="P11" svg:width="0.1138in" svg:height="0.0606in" svg:x="0.6209in" svg:y="0in" svg:viewBox="0 0 290 155" svg:d="M250 85c-38 26-29 43-44 66 0 4 4 4 8 4 6 0 6 0 8-5 1-7 6-27 22-42 16-18 31-23 44-26 1 0 2-3 2-4 0-4-1-4-4-5-44-13-58-43-65-69-1-4-4-4-7-4-5 0-8 0-8 5 6 13 4 20 18 41 8 9 15 18 26 25-80 0-159 0-238 0-5 0-12 0-12 7s7 7 12 7c79 0 158 0 238 0z"><text:p/></draw:path><draw:path draw:style-name="gr1083" draw:text-style-name="P11" svg:width="0.1138in" svg:height="0.052in" svg:x="0.7531in" svg:y="0.0083in" svg:viewBox="0 0 290 133" svg:d="M148 49c-16-18-20-23-32-31-18-13-37-18-52-18-38 0-64 31-64 66s25 67 62 67c41 0 70-33 81-49 15 18 20 23 31 31 18 13 37 18 54 18 36 0 62-31 62-67 0-35-25-66-62-66-41 0-70 34-80 49zM157 60c12-19 39-49 75-49 30 0 50 26 50 55 0 28-23 50-49 50-28 0-47-21-76-56zM133 73c-12 19-37 48-73 48-30 0-52-27-52-55 0-29 23-50 51-50 27 0 47 22 74 57z"><text:p/></draw:path><draw:path draw:style-name="gr1083" draw:text-style-name="P11" svg:width="0.1012in" svg:height="0.0063in" svg:x="0.5094in" svg:y="0.1079in" svg:viewBox="0 0 258 17" svg:d="M244 17c7 0 14 0 14-9 0-8-7-8-14-8-76 0-153 0-228 0-8 0-16 0-16 8 0 9 8 9 16 9 75 0 152 0 228 0z"><text:p/></draw:path><draw:path draw:style-name="gr1083" draw:text-style-name="P11" svg:width="0.1012in" svg:height="0.0063in" svg:x="0.5567in" svg:y="0.1079in" svg:viewBox="0 0 258 17" svg:d="M242 17c8 0 16 0 16-9 0-8-8-8-16-8-75 0-152 0-228 0-7 0-14 0-14 8 0 9 7 9 14 9 76 0 153 0 228 0z"><text:p/></draw:path><draw:path draw:style-name="gr1083" draw:text-style-name="P11" svg:width="0.1012in" svg:height="0.0063in" svg:x="0.6488in" svg:y="0.1079in" svg:viewBox="0 0 258 17" svg:d="M244 17c7 0 14 0 14-9 0-8-7-8-14-8-76 0-153 0-228 0-8 0-16 0-16 8 0 9 8 9 16 9 75 0 152 0 228 0z"><text:p/></draw:path><draw:path draw:style-name="gr1083" draw:text-style-name="P11" svg:width="0.1012in" svg:height="0.0063in" svg:x="0.7409in" svg:y="0.1079in" svg:viewBox="0 0 258 17" svg:d="M244 17c7 0 14 0 14-9 0-8-7-8-14-8-76 0-153 0-228 0-8 0-16 0-16 8 0 9 8 9 16 9 75 0 152 0 228 0z"><text:p/></draw:path><draw:path draw:style-name="gr1083" draw:text-style-name="P11" svg:width="0.1469in" svg:height="0.0854in" svg:x="0.7839in" svg:y="0.0693in" svg:viewBox="0 0 374 218" svg:d="M329 117c-23 18-35 36-39 41-18 29-21 54-21 55 0 5 5 5 8 5 7 0 7-1 10-8 9-40 33-76 81-95 5-1 6-3 6-6s-2-3-3-3c-18-8-69-29-85-100-2-5-2-6-9-6-3 0-8 0-8 5 0 1 3 27 21 55 9 13 21 28 39 41-105 0-209 0-313 0-8 0-16 0-16 8s8 8 16 8c104 0 208 0 313 0z"><text:p/></draw:path><draw:path draw:style-name="gr1083" draw:text-style-name="P11" svg:width="0.0823in" svg:height="0.0748in" svg:x="0.9917in" svg:y="0.0803in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1 19-23s-8-15-15-15c-12 0-23 12-23 25 0 19 22 28 40 28 27 0 43-30 44-33 5 16 20 33 46 33 43 0 67-54 67-65 0-5-4-5-5-5-4 0-5 2-6 5-13 45-42 55-55 55-17 0-24-13-24-28 0-9 2-18 7-37s10-38 14-57z"><text:p/></draw:path></draw:g></draw:g></text:p>
      <text:p text:style-name="P1">- <draw:g text:anchor-type="as-char" svg:y="-0.1429in" draw:z-index="4" draw:name="Shape5" draw:style-name="gr1081"><svg:title>TexMaths</svg:title><svg:desc>12§display§e^x -1 = \xto{x \to \infty} x§svg§600§FALSE§</svg:desc><draw:g draw:style-name="gr2"><draw:path draw:style-name="gr1082" draw:text-style-name="P10" svg:width="1.1831in" svg:height="0.1374in" svg:x="0.0004in" svg:y="0.0083in" svg:viewBox="0 0 3006 350" svg:d="M0 0c1002 0 2004 0 3006 0 0 116 0 234 0 350-1002 0-2004 0-3006 0 0-116 0-234 0-350z"><text:p/></draw:path><draw:path draw:style-name="gr1083" draw:text-style-name="P11" svg:width="0.0634in" svg:height="0.0748in" svg:x="-0.0004in" svg:y="0.0803in" svg:viewBox="0 0 162 191" svg:d="M60 89c12 0 43-1 64-10 30-13 32-37 32-43 0-19-17-36-46-36-46 0-110 41-110 114 0 43 25 77 66 77 61 0 96-45 96-50 0-3-2-6-5-6-2 0-3 2-6 5-32 41-79 41-84 41-32 0-37-35-37-48 0-6 1-19 7-44 7 0 16 0 23 0zM40 79c16-63 60-69 70-69 21 0 32 12 32 26 0 43-68 43-84 43-6 0-12 0-18 0z"><text:p/></draw:path><draw:path draw:style-name="gr1083" draw:text-style-name="P11" svg:width="0.0618in" svg:height="0.052in" svg:x="0.0748in" svg:y="0.0339in" svg:viewBox="0 0 158 133" svg:d="M60 98c-4 11-13 27-28 27-1 0-9 0-16-5 12-4 13-14 13-16 0-7-5-10-12-10-9 0-17 7-17 17 0 15 17 22 31 22 13 0 27-8 34-22 7 16 23 22 35 22 33 0 51-37 51-45 0-4-3-4-5-4-3 0-3 1-4 5-8 20-24 36-41 36-12 0-18-9-18-19 0-9 7-35 15-68 6-22 20-30 29-30 5 2 10 0 16 4-10 2-13 11-13 17s4 11 12 11c7 0 16-6 16-18 0-17-19-22-31-22-14 0-26 10-32 20-6-12-19-20-36-20-33 0-52 36-52 46 0 3 4 3 5 3 4 0 5-1 6-5 7-24 26-36 41-36 9 0 17 5 17 20 0 6-4 20-6 31-4 13-6 26-10 39z"><text:p/></draw:path><draw:path draw:style-name="gr1083" draw:text-style-name="P11" svg:width="0.1008in" svg:height="0.0063in" svg:x="0.2035in" svg:y="0.1079in" svg:viewBox="0 0 257 17" svg:d="M242 17c8 0 15 0 15-9 0-8-7-8-15-8-75 0-152 0-228 0-7 0-14 0-14 8 0 9 7 9 14 9 76 0 153 0 228 0z"><text:p/></draw:path><draw:path draw:style-name="gr1083" draw:text-style-name="P11" svg:width="0.0543in" svg:height="0.1094in" svg:x="0.3705in" svg:y="0.0429in" svg:viewBox="0 0 139 279" svg:d="M86 12c0-11 0-12-9-12-27 28-64 28-77 28 0 4 0 8 0 13 8 0 34 0 55-11 0 72 0 144 0 216 0 15-1 20-39 20-5 0-9 0-14 0 0 5 0 10 0 13 15-1 52-1 69-1s54 0 68 1c0-3 0-8 0-13-5 0-8 0-13 0-38 0-40-5-40-20 0-78 0-156 0-234z"><text:p/></draw:path><draw:path draw:style-name="gr1083" draw:text-style-name="P11" svg:width="0.1098in" svg:height="0.0382in" svg:x="0.4941in" svg:y="0.0925in" svg:viewBox="0 0 280 98" svg:d="M265 17c6 0 15 0 15-9 0-8-9-8-14-8-84 0-169 0-253 0-6 0-13 0-13 8 0 9 7 9 14 9 84 0 167 0 251 0zM266 98c5 0 14 0 14-8s-9-8-15-8c-84 0-167 0-251 0-7 0-14 0-14 8s7 8 13 8c84 0 169 0 253 0z"><text:p/></draw:path><draw:path draw:style-name="gr1083" draw:text-style-name="P11" svg:width="0.0614in" svg:height="0.052in" svg:x="0.6602in" svg:y="0.0083in" svg:viewBox="0 0 157 133" svg:d="M59 98c-3 11-12 27-28 27-1 0-9 0-15-5 12-4 13-14 13-16 0-7-5-10-12-10-9 0-17 7-17 17 0 15 17 22 31 22 13 0 25-8 33-22 7 16 24 22 34 22 35 0 53-37 53-45 0-4-3-4-5-4-4 0-4 1-6 5-6 20-24 36-40 36-11 0-18-9-18-19 0-9 7-35 15-68 6-22 19-30 29-30 1 0 10 0 17 4-10 2-13 11-13 17s4 11 12 11c6 0 15-6 15-18 0-17-18-22-30-22-14 0-26 10-33 20-5-12-18-20-35-20-34 0-52 36-52 46 0 3 4 3 5 3 4 0 4-1 5-5 8-24 26-36 41-36 9 0 18 5 18 20 0 6-4 20-6 31-4 13-8 26-11 39z"><text:p/></draw:path><draw:path draw:style-name="gr1083" draw:text-style-name="P11" svg:width="0.1138in" svg:height="0.0606in" svg:x="0.739in" svg:y="0in" svg:viewBox="0 0 290 155" svg:d="M250 85c-38 26-29 43-44 66 0 4 4 4 8 4 6 0 6 0 8-5 1-7 6-27 22-42 16-18 31-23 44-26 1 0 2-3 2-4 0-4-1-4-4-5-44-13-58-43-65-69-1-4-4-4-7-4-5 0-8 0-8 5 6 13 4 20 18 41 8 9 15 18 26 25-80 0-159 0-238 0-5 0-12 0-12 7s7 7 12 7c79 0 158 0 238 0z"><text:p/></draw:path><draw:path draw:style-name="gr1083" draw:text-style-name="P11" svg:width="0.1138in" svg:height="0.052in" svg:x="0.8713in" svg:y="0.0083in" svg:viewBox="0 0 290 133" svg:d="M148 49c-16-18-20-23-32-31-18-13-37-18-52-18-38 0-64 31-64 66s25 67 62 67c41 0 70-33 81-49 15 18 20 23 31 31 18 13 37 18 54 18 36 0 62-31 62-67 0-35-25-66-62-66-41 0-70 34-80 49zM157 60c12-19 39-49 75-49 30 0 50 26 50 55 0 28-23 50-49 50-28 0-47-21-76-56zM133 73c-12 19-37 48-73 48-30 0-52-27-52-55 0-29 23-50 51-50 27 0 47 22 74 57z"><text:p/></draw:path><draw:path draw:style-name="gr1083" draw:text-style-name="P11" svg:width="0.1012in" svg:height="0.0063in" svg:x="0.6268in" svg:y="0.1079in" svg:viewBox="0 0 258 17" svg:d="M244 17c7 0 14 0 14-9 0-8-7-8-14-8-76 0-153 0-228 0-8 0-16 0-16 8 0 9 8 9 16 9 75 0 152 0 228 0z"><text:p/></draw:path><draw:path draw:style-name="gr1083" draw:text-style-name="P11" svg:width="0.1012in" svg:height="0.0063in" svg:x="0.6744in" svg:y="0.1079in" svg:viewBox="0 0 258 17" svg:d="M242 17c8 0 16 0 16-9 0-8-8-8-16-8-75 0-152 0-228 0-7 0-14 0-14 8 0 9 7 9 14 9 76 0 153 0 228 0z"><text:p/></draw:path><draw:path draw:style-name="gr1083" draw:text-style-name="P11" svg:width="0.1012in" svg:height="0.0063in" svg:x="0.7665in" svg:y="0.1079in" svg:viewBox="0 0 258 17" svg:d="M244 17c7 0 14 0 14-9 0-8-7-8-14-8-76 0-153 0-228 0-8 0-16 0-16 8 0 9 8 9 16 9 75 0 152 0 228 0z"><text:p/></draw:path><draw:path draw:style-name="gr1083" draw:text-style-name="P11" svg:width="0.1012in" svg:height="0.0063in" svg:x="0.8587in" svg:y="0.1079in" svg:viewBox="0 0 258 17" svg:d="M244 17c7 0 14 0 14-9 0-8-7-8-14-8-76 0-153 0-228 0-8 0-16 0-16 8 0 9 8 9 16 9 75 0 152 0 228 0z"><text:p/></draw:path><draw:path draw:style-name="gr1083" draw:text-style-name="P11" svg:width="0.1469in" svg:height="0.0854in" svg:x="0.902in" svg:y="0.0693in" svg:viewBox="0 0 374 218" svg:d="M329 117c-23 18-35 36-39 41-18 29-21 54-21 55 0 5 5 5 8 5 7 0 7-1 10-8 9-40 33-76 81-95 5-1 6-3 6-6s-2-3-3-3c-18-8-69-29-85-100-2-5-2-6-9-6-3 0-8 0-8 5 0 1 3 27 21 55 9 13 21 28 39 41-105 0-209 0-313 0-8 0-16 0-16 8s8 8 16 8c104 0 208 0 313 0z"><text:p/></draw:path><draw:path draw:style-name="gr1083" draw:text-style-name="P11" svg:width="0.0823in" svg:height="0.0748in" svg:x="1.1098in" svg:y="0.0803in" svg:viewBox="0 0 210 191" svg:d="M128 59c3-11 12-49 42-49 3 0 12 0 22 4-12 3-20 14-20 23 0 7 4 16 15 16 10 0 23-9 23-25 0-22-25-28-40-28-24 0-38 23-44 32-10-27-32-32-44-32-45 0-69 54-69 65 0 5 4 5 5 5 4 0 5-2 6-5 14-45 42-55 56-55 8 0 23 3 23 27 0 13-7 42-23 101-7 26-21 43-40 43-3 0-12 0-21-5 11-2 19-11 19-23s-8-15-15-15c-12 0-23 12-23 25 0 19 22 28 40 28 27 0 43-30 44-33 5 16 20 33 46 33 43 0 67-54 67-65 0-5-4-5-5-5-4 0-5 2-6 5-13 45-42 55-55 55-17 0-24-13-24-28 0-9 2-18 7-37s10-38 14-57z"><text:p/></draw:path></draw:g></draw:g></text:p>
      <text:p text:style-name="P1">- <draw:g text:anchor-type="as-char" svg:y="-0.1547in" draw:z-index="5" draw:name="Shape6" draw:style-name="gr1081"><svg:title>TexMaths</svg:title><svg:desc>12§display§ln(1+x) \xto{x \to \infty} x§svg§600§FALSE§</svg:desc><draw:g draw:style-name="gr2"><draw:path draw:style-name="gr1082" draw:text-style-name="P10" svg:width="1.2701in" svg:height="0.1776in" svg:x="0.0008in" svg:y="0.0083in" svg:viewBox="0 0 3227 452" svg:d="M0 0c1076 0 2152 0 3227 0 0 150 0 301 0 452-1075 0-2151 0-3227 0 0-151 0-302 0-452z"><text:p/></draw:path><draw:path draw:style-name="gr1083" draw:text-style-name="P11" svg:width="0.0354in" svg:height="0.1157in" svg:x="-0.0004in" svg:y="0.0394in" svg:viewBox="0 0 91 295" svg:d="M91 5c0-1 0-5-6-5-9 0-41 2-51 4-4 1-8 1-8 9 0 4 4 4 10 4 20 0 22 5 22 7-2 2-2 6-3 8-18 70-35 141-53 212-1 5-2 6-2 13 0 24 19 38 38 38 15 0 26-8 33-24 7-15 12-38 12-39 0-4-4-4-5-4-4 0-5 1-6 7-7 27-14 51-32 51-12 0-12-13-12-19 0-10 0-12 2-20 20-81 41-162 61-242z"><text:p/></draw:path><draw:path draw:style-name="gr1083" draw:text-style-name="P11" svg:width="0.0894in" svg:height="0.0748in" svg:x="0.05in" svg:y="0.0811in" svg:viewBox="0 0 228 191" svg:d="M25 162c-1 6-5 16-5 18 0 7 6 11 14 11 4 0 12-4 15-12 3-11 5-20 7-31 4-14 6-26 10-38 2-9 5-19 7-28 1-8 5-20 6-21 6-13 28-51 69-51 19 0 22 15 22 28 0 27-20 81-27 99-4 10-5 14-5 19 0 21 16 35 35 35 40 0 55-61 55-65s-3-4-5-4c-3 0-3 2-6 8-8 29-22 51-43 51-7 0-10-3-10-13 0-11 4-20 8-30 8-23 25-68 25-92 0-29-18-46-48-46-39 0-59 28-66 37-3-24-19-37-39-37-19 0-27 17-32 24-6 14-12 40-12 41 0 5 4 5 5 5 5 0 5-2 7-10 7-30 16-50 31-50 9 0 13 4 13 19 0 8-1 13-7 35-8 32-15 64-24 98z"><text:p/></draw:path><draw:path draw:style-name="gr1083" draw:text-style-name="P11" svg:width="0.0382in" svg:height="0.165in" svg:x="0.161in" svg:y="0.0291in" svg:viewBox="0 0 98 420" svg:d="M98 415c0-1 0-1-7-8-53-53-66-133-66-196 0-74 16-147 67-200 6-5 6-5 6-6 0-4-2-5-4-5-4 0-42 29-68 82-20 46-26 93-26 129 0 33 5 82 29 130 25 52 61 79 65 79 2 0 4-1 4-5z"><text:p/></draw:path><draw:path draw:style-name="gr1083" draw:text-style-name="P11" svg:width="0.0543in" svg:height="0.1098in" svg:x="0.224in" svg:y="0.0429in" svg:viewBox="0 0 139 280" svg:d="M86 12c0-11 0-12-9-12-25 28-63 28-77 28 0 4 0 8 0 13 8 0 34 0 55-11 0 72 0 145 0 219 0 13-1 18-38 18-5 0-9 0-13 0 0 4 0 9 0 13 14-1 50-1 67-1s54 0 68 1c0-4 0-9 0-13-5 0-8 0-13 0-38 0-40-4-40-18 0-80 0-159 0-237z"><text:p/></draw:path><draw:path draw:style-name="gr1083" draw:text-style-name="P11" svg:width="0.1098in" svg:height="0.1094in" svg:x="0.339in" svg:y="0.0575in" svg:viewBox="0 0 280 279" svg:d="M149 149c40 0 78 0 118 0 4 0 13 0 13-8 0-10-9-10-13-10-40 0-78 0-118 0 0-40 0-78 0-118 0-6 0-13-9-13s-9 7-9 13c0 40 0 78 0 118-40 0-78 0-118 0-6 0-13 0-13 10 0 8 7 8 13 8 40 0 78 0 118 0 0 38 0 78 0 116 0 6 0 14 9 14s9-8 9-14c0-38 0-78 0-116z"><text:p/></draw:path><draw:path draw:style-name="gr1083" draw:text-style-name="P11" svg:width="0.0823in" svg:height="0.0748in" svg:x="0.5in" svg:y="0.0811in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8 0 43-29 44-32 5 15 20 32 46 32 43 0 67-54 67-65 0-4-4-4-5-4-3 0-5 2-5 4-14 46-43 55-56 55-17 0-23-13-23-27 0-9 2-18 7-38 5-19 9-38 13-57z"><text:p/></draw:path><draw:path draw:style-name="gr1083" draw:text-style-name="P11" svg:width="0.0378in" svg:height="0.165in" svg:x="0.6in" svg:y="0.0291in" svg:viewBox="0 0 97 420" svg:d="M97 211c0-33-3-84-27-132-26-51-62-79-66-79-3 0-4 1-4 5 0 1 0 1 8 9 41 41 65 108 65 197 0 71-15 144-68 198-5 5-5 5-5 6 0 4 1 5 4 5 4 0 43-29 67-81 21-47 26-93 26-128z"><text:p/></draw:path><draw:path draw:style-name="gr1083" draw:text-style-name="P11" svg:width="0.0614in" svg:height="0.052in" svg:x="0.7476in" svg:y="0.0083in" svg:viewBox="0 0 157 133" svg:d="M59 98c-3 11-12 27-28 27-1 0-9 0-15-5 12-4 13-14 13-16 0-6-6-10-12-10-9 0-17 7-17 18 0 14 17 21 31 21 13 0 25-8 33-21 7 15 24 21 34 21 35 0 53-37 53-45 0-4-3-4-5-4-4 0-4 1-6 5-6 20-24 36-40 36-11 0-18-9-18-19 0-8 7-35 15-68 6-22 19-30 29-30 1 0 10 0 17 4-10 2-13 11-13 17s4 11 12 11c6 0 15-6 15-18 0-17-18-22-30-22-14 0-26 10-33 20-5-12-18-20-35-20-34 0-53 36-53 46 0 3 5 3 6 3 4 0 4-1 5-5 7-24 26-36 41-36 9 0 18 5 18 20 0 6-4 20-6 31-4 13-8 26-11 39z"><text:p/></draw:path><draw:path draw:style-name="gr1083" draw:text-style-name="P11" svg:width="0.1142in" svg:height="0.0606in" svg:x="0.8264in" svg:y="0in" svg:viewBox="0 0 291 155" svg:d="M250 85c-37 27-29 43-43 66 0 4 3 4 7 4 6 0 6 0 8-5 1-7 6-26 22-42 17-18 31-23 44-26 1 0 3-3 3-4 0-4-2-4-5-5-43-13-58-43-65-69-1-4-4-4-7-4-5 0-7 0-7 5 6 13 3 20 18 41 7 9 14 18 25 25-80 0-159 0-238 0-5 0-12 0-12 7s7 7 12 7c79 0 158 0 238 0z"><text:p/></draw:path><draw:path draw:style-name="gr1083" draw:text-style-name="P11" svg:width="0.1142in" svg:height="0.052in" svg:x="0.9587in" svg:y="0.0083in" svg:viewBox="0 0 291 133" svg:d="M148 49c-16-18-20-23-32-31-18-13-37-18-52-18-38 0-64 31-64 66s25 67 62 67c41 0 70-33 81-49 15 18 20 23 31 31 18 13 37 18 54 18 36 0 63-31 63-67 0-35-26-66-63-66-41 0-70 34-80 49zM157 60c12-19 39-49 75-49 30 0 50 26 50 55 0 28-23 50-49 50-28 0-47-21-76-56zM133 73c-12 19-37 48-73 48-30 0-52-27-52-55 0-29 23-50 51-50 27 0 47 22 74 57z"><text:p/></draw:path><draw:path draw:style-name="gr1083" draw:text-style-name="P11" svg:width="0.1012in" svg:height="0.0067in" svg:x="0.7142in" svg:y="0.1083in" svg:viewBox="0 0 258 18" svg:d="M244 18c7 0 14 0 14-8 0-10-7-10-14-10-76 0-153 0-228 0-8 0-16 0-16 10 0 8 8 8 16 8 75 0 152 0 228 0z"><text:p/></draw:path><draw:path draw:style-name="gr1083" draw:text-style-name="P11" svg:width="0.1012in" svg:height="0.0067in" svg:x="0.7618in" svg:y="0.1083in" svg:viewBox="0 0 258 18" svg:d="M243 18c7 0 15 0 15-8 0-10-8-10-15-10-76 0-153 0-229 0-7 0-14 0-14 10 0 8 7 8 14 8 76 0 153 0 229 0z"><text:p/></draw:path><draw:path draw:style-name="gr1083" draw:text-style-name="P11" svg:width="0.1012in" svg:height="0.0067in" svg:x="0.8543in" svg:y="0.1083in" svg:viewBox="0 0 258 18" svg:d="M244 18c7 0 14 0 14-8 0-10-7-10-14-10-76 0-153 0-228 0-8 0-16 0-16 10 0 8 8 8 16 8 75 0 152 0 228 0z"><text:p/></draw:path><draw:path draw:style-name="gr1083" draw:text-style-name="P11" svg:width="0.1012in" svg:height="0.0067in" svg:x="0.9465in" svg:y="0.1083in" svg:viewBox="0 0 258 18" svg:d="M244 18c7 0 14 0 14-8 0-10-7-10-14-10-76 0-153 0-228 0-8 0-16 0-16 10 0 8 8 8 16 8 75 0 152 0 228 0z"><text:p/></draw:path><draw:path draw:style-name="gr1083" draw:text-style-name="P11" svg:width="0.1472in" svg:height="0.0862in" svg:x="0.9894in" svg:y="0.0693in" svg:viewBox="0 0 375 220" svg:d="M329 119c-23 17-35 35-38 40-18 28-15 37-22 56 0 5 5 5 8 5 8 0 8-1 10-9 10-40 34-77 82-96 4-1 6-2 6-5s-3-4-4-4c-18-8-68-29-85-100-1-5-1-6-9-6-3 0-8 0-8 5 0 1 4 27 22 55 8 13 20 28 38 41-104 0-209 0-313 0-8 0-16 0-16 9s8 9 16 9c104 0 209 0 313 0z"><text:p/></draw:path><draw:path draw:style-name="gr1083" draw:text-style-name="P11" svg:width="0.0823in" svg:height="0.0748in" svg:x="1.1972in" svg:y="0.0811in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5-15-15c-12 0-23 11-23 24 0 20 22 28 40 28 27 0 43-29 44-32 5 15 20 32 46 32 43 0 67-54 67-65 0-4-4-4-5-4-3 0-5 2-6 4-13 46-42 55-55 55-17 0-24-13-24-27 0-9 2-18 7-38 5-19 10-38 14-57z"><text:p/></draw:path></draw:g></draw:g></text:p>
      <text:p text:style-name="P1">- <draw:g text:anchor-type="as-char" svg:y="-0.1929in" draw:z-index="6" draw:name="Shape7" draw:style-name="gr1081"><svg:title>TexMaths</svg:title><svg:desc>12§display§cosx -1 \xto{x \to \infty} \frac{-x²}{2}§svg§600§FALSE§</svg:desc><draw:g draw:style-name="gr2"><draw:path draw:style-name="gr1082" draw:text-style-name="P10" svg:width="1.3744in" svg:height="0.2807in" svg:x="0.0016in" svg:y="0.0083in" svg:viewBox="0 0 3492 714" svg:d="M0 0c1164 0 2329 0 3492 0 0 238 0 476 0 714-1163 0-2328 0-3492 0 0-238 0-476 0-714z"><text:p/></draw:path><draw:path draw:style-name="gr1083" draw:text-style-name="P11" svg:width="0.0642in" svg:height="0.0748in" svg:x="-0.0004in" svg:y="0.1118in" svg:viewBox="0 0 164 191" svg:d="M150 26c-6 0-12 0-18 6-7 6-8 14-8 17 0 10 8 15 15 15 13 0 24-10 24-28 0-20-19-36-49-36-58 0-114 60-114 120 0 38 25 71 68 71 62 0 96-45 96-50 0-2-2-6-4-6-3 0-4 2-6 5-33 42-80 42-84 42-27 0-39-21-39-47 0-16 9-57 23-83 13-24 37-42 60-42 14 0 30 6 36 16z"><text:p/></draw:path><draw:path draw:style-name="gr1083" draw:text-style-name="P11" svg:width="0.0709in" svg:height="0.0748in" svg:x="0.0713in" svg:y="0.1118in" svg:viewBox="0 0 181 191" svg:d="M181 72c0-44-30-72-67-72-56 0-114 60-114 120 0 42 29 71 68 71 56 0 113-58 113-119zM68 182c-18 0-37-13-37-47 0-20 12-65 25-87 21-32 45-38 57-38 25 0 37 20 37 45 0 17-8 60-24 88-14 25-38 39-58 39z"><text:p/></draw:path><draw:path draw:style-name="gr1083" draw:text-style-name="P11" svg:width="0.0606in" svg:height="0.0748in" svg:x="0.1539in" svg:y="0.1118in" svg:viewBox="0 0 155 191" svg:d="M143 29c-12 1-21 9-21 19 0 6 4 12 14 12 9 0 19-7 19-24 0-18-18-36-51-36-55 0-70 43-70 62 0 33 31 39 43 41 21 5 43 10 43 32 0 11-10 47-60 47-6 0-38 0-48-23 17 3 26-10 26-22 0-10-6-15-15-15-11 0-23 9-23 28 0 24 24 41 60 41 68 0 85-51 85-70 0-16-8-25-13-31-12-11-24-13-43-17-15-3-31-7-31-25 0-13 9-38 46-38 11 0 32 2 39 19z"><text:p/></draw:path><draw:path draw:style-name="gr1083" draw:text-style-name="P11" svg:width="0.0823in" svg:height="0.0748in" svg:x="0.2276in" svg:y="0.1118in" svg:viewBox="0 0 210 191" svg:d="M128 59c4-11 14-49 42-49 3 0 12 0 22 6-12 1-20 12-20 22 0 6 4 15 15 15 10 0 23-7 23-25 0-22-24-28-38-28-26 0-40 23-45 32-11-27-33-32-45-32-45 0-69 55-69 65 0 5 4 3 5 5 4 0 5-2 6-5 14-45 42-55 56-55 9 0 23 3 23 28 0 12-7 41-23 100-7 26-21 44-39 44-3 0-13 0-22-6 11-2 21-11 21-23 0-10-10-14-16-14-13 0-24 11-24 24 0 19 22 28 40 28 27 0 43-29 44-32 5 16 20 32 46 32 43 0 67-54 67-65 0-4-4-4-5-4-4 0-5 1-5 5-14 44-43 55-56 55-17 0-23-14-23-29 0-8 2-18 6-37 5-19 10-38 14-57z"><text:p/></draw:path><draw:path draw:style-name="gr1083" draw:text-style-name="P11" svg:width="0.1012in" svg:height="0.0063in" svg:x="0.3685in" svg:y="0.1406in" svg:viewBox="0 0 258 17" svg:d="M244 17c6 0 14 0 14-9 0-8-8-8-14-8-77 0-153 0-230 0-7 0-14 0-14 8 0 9 7 9 14 9 77 0 153 0 230 0z"><text:p/></draw:path><draw:path draw:style-name="gr1083" draw:text-style-name="P11" svg:width="0.0543in" svg:height="0.1094in" svg:x="0.5358in" svg:y="0.0756in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1083" draw:text-style-name="P11" svg:width="0.0618in" svg:height="0.052in" svg:x="0.6961in" svg:y="0.0402in" svg:viewBox="0 0 158 133" svg:d="M60 98c-4 11-13 27-28 27-1 0-9 0-16-4 13-5 13-14 13-17 0-6-5-11-12-11s-17 8-17 18c0 15 17 22 31 22 15 0 27-8 34-20 7 15 23 20 35 20 33 0 51-37 51-46 0-3-3-3-5-3-3 0-3 1-4 5-6 20-24 36-41 36-12 0-18-9-18-20 0-7 7-34 15-67 6-22 20-30 29-30 5 2 10 0 16 5-10 3-13 11-13 16 0 6 4 11 12 11 6 0 16-6 16-18 0-17-19-22-31-22-14 0-26 10-32 22-6-12-19-22-36-22-33 0-52 36-52 46 0 3 4 2 5 3 4 0 5-1 6-5 7-22 26-36 41-36 9 0 17 6 17 20 0 6-4 20-6 31-4 13-6 26-10 39z"><text:p/></draw:path><draw:path draw:style-name="gr1083" draw:text-style-name="P11" svg:width="0.1138in" svg:height="0.061in" svg:x="0.7752in" svg:y="0.0315in" svg:viewBox="0 0 290 156" svg:d="M248 85c-37 28-27 43-42 66 0 5 4 5 8 5s6 0 7-5c2-8 7-26 23-43 16-18 31-22 43-27 2 0 3-2 3-3 0-3-2-4-6-5-42-13-57-43-63-69-1-4-4-4-7-4-4 0-8 0-8 5 6 13 4 20 18 41 6 9 15 18 24 25-79 0-157 0-236 0-5 0-12 0-12 7s7 7 12 7c79 0 157 0 236 0z"><text:p/></draw:path><draw:path draw:style-name="gr1083" draw:text-style-name="P11" svg:width="0.1138in" svg:height="0.052in" svg:x="0.9075in" svg:y="0.0402in" svg:viewBox="0 0 290 133" svg:d="M148 49c-16-18-21-23-32-31-18-13-37-18-52-18-38 0-64 31-64 67 0 34 25 66 62 66 41 0 70-34 81-49 15 18 20 23 31 31 18 13 37 18 53 18 37 0 63-31 63-67 0-34-25-66-62-66-41 0-70 34-80 49zM157 60c12-19 37-48 73-48 32 0 52 25 52 54 0 27-23 50-50 50-28 0-46-21-75-56zM133 73c-12 19-37 49-73 49-31 0-52-27-52-55 0-29 23-50 51-50 27 0 45 21 74 56z"><text:p/></draw:path><draw:path draw:style-name="gr1083" draw:text-style-name="P11" svg:width="0.1008in" svg:height="0.0063in" svg:x="0.6638in" svg:y="0.1406in" svg:viewBox="0 0 257 17" svg:d="M242 17c8 0 15 0 15-9 0-8-7-8-15-8-75 0-152 0-228 0-7 0-14 0-14 8 0 9 7 9 14 9 76 0 153 0 228 0z"><text:p/></draw:path><draw:path draw:style-name="gr1083" draw:text-style-name="P11" svg:width="0.1008in" svg:height="0.0063in" svg:x="0.711in" svg:y="0.1406in" svg:viewBox="0 0 257 17" svg:d="M242 17c8 0 15 0 15-9 0-8-7-8-15-8-75 0-152 0-228 0-7 0-14 0-14 8 0 9 7 9 14 9 76 0 153 0 228 0z"><text:p/></draw:path><draw:path draw:style-name="gr1083" draw:text-style-name="P11" svg:width="0.1012in" svg:height="0.0063in" svg:x="0.8031in" svg:y="0.1406in" svg:viewBox="0 0 258 17" svg:d="M242 17c8 0 16 0 16-9 0-8-8-8-16-8-75 0-152 0-228 0-7 0-14 0-14 8 0 9 7 9 14 9 76 0 153 0 228 0z"><text:p/></draw:path><draw:path draw:style-name="gr1083" draw:text-style-name="P11" svg:width="0.1012in" svg:height="0.0063in" svg:x="0.8953in" svg:y="0.1406in" svg:viewBox="0 0 258 17" svg:d="M242 17c8 0 16 0 16-9 0-8-8-8-16-8-75 0-152 0-228 0-7 0-14 0-14 8 0 9 7 9 14 9 76 0 153 0 228 0z"><text:p/></draw:path><draw:path draw:style-name="gr1083" draw:text-style-name="P11" svg:width="0.1469in" svg:height="0.0858in" svg:x="0.9382in" svg:y="0.1012in" svg:viewBox="0 0 374 219" svg:d="M329 119c-24 16-35 34-39 39-19 30-14 37-21 57 0 4 5 4 8 4 7 0 7 0 9-8 9-41 34-77 82-96 5-1 6-2 6-5s-2-5-3-5c-18-7-70-28-85-99-2-5-2-6-9-6-3 0-8 0-8 5 0 1 3 27 20 56 10 12 22 26 40 41-105 0-209 0-313 0-9 0-16 0-16 8 0 9 7 9 16 9 104 0 208 0 313 0z"><text:p/></draw:path><draw:path draw:style-name="gr1083" draw:text-style-name="P11" svg:width="0.1012in" svg:height="0.0063in" svg:x="1.1748in" svg:y="0.0283in" svg:viewBox="0 0 258 17" svg:d="M242 17c8 0 16 0 16-9 0-8-8-8-16-8-75 0-152 0-228 0-7 0-14 0-14 8 0 9 7 9 14 9 76 0 153 0 228 0z"><text:p/></draw:path><draw:path draw:style-name="gr1083" draw:text-style-name="P11" svg:width="0.0823in" svg:height="0.0748in" svg:x="1.2949in" svg:y="0in" svg:viewBox="0 0 210 191" svg:d="M130 59c2-11 12-49 40-49 3 0 14 0 22 4-12 3-20 14-20 23 0 7 4 15 15 15 10 0 23-8 23-24 0-22-24-28-38-28-26 0-40 23-45 32-11-27-33-32-45-32-45 0-69 54-69 65 0 5 4 3 5 5 4 0 5-2 6-5 14-46 42-55 56-55 9 0 23 3 23 27 0 13-7 42-23 101-6 25-21 43-39 43-3 0-12 0-22-5 11-2 21-11 21-23s-10-15-16-15c-13 0-24 12-24 25 0 19 22 28 40 28 28 0 43-30 44-33 6 16 20 33 46 33 43 0 67-54 67-65 0-5-4-5-5-5-4 0-5 2-5 5-14 45-43 55-56 55-17 0-23-13-23-28 0-9 2-18 7-37s10-38 15-57z"><text:p/></draw:path><draw:path draw:style-name="gr1083" draw:text-style-name="P11" svg:width="0.2236in" svg:height="0.0063in" svg:x="1.161in" svg:y="0.1406in" svg:viewBox="0 0 569 17" svg:d="M0 0c190 0 379 0 569 0 0 6 0 11 0 17-190 0-379 0-569 0 0-6 0-11 0-17z"><text:p/></draw:path><draw:path draw:style-name="gr1083" draw:text-style-name="P11" svg:width="0.0657in" svg:height="0.1098in" svg:x="1.2398in" svg:y="0.1878in" svg:viewBox="0 0 168 280" svg:d="M32 248c15-14 30-29 45-43 66-59 91-80 91-124 0-47-38-81-90-81-47 0-78 40-78 77 0 24 20 24 22 24 7 0 22-6 22-23 0-11-8-22-22-22-4 0-5 0-6 0 9-27 32-43 57-43 39 0 57 35 57 68 0 34-22 68-45 94-26 30-54 60-80 90-5 5-5 6-5 15 52 0 104 0 156 0 4-25 8-49 12-73-4 0-7 0-11 0-2 12-5 31-9 37-3 4-30 4-40 4-25 0-50 0-76 0z"><text:p/></draw:path></draw:g></draw:g></text:p>
      <text:p text:style-name="P1">- On factorise par le terme dominant</text:p>
      <text:p text:style-name="P1"><draw:g text:anchor-type="as-char" svg:y="-0.2374in" draw:z-index="7" draw:name="Shape8" draw:style-name="gr1081"><svg:title>TexMaths</svg:title><svg:desc>12§display§U_n = \frac{ln(n!)}{n²}§svg§600§FALSE§</svg:desc><draw:g draw:style-name="gr2"><draw:path draw:style-name="gr1082" draw:text-style-name="P10" svg:width="0.8543in" svg:height="0.3343in" svg:x="-0.0004in" svg:y="0.0079in" svg:viewBox="0 0 2171 850" svg:d="M1086 850c-362 0-724 0-1086 0 0-283 0-567 0-850 724 0 1447 0 2171 0 0 283 0 567 0 850-361 0-724 0-1085 0z"><text:p/></draw:path><draw:path draw:style-name="gr1083" draw:text-style-name="P11" svg:width="0.1146in" svg:height="0.1165in" svg:x="0.0024in" svg:y="0.1228in" svg:viewBox="0 0 292 297" svg:d="M239 44c5-16 12-30 45-31 3 0 8 0 8-8-2-1 0-5-5-5-15 0-29 1-43 1-15 0-30-1-45-1-2 0-7 0-7 8 0 5 4 5 7 5 24 1 29 10 29 19 0 2-1 8-1 9-13 50-25 99-39 150-13 56-62 93-104 93-29 0-52-19-52-55 2-11 0-14 5-32 13-56 28-109 41-165 4-14 5-19 36-19 11 0 14 0 14-8 0-5-4-5-6-5-12 0-43 1-54 1-13 0-42-1-55-1-2 0-7 0-7 8 0 5 4 5 12 5 5 0 8 0 16 1 7 2 10 2 10 6s-4 21-7 30c-2 12-6 26-8 38-5 16-24 95-27 104-2 12-2 18-2 24 0 51 38 81 83 81 53 0 104-48 119-103 12-50 25-99 37-150z"><text:p/></draw:path><draw:path draw:style-name="gr1083" draw:text-style-name="P11" svg:width="0.0705in" svg:height="0.052in" svg:x="0.1102in" svg:y="0.2098in" svg:viewBox="0 0 180 133" svg:d="M22 112c-2 3-2 8-3 12 0 7 5 9 10 9s9-4 12-6c2-2 3-12 5-18 1-6 4-19 6-27 2-6 3-12 6-20 2-12 3-14 12-26 8-12 21-28 44-28 17 0 17 16 17 21 0 18-12 50-17 63-4 9-5 11-5 16 0 16 13 25 28 25 30 0 43-41 43-44 0-5-4-5-5-5-5 0-5 2-6 6-6 23-19 35-31 35-6 0-7-4-7-10 0-7 1-11 7-24 4-9 16-41 16-57 0-28-23-34-39-34-25 0-41 16-50 28-3-21-19-28-31-28-14 0-20 10-24 17-6 11-10 27-10 29 0 3 4 3 5 3 3 0 3-1 6-8 5-18 11-33 21-33 9 0 10 8 10 15 0 6-4 17-5 25-2 7-5 19-6 26-3 12-6 26-9 38z"><text:p/></draw:path><draw:path draw:style-name="gr1083" draw:text-style-name="P11" svg:width="0.1102in" svg:height="0.0382in" svg:x="0.25in" svg:y="0.1756in" svg:viewBox="0 0 281 98" svg:d="M266 17c6 0 15 0 15-9 0-8-9-8-15-8-84 0-168 0-252 0-6 0-14 0-14 8 0 9 8 9 14 9 84 0 168 0 252 0zM266 98c6 0 15 0 15-8s-9-8-15-8c-84 0-168 0-252 0-6 0-14 0-14 8s8 8 14 8c84 0 168 0 252 0z"><text:p/></draw:path><draw:path draw:style-name="gr1083" draw:text-style-name="P11" svg:width="0.035in" svg:height="0.1161in" svg:x="0.4425in" svg:y="0.0098in" svg:viewBox="0 0 90 296" svg:d="M90 5c0-1 0-5-5-5-9 0-41 4-51 4-4 1-9 1-9 9 0 5 5 5 11 5 20 0 20 4 20 7s-1 6-1 9c-18 69-35 139-53 209-1 5-2 8-2 15 0 24 19 38 38 38 15 0 24-8 32-23 8-16 13-40 13-42 0-3-4-3-5-3-5 0-5 1-6 7-7 28-16 53-32 53-12 0-12-15-12-19 0-11 0-14 2-21 20-81 40-162 60-243z"><text:p/></draw:path><draw:path draw:style-name="gr1083" draw:text-style-name="P11" svg:width="0.0894in" svg:height="0.0748in" svg:x="0.4933in" svg:y="0.0508in" svg:viewBox="0 0 228 191" svg:d="M24 162c-1 6-4 15-4 18 0 7 6 11 12 11s14-3 16-11c1-1 6-22 8-31 4-14 6-25 10-39 2-9 5-18 7-28 1-6 5-20 5-21 7-13 29-51 70-51 18 0 21 15 21 30 0 25-20 79-26 97-5 10-5 15-5 20 0 19 14 34 35 34 39 0 55-62 55-65 0-4-4-4-5-4-5 0-5 2-7 7-8 29-22 53-42 53-7 0-11-5-11-14 0-11 4-21 9-30 7-22 25-68 25-92 0-29-18-46-48-46-39 0-59 28-66 37-3-24-21-37-40-37-20 0-26 17-31 24-7 14-12 40-12 41 0 5 4 5 5 5 3 0 5 0 7-10 7-30 16-50 30-50 8 0 13 6 13 19 0 9-1 13-6 36-8 32-17 64-25 97z"><text:p/></draw:path><draw:path draw:style-name="gr1083" draw:text-style-name="P11" svg:width="0.0378in" svg:height="0.1654in" svg:x="0.6043in" svg:y="-0.0004in" svg:viewBox="0 0 97 421" svg:d="M97 417c0-1 0-2-7-9-52-53-66-133-66-197 0-73 17-146 68-199 5-6 5-6 5-7 0-4-1-5-3-5-5 0-42 29-68 83-21 45-26 92-26 128 0 32 5 84 28 131 25 52 61 79 66 79 2 0 3-1 3-4z"><text:p/></draw:path><draw:path draw:style-name="gr1083" draw:text-style-name="P11" svg:width="0.0894in" svg:height="0.0748in" svg:x="0.6571in" svg:y="0.0508in" svg:viewBox="0 0 228 191" svg:d="M25 162c-1 6-3 15-3 18 0 7 4 11 12 11 4 0 12-3 15-11 0-1 5-22 7-31 4-14 6-25 10-39 2-9 5-18 7-28 3-6 5-20 6-21 6-13 29-51 69-51 19 0 22 15 22 30 0 25-20 79-27 97-4 10-4 15-4 20 0 19 15 34 34 34 39 0 55-62 55-65 0-4-4-4-5-4-3 0-3 2-6 7-8 29-23 53-43 53-7 0-10-5-10-14 0-11 4-21 8-30 8-22 25-68 25-92 0-29-18-46-48-46-39 0-59 28-66 37-3-24-19-37-39-37-19 0-27 17-31 24-7 14-13 40-13 41 0 5 4 5 5 5 5 0 5 0 7-10 7-30 16-50 31-50 9 0 13 6 13 19 0 9-1 13-7 36-8 32-15 64-24 97z"><text:p/></draw:path><draw:path draw:style-name="gr1083" draw:text-style-name="P11" svg:width="0.0169in" svg:height="0.1185in" svg:x="0.7661in" svg:y="0.0051in" svg:viewBox="0 0 44 302" svg:d="M28 213c6-63 10-128 16-191 0-15-12-22-22-22-12 0-22 7-22 22 6 63 11 128 17 191 0 6 0 10 5 10 4 0 6-2 6-10zM44 279c0-12-10-22-22-22-14 0-22 10-22 22s8 23 22 23c12 0 22-11 22-23z"><text:p/></draw:path><draw:path draw:style-name="gr1083" draw:text-style-name="P11" svg:width="0.0382in" svg:height="0.1654in" svg:x="0.8075in" svg:y="-0.0004in" svg:viewBox="0 0 98 421" svg:d="M98 211c0-34-4-84-27-132-27-51-63-79-66-79s-5 2-5 5c0 1 0 1 8 9 41 42 65 108 65 197 0 72-15 146-67 199-6 5-6 6-6 7 0 3 2 4 5 4s42-29 67-82c20-46 26-93 26-128z"><text:p/></draw:path><draw:path draw:style-name="gr1083" draw:text-style-name="P11" svg:width="0.4268in" svg:height="0.0063in" svg:x="0.4354in" svg:y="0.1906in" svg:viewBox="0 0 1085 17" svg:d="M542 17c-181 0-361 0-542 0 0-6 0-11 0-17 361 0 722 0 1085 0 0 6 0 11 0 17-181 0-363 0-543 0z"><text:p/></draw:path><draw:path draw:style-name="gr1083" draw:text-style-name="P11" svg:width="0.0894in" svg:height="0.0748in" svg:x="0.6043in" svg:y="0.276in" svg:viewBox="0 0 228 191" svg:d="M24 161c-1 6-4 16-4 18 0 8 6 12 12 12 5 0 14-4 16-12 1-2 6-21 8-32 4-13 6-25 10-38 2-8 5-18 7-27 1-8 5-20 5-22 6-13 29-52 68-52 20 0 23 16 23 30 0 27-20 81-26 99-5 9-5 14-5 19 0 19 14 35 35 35 39 0 55-62 55-65 0-5-4-5-5-5-5 0-5 1-7 8-8 28-22 52-42 52-7 0-11-4-11-14s4-21 7-29c9-23 27-70 27-94 0-27-18-44-49-44-38 0-58 26-65 36-3-23-21-36-40-36-20 0-26 16-31 24-7 14-12 38-12 41s4 3 5 3c3 0 5 0 7-9 7-30 16-51 30-51 8 0 13 6 13 21 0 8-1 13-6 35-8 32-17 64-25 97z"><text:p/></draw:path></draw:g></draw:g></text:p>
      <text:p text:style-name="P1">On a :</text:p>
      <text:p text:style-name="P1"><text:s/><draw:g text:anchor-type="as-char" svg:y="-1.2602in" draw:z-index="8" draw:name="Shape9" draw:style-name="gr1081"><svg:title>TexMaths</svg:title><svg:desc>12§latex§\begin{align*}
\frac{u_{n+1}}{u_n} &amp;= \frac{\ln((n+1)!) / (n+1)^2}{\ln(n!) / n^2} \\
&amp;= \frac{n^2}{(n+1)^2} \frac{\ln((n+1)!)}{\ln(n!)} \\
&amp;=  \frac{n^2}{(n+1)^2} \frac{\ln((n+1) n!)}{\ln(n!)} \\
&amp;=  \frac{n^2}{(n+1)^2} \frac{\ln(n!) + \ln(n+1)}{\ln(n!)} \\
&amp;=  \underbrace{\frac{n^2}{(n+1)^2}}_{\to 1} \underbrace{\left( 1 + \frac{\ln(n+1)}{\ln(n!)} \right)}_{\to 1 ~ \text{à priori}} \\
\end{align*}§svg§600§FALSE§</svg:desc><draw:g draw:style-name="gr2"><draw:path draw:style-name="gr1082" draw:text-style-name="P10" svg:width="2.4945in" svg:height="2.5031in" svg:x="0.0079in" svg:y="0.0094in" svg:viewBox="0 0 6337 6359" svg:d="M3168 6359c-1056 0-2112 0-3168 0 0-2119 0-4240 0-6359 2113 0 4224 0 6337 0 0 2119 0 4240 0 6359-1056 0-2113 0-3169 0z"><text:p/></draw:path><draw:path draw:style-name="gr1083" draw:text-style-name="P11" svg:width="0.085in" svg:height="0.0748in" svg:x="0.0043in" svg:y="0.0646in" svg:viewBox="0 0 217 191" svg:d="M136 162c4 18 19 29 37 29 15 0 25-10 31-23 7-16 13-41 13-42 0-5-3-5-5-5-4 0-4 3-6 9-6 22-14 51-31 51-9 0-13-5-13-19 0-10 5-29 8-44 4-15 9-30 12-45 2-7 5-23 6-29 3-9 8-26 8-28 0-8-6-11-12-11-3 0-14 0-17 14-9 31-27 105-31 127-2 2-18 35-50 35-21 0-25-19-25-35 0-22 12-56 23-85 5-13 7-19 7-26 0-19-14-35-35-35-40 0-56 61-56 65 0 3 5 3 6 3 4 0 4 0 6-7 11-37 26-53 43-53 4 0 11 2 11 15 0 11-5 23-7 29-16 42-25 68-25 88 0 40 28 51 51 51 29 0 43-19 51-29z"><text:p/></draw:path><draw:path draw:style-name="gr1083" draw:text-style-name="P11" svg:width="0.0705in" svg:height="0.052in" svg:x="0.1in" svg:y="0.111in" svg:viewBox="0 0 180 133" svg:d="M22 112c-2 3-2 8-3 12 0 7 5 9 10 9 6 0 11-3 12-6 1-2 3-12 5-18s4-19 7-27c1-6 3-12 5-20 3-12 3-14 12-26 8-12 22-28 44-28 17 0 18 16 18 21 0 18-13 50-18 63-4 9-5 11-5 16 0 16 13 25 29 25 29 0 42-41 42-44 0-5-4-5-5-5-3 0-3 2-5 6-7 23-20 35-31 35-7 0-8-4-8-10 0-7 2-11 7-24 4-9 16-41 16-57 0-29-23-34-39-34-24 0-41 16-49 28-2-21-20-28-32-28s-20 10-23 17c-7 11-11 27-11 29 0 3 4 3 5 3 5 0 5-1 7-8 4-18 10-33 20-33 9 0 11 8 11 15 0 6-3 17-5 25s-6 19-7 26c-3 12-6 26-9 38z"><text:p/></draw:path><draw:path draw:style-name="gr1083" draw:text-style-name="P11" svg:width="0.085in" svg:height="0.085in" svg:x="0.1846in" svg:y="0.0909in" svg:viewBox="0 0 217 217" svg:d="M116 115c30 0 60 0 90 0 4 0 11 0 11-7s-6-7-11-7c-30 0-60 0-90 0 0-30 0-60 0-90 0-5 0-11-7-11s-7 6-7 11c0 30 0 60 0 90-30 0-61 0-91 0-4 0-11 0-11 7s7 7 11 7c30 0 61 0 91 0 0 30 0 61 0 91 0 4 0 11 7 11s7-7 7-11c0-30 0-61 0-91z"><text:p/></draw:path><draw:path draw:style-name="gr1083" draw:text-style-name="P11" svg:width="0.0417in" svg:height="0.0772in" svg:x="0.2913in" svg:y="0.0858in" svg:viewBox="0 0 107 197" svg:d="M66 8c0-7 0-8-8-8-20 19-46 19-58 19 0 4 0 7 0 11 6 0 26 0 42-8 0 50 0 100 0 151 0 9 0 13-29 13-3 0-8 0-12 0 0 4 0 7 0 11 6 0 42-1 53-1 10 0 47 1 53 1 0-4 0-7 0-11-4 0-7 0-11 0-30 0-30-4-30-13 0-55 0-109 0-165z"><text:p/></draw:path><draw:path draw:style-name="gr1083" draw:text-style-name="P11" svg:width="0.3528in" svg:height="0.0063in" svg:x="-0.0004in" svg:y="0.2051in" svg:viewBox="0 0 897 17" svg:d="M449 17c-150 0-299 0-449 0 0-6 0-11 0-17 299 0 599 0 897 0 0 6 0 11 0 17-150 0-298 0-448 0z"><text:p/></draw:path><draw:path draw:style-name="gr1083" draw:text-style-name="P11" svg:width="0.085in" svg:height="0.0752in" svg:x="0.0882in" svg:y="0.2902in" svg:viewBox="0 0 217 192" svg:d="M136 163c4 17 19 29 37 29 15 0 25-10 31-24 7-14 8-28 13-41 0-5-3-5-5-5-4 0-4 2-6 8-6 24-14 52-32 52-8 0-12-6-12-19 0-9 5-30 8-44 4-16 8-30 11-46 1-6 6-21 7-29 3-9 8-25 8-27 0-9-6-12-14-12-1 0-12 1-15 15-9 30-27 105-33 126 0 3-16 36-48 36-21 0-25-19-25-34 0-24 11-57 23-87 5-12 6-18 6-26 0-19-13-35-34-35-40 0-56 61-56 66 0 4 5 4 6 4 4 0 4-2 6-8 11-37 26-52 43-52 4 0 10 1 10 14 0 10-4 22-7 29-16 41-24 67-24 87 0 41 28 52 51 52 28 0 43-19 51-29z"><text:p/></draw:path><draw:path draw:style-name="gr1083" draw:text-style-name="P11" svg:width="0.0705in" svg:height="0.052in" svg:x="0.1843in" svg:y="0.3374in" svg:viewBox="0 0 180 133" svg:d="M22 112c-2 3-3 10-3 12 0 6 5 9 10 9 6 0 11-3 12-6s3-13 5-19c1-5 4-19 7-26 1-6 3-14 5-20 2-12 3-14 12-26 8-12 22-28 44-28 17 0 18 15 18 21 0 18-13 50-18 62-4 9-5 12-5 17 0 16 13 25 29 25 29 0 42-41 42-45s-4-4-5-4c-3 0-5 2-6 5-6 24-19 36-31 36-6 0-7-4-7-11 0-6 2-10 7-23 4-9 16-41 16-57 0-29-23-34-39-34-24 0-41 16-50 26-1-20-19-26-31-26s-20 10-23 16c-7 10-11 27-11 30s4 3 5 3c3 0 5-1 6-9 5-17 11-32 21-32 9 0 10 6 10 15 0 6-2 15-4 24-2 8-6 20-7 26-3 13-6 25-9 39z"><text:p/></draw:path><draw:path draw:style-name="gr1083" draw:text-style-name="P11" svg:width="0.1102in" svg:height="0.0382in" svg:x="0.4283in" svg:y="0.1898in" svg:viewBox="0 0 281 98" svg:d="M266 17c6 0 15 0 15-9 0-8-9-8-15-8-84 0-169 0-253 0-5 0-13 0-13 8 0 9 8 9 14 9 84 0 168 0 252 0zM266 98c6 0 15 0 15-8s-9-8-15-8c-84 0-168 0-252 0-6 0-14 0-14 8s8 8 13 8c84 0 169 0 253 0z"><text:p/></draw:path><draw:path draw:style-name="gr1083" draw:text-style-name="P11" svg:width="0.0366in" svg:height="0.115in" svg:x="0.6197in" svg:y="0.0224in" svg:viewBox="0 0 94 293" svg:d="M60 0c-20 1-40 4-60 5 0 5 0 8 0 13 29 0 32 2 32 24 0 73 0 145 0 218 0 20-4 20-32 20 0 4 0 8 0 13 13 0 36-1 47-1s31 1 47 1c0-5 0-9 0-13-29 0-34 0-34-20 0-86 0-174 0-260z"><text:p/></draw:path><draw:path draw:style-name="gr1083" draw:text-style-name="P11" svg:width="0.0831in" svg:height="0.0728in" svg:x="0.6654in" svg:y="0.0646in" svg:viewBox="0 0 212 186" svg:d="M32 41c0 37 0 75 0 113 0 19-3 19-32 19 0 5 0 8 0 13 14 0 36-1 48-1 11 0 32 1 47 1 0-5 0-8 0-13-28 0-33 0-33-19 0-26 0-52 0-77 0-45 30-69 57-69 26 0 31 23 31 47 0 33 0 66 0 99 0 19-5 19-32 19 0 5 0 8 0 13 14 0 36-1 46-1 12 0 34 1 48 1 0-5 0-8 0-13-21 0-32 0-33-12 0-27 0-54 0-81 0-37 0-50-12-64-6-8-21-16-45-16-31 0-51 18-62 44 0-14 0-30 0-44-20 1-40 4-60 5 0 5 0 8 0 13 30 0 32 2 32 23z"><text:p/></draw:path><draw:path draw:style-name="gr1083" draw:text-style-name="P11" svg:width="0.0378in" svg:height="0.1654in" svg:x="0.7689in" svg:y="0.0138in" svg:viewBox="0 0 97 421" svg:d="M97 416c0-1 0-1-7-8-53-54-66-133-66-198 0-73 17-146 68-199 5-5 5-6 5-7 0-3-1-4-3-4-5 0-42 28-68 82-21 46-26 93-26 128 0 34 5 84 28 132 25 52 61 79 66 79 2 0 3-1 3-5z"><text:p/></draw:path><draw:path draw:style-name="gr1083" draw:text-style-name="P11" svg:width="0.0382in" svg:height="0.1654in" svg:x="0.8331in" svg:y="0.0138in" svg:viewBox="0 0 98 421" svg:d="M98 416c0-1 0-1-7-8-53-54-66-133-66-198 0-73 16-146 67-199 6-5 6-6 6-7 0-3-1-4-4-4-4 0-42 28-66 82-22 46-28 93-28 128 0 34 5 84 29 132 25 52 61 79 65 79 3 0 4-1 4-5z"><text:p/></draw:path><draw:path draw:style-name="gr1083" draw:text-style-name="P11" svg:width="0.0894in" svg:height="0.0748in" svg:x="0.8866in" svg:y="0.0646in" svg:viewBox="0 0 228 191" svg:d="M24 161c-1 7-4 17-4 18 0 8 6 12 12 12s14-4 16-12c1-1 6-21 8-31 4-14 6-26 10-39 2-8 5-18 7-27 1-8 5-20 5-22 7-13 29-52 70-52 18 0 21 16 21 30 0 27-20 81-26 99-5 9-5 14-5 19 0 20 14 35 35 35 39 0 55-61 55-65 0-5-4-5-5-5-5 0-5 1-7 9-8 28-22 51-42 51-7 0-11-3-11-13 0-11 4-22 9-30 7-23 25-70 25-94 0-27-18-44-48-44-39 0-59 26-66 36-3-23-21-36-40-36-20 0-26 16-31 24-7 14-12 38-12 41s4 3 5 3c3 0 5 0 7-9 7-30 16-51 30-51 8 0 13 6 13 21 0 8-1 13-6 35-8 32-17 64-25 97z"><text:p/></draw:path><draw:path draw:style-name="gr1083" draw:text-style-name="P11" svg:width="0.1102in" svg:height="0.1102in" svg:x="1.0272in" svg:y="0.0409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83" draw:text-style-name="P11" svg:width="0.0543in" svg:height="0.1102in" svg:x="1.1988in" svg:y="0.02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1083" draw:text-style-name="P11" svg:width="0.0382in" svg:height="0.1654in" svg:x="1.276in" svg:y="0.0138in" svg:viewBox="0 0 98 421" svg:d="M98 210c0-32-4-84-27-131-25-53-63-79-66-79s-5 1-5 4c0 1 0 2 8 9 42 42 66 109 66 197 0 72-15 146-68 199-6 6-6 6-6 7 0 3 2 5 5 5s42-29 67-83c22-45 26-92 26-128z"><text:p/></draw:path><draw:path draw:style-name="gr1083" draw:text-style-name="P11" svg:width="0.0177in" svg:height="0.1185in" svg:x="1.3453in" svg:y="0.0193in" svg:viewBox="0 0 46 302" svg:d="M29 215c6-65 11-129 17-193 0-14-12-22-23-22s-23 8-23 22c6 63 11 128 17 192 0 7 1 9 6 9 3 0 5-1 6-8zM46 280c0-12-11-22-23-22s-23 8-23 22c0 12 11 22 23 22s23-9 23-22z"><text:p/></draw:path><draw:path draw:style-name="gr1083" draw:text-style-name="P11" svg:width="0.0378in" svg:height="0.1654in" svg:x="1.3866in" svg:y="0.0138in" svg:viewBox="0 0 97 421" svg:d="M97 210c0-32-5-84-27-131-26-53-62-79-66-79-3 0-4 1-4 4 0 1 0 2 7 9 42 42 66 109 66 197 0 72-15 146-68 199-5 6-5 6-5 7 0 3 1 5 4 5 4 0 42-29 67-83 21-45 26-92 26-128z"><text:p/></draw:path><draw:path draw:style-name="gr1083" draw:text-style-name="P11" svg:width="0.0638in" svg:height="0.1654in" svg:x="1.4512in" svg:y="0.0138in" svg:viewBox="0 0 163 421" svg:d="M162 16c1-6 1-5 1-8 0-4-3-8-8-8-3 0-6 1-7 4-50 134-98 267-147 402-1 4-1 4-1 7 0 5 4 8 8 8 5 0 6-3 9-11 48-132 97-262 145-394z"><text:p/></draw:path><draw:path draw:style-name="gr1083" draw:text-style-name="P11" svg:width="0.0378in" svg:height="0.1654in" svg:x="1.5413in" svg:y="0.0138in" svg:viewBox="0 0 97 421" svg:d="M97 416c0-1 0-1-7-8-53-54-66-133-66-198 0-73 16-146 68-199 5-5 5-6 5-7 0-3-1-4-3-4-5 0-42 28-68 82-21 46-26 93-26 128 0 34 5 84 28 132 25 52 61 79 66 79 2 0 3-1 3-5z"><text:p/></draw:path><draw:path draw:style-name="gr1083" draw:text-style-name="P11" svg:width="0.0894in" svg:height="0.0748in" svg:x="1.5941in" svg:y="0.0646in" svg:viewBox="0 0 228 191" svg:d="M25 161c-2 7-5 17-5 18 0 8 6 12 14 12 4 0 12-4 15-12 0-1 5-21 7-31 4-14 6-26 10-39 2-8 5-18 7-27 1-8 5-20 6-22 6-13 28-52 69-52 19 0 22 16 22 30 0 27-20 81-27 99-4 9-5 14-5 19 0 20 16 35 35 35 39 0 55-61 55-65 0-5-4-5-5-5-3 0-3 1-6 9-8 28-23 51-43 51-7 0-10-3-10-13 0-11 4-22 8-30 8-23 25-70 25-94 0-27-18-44-48-44-39 0-59 26-66 36-3-23-19-36-39-36-19 0-27 16-32 24-6 14-12 38-12 41s4 3 5 3c5 0 5 0 7-9 7-30 16-51 31-51 9 0 13 6 13 21 0 8-2 13-7 35-8 32-15 64-24 97z"><text:p/></draw:path><draw:path draw:style-name="gr1083" draw:text-style-name="P11" svg:width="0.1102in" svg:height="0.1102in" svg:x="1.735in" svg:y="0.0409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83" draw:text-style-name="P11" svg:width="0.0543in" svg:height="0.1102in" svg:x="1.9063in" svg:y="0.028in" svg:viewBox="0 0 139 281" svg:d="M86 11c0-10 0-11-9-11-27 28-63 28-77 28 0 3 0 8 0 12 8 0 34 0 55-11 0 73 0 145 0 218 0 16-1 21-38 21-5 0-10 0-15 0 0 4 0 8 0 13 16-1 52-1 69-1s54 0 68 1c0-5 0-9 0-13-5 0-8 0-13 0-38 0-40-5-40-21 0-79 0-157 0-236z"><text:p/></draw:path><draw:path draw:style-name="gr1083" draw:text-style-name="P11" svg:width="0.0378in" svg:height="0.1654in" svg:x="1.9843in" svg:y="0.0138in" svg:viewBox="0 0 97 421" svg:d="M97 210c0-32-5-84-27-131-26-53-62-79-66-79-3 0-4 1-4 4 0 1 0 2 7 9 42 42 66 109 66 197 0 72-15 146-68 199-5 6-5 6-5 7 0 3 1 5 4 5 4 0 42-29 67-83 21-45 26-92 26-128z"><text:p/></draw:path><draw:path draw:style-name="gr1083" draw:text-style-name="P11" svg:width="0.0512in" svg:height="0.0772in" svg:x="2.0465in" svg:y="0in" svg:viewBox="0 0 131 197" svg:d="M131 143c-4 0-7 0-11 0-1 6-4 24-7 26-3 3-25 3-30 3-18 0-36 0-54 0 31-28 42-36 59-51 22-17 43-35 43-63 0-36-33-58-70-58s-61 26-61 53c0 15 12 17 16 17 7 0 15-5 15-16 0-5-2-16-18-16 10-21 30-27 43-27 30 0 46 23 46 47 0 26-19 46-28 56-24 24-48 47-72 71-2 2-2 3-2 12 41 0 80 0 121 0 4-18 6-36 10-54z"><text:p/></draw:path><draw:path draw:style-name="gr1083" draw:text-style-name="P11" svg:width="1.4992in" svg:height="0.0063in" svg:x="0.6142in" svg:y="0.2051in" svg:viewBox="0 0 3809 17" svg:d="M1905 17c-636 0-1270 0-1905 0 0-6 0-11 0-17 1269 0 2540 0 3809 0 0 6 0 11 0 17-635 0-1269 0-1904 0z"><text:p/></draw:path><draw:path draw:style-name="gr1083" draw:text-style-name="P11" svg:width="0.0366in" svg:height="0.115in" svg:x="1.0343in" svg:y="0.2488in" svg:viewBox="0 0 94 293" svg:d="M61 0c-20 1-41 4-61 5 0 5 0 8 0 13 30 0 34 2 34 23 0 73 0 146 0 219 0 20-5 20-34 20 0 4 0 8 0 13 14-1 36-1 47-1s31 0 47 1c0-5 0-9 0-13-28 0-33 0-33-20 0-86 0-174 0-260z"><text:p/></draw:path><draw:path draw:style-name="gr1083" draw:text-style-name="P11" svg:width="0.0827in" svg:height="0.0732in" svg:x="1.0807in" svg:y="0.2902in" svg:viewBox="0 0 211 187" svg:d="M32 42c0 37 0 76 0 113 0 19-4 19-32 19 0 5 0 8 0 13 14-1 36-1 47-1s33 0 48 1c0-5 0-8 0-13-29 0-34 0-34-19 0-27 0-52 0-78 0-43 30-67 58-67 26 0 31 22 31 46 0 33 0 66 0 99 0 19-5 19-34 19 0 5 0 8 0 13 16-1 36-1 48-1 11 0 33 0 47 1 0-5 0-8 0-13-21 0-32 0-32-13 0-27 0-54 0-81 0-36 0-49-13-64-6-8-21-16-45-16-31 0-50 19-62 44 0-14 0-30 0-44-19 1-40 4-59 5 0 5 0 8 0 13 29 0 32 4 32 24z"><text:p/></draw:path><draw:path draw:style-name="gr1083" draw:text-style-name="P11" svg:width="0.0382in" svg:height="0.1657in" svg:x="1.1839in" svg:y="0.2402in" svg:viewBox="0 0 98 422" svg:d="M98 418c0-2 0-3-7-10-53-53-66-132-66-197 0-73 16-146 67-199 6-5 6-6 6-7 0-4-2-5-4-5-4 0-42 29-68 83-21 45-26 92-26 128 0 33 5 84 28 132 26 52 62 79 66 79 2 0 4-1 4-4z"><text:p/></draw:path><draw:path draw:style-name="gr1083" draw:text-style-name="P11" svg:width="0.0898in" svg:height="0.0752in" svg:x="1.2366in" svg:y="0.2902in" svg:viewBox="0 0 229 192" svg:d="M25 162c-1 6-3 16-3 18 0 7 6 12 12 12 4 0 13-4 15-12 0-1 6-20 9-31 2-13 6-25 8-39 4-9 6-18 7-27 3-7 6-21 6-22 6-13 29-51 69-51 19 0 22 15 22 30 0 26-20 80-27 98-4 10-4 14-4 19 0 19 15 35 35 35 40 0 55-62 55-65 0-5-3-5-5-5-4 0-4 2-7 8-8 28-21 52-43 52-7 0-10-4-10-14s4-20 8-30c8-22 26-68 26-92 0-28-18-46-49-46-37 0-58 28-65 37-2-24-20-37-40-37-19 0-27 17-31 24-7 14-13 40-13 42 0 4 5 4 6 4 4 0 4 0 7-10 6-30 16-50 30-50 9 0 13 6 13 19 0 9-1 14-7 36-8 32-15 65-24 97z"><text:p/></draw:path><draw:path draw:style-name="gr1083" draw:text-style-name="P11" svg:width="0.0177in" svg:height="0.1185in" svg:x="1.3453in" svg:y="0.2457in" svg:viewBox="0 0 46 302" svg:d="M29 214c6-64 11-129 17-192 0-14-12-22-23-22s-23 8-23 22c6 63 11 128 17 192 0 6 1 9 6 9 3 0 5-2 6-9zM46 280c0-12-11-22-23-22s-23 10-23 22 11 22 23 22 23-10 23-22z"><text:p/></draw:path><draw:path draw:style-name="gr1083" draw:text-style-name="P11" svg:width="0.0378in" svg:height="0.1657in" svg:x="1.3866in" svg:y="0.2402in" svg:viewBox="0 0 97 422" svg:d="M97 211c0-32-5-84-27-132-26-51-62-79-66-79-3 0-4 2-4 5 0 1 0 2 7 9 42 42 66 108 66 197 0 72-15 147-68 199-5 5-5 6-5 8s1 4 4 4c4 0 42-28 67-82 21-47 26-94 26-129z"><text:p/></draw:path><draw:path draw:style-name="gr1083" draw:text-style-name="P11" svg:width="0.0638in" svg:height="0.1657in" svg:x="1.4512in" svg:y="0.2402in" svg:viewBox="0 0 163 422" svg:d="M162 17c1-6 1-7 1-9 0-4-3-8-8-8-3 0-6 1-7 4-50 134-98 267-147 402-1 6-1 7-1 8 0 4 4 8 8 8 5 0 6-3 9-10 48-132 97-263 145-395z"><text:p/></draw:path><draw:path draw:style-name="gr1083" draw:text-style-name="P11" svg:width="0.0898in" svg:height="0.0752in" svg:x="1.5295in" svg:y="0.2902in" svg:viewBox="0 0 229 192" svg:d="M25 162c-1 6-3 16-3 18 0 7 6 12 12 12 4 0 12-4 15-12 0-1 5-20 9-31 2-13 6-25 8-39 2-9 6-18 7-27 3-7 6-21 6-22 6-13 29-51 69-51 19 0 22 15 22 30 0 26-20 80-27 98-4 10-4 14-4 19 0 19 15 35 35 35 40 0 55-62 55-65 0-5-5-5-6-5-3 0-3 2-6 8-8 28-21 52-43 52-7 0-10-4-10-14s4-20 8-30c8-22 26-68 26-92 0-28-18-46-49-46-37 0-59 28-66 37-1-24-19-37-39-37-19 0-27 17-31 24-7 14-13 40-13 42 0 4 4 2 5 4 5 0 5 0 7-10 7-30 16-50 31-50 9 0 13 6 13 19 0 9-1 14-7 36-8 32-15 65-24 97z"><text:p/></draw:path><draw:path draw:style-name="gr1083" draw:text-style-name="P11" svg:width="0.0512in" svg:height="0.0768in" svg:x="1.6315in" svg:y="0.2394in" svg:viewBox="0 0 131 196" svg:d="M131 142c-4 0-6 0-10 0-1 7-3 24-8 27-3 1-25 1-29 1-18 0-36 0-54 0 31-27 41-34 59-49 21-17 42-36 42-63 0-36-31-58-69-58-37 0-62 25-62 53 0 15 13 17 16 17 7 0 15-5 15-16 0-6-1-16-17-16 10-21 29-27 44-27 28 0 44 23 44 47 0 25-18 45-28 56-24 24-46 47-70 71-4 2-4 2-4 11 41 0 82 0 122 0 3-18 6-36 9-54z"><text:p/></draw:path><draw:path draw:style-name="gr1083" draw:text-style-name="P11" svg:width="0.1102in" svg:height="0.0382in" svg:x="0.4283in" svg:y="0.6583in" svg:viewBox="0 0 281 98" svg:d="M266 17c6 0 15 0 15-9 0-8-9-8-15-8-84 0-169 0-253 0-5 0-13 0-13 8 0 9 8 9 14 9 84 0 168 0 252 0zM266 98c6 0 15 0 15-8s-9-8-15-8c-84 0-168 0-252 0-6 0-14 0-14 8s8 8 13 8c84 0 169 0 253 0z"><text:p/></draw:path><draw:path draw:style-name="gr1083" draw:text-style-name="P11" svg:width="0.0894in" svg:height="0.0748in" svg:x="0.8268in" svg:y="0.5339in" svg:viewBox="0 0 228 191" svg:d="M24 161c-1 7-4 17-4 19 0 7 6 11 12 11s14-4 16-12c1-1 6-21 8-31 4-12 6-26 10-38 2-9 5-19 7-28 1-8 5-20 5-22 7-12 29-50 70-50 18 0 22 15 22 28 0 27-21 81-27 99-4 9-5 14-5 19 0 20 16 35 35 35 39 0 55-61 55-65 0-5-4-5-5-5-5 0-5 1-6 9-8 28-23 51-43 51-7 0-11-3-11-13 0-11 4-22 9-30 7-23 25-70 25-94 0-27-18-44-48-44-39 0-59 26-66 36-3-23-19-36-39-36s-27 17-32 24c-6 14-12 40-12 41 0 3 4 3 5 3 3 0 5 0 7-9 7-30 16-49 30-49 10 0 13 4 13 19 0 8-1 13-6 35-8 32-17 64-25 97z"><text:p/></draw:path><draw:path draw:style-name="gr1083" draw:text-style-name="P11" svg:width="0.0512in" svg:height="0.0772in" svg:x="0.9287in" svg:y="0.4693in" svg:viewBox="0 0 131 197" svg:d="M131 143c-4 0-7 0-11 0-1 6-4 24-7 26-3 3-25 3-30 3-18 0-36 0-54 0 31-28 42-36 59-51 22-17 43-35 43-63 0-35-31-58-70-58-36 0-61 26-61 53 0 15 12 17 16 17 7 0 15-5 15-16 0-5-2-16-18-16 10-20 30-27 43-27 30 0 46 23 46 47 0 26-19 46-28 57-24 23-48 47-72 70-2 2-2 3-2 12 41 0 80 0 121 0 4-18 6-36 10-54z"><text:p/></draw:path><draw:path draw:style-name="gr1083" draw:text-style-name="P11" svg:width="0.5886in" svg:height="0.0063in" svg:x="0.6142in" svg:y="0.6752in" svg:viewBox="0 0 1496 17" svg:d="M749 17c-250 0-499 0-749 0 0-6 0-11 0-17 499 0 997 0 1496 0 0 6 0 11 0 17-249 0-498 0-747 0z"><text:p/></draw:path><draw:path draw:style-name="gr1083" draw:text-style-name="P11" svg:width="0.0382in" svg:height="0.1657in" svg:x="0.6307in" svg:y="0.7083in" svg:viewBox="0 0 98 422" svg:d="M98 418c0-2 0-3-7-10-53-53-67-132-67-197 0-73 17-146 68-199 6-5 6-6 6-7 0-4-2-5-4-5-4 0-42 29-68 83-21 47-26 93-26 128 0 33 5 84 28 132 25 52 62 79 66 79 2 0 4-1 4-4z"><text:p/></draw:path><draw:path draw:style-name="gr1083" draw:text-style-name="P11" svg:width="0.0898in" svg:height="0.0748in" svg:x="0.6835in" svg:y="0.7602in" svg:viewBox="0 0 229 191" svg:d="M25 161c-1 6-3 15-3 18 0 8 6 12 12 12 4 0 12-4 15-12 0-1 5-21 9-31 2-14 6-26 8-39 2-8 5-18 7-27 3-8 5-20 6-22 6-13 29-52 69-52 19 0 22 16 22 30 0 27-20 81-27 99-4 9-4 14-4 19 0 19 15 35 34 35 41 0 56-63 56-65 0-5-5-5-6-5-3 0-3 1-6 7-8 29-23 53-43 53-7 0-10-5-10-14 0-10 4-21 8-30 8-22 26-69 26-93 0-27-19-44-49-44-39 0-59 26-66 36-1-24-19-36-39-36-19 0-27 16-31 24-7 14-13 38-13 41s4 2 5 3c5 0 5 0 7-9 7-30 16-51 31-51 9 0 13 6 13 20 0 9-1 14-7 36-8 32-15 64-24 97z"><text:p/></draw:path><draw:path draw:style-name="gr1083" draw:text-style-name="P11" svg:width="0.1098in" svg:height="0.1102in" svg:x="0.8248in" svg:y="0.7366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1083" draw:text-style-name="P11" svg:width="0.0539in" svg:height="0.1102in" svg:x="0.9961in" svg:y="0.7224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1083" draw:text-style-name="P11" svg:width="0.0378in" svg:height="0.1657in" svg:x="1.0736in" svg:y="0.7083in" svg:viewBox="0 0 97 422" svg:d="M97 211c0-32-3-84-27-132-26-51-62-79-66-79-3 0-4 2-4 5 0 1 0 2 8 9 41 42 65 110 65 197 0 72-15 147-67 199-6 5-6 6-6 8s1 4 4 4c4 0 43-28 67-82 21-46 26-93 26-129z"><text:p/></draw:path><draw:path draw:style-name="gr1083" draw:text-style-name="P11" svg:width="0.0512in" svg:height="0.0768in" svg:x="1.1358in" svg:y="0.7079in" svg:viewBox="0 0 131 196" svg:d="M131 143c-4 0-7 0-11 0 0 6-4 24-7 26-3 1-25 1-29 1-18 0-37 0-55 0 31-26 42-34 60-49 21-17 42-36 42-63 0-36-31-58-70-58-36 0-61 25-61 53 0 15 13 17 16 17 7 0 15-5 15-16 0-6-2-16-17-16 9-21 29-27 44-27 28 0 44 23 44 47 0 25-18 45-28 56-24 24-46 47-70 71-4 2-4 2-4 11 41 0 80 0 121 0 4-18 6-35 10-53z"><text:p/></draw:path><draw:path draw:style-name="gr1083" draw:text-style-name="P11" svg:width="0.0366in" svg:height="0.115in" svg:x="1.2484in" svg:y="0.4921in" svg:viewBox="0 0 94 293" svg:d="M61 0c-20 1-41 4-61 5 0 5 0 8 0 13 30 0 34 4 34 24 0 73 0 145 0 218 0 20-5 20-34 20 0 4 0 8 0 13 14 0 36-1 47-1s31 1 47 1c0-5 0-9 0-13-28 0-33 0-33-20 0-86 0-174 0-260z"><text:p/></draw:path><draw:path draw:style-name="gr1083" draw:text-style-name="P11" svg:width="0.0831in" svg:height="0.0728in" svg:x="1.2937in" svg:y="0.5339in" svg:viewBox="0 0 212 186" svg:d="M34 41c0 37 0 75 0 113 0 19-5 19-34 19 0 5 0 8 0 13 16 0 37-1 48-1s34 1 47 1c0-5 0-8 0-13-28 0-33 0-33-19 0-26 0-52 0-77 0-45 30-67 57-67s31 22 31 46c0 33 0 65 0 98 0 19-4 19-32 19 0 5 0 8 0 13 14 0 36-1 48-1 10 0 32 1 46 1 0-5 0-8 0-13-21 0-32 0-32-12 0-27 0-54 0-81 0-37 0-49-13-64-6-8-21-16-45-16-31 0-50 18-62 44 0-14 0-30 0-44-20 1-40 4-60 5 0 5 0 8 0 13 30 0 34 2 34 23z"><text:p/></draw:path><draw:path draw:style-name="gr1083" draw:text-style-name="P11" svg:width="0.0382in" svg:height="0.1654in" svg:x="1.3972in" svg:y="0.4835in" svg:viewBox="0 0 98 421" svg:d="M98 416c0-1 0-1-7-8-53-54-66-133-66-198 0-73 16-146 67-199 6-5 6-6 6-7 0-3-2-4-4-4-4 0-42 29-68 82-21 46-26 93-26 128 0 34 5 84 28 132 25 52 62 79 66 79 2 0 4-1 4-5z"><text:p/></draw:path><draw:path draw:style-name="gr1083" draw:text-style-name="P11" svg:width="0.0378in" svg:height="0.1654in" svg:x="1.4618in" svg:y="0.4835in" svg:viewBox="0 0 97 421" svg:d="M97 416c0-1 0-1-7-8-53-54-66-133-66-198 0-73 17-146 68-199 5-5 5-6 5-7 0-3-1-4-3-4-5 0-42 29-68 82-21 46-26 93-26 128 0 34 5 84 28 132 25 52 61 79 66 79 2 0 3-1 3-5z"><text:p/></draw:path><draw:path draw:style-name="gr1083" draw:text-style-name="P11" svg:width="0.0894in" svg:height="0.0748in" svg:x="1.515in" svg:y="0.5339in" svg:viewBox="0 0 228 191" svg:d="M25 161c-1 7-5 17-5 19 0 7 6 11 14 11 4 0 12-4 15-12 0-1 5-21 7-31 4-12 6-26 10-38 2-9 5-19 7-28 1-8 5-20 6-22 6-12 28-50 69-50 19 0 22 15 22 28 0 27-20 81-27 99-4 9-5 14-5 19 0 20 16 35 35 35 39 0 55-61 55-65 0-5-4-5-5-5-3 0-3 1-6 9-8 28-23 51-43 51-7 0-10-3-10-13 0-11 4-22 8-30 8-23 25-70 25-94 0-27-18-44-48-44-39 0-59 26-66 36-3-23-19-36-39-36-19 0-27 17-32 24-6 14-12 40-12 41 0 3 4 3 5 3 5 0 5 0 7-9 7-30 16-49 31-49 9 0 13 4 13 19 0 8-1 13-7 35-8 32-15 64-24 97z"><text:p/></draw:path><draw:path draw:style-name="gr1083" draw:text-style-name="P11" svg:width="0.1102in" svg:height="0.1102in" svg:x="1.6555in" svg:y="0.51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83" draw:text-style-name="P11" svg:width="0.0543in" svg:height="0.1102in" svg:x="1.8272in" svg:y="0.4961in" svg:viewBox="0 0 139 281" svg:d="M86 11c0-10 0-11-9-11-27 28-63 28-77 28 0 4 0 8 0 13 8 0 34 0 55-12 0 73 0 145 0 218 0 16-1 21-38 21-5 0-10 0-15 0 0 4 0 8 0 13 16-1 52-1 69-1s54 0 68 1c0-5 0-9 0-13-5 0-8 0-13 0-38 0-40-5-40-21 0-79 0-157 0-236z"><text:p/></draw:path><draw:path draw:style-name="gr1083" draw:text-style-name="P11" svg:width="0.0378in" svg:height="0.1654in" svg:x="1.9051in" svg:y="0.4835in" svg:viewBox="0 0 97 421" svg:d="M97 210c0-32-5-84-27-131-26-53-62-79-66-79-3 0-4 1-4 4 0 1 0 2 7 9 42 42 66 109 66 197 0 72-15 146-68 200-5 5-5 5-5 6 0 4 1 5 4 5 4 0 42-29 67-83 21-45 26-92 26-128z"><text:p/></draw:path><draw:path draw:style-name="gr1083" draw:text-style-name="P11" svg:width="0.0169in" svg:height="0.1181in" svg:x="1.9744in" svg:y="0.4882in" svg:viewBox="0 0 44 301" svg:d="M28 214c6-64 10-129 16-192 0-15-12-22-22-22-11 0-22 7-22 22 5 63 11 127 16 190 1 8 1 10 6 10 4 0 6-1 6-8zM44 280c0-14-10-23-22-23s-22 9-22 23c0 12 10 21 22 21s22-9 22-21z"><text:p/></draw:path><draw:path draw:style-name="gr1083" draw:text-style-name="P11" svg:width="0.0378in" svg:height="0.1654in" svg:x="2.0154in" svg:y="0.4835in" svg:viewBox="0 0 97 421" svg:d="M97 210c0-32-3-84-27-131-26-53-62-79-66-79-3 0-4 1-4 4 0 1 0 2 8 9 41 42 65 109 65 197 0 72-15 146-67 200-6 5-6 5-6 6 0 4 1 5 4 5 4 0 43-29 67-83 21-45 26-92 26-128z"><text:p/></draw:path><draw:path draw:style-name="gr1083" draw:text-style-name="P11" svg:width="0.8276in" svg:height="0.0063in" svg:x="1.2433in" svg:y="0.6752in" svg:viewBox="0 0 2103 17" svg:d="M1051 17c-350 0-701 0-1051 0 0-6 0-11 0-17 701 0 1401 0 2103 0 0 6 0 11 0 17-351 0-702 0-1052 0z"><text:p/></draw:path><draw:path draw:style-name="gr1083" draw:text-style-name="P11" svg:width="0.0366in" svg:height="0.115in" svg:x="1.4551in" svg:y="0.7185in" svg:viewBox="0 0 94 293" svg:d="M61 0c-20 1-41 4-61 5 0 5 0 8 0 13 30 0 34 2 34 23 0 73 0 146 0 219 0 20-5 20-34 20 0 4 0 8 0 13 14 0 36-1 47-1 9 0 31 1 47 1 0-5 0-9 0-13-28 0-33 0-33-20 0-86 0-174 0-260z"><text:p/></draw:path><draw:path draw:style-name="gr1083" draw:text-style-name="P11" svg:width="0.0827in" svg:height="0.0728in" svg:x="1.5016in" svg:y="0.7602in" svg:viewBox="0 0 211 186" svg:d="M32 41c0 37 0 75 0 113 0 19-4 19-32 19 0 5 0 8 0 13 14 0 36-1 47-1s33 1 48 1c0-5 0-8 0-13-29 0-34 0-34-19 0-26 0-52 0-77 0-45 30-69 58-69 26 0 31 23 31 47 0 33 0 66 0 99 0 19-5 19-34 19 0 5 0 8 0 13 16 0 38-1 48-1 11 0 33 1 47 1 0-5 0-8 0-13-21 0-32 0-32-13 0-27 0-54 0-81 0-36 0-49-13-63-6-8-20-16-45-16-30 0-50 18-62 43 0-14 0-29 0-43-19 1-40 2-59 4 0 4 0 8 0 13 29 0 32 3 32 24z"><text:p/></draw:path><draw:path draw:style-name="gr1083" draw:text-style-name="P11" svg:width="0.0382in" svg:height="0.1657in" svg:x="1.6047in" svg:y="0.7083in" svg:viewBox="0 0 98 422" svg:d="M98 418c0-2 0-3-7-10-53-53-66-132-66-197 0-73 16-146 67-199 6-5 6-6 6-7 0-4-2-5-4-5-4 0-42 29-68 83-20 47-26 93-26 128 0 33 5 84 29 132 25 52 61 79 65 79 2 0 4-1 4-4z"><text:p/></draw:path><draw:path draw:style-name="gr1083" draw:text-style-name="P11" svg:width="0.0898in" svg:height="0.0748in" svg:x="1.6575in" svg:y="0.7602in" svg:viewBox="0 0 229 191" svg:d="M25 161c-1 6-3 15-3 18 0 8 6 12 12 12 4 0 13-4 15-12 1-1 6-21 9-31 3-14 6-26 9-39 3-8 5-18 7-27 2-8 5-20 5-22 6-13 29-52 69-52 19 0 22 16 22 30 0 27-20 81-26 99-5 9-5 14-5 19 0 19 15 35 35 35 40 0 55-63 55-65 0-5-3-5-5-5-4 0-4 1-7 7-8 29-21 53-42 53-7 0-11-5-11-14 0-10 4-21 8-30 8-22 26-69 26-93 0-27-18-44-49-44-37 0-58 26-65 36-2-24-20-36-40-36-19 0-27 16-31 24-7 14-13 38-13 41s5 3 6 3c4 0 4 0 7-9 7-30 16-51 30-51 9 0 13 6 13 20 0 9-1 14-6 36-8 32-16 64-25 97z"><text:p/></draw:path><draw:path draw:style-name="gr1083" draw:text-style-name="P11" svg:width="0.0177in" svg:height="0.1185in" svg:x="1.7665in" svg:y="0.7142in" svg:viewBox="0 0 46 302" svg:d="M29 214c6-64 11-129 17-192 0-14-12-22-23-22s-23 8-23 22c6 63 11 128 17 192 0 6 1 9 6 9 3 0 6-2 6-9zM46 280c0-12-11-22-23-22s-23 10-23 22 11 22 23 22 23-10 23-22z"><text:p/></draw:path><draw:path draw:style-name="gr1083" draw:text-style-name="P11" svg:width="0.0378in" svg:height="0.1657in" svg:x="1.8083in" svg:y="0.7083in" svg:viewBox="0 0 97 422" svg:d="M97 211c0-32-5-84-27-132-26-51-62-79-66-79-3 0-4 2-4 5 0 1 0 2 7 9 42 42 66 110 66 197 0 72-15 147-68 199-5 5-5 6-5 8s1 4 4 4c4 0 42-28 67-82 21-46 26-93 26-129z"><text:p/></draw:path><draw:path draw:style-name="gr1083" draw:text-style-name="P11" svg:width="0.1102in" svg:height="0.0382in" svg:x="0.4283in" svg:y="1.1283in" svg:viewBox="0 0 281 98" svg:d="M266 17c6 0 15 0 15-9 0-8-9-8-15-8-84 0-169 0-253 0-5 0-13 0-13 8 0 9 8 9 14 9 84 0 168 0 252 0zM266 98c6 0 15 0 15-8s-9-8-15-8c-84 0-168 0-252 0-6 0-14 0-14 8s8 8 13 8c84 0 169 0 253 0z"><text:p/></draw:path><draw:path draw:style-name="gr1083" draw:text-style-name="P11" svg:width="0.0894in" svg:height="0.0748in" svg:x="0.8268in" svg:y="1.0028in" svg:viewBox="0 0 228 191" svg:d="M24 162c-1 6-4 16-4 18 0 7 6 11 12 11s14-4 16-12c1 0 6-21 8-31 4-12 6-26 10-38 2-9 5-19 7-28 1-8 5-20 5-21 7-13 29-51 70-51 18 0 22 15 22 28 0 27-21 81-27 99-4 9-5 14-5 19 0 20 16 35 35 35 39 0 55-61 55-65s-4-4-5-4c-5 0-5 2-6 8-8 28-23 51-43 51-7 0-11-3-11-13 0-11 4-20 9-30 7-23 25-68 25-92 0-29-18-46-48-46-39 0-59 26-66 37-3-24-19-37-39-37s-27 17-32 24c-6 14-12 40-12 41 0 5 4 5 5 5 3 0 5-2 7-10 7-30 16-50 30-50 10 0 13 4 13 19 0 8-1 13-6 35-8 32-17 66-25 98z"><text:p/></draw:path><draw:path draw:style-name="gr1083" draw:text-style-name="P11" svg:width="0.0512in" svg:height="0.0772in" svg:x="0.9287in" svg:y="0.9394in" svg:viewBox="0 0 131 197" svg:d="M131 143c-4 0-7 0-11 0-1 6-4 24-7 26-3 3-25 3-30 3-18 0-36 0-54 0 31-28 42-36 59-50 22-18 43-36 43-64 0-35-31-58-70-58-36 0-61 26-61 53 0 15 12 17 16 17 7 0 15-5 15-16 0-5-2-16-18-16 10-20 30-27 43-27 30 0 46 23 46 47 0 26-19 46-28 57-24 23-48 47-72 70-2 2-2 3-2 12 41 0 80 0 121 0 4-18 6-36 10-54z"><text:p/></draw:path><draw:path draw:style-name="gr1083" draw:text-style-name="P11" svg:width="0.5886in" svg:height="0.0063in" svg:x="0.6142in" svg:y="1.1437in" svg:viewBox="0 0 1496 17" svg:d="M749 17c-250 0-499 0-749 0 0-6 0-11 0-17 499 0 997 0 1496 0 0 6 0 11 0 17-249 0-498 0-747 0z"><text:p/></draw:path><draw:path draw:style-name="gr1083" draw:text-style-name="P11" svg:width="0.0382in" svg:height="0.1657in" svg:x="0.6307in" svg:y="1.1783in" svg:viewBox="0 0 98 422" svg:d="M98 418c0-2 0-2-7-9-53-54-67-133-67-198 0-73 17-146 68-199 6-5 6-6 6-7 0-3-2-5-4-5-4 0-42 29-68 83-21 47-26 93-26 128 0 34 5 84 28 132 25 52 62 79 66 79 2 0 4-1 4-4z"><text:p/></draw:path><draw:path draw:style-name="gr1083" draw:text-style-name="P11" svg:width="0.0898in" svg:height="0.0748in" svg:x="0.6835in" svg:y="1.2291in" svg:viewBox="0 0 229 191" svg:d="M25 161c-1 7-3 17-3 18 0 8 6 12 12 12 4 0 12-4 15-12 0-1 5-21 9-31 2-14 6-26 8-39 2-8 5-18 7-27 3-8 5-20 6-22 6-13 29-52 69-52 19 0 22 16 22 30 0 27-20 81-27 99-4 9-4 14-4 19 0 20 15 35 34 35 41 0 56-61 56-65 0-5-5-5-6-5-3 0-3 1-6 9-8 27-23 51-43 51-7 0-10-3-10-13 0-11 4-22 8-30 8-23 26-70 26-94 0-27-19-44-49-44-39 0-59 26-66 36-1-23-19-36-39-36-19 0-27 16-31 24-7 14-13 38-13 41s4 2 5 3c5 0 5 0 7-9 7-30 16-51 31-51 9 0 13 6 13 21 0 8-1 13-7 35-8 32-15 64-24 97z"><text:p/></draw:path><draw:path draw:style-name="gr1083" draw:text-style-name="P11" svg:width="0.1098in" svg:height="0.1102in" svg:x="0.8248in" svg:y="1.2055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1083" draw:text-style-name="P11" svg:width="0.0539in" svg:height="0.1102in" svg:x="0.9961in" svg:y="1.1925in" svg:viewBox="0 0 138 281" svg:d="M86 11c0-10 0-11-10-11-26 26-63 26-76 26 0 5 0 9 0 14 8 0 32 0 55-11 0 73 0 145 0 218 0 16-2 21-39 21-5 0-9 0-14 0 0 4 0 8 0 13 15-1 51-1 69-1 17 0 53 0 67 1 0-5 0-9 0-13-5 0-8 0-13 0-37 0-39-5-39-21 0-79 0-157 0-236z"><text:p/></draw:path><draw:path draw:style-name="gr1083" draw:text-style-name="P11" svg:width="0.0378in" svg:height="0.1657in" svg:x="1.0736in" svg:y="1.1783in" svg:viewBox="0 0 97 422" svg:d="M97 211c0-32-3-84-27-131-26-52-62-80-66-80-3 0-4 2-4 5 0 1 0 2 8 9 41 42 65 110 65 197 0 72-15 147-67 199-6 6-6 6-6 8s1 4 4 4c4 0 43-28 67-82 21-46 26-93 26-129z"><text:p/></draw:path><draw:path draw:style-name="gr1083" draw:text-style-name="P11" svg:width="0.0512in" svg:height="0.0768in" svg:x="1.1358in" svg:y="1.178in" svg:viewBox="0 0 131 196" svg:d="M131 143c-4 0-7 0-11 0 0 6-4 24-7 26-3 3-25 3-29 3-18 0-37 0-55 0 31-28 42-36 60-51 21-17 42-36 42-63 0-36-31-58-70-58-36 0-61 26-61 53 0 15 13 17 16 17 7 0 15-5 15-16 0-5-2-16-17-16 9-21 29-27 44-27 28 0 44 23 44 47 0 26-18 46-28 56-24 24-46 47-70 71-4 2-4 3-4 11 41 0 80 0 121 0 4-18 6-35 10-53z"><text:p/></draw:path><draw:path draw:style-name="gr1083" draw:text-style-name="P11" svg:width="0.0366in" svg:height="0.115in" svg:x="1.2484in" svg:y="0.9606in" svg:viewBox="0 0 94 293" svg:d="M61 0c-20 1-41 4-61 5 0 5 0 8 0 13 30 0 34 4 34 24 0 73 0 146 0 220 0 18-5 18-34 18 0 4 0 8 0 13 14 0 36-1 47-1s31 1 47 1c0-5 0-9 0-13-28 0-33 0-33-18 0-88 0-174 0-262z"><text:p/></draw:path><draw:path draw:style-name="gr1083" draw:text-style-name="P11" svg:width="0.0831in" svg:height="0.0728in" svg:x="1.2937in" svg:y="1.0028in" svg:viewBox="0 0 212 186" svg:d="M34 41c0 38 0 75 0 114 0 18-5 18-34 18 0 5 0 8 0 13 16 0 37-1 48-1s34 1 47 1c0-5 0-8 0-13-28 0-33 0-33-18 0-27 0-52 0-78 0-45 30-67 57-67s31 22 31 46c0 33 0 66 0 99 0 18-4 18-32 18 0 5 0 8 0 13 14 0 36-1 48-1 10 0 32 1 46 1 0-5 0-8 0-13-21 0-32 0-32-12 0-27 0-54 0-81 0-36 0-49-13-64-6-8-21-16-45-16-31 0-50 18-62 44 0-14 0-30 0-44-20 1-40 4-60 5 0 5 0 8 0 13 30 0 34 2 34 23z"><text:p/></draw:path><draw:path draw:style-name="gr1083" draw:text-style-name="P11" svg:width="0.0382in" svg:height="0.1654in" svg:x="1.3972in" svg:y="0.952in" svg:viewBox="0 0 98 421" svg:d="M98 418c0-2 0-3-7-10-53-53-66-133-66-198 0-73 16-146 67-199 6-5 6-6 6-7 0-3-2-4-4-4-4 0-42 29-68 82-21 46-26 93-26 128 0 34 5 84 28 132 25 52 62 79 66 79 2 0 4-1 4-3z"><text:p/></draw:path><draw:path draw:style-name="gr1083" draw:text-style-name="P11" svg:width="0.0378in" svg:height="0.1654in" svg:x="1.4618in" svg:y="0.952in" svg:viewBox="0 0 97 421" svg:d="M97 418c0-2 0-3-7-10-53-53-66-133-66-198 0-73 17-146 68-199 5-5 5-6 5-7 0-3-1-4-3-4-5 0-42 29-68 82-21 46-26 93-26 128 0 34 5 84 28 132 25 52 61 79 66 79 2 0 3-1 3-3z"><text:p/></draw:path><draw:path draw:style-name="gr1083" draw:text-style-name="P11" svg:width="0.0894in" svg:height="0.0748in" svg:x="1.515in" svg:y="1.0028in" svg:viewBox="0 0 228 191" svg:d="M25 162c-1 6-5 16-5 18 0 7 6 11 14 11 4 0 12-4 15-12 3-11 5-21 7-31 4-12 6-26 10-38 2-9 5-19 7-28 1-8 5-20 6-21 6-13 28-51 69-51 19 0 22 15 22 28 0 27-20 81-27 99-4 9-5 14-5 19 0 20 16 35 35 35 39 0 55-61 55-65s-4-4-5-4c-3 0-3 2-6 8-8 28-23 51-43 51-7 0-10-3-10-13 0-11 4-20 8-30 8-23 25-68 25-92 0-29-18-46-48-46-39 0-59 26-66 37-3-24-19-37-39-37-19 0-27 17-32 24-6 14-12 40-12 41 0 5 4 5 5 5 5 0 5-2 7-10 7-30 16-50 31-50 9 0 13 4 13 19 0 8-1 13-7 35-8 32-15 66-24 98z"><text:p/></draw:path><draw:path draw:style-name="gr1083" draw:text-style-name="P11" svg:width="0.1102in" svg:height="0.1102in" svg:x="1.6555in" svg:y="0.9791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83" draw:text-style-name="P11" svg:width="0.0543in" svg:height="0.1102in" svg:x="1.8272in" svg:y="0.9661in" svg:viewBox="0 0 139 281" svg:d="M86 11c0-10 0-11-9-11-27 28-63 28-77 28 0 4 0 8 0 13 8 0 34 0 55-11 0 73 0 145 0 218 0 15-1 20-38 20-5 0-10 0-15 0 0 4 0 8 0 13 16-1 52-1 69-1s54 0 68 1c0-5 0-9 0-13-5 0-8 0-13 0-38 0-40-4-40-20 0-79 0-158 0-237z"><text:p/></draw:path><draw:path draw:style-name="gr1083" draw:text-style-name="P11" svg:width="0.0378in" svg:height="0.1654in" svg:x="1.9051in" svg:y="0.952in" svg:viewBox="0 0 97 421" svg:d="M97 210c0-32-5-83-27-131-26-51-62-79-66-79-3 0-4 1-4 4 0 1 0 2 7 9 42 42 66 109 66 197 0 73-15 146-68 200-5 5-5 6-5 8s1 3 4 3c4 0 42-29 67-81 21-47 26-94 26-130z"><text:p/></draw:path><draw:path draw:style-name="gr1083" draw:text-style-name="P11" svg:width="0.0894in" svg:height="0.0748in" svg:x="1.965in" svg:y="1.0028in" svg:viewBox="0 0 228 191" svg:d="M24 162c-1 6-4 16-4 18 0 7 6 11 12 11s14-4 16-12c1 0 6-21 8-31 4-12 6-26 10-38 2-9 5-19 7-28 1-8 5-20 5-21 7-13 29-51 70-51 18 0 21 15 21 28 0 27-20 81-26 99-5 9-5 14-5 19 0 20 14 35 35 35 39 0 55-61 55-65s-4-4-5-4c-5 0-5 2-7 8-8 28-22 51-42 51-7 0-11-3-11-13 0-11 4-20 9-30 7-23 25-68 25-92 0-29-18-46-48-46-39 0-59 26-66 37-3-24-21-37-40-37-20 0-26 17-31 24-7 14-12 40-12 41 0 5 4 5 5 5 3 0 5-2 7-10 7-30 16-50 30-50 8 0 13 4 13 19 0 8-1 13-6 35-8 32-17 66-25 98z"><text:p/></draw:path><draw:path draw:style-name="gr1083" draw:text-style-name="P11" svg:width="0.0177in" svg:height="0.1181in" svg:x="2.0736in" svg:y="0.9575in" svg:viewBox="0 0 46 301" svg:d="M29 214c6-64 11-129 17-192 0-15-12-22-23-22s-23 7-23 22c6 63 11 127 17 190 1 8 1 11 6 11s6-2 6-9zM46 280c0-14-11-23-23-23s-23 9-23 23c0 12 11 21 23 21s23-9 23-21z"><text:p/></draw:path><draw:path draw:style-name="gr1083" draw:text-style-name="P11" svg:width="0.0378in" svg:height="0.1654in" svg:x="2.115in" svg:y="0.952in" svg:viewBox="0 0 97 421" svg:d="M97 210c0-32-3-83-27-131-26-51-62-79-66-79-3 0-4 1-4 4 0 1 0 2 8 9 41 42 65 109 65 197 0 73-15 146-68 200-5 5-5 6-5 8s1 3 4 3c4 0 43-29 67-81 21-47 26-94 26-130z"><text:p/></draw:path><draw:path draw:style-name="gr1083" draw:text-style-name="P11" svg:width="0.9272in" svg:height="0.0063in" svg:x="1.2433in" svg:y="1.1437in" svg:viewBox="0 0 2356 17" svg:d="M1178 17c-392 0-786 0-1178 0 0-6 0-11 0-17 786 0 1570 0 2356 0 0 6 0 11 0 17-393 0-786 0-1178 0z"><text:p/></draw:path><draw:path draw:style-name="gr1083" draw:text-style-name="P11" svg:width="0.0366in" svg:height="0.115in" svg:x="1.5055in" svg:y="1.187in" svg:viewBox="0 0 94 293" svg:d="M60 0c-20 1-40 4-60 5 0 5 0 8 0 13 29 0 32 2 32 24 0 73 0 145 0 218 0 20-4 20-32 20 0 4 0 8 0 13 13 0 36-1 47-1s31 1 47 1c0-5 0-9 0-13-29 0-34 0-34-20 0-86 0-174 0-260z"><text:p/></draw:path><draw:path draw:style-name="gr1083" draw:text-style-name="P11" svg:width="0.0831in" svg:height="0.0728in" svg:x="1.5512in" svg:y="1.2291in" svg:viewBox="0 0 212 186" svg:d="M32 41c0 37 0 75 0 113 0 19-3 19-32 19 0 5 0 8 0 13 14 0 36-1 48-1 11 0 32 1 47 1 0-5 0-8 0-13-28 0-33 0-33-19 0-26 0-52 0-77 0-45 30-69 57-69 26 0 31 23 31 47 0 33 0 66 0 99 0 19-5 19-32 19 0 5 0 8 0 13 14 0 36-1 46-1 12 0 34 1 48 1 0-5 0-8 0-13-21 0-32 0-33-12 0-28 0-54 0-82 0-36 0-49-12-63-6-8-21-16-45-16-31 0-51 18-62 44 0-14 0-30 0-44-20 1-40 4-60 5 0 3 0 8 0 12 30 0 32 3 32 24z"><text:p/></draw:path><draw:path draw:style-name="gr1083" draw:text-style-name="P11" svg:width="0.0378in" svg:height="0.1657in" svg:x="1.6547in" svg:y="1.1783in" svg:viewBox="0 0 97 422" svg:d="M97 418c0-2 0-2-7-9-53-54-66-133-66-198 0-73 17-146 68-199 5-5 5-6 5-7 0-3-1-5-3-5-5 0-42 29-68 83-21 47-26 93-26 128 0 34 5 84 28 132 25 52 61 79 66 79 2 0 3-1 3-4z"><text:p/></draw:path><draw:path draw:style-name="gr1083" draw:text-style-name="P11" svg:width="0.0894in" svg:height="0.0748in" svg:x="1.7075in" svg:y="1.2291in" svg:viewBox="0 0 228 191" svg:d="M25 161c-1 7-5 17-5 18 0 8 6 12 14 12 4 0 12-4 15-12 0-1 5-21 7-31 4-14 6-26 10-39 2-8 5-18 7-27 1-8 5-20 6-22 6-13 28-52 69-52 19 0 22 16 22 30 0 27-20 81-27 99-4 9-5 14-5 19 0 20 16 35 35 35 39 0 55-61 55-65 0-5-4-5-5-5-3 0-3 1-6 9-8 27-23 51-43 51-7 0-10-3-10-13 0-11 4-22 8-30 8-23 25-70 25-94 0-27-18-44-48-44-39 0-59 26-66 36-3-23-19-36-39-36-19 0-27 16-32 24-6 14-12 38-12 41s4 3 5 3c5 0 5 0 7-9 7-30 16-51 31-51 9 0 13 6 13 21 0 8-1 13-7 35-8 32-15 64-24 97z"><text:p/></draw:path><draw:path draw:style-name="gr1083" draw:text-style-name="P11" svg:width="0.0169in" svg:height="0.1185in" svg:x="1.8165in" svg:y="1.1839in" svg:viewBox="0 0 44 302" svg:d="M28 215c6-65 10-129 16-193 0-14-12-22-22-22-12 0-22 8-22 22 6 63 11 128 17 192 0 6 0 9 5 9 4 0 6-1 6-8zM44 280c0-12-10-22-22-22-14 0-22 8-22 22 0 12 8 22 22 22 12 0 22-9 22-22z"><text:p/></draw:path><draw:path draw:style-name="gr1083" draw:text-style-name="P11" svg:width="0.0382in" svg:height="0.1657in" svg:x="1.8579in" svg:y="1.1783in" svg:viewBox="0 0 98 422" svg:d="M98 211c0-32-4-84-27-131-27-52-63-80-66-80s-5 2-5 5c0 1 0 2 8 9 41 42 65 110 65 197 0 72-15 147-67 199-6 6-6 6-6 8s2 4 5 4 42-28 67-82c22-46 26-93 26-129z"><text:p/></draw:path><draw:path draw:style-name="gr1083" draw:text-style-name="P11" svg:width="0.1102in" svg:height="0.0382in" svg:x="0.4283in" svg:y="1.5961in" svg:viewBox="0 0 281 98" svg:d="M266 17c6 0 15 0 15-9 0-8-9-8-15-8-84 0-169 0-253 0-5 0-13 0-13 8 0 9 8 9 14 9 84 0 168 0 252 0zM266 98c6 0 15 0 15-8s-9-8-15-8c-84 0-168 0-252 0-6 0-14 0-14 8s8 8 13 8c84 0 169 0 253 0z"><text:p/></draw:path><draw:path draw:style-name="gr1083" draw:text-style-name="P11" svg:width="0.0894in" svg:height="0.0748in" svg:x="0.8268in" svg:y="1.472in" svg:viewBox="0 0 228 191" svg:d="M24 162c-1 6-4 16-4 18 0 7 6 11 12 11s14-4 16-12c1 0 6-21 8-31 4-12 6-26 10-38 2-9 5-19 7-28 1-8 5-20 5-21 7-13 29-51 70-51 18 0 22 15 22 28 0 27-21 81-27 99-4 9-5 15-5 19 0 20 16 35 35 35 39 0 55-61 55-65s-4-4-5-4c-5 0-5 2-6 8-8 28-23 52-43 52-7 0-11-4-11-14 0-11 4-20 9-30 7-23 25-68 25-92 0-29-18-46-48-46-39 0-59 28-66 37-3-24-19-37-39-37s-27 17-32 24c-6 14-12 40-12 41 0 5 4 5 5 5 3 0 5-2 7-10 7-30 16-50 30-50 10 0 13 4 13 19 0 8-1 13-6 35-8 32-17 66-25 98z"><text:p/></draw:path><draw:path draw:style-name="gr1083" draw:text-style-name="P11" svg:width="0.0512in" svg:height="0.0768in" svg:x="0.9287in" svg:y="1.4075in" svg:viewBox="0 0 131 196" svg:d="M131 142c-4 0-7 0-11 0-1 7-4 24-7 26s-25 2-30 2c-18 0-36 0-54 0 31-27 42-36 59-49 22-18 43-36 43-63 0-36-31-58-70-58-36 0-61 25-61 53 0 14 12 15 16 15 7 0 15-4 15-15 0-5-2-16-18-16 10-20 30-27 43-27 30 0 46 24 46 48 0 25-19 45-28 56-24 23-48 47-72 70-2 3-2 3-2 12 41 0 80 0 121 0 4-18 6-36 10-54z"><text:p/></draw:path><draw:path draw:style-name="gr1083" draw:text-style-name="P11" svg:width="0.5886in" svg:height="0.0063in" svg:x="0.6142in" svg:y="1.613in" svg:viewBox="0 0 1496 17" svg:d="M749 17c-250 0-499 0-749 0 0-6 0-11 0-17 499 0 997 0 1496 0 0 6 0 11 0 17-249 0-498 0-747 0z"><text:p/></draw:path><draw:path draw:style-name="gr1083" draw:text-style-name="P11" svg:width="0.0382in" svg:height="0.1654in" svg:x="0.6307in" svg:y="1.6476in" svg:viewBox="0 0 98 421" svg:d="M98 416c0-1 0-1-7-8-53-54-67-133-67-198 0-73 17-146 68-199 6-5 6-6 6-7 0-3-2-4-4-4-4 0-42 28-68 82-21 46-26 93-26 128 0 34 5 84 28 132 25 52 62 79 66 79 2 0 4-1 4-5z"><text:p/></draw:path><draw:path draw:style-name="gr1083" draw:text-style-name="P11" svg:width="0.0898in" svg:height="0.0748in" svg:x="0.6835in" svg:y="1.6984in" svg:viewBox="0 0 229 191" svg:d="M25 161c-1 7-3 17-3 18 0 8 6 12 12 12 4 0 12-4 15-12 0-1 5-21 9-31 2-12 6-26 8-38 2-9 5-19 7-28 3-8 5-20 6-22 6-12 29-50 69-50 19 0 22 15 22 28 0 27-20 81-27 99-4 9-4 14-4 19 0 20 15 35 34 35 41 0 56-61 56-65 0-5-5-5-6-5-3 0-3 1-6 9-8 28-23 51-43 51-7 0-10-3-10-13 0-11 4-22 8-30 8-23 26-70 26-94 0-27-19-44-49-44-39 0-59 26-66 36-1-23-19-36-39-36-19 0-27 17-31 24-7 14-13 40-13 41 0 3 4 2 5 3 5 0 5 0 7-9 7-30 16-49 31-49 9 0 13 4 13 19 0 8-1 13-7 35-8 32-15 64-24 97z"><text:p/></draw:path><draw:path draw:style-name="gr1083" draw:text-style-name="P11" svg:width="0.1098in" svg:height="0.1102in" svg:x="0.8248in" svg:y="1.6748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1083" draw:text-style-name="P11" svg:width="0.0539in" svg:height="0.1102in" svg:x="0.9961in" svg:y="1.6602in" svg:viewBox="0 0 138 281" svg:d="M86 11c0-10 0-11-10-11-26 28-63 28-76 28 0 3 0 8 0 12 8 0 32 0 55-11 0 73 0 145 0 218 0 16-2 21-39 21-5 0-9 0-14 0 0 4 0 8 0 13 15-1 51-1 69-1 17 0 53 0 67 1 0-5 0-9 0-13-5 0-8 0-13 0-37 0-39-5-39-21 0-79 0-157 0-236z"><text:p/></draw:path><draw:path draw:style-name="gr1083" draw:text-style-name="P11" svg:width="0.0378in" svg:height="0.1654in" svg:x="1.0736in" svg:y="1.6476in" svg:viewBox="0 0 97 421" svg:d="M97 210c0-32-3-84-27-131-26-53-62-79-66-79-3 0-4 1-4 4 0 1 0 2 8 9 41 42 65 109 65 197 0 72-15 146-67 199-6 6-6 6-6 7 0 4 1 5 4 5 4 0 43-29 67-83 21-45 26-92 26-128z"><text:p/></draw:path><draw:path draw:style-name="gr1083" draw:text-style-name="P11" svg:width="0.0512in" svg:height="0.0772in" svg:x="1.1358in" svg:y="1.6457in" svg:viewBox="0 0 131 197" svg:d="M131 143c-4 0-7 0-11 0 0 6-4 24-7 26-3 3-25 3-29 3-18 0-37 0-55 0 31-28 42-36 60-51 21-17 42-35 42-63 0-36-31-58-70-58-36 0-61 26-61 53 0 15 13 17 16 17 7 0 15-5 15-16 0-5-2-16-17-16 9-20 29-27 44-27 28 0 44 23 44 47 0 26-18 46-28 56-24 24-46 47-70 71-4 2-4 3-4 12 41 0 80 0 121 0 4-18 6-36 10-54z"><text:p/></draw:path><draw:path draw:style-name="gr1083" draw:text-style-name="P11" svg:width="0.0366in" svg:height="0.1146in" svg:x="1.2484in" svg:y="1.4307in" svg:viewBox="0 0 94 292" svg:d="M61 0c-20 1-41 2-61 4 0 4 0 8 0 13 30 0 34 3 34 24 0 73 0 146 0 219 0 18-5 18-34 18 0 5 0 9 0 14 14 0 36-2 47-2s31 2 47 2c0-5 0-9 0-14-28 0-33 0-33-18 0-86 0-174 0-260z"><text:p/></draw:path><draw:path draw:style-name="gr1083" draw:text-style-name="P11" svg:width="0.0831in" svg:height="0.0728in" svg:x="1.2937in" svg:y="1.472in" svg:viewBox="0 0 212 186" svg:d="M34 42c0 37 0 76 0 113 0 18-5 18-34 18 0 5 0 8 0 13 16 0 37-1 48-1s34 1 47 1c0-5 0-8 0-13-28 0-33 0-33-18 0-27 0-52 0-78 0-45 30-67 57-67s31 22 31 46c0 33 0 66 0 99 0 18-4 18-32 18 0 5 0 8 0 13 14 0 36-1 48-1 10 0 32 1 46 1 0-5 0-8 0-13-21 0-32 0-32-12 0-27 0-54 0-81 0-36 0-49-13-64-6-8-21-16-45-16-31 0-50 18-62 44 0-14 0-30 0-44-20 1-40 4-60 5 0 5 0 8 0 13 30 0 34 2 34 24z"><text:p/></draw:path><draw:path draw:style-name="gr1083" draw:text-style-name="P11" svg:width="0.0382in" svg:height="0.1654in" svg:x="1.3972in" svg:y="1.4213in" svg:viewBox="0 0 98 421" svg:d="M98 418c0-2 0-3-7-10-53-53-66-133-66-197 0-74 16-147 67-200 6-5 6-6 6-7 0-3-2-4-4-4-4 0-42 29-68 82-21 46-26 93-26 129 0 33 5 83 28 131 25 52 62 79 66 79 2 0 4-1 4-3z"><text:p/></draw:path><draw:path draw:style-name="gr1083" draw:text-style-name="P11" svg:width="0.0898in" svg:height="0.0748in" svg:x="1.45in" svg:y="1.472in" svg:viewBox="0 0 229 191" svg:d="M25 162c-1 6-3 16-3 18 0 7 6 11 12 11 4 0 12-4 15-12 3-11 6-21 9-31 2-12 6-26 8-38 2-9 6-19 7-28 3-8 6-20 6-21 6-13 29-51 69-51 19 0 22 15 22 28 0 27-20 81-27 99-4 9-4 15-4 19 0 20 15 35 35 35 40 0 55-61 55-65s-5-4-6-4c-3 0-3 2-6 8-8 28-21 52-43 52-7 0-10-4-10-14 0-11 4-20 8-30 8-23 26-68 26-92 0-29-18-46-49-46-37 0-59 28-66 37-1-24-19-37-39-37-19 0-27 17-31 24-7 14-13 40-13 41 0 5 4 3 5 5 5 0 5-2 7-10 7-30 16-50 31-50 9 0 13 4 13 19 0 8-1 13-7 35-8 32-15 66-24 98z"><text:p/></draw:path><draw:path draw:style-name="gr1083" draw:text-style-name="P11" svg:width="0.0169in" svg:height="0.1181in" svg:x="1.5591in" svg:y="1.426in" svg:viewBox="0 0 44 301" svg:d="M29 214c5-64 11-129 15-192 0-15-10-22-21-22s-23 7-23 22c6 63 11 128 17 192 0 6 1 9 6 9 3 0 5-2 6-9zM44 280c0-12-9-23-21-23s-23 11-23 23 11 21 23 21 21-9 21-21z"><text:p/></draw:path><draw:path draw:style-name="gr1083" draw:text-style-name="P11" svg:width="0.0378in" svg:height="0.1654in" svg:x="1.6008in" svg:y="1.4213in" svg:viewBox="0 0 97 421" svg:d="M97 211c0-33-5-84-27-132-26-51-62-79-66-79-3 0-4 1-4 4 0 1 0 2 7 9 42 42 66 109 66 198 0 72-15 145-68 199-5 5-5 6-5 8s1 3 4 3c4 0 42-29 67-81 21-47 26-94 26-129z"><text:p/></draw:path><draw:path draw:style-name="gr1083" draw:text-style-name="P11" svg:width="0.1102in" svg:height="0.1102in" svg:x="1.702in" svg:y="1.4484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1083" draw:text-style-name="P11" svg:width="0.0366in" svg:height="0.1146in" svg:x="1.8638in" svg:y="1.4307in" svg:viewBox="0 0 94 292" svg:d="M61 0c-20 1-41 2-61 4 0 4 0 8 0 13 30 0 34 3 34 24 0 73 0 146 0 219 0 18-5 18-34 18 0 5 0 9 0 14 14 0 36-2 47-2s31 2 47 2c0-5 0-9 0-14-28 0-33 0-33-18 0-86 0-174 0-260z"><text:p/></draw:path><draw:path draw:style-name="gr1083" draw:text-style-name="P11" svg:width="0.0831in" svg:height="0.0728in" svg:x="1.9098in" svg:y="1.472in" svg:viewBox="0 0 212 186" svg:d="M34 42c0 37 0 76 0 113 0 18-5 18-34 18 0 5 0 8 0 13 16 0 37-1 48-1s34 1 48 1c0-5 0-8 0-13-29 0-34 0-34-18 0-27 0-52 0-78 0-45 30-67 58-67 26 0 31 22 31 46 0 33 0 66 0 99 0 18-5 18-33 18 0 5 0 8 0 13 14 0 36-1 48-1 10 0 32 1 46 1 0-5 0-8 0-13-21 0-32 0-32-12 0-27 0-54 0-81 0-36 0-49-13-64-6-8-21-16-45-16-31 0-50 18-62 44 0-14 0-30 0-44-20 1-40 4-60 5 0 5 0 8 0 13 30 0 34 2 34 24z"><text:p/></draw:path><draw:path draw:style-name="gr1083" draw:text-style-name="P11" svg:width="0.0382in" svg:height="0.1654in" svg:x="2.013in" svg:y="1.4213in" svg:viewBox="0 0 98 421" svg:d="M98 418c0-2 0-3-7-10-53-53-66-133-66-197 0-74 16-147 67-200 6-5 6-6 6-7 0-3-2-4-4-4-4 0-42 29-68 82-21 46-26 93-26 129 0 33 5 83 28 131 25 52 62 79 66 79 2 0 4-1 4-3z"><text:p/></draw:path><draw:path draw:style-name="gr1083" draw:text-style-name="P11" svg:width="0.0898in" svg:height="0.0748in" svg:x="2.0661in" svg:y="1.472in" svg:viewBox="0 0 229 191" svg:d="M25 162c-1 6-3 16-3 18 0 7 6 11 12 11 4 0 13-4 15-12 3-11 6-21 9-31 2-12 6-26 8-38 4-9 6-19 7-28 3-8 6-20 6-21 6-13 29-51 69-51 19 0 22 15 22 28 0 27-20 81-27 99-4 9-4 15-4 19 0 20 15 35 35 35 40 0 55-61 55-65s-3-4-6-4-3 2-6 8c-8 28-21 52-43 52-7 0-10-4-10-14 0-11 4-20 8-30 8-23 26-68 26-92 0-29-18-46-49-46-37 0-59 28-66 37-1-24-19-37-39-37-19 0-27 17-31 24-7 14-13 40-13 41 0 5 4 3 5 5 5 0 5-2 7-10 7-30 16-50 31-50 9 0 13 4 13 19 0 8-1 13-7 35-8 32-15 66-24 98z"><text:p/></draw:path><draw:path draw:style-name="gr1083" draw:text-style-name="P11" svg:width="0.1098in" svg:height="0.1102in" svg:x="2.2071in" svg:y="1.4484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1083" draw:text-style-name="P11" svg:width="0.0543in" svg:height="0.1102in" svg:x="2.3787in" svg:y="1.4343in" svg:viewBox="0 0 139 281" svg:d="M86 12c0-11 0-12-9-12-27 28-64 28-77 28 0 4 0 8 0 13 8 0 32 0 55-11 0 73 0 145 0 218 0 15-1 20-39 20-5 0-9 0-14 0 0 4 0 8 0 13 15-1 52-1 69-1s53 0 68 1c0-5 0-9 0-13-5 0-9 0-14 0-37 0-39-4-39-20 0-79 0-157 0-236z"><text:p/></draw:path><draw:path draw:style-name="gr1083" draw:text-style-name="P11" svg:width="0.0382in" svg:height="0.1654in" svg:x="2.4563in" svg:y="1.4213in" svg:viewBox="0 0 98 421" svg:d="M98 211c0-33-4-84-28-132-26-51-62-79-65-79s-5 1-5 4c0 1 0 2 8 9 41 42 65 109 65 198 0 72-15 145-67 199-6 5-6 6-6 8s2 3 5 3 42-29 67-81c20-47 26-94 26-129z"><text:p/></draw:path><draw:path draw:style-name="gr1083" draw:text-style-name="P11" svg:width="1.2677in" svg:height="0.0063in" svg:x="1.2433in" svg:y="1.613in" svg:viewBox="0 0 3221 17" svg:d="M1611 17c-537 0-1074 0-1611 0 0-6 0-11 0-17 1074 0 2148 0 3221 0 0 6 0 11 0 17-536 0-1073 0-1610 0z"><text:p/></draw:path><draw:path draw:style-name="gr1083" draw:text-style-name="P11" svg:width="0.0366in" svg:height="0.115in" svg:x="1.676in" svg:y="1.6555in" svg:viewBox="0 0 94 293" svg:d="M61 0c-20 1-41 4-61 5 0 5 0 8 0 13 30 0 32 2 32 24 0 73 0 145 0 218 0 20-4 20-32 20 0 4 0 8 0 13 14 0 36-1 47-1s31 1 47 1c0-5 0-9 0-13-29 0-33 0-33-20 0-86 0-174 0-260z"><text:p/></draw:path><draw:path draw:style-name="gr1083" draw:text-style-name="P11" svg:width="0.0831in" svg:height="0.0728in" svg:x="1.7217in" svg:y="1.6984in" svg:viewBox="0 0 212 186" svg:d="M34 41c0 37 0 75 0 113 0 19-5 19-34 19 0 5 0 8 0 13 14 0 36-1 48-1 11 0 32 1 47 1 0-5 0-8 0-13-28 0-33 0-33-19 0-26 0-52 0-77 0-45 30-67 57-67 26 0 31 22 31 46 0 33 0 65 0 98 0 19-5 19-32 19 0 5 0 8 0 13 14 0 36-1 48-1 10 0 32 1 46 1 0-5 0-8 0-13-21 0-32 0-32-12 0-27 0-54 0-81 0-37 0-50-13-64-6-8-21-16-45-16-31 0-50 18-62 44 0-14 0-30 0-44-20 1-40 4-60 5 0 5 0 8 0 13 30 0 34 2 34 23z"><text:p/></draw:path><draw:path draw:style-name="gr1083" draw:text-style-name="P11" svg:width="0.0378in" svg:height="0.1654in" svg:x="1.8252in" svg:y="1.6476in" svg:viewBox="0 0 97 421" svg:d="M97 416c0-1 0-1-7-8-52-54-66-133-66-198 0-73 17-146 68-199 5-5 5-6 5-7 0-3-1-4-3-4-5 0-42 28-68 82-21 46-26 93-26 128 0 34 5 84 28 132 25 52 61 79 66 79 2 0 3-1 3-5z"><text:p/></draw:path><draw:path draw:style-name="gr1083" draw:text-style-name="P11" svg:width="0.0894in" svg:height="0.0748in" svg:x="1.878in" svg:y="1.6984in" svg:viewBox="0 0 228 191" svg:d="M25 161c-1 7-3 17-3 18 0 8 4 12 12 12 4 0 12-4 15-12 0-1 5-21 7-31 4-12 6-26 10-38 2-9 5-19 7-28 3-8 5-20 6-22 6-12 29-50 69-50 19 0 22 15 22 28 0 27-20 81-27 99-4 9-4 14-4 19 0 20 15 35 34 35 39 0 55-61 55-65 0-5-4-5-5-5-3 0-3 1-6 9-8 28-23 51-43 51-7 0-10-3-10-13 0-11 4-22 8-30 8-23 25-70 25-94 0-27-18-44-48-44-39 0-59 26-66 36-3-23-19-36-39-36-19 0-27 17-31 24-7 14-13 40-13 41 0 3 4 2 5 3 5 0 5 0 7-9 7-30 16-49 31-49 9 0 13 4 13 19 0 8-1 13-7 35-8 32-15 64-24 97z"><text:p/></draw:path><draw:path draw:style-name="gr1083" draw:text-style-name="P11" svg:width="0.0169in" svg:height="0.1181in" svg:x="1.987in" svg:y="1.6524in" svg:viewBox="0 0 44 301" svg:d="M28 214c6-65 10-129 16-194 0-13-10-20-21-20-12 0-23 7-23 20 6 64 11 129 17 192 0 8 0 10 6 10 3 0 5-1 5-8zM44 278c0-12-9-21-21-21-13 0-23 8-23 21 0 12 10 23 23 23 12 0 21-9 21-23z"><text:p/></draw:path><draw:path draw:style-name="gr1083" draw:text-style-name="P11" svg:width="0.0382in" svg:height="0.1654in" svg:x="2.0283in" svg:y="1.6476in" svg:viewBox="0 0 98 421" svg:d="M98 210c0-32-4-84-27-131-25-53-63-79-66-79s-5 1-5 4c0 1 0 2 8 9 41 42 65 109 65 197 0 72-15 146-67 199-6 6-6 6-6 7 0 4 2 5 5 5s42-29 67-83c22-45 26-92 26-128z"><text:p/></draw:path><draw:path draw:style-name="gr1083" draw:text-style-name="P11" svg:width="0.1102in" svg:height="0.0382in" svg:x="0.4283in" svg:y="2.0661in" svg:viewBox="0 0 281 98" svg:d="M266 17c6 0 15 0 15-9 0-8-9-8-15-8-84 0-169 0-253 0-5 0-13 0-13 8 0 9 8 9 14 9 84 0 168 0 252 0zM266 98c6 0 15 0 15-8s-9-8-15-8c-84 0-168 0-252 0-6 0-14 0-14 8s8 8 13 8c84 0 169 0 253 0z"><text:p/></draw:path><draw:path draw:style-name="gr1083" draw:text-style-name="P11" svg:width="0.0894in" svg:height="0.0748in" svg:x="0.8268in" svg:y="1.9406in" svg:viewBox="0 0 228 191" svg:d="M24 162c-1 6-4 16-4 18 0 7 6 11 12 11s14-3 16-11c1-1 6-22 8-31 4-13 6-25 10-39 2-9 5-19 7-28 1-8 5-20 5-21 7-13 29-51 70-51 18 0 22 15 22 30 0 25-21 79-27 97-4 9-5 15-5 20 0 19 16 34 35 34 39 0 55-61 55-65s-4-4-5-4c-5 0-5 2-6 8-8 28-23 52-43 52-7 0-11-4-11-14 0-11 4-20 9-30 7-23 25-68 25-92 0-29-18-46-48-46-39 0-59 28-66 37-3-24-19-37-39-37s-27 17-32 24c-6 14-12 40-12 41 0 5 4 5 5 5 3 0 5-2 7-10 7-30 16-50 30-50 10 0 13 4 13 19 0 8-1 13-6 36-8 32-17 65-25 97z"><text:p/></draw:path><draw:path draw:style-name="gr1083" draw:text-style-name="P11" svg:width="0.0512in" svg:height="0.0768in" svg:x="0.9287in" svg:y="1.8776in" svg:viewBox="0 0 131 196" svg:d="M131 142c-4 0-7 0-11 0-1 7-4 24-7 27-3 1-25 1-30 1-18 0-36 0-54 0 31-27 42-36 59-49 22-18 43-36 43-63 0-36-31-58-70-58-36 0-61 25-61 53 0 14 12 15 16 15 7 0 15-4 15-15 0-5-2-16-18-16 10-20 30-26 43-26 30 0 46 23 46 47 0 25-19 45-28 56-24 23-48 47-72 70-2 3-2 3-2 12 41 0 80 0 121 0 4-18 6-36 10-54z"><text:p/></draw:path><draw:path draw:style-name="gr1083" draw:text-style-name="P11" svg:width="0.5886in" svg:height="0.0063in" svg:x="0.6142in" svg:y="2.0815in" svg:viewBox="0 0 1496 17" svg:d="M749 17c-250 0-499 0-749 0 0-6 0-11 0-17 499 0 997 0 1496 0 0 6 0 11 0 17-249 0-498 0-747 0z"><text:p/></draw:path><draw:path draw:style-name="gr1083" draw:text-style-name="P11" svg:width="0.0382in" svg:height="0.1654in" svg:x="0.6307in" svg:y="2.1165in" svg:viewBox="0 0 98 421" svg:d="M98 418c0-3 0-3-7-10-53-53-67-133-67-198 0-73 17-146 68-199 6-5 6-6 6-7 0-3-2-4-4-4-4 0-42 29-68 82-21 46-26 93-26 128 0 34 5 84 28 132 25 52 62 79 66 79 2 0 4-1 4-3z"><text:p/></draw:path><draw:path draw:style-name="gr1083" draw:text-style-name="P11" svg:width="0.0898in" svg:height="0.0748in" svg:x="0.6835in" svg:y="2.1669in" svg:viewBox="0 0 229 191" svg:d="M25 161c-1 7-3 17-3 19 0 7 6 11 12 11 4 0 12-4 15-12 3-11 5-21 9-31 2-12 6-26 8-38 2-9 5-19 7-28 3-8 5-20 6-21 6-13 29-51 69-51 19 0 22 15 22 28 0 27-20 81-27 99-4 9-4 14-4 19 0 20 15 35 34 35 41 0 56-61 56-65 0-5-5-5-6-5-3 0-3 3-6 9-8 28-23 51-43 51-7 0-10-3-10-13 0-11 4-20 8-30 8-23 26-68 26-92 0-29-19-46-49-46-39 0-59 26-66 36-1-23-19-36-39-36-19 0-27 17-31 24-7 14-13 40-13 41 0 5 4 3 5 5 5 0 5-2 7-11 7-29 16-49 31-49 9 0 13 4 13 19 0 8-1 13-7 35-8 32-15 64-24 97z"><text:p/></draw:path><draw:path draw:style-name="gr1083" draw:text-style-name="P11" svg:width="0.1098in" svg:height="0.1102in" svg:x="0.8248in" svg:y="2.1433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1083" draw:text-style-name="P11" svg:width="0.0539in" svg:height="0.1102in" svg:x="0.9961in" svg:y="2.1303in" svg:viewBox="0 0 138 281" svg:d="M86 11c0-10 0-11-10-11-26 28-63 28-76 28 0 4 0 8 0 13 8 0 32 0 55-12 0 73 0 145 0 218 0 16-2 21-39 21-5 0-9 0-14 0 0 4 0 8 0 13 15-1 51-1 69-1 17 0 53 0 67 1 0-5 0-9 0-13-5 0-8 0-13 0-37 0-39-5-39-21 0-79 0-157 0-236z"><text:p/></draw:path><draw:path draw:style-name="gr1083" draw:text-style-name="P11" svg:width="0.0378in" svg:height="0.1654in" svg:x="1.0736in" svg:y="2.1165in" svg:viewBox="0 0 97 421" svg:d="M97 210c0-32-3-84-27-131-26-51-62-79-66-79-3 0-4 1-4 4 0 1 0 2 8 9 41 42 65 109 65 197 0 72-15 146-67 200-6 5-6 5-6 8 0 2 1 3 4 3 4 0 43-29 67-81 21-47 26-94 26-130z"><text:p/></draw:path><draw:path draw:style-name="gr1083" draw:text-style-name="P11" svg:width="0.0512in" svg:height="0.0772in" svg:x="1.1358in" svg:y="2.1157in" svg:viewBox="0 0 131 197" svg:d="M131 143c-4 0-7 0-11 0 0 6-4 24-7 26-3 3-25 3-29 3-18 0-37 0-55 0 31-28 42-36 60-51 21-17 42-35 42-63 0-35-31-58-70-58-36 0-61 26-61 53 0 15 13 17 16 17 7 0 15-5 15-16 0-5-2-16-17-16 9-20 29-27 44-27 28 0 44 23 44 47 0 26-18 46-28 57-24 23-46 47-70 70-4 2-4 3-4 12 41 0 80 0 121 0 4-18 6-36 10-54z"><text:p/></draw:path><draw:path draw:style-name="gr1083" draw:text-style-name="P11" svg:width="0.0799in" svg:height="0.0547in" svg:x="0.5906in" svg:y="2.2965in" svg:viewBox="0 0 204 140" svg:d="M204 102c0-10 0-12-6-12-26 0-67-4-106-23-45-23-62-49-73-65-1-2-3-2-9-2-10 0-10 0-10 11 0 2 0 5 0 7 56 103 151 122 194 122 10 0 10 0 10-12 0-8 0-18 0-26z"><text:p/></draw:path><draw:path draw:style-name="gr1083" draw:text-style-name="P11" svg:width="0.165in" svg:height="0.0193in" svg:x="0.6689in" svg:y="2.3319in" svg:viewBox="0 0 420 50" svg:d="M210 50c-70 0-140 0-210 0 0-16 0-33 0-50 140 0 280 0 420 0 0 17 0 34 0 50-70 0-140 0-210 0z"><text:p/></draw:path><draw:path draw:style-name="gr1083" draw:text-style-name="P11" svg:width="0.0799in" svg:height="0.0547in" svg:x="0.8323in" svg:y="2.3319in" svg:viewBox="0 0 204 140" svg:d="M204 124c-58-105-152-124-196-124-8 0-8 0-8 12 0 8 0 18 0 26 0 10 0 12 6 12 25 0 67 4 106 23 45 23 62 49 73 66 1 1 3 1 9 1 10 0 10 0 10-10 0-3 0-4 0-6z"><text:p/></draw:path><draw:path draw:style-name="gr1083" draw:text-style-name="P11" svg:width="0.0799in" svg:height="0.0547in" svg:x="0.9047in" svg:y="2.3319in" svg:viewBox="0 0 204 140" svg:d="M204 12c0-12 0-12-8-12-44 0-138 20-196 124 0 2 0 3 0 6 0 10 1 10 11 10 7 0 8 0 11-3 33-55 92-84 177-87 5 0 5-2 5-12 0-8 0-18 0-26z"><text:p/></draw:path><draw:path draw:style-name="gr1083" draw:text-style-name="P11" svg:width="0.1646in" svg:height="0.0193in" svg:x="0.9835in" svg:y="2.3319in" svg:viewBox="0 0 419 50" svg:d="M210 50c-70 0-140 0-210 0 0-16 0-33 0-50 139 0 280 0 419 0 0 17 0 34 0 50-70 0-139 0-209 0z"><text:p/></draw:path><draw:path draw:style-name="gr1083" draw:text-style-name="P11" svg:width="0.0799in" svg:height="0.0547in" svg:x="1.1469in" svg:y="2.2965in" svg:viewBox="0 0 204 140" svg:d="M204 11c0-11-1-11-11-11-7 0-8 0-9 4-35 55-94 85-179 86-5 0-5 2-5 12 0 8 0 18 0 26 0 12 0 12 8 12 44 0 138-20 196-122 0-2 0-5 0-7z"><text:p/></draw:path><draw:path draw:style-name="gr1083" draw:text-style-name="P11" svg:width="0.1138in" svg:height="0.061in" svg:x="0.8185in" svg:y="2.4307in" svg:viewBox="0 0 290 156" svg:d="M248 85c-37 28-27 45-42 66 0 5 3 5 8 5 4 0 6 0 7-5 2-7 6-26 21-43 18-18 33-22 45-25 2-1 3-3 3-5s-2-4-6-5c-42-13-57-43-63-69-1-4-4-4-7-4-5 0-8 0-8 5 0 1 3 20 17 41 7 9 16 18 25 25-79 0-158 0-237 0-5 0-11 0-11 7s6 7 11 7c79 0 158 0 237 0z"><text:p/></draw:path><draw:path draw:style-name="gr1083" draw:text-style-name="P11" svg:width="0.0417in" svg:height="0.0768in" svg:x="0.9547in" svg:y="2.4138in" svg:viewBox="0 0 107 196" svg:d="M66 7c0-7 0-7-8-7-20 18-46 18-58 18 0 4 0 7 0 11 6 0 26 0 42-9 0 51 0 101 0 152 0 9 0 13-29 13-3 0-8 0-12 0 0 3 0 7 0 11 6 0 42-2 53-2 10 0 47 2 53 2 0-4 0-8 0-11-4 0-7 0-11 0-30 0-30-4-30-13 0-56 0-110 0-165z"><text:p/></draw:path><draw:path draw:style-name="gr1083" draw:text-style-name="P11" svg:width="0.0815in" svg:height="0.398in" svg:x="1.2846in" svg:y="1.8866in" svg:viewBox="0 0 208 1012" svg:d="M208 1007c0-1-2-3-3-4-15-15-43-44-72-90-67-108-98-245-98-408 0-113 15-259 85-385 34-60 67-94 86-113 2-1 2-2 2-3 0-4-4-4-9-4-6 0-7 0-13 6-142 128-186 322-186 499 0 166 38 333 145 459 9 9 24 27 42 42 5 6 6 6 12 6 5 0 9 0 9-5z"><text:p/></draw:path><draw:path draw:style-name="gr1083" draw:text-style-name="P11" svg:width="0.0543in" svg:height="0.1102in" svg:x="1.3874in" svg:y="2.0165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1083" draw:text-style-name="P11" svg:width="0.1102in" svg:height="0.1102in" svg:x="1.5016in" svg:y="2.0303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83" draw:text-style-name="P11" svg:width="0.0366in" svg:height="0.115in" svg:x="1.6835in" svg:y="1.8988in" svg:viewBox="0 0 94 293" svg:d="M61 0c-20 1-41 4-61 5 0 3 0 8 0 12 30 0 34 3 34 24 0 73 0 146 0 219 0 20-5 20-34 20 0 4 0 8 0 13 14-1 36-3 47-3 9 0 31 2 47 3 0-5 0-9 0-13-28 0-33 0-33-20 0-86 0-174 0-260z"><text:p/></draw:path><draw:path draw:style-name="gr1083" draw:text-style-name="P11" svg:width="0.0827in" svg:height="0.0732in" svg:x="1.7295in" svg:y="1.9406in" svg:viewBox="0 0 211 187" svg:d="M32 42c0 37 0 76 0 113 0 19-4 19-32 19 0 5 0 8 0 13 14-1 36-2 47-2 12 0 33 1 48 2 0-5 0-8 0-13-29 0-34 0-34-19 0-27 0-52 0-78 0-43 30-67 58-67 26 0 31 22 31 46 0 33 0 66 0 99 0 19-5 19-34 19 0 5 0 8 0 13 16-1 38-2 48-2 11 0 34 1 47 2 0-5 0-8 0-13-21 0-32 0-32-13 0-27 0-54 0-81 0-36 0-49-13-64-6-8-20-16-45-16-30 0-50 18-62 44 0-14 0-30 0-44-19 1-40 4-59 5 0 5 0 8 0 13 29 0 32 2 32 24z"><text:p/></draw:path><draw:path draw:style-name="gr1083" draw:text-style-name="P11" svg:width="0.0382in" svg:height="0.1654in" svg:x="1.8327in" svg:y="1.8902in" svg:viewBox="0 0 98 421" svg:d="M98 418c0-2 0-3-7-10-53-53-66-133-66-197 0-73 16-147 67-200 6-5 6-5 6-7 0-3-1-4-3-4-5 0-43 29-67 82-22 46-28 93-28 129 0 33 5 84 29 131 25 53 61 79 66 79 2 0 3-1 3-3z"><text:p/></draw:path><draw:path draw:style-name="gr1083" draw:text-style-name="P11" svg:width="0.0894in" svg:height="0.0748in" svg:x="1.8862in" svg:y="1.9406in" svg:viewBox="0 0 228 191" svg:d="M24 162c-1 6-4 16-4 18 0 7 6 11 12 11s14-3 16-11c1-1 6-22 8-31 4-13 6-25 10-39 2-9 5-19 7-28 1-8 5-20 5-21 7-13 29-51 70-51 18 0 22 15 22 30 0 25-21 79-27 97-4 9-5 15-5 20 0 19 14 34 35 34 39 0 55-61 55-65s-4-4-5-4c-5 0-5 2-6 8-9 28-23 52-43 52-7 0-11-4-11-14 0-11 4-20 9-30 7-23 25-68 25-92 0-29-18-46-48-46-39 0-59 28-66 37-3-24-21-37-40-37-20 0-26 17-31 24-7 14-12 40-12 41 0 5 4 5 5 5 3 0 5-2 7-10 7-30 16-50 30-50 8 0 13 4 13 19 0 8-1 13-6 36-8 32-17 65-25 97z"><text:p/></draw:path><draw:path draw:style-name="gr1083" draw:text-style-name="P11" svg:width="0.1102in" svg:height="0.1102in" svg:x="2.0268in" svg:y="1.9173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1083" draw:text-style-name="P11" svg:width="0.0543in" svg:height="0.1106in" svg:x="2.1984in" svg:y="1.9039in" svg:viewBox="0 0 139 282" svg:d="M86 12c0-11 0-12-9-12-27 28-64 28-77 28 0 4 0 8 0 13 8 0 34 0 55-11 0 73 0 145 0 218 0 15-1 21-39 21-5 0-9 0-14 0 0 5 0 8 0 13 15-2 52-2 69-2s54 0 68 2c0-5 0-8 0-13-5 0-8 0-13 0-38 0-40-5-40-21 0-79 0-157 0-236z"><text:p/></draw:path><draw:path draw:style-name="gr1083" draw:text-style-name="P11" svg:width="0.0382in" svg:height="0.1654in" svg:x="2.2756in" svg:y="1.8902in" svg:viewBox="0 0 98 421" svg:d="M98 211c0-33-4-84-27-132-25-51-63-79-66-79s-5 1-5 4c0 2 0 2 8 10 42 41 66 108 66 197 0 72-15 147-68 199-6 5-6 6-6 8s2 3 5 3 42-29 67-81c22-47 26-94 26-129z"><text:p/></draw:path><draw:path draw:style-name="gr1083" draw:text-style-name="P11" svg:width="0.6524in" svg:height="0.0063in" svg:x="1.6783in" svg:y="2.0815in" svg:viewBox="0 0 1658 17" svg:d="M829 17c-276 0-553 0-829 0 0-6 0-11 0-17 553 0 1105 0 1658 0 0 6 0 11 0 17-277 0-553 0-829 0z"><text:p/></draw:path><draw:path draw:style-name="gr1083" draw:text-style-name="P11" svg:width="0.0366in" svg:height="0.115in" svg:x="1.8035in" svg:y="2.1256in" svg:viewBox="0 0 94 293" svg:d="M61 0c-20 1-41 4-61 5 0 5 0 8 0 13 30 0 34 4 34 24 0 73 0 146 0 220 0 18-5 18-34 18 0 4 0 8 0 13 14 0 36-1 47-1s31 1 47 1c0-5 0-9 0-13-28 0-33 0-33-18 0-88 0-174 0-262z"><text:p/></draw:path><draw:path draw:style-name="gr1083" draw:text-style-name="P11" svg:width="0.0827in" svg:height="0.0728in" svg:x="1.8496in" svg:y="2.1669in" svg:viewBox="0 0 211 186" svg:d="M32 41c0 38 0 75 0 114 0 18-4 18-32 18 0 5 0 8 0 13 14 0 36-1 47-1s33 1 48 1c0-5 0-8 0-13-29 0-34 0-34-18 0-27 0-52 0-78 0-45 30-67 58-67 26 0 31 22 31 46 0 33 0 66 0 99 0 18-5 18-34 18 0 5 0 8 0 13 15 0 36-1 48-1 11 0 33 1 47 1 0-5 0-8 0-13-21 0-32 0-32-12 0-27 0-54 0-81 0-37 0-49-13-64-6-8-21-16-45-16-31 0-50 18-62 44 0-14 0-30 0-44-19 1-40 4-59 5 0 5 0 8 0 13 29 0 32 2 32 23z"><text:p/></draw:path><draw:path draw:style-name="gr1083" draw:text-style-name="P11" svg:width="0.0382in" svg:height="0.1654in" svg:x="1.9528in" svg:y="2.1165in" svg:viewBox="0 0 98 421" svg:d="M98 418c0-3 0-3-7-10-53-53-66-133-66-198 0-73 16-146 67-199 6-5 6-6 6-7 0-3-2-4-4-4-4 0-42 29-68 82-21 46-26 93-26 128 0 34 5 84 28 132 26 52 62 79 66 79 2 0 4-1 4-3z"><text:p/></draw:path><draw:path draw:style-name="gr1083" draw:text-style-name="P11" svg:width="0.0898in" svg:height="0.0748in" svg:x="2.0055in" svg:y="2.1669in" svg:viewBox="0 0 229 191" svg:d="M25 161c-1 7-3 17-3 19 0 7 6 11 12 11 4 0 13-4 15-12 3-11 6-21 9-31 2-12 6-26 8-38 4-9 6-19 7-28 3-8 6-20 6-21 6-13 29-51 69-51 19 0 22 15 22 28 0 27-20 81-27 99-4 9-4 14-4 19 0 20 15 35 35 35 40 0 55-61 55-65 0-5-3-5-5-5-4 0-4 3-7 9-8 28-21 51-43 51-7 0-10-3-10-13 0-11 4-20 8-30 8-23 26-68 26-92 0-29-18-46-49-46-37 0-58 26-65 36-2-23-20-36-40-36-19 0-27 17-31 24-7 14-13 40-13 41 0 5 5 5 6 5 4 0 4-2 7-11 6-29 16-49 30-49 9 0 13 4 13 19 0 8-1 13-7 35-8 32-15 64-24 97z"><text:p/></draw:path><draw:path draw:style-name="gr1083" draw:text-style-name="P11" svg:width="0.0177in" svg:height="0.1181in" svg:x="2.1146in" svg:y="2.122in" svg:viewBox="0 0 46 301" svg:d="M29 214c6-64 11-129 17-192 0-15-12-22-23-22s-23 7-23 22c6 63 11 127 17 190 0 8 1 11 6 11 3 0 5-2 6-9zM46 280c0-14-11-23-23-23s-23 9-23 23c0 12 11 21 23 21s23-9 23-21z"><text:p/></draw:path><draw:path draw:style-name="gr1083" draw:text-style-name="P11" svg:width="0.0378in" svg:height="0.1654in" svg:x="2.1563in" svg:y="2.1165in" svg:viewBox="0 0 97 421" svg:d="M97 210c0-32-5-84-27-131-26-51-62-79-66-79-3 0-4 1-4 4 0 1 0 2 7 9 42 42 66 109 66 197 0 72-15 146-68 200-5 5-5 5-5 8 0 2 1 3 4 3 4 0 42-29 67-81 21-47 26-94 26-130z"><text:p/></draw:path><draw:path draw:style-name="gr1083" draw:text-style-name="P11" svg:width="0.0807in" svg:height="0.398in" svg:x="2.3571in" svg:y="1.8866in" svg:viewBox="0 0 206 1012" svg:d="M206 505c0-165-37-332-144-458-9-10-25-27-42-42-4-5-6-5-12-5-4 0-8 0-8 4 0 2 1 3 2 4 15 15 42 44 71 89 69 109 99 246 99 408 0 114-15 259-84 385-34 60-69 95-87 113-1 1-1 3-1 4 0 5 4 5 8 5 6 0 8 0 14-8 141-128 184-321 184-499z"><text:p/></draw:path><draw:path draw:style-name="gr1083" draw:text-style-name="P11" svg:width="0.0799in" svg:height="0.0547in" svg:x="1.2469in" svg:y="2.2988in" svg:viewBox="0 0 204 140" svg:d="M204 102c0-10 0-12-6-12-26 0-68-4-106-23-45-23-63-49-73-66-1-1-3-1-9-1-10 0-10 0-10 11 0 2 0 3 0 6 56 104 151 123 194 123 10 0 10 0 10-12 0-8 0-18 0-26z"><text:p/></draw:path><draw:path draw:style-name="gr1083" draw:text-style-name="P11" svg:width="0.4614in" svg:height="0.0193in" svg:x="1.3248in" svg:y="2.3343in" svg:viewBox="0 0 1173 50" svg:d="M587 50c-196 0-391 0-587 0 0-16 0-33 0-50 391 0 782 0 1173 0 0 17 0 34 0 50-195 0-391 0-586 0z"><text:p/></draw:path><draw:path draw:style-name="gr1083" draw:text-style-name="P11" svg:width="0.0799in" svg:height="0.0547in" svg:x="1.7854in" svg:y="2.3343in" svg:viewBox="0 0 204 140" svg:d="M204 122c-58-103-152-122-196-122-8 0-8 0-8 12 0 8 0 18 0 26 0 10 0 12 6 12 25 0 67 4 106 23 44 23 62 49 73 65 1 2 3 2 8 2 10 0 11 0 11-10 0-3 0-5 0-8z"><text:p/></draw:path><draw:path draw:style-name="gr1083" draw:text-style-name="P11" svg:width="0.0799in" svg:height="0.0547in" svg:x="1.8579in" svg:y="2.3343in" svg:viewBox="0 0 204 140" svg:d="M204 12c0-12 0-12-8-12-44 0-138 20-196 122 0 3 0 5 0 8 0 10 0 10 10 10 8 0 8 0 10-3 35-55 93-85 179-87 5 0 5-2 5-12 0-8 0-18 0-26z"><text:p/></draw:path><draw:path draw:style-name="gr1083" draw:text-style-name="P11" svg:width="0.4614in" svg:height="0.0193in" svg:x="1.9366in" svg:y="2.3343in" svg:viewBox="0 0 1173 50" svg:d="M587 50c-196 0-391 0-587 0 0-16 0-33 0-50 391 0 782 0 1173 0 0 17 0 34 0 50-195 0-391 0-586 0z"><text:p/></draw:path><draw:path draw:style-name="gr1083" draw:text-style-name="P11" svg:width="0.0799in" svg:height="0.0547in" svg:x="2.3969in" svg:y="2.2988in" svg:viewBox="0 0 204 140" svg:d="M204 11c0-11 0-11-10-11-8 0-8 0-10 4-35 55-93 84-179 86-5 0-5 2-5 12 0 8 0 18 0 26 0 12 0 12 10 12 42 0 138-20 194-123 0-3 0-4 0-6z"><text:p/></draw:path><draw:path draw:style-name="gr1083" draw:text-style-name="P11" svg:width="0.1138in" svg:height="0.0606in" svg:x="1.5291in" svg:y="2.4394in" svg:viewBox="0 0 290 155" svg:d="M250 84c-38 28-42 66-42 67 0 4 2 4 6 4 6 0 7 0 8-5 1-7 6-26 22-42 16-18 32-23 44-26 1-2 2-3 2-4 0-4-1-4-4-5-44-14-58-44-64-69-1-4-5-4-8-4-5 0-6 0-6 4 0 1 2 20 16 40 8 11 16 20 26 26-80 0-159 0-238 0-5 0-12 0-12 7s7 7 12 7c79 0 158 0 238 0z"><text:p/></draw:path><draw:path draw:style-name="gr1083" draw:text-style-name="P11" svg:width="0.0421in" svg:height="0.0768in" svg:x="1.665in" svg:y="2.422in" svg:viewBox="0 0 108 196" svg:d="M67 8c0-8-1-8-8-8-19 18-47 18-59 18 0 4 0 7 0 11 7 0 26 0 43-9 0 51 0 101 0 152 0 9 0 13-30 13-3 0-7 0-11 0 0 3 0 7 0 11 5 0 42-2 53-2 9 0 46 2 53 2 0-4 0-8 0-11-4 0-7 0-11 0-30 0-30-4-30-13 0-54 0-110 0-164z"><text:p/></draw:path><draw:path draw:style-name="gr1083" draw:text-style-name="P11" svg:width="0.0236in" svg:height="0.0224in" svg:x="1.7886in" svg:y="2.4169in" svg:viewBox="0 0 61 58" svg:d="M54 58c2-3 5-6 7-9-13-14-26-29-39-43-5-6-9-6-10-6-7 0-12 7-12 12 0 4 1 7 6 11 16 12 32 23 48 35z"><text:p/></draw:path><draw:path draw:style-name="gr1083" draw:text-style-name="P11" svg:width="0.0579in" svg:height="0.0531in" svg:x="1.7803in" svg:y="2.4461in" svg:viewBox="0 0 148 136" svg:d="M115 53c0-16 0-27-13-37-12-11-26-16-43-16-29 0-48 11-48 29 0 9 6 14 14 14 7 0 13-6 13-13 0-5-2-12-9-14 9-8 27-8 29-8 16 0 34 11 34 36 0 4 0 6 0 10-16 0-36 1-57 10-27 9-35 25-35 38 0 25 31 34 52 34 24 0 38-15 44-26 1 12 8 23 23 23 9-9 29 0 29-27 0-6 0-11 0-17-4 0-6 0-10 0 0 6 0 11 0 17 0 2 0 16-11 16-12 0-12-14-12-18 0-16 0-34 0-51zM92 90c0 29-25 37-38 37-14 0-29-11-29-25 0-16 15-38 67-41 0 10 0 19 0 29z"><text:p/></draw:path><draw:path draw:style-name="gr1083" draw:text-style-name="P11" svg:width="0.0614in" svg:height="0.0732in" svg:x="1.8909in" svg:y="2.448in" svg:viewBox="0 0 157 187" svg:d="M67 176c-19 0-23 0-23-13 0-15 0-32 0-48 3 1 16 18 41 18 39 0 72-30 72-67 0-36-30-66-67-66-17 0-35 6-47 18 0-6 0-12 0-18-14 1-29 1-43 2 0 4 0 8 0 11 20 0 22 1 22 15 0 45 0 90 0 135 0 13-4 13-22 13 0 4 0 8 0 11 11 0 20-1 34-1 10 0 31 1 33 1 0-3 0-7 0-11zM44 31c10-14 27-23 42-23 26 0 45 27 45 58 0 34-23 59-48 59s-37-23-39-25c0-23 0-46 0-69z"><text:p/></draw:path><draw:path draw:style-name="gr1083" draw:text-style-name="P11" svg:width="0.0413in" svg:height="0.0508in" svg:x="1.9642in" svg:y="2.448in" svg:viewBox="0 0 106 130" svg:d="M44 62c0-25 11-55 40-55-4 3-6 6-6 11 0 10 8 14 13 14 7 0 15-4 15-14s-10-18-24-18c-15 0-32 8-40 31 0-11 0-20 0-31-14 1-28 1-42 2 0 4 0 8 0 11 19 0 22 3 22 17 0 25 0 52 0 77 0 12-3 12-22 12 0 3 0 7 0 11 1 0 22-2 34-2s25 2 38 2c0-4 0-8 0-11-2 0-4 0-6 0-22 0-22-4-22-13 0-15 0-29 0-44z"><text:p/></draw:path><draw:path draw:style-name="gr1083" draw:text-style-name="P11" svg:width="0.0252in" svg:height="0.078in" svg:x="2.0165in" svg:y="2.4197in" svg:viewBox="0 0 65 199" svg:d="M46 17c0-9-8-17-17-17s-17 7-17 17c0 11 8 18 17 18s17-9 17-18zM1 72c0 4 0 7 0 11 18 0 22 2 22 17 0 25 0 51 0 76 0 12-4 12-23 12 0 4 0 8 0 11 1 0 22-1 34-1 9 0 20 0 31 1 0-3 0-7 0-11-17 0-21 0-21-12 0-36 0-70 0-106-14 1-28 1-43 2z"><text:p/></draw:path><draw:path draw:style-name="gr1083" draw:text-style-name="P11" svg:width="0.0563in" svg:height="0.0531in" svg:x="2.0524in" svg:y="2.4461in" svg:viewBox="0 0 144 136" svg:d="M144 70c0-38-31-70-72-70s-72 32-72 70c0 36 32 66 72 66s72-30 72-66zM72 126c-11 0-28-4-37-18-7-12-9-28-9-42 0-12 0-30 11-42 7-8 19-16 35-16 17 0 30 9 36 18 8 11 10 26 10 40 0 13-2 30-10 42s-22 18-36 18z"><text:p/></draw:path><draw:path draw:style-name="gr1083" draw:text-style-name="P11" svg:width="0.0413in" svg:height="0.0508in" svg:x="2.1193in" svg:y="2.448in" svg:viewBox="0 0 106 130" svg:d="M44 62c0-25 12-55 40-55-2 3-5 6-5 11 0 10 7 14 13 14 8 0 14-4 14-14s-10-18-23-18c-16 0-31 8-40 31h-1c0-11 0-20 0-31-14 1-28 1-42 2 0 4 0 8 0 11 20 0 23 3 23 17 0 25 0 52 0 77 0 12-4 12-23 12 0 3 0 7 0 11 1 0 22-2 34-2 13 0 26 2 38 2 0-4 0-8 0-11-2 0-4 0-6 0-22 0-22-4-22-13 0-15 0-29 0-44z"><text:p/></draw:path><draw:path draw:style-name="gr1083" draw:text-style-name="P11" svg:width="0.0248in" svg:height="0.078in" svg:x="2.1724in" svg:y="2.4197in" svg:viewBox="0 0 64 199" svg:d="M46 17c0-9-8-17-18-17-9 0-17 7-17 17 0 11 9 18 17 18 9 0 18-9 18-18zM0 72c0 4 0 7 0 11 19 0 22 2 22 17 0 25 0 51 0 76 0 12-3 12-22 12 0 4 0 8 0 11 11 0 20-1 32-1 11 0 22 0 32 1 0-3 0-7 0-11-17 0-20 0-20-12 0-36 0-70 0-106-14 1-30 1-44 2z"><text:p/></draw:path></draw:g></draw:g></text:p>
      <text:p text:style-name="P1"/>
      <text:p text:style-name="P1">A priori <draw:g text:anchor-type="as-char" svg:y="-0.1543in" draw:z-index="9" draw:name="Shape10" draw:style-name="gr1081"><svg:title>TexMaths</svg:title><svg:desc>12§display§U_{n+1}{U_n}} \xton 1§svg§600§FALSE§</svg:desc><draw:g draw:style-name="gr2"><draw:path draw:style-name="gr1082" draw:text-style-name="P10" svg:width="1.1724in" svg:height="0.174in" svg:x="-0.0004in" svg:y="0.0079in" svg:viewBox="0 0 2979 443" svg:d="M0 0c993 0 1986 0 2979 0 0 148 0 295 0 443-993 0-1986 0-2979 0 0-148 0-295 0-443z"><text:p/></draw:path><draw:path draw:style-name="gr1083" draw:text-style-name="P11" svg:width="0.1146in" svg:height="0.1157in" svg:x="0.0024in" svg:y="0.0398in" svg:viewBox="0 0 292 295" svg:d="M239 44c5-16 12-30 46-31 2 0 7 0 7-8-3-1 0-5-6-5-13 0-28 1-42 1-15 0-30-1-45-1-2 0-7 0-7 8 0 5 4 5 7 5 24 1 29 10 29 19 0 2-1 8-1 9-13 49-25 99-39 150-14 55-62 91-104 91-29 0-52-18-52-53 0-1 0-14 5-32 13-55 28-111 41-165 4-14 5-19 35-19 12 0 14 0 14-8 0-5-5-5-6-5-11 0-42 1-54 1s-42-1-54-1c-3 0-8 0-8 8 0 5 5 5 12 5 1 0 9 0 17 1 7 2 10 2 10 6s-4 21-7 30c-3 12-6 26-9 38-4 16-24 96-26 104-2 11-2 18-2 24 0 50 38 79 82 79 54 0 105-47 120-102 12-50 25-99 37-149z"><text:p/></draw:path><draw:path draw:style-name="gr1083" draw:text-style-name="P11" svg:width="0.0709in" svg:height="0.052in" svg:x="0.1098in" svg:y="0.1268in" svg:viewBox="0 0 181 133" svg:d="M23 112c-1 3-4 10-4 12 0 6 6 9 11 9s8-5 11-7c2-2 5-12 6-18s5-19 6-26c2-8 3-14 5-21 3-12 4-14 13-26 8-11 21-27 44-27 17 0 17 15 17 21 0 18-12 50-17 62-3 9-5 11-5 16 0 15 14 26 28 26 30 0 43-41 43-45s-3-3-5-4c-4 0-4 1-6 5-7 24-19 36-31 36-6 0-7-5-7-11 0-7 1-11 7-24 3-8 16-40 16-56 0-29-23-34-39-34-25 0-42 14-50 26-2-20-19-26-31-26-13 0-21 10-24 16-6 10-11 27-11 28 0 5 5 5 6 5 4 0 4-1 6-9 5-17 10-32 22-32 7 0 9 6 9 15 0 5-2 15-5 24-2 7-4 20-6 26-3 12-6 25-9 39z"><text:p/></draw:path><draw:path draw:style-name="gr1083" draw:text-style-name="P11" svg:width="0.085in" svg:height="0.085in" svg:x="0.1949in" svg:y="0.1051in" svg:viewBox="0 0 217 217" svg:d="M115 116c30 0 61 0 91 0 4 0 11 0 11-7s-7-7-11-7c-30 0-61 0-91 0 0-30 0-61 0-91 0-4 0-11-7-11s-7 7-7 11c0 30 0 61 0 91-30 0-60 0-90 0-4 0-11 0-11 7s6 7 11 7c30 0 60 0 90 0 0 30 0 60 0 90 0 4 0 11 7 11s7-7 7-11c0-30 0-60 0-90z"><text:p/></draw:path><draw:path draw:style-name="gr1083" draw:text-style-name="P11" svg:width="0.0421in" svg:height="0.0768in" svg:x="0.3012in" svg:y="0.1008in" svg:viewBox="0 0 108 196" svg:d="M67 8c0-7-1-8-9-8-20 19-46 19-58 19 0 4 0 7 0 11 7 0 26 0 43-8 0 50 0 99 0 150 0 9 0 13-30 13-3 0-7 0-11 0 0 3 0 7 0 11 5 0 41-2 53-2 9 0 46 2 53 2 0-4 0-8 0-11-4 0-8 0-12 0-29 0-29-4-29-13 0-56 0-110 0-164z"><text:p/></draw:path><draw:path draw:style-name="gr1083" draw:text-style-name="P11" svg:width="0.115in" svg:height="0.1157in" svg:x="0.374in" svg:y="0.0398in" svg:viewBox="0 0 293 295" svg:d="M240 44c4-16 12-30 46-31 2 0 7 0 7-8-2-1 0-5-6-5-13 0-29 1-43 1-15 0-30-1-44-1-2 0-7 0-7 8 0 5 4 5 7 5 25 1 29 10 29 19 0 2-1 8-1 9-13 49-25 99-38 150-15 55-63 91-105 91-29 0-51-18-51-53 0-1 0-14 4-32 14-55 28-111 41-165 4-14 5-19 35-19 11 0 14 0 14-8 0-5-4-5-6-5-12 0-42 1-54 1s-42-1-54-1c-3 0-8 0-8 8 0 5 4 5 12 5 1 0 8 0 16 1 8 2 12 2 12 6s-5 21-8 30c-3 12-6 26-9 38-4 16-24 96-25 104-4 11-4 18-4 24 0 50 38 79 83 79 53 0 105-47 120-102 12-50 25-99 37-149z"><text:p/></draw:path><draw:path draw:style-name="gr1083" draw:text-style-name="P11" svg:width="0.0705in" svg:height="0.052in" svg:x="0.4815in" svg:y="0.1268in" svg:viewBox="0 0 180 133" svg:d="M23 112c-1 3-4 10-4 12 0 6 6 9 11 9s10-5 11-7 3-12 6-18c1-6 5-19 6-26 1-8 3-14 5-21 3-12 3-14 13-26 7-11 21-27 43-27 18 0 18 15 18 21 0 18-13 50-18 62-2 9-4 11-4 16 0 15 14 26 28 26 30 0 42-41 42-45s-2-3-4-4c-4 0-4 1-6 5-7 24-19 36-31 36-6 0-7-5-7-11 0-7 1-11 6-24 4-8 16-40 16-56 0-29-23-34-39-34-24 0-41 14-49 26-2-20-19-26-31-26-13 0-21 10-24 16-6 10-11 27-11 28 0 5 4 4 5 5 5 0 5-1 7-9 5-17 10-32 22-32 7 0 9 6 9 15 0 5-2 15-5 24-2 7-4 20-6 26-3 12-6 25-9 39z"><text:p/></draw:path><draw:path draw:style-name="gr1083" draw:text-style-name="P11" svg:width="0.0705in" svg:height="0.0516in" svg:x="0.6594in" svg:y="0.0079in" svg:viewBox="0 0 180 132" svg:d="M22 112c-2 3-3 10-3 12 0 6 5 8 10 8 6 0 11-4 12-6s3-12 5-18 4-19 7-26c1-8 3-14 5-21 3-12 3-14 12-26 8-11 22-27 44-27 17 0 18 15 18 21 0 18-13 50-18 62-4 9-5 11-5 16 0 15 13 25 29 25 29 0 42-40 42-44s-4-4-5-4c-3 0-3 1-5 5-7 24-20 36-31 36-7 0-8-5-8-11 0-7 2-11 7-24 4-8 16-40 16-56 0-29-23-34-39-34-24 0-41 14-49 26-2-20-20-26-32-26s-20 8-23 16c-7 10-11 27-11 28 0 5 4 5 5 5 5 0 5-1 7-9 4-17 10-32 22-32 7 0 9 6 9 15 0 5-3 15-5 24-2 7-4 20-7 26-3 12-6 25-9 39z"><text:p/></draw:path><draw:path draw:style-name="gr1083" draw:text-style-name="P11" svg:width="0.1142in" svg:height="0.0606in" svg:x="0.7449in" svg:y="0in" svg:viewBox="0 0 291 155" svg:d="M249 85c-38 27-43 65-43 66 0 4 4 4 8 4 6 0 6 0 7-5 2-7 7-26 23-42 17-18 31-23 44-26 1-2 3-3 3-4 0-4-2-4-6-5-42-13-58-43-64-69-1-4-4-4-7-4-5 0-8 0-8 5 6 13 4 20 19 41 6 9 14 18 24 25-80 0-158 0-237 0-5 0-12 0-12 6 0 8 7 8 12 8 79 0 157 0 237 0z"><text:p/></draw:path><draw:path draw:style-name="gr1083" draw:text-style-name="P11" svg:width="0.1142in" svg:height="0.0516in" svg:x="0.8772in" svg:y="0.0079in" svg:viewBox="0 0 291 132" svg:d="M148 49c-16-18-21-24-32-31-18-13-37-18-52-18-38 0-64 31-64 66s25 66 62 66c41 0 70-32 81-48 15 18 20 23 31 31 18 12 37 17 53 17 37 0 64-31 64-66s-26-66-63-66c-41 0-70 34-80 49zM157 60c12-19 37-49 74-49 31 0 51 26 51 55 0 28-23 50-50 50s-46-22-75-56zM133 72c-12 19-37 49-73 49-31 0-52-27-52-55 0-29 23-50 51-50 27 0 45 22 74 56z"><text:p/></draw:path><draw:path draw:style-name="gr1083" draw:text-style-name="P11" svg:width="0.1008in" svg:height="0.0063in" svg:x="0.6264in" svg:y="0.1075in" svg:viewBox="0 0 257 17" svg:d="M243 17c7 0 14 0 14-9 0-8-7-8-14-8-76 0-153 0-229 0-7 0-14 0-14 8 0 9 7 9 14 9 76 0 153 0 229 0z"><text:p/></draw:path><draw:path draw:style-name="gr1083" draw:text-style-name="P11" svg:width="0.1008in" svg:height="0.0063in" svg:x="0.6772in" svg:y="0.1075in" svg:viewBox="0 0 257 17" svg:d="M243 17c7 0 14 0 14-9 0-8-7-8-14-8-76 0-153 0-229 0-7 0-14 0-14 8 0 9 7 9 14 9 76 0 153 0 229 0z"><text:p/></draw:path><draw:path draw:style-name="gr1083" draw:text-style-name="P11" svg:width="0.1012in" svg:height="0.0063in" svg:x="0.7697in" svg:y="0.1075in" svg:viewBox="0 0 258 17" svg:d="M243 17c7 0 15 0 15-9 0-8-8-8-15-8-76 0-153 0-229 0-7 0-14 0-14 8 0 9 7 9 14 9 76 0 153 0 229 0z"><text:p/></draw:path><draw:path draw:style-name="gr1083" draw:text-style-name="P11" svg:width="0.1012in" svg:height="0.0063in" svg:x="0.8618in" svg:y="0.1075in" svg:viewBox="0 0 258 17" svg:d="M243 17c7 0 15 0 15-9 0-8-8-8-15-8-76 0-153 0-229 0-7 0-14 0-14 8 0 9 7 9 14 9 76 0 153 0 229 0z"><text:p/></draw:path><draw:path draw:style-name="gr1083" draw:text-style-name="P11" svg:width="0.1472in" svg:height="0.0854in" svg:x="0.9079in" svg:y="0.0689in" svg:viewBox="0 0 375 218" svg:d="M329 118c-23 18-35 34-38 40-20 29-15 36-22 56 0 4 5 4 8 4 8 0 8 0 9-8 9-41 35-76 83-95 4-2 6-3 6-6 0-2-3-5-4-5-18-7-70-27-85-98-1-5-1-6-9-6-3 0-8 0-8 5 7 18 4 27 22 55 8 13 20 28 38 41-104 0-209 0-313 0-8 0-16 0-16 8 0 9 8 9 16 9 104 0 209 0 313 0z"><text:p/></draw:path><draw:path draw:style-name="gr1083" draw:text-style-name="P11" svg:width="0.0543in" svg:height="0.1098in" svg:x="1.126in" svg:y="0.0425in" svg:viewBox="0 0 139 280" svg:d="M86 11c0-10 0-11-9-11-27 28-64 28-77 28 0 4 0 8 0 13 8 0 34 0 55-12 0 72 0 145 0 217 0 14-1 20-39 20-5 0-9 0-14 0 0 5 0 10 0 14 15-3 52-3 69-3s54 0 68 3c0-4 0-9 0-14-5 0-8 0-13 0-38 0-40-4-40-20 0-78 0-157 0-235z"><text:p/></draw:path></draw:g></draw:g><text:s/>on ne peut pas conclure</text:p>
      <text:p text:style-name="P1">Mauvaise piste</text:p>
      <text:p text:style-name="P1"><draw:g text:anchor-type="as-char" svg:y="-0.2563in" draw:z-index="11" draw:name="Shape11" draw:style-name="gr1081"><svg:title>TexMaths</svg:title><svg:desc>12§display§ln(n!) = ln(1\times2\times3\times...\times n) = \sum^n_{k = 1}}ln(k)§svg§600§FALSE§</svg:desc><draw:g draw:style-name="gr2"><draw:path draw:style-name="gr1082" draw:text-style-name="P10" svg:width="3.0591in" svg:height="0.4413in" svg:x="0.0004in" svg:y="0.0083in" svg:viewBox="0 0 7771 1122" svg:d="M3886 1122c-1296 0-2591 0-3886 0 0-374 0-748 0-1122 2590 0 5181 0 7771 0 0 374 0 748 0 1122-1295 0-2590 0-3885 0z"><text:p/></draw:path><draw:path draw:style-name="gr1083" draw:text-style-name="P11" svg:width="0.035in" svg:height="0.1161in" svg:x="-0.0004in" svg:y="0.1433in" svg:viewBox="0 0 90 296" svg:d="M90 5c0-1 0-5-6-5-10 0-40 2-52 4-2 1-7 1-7 9 0 4 4 4 11 4 19 0 20 5 20 7s-1 6-1 8c-18 71-36 141-54 212-1 4-1 7-1 14 0 24 18 38 38 38 14 0 24-8 32-24 7-15 13-39 13-40 0-4-5-4-6-4-4 0-5 1-6 7-7 28-15 52-31 52-14 0-14-13-14-19 0-10 2-12 3-21 20-80 41-162 61-242z"><text:p/></draw:path><draw:path draw:style-name="gr1083" draw:text-style-name="P11" svg:width="0.0898in" svg:height="0.0748in" svg:x="0.0496in" svg:y="0.1846in" svg:viewBox="0 0 229 191" svg:d="M25 162c-1 6-3 16-3 18 0 7 6 11 12 11 4 0 13-4 15-12 3-11 6-21 9-31 2-12 6-26 8-38 2-9 6-19 7-28 3-8 6-20 6-21 6-13 29-51 69-51 19 0 22 15 22 28 0 27-20 81-27 99-4 9-4 14-4 19 0 20 15 35 35 35 40 0 55-61 55-65s-3-4-6-4-3 2-6 8c-8 28-21 51-43 51-7 0-10-3-10-13 0-11 4-20 8-30 8-23 26-68 26-92 0-29-18-46-49-46-37 0-59 28-66 37-1-24-19-37-39-37-19 0-27 17-31 24-7 14-13 40-13 41 0 5 4 3 5 5 5 0 5-2 7-10 7-30 16-50 31-50 9 0 13 4 13 19 0 8-1 13-7 35-8 32-15 66-24 98z"><text:p/></draw:path><draw:path draw:style-name="gr1083" draw:text-style-name="P11" svg:width="0.0378in" svg:height="0.1654in" svg:x="0.161in" svg:y="0.1335in" svg:viewBox="0 0 97 421" svg:d="M97 416c0-1 0-1-7-8-53-53-66-133-66-198 0-73 16-146 68-199 5-5 5-5 5-6 0-4-1-5-3-5-5 0-42 29-68 82-21 46-26 93-26 128 0 34 5 84 28 132 25 52 61 79 66 79 2 0 3-1 3-5z"><text:p/></draw:path><draw:path draw:style-name="gr1083" draw:text-style-name="P11" svg:width="0.0894in" svg:height="0.0748in" svg:x="0.2142in" svg:y="0.1846in" svg:viewBox="0 0 228 191" svg:d="M25 162c-2 6-5 16-5 18 0 7 6 11 14 11 4 0 12-4 15-12 3-11 5-21 7-31 4-12 6-26 10-38 2-9 5-19 7-28 1-8 5-20 6-21 6-13 28-51 69-51 19 0 22 15 22 28 0 27-20 81-27 99-4 9-5 14-5 19 0 20 16 35 35 35 39 0 55-61 55-65s-4-4-5-4c-3 0-3 2-6 8-8 28-23 51-43 51-7 0-10-3-10-13 0-11 4-20 8-30 8-23 25-68 25-92 0-29-18-46-48-46-39 0-59 28-66 37-3-24-19-37-39-37-19 0-27 17-32 24-6 14-12 40-12 41 0 5 4 5 5 5 5 0 5-2 7-10 7-30 16-50 31-50 9 0 13 4 13 19 0 8-2 13-7 35-8 32-15 66-24 98z"><text:p/></draw:path><draw:path draw:style-name="gr1083" draw:text-style-name="P11" svg:width="0.0169in" svg:height="0.1181in" svg:x="0.3232in" svg:y="0.1394in" svg:viewBox="0 0 44 301" svg:d="M28 214c6-64 10-129 16-192 0-15-12-22-22-22-12 0-22 7-22 22 5 63 11 128 16 192 1 6 1 9 6 9 4 0 6-2 6-9zM44 280c0-14-10-23-22-23-14 0-22 9-22 23 0 12 8 21 22 21 12 0 22-9 22-21z"><text:p/></draw:path><draw:path draw:style-name="gr1083" draw:text-style-name="P11" svg:width="0.0382in" svg:height="0.1654in" svg:x="0.3642in" svg:y="0.1335in" svg:viewBox="0 0 98 421" svg:d="M98 210c0-32-4-83-27-131-27-51-63-79-66-79s-5 1-5 5c0 1 0 1 8 9 41 41 65 108 65 196 0 73-15 146-67 199-6 6-6 6-6 7 0 4 2 5 5 5s42-29 67-81c22-47 26-94 26-130z"><text:p/></draw:path><draw:path draw:style-name="gr1083" draw:text-style-name="P11" svg:width="0.1102in" svg:height="0.039in" svg:x="0.4748in" svg:y="0.197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083" draw:text-style-name="P11" svg:width="0.035in" svg:height="0.1161in" svg:x="0.6484in" svg:y="0.1433in" svg:viewBox="0 0 90 296" svg:d="M90 5c0-1 0-5-5-5-11 0-41 2-51 4-4 1-9 1-9 9 0 4 4 4 11 4 20 0 20 5 20 7s-1 6-1 8c-18 71-35 141-53 212-1 4-2 7-2 14 0 24 18 38 38 38 14 0 24-8 32-24 8-15 13-39 13-40 0-4-4-4-5-4-5 0-5 1-6 7-7 28-16 52-32 52-14 0-14-13-14-19 0-10 2-12 3-21 20-80 41-162 61-242z"><text:p/></draw:path><draw:path draw:style-name="gr1083" draw:text-style-name="P11" svg:width="0.0898in" svg:height="0.0748in" svg:x="0.6984in" svg:y="0.1846in" svg:viewBox="0 0 229 191" svg:d="M25 162c-1 6-3 16-3 18 0 7 6 11 12 11 4 0 13-4 15-12 3-11 6-21 9-31 3-12 6-26 9-38 3-9 5-19 7-28 2-8 5-20 5-21 6-13 29-51 69-51 19 0 22 15 22 28 0 27-20 81-26 99-5 9-5 14-5 19 0 20 15 35 35 35 40 0 55-61 55-65s-3-4-5-4c-4 0-4 2-7 8-8 28-21 51-42 51-7 0-11-3-11-13 0-11 4-20 8-30 8-23 26-68 26-92 0-29-18-46-49-46-37 0-58 28-65 37-2-24-20-37-40-37-19 0-27 17-31 24-7 14-13 40-13 41 0 5 5 5 6 5 4 0 4-2 7-10 7-30 16-50 30-50 9 0 13 4 13 19 0 8-1 13-7 35-8 32-15 66-24 98z"><text:p/></draw:path><draw:path draw:style-name="gr1083" draw:text-style-name="P11" svg:width="0.0378in" svg:height="0.1654in" svg:x="0.8098in" svg:y="0.1335in" svg:viewBox="0 0 97 421" svg:d="M97 416c0-1 0-1-7-8-52-53-66-133-66-198 0-73 17-146 68-199 5-5 5-5 5-6 0-4-1-5-3-5-5 0-42 29-68 82-21 46-26 93-26 128 0 34 5 84 28 132 25 52 61 79 66 79 2 0 3-1 3-5z"><text:p/></draw:path><draw:path draw:style-name="gr1083" draw:text-style-name="P11" svg:width="0.0543in" svg:height="0.1102in" svg:x="0.8728in" svg:y="0.1476in" svg:viewBox="0 0 139 281" svg:d="M86 12c0-11 0-12-9-12-27 28-64 28-77 28 0 4 0 8 0 13 8 0 34 0 55-11 0 73 0 145 0 218 0 15-1 20-39 20-5 0-9 0-14 0 0 3 0 8 0 13 15-1 52-1 69-1s54 0 68 1c0-5 0-10 0-13-5 0-8 0-13 0-38 0-40-5-40-20 0-79 0-157 0-236z"><text:p/></draw:path><draw:path draw:style-name="gr1083" draw:text-style-name="P11" svg:width="0.0799in" svg:height="0.0795in" svg:x="1.0024in" svg:y="0.1768in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1083" draw:text-style-name="P11" svg:width="0.0657in" svg:height="0.1102in" svg:x="1.1524in" svg:y="0.1476in" svg:viewBox="0 0 168 281" svg:d="M32 248c15-14 30-28 45-43 66-57 91-80 91-122 0-48-38-83-90-83-47 0-78 40-78 77 0 24 20 24 22 24 7 0 22-6 22-23 0-11-8-22-22-22-4 0-5 0-6 0 9-27 32-43 57-43 39 0 57 35 57 70 0 33-22 66-45 92-27 30-54 60-81 90-4 5-4 6-4 16 52 0 104 0 156 0 4-25 8-49 12-73-4 0-7 0-11 0-2 13-5 31-9 37-3 3-30 3-40 3-25 0-50 0-76 0z"><text:p/></draw:path><draw:path draw:style-name="gr1083" draw:text-style-name="P11" svg:width="0.0795in" svg:height="0.0795in" svg:x="1.2886in" svg:y="0.1768in" svg:viewBox="0 0 203 203" svg:d="M102 90c-29-28-56-56-85-84-5-5-6-6-9-6-4 0-8 4-8 8 0 3 0 4 5 9 27 27 56 56 84 84-28 29-57 56-84 85-5 5-5 6-5 8 0 5 4 9 8 9 3 0 4-1 9-6 27-28 56-57 84-84 29 29 59 59 87 87 2 0 4 3 6 3 5 0 9-4 9-9 0-1 0-2-1-4 0-2-68-68-89-89 26-25 51-52 78-77 1-2 8-7 9-11 2 0 3-2 3-5 0-4-4-8-9-8-3 0-4 1-9 6-28 28-55 56-83 84z"><text:p/></draw:path><draw:path draw:style-name="gr1083" draw:text-style-name="P11" svg:width="0.0685in" svg:height="0.1138in" svg:x="1.437in" svg:y="0.1476in" svg:viewBox="0 0 175 290" svg:d="M104 133c35-12 59-41 59-74 0-35-37-59-77-59-43 0-74 26-74 58 0 14 8 21 20 21 14 0 22-8 22-20 0-22-19-22-25-22 12-20 41-26 55-26 18 0 41 9 41 48 0 5-1 29-12 48-12 19-27 20-37 21-4 0-14 2-17 2-4 0-6 1-6 4 0 5 2 5 9 5 6 0 14 0 20 0 34 0 50 29 50 70 0 57-30 69-48 69s-50-7-65-32c15 2 28-7 28-23 0-14-11-24-23-24-11 0-24 6-24 25 0 39 40 66 85 66 52 0 90-38 90-81 0-35-26-67-71-76z"><text:p/></draw:path><draw:path draw:style-name="gr1083" draw:text-style-name="P11" svg:width="0.0795in" svg:height="0.0795in" svg:x="1.574in" svg:y="0.1768in" svg:viewBox="0 0 203 203" svg:d="M102 90c-28-28-56-56-84-84-6-5-6-6-10-6s-8 4-8 8c0 3 0 4 5 9 29 27 56 56 85 84-29 29-56 56-85 85-5 5-5 6-5 8 0 5 4 9 8 9s4-1 10-6c28-28 55-57 83-84 29 29 59 59 87 87 2 0 4 3 6 3 6 0 9-4 9-9 0-1 0-2-1-4 0-2-68-68-88-89 25-25 52-52 77-77 2-2 8-7 11-11 0-1 1-2 1-5 0-4-3-8-9-8-2 0-4 1-9 6-28 28-55 56-83 84z"><text:p/></draw:path><draw:path draw:style-name="gr1083" draw:text-style-name="P11" svg:width="0.0169in" svg:height="0.0169in" svg:x="1.7299in" svg:y="0.2402in" svg:viewBox="0 0 44 44" svg:d="M44 23c0-13-10-23-22-23-14 0-22 10-22 23 0 12 8 21 22 21 12 0 22-9 22-21z"><text:p/></draw:path><draw:path draw:style-name="gr1083" draw:text-style-name="P11" svg:width="0.0177in" svg:height="0.0169in" svg:x="1.7756in" svg:y="0.2402in" svg:viewBox="0 0 46 44" svg:d="M46 23c0-13-11-23-23-23s-23 10-23 23c0 12 11 21 23 21s23-9 23-21z"><text:p/></draw:path><draw:path draw:style-name="gr1083" draw:text-style-name="P11" svg:width="0.0169in" svg:height="0.0169in" svg:x="1.822in" svg:y="0.2402in" svg:viewBox="0 0 44 44" svg:d="M44 23c0-13-9-23-21-23-13 0-23 10-23 23 0 12 10 21 23 21 12 0 21-9 21-21z"><text:p/></draw:path><draw:path draw:style-name="gr1083" draw:text-style-name="P11" svg:width="0.0799in" svg:height="0.0795in" svg:x="1.915in" svg:y="0.1768in" svg:viewBox="0 0 204 203" svg:d="M102 90c-28-28-56-56-84-84-5-5-6-6-10-6-3 0-8 4-8 8 0 3 1 4 6 9 28 27 56 56 84 84-28 29-56 56-84 85-5 5-6 6-6 8 0 5 5 9 8 9 4 0 5-1 10-6 28-28 56-57 84-84 29 29 59 59 88 87 2 0 3 3 6 3 4 0 8-4 8-9 0-1 0-2-1-4s-67-68-89-89c25-25 52-52 77-77 2-2 8-7 11-11 1-1 2-2 2-5 0-4-4-8-8-8s-5 1-10 6c-28 28-56 56-84 84z"><text:p/></draw:path><draw:path draw:style-name="gr1083" draw:text-style-name="P11" svg:width="0.0898in" svg:height="0.0748in" svg:x="2.0614in" svg:y="0.1846in" svg:viewBox="0 0 229 191" svg:d="M25 162c-1 6-3 16-3 18 0 7 6 11 12 11 4 0 12-4 15-12 3-11 5-21 9-31 2-12 6-26 8-38 2-9 5-19 7-28 3-8 5-20 6-21 6-13 29-51 69-51 19 0 22 15 22 28 0 27-20 81-27 99-4 9-4 14-4 19 0 20 15 35 35 35 40 0 55-61 55-65s-5-4-6-4c-3 0-3 2-6 8-8 28-23 51-43 51-7 0-10-3-10-13 0-11 4-20 8-30 8-23 26-68 26-92 0-29-19-46-49-46-37 0-59 28-66 37-1-24-19-37-39-37-19 0-27 17-31 24-7 14-13 40-13 41 0 5 4 3 5 5 5 0 5-2 7-10 7-30 16-50 31-50 9 0 13 4 13 19 0 8-1 13-7 35-8 32-15 66-24 98z"><text:p/></draw:path><draw:path draw:style-name="gr1083" draw:text-style-name="P11" svg:width="0.0378in" svg:height="0.1654in" svg:x="2.1661in" svg:y="0.1335in" svg:viewBox="0 0 97 421" svg:d="M97 210c0-32-3-83-27-131-26-51-62-79-66-79-3 0-4 1-4 5 0 1 0 1 8 9 41 41 65 108 65 196 0 73-15 146-68 199-5 6-5 6-5 7 0 4 1 5 4 5 4 0 43-29 67-81 21-47 26-94 26-130z"><text:p/></draw:path><draw:path draw:style-name="gr1083" draw:text-style-name="P11" svg:width="0.1102in" svg:height="0.039in" svg:x="2.2764in" svg:y="0.1972in" svg:viewBox="0 0 281 100" svg:d="M266 17c6 0 15 0 15-9 0-8-9-8-15-8-84 0-169 0-253 0-6 0-13 0-13 8 0 9 7 9 14 9 84 0 168 0 252 0zM266 100c6 0 15 0 15-9 0-8-9-8-15-8-84 0-168 0-252 0-7 0-14 0-14 8 0 9 7 9 13 9 84 0 169 0 253 0z"><text:p/></draw:path><draw:path draw:style-name="gr1083" draw:text-style-name="P11" svg:width="0.0709in" svg:height="0.052in" svg:x="2.5276in" svg:y="-0.0004in" svg:viewBox="0 0 181 133" svg:d="M23 112c-1 3-4 10-4 12 0 7 6 9 11 9s8-3 11-6c1-3 5-12 6-19 1-5 5-19 6-26 2-6 3-14 5-20 3-12 4-14 13-26 8-12 21-28 44-28 17 0 17 16 17 21 0 18-13 50-17 63-3 8-5 11-5 16 0 16 14 25 28 25 30 0 43-41 43-45s-3-3-5-4c-4 0-4 2-6 5-7 24-19 36-31 36-6 0-7-4-7-10 0-7 1-11 6-24 4-9 17-41 17-57 0-29-23-34-39-34-25 0-42 16-50 28-2-21-19-28-31-28-13 0-21 10-24 16-6 12-11 28-11 30 0 3 5 3 6 3 4 0 4-1 6-8 5-18 10-33 22-33 7 0 9 6 9 15 0 6-2 17-5 25-2 7-4 19-6 26-3 12-6 26-9 38z"><text:p/></draw:path><draw:path draw:style-name="gr1083" draw:text-style-name="P11" svg:width="0.2201in" svg:height="0.2315in" svg:x="2.4528in" svg:y="0.1008in" svg:viewBox="0 0 560 589" svg:d="M510 589c17-45 34-90 50-134-3 0-7 0-10 0-16 43-60 72-110 85-8 1-50 13-130 13-86 0-170 0-255 0 72-84 143-168 215-252 2-3 4-5 4-7-2-2 0-1-4-6-65-89-131-179-196-268 77 0 154 0 231 0 56 0 95 6 99 6 23 4 59 11 93 33 11 6 39 25 53 59 3 0 7 0 10 0-16-40-33-78-50-118-167 0-332 0-499 0-10 0-10 0-11 2 0 2 0 10 0 15 74 102 148 203 222 305-73 85-145 170-218 255-4 5-3 5-4 7 0 5 4 5 11 5 167 0 332 0 499 0z"><text:p/></draw:path><draw:path draw:style-name="gr1083" draw:text-style-name="P11" svg:width="0.0567in" svg:height="0.0815in" svg:x="2.4512in" svg:y="0.3768in" svg:viewBox="0 0 145 208" svg:d="M70 8c0-1 1-3 1-4 0-2-1-4-5-4-6 0-30 2-37 2-3 2-7 2-7 8 0 3 4 3 8 3 13 0 13 3 13 5s0 4-1 6c-13 56-28 112-41 168-1 5-1 5-1 6 0 5 2 10 10 10s12-6 13-14c1-1 13-52 14-56 22 2 39 8 39 24 0 1 0 2-2 6-1 5-1 6-1 8 0 22 18 32 31 32 29 0 26-30 39-46 0-4-4-2-5-4-5 0-5 2-6 8-4 12-12 33-26 33-9 0-11-7-11-15 0-5 0-6 2-14 0-1 1-6 1-9 0-25-34-30-48-31 9-5 21-15 26-20 14-14 30-27 45-27 4 0 9 1 10 3-12 3-15 12-15 17 0 6 5 11 12 11 8 0 17-6 17-19 0-10-7-21-23-21s-32 12-48 27c-12 11-21 20-33 25 9-40 19-78 29-118z"><text:p/></draw:path><draw:path draw:style-name="gr1083" draw:text-style-name="P11" svg:width="0.085in" svg:height="0.0307in" svg:x="2.524in" svg:y="0.4126in" svg:viewBox="0 0 217 79" svg:d="M205 14c5 0 12 0 12-7s-7-7-11-7c-64 0-130 0-195 0-4 0-11 0-11 7s6 7 11 7c65 0 129 0 194 0zM206 79c4 0 11 0 11-7s-7-7-12-7c-65 0-129 0-194 0-5 0-11 0-11 7s7 7 11 7c65 0 131 0 195 0z"><text:p/></draw:path><draw:path draw:style-name="gr1083" draw:text-style-name="P11" svg:width="0.0421in" svg:height="0.0768in" svg:x="2.6303in" svg:y="0.3799in" svg:viewBox="0 0 108 196" svg:d="M67 8c0-8-1-8-9-8-20 19-46 19-58 19 0 4 0 7 0 11 7 0 26 0 43-8 0 50 0 99 0 150 0 9 0 13-30 13-3 0-7 0-11 0 0 3 0 7 0 11 5 0 41-2 52-2 10 0 47 2 54 2 0-4 0-8 0-11-4 0-8 0-12 0-29 0-29-4-29-13 0-54 0-110 0-164z"><text:p/></draw:path><draw:path draw:style-name="gr1083" draw:text-style-name="P11" svg:width="0.035in" svg:height="0.1161in" svg:x="2.7189in" svg:y="0.1433in" svg:viewBox="0 0 90 296" svg:d="M90 5c0-1 0-5-5-5-9 0-41 2-51 4-4 1-9 1-9 9 0 4 5 4 11 4 20 0 20 5 20 7s-1 6-1 8c-18 71-35 141-53 212-1 4-2 7-2 14 0 24 19 38 38 38 15 0 26-8 33-24 7-15 12-39 12-40 0-4-4-4-5-4-5 0-5 1-6 7-7 28-16 52-32 52-12 0-12-13-12-19 0-10 0-12 2-21 20-80 40-162 60-242z"><text:p/></draw:path><draw:path draw:style-name="gr1083" draw:text-style-name="P11" svg:width="0.0894in" svg:height="0.0748in" svg:x="2.7693in" svg:y="0.1846in" svg:viewBox="0 0 228 191" svg:d="M25 162c-2 6-5 16-5 18 0 7 6 11 14 11 4 0 12-4 15-12 3-11 5-21 7-31 4-12 6-26 10-38 2-9 5-19 7-28 1-8 5-20 5-21 7-13 29-51 70-51 19 0 22 15 22 28 0 27-20 81-27 99-4 9-5 14-5 19 0 20 16 35 35 35 39 0 55-61 55-65s-4-4-5-4c-3 0-3 2-6 8-8 28-23 51-43 51-7 0-11-3-11-13 0-11 5-20 9-30 7-23 25-68 25-92 0-29-18-46-48-46-39 0-59 28-66 37-3-24-19-37-39-37-19 0-27 17-32 24-6 14-12 40-12 41 0 5 4 5 5 5 5 0 5-2 7-10 7-30 16-50 31-50 9 0 13 4 13 19 0 8-2 13-7 35-8 32-15 66-24 98z"><text:p/></draw:path><draw:path draw:style-name="gr1083" draw:text-style-name="P11" svg:width="0.0382in" svg:height="0.1654in" svg:x="2.8803in" svg:y="0.1335in" svg:viewBox="0 0 98 421" svg:d="M98 416c0-1 0-1-7-8-53-53-66-133-66-198 0-73 16-146 67-199 6-5 6-5 6-6 0-4-2-5-4-5-4 0-42 29-68 82-20 46-26 93-26 128 0 34 5 84 29 132 25 52 61 79 65 79 2 0 4-1 4-5z"><text:p/></draw:path><draw:path draw:style-name="gr1083" draw:text-style-name="P11" svg:width="0.0748in" svg:height="0.1161in" svg:x="2.9382in" svg:y="0.1433in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5 1 6 1 10 4 0 0 0 1 1 1-20 1-24 18-24 23 0 7 5 15 16 15 12 0 24-9 24-26 0-12-10-26-29-26-12 0-31 3-61 37-15 15-31 32-47 39 14-58 29-118 43-177z"><text:p/></draw:path><draw:path draw:style-name="gr1083" draw:text-style-name="P11" svg:width="0.0382in" svg:height="0.1654in" svg:x="3.0295in" svg:y="0.1335in" svg:viewBox="0 0 98 421" svg:d="M98 210c0-32-4-83-27-131-27-51-63-79-66-79s-5 1-5 5c0 1 0 1 8 9 41 41 65 108 65 196 0 73-15 146-67 199-6 6-6 6-6 7 0 4 2 5 5 5s42-29 67-81c22-47 26-94 26-130z"><text:p/></draw:path></draw:g></draw:g></text:p>
      <text:p text:style-name="P1"><draw:g text:anchor-type="as-char" svg:y="-0.2563in" draw:z-index="10" draw:name="Shape12" draw:style-name="gr1081"><svg:title>TexMaths</svg:title><svg:desc>12§display§\frac{ln(n!)}{n^2} = \frac{1}{n}\sum^n_{k=1}ln(k) \quad &lt;&lt; \frac{ln(n)}{n}§svg§600§FALSE§</svg:desc><draw:g draw:style-name="gr2"><draw:path draw:style-name="gr1082" draw:text-style-name="P10" svg:width="2.378in" svg:height="0.4413in" svg:x="0.0079in" svg:y="0.0083in" svg:viewBox="0 0 6041 1122" svg:d="M3021 1122c-1007 0-2014 0-3021 0 0-374 0-748 0-1122 2014 0 4027 0 6041 0 0 374 0 748 0 1122-1007 0-2014 0-3020 0z"><text:p/></draw:path><draw:path draw:style-name="gr1083" draw:text-style-name="P11" svg:width="0.035in" svg:height="0.1169in" svg:x="0.0071in" svg:y="0.0307in" svg:viewBox="0 0 90 298" svg:d="M90 5c-2-1 0-5-6-5-10 0-40 4-52 5-2 0-7 0-7 8 0 5 4 5 11 5 19 0 20 4 20 7s-1 6-1 9c-18 69-36 140-54 210-1 4-1 8-1 14 0 24 18 40 38 40 14 0 24-9 32-24 7-16 8-28 13-41 0-5-5-5-6-5-4 0-5 2-6 7-7 28-15 53-31 53-14 0-14-13-14-19 0-11 2-12 3-21 20-81 41-162 61-243z"><text:p/></draw:path><draw:path draw:style-name="gr1083" draw:text-style-name="P11" svg:width="0.0898in" svg:height="0.0748in" svg:x="0.0571in" svg:y="0.0728in" svg:viewBox="0 0 229 191" svg:d="M25 161c-1 6-3 15-3 18 0 8 6 12 12 12 4 0 12-4 15-12 0-1 5-21 9-31 2-14 6-26 8-39 2-8 6-18 7-27 3-8 6-20 6-22 6-13 29-52 69-52 19 0 22 16 22 30 0 27-20 81-27 99-4 9-4 14-4 19 0 19 15 35 35 35 40 0 55-63 55-65 0-5-5-5-6-5-3 0-3 1-6 7-8 29-23 53-43 53-7 0-10-5-10-14 0-10 4-21 8-30 8-22 26-69 26-93 0-27-19-44-49-44-37 0-59 26-66 36-1-23-19-36-39-36-19 0-27 16-31 24-7 14-13 38-13 41s4 2 5 3c5 0 5 0 7-9 7-30 16-51 31-51 9 0 13 6 13 21 0 8-1 13-7 35-8 32-15 64-24 97z"><text:p/></draw:path><draw:path draw:style-name="gr1083" draw:text-style-name="P11" svg:width="0.0378in" svg:height="0.1654in" svg:x="0.1685in" svg:y="0.0213in" svg:viewBox="0 0 97 421" svg:d="M97 416c0-1 0-2-7-9-53-53-66-132-66-197 0-73 16-146 68-199 5-5 5-6 5-7 0-3-1-4-3-4-5 0-42 28-68 82-21 46-26 93-26 128 0 32 5 84 28 132 25 52 61 79 66 79 2 0 3-2 3-5z"><text:p/></draw:path><draw:path draw:style-name="gr1083" draw:text-style-name="P11" svg:width="0.0894in" svg:height="0.0748in" svg:x="0.2217in" svg:y="0.0728in" svg:viewBox="0 0 228 191" svg:d="M24 161c-1 6-4 15-4 18 0 8 6 12 12 12s14-4 16-12c1-1 6-21 8-31 4-14 6-26 10-39 2-8 5-18 7-27 1-8 5-20 5-22 7-13 29-52 70-52 19 0 22 16 22 30 0 27-21 81-27 99-4 9-5 14-5 19 0 19 16 35 35 35 39 0 55-63 55-65 0-5-4-5-5-5-5 0-5 1-6 7-8 29-23 53-43 53-7 0-11-5-11-14 0-10 5-21 9-30 7-22 25-69 25-93 0-27-18-44-48-44-39 0-59 26-66 36-3-23-19-36-39-36s-27 16-32 24c-6 14-12 38-12 41s4 3 5 3c3 0 5 0 7-9 7-30 16-51 31-51 9 0 12 6 12 21 0 8-1 13-6 35-8 32-17 64-25 97z"><text:p/></draw:path><draw:path draw:style-name="gr1083" draw:text-style-name="P11" svg:width="0.0169in" svg:height="0.1181in" svg:x="0.3307in" svg:y="0.0276in" svg:viewBox="0 0 44 301" svg:d="M28 212c6-63 10-128 16-192 0-13-12-20-22-20-11 0-22 7-22 20 5 64 11 129 16 192 1 6 1 10 6 10 4 0 6-2 6-10zM44 278c0-12-10-21-22-21s-22 9-22 21 10 23 22 23 22-11 22-23z"><text:p/></draw:path><draw:path draw:style-name="gr1083" draw:text-style-name="P11" svg:width="0.0382in" svg:height="0.1654in" svg:x="0.372in" svg:y="0.0213in" svg:viewBox="0 0 98 421" svg:d="M98 210c0-32-4-84-28-131-26-53-62-79-65-79-4 0-5 1-5 4 0 1 0 2 8 9 41 42 65 109 65 197 0 72-15 146-67 199-6 5-6 6-6 7 0 3 1 5 5 5 3 0 42-29 66-83 21-45 27-92 27-128z"><text:p/></draw:path><draw:path draw:style-name="gr1083" draw:text-style-name="P11" svg:width="0.4272in" svg:height="0.0067in" svg:x="-0.0004in" svg:y="0.213in" svg:viewBox="0 0 1086 18" svg:d="M542 18c-181 0-361 0-542 0 0-6 0-12 0-18 362 0 724 0 1086 0 0 6 0 12 0 18-181 0-362 0-544 0z"><text:p/></draw:path><draw:path draw:style-name="gr1083" draw:text-style-name="P11" svg:width="0.0898in" svg:height="0.0748in" svg:x="0.1307in" svg:y="0.2976in" svg:viewBox="0 0 229 191" svg:d="M25 161c-1 7-3 17-3 18 0 8 6 12 12 12 4 0 13-4 15-12 0-1 6-21 9-31 3-14 6-26 9-39 3-8 5-18 7-27 2-8 5-20 5-22 6-13 29-50 69-50 19 0 22 15 22 28 0 27-20 81-27 99-4 9-4 14-4 19 0 20 15 35 35 35 40 0 55-61 55-65 0-5-3-5-5-5-4 0-4 1-7 9-8 27-21 51-43 51-6 0-10-3-10-13 0-11 4-22 8-30 8-23 26-70 26-94 0-27-18-44-49-44-37 0-58 26-65 36-2-23-20-36-40-36-19 0-27 17-31 24-7 14-13 38-13 41s5 3 6 3c4 0 4 0 7-9 7-30 16-49 30-49 9 0 13 4 13 19 0 8-1 13-7 35-8 32-15 64-24 97z"><text:p/></draw:path><draw:path draw:style-name="gr1083" draw:text-style-name="P11" svg:width="0.0508in" svg:height="0.0772in" svg:x="0.2335in" svg:y="0.2457in" svg:viewBox="0 0 130 197" svg:d="M130 143c-4 0-6 0-10 0-1 6-4 24-7 26-3 3-25 3-30 3-18 0-36 0-54 0 31-28 41-36 59-51 21-17 42-35 42-63 0-35-32-58-69-58s-61 26-61 53c0 15 12 17 16 17 7 0 15-5 15-16 0-5-2-16-18-16 10-20 29-27 43-27 30 0 45 23 45 47 0 26-18 46-28 57-24 23-47 47-71 70-2 2-2 3-2 12 41 0 80 0 121 0 3-18 6-36 9-54z"><text:p/></draw:path><draw:path draw:style-name="gr1083" draw:text-style-name="P11" svg:width="0.1102in" svg:height="0.039in" svg:x="0.5024in" svg:y="0.197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083" draw:text-style-name="P11" svg:width="0.0543in" svg:height="0.1102in" svg:x="0.711in" svg:y="0.0354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1083" draw:text-style-name="P11" svg:width="0.0992in" svg:height="0.0067in" svg:x="0.6878in" svg:y="0.213in" svg:viewBox="0 0 253 18" svg:d="M127 18c-42 0-85 0-127 0 0-6 0-12 0-18 84 0 169 0 253 0 0 6 0 12 0 18-42 0-84 0-126 0z"><text:p/></draw:path><draw:path draw:style-name="gr1083" draw:text-style-name="P11" svg:width="0.0894in" svg:height="0.0748in" svg:x="0.6933in" svg:y="0.2976in" svg:viewBox="0 0 228 191" svg:d="M24 161c-1 7-4 17-4 18 0 8 6 12 12 12s14-4 16-12c1-1 6-21 8-31 4-14 6-26 10-39 2-8 5-18 7-27 1-8 5-20 5-22 7-13 29-50 70-50 18 0 22 15 22 28 0 27-21 81-27 99-4 9-5 14-5 19 0 20 16 35 35 35 39 0 55-61 55-65 0-5-4-5-5-5-5 0-5 1-6 9-8 27-23 51-43 51-7 0-11-3-11-13 0-11 5-22 9-30 7-23 25-70 25-94 0-27-18-44-48-44-39 0-59 26-66 36-3-23-19-36-39-36s-27 17-32 24c-6 14-12 38-12 41s4 3 5 3c3 0 5 0 7-9 7-30 16-49 31-49 9 0 12 4 12 19 0 8-1 13-6 35-8 32-17 64-25 97z"><text:p/></draw:path><draw:path draw:style-name="gr1083" draw:text-style-name="P11" svg:width="0.0709in" svg:height="0.052in" svg:x="0.9205in" svg:y="-0.0004in" svg:viewBox="0 0 181 133" svg:d="M23 112c-1 3-4 10-4 12 0 7 6 9 11 9s8-3 11-6c1-3 3-12 6-19 1-5 5-19 6-26 2-6 3-14 5-20 3-12 4-14 13-26 8-12 21-28 44-28 17 0 17 16 17 21 0 18-13 50-17 63-3 8-5 11-5 16 0 16 14 25 28 25 30 0 43-41 43-45s-3-3-5-4c-4 0-4 2-6 5-7 24-19 36-31 36-6 0-7-4-7-10 0-7 1-11 6-24 4-9 16-41 16-57 0-29-22-34-38-34-25 0-42 16-50 28-2-21-19-28-31-28-13 0-21 10-24 16-6 12-11 28-11 30 0 3 5 3 6 3 4 0 4-1 6-8 5-18 10-33 22-33 7 0 9 6 9 15 0 6-2 17-5 25-2 7-4 19-6 26-3 12-6 26-9 38z"><text:p/></draw:path><draw:path draw:style-name="gr1083" draw:text-style-name="P11" svg:width="0.2201in" svg:height="0.2315in" svg:x="0.8457in" svg:y="0.1008in" svg:viewBox="0 0 560 589" svg:d="M510 589c17-45 34-90 50-134-3 0-7 0-10 0-16 43-62 72-110 85-8 1-50 13-130 13-86 0-170 0-255 0 72-84 143-168 215-252 2-3 4-5 4-7-2-2 0-1-4-6-65-89-131-179-196-268 77 0 154 0 231 0 56 0 95 6 99 6 22 4 59 11 93 33 11 6 38 25 53 59 3 0 7 0 10 0-16-40-33-78-50-118-167 0-332 0-499 0-10 0-10 0-11 2 0 2 0 10 0 15 74 102 148 203 222 305-73 85-145 170-218 255-4 5-3 5-4 7 0 5 4 5 11 5 167 0 332 0 499 0z"><text:p/></draw:path><draw:path draw:style-name="gr1083" draw:text-style-name="P11" svg:width="0.0567in" svg:height="0.0815in" svg:x="0.8445in" svg:y="0.3768in" svg:viewBox="0 0 145 208" svg:d="M70 8c0-1 1-3 1-4 0-2-1-4-5-4-6 0-30 2-37 2-3 2-7 2-7 8 0 3 4 3 8 3 13 0 13 3 13 5s0 4-1 6c-13 56-28 112-41 168-1 5-1 5-1 6 0 5 2 10 10 10s12-6 13-14c1-1 13-52 14-56 22 2 39 8 39 24 0 1 0 2-2 6-1 5-1 6-1 8 0 22 18 32 31 32 29 0 26-30 39-46 0-4-4-2-5-4-5 0-5 2-6 8-4 12-12 33-26 33-9 0-11-7-11-15 0-5 0-6 2-14 0-1 1-6 1-9 0-25-34-30-48-31 9-5 21-15 26-20 14-14 30-27 45-27 4 0 9 1 10 3-12 3-15 12-15 17 0 6 5 11 12 11 8 0 17-6 17-19 0-10-7-21-23-21s-32 12-48 27c-12 11-21 20-33 25 9-40 19-78 29-118z"><text:p/></draw:path><draw:path draw:style-name="gr1083" draw:text-style-name="P11" svg:width="0.085in" svg:height="0.0307in" svg:x="0.9169in" svg:y="0.4126in" svg:viewBox="0 0 217 79" svg:d="M205 14c5 0 12 0 12-7s-7-7-11-7c-64 0-130 0-195 0-4 0-11 0-11 7s6 7 11 7c65 0 129 0 194 0zM206 79c4 0 11 0 11-7s-7-7-12-7c-65 0-129 0-194 0-5 0-11 0-11 7s7 7 11 7c65 0 131 0 195 0z"><text:p/></draw:path><draw:path draw:style-name="gr1083" draw:text-style-name="P11" svg:width="0.0417in" svg:height="0.0768in" svg:x="1.0232in" svg:y="0.3799in" svg:viewBox="0 0 107 196" svg:d="M66 8c0-8 0-8-8-8-20 19-46 19-58 19 0 4 0 7 0 11 7 0 26 0 43-8 0 50 0 99 0 150 0 9 0 13-30 13-3 0-7 0-11 0 0 3 0 7 0 11 5 0 41-2 52-2 10 0 47 2 53 2 0-4 0-8 0-11-4 0-7 0-11 0-30 0-30-4-30-13 0-54 0-110 0-164z"><text:p/></draw:path><draw:path draw:style-name="gr1083" draw:text-style-name="P11" svg:width="0.035in" svg:height="0.1161in" svg:x="1.1118in" svg:y="0.1433in" svg:viewBox="0 0 90 296" svg:d="M90 5c0-1 0-5-5-5-9 0-41 2-51 4-4 1-9 1-9 9 0 4 5 4 11 4 20 0 20 5 20 7s-1 6-1 8c-18 71-35 141-53 212-1 4-2 7-2 14 0 24 19 38 38 38 15 0 26-8 33-24 7-15 12-39 12-40 0-4-4-4-5-4-5 0-5 1-6 7-7 28-16 52-32 52-12 0-12-13-12-19 0-10 0-12 2-21 20-80 40-162 60-242z"><text:p/></draw:path><draw:path draw:style-name="gr1083" draw:text-style-name="P11" svg:width="0.0894in" svg:height="0.0748in" svg:x="1.1622in" svg:y="0.1846in" svg:viewBox="0 0 228 191" svg:d="M24 162c-1 6-4 16-4 18 0 7 6 11 12 11s14-4 16-12c1 0 6-21 8-31 4-12 6-26 10-38 2-9 5-19 7-28 1-8 5-20 5-21 7-13 29-51 70-51 18 0 22 15 22 28 0 27-21 81-27 99-4 9-5 14-5 19 0 20 16 35 35 35 39 0 55-61 55-65s-4-4-5-4c-5 0-5 2-6 8-8 28-23 51-43 51-7 0-11-3-11-13 0-11 5-20 9-30 7-23 25-68 25-92 0-29-18-46-48-46-39 0-59 28-66 37-3-24-19-37-39-37s-27 17-32 24c-6 14-12 40-12 41 0 5 4 5 5 5 3 0 5-2 7-10 7-30 16-50 31-50 9 0 12 4 12 19 0 8-1 13-6 35-8 32-17 66-25 98z"><text:p/></draw:path><draw:path draw:style-name="gr1083" draw:text-style-name="P11" svg:width="0.0382in" svg:height="0.1654in" svg:x="1.2728in" svg:y="0.1335in" svg:viewBox="0 0 98 421" svg:d="M98 416c0-1 0-1-7-8-53-53-66-133-66-198 0-73 16-146 67-199 6-5 6-5 6-6 0-4-2-5-4-5-4 0-42 29-68 82-21 46-26 93-26 128 0 34 5 84 28 132 25 52 62 79 66 79 2 0 4-1 4-5z"><text:p/></draw:path><draw:path draw:style-name="gr1083" draw:text-style-name="P11" svg:width="0.0752in" svg:height="0.1161in" svg:x="1.3299in" svg:y="0.1433in" svg:viewBox="0 0 192 296" svg:d="M98 5c0-1 0-5-6-5-9 0-39 2-51 4-3 1-7 1-7 8 0 5 3 5 9 5 21 0 22 3 22 7 0 2-1 6-1 8-21 82-41 162-62 244-2 5-2 6-2 8 0 10 8 12 13 12s11-3 13-8c3-4 22-82 24-92 15 1 50 8 50 36 0 2 0 4-2 8-1 5-2 10-2 14 0 26 18 42 40 42 12 0 24-7 33-22 10-18 15-41 15-42 0-4-4-4-5-4-5 0-5 1-6 7-9 30-18 52-37 52-8 0-14-4-14-19 0-8 3-17 4-24 1-8 1-9 1-14 0-26-26-39-62-44 13-7 27-20 37-30 20-23 40-41 60-41 2 0 2 0 4 0 4 1 6 1 8 4 1 0 1 1 2 1-20 1-24 18-24 23 0 7 5 15 16 15s24-9 24-26c0-12-11-26-29-26-12 0-31 3-62 37-15 15-30 32-47 39 14-58 30-118 44-177z"><text:p/></draw:path><draw:path draw:style-name="gr1083" draw:text-style-name="P11" svg:width="0.0382in" svg:height="0.1654in" svg:x="1.422in" svg:y="0.1335in" svg:viewBox="0 0 98 421" svg:d="M98 210c0-32-4-83-28-131-26-51-62-79-65-79-4 0-5 1-5 5 0 1 0 1 8 9 41 41 65 108 65 196 0 73-15 146-67 199-6 6-6 6-6 7 0 4 1 5 5 5 3 0 42-29 66-81 21-47 27-94 27-130z"><text:p/></draw:path><draw:path draw:style-name="gr1083" draw:text-style-name="P11" svg:width="0.1008in" svg:height="0.0957in" svg:x="1.7031in" svg:y="0.1685in" svg:viewBox="0 0 257 244" svg:d="M250 17c4-3 7-4 7-9 0-4-4-8-9-8-1 0-1 0-7 2-78 38-156 74-234 111-3 2-7 2-7 8 0 5 4 7 7 10 78 37 156 73 234 110 6 3 6 3 7 3 5 0 9-4 9-9s-3-6-7-8c-75-35-148-71-222-106 74-35 147-69 222-104z"><text:p/></draw:path><draw:path draw:style-name="gr1083" draw:text-style-name="P11" svg:width="0.1012in" svg:height="0.0957in" svg:x="1.8323in" svg:y="0.1685in" svg:viewBox="0 0 258 244" svg:d="M250 17c4-3 8-4 8-9 0-4-4-8-8-8-2 0-3 0-9 2-78 38-155 74-233 111-4 2-8 2-8 8 0 5 4 7 8 10 78 37 155 73 233 110 6 3 7 3 9 3 4 0 8-4 8-9s-4-6-8-8c-74-35-148-71-221-106 73-35 147-69 221-104z"><text:p/></draw:path><draw:path draw:style-name="gr1083" draw:text-style-name="P11" svg:width="0.0354in" svg:height="0.1169in" svg:x="2.0209in" svg:y="0.0307in" svg:viewBox="0 0 91 298" svg:d="M91 5c-2-1 0-5-6-5-9 0-41 4-51 5-4 0-9 0-9 8 0 5 5 5 11 5 20 0 20 4 20 7s-1 6-1 9c-18 69-35 140-53 210-1 4-2 8-2 14 0 24 19 40 38 40 15 0 26-9 33-24 7-16 8-28 12-41 0-5-4-5-5-5-4 0-5 2-6 7-7 28-16 53-32 53-12 0-12-13-12-19 0-11 0-12 2-21 20-81 41-162 61-243z"><text:p/></draw:path><draw:path draw:style-name="gr1083" draw:text-style-name="P11" svg:width="0.0894in" svg:height="0.0748in" svg:x="2.0713in" svg:y="0.0728in" svg:viewBox="0 0 228 191" svg:d="M25 161c-1 6-5 15-5 18 0 8 6 12 14 12 4 0 12-4 15-12 0-1 5-21 7-31 4-14 6-26 10-39 2-8 5-18 7-27 1-8 5-20 6-22 6-13 28-52 69-52 19 0 22 16 22 30 0 27-20 81-27 99-4 9-5 14-5 19 0 19 16 35 35 35 39 0 55-63 55-65 0-5-4-5-5-5-3 0-3 1-6 7-8 29-23 53-43 53-7 0-10-5-10-14 0-10 4-21 8-30 8-22 25-69 25-93 0-27-18-44-48-44-39 0-59 26-66 36-3-23-19-36-39-36-19 0-27 16-32 24-6 14-12 38-12 41s4 3 5 3c5 0 5 0 7-9 7-30 16-51 31-51 9 0 13 6 13 21 0 8-1 13-7 35-8 32-15 64-24 97z"><text:p/></draw:path><draw:path draw:style-name="gr1083" draw:text-style-name="P11" svg:width="0.0382in" svg:height="0.1654in" svg:x="2.1823in" svg:y="0.0213in" svg:viewBox="0 0 98 421" svg:d="M98 416c0-1 0-2-7-9-53-53-66-132-66-197 0-73 16-146 67-199 6-5 6-6 6-7 0-3-2-4-4-4-4 0-42 28-66 82-22 46-28 93-28 128 0 32 5 84 29 132 25 52 61 79 65 79 2 0 4-2 4-5z"><text:p/></draw:path><draw:path draw:style-name="gr1083" draw:text-style-name="P11" svg:width="0.0898in" svg:height="0.0748in" svg:x="2.2354in" svg:y="0.0728in" svg:viewBox="0 0 229 191" svg:d="M25 161c-1 6-3 15-3 18 0 8 6 12 12 12 4 0 13-4 15-12 1-1 6-21 9-31 3-14 6-26 9-39 3-8 5-18 7-27 2-8 5-20 5-22 6-13 29-52 69-52 19 0 22 16 22 30 0 27-20 81-26 99-5 9-5 14-5 19 0 19 15 35 35 35 40 0 55-63 55-65 0-5-3-5-5-5-4 0-4 1-7 7-8 29-21 53-42 53-7 0-11-5-11-14 0-10 4-21 8-30 8-22 26-69 26-93 0-27-18-44-49-44-37 0-58 26-65 36-2-23-20-36-40-36-19 0-27 16-31 24-7 14-13 38-13 41s5 3 6 3c4 0 5 0 7-9 7-30 16-51 30-51 9 0 13 6 13 21 0 8-1 13-6 35-8 32-16 64-25 97z"><text:p/></draw:path><draw:path draw:style-name="gr1083" draw:text-style-name="P11" svg:width="0.0382in" svg:height="0.1654in" svg:x="2.3398in" svg:y="0.0213in" svg:viewBox="0 0 98 421" svg:d="M98 210c0-32-4-84-28-131-26-53-62-79-65-79s-5 1-5 4c0 1 0 2 8 9 41 42 65 109 65 197 0 72-15 146-67 199-6 5-6 6-6 7 0 3 2 5 5 5s42-29 67-83c20-45 26-92 26-128z"><text:p/></draw:path><draw:path draw:style-name="gr1083" draw:text-style-name="P11" svg:width="0.3807in" svg:height="0.0067in" svg:x="2.0138in" svg:y="0.213in" svg:viewBox="0 0 968 18" svg:d="M484 18c-161 0-323 0-484 0 0-6 0-12 0-18 323 0 646 0 968 0 0 6 0 12 0 18-162 0-322 0-484 0z"><text:p/></draw:path><draw:path draw:style-name="gr1083" draw:text-style-name="P11" svg:width="0.0898in" svg:height="0.0748in" svg:x="2.1591in" svg:y="0.2976in" svg:viewBox="0 0 229 191" svg:d="M25 161c-1 7-3 17-3 18 0 8 6 12 12 12 4 0 12-4 15-12 0-1 5-21 9-31 2-14 6-26 8-39 2-8 5-18 7-27 3-8 5-20 6-22 6-13 29-50 69-50 19 0 22 15 22 28 0 27-20 81-27 99-4 9-4 14-4 19 0 20 15 35 35 35 40 0 55-61 55-65 0-5-5-5-6-5-3 0-3 1-6 9-8 27-23 51-43 51-7 0-10-3-10-13 0-11 4-22 8-30 8-23 26-70 26-94 0-27-19-44-49-44-37 0-59 26-66 36-1-23-19-36-39-36-19 0-27 17-31 24-7 14-13 38-13 41s4 2 5 3c5 0 5 0 7-9 7-30 16-49 31-49 9 0 13 4 13 19 0 8-1 13-7 35-8 32-15 64-24 97z"><text:p/></draw:path></draw:g></draw:g></text:p>
      <text:p text:style-name="P1"/>
      <text:p text:style-name="P1">On a <draw:g text:anchor-type="as-char" svg:y="-0.2563in" draw:z-index="12" draw:name="Shape13" draw:style-name="gr1081"><svg:title>TexMaths</svg:title><svg:desc>12§display§U_n = \frac{1}{n}\sum^n_{k=1}\frac{ln(k)}{n}§svg§600§FALSE§</svg:desc><draw:g draw:style-name="gr2"><draw:path draw:style-name="gr1082" draw:text-style-name="P10" svg:width="1.2366in" svg:height="0.4413in" svg:x="-0.0004in" svg:y="0.0083in" svg:viewBox="0 0 3142 1122" svg:d="M1572 1122c-524 0-1048 0-1572 0 0-374 0-748 0-1122 1048 0 2094 0 3142 0 0 374 0 748 0 1122-523 0-1047 0-1570 0z"><text:p/></draw:path><draw:path draw:style-name="gr1083" draw:text-style-name="P11" svg:width="0.1146in" svg:height="0.1161in" svg:x="0.0024in" svg:y="0.1449in" svg:viewBox="0 0 292 296" svg:d="M239 43c5-17 12-30 45-31 3 0 8 0 8-8-2-2 0-4-5-4-15 0-29 1-43 1-15 0-30-1-45-1-2 0-7 0-7 8 0 4 4 4 7 4 24 1 29 10 29 19 0 1-1 7-1 9-13 50-25 100-39 151-13 56-62 92-104 92-29 0-52-18-52-55 2-11 0-13 5-32 13-54 28-110 41-164 4-15 5-20 36-20 11 0 14 0 14-8 0-4-4-4-6-4-12 0-42 1-54 1-13 0-42-1-55-1-2 0-7 0-7 8 0 4 4 4 12 4 5 0 8 0 16 1 7 1 10 1 10 7 0 3-4 21-7 30-2 12-6 26-8 38-5 15-24 96-27 103-2 12-2 18-2 25 0 50 38 80 83 80 53 0 104-48 119-103 12-50 25-99 37-150z"><text:p/></draw:path><draw:path draw:style-name="gr1083" draw:text-style-name="P11" svg:width="0.0705in" svg:height="0.0516in" svg:x="0.1102in" svg:y="0.2315in" svg:viewBox="0 0 180 132" svg:d="M22 110c-2 5-2 9-3 12 0 8 5 10 10 10s9-4 12-6c2-2 3-12 5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8 11-33 21-33 9 0 10 7 10 15 0 6-4 16-5 25-2 7-5 20-6 26-3 12-6 25-9 37z"><text:p/></draw:path><draw:path draw:style-name="gr1083" draw:text-style-name="P11" svg:width="0.1098in" svg:height="0.039in" svg:x="0.2504in" svg:y="0.1972in" svg:viewBox="0 0 280 100" svg:d="M265 17c6 0 15 0 15-9 0-8-9-8-14-8-84 0-169 0-253 0-6 0-13 0-13 8 0 9 7 9 13 9 84 0 168 0 252 0zM266 100c5 0 14 0 14-9 0-8-9-8-15-8-84 0-168 0-252 0-6 0-13 0-13 8 0 9 7 9 13 9 84 0 169 0 253 0z"><text:p/></draw:path><draw:path draw:style-name="gr1083" draw:text-style-name="P11" svg:width="0.0543in" svg:height="0.1102in" svg:x="0.4594in" svg:y="0.0354in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1083" draw:text-style-name="P11" svg:width="0.0992in" svg:height="0.0067in" svg:x="0.4362in" svg:y="0.213in" svg:viewBox="0 0 253 18" svg:d="M126 18c-42 0-84 0-126 0 0-6 0-12 0-18 84 0 169 0 253 0 0 6 0 12 0 18-42 0-85 0-127 0z"><text:p/></draw:path><draw:path draw:style-name="gr1083" draw:text-style-name="P11" svg:width="0.0894in" svg:height="0.0748in" svg:x="0.4409in" svg:y="0.2976in" svg:viewBox="0 0 228 191" svg:d="M25 161c-1 7-3 17-3 18 0 8 4 12 12 12 4 0 12-4 15-12 0-1 5-21 7-31 4-14 6-26 10-39 2-8 5-18 7-27 3-8 5-20 6-22 6-13 29-50 69-50 19 0 22 15 22 28 0 27-20 81-27 99-4 9-4 14-4 19 0 20 15 35 34 35 39 0 55-61 55-65 0-5-4-5-5-5-3 0-3 1-6 9-8 27-23 51-43 51-7 0-10-3-10-13 0-11 4-22 8-30 8-23 25-70 25-94 0-27-18-44-48-44-39 0-59 26-66 36-3-23-19-36-39-36-19 0-27 17-31 24-7 14-13 38-13 41s4 2 5 3c5 0 5 0 7-9 7-30 16-49 31-49 9 0 13 4 13 19 0 8-1 13-7 35-8 32-15 64-24 97z"><text:p/></draw:path><draw:path draw:style-name="gr1083" draw:text-style-name="P11" svg:width="0.0705in" svg:height="0.052in" svg:x="0.6681in" svg:y="-0.0004in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1083" draw:text-style-name="P11" svg:width="0.2201in" svg:height="0.2315in" svg:x="0.5933in" svg:y="0.1008in" svg:viewBox="0 0 560 589" svg:d="M510 589c17-45 34-90 50-134-3 0-7 0-9 0-17 43-61 72-111 85-8 1-50 13-130 13-86 0-170 0-255 0 72-84 143-168 215-252 2-3 4-5 4-7-2-2 0-1-3-6-66-89-131-179-197-268 77 0 155 0 232 0 56 0 95 6 98 6 23 4 59 11 93 33 11 6 39 25 54 59 2 0 6 0 9 0-16-40-33-78-50-118-166 0-332 0-498 0-10 0-11 0-12 2 0 2 0 10 0 15 74 102 149 203 223 305-73 85-145 170-218 255-5 5-4 5-5 7 0 5 4 5 12 5 166 0 332 0 498 0z"><text:p/></draw:path><draw:path draw:style-name="gr1083" draw:text-style-name="P11" svg:width="0.0567in" svg:height="0.0815in" svg:x="0.5921in" svg:y="0.3768in" svg:viewBox="0 0 145 208" svg:d="M70 8c1 0 1-3 1-4 0-2-1-4-5-4-6 0-30 2-37 2-3 2-6 2-6 8 0 3 3 3 7 3 14 0 14 3 14 5s-1 4-1 6c-14 56-27 112-42 168-1 5-1 5-1 6 0 5 4 10 10 10 8 0 12-6 13-14 1-1 14-52 15-56 21 2 38 8 38 24 0 1 0 2 0 6-2 5-2 6-2 8 0 22 17 32 32 32 27 0 25-30 37-46 0-4-4-4-5-4-5 0-5 2-6 8-4 12-12 33-26 33-8 0-10-7-10-15 0-5 0-6 1-14 0-1 1-6 1-9 0-25-34-30-46-31 8-5 19-15 24-20 15-14 30-27 46-27 4 0 8 1 10 3-13 3-16 12-16 17 0 6 5 11 12 11 8 0 17-6 17-19 0-10-7-21-23-21s-32 12-46 27c-14 11-23 20-35 25 9-40 19-78 29-118z"><text:p/></draw:path><draw:path draw:style-name="gr1083" draw:text-style-name="P11" svg:width="0.085in" svg:height="0.0307in" svg:x="0.6642in" svg:y="0.4126in" svg:viewBox="0 0 217 79" svg:d="M206 14c4 0 11 0 11-7s-7-7-11-7c-64 0-130 0-195 0-4 0-11 0-11 7s7 7 11 7c65 0 131 0 195 0zM206 79c4 0 11 0 11-7s-7-7-11-7c-64 0-130 0-195 0-4 0-11 0-11 7s7 7 11 7c65 0 131 0 195 0z"><text:p/></draw:path><draw:path draw:style-name="gr1083" draw:text-style-name="P11" svg:width="0.0421in" svg:height="0.0768in" svg:x="0.7705in" svg:y="0.3799in" svg:viewBox="0 0 108 196" svg:d="M67 8c0-8-1-8-9-8-18 19-46 19-58 19 0 4 0 7 0 11 7 0 26 0 43-8 0 50 0 99 0 150 0 9 0 13-30 13-3 0-7 0-11 0 0 3 0 7 0 11 5 0 41-2 53-2 9 0 46 2 53 2 0-4 0-8 0-11-4 0-8 0-12 0-29 0-29-4-29-13 0-54 0-110 0-164z"><text:p/></draw:path><draw:path draw:style-name="gr1083" draw:text-style-name="P11" svg:width="0.0354in" svg:height="0.1169in" svg:x="0.8787in" svg:y="0.0307in" svg:viewBox="0 0 91 298" svg:d="M91 5c-2-1 0-5-6-5-9 0-41 4-51 5-4 0-8 0-8 8 0 5 4 5 10 5 20 0 22 4 22 7s-2 6-2 9c-18 69-36 140-54 210-1 4-2 8-2 14 0 24 19 40 38 40 15 0 26-9 33-24 7-16 8-28 12-41 0-5-4-5-5-5-4 0-5 2-6 7-7 28-14 53-31 53-13 0-13-13-13-19 0-11 0-12 2-21 20-81 41-162 61-243z"><text:p/></draw:path><draw:path draw:style-name="gr1083" draw:text-style-name="P11" svg:width="0.0894in" svg:height="0.0748in" svg:x="0.9295in" svg:y="0.0728in" svg:viewBox="0 0 228 191" svg:d="M25 161c-1 6-3 15-3 18 0 8 4 12 12 12 4 0 12-4 15-12 0-1 5-21 7-31 4-14 6-26 10-39 2-8 5-18 7-27 1-8 5-20 6-22 6-13 29-52 69-52 19 0 22 16 22 30 0 27-20 81-27 99-4 9-4 14-4 19 0 19 15 35 34 35 39 0 55-63 55-65 0-5-4-5-5-5-3 0-3 1-6 7-8 29-23 53-43 53-7 0-10-5-10-14 0-10 4-21 8-30 8-22 25-69 25-93 0-27-18-44-48-44-39 0-59 26-66 36-3-23-19-36-39-36-19 0-27 16-32 24-6 14-12 38-12 41s4 3 5 3c5 0 5 0 7-9 7-30 16-51 31-51 9 0 13 6 13 21 0 8-1 13-7 35-8 32-15 64-24 97z"><text:p/></draw:path><draw:path draw:style-name="gr1083" draw:text-style-name="P11" svg:width="0.0382in" svg:height="0.1654in" svg:x="1.0406in" svg:y="0.0213in" svg:viewBox="0 0 98 421" svg:d="M98 416c0-1 0-2-7-9-53-53-66-132-66-197 0-73 16-146 67-199 6-5 6-6 6-7 0-3-2-4-4-4-4 0-42 28-66 82-22 46-28 93-28 128 0 32 5 84 29 132 25 52 61 79 65 79 2 0 4-2 4-5z"><text:p/></draw:path><draw:path draw:style-name="gr1083" draw:text-style-name="P11" svg:width="0.0748in" svg:height="0.1169in" svg:x="1.098in" svg:y="0.0307in" svg:viewBox="0 0 191 298" svg:d="M97 5c-2-1 0-5-6-5-9 0-39 4-50 5-4 0-9 0-9 8 0 5 4 5 10 5 20 0 22 2 22 7 0 3-2 6-2 9-20 80-40 162-61 242-1 6-1 7-1 10 0 9 8 12 12 12 5 0 12-4 14-10 2-4 21-82 23-92 15 1 49 8 49 36 0 3 0 4-1 9s-1 10-1 15c0 25 17 42 38 42 12 0 24-8 34-23 10-18 10-29 14-42 0-5-3-5-4-5-4 0-5 2-6 7-9 31-18 53-36 53-9 0-15-5-15-20 0-8 3-17 4-23 2-7 2-10 2-13 0-28-26-40-62-45 13-7 26-20 36-31 20-22 39-41 60-41 2 0 3 0 3 1 5 0 6 0 10 4l1 1c-20 1-24 18-24 23 0 7 5 14 16 14s24-9 24-25c0-13-10-26-29-26-12 0-31 3-61 37-15 16-31 32-47 38 14-58 29-118 43-177z"><text:p/></draw:path><draw:path draw:style-name="gr1083" draw:text-style-name="P11" svg:width="0.0382in" svg:height="0.1654in" svg:x="1.1898in" svg:y="0.0213in" svg:viewBox="0 0 98 421" svg:d="M98 210c0-32-4-84-27-131-27-53-63-79-66-79s-5 1-5 4c0 1 0 2 8 9 41 42 65 109 65 197 0 72-15 146-67 199-6 5-6 6-6 7 0 3 2 5 5 5s42-29 67-83c20-45 26-92 26-128z"><text:p/></draw:path><draw:path draw:style-name="gr1083" draw:text-style-name="P11" svg:width="0.3728in" svg:height="0.0067in" svg:x="0.8717in" svg:y="0.213in" svg:viewBox="0 0 948 18" svg:d="M474 18c-158 0-316 0-474 0 0-6 0-12 0-18 316 0 631 0 948 0 0 6 0 12 0 18-158 0-317 0-474 0z"><text:p/></draw:path><draw:path draw:style-name="gr1083" draw:text-style-name="P11" svg:width="0.0894in" svg:height="0.0748in" svg:x="1.0134in" svg:y="0.2976in" svg:viewBox="0 0 228 191" svg:d="M24 161c-1 7-4 17-4 18 0 8 6 12 12 12s14-4 16-12c1-1 6-21 8-31 4-14 6-26 10-39 2-8 5-18 7-27 1-8 5-20 5-22 7-13 29-50 70-50 18 0 22 15 22 28 0 27-21 81-27 99-4 9-5 14-5 19 0 20 16 35 35 35 39 0 55-61 55-65 0-5-4-5-5-5-5 0-5 1-6 9-8 27-23 51-43 51-7 0-11-3-11-13 0-11 4-22 9-30 7-23 25-70 25-94 0-27-18-44-48-44-39 0-59 26-66 36-3-23-19-36-39-36s-27 17-32 24c-6 14-12 38-12 41s4 3 5 3c3 0 5 0 7-9 7-30 16-49 30-49 10 0 13 4 13 19 0 8-1 13-6 35-8 32-17 64-25 97z"><text:p/></draw:path></draw:g></draw:g><text:s/>et <draw:g text:anchor-type="as-char" svg:y="-0.1543in" draw:z-index="13" draw:name="Shape14" draw:style-name="gr1081"><svg:title>TexMaths</svg:title><svg:desc>12§display§U_n \xto{x \to \infty} 0§svg§600§FALSE§</svg:desc><draw:g draw:style-name="gr2"><draw:path draw:style-name="gr1082" draw:text-style-name="P10" svg:width="0.8in" svg:height="0.161in" svg:x="-0.0004in" svg:y="0.0083in" svg:viewBox="0 0 2033 410" svg:d="M1016 410c-339 0-678 0-1016 0 0-136 0-274 0-410 678 0 1355 0 2033 0 0 136 0 274 0 410-339 0-678 0-1017 0z"><text:p/></draw:path><draw:path draw:style-name="gr1083" draw:text-style-name="P11" svg:width="0.1146in" svg:height="0.1154in" svg:x="0.0024in" svg:y="0.0402in" svg:viewBox="0 0 292 294" svg:d="M239 43c5-17 12-30 45-31 3 0 8 0 8-8-2-2 0-4-5-4-15 0-29 1-43 1-15 0-30-1-45-1-2 0-7 0-7 8 0 4 4 4 7 4 24 1 29 10 29 19 0 1-1 7-1 8-13 50-25 100-39 150-14 55-62 92-104 92-29 0-52-19-52-54 0-1 0-14 5-32 13-55 28-109 41-163 4-15 5-20 36-20 11 0 14 0 14-8 0-4-4-4-6-4-12 0-43 1-54 1-13 0-42-1-55-1-2 0-7 0-7 8 0 4 4 4 11 4 1 0 9 0 17 1 7 1 10 1 10 7 0 3-4 21-7 30-2 12-6 24-8 36-5 17-24 96-27 104-2 12-2 18-2 24 0 50 38 80 83 80 53 0 104-48 119-101 12-51 25-101 37-150z"><text:p/></draw:path><draw:path draw:style-name="gr1083" draw:text-style-name="P11" svg:width="0.0705in" svg:height="0.052in" svg:x="0.1102in" svg:y="0.1264in" svg:viewBox="0 0 180 133" svg:d="M22 111c-2 4-3 11-3 12 0 6 5 10 10 10s8-5 11-7c2-4 4-12 6-18 1-5 4-19 6-27 2-6 3-13 4-19 4-12 5-14 14-26 8-12 21-28 44-28 17 0 17 16 17 21 0 18-12 50-17 62-4 8-5 12-5 17 0 15 13 25 28 25 30 0 43-41 43-46 0-3-4-3-5-3-5 0-5 2-6 5-7 23-19 35-31 35-6 0-7-3-7-10 0-6 1-10 7-23 4-10 16-41 16-58 0-28-23-33-39-33-25 0-42 16-50 28-3-21-19-28-31-28-14 0-20 10-24 16-6 12-10 28-10 29 0 4 4 4 5 4 3 0 3-1 6-8 5-18 9-33 21-33 8 0 10 6 10 15 0 6-4 15-5 24-2 7-5 20-6 27-3 12-6 24-9 37z"><text:p/></draw:path><draw:path draw:style-name="gr1083" draw:text-style-name="P11" svg:width="0.0618in" svg:height="0.052in" svg:x="0.2878in" svg:y="0.0083in" svg:viewBox="0 0 158 133" svg:d="M60 98c-4 11-13 26-28 26-1 0-9 0-16-4 13-4 13-15 13-16 0-6-5-11-12-11s-17 7-17 18c0 15 17 22 31 22 15 0 27-9 34-22 7 16 23 22 35 22 33 0 51-37 51-46 0-3-3-3-5-3-3 0-3 1-4 5-6 20-24 35-41 35-12 0-18-8-18-19 0-7 7-34 15-67 6-22 20-30 29-30 5 2 10 0 16 4-10 4-13 11-13 17s4 10 12 10c6 0 16-6 16-17 0-17-19-22-31-22-14 0-26 10-32 20-6-12-19-20-36-20-33 0-52 36-52 45 0 4 4 3 5 4 4 0 5-1 6-5 7-24 26-36 41-36 9 0 17 5 17 20 0 5-4 20-6 31-4 13-6 26-10 39z"><text:p/></draw:path><draw:path draw:style-name="gr1083" draw:text-style-name="P11" svg:width="0.1138in" svg:height="0.0602in" svg:x="0.3665in" svg:y="0in" svg:viewBox="0 0 290 154" svg:d="M248 85c-37 26-42 65-42 66 0 3 3 3 8 3 4 0 6 0 7-4 2-8 7-27 21-42 18-18 33-23 45-27 2 0 3-2 3-3 0-4-2-4-6-5-42-13-57-43-63-69-1-4-4-4-7-4-5 0-8 0-8 5 6 13 3 20 17 40 7 10 16 18 25 26-79 0-157 0-236 0-5 0-12 0-12 7s6 7 12 7c79 0 157 0 236 0z"><text:p/></draw:path><draw:path draw:style-name="gr1083" draw:text-style-name="P11" svg:width="0.1138in" svg:height="0.052in" svg:x="0.4984in" svg:y="0.0083in" svg:viewBox="0 0 290 133" svg:d="M148 49c-16-18-21-23-32-31-18-13-37-18-54-18-36 0-62 31-62 67 0 33 25 66 62 66 41 0 70-34 81-49 15 18 19 22 31 31 18 13 37 18 53 18 37 0 63-31 63-67 0-34-25-66-62-66-41 0-70 33-80 49zM157 60c12-19 37-49 73-49 30 0 52 26 52 55 0 27-23 50-50 50-28 0-47-21-75-56zM133 73c-12 19-38 48-74 48-30 0-51-26-51-54 0-29 23-50 50-50s46 21 75 56z"><text:p/></draw:path><draw:path draw:style-name="gr1083" draw:text-style-name="P11" svg:width="0.1008in" svg:height="0.0063in" svg:x="0.2547in" svg:y="0.1075in" svg:viewBox="0 0 257 17" svg:d="M242 17c8 0 15 0 15-9 0-8-7-8-15-8-75 0-152 0-228 0-7 0-14 0-14 8 0 9 7 9 14 9 76 0 153 0 228 0z"><text:p/></draw:path><draw:path draw:style-name="gr1083" draw:text-style-name="P11" svg:width="0.1008in" svg:height="0.0063in" svg:x="0.3024in" svg:y="0.1075in" svg:viewBox="0 0 257 17" svg:d="M242 17c8 0 15 0 15-9 0-8-7-8-15-8-75 0-152 0-228 0-7 0-14 0-14 8 0 9 7 9 14 9 76 0 153 0 228 0z"><text:p/></draw:path><draw:path draw:style-name="gr1083" draw:text-style-name="P11" svg:width="0.1008in" svg:height="0.0063in" svg:x="0.3945in" svg:y="0.1075in" svg:viewBox="0 0 257 17" svg:d="M242 17c8 0 15 0 15-9 0-8-7-8-15-8-75 0-152 0-228 0-7 0-14 0-14 8 0 9 7 9 14 9 76 0 153 0 228 0z"><text:p/></draw:path><draw:path draw:style-name="gr1083" draw:text-style-name="P11" svg:width="0.1008in" svg:height="0.0063in" svg:x="0.4862in" svg:y="0.1075in" svg:viewBox="0 0 257 17" svg:d="M242 17c8 0 15 0 15-9 0-8-7-8-15-8-75 0-152 0-228 0-7 0-14 0-14 8 0 9 7 9 14 9 76 0 153 0 228 0z"><text:p/></draw:path><draw:path draw:style-name="gr1083" draw:text-style-name="P11" svg:width="0.1469in" svg:height="0.0858in" svg:x="0.5291in" svg:y="0.0689in" svg:viewBox="0 0 374 219" svg:d="M328 117c-23 18-34 35-38 41-19 29-15 36-22 55 0 6 4 6 8 6 7 0 8-1 10-8 9-42 34-77 81-96 6-3 7-4 7-6 0-4-2-4-3-5-19-7-70-27-85-98-2-5-3-6-10-6-4 0-8 0-8 5 0 1 3 27 21 55 9 13 21 27 39 40-105 0-209 0-314 0-7 0-14 0-14 9 0 8 7 8 14 8 105 0 209 0 314 0z"><text:p/></draw:path><draw:path draw:style-name="gr1083" draw:text-style-name="P11" svg:width="0.0697in" svg:height="0.1126in" svg:x="0.7386in" svg:y="0.0429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6 38-31 52-49 52z"><text:p/></draw:path></draw:g></draw:g><text:s/>par croissance comparée</text:p>
      <text:p text:style-name="P1"/>
      <text:p text:style-name="P1"/>
      <text:p text:style-name="P1"/>
      <text:p text:style-name="P3"><text:soft-page-break/><draw:g text:anchor-type="as-char" svg:y="-0.6484in" draw:z-index="14" draw:style-name="gr1"><svg:title>TexMaths</svg:title><svg:desc>12§latex§\begin{align*} 
v_n &amp;= e^{-\sqrt{n}} \ln(1+n+e^n) \\
&amp;= e^{-\sqrt{n}} \ln\left(e^n \left(\tfrac{1}{e^n} + \tfrac{n}{e^n} + 1 \right) \right) \\
&amp;= e^{-\sqrt{n}} \left( \ln(e^n) + \ln\left(\tfrac{1}{e^n} + \tfrac{n}{e^n} + 1 \right) \right) \\
&amp;= e^{-\sqrt{n}} n + \underbrace{e^{-\sqrt{n}}}_{\to 0}  \underbrace{\ln\left(\tfrac{1}{e^n} + \tfrac{n}{e^n} + 1 \right)}_{\to 0} \\
\end{align*}§svg§600§FALSE§</svg:desc><draw:g draw:style-name="gr2"><draw:path draw:style-name="gr963" draw:text-style-name="P10" svg:width="2.7224in" svg:height="1.2783in" svg:x="0.0039in" svg:y="0.0091in" svg:viewBox="0 0 6916 3248" svg:d="M3459 3248c-1153 0-2306 0-3459 0 0-1082 0-2166 0-3248 2305 0 4611 0 6916 0 0 1082 0 2166 0 3248-1152 0-2305 0-3457 0z"><text:p/></draw:path><draw:path draw:style-name="gr964" draw:text-style-name="P11" svg:width="0.0728in" svg:height="0.0752in" svg:x="0.0004in" svg:y="0.0846in" svg:viewBox="0 0 186 192" svg:d="M186 30c0-23-11-30-19-30-11 0-21 12-21 20 0 6 3 9 8 14 8 8 14 19 14 34 0 17-26 114-76 114-21 0-31-14-31-37s12-54 24-89c4-7 6-13 6-21 0-19-14-35-35-35-39 0-56 61-56 66 0 4 5 4 6 4 4 0 4-2 6-8 12-43 31-52 43-52 4 0 11 0 11 13 0 11-5 23-7 30-19 49-24 68-24 86 0 46 36 53 56 53 71 0 95-140 95-162z"><text:p/></draw:path><draw:path draw:style-name="gr965" draw:text-style-name="P11" svg:width="0.0705in" svg:height="0.052in" svg:x="0.0815in" svg:y="0.1319in" svg:viewBox="0 0 180 133" svg:d="M23 112c-1 3-4 10-4 12 0 6 6 9 10 9 6 0 11-3 12-6s3-13 5-19c2-5 4-19 7-26 1-6 3-14 5-20 3-12 3-14 12-26 8-12 22-28 44-28 18 0 18 15 18 21 0 18-13 50-18 63-2 8-4 11-4 16 0 16 12 25 28 25 30 0 42-41 42-45s-4-4-5-4c-3 0-3 2-5 5-7 24-19 36-31 36-6 0-7-4-7-11 0-6 1-10 6-23 4-9 16-41 16-57 0-29-23-34-39-34-24 0-41 16-49 26-2-20-20-26-32-26s-20 10-23 16c-6 10-11 27-11 30s4 2 5 3c5 0 5-1 7-9 4-17 10-32 22-32 7 0 9 6 9 15 0 6-2 15-5 24-2 7-4 20-7 27-2 12-6 26-8 38z"><text:p/></draw:path><draw:path draw:style-name="gr966" draw:text-style-name="P11" svg:width="0.1102in" svg:height="0.0382in" svg:x="0.222in" svg:y="0.098in" svg:viewBox="0 0 281 98" svg:d="M266 17c6 0 15 0 15-9 0-8-9-8-15-8-84 0-168 0-252 0-6 0-14 0-14 8 0 9 8 9 14 9 84 0 168 0 252 0zM266 98c6 0 15 0 15-8s-9-8-15-8c-84 0-168 0-252 0-6 0-14 0-14 8s8 8 14 8c84 0 168 0 252 0z"><text:p/></draw:path><draw:path draw:style-name="gr967" draw:text-style-name="P11" svg:width="0.0634in" svg:height="0.0752in" svg:x="0.3953in" svg:y="0.0846in" svg:viewBox="0 0 162 192" svg:d="M60 90c12 0 43-1 65-10 29-13 31-38 31-44 0-18-16-36-44-36-47 0-112 42-112 115 0 43 25 77 67 77 60 0 95-46 95-50 0-3-2-5-5-5-2 0-2 0-5 3-33 42-79 42-85 42-32 0-36-36-36-49 0-5 0-18 6-43 7 0 16 0 23 0zM40 80c16-64 60-70 72-70 19 0 31 12 31 26 0 44-69 44-85 44-6 0-12 0-18 0z"><text:p/></draw:path><draw:path draw:style-name="gr968" draw:text-style-name="P11" svg:width="0.0783in" svg:height="0.0051in" svg:x="0.4776in" svg:y="0.0579in" svg:viewBox="0 0 200 14" svg:d="M188 14c5 0 12 0 12-7s-7-7-12-7c-58 0-117 0-176 0-5 0-12 0-12 7s7 7 12 7c59 0 118 0 176 0z"><text:p/></draw:path><draw:path draw:style-name="gr969" draw:text-style-name="P11" svg:width="0.1004in" svg:height="0.1157in" svg:x="0.5799in" svg:y="0in" svg:viewBox="0 0 256 295" svg:d="M102 263c-19-39-38-76-58-114-1-4-2-5-4-5s-2 0-5 2c-11 8-21 14-31 21-4 2-3 3-4 5 0 2 1 4 4 4 1 0 2 0 6-2 2-2 12-8 15-11 22 42 42 85 64 127 2 5 3 5 7 5 2 0 6 0 8-5 50-92 100-184 149-277 3-3 3-3 3-6 0-5-4-7-8-7-3 0-6 2-7 6-47 85-92 172-139 257z"><text:p/></draw:path><draw:path draw:style-name="gr970" draw:text-style-name="P11" svg:width="0.0819in" svg:height="0.0051in" svg:x="0.6776in" svg:y="0in" svg:viewBox="0 0 209 14" svg:d="M104 14c-34 0-69 0-104 0 0-4 0-9 0-14 70 0 139 0 209 0 0 5 0 10 0 14-35 0-70 0-105 0z"><text:p/></draw:path><draw:path draw:style-name="gr971" draw:text-style-name="P11" svg:width="0.0705in" svg:height="0.052in" svg:x="0.6835in" svg:y="0.039in" svg:viewBox="0 0 180 133" svg:d="M22 112c-2 3-2 8-3 12 0 7 5 9 10 9 6 0 11-3 12-6 1-2 3-12 5-18s4-19 7-27c1-6 3-12 5-20 3-12 3-14 12-26 8-12 22-28 44-28 17 0 18 16 18 21 0 18-13 50-18 63-4 9-5 11-5 16 0 16 13 25 29 25 29 0 42-41 42-44 0-5-4-5-5-5-3 0-3 2-5 6-7 23-20 35-31 35-7 0-8-4-8-10 0-7 2-11 7-24 4-9 16-41 16-57 0-29-23-34-39-34-24 0-41 16-49 28-2-21-20-28-32-28s-20 10-23 17c-7 11-11 27-11 29 0 3 4 3 5 3 5 0 5-1 7-8 4-18 10-33 20-33 9 0 11 8 11 15 0 6-2 17-5 25-2 8-6 19-7 26-3 12-6 26-9 38z"><text:p/></draw:path><draw:path draw:style-name="gr972" draw:text-style-name="P11" svg:width="0.0366in" svg:height="0.115in" svg:x="0.8016in" svg:y="0.0433in" svg:viewBox="0 0 94 293" svg:d="M60 0c-20 1-40 4-60 5 0 5 0 8 0 13 29 0 32 2 32 23 0 73 0 146 0 219 0 20-4 20-32 20 0 4 0 8 0 13 13-1 36-1 47-1s31 0 47 1c0-5 0-9 0-13-29 0-34 0-34-20 0-86 0-174 0-260z"><text:p/></draw:path><draw:path draw:style-name="gr973" draw:text-style-name="P11" svg:width="0.0831in" svg:height="0.0732in" svg:x="0.8472in" svg:y="0.0846in" svg:viewBox="0 0 212 187" svg:d="M32 42c0 37 0 76 0 113 0 19-3 19-32 19 0 5 0 8 0 13 14-1 36-1 48-1 11 0 32 0 47 1 0-5 0-8 0-13-28 0-33 0-33-19 0-27 0-52 0-78 0-43 30-67 57-67 26 0 31 22 31 46 0 33 0 66 0 99 0 19-5 19-32 19 0 5 0 8 0 13 14-1 36-1 46-1 12 0 34 0 48 1 0-5 0-8 0-13-22 0-32 0-33-13 0-27 0-54 0-81 0-36 0-49-13-64-5-6-20-16-44-16-31 0-51 19-62 44 0-14 0-30 0-44-20 1-40 4-60 5 0 5 0 8 0 13 30 0 32 4 32 24z"><text:p/></draw:path><draw:path draw:style-name="gr974" draw:text-style-name="P11" svg:width="0.0378in" svg:height="0.1657in" svg:x="0.9508in" svg:y="0.0339in" svg:viewBox="0 0 97 422" svg:d="M97 418c0-2 0-3-7-10-53-53-66-132-66-197 0-73 16-146 68-199 5-5 5-6 5-7 0-4-1-5-3-5-5 0-42 29-68 83-21 45-26 92-26 128 0 33 5 84 28 132 25 52 61 79 66 79 2 0 3-1 3-4z"><text:p/></draw:path><draw:path draw:style-name="gr975" draw:text-style-name="P11" svg:width="0.0543in" svg:height="0.1102in" svg:x="1.0138in" svg:y="0.0484in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976" draw:text-style-name="P11" svg:width="0.1102in" svg:height="0.1102in" svg:x="1.128in" svg:y="0.0614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977" draw:text-style-name="P11" svg:width="0.0894in" svg:height="0.0752in" svg:x="1.2894in" svg:y="0.0846in" svg:viewBox="0 0 228 192" svg:d="M25 162c-1 6-3 16-3 18 0 7 4 12 12 12 4 0 12-4 15-12 0-1 5-20 7-31 4-13 6-25 10-39 2-9 5-18 7-27 1-7 5-21 6-22 6-13 29-51 69-51 19 0 22 15 22 30 0 26-20 80-27 98-4 10-4 14-4 19 0 19 15 35 34 35 39 0 55-62 55-65 0-5-4-5-5-5-3 0-3 2-6 8-8 28-23 52-43 52-7 0-10-4-10-14s4-20 8-30c8-22 25-68 25-92 0-28-18-46-48-46-39 0-59 28-66 37-3-24-19-37-39-37-19 0-27 17-32 25-6 13-12 39-12 41 0 4 4 4 5 4 5 0 5 0 7-10 7-30 16-50 31-50 9 0 13 6 13 19 0 9-1 14-7 36-8 32-15 65-24 97z"><text:p/></draw:path><draw:path draw:style-name="gr978" draw:text-style-name="P11" svg:width="0.1102in" svg:height="0.1102in" svg:x="1.4299in" svg:y="0.0614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979" draw:text-style-name="P11" svg:width="0.0634in" svg:height="0.0752in" svg:x="1.5941in" svg:y="0.0846in" svg:viewBox="0 0 162 192" svg:d="M60 90c12 0 43-1 65-10 29-13 31-38 31-44 0-18-16-36-46-36-46 0-110 42-110 115 0 43 25 77 66 77 61 0 96-46 96-50 0-3-2-5-5-5-2 0-2 0-6 3-32 42-79 42-84 42-32 0-36-36-36-49 0-5 0-18 6-43 7 0 16 0 23 0zM40 80c16-64 60-70 70-70 21 0 32 12 32 26 0 44-68 44-84 44-6 0-12 0-18 0z"><text:p/></draw:path><draw:path draw:style-name="gr980" draw:text-style-name="P11" svg:width="0.0709in" svg:height="0.052in" svg:x="1.6693in" svg:y="0.039in" svg:viewBox="0 0 181 133" svg:d="M23 112c-1 3-3 8-4 12 0 7 6 9 11 9s10-3 11-6c1-2 3-12 6-18 1-6 5-19 6-27 2-6 3-12 5-20 3-12 3-14 13-26 7-12 21-28 43-28 18 0 18 16 18 21 0 18-13 50-18 63-2 9-4 11-4 16 0 16 14 25 28 25 30 0 43-41 43-44 0-5-3-4-5-5-4 0-4 2-6 6-7 23-19 35-31 35-6 0-7-4-7-10 0-7 1-11 6-24 4-9 16-41 16-57 0-29-23-34-39-34-24 0-41 16-49 28-2-21-19-28-31-28-13 0-21 10-24 17-6 11-11 27-11 29 0 3 4 2 5 3 5 0 5-1 7-8 5-18 10-33 22-33 7 0 9 8 9 15 0 6-2 17-5 25-2 7-4 19-6 26-3 12-6 26-9 38z"><text:p/></draw:path><draw:path draw:style-name="gr981" draw:text-style-name="P11" svg:width="0.0382in" svg:height="0.1657in" svg:x="1.7638in" svg:y="0.0339in" svg:viewBox="0 0 98 422" svg:d="M98 211c0-32-4-84-28-132-26-51-62-79-65-79-4 0-5 2-5 5 0 1 0 2 8 9 41 42 65 110 65 197 0 72-15 147-67 199-6 5-6 6-6 8s1 4 5 4c3 0 42-28 66-82 21-47 27-94 27-129z"><text:p/></draw:path><draw:path draw:style-name="gr982" draw:text-style-name="P11" svg:width="0.1102in" svg:height="0.0382in" svg:x="0.222in" svg:y="0.387in" svg:viewBox="0 0 281 98" svg:d="M266 17c6 0 15 0 15-9 0-8-9-8-15-8-84 0-168 0-252 0-6 0-14 0-14 8 0 9 8 9 14 9 84 0 168 0 252 0zM266 98c6 0 15 0 15-8s-9-8-15-8c-84 0-168 0-252 0-6 0-14 0-14 8s8 8 14 8c84 0 168 0 252 0z"><text:p/></draw:path><draw:path draw:style-name="gr983" draw:text-style-name="P11" svg:width="0.0634in" svg:height="0.0748in" svg:x="0.3953in" svg:y="0.3752in" svg:viewBox="0 0 162 191" svg:d="M60 89c12 0 43-1 65-10 29-13 31-37 31-43 0-19-16-36-44-36-47 0-112 41-112 114 0 43 25 77 67 77 60 0 95-45 95-49 0-3-2-6-5-6-2 0-2 1-5 4-33 41-79 41-85 41-32 0-36-35-36-48 0-6 0-19 6-44 7 0 16 0 23 0zM40 79c16-63 60-69 72-69 19 0 31 12 31 26 0 43-69 43-85 43-6 0-12 0-18 0z"><text:p/></draw:path><draw:path draw:style-name="gr984" draw:text-style-name="P11" svg:width="0.0783in" svg:height="0.0051in" svg:x="0.4776in" svg:y="0.3484in" svg:viewBox="0 0 200 14" svg:d="M188 14c5 0 12 0 12-7s-7-7-12-7c-58 0-117 0-176 0-5 0-12 0-12 6 0 8 7 8 12 8 59 0 118 0 176 0z"><text:p/></draw:path><draw:path draw:style-name="gr985" draw:text-style-name="P11" svg:width="0.1004in" svg:height="0.1157in" svg:x="0.5799in" svg:y="0.2902in" svg:viewBox="0 0 256 295" svg:d="M102 263c-19-39-38-77-58-115-1-3-2-5-4-5s-2 0-5 2c-11 7-21 15-31 22-4 2-4 3-4 5 0 1 1 3 4 3 1 0 2 0 6-2 2-3 12-9 15-11 22 42 42 85 64 127 2 5 3 6 7 6 2 0 6 0 8-6 50-92 100-183 149-276 3-3 3-5 3-6 0-5-4-7-8-7-3 0-6 2-7 6-47 85-92 172-139 257z"><text:p/></draw:path><draw:path draw:style-name="gr986" draw:text-style-name="P11" svg:width="0.0819in" svg:height="0.0051in" svg:x="0.6776in" svg:y="0.2902in" svg:viewBox="0 0 209 14" svg:d="M104 14c-34 0-69 0-104 0 0-4 0-9 0-14 70 0 139 0 209 0 0 5 0 10 0 14-35 0-70 0-105 0z"><text:p/></draw:path><draw:path draw:style-name="gr987" draw:text-style-name="P11" svg:width="0.0705in" svg:height="0.052in" svg:x="0.6835in" svg:y="0.3283in" svg:viewBox="0 0 180 133" svg:d="M22 112c-2 3-3 10-3 12 0 6 5 9 10 9 6 0 11-5 12-7s3-12 5-18 4-19 7-26c1-8 3-14 5-21 3-12 3-14 12-26 8-12 22-27 44-27 17 0 18 15 18 21 0 18-13 50-18 62-4 9-5 11-5 16 0 15 13 26 29 26 29 0 42-41 42-45s-4-4-5-4c-3 0-3 1-5 5-7 24-20 36-31 36-7 0-8-5-8-11 0-7 2-11 7-24 4-8 16-41 16-56 0-29-23-34-39-34-24 0-41 14-49 26-2-20-20-26-32-26s-20 8-23 16c-7 10-11 27-11 28 0 5 4 5 5 5 5 0 5-1 7-9 4-17 10-32 20-32 9 0 11 6 11 15 0 5-3 15-5 24-2 8-6 20-7 26-3 13-6 25-9 39z"><text:p/></draw:path><draw:path draw:style-name="gr988" draw:text-style-name="P11" svg:width="0.0366in" svg:height="0.115in" svg:x="0.8016in" svg:y="0.3331in" svg:viewBox="0 0 94 293" svg:d="M60 0c-20 1-40 4-60 5 0 5 0 8 0 13 29 0 32 4 32 24 0 73 0 146 0 220 0 18-4 18-32 18 0 4 0 8 0 13 13 0 36-1 47-1s31 1 47 1c0-5 0-9 0-13-29 0-34 0-34-18 0-88 0-174 0-262z"><text:p/></draw:path><draw:path draw:style-name="gr989" draw:text-style-name="P11" svg:width="0.0831in" svg:height="0.0728in" svg:x="0.8472in" svg:y="0.3752in" svg:viewBox="0 0 212 186" svg:d="M32 41c0 38 0 75 0 114 0 18-3 18-32 18 0 5 0 8 0 13 14 0 36-1 48-1 11 0 32 1 47 1 0-5 0-8 0-13-28 0-33 0-33-18 0-27 0-52 0-78 0-45 30-67 57-67 26 0 31 22 31 46 0 33 0 66 0 99 0 18-5 18-32 18 0 5 0 8 0 13 14 0 36-1 46-1 12 0 34 1 48 1 0-5 0-8 0-13-22 0-32 0-33-12 0-27 0-54 0-81 0-37 0-49-13-64-5-8-20-16-44-16-31 0-51 18-62 44 0-14 0-30 0-44-20 1-40 4-60 5 0 5 0 8 0 13 30 0 32 2 32 23z"><text:p/></draw:path><draw:path draw:style-name="gr990" draw:text-style-name="P11" svg:width="0.0429in" svg:height="0.1984in" svg:x="0.987in" svg:y="0.3071in" svg:viewBox="0 0 110 505" svg:d="M110 500c0-1-1-2-2-3-19-21-48-55-66-124-10-38-13-81-13-121 0-110 26-188 77-242 4-5 4-5 4-6 0-4-3-4-6-4-6 0-28 25-33 31-43 51-71 127-71 221 0 60 11 145 66 216 4 5 31 37 38 37 3 0 6 0 6-5z"><text:p/></draw:path><draw:path draw:style-name="gr991" draw:text-style-name="P11" svg:width="0.0634in" svg:height="0.0748in" svg:x="1.0457in" svg:y="0.3752in" svg:viewBox="0 0 162 191" svg:d="M59 89c12 0 43-1 65-10 30-13 31-37 31-43 0-19-16-36-45-36-46 0-110 41-110 114 0 43 24 77 66 77 60 0 96-45 96-49 0-3-2-6-6-6-1 0-2 1-5 4-33 41-79 41-84 41-33 0-37-35-37-48 0-6 0-19 7-44 7 0 15 0 22 0zM40 79c15-63 60-69 70-69 20 0 32 12 32 26 0 43-68 43-86 43-6 0-10 0-16 0z"><text:p/></draw:path><draw:path draw:style-name="gr992" draw:text-style-name="P11" svg:width="0.0705in" svg:height="0.052in" svg:x="1.1209in" svg:y="0.3283in" svg:viewBox="0 0 180 133" svg:d="M22 112c-2 3-3 10-3 12 0 6 5 9 10 9 6 0 9-5 12-7 2-2 3-12 5-18 1-6 4-19 7-26 1-8 2-14 5-21 2-12 3-14 12-26 8-12 21-27 44-27 17 0 17 15 17 21 0 18-12 50-17 62-4 9-5 11-5 16 0 15 13 26 29 26 29 0 42-41 42-45s-4-4-5-4c-3 0-5 1-6 5-6 24-19 36-31 36-6 0-7-5-7-11 0-7 1-11 7-24 4-8 16-41 16-56 0-29-23-34-39-34-24 0-41 14-50 26-1-20-19-26-31-26-14 0-20 8-23 16-7 10-11 27-11 28 0 5 4 5 5 5 3 0 5-1 6-9 5-17 11-32 21-32 9 0 10 6 10 15 0 5-4 15-5 24-2 8-5 20-6 26-3 13-6 25-9 39z"><text:p/></draw:path><draw:path draw:style-name="gr993" draw:text-style-name="P11" svg:width="0.0429in" svg:height="0.1984in" svg:x="1.2583in" svg:y="0.3071in" svg:viewBox="0 0 110 505" svg:d="M110 500c0-1-1-2-1-3-19-21-48-55-66-124-9-38-13-81-13-121 0-110 26-188 77-242 3-5 3-5 3-6 0-4-3-4-4-4-6 0-29 25-35 31-43 51-71 127-71 221 0 60 11 145 66 216 5 5 32 37 40 37 1 0 4 0 4-5z"><text:p/></draw:path><draw:path draw:style-name="gr994" draw:text-style-name="P11" svg:width="0.0417in" svg:height="0.0768in" svg:x="1.3807in" svg:y="0.3063in" svg:viewBox="0 0 107 196" svg:d="M66 7c0-7 0-7-8-7-20 18-46 18-58 18 0 4 0 7 0 11 7 0 26 0 42-9 0 51 0 101 0 152 0 9 0 13-29 13-3 0-7 0-11 0 0 3 0 7 0 11 5 0 41-2 52-2 10 0 47 2 53 2 0-4 0-8 0-11-4 0-7 0-11 0-30 0-30-4-30-13 0-56 0-110 0-165z"><text:p/></draw:path><draw:path draw:style-name="gr995" draw:text-style-name="P11" svg:width="0.1441in" svg:height="0.0063in" svg:x="1.3291in" svg:y="0.4035in" svg:viewBox="0 0 367 17" svg:d="M184 17c-62 0-123 0-184 0 0-6 0-11 0-17 122 0 245 0 367 0 0 6 0 11 0 17-61 0-122 0-183 0z"><text:p/></draw:path><draw:path draw:style-name="gr996" draw:text-style-name="P11" svg:width="0.0492in" svg:height="0.052in" svg:x="1.3374in" svg:y="0.4547in" svg:viewBox="0 0 126 133" svg:d="M46 62c8 0 32 0 48-6 21-7 26-21 26-30 0-16-17-26-37-26-35 0-83 28-83 78 0 29 18 55 53 55 50 0 73-30 73-33 0-2-2-5-5-5-2 0-2 0-5 2-22 28-57 28-63 28-17 0-29-12-29-36 0-4 0-10 4-27 6 0 12 0 18 0zM30 54c12-42 44-46 53-46 13 0 24 6 24 18 0 28-51 28-63 28-4 0-9 0-14 0z"><text:p/></draw:path><draw:path draw:style-name="gr997" draw:text-style-name="P11" svg:width="0.0579in" svg:height="0.0374in" svg:x="1.3996in" svg:y="0.4358in" svg:viewBox="0 0 148 96" svg:d="M22 73c-2 5-4 15-4 16 0 5 4 7 7 7 4 0 9-1 11-7 0-1 2-11 4-16 7-29 4-20 7-30 3-6 18-36 44-36 10 0 15 6 15 16 0 12-9 33-14 45-1 3-2 6-2 10 0 11 11 18 23 18 23 0 35-28 35-32s-4-4-5-4c-4 0-4 1-5 5-5 13-14 24-24 24-5 0-7-4-7-9 0-3 1-6 3-10 4-9 14-33 14-45 0-15-11-25-32-25-19 0-32 12-39 22-1-18-18-22-27-22-20 0-26 32-26 34s2 2 4 2c3 0 4-1 4-4 4-12 9-25 17-25 7 0 10 7 10 12 0 3-3 11-4 16-2 6-3 14-5 19-1 6-3 13-4 19z"><text:p/></draw:path><draw:path draw:style-name="gr998" draw:text-style-name="P11" svg:width="0.1098in" svg:height="0.1102in" svg:x="1.5394in" svg:y="0.3516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999" draw:text-style-name="P11" svg:width="0.0705in" svg:height="0.052in" svg:x="1.7524in" svg:y="0.3315in" svg:viewBox="0 0 180 133" svg:d="M23 112c-1 4-3 8-4 12 0 7 6 9 11 9s10-3 11-6c1-2 3-12 6-18 1-6 3-19 6-26 1-7 3-13 5-21 3-12 3-14 12-26 8-12 22-28 44-28 18 0 18 16 18 22 0 17-13 50-18 62-2 9-4 11-4 16 0 16 12 25 28 25 30 0 42-41 42-44 0-4-2-3-4-4-4 0-4 1-6 5-7 23-19 35-31 35-6 0-7-4-7-10 0-7 1-11 6-24 4-9 16-41 16-57 0-28-23-34-39-34-24 0-41 16-49 28-2-21-19-28-32-28-12 0-20 10-23 17-6 11-11 27-11 29 0 3 4 2 5 3 5 0 5-1 7-8 4-18 10-33 22-33 7 0 9 8 9 15 0 6-2 17-5 25-2 7-4 19-7 26-2 12-6 26-8 38z"><text:p/></draw:path><draw:path draw:style-name="gr1000" draw:text-style-name="P11" svg:width="0.1437in" svg:height="0.0063in" svg:x="1.7161in" svg:y="0.4035in" svg:viewBox="0 0 366 17" svg:d="M182 17c-61 0-121 0-182 0 0-6 0-11 0-17 122 0 244 0 366 0 0 6 0 11 0 17-61 0-122 0-184 0z"><text:p/></draw:path><draw:path draw:style-name="gr1001" draw:text-style-name="P11" svg:width="0.0492in" svg:height="0.052in" svg:x="1.7236in" svg:y="0.4547in" svg:viewBox="0 0 126 133" svg:d="M47 62c8 0 31 0 47-6 22-7 26-21 26-30 0-16-17-26-37-26-35 0-83 28-83 78 0 29 19 55 53 55 50 0 73-30 73-33 0-2-2-5-5-5-1 0-2 0-5 2-22 28-57 28-62 28-18 0-30-12-30-36 0-4 0-10 4-27 6 0 13 0 19 0zM30 54c12-42 46-46 53-46 13 0 24 6 24 18 0 28-49 28-63 28-4 0-9 0-14 0z"><text:p/></draw:path><draw:path draw:style-name="gr1002" draw:text-style-name="P11" svg:width="0.0579in" svg:height="0.0374in" svg:x="1.7866in" svg:y="0.4358in" svg:viewBox="0 0 148 96" svg:d="M22 73c-2 5-4 15-4 16 0 5 4 7 8 7 3 0 8-1 10-7 0-1 2-11 4-16 7-29 7-30 8-30 2-6 18-36 43-36 11 0 15 6 15 16 0 12-9 33-14 45-1 3-2 6-2 10 0 11 11 18 23 18 23 0 35-28 35-32s-4-4-5-4c-4 0-4 1-5 5-4 13-13 24-24 24-5 0-6-4-6-9 0-3 1-6 2-10 4-9 14-33 14-45 0-15-11-25-32-25-19 0-32 12-39 22-1-18-18-22-25-22-22 0-28 32-28 34s4 2 5 2c3 0 3-1 5-4 2-12 7-25 16-25 8 0 9 7 9 12 0 3-3 11-4 16-1 6-3 14-5 19-1 6-3 13-4 19z"><text:p/></draw:path><draw:path draw:style-name="gr1003" draw:text-style-name="P11" svg:width="0.1102in" svg:height="0.1102in" svg:x="1.9264in" svg:y="0.3516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04" draw:text-style-name="P11" svg:width="0.0543in" svg:height="0.1102in" svg:x="2.0976in" svg:y="0.3374in" svg:viewBox="0 0 139 281" svg:d="M86 11c0-10 0-11-9-11-27 28-64 28-77 28 0 4 0 8 0 13 8 0 34 0 55-12 0 73 0 145 0 218 0 16-1 21-38 21-5 0-10 0-15 0 0 4 0 8 0 13 16-1 52-1 69-1s54 0 68 1c0-5 0-9 0-13-5 0-8 0-13 0-38 0-40-5-40-21 0-79 0-157 0-236z"><text:p/></draw:path><draw:path draw:style-name="gr1005" draw:text-style-name="P11" svg:width="0.0429in" svg:height="0.1984in" svg:x="2.1732in" svg:y="0.3071in" svg:viewBox="0 0 110 505" svg:d="M110 252c0-60-10-144-66-216-4-5-31-36-39-36-3 0-5 0-5 4 0 1 1 3 2 4 21 22 48 56 65 123 10 38 13 81 13 121 0 43-3 85-14 127-16 59-41 93-62 117-4 3-3 3-4 4 0 4 2 5 5 5 7 0 30-26 35-32 43-51 70-126 70-221z"><text:p/></draw:path><draw:path draw:style-name="gr1006" draw:text-style-name="P11" svg:width="0.0429in" svg:height="0.1984in" svg:x="2.2492in" svg:y="0.3071in" svg:viewBox="0 0 110 505" svg:d="M110 252c0-60-10-144-66-216-4-5-31-36-39-36-1 0-5 0-5 4 0 1 1 3 2 4 21 22 48 56 65 123 10 38 15 81 15 121 0 43-5 85-16 127-16 59-41 93-62 117-4 3-3 3-4 4 0 4 4 5 5 5 7 0 30-26 35-32 43-51 70-126 70-221z"><text:p/></draw:path><draw:path draw:style-name="gr1007" draw:text-style-name="P11" svg:width="0.1102in" svg:height="0.0382in" svg:x="0.222in" svg:y="0.6772in" svg:viewBox="0 0 281 98" svg:d="M266 17c6 0 15 0 15-9 0-8-9-8-15-8-84 0-168 0-252 0-6 0-14 0-14 8 0 9 8 9 14 9 84 0 168 0 252 0zM266 98c6 0 15 0 15-8s-9-8-15-8c-84 0-168 0-252 0-6 0-14 0-14 8s8 8 14 8c84 0 168 0 252 0z"><text:p/></draw:path><draw:path draw:style-name="gr1008" draw:text-style-name="P11" svg:width="0.0634in" svg:height="0.0752in" svg:x="0.3953in" svg:y="0.6638in" svg:viewBox="0 0 162 192" svg:d="M60 89c12 0 43 0 65-10 29-12 31-37 31-43 0-18-16-36-44-36-47 0-112 41-112 115 0 43 25 77 67 77 60 0 95-46 95-50 0-3-2-6-5-6-2 0-2 1-5 4-33 42-79 42-85 42-32 0-36-36-36-49 0-5 0-18 6-44 7 0 16 0 23 0zM40 80c16-64 60-70 72-70 19 0 31 12 31 26 0 44-69 44-85 44-6 0-12 0-18 0z"><text:p/></draw:path><draw:path draw:style-name="gr1009" draw:text-style-name="P11" svg:width="0.0783in" svg:height="0.0051in" svg:x="0.4776in" svg:y="0.6374in" svg:viewBox="0 0 200 14" svg:d="M188 14c5 0 12 0 12-7s-7-7-12-7c-58 0-117 0-176 0-5 0-12 0-12 7s7 7 12 7c59 0 118 0 176 0z"><text:p/></draw:path><draw:path draw:style-name="gr1010" draw:text-style-name="P11" svg:width="0.1004in" svg:height="0.1157in" svg:x="0.5799in" svg:y="0.5803in" svg:viewBox="0 0 256 295" svg:d="M102 263c-19-39-38-76-58-114-1-4-2-5-4-5s-2 0-5 2c-11 8-21 14-31 21-4 2-3 3-4 5 0 2 1 4 4 4 1 0 2 0 6-3 2-1 12-7 15-10 22 42 42 85 64 127 2 5 3 5 7 5 2 0 6 0 8-6 50-92 100-183 149-276 3-3 3-5 3-6 0-5-4-7-8-7-3 0-6 2-7 6-47 85-92 172-139 257z"><text:p/></draw:path><draw:path draw:style-name="gr1011" draw:text-style-name="P11" svg:width="0.0819in" svg:height="0.0051in" svg:x="0.6776in" svg:y="0.5803in" svg:viewBox="0 0 209 14" svg:d="M104 14c-34 0-69 0-104 0 0-4 0-9 0-14 70 0 139 0 209 0 0 5 0 10 0 14-35 0-70 0-105 0z"><text:p/></draw:path><draw:path draw:style-name="gr1012" draw:text-style-name="P11" svg:width="0.0705in" svg:height="0.052in" svg:x="0.6835in" svg:y="0.6185in" svg:viewBox="0 0 180 133" svg:d="M22 112c-2 3-3 10-3 12 0 7 5 9 10 9 6 0 11-3 12-6s3-12 5-19c2-5 4-19 7-26 1-6 3-14 5-20 3-12 3-14 12-26 8-12 22-28 44-28 17 0 18 16 18 21 0 18-13 50-18 63-4 8-5 11-5 16 0 16 13 25 29 25 29 0 42-41 42-45s-4-4-5-4c-3 0-3 2-5 5-7 24-20 36-31 36-7 0-8-4-8-10 0-7 2-11 7-24 4-9 16-41 16-57 0-29-23-34-39-34-24 0-41 16-49 26-2-19-20-26-32-26s-20 10-23 16c-7 10-11 28-11 30 0 3 4 3 5 3 5 0 5-1 7-8 4-18 10-33 20-33 9 0 11 6 11 15 0 6-3 15-5 24-2 7-6 20-7 27-3 12-6 26-9 38z"><text:p/></draw:path><draw:path draw:style-name="gr1013" draw:text-style-name="P11" svg:width="0.0425in" svg:height="0.1984in" svg:x="0.8213in" svg:y="0.5972in" svg:viewBox="0 0 109 505" svg:d="M109 502c0-3 0-3-1-4-19-22-48-55-66-124-10-38-13-82-13-121 0-111 26-188 77-243 3-4 2-4 3-5 0-5-3-5-5-5-6 0-28 25-34 31-44 52-70 127-70 221 0 60 10 145 65 216 5 6 32 37 39 37 2 0 5 0 5-3z"><text:p/></draw:path><draw:path draw:style-name="gr1014" draw:text-style-name="P11" svg:width="0.0366in" svg:height="0.115in" svg:x="0.8776in" svg:y="0.6228in" svg:viewBox="0 0 94 293" svg:d="M60 0c-20 1-40 4-60 5 0 5 0 8 0 13 29 0 32 2 32 23 0 73 0 146 0 219 0 20-4 20-32 20 0 4 0 8 0 13 13-1 36-1 47-1s31 0 47 1c0-5 0-9 0-13-29 0-34 0-34-20 0-86 0-174 0-260z"><text:p/></draw:path><draw:path draw:style-name="gr1015" draw:text-style-name="P11" svg:width="0.0831in" svg:height="0.0732in" svg:x="0.9232in" svg:y="0.6638in" svg:viewBox="0 0 212 187" svg:d="M32 42c0 37 0 76 0 113 0 19-3 19-32 19 0 5 0 8 0 13 14-1 36-1 48-1 11 0 32 0 47 1 0-5 0-8 0-13-28 0-33 0-33-19 0-27 0-52 0-78 0-43 30-67 57-67 26 0 31 22 31 46 0 33 0 66 0 99 0 19-5 19-32 19 0 5 0 8 0 13 14-1 36-1 46-1 12 0 34 0 48 1 0-5 0-8 0-13-21 0-32 0-33-13 0-27 0-54 0-81 0-36 0-49-12-64-6-8-21-16-45-16-31 0-51 18-62 44 0-14 0-30 0-44-20 1-40 4-60 5 0 5 0 8 0 13 30 0 32 4 32 24z"><text:p/></draw:path><draw:path draw:style-name="gr1016" draw:text-style-name="P11" svg:width="0.0378in" svg:height="0.1657in" svg:x="1.0268in" svg:y="0.6134in" svg:viewBox="0 0 97 422" svg:d="M97 418c0-2 0-3-7-10-53-53-66-132-66-197 0-73 17-146 68-199 5-6 5-6 5-7 0-4-1-5-3-5-5 0-42 29-68 83-21 45-26 92-26 128 0 33 5 84 28 131 25 53 61 80 66 80 2 0 3-2 3-4z"><text:p/></draw:path><draw:path draw:style-name="gr1017" draw:text-style-name="P11" svg:width="0.0634in" svg:height="0.0752in" svg:x="1.0827in" svg:y="0.6638in" svg:viewBox="0 0 162 192" svg:d="M59 89c13 0 44 0 65-10 30-12 31-37 31-43 0-18-16-36-45-36-46 0-110 41-110 115 0 43 25 77 66 77 60 0 96-46 96-50 0-3-2-6-5-6-2 0-3 1-6 4-33 42-79 42-84 42-33 0-37-36-37-49 0-5 0-18 7-44 7 0 15 0 22 0zM40 80c16-64 60-70 70-70 20 0 32 12 32 26 0 44-68 44-86 44-6 0-10 0-16 0z"><text:p/></draw:path><draw:path draw:style-name="gr1018" draw:text-style-name="P11" svg:width="0.0705in" svg:height="0.052in" svg:x="1.1579in" svg:y="0.6185in" svg:viewBox="0 0 180 133" svg:d="M22 112c-2 3-3 10-3 12 0 7 5 9 10 9 6 0 11-3 12-6s3-12 5-19c1-5 4-19 7-26 1-6 3-14 5-20 3-12 3-14 12-26 8-12 22-28 44-28 17 0 18 16 18 21 0 18-13 50-18 63-4 8-5 11-5 16 0 16 13 25 29 25 29 0 42-41 42-45s-4-4-5-4c-3 0-5 2-5 5-7 24-20 36-32 36-6 0-7-4-7-10 0-7 2-11 7-24 4-9 16-41 16-57 0-29-23-34-39-34-24 0-41 16-50 26-1-19-19-26-31-26s-20 10-23 16c-7 10-11 28-11 30 0 3 4 3 5 3 3 0 5-1 6-8 5-18 11-33 21-33 9 0 11 6 11 15 0 6-3 15-5 24-2 7-6 20-7 27-3 12-6 26-9 38z"><text:p/></draw:path><draw:path draw:style-name="gr1019" draw:text-style-name="P11" svg:width="0.0378in" svg:height="0.1657in" svg:x="1.2524in" svg:y="0.6134in" svg:viewBox="0 0 97 422" svg:d="M97 211c0-33-5-84-27-132-26-51-62-79-66-79-3 0-4 2-4 5 0 1 0 1 7 9 42 42 66 108 66 197 0 72-15 147-68 199-5 5-5 6-5 8s1 4 4 4c4 0 42-28 67-82 21-47 26-94 26-129z"><text:p/></draw:path><draw:path draw:style-name="gr1020" draw:text-style-name="P11" svg:width="0.1102in" svg:height="0.1102in" svg:x="1.3531in" svg:y="0.641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1021" draw:text-style-name="P11" svg:width="0.0366in" svg:height="0.115in" svg:x="1.515in" svg:y="0.6228in" svg:viewBox="0 0 94 293" svg:d="M61 0c-20 1-41 4-61 5 0 5 0 8 0 13 30 0 34 2 34 23 0 73 0 146 0 219 0 20-5 20-34 20 0 4 0 8 0 13 14-1 36-1 47-1s31 0 47 1c0-5 0-9 0-13-28 0-33 0-33-20 0-86 0-174 0-260z"><text:p/></draw:path><draw:path draw:style-name="gr1022" draw:text-style-name="P11" svg:width="0.0831in" svg:height="0.0732in" svg:x="1.5606in" svg:y="0.6638in" svg:viewBox="0 0 212 187" svg:d="M34 42c0 37 0 76 0 113 0 19-5 19-34 19 0 5 0 8 0 13 16-1 37-1 48-1s34 0 48 1c0-5 0-8 0-13-29 0-34 0-34-19 0-27 0-52 0-78 0-43 30-67 58-67 26 0 31 22 31 46 0 33 0 66 0 99 0 19-5 19-33 19 0 5 0 8 0 13 14-1 36-1 48-1 10 0 32 0 46 1 0-5 0-8 0-13-21 0-32 0-32-13 0-27 0-54 0-81 0-36 0-49-13-64-6-8-21-16-45-16-31 0-50 18-62 44 0-14 0-30 0-44-20 1-40 4-60 5 0 5 0 8 0 13 30 0 34 4 34 24z"><text:p/></draw:path><draw:path draw:style-name="gr1023" draw:text-style-name="P11" svg:width="0.0429in" svg:height="0.1984in" svg:x="1.7004in" svg:y="0.5972in" svg:viewBox="0 0 110 505" svg:d="M110 502c0-3-1-3-1-4-19-22-48-55-66-124-9-38-13-82-13-121 0-111 26-188 77-243 3-4 2-4 3-5 0-5-3-5-4-5-6 0-29 25-35 31-43 52-71 127-71 221 0 60 11 145 66 216 5 6 32 37 40 37 1 0 4 0 4-3z"><text:p/></draw:path><draw:path draw:style-name="gr1024" draw:text-style-name="P11" svg:width="0.0417in" svg:height="0.0768in" svg:x="1.8232in" svg:y="0.5953in" svg:viewBox="0 0 107 196" svg:d="M66 8c0-8 0-8-8-8-20 18-46 19-58 19 0 4 0 7 0 11 7 0 26 0 42-8 0 50 0 99 0 150 0 9 0 13-29 13-3 0-7 0-11 0 0 3 0 7 0 11 5 0 41-2 52-2 10 0 47 2 53 2 0-4 0-8 0-11-4 0-7 0-11 0-30 0-30-4-30-13 0-54 0-110 0-164z"><text:p/></draw:path><draw:path draw:style-name="gr1025" draw:text-style-name="P11" svg:width="0.1441in" svg:height="0.0063in" svg:x="1.7713in" svg:y="0.6929in" svg:viewBox="0 0 367 17" svg:d="M184 17c-62 0-123 0-184 0 0-6 0-11 0-17 122 0 245 0 367 0 0 6 0 11 0 17-61 0-122 0-183 0z"><text:p/></draw:path><draw:path draw:style-name="gr1026" draw:text-style-name="P11" svg:width="0.0492in" svg:height="0.052in" svg:x="1.7795in" svg:y="0.7433in" svg:viewBox="0 0 126 133" svg:d="M46 64c8 0 32-2 48-6 21-9 26-23 26-32 0-16-17-26-37-26-35 0-83 28-83 78 0 30 18 55 53 55 50 0 73-29 73-33 0-2-2-5-5-5-2 0-2 1-5 3-22 27-57 27-63 27-17 0-29-11-29-35 0-5 0-11 4-26 6 0 12 0 18 0zM30 55c12-43 44-47 53-47 13 0 24 8 24 18 0 29-51 29-63 29-4 0-9 0-14 0z"><text:p/></draw:path><draw:path draw:style-name="gr1027" draw:text-style-name="P11" svg:width="0.0579in" svg:height="0.037in" svg:x="1.8421in" svg:y="0.7252in" svg:viewBox="0 0 148 95" svg:d="M22 72c-2 6-4 14-4 16 0 4 4 7 7 7 4 0 9-1 11-6 0-1 2-11 4-17 7-29 7-29 7-30 3-6 18-35 44-35 10 0 15 6 15 16 0 12-9 33-14 45-1 3-2 5-2 9 0 11 11 18 23 18 23 0 35-27 35-33 0-2-4-2-5-2-4 0-4 0-5 5-5 12-14 24-24 24-5 0-7-4-7-9 0-4 1-7 3-10 4-10 14-34 14-45 0-15-11-25-32-25-19 0-32 12-39 20-1-16-18-20-27-20-20 0-18 22-26 32 0 4 2 4 4 4 3 0 4-1 4-5 4-12 9-24 17-24 7 0 10 6 10 11 0 4-3 11-4 17-2 6-3 14-5 19-1 6-3 12-4 18z"><text:p/></draw:path><draw:path draw:style-name="gr1028" draw:text-style-name="P11" svg:width="0.1098in" svg:height="0.1102in" svg:x="1.9819in" svg:y="0.6417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1029" draw:text-style-name="P11" svg:width="0.0705in" svg:height="0.052in" svg:x="2.1949in" svg:y="0.6217in" svg:viewBox="0 0 180 133" svg:d="M23 112c-1 3-4 10-4 12 0 6 6 9 11 9s10-5 11-7c1-4 3-12 6-18 1-6 3-19 6-26 1-6 3-14 5-21 3-12 3-14 12-26 8-11 22-27 44-27 18 0 18 15 18 21 0 18-13 50-18 62-2 9-4 11-4 17 0 16 12 25 28 25 30 0 42-41 42-45s-2-3-4-4c-4 0-4 1-6 5-7 24-19 36-31 36-6 0-7-5-7-11s1-11 6-24c4-8 16-40 16-56 0-29-23-34-39-34-24 0-41 14-49 26-2-20-19-26-32-26-12 0-20 8-23 16-6 10-11 27-11 28 0 5 4 4 5 5 5 0 5-1 7-9 4-17 10-32 22-32 7 0 9 6 9 15 0 5-2 15-5 24-2 7-4 20-7 26-2 13-6 25-8 39z"><text:p/></draw:path><draw:path draw:style-name="gr1030" draw:text-style-name="P11" svg:width="0.1437in" svg:height="0.0063in" svg:x="2.1587in" svg:y="0.6929in" svg:viewBox="0 0 366 17" svg:d="M182 17c-61 0-121 0-182 0 0-6 0-11 0-17 122 0 244 0 366 0 0 6 0 11 0 17-61 0-122 0-184 0z"><text:p/></draw:path><draw:path draw:style-name="gr1031" draw:text-style-name="P11" svg:width="0.0492in" svg:height="0.052in" svg:x="2.1661in" svg:y="0.7433in" svg:viewBox="0 0 126 133" svg:d="M47 64c8 0 31-2 47-6 22-9 26-23 26-32 0-16-17-26-37-26-35 0-83 28-83 78 0 30 19 55 53 55 50 0 73-29 73-33 0-2-2-5-5-5-1 0-2 1-5 3-22 27-57 27-62 27-18 0-30-11-30-35 0-5 0-11 4-26 6 0 13 0 19 0zM30 55c12-43 46-47 53-47 13 0 24 8 24 18 0 29-49 29-63 29-4 0-9 0-14 0z"><text:p/></draw:path><draw:path draw:style-name="gr1032" draw:text-style-name="P11" svg:width="0.0579in" svg:height="0.037in" svg:x="2.2291in" svg:y="0.7252in" svg:viewBox="0 0 148 95" svg:d="M22 72c-2 6-4 14-4 16 0 4 4 7 8 7 3 0 8-1 10-6 0-1 2-11 4-17 7-29 7-29 8-30 2-6 18-35 43-35 11 0 15 6 15 16 0 12-9 33-14 45-1 3-2 5-2 9 0 11 11 18 23 18 23 0 35-27 35-33 0-2-4-2-5-2-4 0-4 0-5 5-4 12-13 24-24 24-5 0-6-4-6-9 0-4 1-7 2-10 4-10 14-34 14-45 0-15-11-25-32-25-19 0-32 12-39 20-1-16-18-20-25-20-22 0-18 22-28 32 0 4 4 4 5 4 3 0 3-1 5-5 2-12 7-24 16-24 8 0 9 6 9 11 0 4-3 11-4 17s-3 14-5 19c-1 6-3 12-4 18z"><text:p/></draw:path><draw:path draw:style-name="gr1033" draw:text-style-name="P11" svg:width="0.1102in" svg:height="0.1102in" svg:x="2.3689in" svg:y="0.641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1034" draw:text-style-name="P11" svg:width="0.0543in" svg:height="0.1102in" svg:x="2.5406in" svg:y="0.628in" svg:viewBox="0 0 139 281" svg:d="M86 11c0-11 0-11-9-11-27 26-64 26-77 26 0 5 0 9 0 14 8 0 34 0 55-11 0 73 0 145 0 218 0 16-1 21-39 21-5 0-9 0-14 0 0 4 0 8 0 13 16-1 52-1 69-1s54 0 68 1c0-5 0-9 0-13-5 0-8 0-13 0-38 0-40-5-40-21 0-79 0-157 0-236z"><text:p/></draw:path><draw:path draw:style-name="gr1035" draw:text-style-name="P11" svg:width="0.0429in" svg:height="0.1984in" svg:x="2.6161in" svg:y="0.5972in" svg:viewBox="0 0 110 505" svg:d="M110 253c0-60-10-145-66-216-4-5-31-37-39-37-3 0-5 1-5 5 0 1 1 2 2 3 21 22 48 57 65 124 10 38 13 82 13 120 0 43-3 86-14 127-16 59-41 94-62 117-4 3-4 4-4 6 0 3 2 3 5 3 7 0 30-25 35-31 43-52 70-127 70-221z"><text:p/></draw:path><draw:path draw:style-name="gr1036" draw:text-style-name="P11" svg:width="0.0429in" svg:height="0.1984in" svg:x="2.6921in" svg:y="0.5972in" svg:viewBox="0 0 110 505" svg:d="M110 253c0-60-10-145-66-216-4-5-31-37-39-37-1 0-5 1-5 5 0 1 1 2 2 3 21 22 48 57 65 124 10 38 15 82 15 120 0 43-5 86-16 127-16 59-41 94-62 117-4 3-4 4-4 6 0 3 4 3 5 3 7 0 30-25 35-31 43-52 70-127 70-221z"><text:p/></draw:path><draw:path draw:style-name="gr1037" draw:text-style-name="P11" svg:width="0.1102in" svg:height="0.0382in" svg:x="0.222in" svg:y="0.9661in" svg:viewBox="0 0 281 98" svg:d="M266 17c6 0 15 0 15-9 0-8-9-8-15-8-84 0-168 0-252 0-6 0-14 0-14 8 0 9 8 9 14 9 84 0 168 0 252 0zM266 98c6 0 15 0 15-8s-9-8-15-8c-84 0-168 0-252 0-6 0-14 0-14 8s8 8 14 8c84 0 168 0 252 0z"><text:p/></draw:path><draw:path draw:style-name="gr1038" draw:text-style-name="P11" svg:width="0.0634in" svg:height="0.0748in" svg:x="0.3953in" svg:y="0.9543in" svg:viewBox="0 0 162 191" svg:d="M60 89c12 0 43-1 65-10 29-13 31-37 31-43 0-19-16-36-44-36-47 0-112 41-112 114 0 43 25 77 67 77 60 0 95-45 95-49s-2-6-5-6c-2 0-2 1-5 3-33 42-79 42-85 42-32 0-36-35-36-49 0-5 0-18 6-43 7 0 16 0 23 0zM40 79c16-63 60-69 72-69 19 0 31 12 31 26 0 43-69 43-85 43-6 0-12 0-18 0z"><text:p/></draw:path><draw:path draw:style-name="gr1039" draw:text-style-name="P11" svg:width="0.0783in" svg:height="0.0051in" svg:x="0.4776in" svg:y="0.9272in" svg:viewBox="0 0 200 14" svg:d="M188 14c5 0 12 0 12-6 0-8-7-8-12-8-58 0-117 0-176 0-5 0-12 0-12 7s7 7 12 7c59 0 118 0 176 0z"><text:p/></draw:path><draw:path draw:style-name="gr1040" draw:text-style-name="P11" svg:width="0.1004in" svg:height="0.1157in" svg:x="0.5799in" svg:y="0.8693in" svg:viewBox="0 0 256 295" svg:d="M102 263c-19-39-38-77-58-115-1-3-2-5-4-5s-2 0-5 2c-11 7-21 15-31 22-4 2-4 3-4 5 0 1 1 3 4 3 1 0 2 0 6-2 2-3 12-9 15-11 22 42 42 85 64 127 2 5 3 6 7 6 2 0 6 0 8-6 50-92 100-183 149-276 3-5 3-5 3-6 0-5-4-7-8-7-3 0-6 2-7 6-47 85-92 172-139 257z"><text:p/></draw:path><draw:path draw:style-name="gr1041" draw:text-style-name="P11" svg:width="0.0819in" svg:height="0.0051in" svg:x="0.6776in" svg:y="0.8693in" svg:viewBox="0 0 209 14" svg:d="M104 14c-34 0-69 0-104 0 0-4 0-9 0-14 70 0 139 0 209 0 0 5 0 10 0 14-35 0-70 0-105 0z"><text:p/></draw:path><draw:path draw:style-name="gr1042" draw:text-style-name="P11" svg:width="0.0705in" svg:height="0.0516in" svg:x="0.6835in" svg:y="0.9079in" svg:viewBox="0 0 180 132" svg:d="M22 112c-2 3-3 10-3 12 0 6 5 8 10 8 6 0 11-4 12-6s3-12 5-18 4-19 7-26c1-8 3-14 5-21 3-12 3-14 12-26 8-12 22-28 44-28 17 0 18 16 18 22 0 17-13 50-18 62-4 9-5 11-5 16 0 15 13 25 29 25 29 0 42-40 42-44s-4-4-5-4c-3 0-3 1-5 5-7 24-20 36-31 36-7 0-8-5-8-11 0-7 2-11 7-24 4-10 16-41 16-56 0-29-23-34-39-34-24 0-41 14-49 26-2-20-20-26-32-26s-20 8-23 16c-7 10-11 27-11 28 0 4 4 4 5 4 5 0 5 0 7-8 4-18 10-33 20-33 9 0 11 7 11 15 0 6-3 16-5 25-2 8-6 20-7 26-3 13-6 25-9 39z"><text:p/></draw:path><draw:path draw:style-name="gr1043" draw:text-style-name="P11" svg:width="0.0894in" svg:height="0.0748in" svg:x="0.7732in" svg:y="0.9543in" svg:viewBox="0 0 228 191" svg:d="M25 161c-2 7-5 17-5 18 0 8 6 12 14 12 4 0 12-4 15-12 0-1 5-21 7-31 4-14 6-26 10-39 2-8 5-18 7-27 1-8 5-20 6-22 6-13 28-50 69-50 19 0 22 15 22 28 0 27-20 81-27 99-4 9-5 14-5 19 0 20 16 35 35 35 39 0 55-61 55-65 0-5-4-5-5-5-3 0-3 1-6 9-8 28-23 51-43 51-7 0-11-3-11-13 0-11 5-22 9-30 7-23 25-70 25-94 0-27-18-44-48-44-39 0-59 26-66 36-3-23-19-36-39-36-19 0-27 16-32 24-6 14-12 38-12 41s4 3 5 3c5 0 5 0 7-9 7-30 16-49 31-49 9 0 13 4 13 19 0 8-2 13-7 35-8 32-15 64-24 97z"><text:p/></draw:path><draw:path draw:style-name="gr1044" draw:text-style-name="P11" svg:width="0.1102in" svg:height="0.1102in" svg:x="0.9138in" svg:y="0.9307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45" draw:text-style-name="P11" svg:width="0.0634in" svg:height="0.0748in" svg:x="1.0783in" svg:y="0.9543in" svg:viewBox="0 0 162 191" svg:d="M60 89c12 0 43-1 64-10 30-13 32-37 32-43 0-19-17-36-46-36-46 0-110 41-110 114 0 43 25 77 66 77 61 0 96-45 96-49s-2-6-5-6c-2 0-3 1-6 3-32 42-79 42-84 42-32 0-37-35-37-49 0-5 1-18 7-43 7 0 16 0 23 0zM40 79c16-63 60-69 70-69 21 0 32 12 32 26 0 43-68 43-84 43-6 0-12 0-18 0z"><text:p/></draw:path><draw:path draw:style-name="gr1046" draw:text-style-name="P11" svg:width="0.078in" svg:height="0.0051in" svg:x="1.1606in" svg:y="0.9272in" svg:viewBox="0 0 199 14" svg:d="M188 14c5 0 11 0 11-6 0-8-6-8-11-8-58 0-117 0-176 0-5 0-12 0-12 7s7 7 12 7c59 0 118 0 176 0z"><text:p/></draw:path><draw:path draw:style-name="gr1047" draw:text-style-name="P11" svg:width="0.1008in" svg:height="0.1157in" svg:x="1.2626in" svg:y="0.8693in" svg:viewBox="0 0 257 295" svg:d="M103 263c-19-39-38-77-57-115-2-3-3-5-5-5-1 0-1 0-5 2-11 7-20 15-31 22-5 2-5 3-5 5 0 1 2 3 5 3 1 0 1 0 5-2 3-3 12-9 15-11 22 42 43 85 65 127 2 5 2 6 7 6 3 0 6 0 9-6 49-92 99-183 148-276 3-5 3-5 3-6 0-5-4-7-7-7-5 0-6 2-8 6-46 85-92 172-139 257z"><text:p/></draw:path><draw:path draw:style-name="gr1048" draw:text-style-name="P11" svg:width="0.0819in" svg:height="0.0051in" svg:x="1.3606in" svg:y="0.8693in" svg:viewBox="0 0 209 14" svg:d="M104 14c-34 0-69 0-104 0 0-4 0-9 0-14 70 0 139 0 209 0 0 5 0 10 0 14-35 0-70 0-105 0z"><text:p/></draw:path><draw:path draw:style-name="gr1049" draw:text-style-name="P11" svg:width="0.0705in" svg:height="0.0516in" svg:x="1.3661in" svg:y="0.9079in" svg:viewBox="0 0 180 132" svg:d="M22 112c-2 3-3 10-3 12 0 6 5 8 10 8s9-4 12-6c2-2 3-12 5-18 1-6 4-19 6-26 2-8 3-14 6-21 2-12 3-14 12-26 8-12 21-28 44-28 17 0 17 16 17 22 0 17-12 50-17 62-4 9-5 11-5 16 0 15 13 25 28 25 30 0 43-40 43-44s-4-4-5-4c-5 0-5 1-6 5-6 24-19 36-31 36-6 0-7-5-7-11 0-7 1-11 7-24 4-10 16-41 16-56 0-29-23-34-39-34-25 0-41 14-50 26-3-20-19-26-31-26-14 0-20 8-24 16-6 10-10 27-10 28 0 4 4 4 5 4 3 0 3 0 6-8 5-18 11-33 21-33 9 0 10 7 10 15 0 6-4 16-5 25-2 8-5 20-6 26-3 13-6 25-9 39z"><text:p/></draw:path><draw:path draw:style-name="gr1050" draw:text-style-name="P11" svg:width="0.0799in" svg:height="0.0547in" svg:x="1.0669in" svg:y="1.0421in" svg:viewBox="0 0 204 140" svg:d="M204 102c0-10 0-12-6-12-26 0-68-4-106-23-45-23-63-49-73-65-1-2-3-2-9-2-10 0-10 0-10 11 0 2 0 5 0 7 56 103 151 122 194 122 10 0 10 0 10-12 0-8 0-18 0-26z"><text:p/></draw:path><draw:path draw:style-name="gr1051" draw:text-style-name="P11" svg:width="0.0406in" svg:height="0.0193in" svg:x="1.1453in" svg:y="1.0776in" svg:viewBox="0 0 104 50" svg:d="M52 50c-17 0-35 0-52 0 0-16 0-33 0-50 35 0 70 0 104 0 0 17 0 34 0 50-18 0-34 0-52 0z"><text:p/></draw:path><draw:path draw:style-name="gr1052" draw:text-style-name="P11" svg:width="0.0799in" svg:height="0.0547in" svg:x="1.1846in" svg:y="1.0776in" svg:viewBox="0 0 204 140" svg:d="M204 124c-58-104-152-124-196-124-8 0-8 0-8 12 0 8 0 18 0 26 0 10 0 12 6 12 25 2 67 4 106 23 45 23 62 49 73 66 1 1 3 1 9 1 10 0 10 0 10-10 0-3 0-4 0-6z"><text:p/></draw:path><draw:path draw:style-name="gr1053" draw:text-style-name="P11" svg:width="0.0799in" svg:height="0.0547in" svg:x="1.2571in" svg:y="1.0776in" svg:viewBox="0 0 204 140" svg:d="M204 12c0-12 0-12-8-12-44 0-138 20-196 124 0 2 0 3 0 6 0 10 1 10 11 10 7 0 8 0 9-2 35-55 94-85 179-88 5 0 5-2 5-12 0-8 0-18 0-26z"><text:p/></draw:path><draw:path draw:style-name="gr1054" draw:text-style-name="P11" svg:width="0.0402in" svg:height="0.0193in" svg:x="1.3358in" svg:y="1.0776in" svg:viewBox="0 0 103 50" svg:d="M52 50c-17 0-35 0-52 0 0-16 0-33 0-50 35 0 68 0 103 0 0 17 0 34 0 50-17 0-35 0-51 0z"><text:p/></draw:path><draw:path draw:style-name="gr1055" draw:text-style-name="P11" svg:width="0.0799in" svg:height="0.0547in" svg:x="1.3744in" svg:y="1.0421in" svg:viewBox="0 0 204 140" svg:d="M204 11c0-11-1-11-11-11-7 0-8 0-11 4-33 55-92 85-177 86-5 0-5 2-5 12 0 8 0 18 0 26 0 12 0 12 8 12 44 0 138-20 196-122 0-2 0-5 0-7z"><text:p/></draw:path><draw:path draw:style-name="gr1056" draw:text-style-name="P11" svg:width="0.1138in" svg:height="0.061in" svg:x="1.1705in" svg:y="1.1756in" svg:viewBox="0 0 290 156" svg:d="M250 85c-38 28-28 45-42 66 0 5 2 5 7 5s6 0 7-5c1-7 6-26 22-43 16-18 32-22 44-25 2-1 2-3 2-5s-1-4-4-5c-44-13-58-43-64-69-1-4-4-4-7-4-5 0-7 0-7 5 0 1 2 20 16 41 8 9 16 18 26 25-80 0-159 0-238 0-5 0-12 0-12 7s7 7 12 7c79 0 158 0 238 0z"><text:p/></draw:path><draw:path draw:style-name="gr1057" draw:text-style-name="P11" svg:width="0.0539in" svg:height="0.0791in" svg:x="1.3in" svg:y="1.1591in" svg:viewBox="0 0 138 202" svg:d="M138 101c0-33-5-55-18-76-10-14-28-25-50-25-70 0-70 79-70 101 0 20 0 101 70 101 68 0 68-80 68-101zM70 193c-15 0-33-8-39-32-3-17-3-42-3-64 0-21 0-43 4-60 6-23 24-30 38-30 15 0 31 11 36 28 4 15 4 37 4 62 0 22 0 45-3 63-6 26-27 33-37 33z"><text:p/></draw:path><draw:path draw:style-name="gr1058" draw:text-style-name="P11" svg:width="0.0366in" svg:height="0.115in" svg:x="1.4835in" svg:y="0.9118in" svg:viewBox="0 0 94 293" svg:d="M61 0c-20 1-41 4-61 5 0 5 0 8 0 13 30 0 34 2 34 24 0 73 0 145 0 218 0 20-5 20-34 20 0 4 0 8 0 13 14 0 36-1 47-1 9 0 31 1 47 1 0-5 0-9 0-13-28 0-33 0-33-20 0-86 0-174 0-260z"><text:p/></draw:path><draw:path draw:style-name="gr1059" draw:text-style-name="P11" svg:width="0.0827in" svg:height="0.0728in" svg:x="1.5299in" svg:y="0.9543in" svg:viewBox="0 0 211 186" svg:d="M32 41c0 37 0 75 0 113 0 19-4 19-32 19 0 5 0 8 0 13 14 0 36-1 47-1 12 0 33 1 48 1 0-5 0-8 0-13-29 0-34 0-34-19 0-26 0-52 0-77 0-45 30-67 58-67 26 0 31 21 31 46 0 33 0 65 0 98 0 19-5 19-34 19 0 5 0 8 0 13 16 0 38-1 48-1 11 0 33 1 47 1 0-5 0-8 0-13-21 0-32 0-32-12 0-27 0-54 0-81 0-37 0-50-13-64-6-8-20-16-45-16-30 0-50 18-62 44 0-14 0-30 0-44-19 1-40 4-59 5 0 5 0 8 0 13 29 0 32 2 32 23z"><text:p/></draw:path><draw:path draw:style-name="gr1060" draw:text-style-name="P11" svg:width="0.0425in" svg:height="0.1988in" svg:x="1.6697in" svg:y="0.8862in" svg:viewBox="0 0 109 506" svg:d="M109 502c0-2 0-3-1-4-19-20-48-55-66-124-10-38-13-81-13-121 0-110 26-188 77-242 3-5 3-5 3-6 0-5-2-5-5-5-6 0-28 26-34 32-44 51-70 128-70 221 0 60 10 144 65 216 5 5 32 37 39 37 3 0 5 0 5-4z"><text:p/></draw:path><draw:path draw:style-name="gr1061" draw:text-style-name="P11" svg:width="0.0421in" svg:height="0.0772in" svg:x="1.7921in" svg:y="0.8846in" svg:viewBox="0 0 108 197" svg:d="M67 8c0-7-1-8-9-8-20 19-46 19-58 19 0 4 0 7 0 11 7 0 26 0 43-8 0 50 0 100 0 151 0 9 0 13-30 13-3 0-7 0-11 0 0 4 0 7 0 11 5 0 41-1 53-1 9 0 46 1 53 1 0-4 0-7 0-11-4 0-8 0-12 0-29 0-29-4-29-13 0-55 0-109 0-165z"><text:p/></draw:path><draw:path draw:style-name="gr1062" draw:text-style-name="P11" svg:width="0.1441in" svg:height="0.0063in" svg:x="1.7402in" svg:y="0.9827in" svg:viewBox="0 0 367 17" svg:d="M184 17c-62 0-123 0-184 0 0-6 0-11 0-17 122 0 245 0 367 0 0 6 0 11 0 17-61 0-122 0-183 0z"><text:p/></draw:path><draw:path draw:style-name="gr1063" draw:text-style-name="P11" svg:width="0.0492in" svg:height="0.052in" svg:x="1.748in" svg:y="1.0339in" svg:viewBox="0 0 126 133" svg:d="M47 62c7 0 31 0 47-6 21-7 26-21 26-31 0-15-17-25-37-25-35 0-83 26-83 77 0 30 18 56 53 56 50 0 73-30 73-33s-2-5-5-5c-1 0-2 0-5 2-22 28-57 28-62 28-18 0-30-12-30-36 0-4 0-10 4-27 6 0 13 0 19 0zM30 54c12-42 44-46 53-46 13 0 24 6 24 17 0 29-49 29-63 29-4 0-9 0-14 0z"><text:p/></draw:path><draw:path draw:style-name="gr1064" draw:text-style-name="P11" svg:width="0.0579in" svg:height="0.0374in" svg:x="1.811in" svg:y="1.0146in" svg:viewBox="0 0 148 96" svg:d="M22 73c-2 5-4 15-4 16 0 5 4 7 8 7 3 0 8-1 10-7 0-1 2-11 4-17 7-28 7-29 8-29 2-6 18-36 43-36 11 0 15 6 15 16 0 12-9 33-14 45-1 3-2 5-2 9 0 12 11 19 23 19 23 0 35-28 35-32s-4-4-5-4c-4 0-4 1-5 5-5 13-14 24-24 24-5 0-6-4-6-9 0-3 0-6 2-10 4-9 14-33 14-45 0-15-11-25-32-25-19 0-32 12-39 22-1-18-18-22-27-22-20 0-26 32-26 34s2 1 4 2c3 0 4-1 4-4 4-12 9-25 18-25 6 0 9 7 9 12 0 3-3 11-4 16-1 6-3 14-5 19-1 6-3 13-4 19z"><text:p/></draw:path><draw:path draw:style-name="gr1065" draw:text-style-name="P11" svg:width="0.1102in" svg:height="0.1102in" svg:x="1.9508in" svg:y="0.9307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66" draw:text-style-name="P11" svg:width="0.0709in" svg:height="0.052in" svg:x="2.1638in" svg:y="0.9106in" svg:viewBox="0 0 181 133" svg:d="M23 112c-1 3-3 8-4 12 0 7 6 9 11 9s8-3 11-6c2-2 3-12 6-18 1-6 5-19 6-27 2-6 3-12 5-20 3-12 4-14 13-26 8-12 21-28 44-28 17 0 17 16 17 21 0 18-13 50-17 63-3 9-5 11-5 16 0 16 14 25 28 25 30 0 43-41 43-44 0-5-3-4-5-5-4 0-4 2-6 6-7 23-19 35-31 35-6 0-7-4-7-10 0-7 1-11 6-24 4-9 17-41 17-57 0-29-23-34-39-34-25 0-42 16-50 28-2-21-19-28-31-28-13 0-21 10-24 17-6 11-11 27-11 29 0 3 5 3 6 3 4 0 4-1 6-8 5-18 10-33 22-33 7 0 9 8 9 15 0 6-2 17-5 25-2 7-4 19-6 26-3 12-6 26-9 38z"><text:p/></draw:path><draw:path draw:style-name="gr1067" draw:text-style-name="P11" svg:width="0.1437in" svg:height="0.0063in" svg:x="2.1276in" svg:y="0.9827in" svg:viewBox="0 0 366 17" svg:d="M184 17c-62 0-123 0-184 0 0-6 0-11 0-17 122 0 244 0 366 0 0 6 0 11 0 17-61 0-121 0-182 0z"><text:p/></draw:path><draw:path draw:style-name="gr1068" draw:text-style-name="P11" svg:width="0.0496in" svg:height="0.052in" svg:x="2.135in" svg:y="1.0339in" svg:viewBox="0 0 127 133" svg:d="M47 62c8 0 31 0 48-6 21-7 25-21 25-31 0-15-16-25-36-25-36 0-84 26-84 77 0 30 19 56 54 56 49 0 73-30 73-33s-3-5-6-5c-1 0-2 0-5 2-22 28-56 28-62 28-18 0-30-12-30-36 0-4 0-10 4-27 6 0 13 0 19 0zM30 54c12-42 46-46 54-46 12 0 24 6 24 17 0 29-50 29-64 29-4 0-9 0-14 0z"><text:p/></draw:path><draw:path draw:style-name="gr1069" draw:text-style-name="P11" svg:width="0.0579in" svg:height="0.0374in" svg:x="2.198in" svg:y="1.0146in" svg:viewBox="0 0 148 96" svg:d="M22 73c-2 5-4 15-4 16 0 5 5 7 8 7 4 0 8-1 10-7 1-1 4-11 5-17 7-28 5-19 7-29 2-6 18-36 43-36 11 0 16 6 16 16 0 12-10 33-15 45-1 3-1 5-1 9 0 12 10 19 23 19 22 0 34-28 34-32s-4-4-5-4c-4 0-4 1-5 5-4 13-13 24-24 24-5 0-6-4-6-9 0-3 1-6 2-10 4-9 14-33 14-45 0-15-11-25-32-25-19 0-32 12-39 22-1-18-18-22-25-22-22 0-28 32-28 34s4 2 5 2c3 0 3-1 5-4 2-12 8-25 16-25s9 7 9 12c0 3-3 11-4 16-1 6-3 14-5 19-1 6-3 13-4 19z"><text:p/></draw:path><draw:path draw:style-name="gr1070" draw:text-style-name="P11" svg:width="0.1102in" svg:height="0.1102in" svg:x="2.3378in" svg:y="0.9307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071" draw:text-style-name="P11" svg:width="0.0543in" svg:height="0.1102in" svg:x="2.5091in" svg:y="0.9165in" svg:viewBox="0 0 139 281" svg:d="M86 11c0-10 0-11-9-11-25 28-63 28-77 28 0 3 0 8 0 12 8 0 34 0 55-11 0 73 0 145 0 218 0 16-1 21-38 21-5 0-10 0-15 0 0 4 0 8 0 13 16-1 52-1 69-1s54 0 68 1c0-5 0-9 0-13-5 0-8 0-13 0-38 0-40-5-40-21 0-79 0-157 0-236z"><text:p/></draw:path><draw:path draw:style-name="gr1072" draw:text-style-name="P11" svg:width="0.0429in" svg:height="0.1988in" svg:x="2.5846in" svg:y="0.8862in" svg:viewBox="0 0 110 506" svg:d="M110 253c0-60-10-144-66-216-3-5-31-37-39-37-1 0-5 1-5 5 0 1 1 2 2 3 21 23 48 57 65 124 11 38 15 82 15 121 0 42-4 85-16 127-16 59-41 93-62 117-4 3-3 3-4 5 0 3 4 4 5 4 7 0 30-26 35-32 43-50 70-126 70-221z"><text:p/></draw:path><draw:path draw:style-name="gr1073" draw:text-style-name="P11" svg:width="0.0799in" svg:height="0.0547in" svg:x="1.474in" svg:y="1.1in" svg:viewBox="0 0 204 140" svg:d="M204 102c0-10 0-12-5-12-26 0-68-4-105-23-46-23-64-49-74-65-1-2-4-2-9-2-10 0-11 0-11 11 0 2 0 5 0 7 58 103 152 122 196 122 8 0 8 0 8-12 0-8 0-18 0-26z"><text:p/></draw:path><draw:path draw:style-name="gr1074" draw:text-style-name="P11" svg:width="0.4378in" svg:height="0.0193in" svg:x="1.5531in" svg:y="1.1358in" svg:viewBox="0 0 1113 50" svg:d="M557 50c-186 0-371 0-557 0 0-16 0-33 0-50 371 0 743 0 1113 0 0 17 0 34 0 50-185 0-370 0-556 0z"><text:p/></draw:path><draw:path draw:style-name="gr1075" draw:text-style-name="P11" svg:width="0.0799in" svg:height="0.0547in" svg:x="1.9898in" svg:y="1.1358in" svg:viewBox="0 0 204 140" svg:d="M204 124c-58-105-152-124-194-124-10 0-10 0-10 12 0 8 0 18 0 26 0 10 0 12 6 12 26 0 67 4 106 23 45 23 62 49 73 66 1 1 3 1 9 1 10 0 10 0 10-10 0-3 0-4 0-6z"><text:p/></draw:path><draw:path draw:style-name="gr1076" draw:text-style-name="P11" svg:width="0.0799in" svg:height="0.0547in" svg:x="2.0618in" svg:y="1.1358in" svg:viewBox="0 0 204 140" svg:d="M204 12c0-12 0-12-8-12-44 0-138 20-196 124 0 2 0 3 0 6 0 10 1 10 11 10 7 0 8 0 11-2 33-56 92-85 177-88 5 0 5-2 5-12 0-8 0-18 0-26z"><text:p/></draw:path><draw:path draw:style-name="gr1077" draw:text-style-name="P11" svg:width="0.4378in" svg:height="0.0193in" svg:x="2.1406in" svg:y="1.1358in" svg:viewBox="0 0 1113 50" svg:d="M557 50c-186 0-371 0-557 0 0-16 0-33 0-50 371 0 743 0 1113 0 0 17 0 34 0 50-185 0-370 0-556 0z"><text:p/></draw:path><draw:path draw:style-name="gr1078" draw:text-style-name="P11" svg:width="0.0799in" svg:height="0.0547in" svg:x="2.5772in" svg:y="1.1in" svg:viewBox="0 0 204 140" svg:d="M204 11c0-11 0-11-10-11-8 0-8 0-10 4-35 55-93 85-179 86-5 0-5 2-5 12 0 8 0 18 0 26 0 12 0 12 10 12 42 0 136-20 194-122 0-2 0-5 0-7z"><text:p/></draw:path><draw:path draw:style-name="gr1079" draw:text-style-name="P11" svg:width="0.1138in" svg:height="0.061in" svg:x="1.976in" svg:y="1.2339in" svg:viewBox="0 0 290 156" svg:d="M248 85c-37 28-27 45-42 66 0 5 3 5 8 5 4 0 6 0 7-5 2-7 7-26 21-43 18-18 33-22 45-25 2-1 3-3 3-5s-2-4-6-5c-42-13-57-43-63-69-1-4-4-4-7-4-5 0-8 0-8 5 0 1 3 20 17 41 7 9 16 18 25 25-79 0-157 0-236 0-5 0-12 0-12 7s6 7 12 7c79 0 157 0 236 0z"><text:p/></draw:path><draw:path draw:style-name="gr1080" draw:text-style-name="P11" svg:width="0.0535in" svg:height="0.0791in" svg:x="2.1055in" svg:y="1.2165in" svg:viewBox="0 0 137 202" svg:d="M137 101c0-33-4-55-18-76-9-14-28-25-51-25-68 0-68 79-68 101 0 20 0 101 68 101 69 0 69-80 69-101zM68 193c-14 0-32-8-38-32-4-17-4-42-4-64 0-21 0-43 5-60 6-23 25-30 37-30 16 0 32 11 36 28 5 15 5 37 5 62 0 22 0 45-3 63-6 26-26 33-38 33z"><text:p/></draw:path></draw:g></draw:g></text:p>
      <text:p text:style-name="P4"/>
      <text:p text:style-name="P4">avec <draw:g text:anchor-type="as-char" svg:y="-0.1591in" draw:z-index="15" draw:style-name="gr1"><svg:title>TexMaths</svg:title><svg:desc>12§display§e^{-\sqrt{n}}n = e^{-\sqrt{n}}(\sqrt{n})²} \xto{\to \infty} 0 §svg§600§FALSE§</svg:desc><draw:g draw:style-name="gr2"><draw:path draw:style-name="gr938" draw:text-style-name="P10" svg:width="1.9701in" svg:height="0.1815in" svg:x="0.0012in" svg:y="0.0087in" svg:viewBox="0 0 5005 462" svg:d="M0 0c1668 0 3337 0 5005 0 0 154 0 309 0 462-1668 0-3337 0-5005 0 0-153 0-308 0-462z"><text:p/></draw:path><draw:path draw:style-name="gr939" draw:text-style-name="P11" svg:width="0.0634in" svg:height="0.0748in" svg:x="0.0004in" svg:y="0.0846in" svg:viewBox="0 0 162 191" svg:d="M60 89c12 0 43-1 64-10 30-12 32-37 32-43 0-19-17-36-46-36-46 0-110 41-110 115 0 42 25 76 66 76 61 0 96-44 96-49 0-3-2-6-5-6-2 0-3 1-6 4-32 41-79 41-84 41-32 0-37-34-37-48 0-6 1-18 7-44 7 0 16 0 23 0zM40 79c16-63 60-69 70-69 21 0 32 12 32 26 0 43-68 43-84 43-6 0-12 0-18 0z"><text:p/></draw:path><draw:path draw:style-name="gr940" draw:text-style-name="P11" svg:width="0.078in" svg:height="0.0051in" svg:x="0.0827in" svg:y="0.0579in" svg:viewBox="0 0 199 14" svg:d="M188 14c5 0 11 0 11-7s-6-7-11-7c-58 0-117 0-176 0-5 0-12 0-12 7s7 7 12 7c59 0 118 0 176 0z"><text:p/></draw:path><draw:path draw:style-name="gr941" draw:text-style-name="P11" svg:width="0.1008in" svg:height="0.1154in" svg:x="0.1846in" svg:y="0in" svg:viewBox="0 0 257 294" svg:d="M103 262c-19-37-38-76-57-114-2-3-3-5-5-5-1 0-1 0-5 2-11 8-20 15-31 22-5 2-5 4-5 5s2 3 5 3c1 0 1 0 5-2 3-2 12-8 15-11 22 42 43 85 65 127 2 4 2 5 7 5 3 0 6 0 9-6 49-91 99-184 148-275 3-3 3-5 3-6 0-5-4-7-7-7-5 0-6 2-8 6-46 85-92 171-139 256z"><text:p/></draw:path><draw:path draw:style-name="gr942" draw:text-style-name="P11" svg:width="0.0819in" svg:height="0.0051in" svg:x="0.2827in" svg:y="0in" svg:viewBox="0 0 209 14" svg:d="M0 0c70 0 139 0 209 0 0 5 0 10 0 14-70 0-139 0-209 0 0-4 0-9 0-14z"><text:p/></draw:path><draw:path draw:style-name="gr943" draw:text-style-name="P11" svg:width="0.0705in" svg:height="0.052in" svg:x="0.2886in" svg:y="0.0382in" svg:viewBox="0 0 180 133" svg:d="M22 112c-2 3-3 10-3 12 0 6 5 9 10 9s9-5 12-7c1-4 3-12 5-18 1-6 4-19 6-26 2-6 3-14 6-20 2-13 3-15 12-27 8-11 21-27 44-27 17 0 17 15 17 21 0 18-12 50-17 62-4 9-5 11-5 17 0 16 13 25 28 25 30 0 43-41 43-45s-4-4-5-4c-3 0-5 1-6 5-6 24-19 36-31 36-6 0-7-5-7-11s1-11 7-24c4-8 16-40 16-56 0-29-23-34-39-34-25 0-41 14-50 26-3-20-19-26-31-26-14 0-20 10-24 16-6 10-10 27-10 30s4 3 5 3c3 0 3-1 6-9 5-17 11-32 21-32 9 0 10 6 10 15 0 6-4 15-5 24-2 7-5 20-6 26-3 12-6 25-9 39z"><text:p/></draw:path><draw:path draw:style-name="gr944" draw:text-style-name="P11" svg:width="0.0898in" svg:height="0.0748in" svg:x="0.378in" svg:y="0.0846in" svg:viewBox="0 0 229 191" svg:d="M25 162c-1 6-3 16-3 18 0 7 6 11 12 11 4 0 13-4 15-12 1 0 6-20 9-31 3-14 6-26 9-38 3-9 5-19 7-28 2-8 5-20 5-21 6-13 29-51 69-51 19 0 22 15 22 28 0 27-20 81-26 99-5 10-5 14-5 19 0 21 15 35 35 35 40 0 55-61 55-65s-3-4-5-4c-4 0-4 2-7 8-8 29-21 51-42 51-7 0-11-3-11-13 0-11 4-20 8-30 8-23 26-68 26-92 0-29-18-46-48-46-38 0-59 28-66 37-2-24-20-37-40-37s-26 17-31 24c-7 14-13 40-13 41 0 5 5 5 6 5 4 0 5-2 7-10 7-30 16-50 30-50 9 0 13 4 13 19 0 8-1 13-6 35-8 32-16 64-25 98z"><text:p/></draw:path><draw:path draw:style-name="gr945" draw:text-style-name="P11" svg:width="0.1102in" svg:height="0.039in" svg:x="0.528in" svg:y="0.0969in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946" draw:text-style-name="P11" svg:width="0.0634in" svg:height="0.0748in" svg:x="0.702in" svg:y="0.0846in" svg:viewBox="0 0 162 191" svg:d="M59 89c13 0 44-1 65-10 30-12 32-37 32-43 0-19-17-36-46-36-46 0-110 41-110 115 0 42 25 76 66 76 60 0 96-44 96-49 0-3-2-6-5-6-2 0-3 1-6 4-33 41-79 41-84 41-33 0-37-34-37-48 0-6 1-18 7-44 7 0 15 0 22 0zM40 79c16-63 60-69 70-69 20 0 32 12 32 26 0 43-68 43-86 43-6 0-10 0-16 0z"><text:p/></draw:path><draw:path draw:style-name="gr947" draw:text-style-name="P11" svg:width="0.078in" svg:height="0.0051in" svg:x="0.7843in" svg:y="0.0579in" svg:viewBox="0 0 199 14" svg:d="M187 14c5 0 12 0 12-7s-7-7-12-7c-59 0-116 0-175 0-5 0-12 0-12 7s7 7 12 7c59 0 116 0 175 0z"><text:p/></draw:path><draw:path draw:style-name="gr948" draw:text-style-name="P11" svg:width="0.1008in" svg:height="0.1154in" svg:x="0.8862in" svg:y="0in" svg:viewBox="0 0 257 294" svg:d="M103 262c-19-37-38-76-57-114-3-3-3-5-5-5-1 0-3 0-5 2-11 8-22 15-32 22-4 2-4 4-4 5s1 3 4 3c1 0 2 0 6-2 3-2 12-8 15-11 22 42 43 85 65 127 2 4 2 5 6 5s6 0 10-6c49-91 99-184 148-275 3-3 3-5 3-6 0-5-5-7-7-7-5 0-6 2-9 6-45 85-92 171-138 256z"><text:p/></draw:path><draw:path draw:style-name="gr949" draw:text-style-name="P11" svg:width="0.0815in" svg:height="0.0051in" svg:x="0.9843in" svg:y="0in" svg:viewBox="0 0 208 14" svg:d="M0 0c70 0 138 0 208 0 0 5 0 10 0 14-70 0-138 0-208 0 0-4 0-9 0-14z"><text:p/></draw:path><draw:path draw:style-name="gr950" draw:text-style-name="P11" svg:width="0.0709in" svg:height="0.052in" svg:x="0.989in" svg:y="0.0382in" svg:viewBox="0 0 181 133" svg:d="M23 112c-1 3-4 10-4 12 0 6 6 9 11 9s10-5 11-7c1-4 3-12 6-18 1-6 5-19 6-26 2-6 3-14 5-20 3-13 3-15 13-27 7-11 21-27 43-27 18 0 18 15 18 21 0 18-13 50-18 62-2 9-4 11-4 17 0 16 14 25 28 25 30 0 43-41 43-45s-3-3-5-4c-4 0-4 1-6 5-7 24-19 36-31 36-6 0-7-5-7-11s1-11 6-24c4-8 16-40 16-56 0-29-23-34-39-34-24 0-41 14-49 26-2-20-19-26-31-26-13 0-21 10-24 16-6 10-11 27-11 30s4 2 5 3c5 0 5-1 7-9 5-17 10-32 22-32 7 0 9 6 9 15 0 6-2 15-5 24-2 7-4 20-6 26-3 12-6 25-9 39z"><text:p/></draw:path><draw:path draw:style-name="gr951" draw:text-style-name="P11" svg:width="0.0378in" svg:height="0.165in" svg:x="1.0906in" svg:y="0.0335in" svg:viewBox="0 0 97 420" svg:d="M97 415c0-1 0-1-7-8-53-53-66-133-66-197 0-73 17-146 68-199 5-5 5-5 5-7 0-3-1-4-3-4-5 0-42 29-68 82-21 46-26 93-26 128 0 34 5 83 28 131 25 52 61 79 66 79 2 0 3-1 3-5z"><text:p/></draw:path><draw:path draw:style-name="gr952" draw:text-style-name="P11" svg:width="0.1291in" svg:height="0.165in" svg:x="1.1508in" svg:y="0.0236in" svg:viewBox="0 0 329 420" svg:d="M133 376c-25-54-49-108-74-162-3-7-5-7-6-7-3 1-3 0-7 3-14 10-27 19-40 30-6 5-6 6-6 7 0 3 1 5 5 5 2 0 9-6 14-9 3-3 9-8 13-10 28 60 56 121 83 181 4 6 5 6 10 6 6 0 7-2 9-8 64-132 129-263 192-395 3-6 3-7 3-9 0-3-3-8-9-8-2 0-6 2-9 10-59 122-119 243-178 366z"><text:p/></draw:path><draw:path draw:style-name="gr953" draw:text-style-name="P11" svg:width="0.0992in" svg:height="0.0063in" svg:x="1.2768in" svg:y="0.0236in" svg:viewBox="0 0 253 17" svg:d="M0 0c84 0 169 0 253 0 0 6 0 11 0 17-84 0-169 0-253 0 0-6 0-11 0-17z"><text:p/></draw:path><draw:path draw:style-name="gr954" draw:text-style-name="P11" svg:width="0.0894in" svg:height="0.0748in" svg:x="1.2819in" svg:y="0.0846in" svg:viewBox="0 0 228 191" svg:d="M24 162c-1 6-4 16-4 18 0 7 6 11 12 11s14-4 16-12c1 0 6-20 8-31 4-14 6-26 10-38 2-9 5-19 7-28 1-8 5-20 5-21 7-13 29-51 70-51 18 0 22 15 22 28 0 27-21 81-27 99-4 10-5 14-5 19 0 21 16 35 35 35 39 0 55-61 55-65s-4-4-5-4c-5 0-5 2-6 8-8 29-23 51-43 51-7 0-11-3-11-13 0-11 4-20 9-30 7-23 25-68 25-92 0-29-18-46-48-46-39 0-59 28-66 37-3-24-19-37-39-37s-27 17-32 24c-6 14-12 40-12 41 0 5 4 5 5 5 3 0 5-2 7-10 7-30 16-50 30-50 10 0 13 4 13 19 0 8-1 13-6 35-8 32-17 64-25 98z"><text:p/></draw:path><draw:path draw:style-name="gr955" draw:text-style-name="P11" svg:width="0.0382in" svg:height="0.165in" svg:x="1.3858in" svg:y="0.0335in" svg:viewBox="0 0 98 420" svg:d="M98 210c0-32-4-83-27-131-25-51-63-79-66-79s-5 1-5 4c0 2 0 2 8 10 41 41 66 108 66 196 0 72-15 145-68 199-6 5-6 5-6 6 0 4 2 5 5 5s42-29 67-81c22-47 26-93 26-129z"><text:p/></draw:path><draw:path draw:style-name="gr956" draw:text-style-name="P11" svg:width="0.1138in" svg:height="0.0606in" svg:x="1.5382in" svg:y="0.0043in" svg:viewBox="0 0 290 155" svg:d="M248 85c-37 27-27 43-42 66 0 4 3 4 8 4 4 0 6 0 7-5 1-7 6-26 21-42 17-18 33-23 45-26 2 0 3-3 3-4 0-4-2-4-6-5-43-13-57-43-63-69-1-4-4-4-7-4-5 0-8 0-8 5 6 13 3 20 17 41 7 9 16 18 25 25-79 0-158 0-237 0-5 0-11 0-11 7s6 7 11 7c79 0 158 0 237 0z"><text:p/></draw:path><draw:path draw:style-name="gr957" draw:text-style-name="P11" svg:width="0.1138in" svg:height="0.052in" svg:x="1.6705in" svg:y="0.0126in" svg:viewBox="0 0 290 133" svg:d="M148 49c-16-18-21-23-32-31-18-13-37-18-54-18-36 0-62 31-62 66s25 67 62 67c41 0 70-33 80-49 15 18 20 23 32 31 18 13 36 18 53 18 37 0 63-31 63-67 0-35-26-66-62-66-41 0-70 34-80 49zM157 60c12-19 37-49 73-49 30 0 52 26 52 55 0 28-23 50-50 50-28 0-47-21-75-56zM133 73c-12 19-38 48-74 48-30 0-51-27-51-55 0-29 23-50 50-50s46 22 75 57z"><text:p/></draw:path><draw:path draw:style-name="gr958" draw:text-style-name="P11" svg:width="0.1008in" svg:height="0.0063in" svg:x="1.5012in" svg:y="0.1126in" svg:viewBox="0 0 257 17" svg:d="M242 17c8 0 15 0 15-9 0-8-7-8-15-8-75 0-152 0-228 0-7 0-14 0-14 8 0 9 7 9 14 9 76 0 153 0 228 0z"><text:p/></draw:path><draw:path draw:style-name="gr959" draw:text-style-name="P11" svg:width="0.1008in" svg:height="0.0063in" svg:x="1.5575in" svg:y="0.1126in" svg:viewBox="0 0 257 17" svg:d="M242 17c8 0 15 0 15-9 0-8-7-8-15-8-75 0-152 0-228 0-7 0-14 0-14 8 0 9 7 9 14 9 76 0 153 0 228 0z"><text:p/></draw:path><draw:path draw:style-name="gr960" draw:text-style-name="P11" svg:width="0.1008in" svg:height="0.0063in" svg:x="1.6496in" svg:y="0.1126in" svg:viewBox="0 0 257 17" svg:d="M242 17c8 0 15 0 15-9 0-8-7-8-15-8-75 0-152 0-228 0-7 0-14 0-14 8 0 9 7 9 14 9 76 0 153 0 228 0z"><text:p/></draw:path><draw:path draw:style-name="gr961" draw:text-style-name="P11" svg:width="0.1469in" svg:height="0.0862in" svg:x="1.7012in" svg:y="0.0732in" svg:viewBox="0 0 374 220" svg:d="M328 118c-23 18-34 36-38 41-19 28-15 37-22 56 0 5 4 5 8 5 7 0 8-1 10-9 9-40 34-77 81-96 6-1 7-3 7-6s-2-3-3-3c-19-8-70-29-85-100-2-5-3-6-10-6-4 0-8 0-8 5 0 1 3 27 21 55 9 13 21 28 39 41-105 0-209 0-314 0-7 0-14 0-14 8 0 9 7 9 14 9 105 0 209 0 314 0z"><text:p/></draw:path><draw:path draw:style-name="gr962" draw:text-style-name="P11" svg:width="0.0697in" svg:height="0.1134in" svg:x="1.9102in" svg:y="0.0472in" svg:viewBox="0 0 178 289" svg:d="M178 147c0-34-3-68-17-99-19-41-54-48-72-48-25 0-57 12-73 50-14 29-16 63-16 97 0 31 1 69 19 102 18 32 49 40 70 40 23 0 55-8 73-48 13-28 16-61 16-94zM89 280c-17 0-42-11-49-49-5-26-5-65-5-89 0-28 0-56 3-78 9-51 40-54 51-54 13 0 42 7 49 49 5 24 5 56 5 83 0 31 0 60-5 86-6 40-30 52-49 52z"><text:p/></draw:path></draw:g></draw:g></text:p>
      <text:p text:style-name="P4">car <draw:g text:anchor-type="as-char" svg:y="-0.1571in" draw:z-index="16" draw:style-name="gr1"><svg:title>TexMaths</svg:title><svg:desc>12§display§e^{-x}x² \xto{x \to \infty} 0§svg§600§FALSE§</svg:desc><draw:g draw:style-name="gr2"><draw:path draw:style-name="gr924" draw:text-style-name="P10" svg:width="0.9559in" svg:height="0.1394in" svg:x="0.0012in" svg:y="0.0083in" svg:viewBox="0 0 2429 355" svg:d="M0 0c810 0 1619 0 2429 0 0 118 0 237 0 355-810 0-1619 0-2429 0 0-118 0-237 0-355z"><text:p/></draw:path><draw:path draw:style-name="gr925" draw:text-style-name="P11" svg:width="0.0634in" svg:height="0.0744in" svg:x="0.0004in" svg:y="0.0803in" svg:viewBox="0 0 162 190" svg:d="M60 88c12 0 43 0 64-10 30-12 32-37 32-43 0-18-17-35-46-35-46 0-110 41-110 114 0 43 25 76 66 76 61 0 96-45 96-49 0-3-2-6-5-6-2 0-3 1-6 4-32 41-79 41-84 41-32 0-37-35-37-48 0-5 1-18 7-44 7 0 16 0 23 0zM40 79c16-63 60-71 70-71 21 0 32 12 32 27 0 44-68 44-84 44-6 0-12 0-18 0z"><text:p/></draw:path><draw:path draw:style-name="gr926" draw:text-style-name="P11" svg:width="0.078in" svg:height="0.0051in" svg:x="0.0827in" svg:y="0.0531in" svg:viewBox="0 0 199 14" svg:d="M188 14c4 0 11 0 11-6 0-8-6-8-11-8-58 0-117 0-176 0-5 0-12 0-12 7s7 7 12 7c59 0 118 0 176 0z"><text:p/></draw:path><draw:path draw:style-name="gr927" draw:text-style-name="P11" svg:width="0.0618in" svg:height="0.0516in" svg:x="0.1795in" svg:y="0.0339in" svg:viewBox="0 0 158 132" svg:d="M59 99c-3 9-12 25-28 25-5-1-9 0-15-4 12-3 13-14 13-17 0-6-5-10-12-10-9 0-17 7-17 18 0 15 17 21 31 21 13 0 25-8 33-20 7 15 24 20 36 20 33 0 51-36 51-44 0-4-3-4-5-4-3 0-4 1-6 5-6 20-24 35-39 35-12 0-18-7-18-19 0-8 6-34 14-67 6-22 19-30 29-30 1 0 11 0 17 4-10 2-13 11-13 17s4 11 12 11c6 0 16-6 16-18 0-17-19-22-31-22-14 0-26 10-33 20-5-12-18-20-35-20-34 0-52 36-52 44 0 4 4 4 5 4 4 0 4-1 5-5 8-23 26-35 41-35 9 0 18 5 18 20 0 6-4 20-6 30-4 13-8 26-11 41z"><text:p/></draw:path><draw:path draw:style-name="gr928" draw:text-style-name="P11" svg:width="0.0823in" svg:height="0.0744in" svg:x="0.2622in" svg:y="0.0803in" svg:viewBox="0 0 210 190" svg:d="M128 59c3-11 14-51 42-51 3 0 12 0 22 6-12 3-20 12-20 23 0 6 4 15 15 15 10 0 23-8 23-24 0-22-25-28-38-28-26 0-40 22-45 31-11-27-33-31-45-31-45 0-69 54-69 65 0 4 4 2 5 4 4 0 5-2 6-5 14-45 42-56 56-56 9 0 23 4 23 29 0 13-7 41-23 100-7 26-21 43-39 43-4 0-13 0-22-4 11-3 21-11 21-23 0-11-10-15-16-15-13 0-24 11-24 24 0 20 22 28 40 28 27 0 43-29 44-31 5 15 20 31 46 31 43 0 67-54 67-65 0-4-4-4-5-4-4 0-5 2-5 5-14 45-43 54-56 54-17 0-24-13-24-27 0-9 3-18 7-36 5-20 10-39 14-58z"><text:p/></draw:path><draw:path draw:style-name="gr929" draw:text-style-name="P11" svg:width="0.0618in" svg:height="0.0516in" svg:x="0.4457in" svg:y="0.0083in" svg:viewBox="0 0 158 132" svg:d="M60 99c-4 9-13 26-28 26-1 0-10 0-16-5 12-3 13-14 13-15 0-8-5-11-12-11-9 0-17 6-17 17 0 15 17 21 31 21 13 0 25-8 34-20 6 15 23 20 35 20 33 0 51-36 51-44 0-4-3-4-5-4-3 0-4 1-6 5-6 20-22 36-39 36-12 0-18-8-18-19 0-9 7-35 15-68 6-22 20-30 29-30 5 2 10 0 16 4-10 2-13 11-13 17s4 11 12 11c7 0 16-6 16-18 0-17-19-22-31-22-14 0-26 10-32 20-6-12-19-20-36-20-33 0-52 36-52 44 0 5 4 5 5 5 4 0 4-1 6-6 7-23 25-35 40-35 10 0 18 5 18 20 0 6-4 20-6 30-4 13-6 26-10 41z"><text:p/></draw:path><draw:path draw:style-name="gr930" draw:text-style-name="P11" svg:width="0.1138in" svg:height="0.0606in" svg:x="0.524in" svg:y="0in" svg:viewBox="0 0 290 155" svg:d="M248 85c-37 27-27 44-42 65 0 5 3 5 8 5 4 0 6 0 7-5 2-7 6-26 21-42 18-18 33-23 45-26 2-1 3-3 3-4 0-3-2-3-6-5-42-14-57-44-63-69-1-4-4-4-7-4-5 0-8 0-8 5 6 13 3 20 17 39 7 11 16 20 25 27-79 0-158 0-237 0-4 0-11 0-11 6 0 8 6 8 11 8 79 0 158 0 237 0z"><text:p/></draw:path><draw:path draw:style-name="gr931" draw:text-style-name="P11" svg:width="0.1138in" svg:height="0.0516in" svg:x="0.6563in" svg:y="0.0083in" svg:viewBox="0 0 290 132" svg:d="M148 49c-16-18-21-24-32-31-18-13-37-18-54-18-36 0-62 31-62 66s25 66 62 66c41 0 70-33 80-49 16 19 20 24 32 31 18 13 37 18 53 18 37 0 63-31 63-66s-25-66-62-66c-41 0-70 34-80 49zM157 60c12-19 37-49 73-49 30 0 52 26 52 55s-23 51-50 51c-28 0-47-23-75-57zM133 72c-12 19-38 49-74 49-30 0-51-27-51-55 0-29 23-50 50-50s46 22 75 56z"><text:p/></draw:path><draw:path draw:style-name="gr932" draw:text-style-name="P11" svg:width="0.1008in" svg:height="0.0063in" svg:x="0.4126in" svg:y="0.1083in" svg:viewBox="0 0 257 17" svg:d="M242 17c8 0 15 0 15-9 0-8-7-8-15-8-75 0-152 0-228 0-7 0-14 0-14 8 0 9 7 9 14 9 76 0 153 0 228 0z"><text:p/></draw:path><draw:path draw:style-name="gr933" draw:text-style-name="P11" svg:width="0.1012in" svg:height="0.0063in" svg:x="0.4598in" svg:y="0.1083in" svg:viewBox="0 0 258 17" svg:d="M244 17c7 0 14 0 14-9 0-8-7-8-14-8-76 0-153 0-228 0-8 0-16 0-16 8 0 9 8 9 16 9 75 0 152 0 228 0z"><text:p/></draw:path><draw:path draw:style-name="gr934" draw:text-style-name="P11" svg:width="0.1008in" svg:height="0.0063in" svg:x="0.552in" svg:y="0.1083in" svg:viewBox="0 0 257 17" svg:d="M242 17c8 0 15 0 15-9 0-8-7-8-15-8-75 0-152 0-228 0-7 0-14 0-14 8 0 9 7 9 14 9 76 0 153 0 228 0z"><text:p/></draw:path><draw:path draw:style-name="gr935" draw:text-style-name="P11" svg:width="0.1008in" svg:height="0.0063in" svg:x="0.6441in" svg:y="0.1083in" svg:viewBox="0 0 257 17" svg:d="M242 17c8 0 15 0 15-9 0-8-7-8-15-8-75 0-152 0-228 0-7 0-14 0-14 8 0 9 7 9 14 9 76 0 153 0 228 0z"><text:p/></draw:path><draw:path draw:style-name="gr936" draw:text-style-name="P11" svg:width="0.1472in" svg:height="0.0858in" svg:x="0.687in" svg:y="0.0689in" svg:viewBox="0 0 375 219" svg:d="M328 119c-23 18-34 35-38 40-19 30-15 37-22 55 0 5 4 5 8 5 7 0 8-1 10-9 9-39 34-75 83-95 4-1 6-2 6-4 0-4-3-5-4-5-18-7-70-28-85-99-2-5-3-7-10-7-4 0-8 0-8 6 7 18 3 26 21 55 9 12 21 28 39 41-105 0-209 0-314 0-7 0-14 0-14 9 0 8 7 8 14 8 105 0 209 0 314 0z"><text:p/></draw:path><draw:path draw:style-name="gr937" draw:text-style-name="P11" svg:width="0.0697in" svg:height="0.1134in" svg:x="0.8965in" svg:y="0.0429in" svg:viewBox="0 0 178 289" svg:d="M178 145c0-33-3-67-17-98-19-40-54-47-72-47-25 0-57 11-73 50-14 29-16 62-16 95s1 69 19 101c18 34 49 43 70 43 23 0 55-9 73-50 13-29 16-60 16-94zM89 279c-17 0-42-10-49-51-5-25-5-62-5-87 0-27 0-54 3-77 9-51 40-54 51-54 13 0 42 7 49 49 5 23 5 55 5 82 0 31 0 59-5 86-6 40-30 52-49 52z"><text:p/></draw:path></draw:g></draw:g></text:p>
      <text:p text:style-name="P4"/>
      <text:p text:style-name="P4">Donc <draw:g text:anchor-type="as-char" svg:y="-0.1543in" draw:z-index="17" draw:style-name="gr1"><svg:title>TexMaths</svg:title><svg:desc>12§display§V_n \xto{\to\infty} 0§svg§600§FALSE§</svg:desc><draw:g draw:style-name="gr2"><draw:path draw:style-name="gr914" draw:text-style-name="P10" svg:width="0.7083in" svg:height="0.161in" svg:x="0.0004in" svg:y="0.0091in" svg:viewBox="0 0 1800 410" svg:d="M901 410c-301 0-601 0-901 0 0-136 0-274 0-410 600 0 1200 0 1800 0 0 136 0 274 0 410-300 0-600 0-899 0z"><text:p/></draw:path><draw:path draw:style-name="gr915" draw:text-style-name="P11" svg:width="0.1177in" svg:height="0.1154in" svg:x="0.0012in" svg:y="0.0409in" svg:viewBox="0 0 300 294" svg:d="M241 47c21-33 39-34 54-35 5 0 4-5 5-7 0-4-1-5-5-5-11 0-24 1-35 1-14 0-28-1-42-1-2 0-8 0-8 7 0 5 5 5 7 5 12 1 19 6 19 14 0 6-3 11-6 16-43 68-86 136-129 203-10-73-19-147-29-220 0-7 10-13 30-13 5 0 10 0 10-8 0-4-3-4-6-4-17 0-35 1-52 1-7 0-16-1-23-1-8 0-15 0-23 0-3 0-8 0-8 7 0 5 4 5 11 5 23 0 24 5 25 14 11 86 22 173 32 258 3 8 4 10 10 10s8-2 11-8c50-79 102-159 152-239z"><text:p/></draw:path><draw:path draw:style-name="gr916" draw:text-style-name="P11" svg:width="0.0705in" svg:height="0.052in" svg:x="0.0945in" svg:y="0.1268in" svg:viewBox="0 0 180 133" svg:d="M22 111c-2 4-3 11-3 12 0 6 5 10 10 10s9-5 12-7c1-4 3-12 5-18 1-5 4-19 6-27 2-6 3-13 6-19 2-12 3-14 12-26 8-12 21-28 44-28 17 0 17 16 17 21 0 18-12 50-17 62-4 8-5 12-5 17 0 15 13 25 28 25 30 0 43-41 43-46 0-3-4-3-5-3-5 0-5 2-6 5-6 23-19 35-31 35-6 0-7-3-7-10 0-6 1-10 7-23 4-10 16-41 16-58 0-28-23-33-39-33-25 0-41 16-50 28-1-21-19-28-31-28-14 0-20 10-23 16-7 12-11 28-11 29 0 4 4 4 5 4 3 0 5-1 6-8 5-18 11-33 21-33 9 0 10 6 10 15 0 6-4 15-5 24-2 7-5 20-6 27-3 12-6 24-9 37z"><text:p/></draw:path><draw:path draw:style-name="gr917" draw:text-style-name="P11" svg:width="0.1138in" svg:height="0.0602in" svg:x="0.2756in" svg:y="0.0004in" svg:viewBox="0 0 290 154" svg:d="M248 85c-37 26-42 65-42 66 0 3 3 3 8 3 4 0 6 0 7-4 2-8 6-27 21-42 18-18 33-23 45-27 2 0 3-2 3-3 0-4-2-4-6-5-42-13-57-43-63-69-1-4-4-4-7-4-5 0-8 0-8 5 6 13 3 20 17 40 7 10 16 18 25 26-79 0-157 0-236 0-5 0-12 0-12 7s6 7 12 7c79 0 157 0 236 0z"><text:p/></draw:path><draw:path draw:style-name="gr918" draw:text-style-name="P11" svg:width="0.1138in" svg:height="0.052in" svg:x="0.4075in" svg:y="0.0091in" svg:viewBox="0 0 290 133" svg:d="M148 49c-16-18-21-23-32-31-18-13-37-18-54-18-36 0-62 31-62 67 0 33 25 66 62 66 41 0 70-34 80-49 15 18 20 22 32 31 18 13 36 18 53 18 36 0 63-31 63-67 0-34-26-66-62-66-41 0-70 33-80 49zM157 60c12-19 37-49 73-49 30 0 52 26 52 55 0 27-23 50-50 50-28 0-47-21-75-56zM133 73c-12 19-38 48-74 48-30 0-51-26-51-54 0-29 23-50 50-50s46 21 75 56z"><text:p/></draw:path><draw:path draw:style-name="gr919" draw:text-style-name="P11" svg:width="0.1012in" svg:height="0.0063in" svg:x="0.239in" svg:y="0.1079in" svg:viewBox="0 0 258 17" svg:d="M242 17c8 0 16 0 16-9 0-8-8-8-16-8-75 0-152 0-228 0-7 0-14 0-14 8 0 9 7 9 14 9 76 0 153 0 228 0z"><text:p/></draw:path><draw:path draw:style-name="gr920" draw:text-style-name="P11" svg:width="0.1008in" svg:height="0.0063in" svg:x="0.2953in" svg:y="0.1079in" svg:viewBox="0 0 257 17" svg:d="M242 17c8 0 15 0 15-9 0-8-7-8-15-8-75 0-152 0-228 0-7 0-14 0-14 8 0 9 7 9 14 9 76 0 153 0 228 0z"><text:p/></draw:path><draw:path draw:style-name="gr921" draw:text-style-name="P11" svg:width="0.1008in" svg:height="0.0063in" svg:x="0.3866in" svg:y="0.1079in" svg:viewBox="0 0 257 17" svg:d="M242 17c8 0 15 0 15-9 0-8-7-8-15-8-75 0-152 0-228 0-7 0-14 0-14 8 0 9 7 9 14 9 76 0 153 0 228 0z"><text:p/></draw:path><draw:path draw:style-name="gr922" draw:text-style-name="P11" svg:width="0.1469in" svg:height="0.0858in" svg:x="0.4382in" svg:y="0.0693in" svg:viewBox="0 0 374 219" svg:d="M328 117c-23 18-34 35-38 41-19 29-15 36-22 55 0 6 4 6 8 6 7 0 7-1 10-8 9-42 34-77 81-96 6-3 7-4 7-6 0-4-2-4-3-5-19-7-70-27-85-98-3-5-3-6-10-6-4 0-8 0-8 5 0 1 3 27 21 55 9 13 21 27 39 40-105 0-209 0-314 0-7 0-14 0-14 9 0 8 7 8 14 8 105 0 209 0 314 0z"><text:p/></draw:path><draw:path draw:style-name="gr923" draw:text-style-name="P11" svg:width="0.0697in" svg:height="0.1126in" svg:x="0.6476in" svg:y="0.0433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7 38-31 52-49 52z"><text:p/></draw:path></draw:g></draw:g></text:p>
      <text:p text:style-name="P5"><draw:g text:anchor-type="as-char" svg:y="-0.9366in" draw:z-index="18" draw:style-name="gr1"><svg:title>TexMaths</svg:title><svg:desc>12§latex§\begin{align*}
W_n &amp;= \sqrt{n} \  ln(\frac{\sqrt{n}+1}{\sqrt{n}-1}) \\
&amp;= \sqrt{n} \  ln(1 + \frac{\sqrt{n}+1}{\sqrt{n}-1} -1) \\
&amp;=  \sqrt{n} \  ln(1 + \frac{2}{\sqrt{n}-1})) \\
&amp;= \sqrt{n} \frac{2}{\sqrt{n}-1} \frac{ln(1+\frac{2}{\sqrt{n}-1})}{\frac{2}{\sqrt{n}-1}}
\end{align*}§svg§600§FALSE§</svg:desc><draw:g draw:style-name="gr2"><draw:path draw:style-name="gr819" draw:text-style-name="P10" svg:width="2.2409in" svg:height="1.8551in" svg:x="0.0004in" svg:y="0.0091in" svg:viewBox="0 0 5693 4713" svg:d="M2848 4713c-949 0-1899 0-2848 0 0-1571 0-3142 0-4713 1897 0 3796 0 5693 0 0 1571 0 3142 0 4713-948 0-1897 0-2845 0z"><text:p/></draw:path><draw:path draw:style-name="gr820" draw:text-style-name="P11" svg:width="0.1642in" svg:height="0.1169in" svg:x="0.0012in" svg:y="0.1252in" svg:viewBox="0 0 418 298" svg:d="M362 49c11-19 22-33 48-36 4 0 8 0 8-8 0-1-2-5-5-5-10 0-22 1-33 1-14 0-30-1-43-1-2 0-8 0-8 8 0 5 3 5 6 5 11 0 25 4 25 17 0 5-2 7-6 13-37 66-76 133-113 199-5-69-11-139-15-208-2-10-3-21 28-21 8 0 12 0 12-8 0-5-4-5-7-5-17 0-33 1-51 1-10 0-34-1-44-1-3 0-8 0-8 8 0 5 4 5 10 5 19 0 21 3 22 11 2 11 2 22 3 32-36 63-71 124-107 186-5-70-11-142-16-213 0-6 0-16 33-16 3 0 8 0 8-8 0-5-5-5-6-5-17 0-35 1-51 1s-30-1-45-1c-2 0-7 0-7 8 0 5 4 5 10 5 21 0 21 4 22 16 6 86 14 171 20 258 0 7 0 11 6 11s7-3 10-10c41-72 83-143 124-215 5 71 11 143 16 214 1 8 2 11 7 11s7-5 9-9c46-80 93-159 138-240z"><text:p/></draw:path><draw:path draw:style-name="gr821" draw:text-style-name="P11" svg:width="0.0705in" svg:height="0.052in" svg:x="0.1543in" svg:y="0.2126in" svg:viewBox="0 0 180 133" svg:d="M22 112c-2 4-2 8-3 12 0 7 5 9 10 9s9-3 12-6c2-2 3-12 5-18 1-6 4-19 6-27 2-6 3-12 6-20 2-12 3-14 12-26 8-12 21-28 44-28 17 0 17 16 17 21 0 18-12 51-17 63-4 9-5 11-5 16 0 16 13 25 29 25 29 0 42-41 42-44 0-5-4-5-5-5-3 0-5 2-6 6-6 23-19 35-31 35-6 0-7-4-7-10 0-7 1-11 7-24 4-9 16-41 16-57 0-28-23-34-39-34-25 0-41 16-50 28-1-21-19-28-31-28-14 0-20 10-23 17-7 11-11 27-11 29 0 3 4 3 5 3 3 0 5-1 6-8 5-18 11-33 21-33 9 0 10 8 10 15 0 6-4 17-5 25-2 7-5 19-6 26-3 12-6 26-9 38z"><text:p/></draw:path><draw:path draw:style-name="gr822" draw:text-style-name="P11" svg:width="0.1098in" svg:height="0.0382in" svg:x="0.2945in" svg:y="0.178in" svg:viewBox="0 0 280 98" svg:d="M265 17c7 0 15 0 15-9 0-8-8-8-14-8-84 0-169 0-253 0-6 0-13 0-13 8 0 9 7 9 14 9 84 0 167 0 251 0zM266 98c6 0 14 0 14-8s-8-8-15-8c-84 0-167 0-251 0-7 0-14 0-14 8s7 8 13 8c84 0 169 0 253 0z"><text:p/></draw:path><draw:path draw:style-name="gr823" draw:text-style-name="P11" svg:width="0.1291in" svg:height="0.1654in" svg:x="0.4728in" svg:y="0.1047in" svg:viewBox="0 0 329 421" svg:d="M133 377c-25-54-49-109-74-163-4-8-5-8-7-8-3 2-3 0-8 4-13 10-26 20-39 30-5 5-5 6-5 7s1 5 4 5c2 0 9-6 14-10 2-2 8-7 13-10 28 61 55 122 83 183 4 6 6 6 10 6 6 0 7-2 10-8 64-132 128-264 191-396 4-6 4-7 4-9 0-4-4-8-9-8-3 0-7 2-9 8-59 123-119 246-178 369z"><text:p/></draw:path><draw:path draw:style-name="gr824" draw:text-style-name="P11" svg:width="0.0992in" svg:height="0.0063in" svg:x="0.5988in" svg:y="0.1047in" svg:viewBox="0 0 253 17" svg:d="M126 17c-42 0-84 0-126 0 0-6 0-11 0-17 84 0 169 0 253 0 0 6 0 11 0 17-42 0-85 0-127 0z"><text:p/></draw:path><draw:path draw:style-name="gr825" draw:text-style-name="P11" svg:width="0.0894in" svg:height="0.0748in" svg:x="0.6035in" svg:y="0.1657in" svg:viewBox="0 0 228 191" svg:d="M25 161c-1 7-5 17-5 19 0 7 6 11 14 11 4 0 12-4 15-12 0-1 5-21 7-31 4-12 6-26 10-38 2-9 5-19 7-28 1-8 5-20 6-22 6-12 29-50 69-50 19 0 22 15 22 28 0 27-20 81-27 99-4 9-4 14-4 19 0 20 15 35 34 35 39 0 55-61 55-65 0-5-4-5-5-5-3 0-3 1-6 9-8 28-23 51-43 51-7 0-10-3-10-13 0-11 4-22 8-30 8-23 25-70 25-94 0-27-18-44-48-44-39 0-59 26-66 36-3-23-19-36-39-36-19 0-27 17-32 24-6 14-12 40-12 41 0 3 4 3 5 3 5 0 5 0 7-9 7-30 16-49 31-49 9 0 13 4 13 19 0 8-1 13-7 35-8 32-15 64-24 97z"><text:p/></draw:path><draw:path draw:style-name="gr826" draw:text-style-name="P11" svg:width="0.035in" svg:height="0.1169in" svg:x="0.761in" svg:y="0.124in" svg:viewBox="0 0 90 298" svg:d="M90 5c-1-1 0-5-5-5-9 0-41 4-51 5-4 0-9 0-9 8 0 5 5 5 11 5 20 0 20 4 20 7s-1 6-1 9c-18 70-35 140-53 211-1 5-2 7-2 14 0 24 19 39 38 39 15 0 26-9 33-24 7-16 12-40 12-41 0-5-4-5-5-5-5 0-5 2-6 8-7 28-16 52-32 52-12 0-12-13-12-19 0-10 0-12 2-21 20-81 40-162 60-243z"><text:p/></draw:path><draw:path draw:style-name="gr827" draw:text-style-name="P11" svg:width="0.0894in" svg:height="0.0748in" svg:x="0.8114in" svg:y="0.1657in" svg:viewBox="0 0 228 191" svg:d="M24 161c-1 7-4 17-4 19 0 7 6 11 12 11s14-4 16-12c1-1 6-21 8-31 4-12 6-26 10-38 2-9 5-19 7-28 1-8 5-20 5-22 7-12 29-50 70-50 19 0 22 15 22 28 0 27-21 81-27 99-4 9-5 14-5 19 0 20 16 35 35 35 39 0 55-61 55-65 0-5-4-5-5-5-5 0-5 1-6 9-8 28-23 51-43 51-7 0-11-3-11-13 0-11 5-22 9-30 7-23 25-70 25-94 0-27-18-44-48-44-39 0-59 26-66 36-3-23-19-36-39-36s-27 17-32 24c-6 14-12 40-12 41 0 3 4 3 5 3 3 0 5 0 7-9 7-30 16-49 31-49 9 0 12 4 12 19 0 8-1 13-6 35-8 32-17 64-25 97z"><text:p/></draw:path><draw:path draw:style-name="gr828" draw:text-style-name="P11" svg:width="0.0382in" svg:height="0.1654in" svg:x="0.9224in" svg:y="0.1146in" svg:viewBox="0 0 98 421" svg:d="M98 416c0-1 0-1-7-8-53-54-66-133-66-198 0-73 16-146 67-199 6-5 6-6 6-7 0-3-2-4-4-4-4 0-42 28-68 82-21 46-26 93-26 128 0 34 5 84 28 132 26 52 62 79 66 79 2 0 4-1 4-5z"><text:p/></draw:path><draw:path draw:style-name="gr829" draw:text-style-name="P11" svg:width="0.1291in" svg:height="0.1657in" svg:x="1.0028in" svg:y="0in" svg:viewBox="0 0 329 422" svg:d="M133 378c-25-55-49-109-74-164-3-8-5-8-6-8s-3 0-7 4c-14 11-28 20-41 31-5 4-5 5-5 6 0 3 1 5 4 5s10-6 14-10c2-1 10-6 14-9 28 61 56 121 83 182 3 7 5 7 9 7 6 0 8-2 10-8 64-132 129-265 192-397 3-6 3-7 3-9 0-3-4-8-9-8-3 0-6 2-9 10-59 122-119 246-178 368z"><text:p/></draw:path><draw:path draw:style-name="gr830" draw:text-style-name="P11" svg:width="0.0992in" svg:height="0.0063in" svg:x="1.1287in" svg:y="0in" svg:viewBox="0 0 253 17" svg:d="M127 17c-42 0-85 0-127 0 0-6 0-11 0-17 84 0 169 0 253 0 0 6 0 11 0 17-42 0-84 0-126 0z"><text:p/></draw:path><draw:path draw:style-name="gr831" draw:text-style-name="P11" svg:width="0.0898in" svg:height="0.0748in" svg:x="1.1335in" svg:y="0.0535in" svg:viewBox="0 0 229 191" svg:d="M25 162c-1 6-3 16-3 18 0 7 6 11 12 11 4 0 13-4 15-12 3-11 6-21 9-31 2-12 6-26 8-38 4-9 6-19 7-28 3-8 6-20 6-21 6-13 29-51 69-51 19 0 22 15 22 28 0 27-20 81-27 99-4 9-4 15-4 19 0 20 15 35 35 35 40 0 55-61 55-65s-3-4-5-4c-4 0-4 2-7 8-8 28-21 52-43 52-7 0-10-4-10-14 0-11 4-20 8-30 8-23 26-68 26-92 0-29-18-46-49-46-37 0-59 28-65 37-2-24-20-37-40-37-19 0-27 17-31 24-7 14-13 40-13 41 0 5 4 3 5 5 5 0 5-2 7-10 7-30 16-50 31-50 9 0 13 4 13 19 0 8-1 13-7 35-8 32-15 66-24 98z"><text:p/></draw:path><draw:path draw:style-name="gr832" draw:text-style-name="P11" svg:width="0.1098in" svg:height="0.1102in" svg:x="1.2744in" svg:y="0.030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833" draw:text-style-name="P11" svg:width="0.0543in" svg:height="0.1102in" svg:x="1.4461in" svg:y="0.0161in" svg:viewBox="0 0 139 281" svg:d="M86 11c0-10 0-11-9-11-27 28-64 28-77 28 0 4 0 8 0 13 8 0 34 0 55-11 0 73 0 145 0 218 0 15-1 21-39 21-5 0-9 0-14 0 0 3 0 8 0 12 15-1 52-1 69-1s53 0 68 1c0-4 0-9 0-12-5 0-9 0-14 0-37 0-39-5-39-21 0-79 0-158 0-237z"><text:p/></draw:path><draw:path draw:style-name="gr834" draw:text-style-name="P11" svg:width="0.5236in" svg:height="0.0063in" svg:x="0.9906in" svg:y="0.1937in" svg:viewBox="0 0 1331 17" svg:d="M666 17c-222 0-444 0-666 0 0-6 0-11 0-17 444 0 887 0 1331 0 0 6 0 11 0 17-222 0-443 0-665 0z"><text:p/></draw:path><draw:path draw:style-name="gr835" draw:text-style-name="P11" svg:width="0.1291in" svg:height="0.1654in" svg:x="1.0028in" svg:y="0.2276in" svg:viewBox="0 0 329 421" svg:d="M133 377c-25-55-49-109-74-165-3-6-5-6-6-6s-3 0-7 4c-14 10-28 20-41 30-5 4-5 5-5 6 0 2 1 5 4 5s10-6 14-9c2-2 10-7 14-10 28 61 56 121 83 182 3 7 5 7 9 7 6 0 8-2 10-8 64-132 129-264 192-396 3-6 2-6 3-9 0-4-4-8-9-8-3 0-6 1-9 8-59 123-119 246-178 369z"><text:p/></draw:path><draw:path draw:style-name="gr836" draw:text-style-name="P11" svg:width="0.0992in" svg:height="0.0063in" svg:x="1.1287in" svg:y="0.2276in" svg:viewBox="0 0 253 17" svg:d="M127 17c-42 0-85 0-127 0 0-6 0-11 0-17 84 0 169 0 253 0 0 6 0 11 0 17-42 0-84 0-126 0z"><text:p/></draw:path><draw:path draw:style-name="gr837" draw:text-style-name="P11" svg:width="0.0898in" svg:height="0.0752in" svg:x="1.1335in" svg:y="0.2803in" svg:viewBox="0 0 229 192" svg:d="M25 162c-1 6-3 16-3 18 0 7 6 12 12 12 4 0 13-4 15-12 0-1 6-22 9-31 2-13 6-25 8-39 4-9 6-18 7-27 3-7 6-21 6-22 6-13 29-51 69-51 19 0 22 15 22 30 0 25-20 79-27 98-4 10-4 14-4 19 0 19 15 35 35 35 40 0 55-62 55-66s-3-4-5-4c-4 0-4 2-7 8-8 28-21 52-43 52-7 0-10-4-10-14 0-11 4-20 8-30 8-22 26-68 26-92 0-29-18-46-49-46-37 0-59 28-65 37-2-24-20-37-40-37-19 0-27 17-31 24-7 14-13 40-13 41 0 5 4 3 5 5 5 0 5 0 7-10 7-30 16-50 31-50 9 0 13 6 13 19 0 9-1 14-7 36-8 32-15 65-24 97z"><text:p/></draw:path><draw:path draw:style-name="gr838" draw:text-style-name="P11" svg:width="0.1012in" svg:height="0.0063in" svg:x="1.2787in" svg:y="0.3091in" svg:viewBox="0 0 258 17" svg:d="M244 17c7 0 14 0 14-9 0-8-7-8-14-8-76 0-153 0-228 0-8 0-16 0-16 8 0 9 8 9 16 9 75 0 152 0 228 0z"><text:p/></draw:path><draw:path draw:style-name="gr839" draw:text-style-name="P11" svg:width="0.0543in" svg:height="0.1102in" svg:x="1.4461in" svg:y="0.2429in" svg:viewBox="0 0 139 281" svg:d="M86 11c0-11 0-11-9-11-27 26-64 26-77 26 0 5 0 9 0 14 8 0 34 0 55-11 0 73 0 145 0 218 0 16-1 21-39 21-5 0-9 0-14 0 0 4 0 8 0 13 15-1 52-1 69-1s53 0 68 1c0-5 0-9 0-13-5 0-9 0-14 0-37 0-39-5-39-21 0-79 0-157 0-236z"><text:p/></draw:path><draw:path draw:style-name="gr840" draw:text-style-name="P11" svg:width="0.0382in" svg:height="0.1654in" svg:x="1.5433in" svg:y="0.1146in" svg:viewBox="0 0 98 421" svg:d="M98 210c0-32-4-84-27-131-25-53-63-79-66-79s-5 1-5 4c0 1 0 2 8 9 41 42 66 109 66 197 0 72-15 146-68 199-6 6-6 6-6 7 0 4 2 5 5 5s42-29 67-83c22-45 26-92 26-128z"><text:p/></draw:path><draw:path draw:style-name="gr841" draw:text-style-name="P11" svg:width="0.1098in" svg:height="0.039in" svg:x="0.2945in" svg:y="0.6437in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842" draw:text-style-name="P11" svg:width="0.1291in" svg:height="0.1657in" svg:x="0.4728in" svg:y="0.5705in" svg:viewBox="0 0 329 422" svg:d="M133 378c-25-55-49-109-74-164-4-8-5-8-7-8-3 2-3 0-8 4-13 10-26 20-39 30-5 5-5 6-5 7 0 3 1 5 4 5 2 0 9-6 14-10 2-2 8-6 13-9 28 61 55 121 83 182 4 7 6 7 10 7 6 0 7-3 10-8 64-132 128-265 191-397 4-6 4-7 4-9 0-3-4-8-9-8-3 0-7 2-9 10-59 122-119 246-178 368z"><text:p/></draw:path><draw:path draw:style-name="gr843" draw:text-style-name="P11" svg:width="0.0992in" svg:height="0.0063in" svg:x="0.5988in" svg:y="0.5705in" svg:viewBox="0 0 253 17" svg:d="M126 17c-42 0-84 0-126 0 0-6 0-11 0-17 84 0 169 0 253 0 0 6 0 11 0 17-42 0-85 0-127 0z"><text:p/></draw:path><draw:path draw:style-name="gr844" draw:text-style-name="P11" svg:width="0.0894in" svg:height="0.0748in" svg:x="0.6035in" svg:y="0.6311in" svg:viewBox="0 0 228 191" svg:d="M25 162c-1 6-5 16-5 18 0 7 6 11 14 11 4 0 12-3 15-12 3-11 5-21 7-31 4-12 6-26 10-38 2-9 5-19 7-28 1-8 5-20 6-21 6-13 29-51 69-51 19 0 22 15 22 28 0 27-20 81-27 99-4 9-4 15-4 20 0 19 15 34 34 34 39 0 55-61 55-65s-4-4-5-4c-3 0-3 2-6 8-8 28-23 52-43 52-7 0-10-4-10-14 0-11 4-20 8-30 8-23 25-68 25-92 0-29-18-46-48-46-39 0-59 28-66 37-3-24-19-37-39-37-19 0-27 17-32 24-6 14-12 40-12 41 0 5 4 5 5 5 5 0 5-2 7-10 7-30 16-50 31-50 9 0 13 4 13 19 0 8-1 13-7 36-8 32-15 65-24 97z"><text:p/></draw:path><draw:path draw:style-name="gr845" draw:text-style-name="P11" svg:width="0.035in" svg:height="0.1161in" svg:x="0.761in" svg:y="0.5902in" svg:viewBox="0 0 90 296" svg:d="M90 4c-1-2 0-4-5-4-9 0-41 2-51 4-4 0-9 1-9 8 0 5 5 5 11 5 20 0 20 3 20 7 0 2-1 6-1 8-18 71-35 141-53 212-1 4-2 7-2 14 0 24 19 38 38 38 15 0 26-8 33-22 7-17 12-41 12-42 0-4-4-4-5-4-5 0-5 1-6 7-7 28-16 53-32 53-12 0-12-14-12-20 0-10 0-12 2-20 20-81 40-163 60-244z"><text:p/></draw:path><draw:path draw:style-name="gr846" draw:text-style-name="P11" svg:width="0.0894in" svg:height="0.0748in" svg:x="0.8114in" svg:y="0.6311in" svg:viewBox="0 0 228 191" svg:d="M24 162c-1 6-4 16-4 18 0 7 6 11 12 11s14-3 16-12c1 0 6-21 8-31 4-12 6-26 10-38 2-9 5-19 7-28 1-8 5-20 5-21 7-13 29-51 70-51 19 0 22 15 22 28 0 27-21 81-27 99-4 9-5 15-5 20 0 19 16 34 35 34 39 0 55-61 55-65s-4-4-5-4c-5 0-5 2-6 8-8 28-23 52-43 52-7 0-11-4-11-14 0-11 5-20 9-30 7-23 25-68 25-92 0-29-18-46-48-46-39 0-59 28-66 37-3-24-19-37-39-37s-27 17-32 24c-6 14-12 40-12 41 0 5 4 5 5 5 3 0 5-2 7-10 7-30 16-50 31-50 9 0 12 4 12 19 0 8-1 13-6 36-8 32-17 65-25 97z"><text:p/></draw:path><draw:path draw:style-name="gr847" draw:text-style-name="P11" svg:width="0.0382in" svg:height="0.1654in" svg:x="0.9224in" svg:y="0.5807in" svg:viewBox="0 0 98 421" svg:d="M98 418c0-2 0-3-7-10-53-53-66-133-66-197 0-74 16-147 67-200 6-5 6-6 6-7 0-3-2-4-4-4-4 0-42 29-68 82-21 46-26 93-26 129 0 33 5 84 28 131 26 52 62 79 66 79 2 0 4-1 4-3z"><text:p/></draw:path><draw:path draw:style-name="gr848" draw:text-style-name="P11" svg:width="0.0543in" svg:height="0.1102in" svg:x="0.9854in" svg:y="0.5945in" svg:viewBox="0 0 139 281" svg:d="M86 12c0-11 0-12-9-12-25 28-63 28-77 28 0 4 0 8 0 13 8 0 34 0 55-11 0 73 0 145 0 218 0 15-1 21-38 21-5 0-10 0-15 0 0 3 0 8 0 12 16-1 52-1 69-1s54 0 68 1c0-4 0-9 0-12-5 0-8 0-13 0-38 0-40-5-40-21 0-79 0-157 0-236z"><text:p/></draw:path><draw:path draw:style-name="gr849" draw:text-style-name="P11" svg:width="0.1098in" svg:height="0.1102in" svg:x="1.1004in" svg:y="0.608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850" draw:text-style-name="P11" svg:width="0.1291in" svg:height="0.1654in" svg:x="1.2882in" svg:y="0.4665in" svg:viewBox="0 0 329 421" svg:d="M133 377c-25-55-49-109-74-165-3-6-5-6-6-6-3 2-3 0-7 4-14 10-27 20-40 30-6 4-6 5-6 6 0 2 1 5 5 5 2 0 9-6 14-9 3-2 9-7 13-10 28 61 56 121 83 182 3 7 5 7 9 7 7 0 8-2 10-8 64-132 129-264 192-396 3-6 2-6 3-9 0-4-4-8-9-8-3 0-6 1-9 8-59 123-119 246-178 369z"><text:p/></draw:path><draw:path draw:style-name="gr851" draw:text-style-name="P11" svg:width="0.0992in" svg:height="0.0063in" svg:x="1.4146in" svg:y="0.4665in" svg:viewBox="0 0 253 17" svg:d="M127 17c-42 0-85 0-127 0 0-6 0-11 0-17 84 0 169 0 253 0 0 6 0 11 0 17-42 0-84 0-126 0z"><text:p/></draw:path><draw:path draw:style-name="gr852" draw:text-style-name="P11" svg:width="0.0898in" svg:height="0.0752in" svg:x="1.4193in" svg:y="0.5193in" svg:viewBox="0 0 229 192" svg:d="M25 162c-1 6-3 16-3 18 0 7 6 12 12 12 4 0 13-4 15-12 1-1 6-20 9-31 3-13 6-25 9-39 3-9 5-18 7-27 2-7 5-21 5-22 6-13 29-51 69-51 19 0 22 15 22 30 0 26-20 79-26 98-5 10-5 14-5 19 0 19 15 35 35 35 40 0 55-62 55-66s-3-4-5-4c-4 0-4 2-7 8-8 28-21 52-42 52-7 0-11-4-11-14 0-11 4-20 8-30 8-22 26-68 26-92 0-29-18-46-49-46-37 0-58 28-65 37-2-24-20-37-40-37s-26 17-31 24c-7 14-13 40-13 42 0 4 5 4 6 4 4 0 5 0 7-10 7-30 16-50 30-50 9 0 13 6 13 19 0 9-1 14-6 36-8 32-16 65-25 97z"><text:p/></draw:path><draw:path draw:style-name="gr853" draw:text-style-name="P11" svg:width="0.1102in" svg:height="0.1102in" svg:x="1.5602in" svg:y="0.4957in" svg:viewBox="0 0 281 281" svg:d="M149 149c39 0 78 0 117 0 6 0 15 0 15-9 0-8-9-8-15-8-39 0-78 0-117 0 0-40 0-79 0-119 0-5 0-13-9-13-8 0-8 8-8 13 0 40 0 79 0 119-40 0-78 0-118 0-6 0-14 0-14 8 0 9 8 9 14 9 40 0 78 0 118 0 0 39 0 78 0 117 0 6 0 15 8 15 9 0 9-9 9-15 0-39 0-78 0-117z"><text:p/></draw:path><draw:path draw:style-name="gr854" draw:text-style-name="P11" svg:width="0.0543in" svg:height="0.1102in" svg:x="1.7319in" svg:y="0.4819in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855" draw:text-style-name="P11" svg:width="0.5236in" svg:height="0.0063in" svg:x="1.276in" svg:y="0.6602in" svg:viewBox="0 0 1331 17" svg:d="M666 17c-222 0-444 0-666 0 0-6 0-11 0-17 444 0 887 0 1331 0 0 6 0 11 0 17-222 0-443 0-665 0z"><text:p/></draw:path><draw:path draw:style-name="gr856" draw:text-style-name="P11" svg:width="0.1291in" svg:height="0.1654in" svg:x="1.2882in" svg:y="0.6933in" svg:viewBox="0 0 329 421" svg:d="M133 377c-25-54-49-109-74-163-3-8-5-8-6-8-3 2-3 0-7 4-14 10-27 20-40 30-6 5-6 6-6 7 0 3 1 5 5 5 2 0 9-6 14-10 3-2 9-7 13-10 28 61 56 122 83 183 3 6 5 6 9 6 7 0 8-2 10-8 64-132 129-264 192-396 3-6 3-7 3-9 0-4-4-8-9-8-3 0-6 2-9 8-59 123-119 246-178 369z"><text:p/></draw:path><draw:path draw:style-name="gr857" draw:text-style-name="P11" svg:width="0.0992in" svg:height="0.0063in" svg:x="1.4146in" svg:y="0.6933in" svg:viewBox="0 0 253 17" svg:d="M127 17c-42 0-85 0-127 0 0-6 0-11 0-17 84 0 169 0 253 0 0 6 0 11 0 17-42 0-84 0-126 0z"><text:p/></draw:path><draw:path draw:style-name="gr858" draw:text-style-name="P11" svg:width="0.0898in" svg:height="0.0748in" svg:x="1.4193in" svg:y="0.7461in" svg:viewBox="0 0 229 191" svg:d="M25 161c-1 7-3 17-3 18 0 8 6 12 12 12 4 0 13-4 15-12 1-1 6-21 9-31 3-14 6-26 9-39 3-8 5-18 7-27 2-8 5-20 5-22 6-13 29-52 69-52 19 0 22 16 22 30 0 27-20 81-26 99-5 9-5 14-5 19 0 20 15 35 35 35 40 0 55-61 55-65 0-5-3-5-5-5-4 0-4 1-7 9-8 27-21 51-42 51-7 0-11-3-11-13 0-11 4-22 8-30 8-23 26-70 26-94 0-27-18-44-49-44-37 0-58 26-65 36-2-23-20-36-40-36s-26 16-31 24c-7 14-13 38-13 41s5 3 6 3c4 0 5 0 7-9 7-30 16-51 30-51 9 0 13 6 13 21 0 8-1 13-6 35-8 32-16 64-25 97z"><text:p/></draw:path><draw:path draw:style-name="gr859" draw:text-style-name="P11" svg:width="0.1012in" svg:height="0.0063in" svg:x="1.5646in" svg:y="0.7748in" svg:viewBox="0 0 258 17" svg:d="M244 17c7 0 14 0 14-9 0-8-7-8-14-8-76 0-153 0-228 0-8 0-16 0-16 8 0 9 8 9 16 9 75 0 152 0 228 0z"><text:p/></draw:path><draw:path draw:style-name="gr860" draw:text-style-name="P11" svg:width="0.0543in" svg:height="0.1102in" svg:x="1.7319in" svg:y="0.7091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861" draw:text-style-name="P11" svg:width="0.1008in" svg:height="0.0063in" svg:x="1.8709in" svg:y="0.6602in" svg:viewBox="0 0 257 17" svg:d="M242 17c8 0 15 0 15-9 0-8-7-8-15-8-75 0-152 0-228 0-7 0-14 0-14 8 0 9 7 9 14 9 76 0 153 0 228 0z"><text:p/></draw:path><draw:path draw:style-name="gr862" draw:text-style-name="P11" svg:width="0.0543in" svg:height="0.1102in" svg:x="2.0378in" svg:y="0.5945in" svg:viewBox="0 0 139 281" svg:d="M86 12c0-11 0-12-9-12-27 28-63 28-77 28 0 4 0 8 0 13 8 0 34 0 55-11 0 73 0 145 0 218 0 15-1 21-38 21-5 0-10 0-15 0 0 3 0 8 0 12 16-1 52-1 69-1s54 0 68 1c0-4 0-9 0-12-5 0-8 0-13 0-38 0-40-5-40-21 0-79 0-157 0-236z"><text:p/></draw:path><draw:path draw:style-name="gr863" draw:text-style-name="P11" svg:width="0.0378in" svg:height="0.1654in" svg:x="2.1157in" svg:y="0.5807in" svg:viewBox="0 0 97 421" svg:d="M97 211c0-33-5-84-27-132-26-51-62-79-66-79-3 0-4 1-4 4 0 1 0 2 7 9 42 42 66 109 66 198 0 72-15 147-68 199-5 5-5 6-5 8s1 3 4 3c4 0 42-29 67-81 21-47 26-94 26-129z"><text:p/></draw:path><draw:path draw:style-name="gr864" draw:text-style-name="P11" svg:width="0.1098in" svg:height="0.0382in" svg:x="0.2945in" svg:y="1.0839in" svg:viewBox="0 0 280 98" svg:d="M265 17c7 0 15 0 15-9 0-8-8-8-14-8-84 0-169 0-253 0-6 0-13 0-13 8 0 9 7 9 14 9 84 0 167 0 251 0zM266 98c6 0 14 0 14-8s-8-8-15-8c-84 0-167 0-251 0-7 0-14 0-14 8s7 8 13 8c84 0 169 0 253 0z"><text:p/></draw:path><draw:path draw:style-name="gr865" draw:text-style-name="P11" svg:width="0.1291in" svg:height="0.1654in" svg:x="0.4728in" svg:y="1.0102in" svg:viewBox="0 0 329 421" svg:d="M133 377c-25-54-49-109-74-163-4-8-5-8-7-8-3 2-3 0-8 4-13 10-26 20-39 30-5 5-5 6-5 7s1 4 4 4c2 0 9-5 14-9 2-2 8-7 13-10 28 61 55 121 83 182 4 7 6 7 10 7 6 0 7-2 10-8 64-132 128-264 191-396 4-6 3-6 4-9 0-4-4-8-9-8-3 0-7 1-9 8-59 123-119 246-178 369z"><text:p/></draw:path><draw:path draw:style-name="gr866" draw:text-style-name="P11" svg:width="0.0992in" svg:height="0.0063in" svg:x="0.5988in" svg:y="1.0102in" svg:viewBox="0 0 253 17" svg:d="M126 17c-42 0-84 0-126 0 0-6 0-11 0-17 84 0 169 0 253 0 0 6 0 11 0 17-42 0-85 0-127 0z"><text:p/></draw:path><draw:path draw:style-name="gr867" draw:text-style-name="P11" svg:width="0.0894in" svg:height="0.0748in" svg:x="0.6035in" svg:y="1.0713in" svg:viewBox="0 0 228 191" svg:d="M25 161c-1 7-5 17-5 18 0 8 6 12 14 12 4 0 12-4 15-12 0-1 5-21 7-31 4-14 6-26 10-39 2-8 5-18 7-27 1-8 5-20 6-22 6-13 29-52 69-52 19 0 22 16 22 30 0 27-20 81-27 99-4 9-4 14-4 19 0 20 15 35 34 35 39 0 55-61 55-65 0-5-4-5-5-5-3 0-3 1-6 9-8 27-23 51-43 51-7 0-10-3-10-13 0-11 4-22 8-30 8-23 25-70 25-94 0-27-18-44-48-44-39 0-59 26-66 36-3-23-19-36-39-36-19 0-27 16-32 24-6 14-12 38-12 41s4 3 5 3c5 0 5 0 7-9 7-30 16-51 31-51 9 0 13 6 13 21 0 8-1 13-7 35-8 32-15 64-24 97z"><text:p/></draw:path><draw:path draw:style-name="gr868" draw:text-style-name="P11" svg:width="0.035in" svg:height="0.1169in" svg:x="0.761in" svg:y="1.0291in" svg:viewBox="0 0 90 298" svg:d="M90 5c-1-1 0-5-5-5-9 0-41 4-51 5-4 0-9 0-9 8 0 5 5 5 11 5 20 0 20 4 20 7s-1 6-1 9c-18 70-35 140-53 211-1 3-2 7-2 14 0 24 19 39 38 39 15 0 26-9 33-24 7-16 8-28 12-41 0-5-4-5-5-5-5 0-5 2-6 8-7 27-16 52-32 52-12 0-12-13-12-19 0-10 0-12 2-21 20-81 40-162 60-243z"><text:p/></draw:path><draw:path draw:style-name="gr869" draw:text-style-name="P11" svg:width="0.0894in" svg:height="0.0748in" svg:x="0.8114in" svg:y="1.0713in" svg:viewBox="0 0 228 191" svg:d="M24 161c-1 7-4 17-4 18 0 8 6 12 12 12s14-4 16-12c1-1 6-21 8-31 4-14 6-26 10-39 2-8 5-18 7-27 1-8 5-20 5-22 7-13 29-52 70-52 19 0 22 16 22 30 0 27-21 81-27 99-4 9-5 14-5 19 0 20 16 35 35 35 39 0 55-61 55-65 0-5-4-5-5-5-5 0-5 1-6 9-8 27-23 51-43 51-7 0-11-3-11-13 0-11 5-22 9-30 7-23 25-70 25-94 0-27-18-44-48-44-39 0-59 26-66 36-3-23-19-36-39-36s-27 16-32 24c-6 14-12 38-12 41s4 3 5 3c3 0 5 0 7-9 7-30 16-51 31-51 9 0 12 6 12 21 0 8-1 13-6 35-8 32-17 64-25 97z"><text:p/></draw:path><draw:path draw:style-name="gr870" draw:text-style-name="P11" svg:width="0.0382in" svg:height="0.1657in" svg:x="0.9224in" svg:y="1.0197in" svg:viewBox="0 0 98 422" svg:d="M98 418c0-2 0-2-7-9-53-54-66-133-66-198 0-73 16-146 67-199 6-5 6-6 6-7 0-3-2-5-4-5-4 0-42 29-68 83-21 47-26 93-26 128 0 34 5 84 28 132 26 52 62 79 66 79 2 0 4-1 4-4z"><text:p/></draw:path><draw:path draw:style-name="gr871" draw:text-style-name="P11" svg:width="0.0543in" svg:height="0.1102in" svg:x="0.9854in" svg:y="1.0339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872" draw:text-style-name="P11" svg:width="0.1098in" svg:height="0.1102in" svg:x="1.1004in" svg:y="1.0476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873" draw:text-style-name="P11" svg:width="0.0657in" svg:height="0.1102in" svg:x="1.5051in" svg:y="0.9217in" svg:viewBox="0 0 168 281" svg:d="M32 248c15-14 30-28 45-43 66-57 91-80 91-123 0-48-38-82-90-82-47 0-78 40-78 77 0 24 20 24 22 24 7 0 22-6 22-23 0-11-8-22-22-22-4 0-5 0-6 0 9-27 32-43 57-43 39 0 57 35 57 69s-22 67-45 93c-27 30-54 60-81 90-4 5-4 6-4 16 52 0 104 0 156 0 4-24 8-49 12-73-4 0-7 0-11 0-2 13-5 31-9 37-3 3-30 3-40 3-25 0-50 0-76 0z"><text:p/></draw:path><draw:path draw:style-name="gr874" draw:text-style-name="P11" svg:width="0.5236in" svg:height="0.0063in" svg:x="1.276in" svg:y="1.0992in" svg:viewBox="0 0 1331 17" svg:d="M666 17c-222 0-444 0-666 0 0-6 0-11 0-17 444 0 887 0 1331 0 0 6 0 11 0 17-222 0-443 0-665 0z"><text:p/></draw:path><draw:path draw:style-name="gr875" draw:text-style-name="P11" svg:width="0.1291in" svg:height="0.1657in" svg:x="1.2882in" svg:y="1.1327in" svg:viewBox="0 0 329 422" svg:d="M133 378c-25-55-49-109-74-164-3-6-5-6-6-6-3 1-3 0-7 2-14 11-27 20-40 31-6 4-6 5-6 6 0 3 1 5 5 5 2 0 9-6 14-10 3-1 9-6 13-9 28 61 56 121 83 182 3 7 5 7 9 7 7 0 8-2 10-8 64-132 129-265 192-397 3-5 3-7 3-9 0-3-4-8-9-8-3 0-6 2-9 10-59 122-119 246-178 368z"><text:p/></draw:path><draw:path draw:style-name="gr876" draw:text-style-name="P11" svg:width="0.0992in" svg:height="0.0063in" svg:x="1.4146in" svg:y="1.1327in" svg:viewBox="0 0 253 17" svg:d="M127 17c-42 0-85 0-127 0 0-6 0-11 0-17 84 0 169 0 253 0 0 6 0 11 0 17-42 0-84 0-126 0z"><text:p/></draw:path><draw:path draw:style-name="gr877" draw:text-style-name="P11" svg:width="0.0898in" svg:height="0.0748in" svg:x="1.4193in" svg:y="1.1858in" svg:viewBox="0 0 229 191" svg:d="M25 162c-1 6-3 16-3 18 0 7 6 11 12 11 4 0 13-3 15-11 1-1 6-22 9-31 3-13 6-25 9-39 3-9 5-18 7-28 2-8 5-20 5-21 6-13 29-51 69-51 19 0 22 15 22 30 0 25-20 79-26 97-5 11-5 15-5 20 0 19 15 34 35 34 40 0 55-61 55-65s-3-4-5-4c-4 0-4 2-7 8-8 28-21 52-42 52-7 0-11-4-11-14 0-11 4-20 8-30 8-22 26-68 26-92 0-29-18-46-49-46-37 0-58 28-65 37-2-24-20-37-40-37s-26 17-31 24c-7 14-13 40-13 41 0 5 5 5 6 5 4 0 5 0 7-10 7-30 16-50 30-50 9 0 13 6 13 19 0 9-1 13-6 36-8 32-16 65-25 97z"><text:p/></draw:path><draw:path draw:style-name="gr878" draw:text-style-name="P11" svg:width="0.1012in" svg:height="0.0063in" svg:x="1.5646in" svg:y="1.2142in" svg:viewBox="0 0 258 17" svg:d="M244 17c7 0 14 0 14-9 0-8-7-8-14-8-76 0-153 0-228 0-8 0-16 0-16 8 0 9 8 9 16 9 75 0 152 0 228 0z"><text:p/></draw:path><draw:path draw:style-name="gr879" draw:text-style-name="P11" svg:width="0.0543in" svg:height="0.1102in" svg:x="1.7319in" svg:y="1.1484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880" draw:text-style-name="P11" svg:width="0.0378in" svg:height="0.1657in" svg:x="1.8299in" svg:y="1.0197in" svg:viewBox="0 0 97 422" svg:d="M97 211c0-32-5-84-27-131-26-52-62-80-66-80-3 0-4 2-4 5 0 1 0 2 7 9 42 42 66 110 66 197 0 72-15 147-68 199-5 6-5 6-5 8s1 4 4 4c4 0 42-28 67-82 21-46 26-93 26-129z"><text:p/></draw:path><draw:path draw:style-name="gr881" draw:text-style-name="P11" svg:width="0.0382in" svg:height="0.1657in" svg:x="1.8941in" svg:y="1.0197in" svg:viewBox="0 0 98 422" svg:d="M98 211c0-32-4-84-27-131-27-52-63-80-66-80s-5 2-5 5c0 1 0 2 8 9 41 42 65 110 65 197 0 72-15 147-67 199-6 6-6 6-6 8s2 4 5 4 42-28 67-82c22-46 26-93 26-129z"><text:p/></draw:path><draw:path draw:style-name="gr882" draw:text-style-name="P11" svg:width="0.1098in" svg:height="0.0382in" svg:x="0.2945in" svg:y="1.5996in" svg:viewBox="0 0 280 98" svg:d="M265 17c7 0 15 0 15-9 0-8-8-8-14-8-84 0-169 0-253 0-6 0-13 0-13 8 0 9 7 9 14 9 84 0 167 0 251 0zM266 98c6 0 14 0 14-8s-8-8-15-8c-84 0-167 0-251 0-7 0-14 0-14 8s7 8 13 8c84 0 169 0 253 0z"><text:p/></draw:path><draw:path draw:style-name="gr883" draw:text-style-name="P11" svg:width="0.1291in" svg:height="0.1657in" svg:x="0.4728in" svg:y="1.526in" svg:viewBox="0 0 329 422" svg:d="M133 378c-25-55-49-109-74-164-4-8-5-8-7-8-3 2-3 0-8 4-13 10-26 20-39 30-5 5-5 6-5 7 0 3 1 5 4 5 2 0 9-6 14-10 2-2 8-6 13-9 28 61 55 121 83 182 4 7 6 7 10 7 6 0 7-3 10-8 64-132 128-265 191-397 4-6 4-7 4-9 0-3-4-8-9-8-3 0-7 2-9 10-59 122-119 246-178 368z"><text:p/></draw:path><draw:path draw:style-name="gr884" draw:text-style-name="P11" svg:width="0.0992in" svg:height="0.0063in" svg:x="0.5988in" svg:y="1.526in" svg:viewBox="0 0 253 17" svg:d="M126 17c-42 0-84 0-126 0 0-6 0-11 0-17 84 0 169 0 253 0 0 6 0 11 0 17-42 0-85 0-127 0z"><text:p/></draw:path><draw:path draw:style-name="gr885" draw:text-style-name="P11" svg:width="0.0894in" svg:height="0.0748in" svg:x="0.6035in" svg:y="1.587in" svg:viewBox="0 0 228 191" svg:d="M25 162c-1 6-5 16-5 18 0 7 6 11 14 11 4 0 12-3 15-11 0-1 5-22 7-31 4-13 6-25 10-39 2-9 5-19 7-28 1-8 5-20 6-21 6-13 29-51 69-51 19 0 22 15 22 28 0 27-20 81-27 99-4 9-4 15-4 20 0 19 15 34 34 34 39 0 55-61 55-65s-4-4-5-4c-3 0-3 2-6 8-8 28-23 52-43 52-7 0-10-4-10-14 0-11 4-20 8-30 8-23 25-68 25-92 0-29-18-46-48-46-39 0-59 28-66 37-3-24-19-37-39-37-19 0-27 17-32 24-6 14-12 40-12 41 0 5 4 5 5 5 5 0 5-2 7-10 7-30 16-50 31-50 9 0 13 4 13 19 0 8-1 13-7 36-8 32-15 65-24 97z"><text:p/></draw:path><draw:path draw:style-name="gr886" draw:text-style-name="P11" svg:width="0.0657in" svg:height="0.1102in" svg:x="0.9472in" svg:y="1.4374in" svg:viewBox="0 0 168 281" svg:d="M32 248c15-14 30-28 45-43 66-59 91-81 91-123 0-48-37-82-89-82-48 0-79 38-79 76 0 24 22 24 23 24 7 0 21-5 21-23 0-11-7-22-22-22-4 0-4 0-5 0 9-26 32-42 56-42 39 0 57 34 57 69 0 33-21 67-45 93-26 30-54 60-80 90-5 5-5 5-5 16 52 0 104 0 156 0 4-24 8-49 12-73-4 0-7 0-11 0-1 12-5 31-8 37-4 3-31 3-41 3-25 0-50 0-76 0z"><text:p/></draw:path><draw:path draw:style-name="gr887" draw:text-style-name="P11" svg:width="0.5236in" svg:height="0.0063in" svg:x="0.7185in" svg:y="1.6161in" svg:viewBox="0 0 1331 17" svg:d="M665 17c-222 0-443 0-665 0 0-6 0-11 0-17 444 0 887 0 1331 0 0 6 0 11 0 17-222 0-444 0-666 0z"><text:p/></draw:path><draw:path draw:style-name="gr888" draw:text-style-name="P11" svg:width="0.1295in" svg:height="0.1654in" svg:x="0.7303in" svg:y="1.6488in" svg:viewBox="0 0 330 421" svg:d="M133 377c-24-54-49-109-73-163-4-8-6-8-7-8-3 2-3 0-7 4-14 10-27 20-40 30-6 5-6 6-6 7 0 3 2 5 5 5 2 0 9-6 14-10 3-2 9-7 13-9 28 61 56 121 83 182 4 6 6 6 10 6 6 0 7-2 11-8 63-132 127-264 190-396 4-6 4-7 4-9 0-4-4-8-8-8s-8 2-11 8c-59 123-119 246-178 369z"><text:p/></draw:path><draw:path draw:style-name="gr889" draw:text-style-name="P11" svg:width="0.0992in" svg:height="0.0063in" svg:x="0.8571in" svg:y="1.6488in" svg:viewBox="0 0 253 17" svg:d="M126 17c-42 0-84 0-126 0 0-6 0-11 0-17 84 0 169 0 253 0 0 6 0 11 0 17-42 0-85 0-127 0z"><text:p/></draw:path><draw:path draw:style-name="gr890" draw:text-style-name="P11" svg:width="0.0894in" svg:height="0.0748in" svg:x="0.8618in" svg:y="1.7016in" svg:viewBox="0 0 228 191" svg:d="M25 161c-2 7-5 17-5 18 0 8 6 12 14 12 4 0 12-4 15-12 0-1 5-21 7-31 4-14 6-26 10-39 2-8 5-18 7-27 1-8 5-20 6-22 6-13 28-52 69-52 19 0 22 16 22 30 0 27-20 81-27 99-4 9-5 14-5 19 0 20 16 35 35 35 39 0 55-61 55-65 0-5-4-5-5-5-3 0-3 1-6 9-8 28-23 51-43 51-7 0-10-3-10-13 0-11 4-22 8-30 8-23 25-70 25-94 0-27-18-44-48-44-39 0-59 26-66 36-3-23-19-36-39-36-19 0-27 16-32 24-6 14-12 38-12 41s4 3 5 3c5 0 5 0 7-9 7-30 16-51 31-51 9 0 13 6 13 21 0 8-2 13-7 35-8 32-15 64-24 97z"><text:p/></draw:path><draw:path draw:style-name="gr891" draw:text-style-name="P11" svg:width="0.1008in" svg:height="0.0063in" svg:x="1.0071in" svg:y="1.7303in" svg:viewBox="0 0 257 17" svg:d="M242 17c8 0 15 0 15-9 0-8-7-8-15-8-75 0-152 0-228 0-7 0-14 0-14 8 0 9 7 9 14 9 76 0 153 0 228 0z"><text:p/></draw:path><draw:path draw:style-name="gr892" draw:text-style-name="P11" svg:width="0.0543in" svg:height="0.1102in" svg:x="1.1736in" svg:y="1.6642in" svg:viewBox="0 0 139 281" svg:d="M86 11c0-10 0-11-9-11-27 28-63 28-77 28 0 3 0 8 0 12 8 0 34 0 55-11 0 73 0 145 0 218 0 16-1 21-38 21-5 0-10 0-15 0 0 4 0 8 0 13 16-1 52-1 69-1s54 0 68 1c0-5 0-9 0-13-5 0-8 0-13 0-38 0-40-5-40-21 0-79 0-157 0-236z"><text:p/></draw:path><draw:path draw:style-name="gr893" draw:text-style-name="P11" svg:width="0.035in" svg:height="0.1169in" svg:x="1.2894in" svg:y="1.3898in" svg:viewBox="0 0 90 298" svg:d="M90 5c-2-1 0-5-6-5-10 0-41 4-52 5-3 0-7 1-7 8 0 5 4 5 10 5 20 0 21 4 21 7s-1 6-1 9c-18 70-36 140-54 211-1 5-1 7-1 14 0 24 18 39 37 39 15 0 25-9 33-24 7-16 12-40 12-41 0-4-4-4-5-4-4 0-5 1-6 7-7 28-15 52-31 52-14 0-14-13-14-19 0-10 0-12 3-21 20-81 41-162 61-243z"><text:p/></draw:path><draw:path draw:style-name="gr894" draw:text-style-name="P11" svg:width="0.0894in" svg:height="0.0748in" svg:x="1.3394in" svg:y="1.4319in" svg:viewBox="0 0 228 191" svg:d="M25 162c-1 6-3 16-3 18 0 7 4 11 12 11 4 0 12-4 15-12 3-11 5-21 7-31 4-12 6-26 10-38 2-9 5-19 7-28 3-8 5-20 6-21 6-13 29-51 69-51 19 0 22 15 22 28 0 27-20 81-27 99-4 9-4 14-4 19 0 20 15 35 34 35 39 0 55-61 55-65s-4-4-5-4c-3 0-3 2-6 8-8 28-23 51-43 51-7 0-10-3-10-13 0-11 4-20 8-30 8-23 25-68 25-92 0-29-18-46-48-46-39 0-59 26-66 37-3-24-19-37-39-37-19 0-27 17-31 24-7 14-13 40-13 41 0 5 4 3 5 5 5 0 5-2 7-10 7-30 16-50 31-50 9 0 13 4 13 19 0 8-1 13-7 35-8 32-15 66-24 98z"><text:p/></draw:path><draw:path draw:style-name="gr895" draw:text-style-name="P11" svg:width="0.0378in" svg:height="0.1654in" svg:x="1.4508in" svg:y="1.3807in" svg:viewBox="0 0 97 421" svg:d="M97 418c0-2 0-3-7-10-53-53-66-133-66-198 0-73 16-146 67-199 6-5 6-6 6-7 0-3-1-4-3-4-5 0-44 29-68 82-21 46-26 93-26 128 0 34 4 84 28 132 25 52 61 79 66 79 2 0 3-1 3-3z"><text:p/></draw:path><draw:path draw:style-name="gr896" draw:text-style-name="P11" svg:width="0.0543in" svg:height="0.1102in" svg:x="1.5138in" svg:y="1.3949in" svg:viewBox="0 0 139 281" svg:d="M86 11c0-10 0-11-9-11-27 28-64 28-77 28 0 4 0 8 0 13 8 0 32 0 55-12 0 73 0 146 0 219 0 15-1 20-39 20-5 0-9 0-14 0 0 4 0 8 0 13 15-1 52-1 69-1s53 0 68 1c0-5 0-9 0-13-5 0-9 0-14 0-37 0-39-4-39-20 0-79 0-158 0-237z"><text:p/></draw:path><draw:path draw:style-name="gr897" draw:text-style-name="P11" svg:width="0.1102in" svg:height="0.1102in" svg:x="1.628in" svg:y="1.4083in" svg:viewBox="0 0 281 281" svg:d="M149 149c39 0 78 0 117 0 6 0 15 0 15-9 0-8-9-8-15-8-39 0-78 0-117 0 0-40 0-78 0-118 0-6 0-14-9-14-8 0-8 8-8 14 0 40 0 78 0 118-40 0-79 0-119 0-5 0-13 0-13 8 0 9 8 9 13 9 40 0 79 0 119 0 0 39 0 79 0 119 0 6 0 13 8 13 9 0 9-7 9-13 0-40 0-80 0-119z"><text:p/></draw:path><draw:path draw:style-name="gr898" draw:text-style-name="P11" svg:width="0.0512in" svg:height="0.0768in" svg:x="1.9591in" svg:y="1.3634in" svg:viewBox="0 0 131 196" svg:d="M131 142c-4 0-6 0-10 0-1 7-5 24-8 27-3 1-25 1-29 1-18 0-36 0-54 0 30-27 41-36 59-49 21-18 42-36 42-63 0-36-31-58-70-58-36 0-61 25-61 53 0 14 13 15 16 15 7 0 15-4 15-15 0-5-1-16-17-16 9-20 29-27 44-27 28 0 44 24 44 48 0 25-18 45-28 56-24 23-46 47-70 70-4 3-4 3-4 12 41 0 82 0 122 0 3-18 6-36 9-54z"><text:p/></draw:path><draw:path draw:style-name="gr899" draw:text-style-name="P11" svg:width="0.3606in" svg:height="0.0063in" svg:x="1.8047in" svg:y="1.4602in" svg:viewBox="0 0 917 17" svg:d="M458 17c-152 0-306 0-458 0 0-6 0-11 0-17 306 0 611 0 917 0 0 6 0 11 0 17-153 0-306 0-459 0z"><text:p/></draw:path><draw:path draw:style-name="gr900" draw:text-style-name="P11" svg:width="0.1004in" svg:height="0.1157in" svg:x="1.8157in" svg:y="1.4791in" svg:viewBox="0 0 256 295" svg:d="M103 264c-19-38-39-77-59-115-1-4-1-5-3-5-1 0-3 0-5 2-11 8-22 14-32 21-4 3-4 5-4 6s1 3 4 3c1 0 2 0 6-2 3-2 12-8 15-11 22 42 43 85 65 127 1 5 2 5 6 5 2 0 6 0 10-5 49-92 98-184 147-277 3-3 3-3 3-6s-4-7-8-7c-3 0-4 4-7 7-45 85-92 172-138 257z"><text:p/></draw:path><draw:path draw:style-name="gr901" draw:text-style-name="P11" svg:width="0.0815in" svg:height="0.0051in" svg:x="1.9138in" svg:y="1.4791in" svg:viewBox="0 0 208 14" svg:d="M103 14c-35 0-68 0-103 0 0-4 0-9 0-14 70 0 138 0 208 0 0 5 0 10 0 14-35 0-70 0-105 0z"><text:p/></draw:path><draw:path draw:style-name="gr902" draw:text-style-name="P11" svg:width="0.0705in" svg:height="0.052in" svg:x="1.9189in" svg:y="1.5173in" svg:viewBox="0 0 180 133" svg:d="M23 112c-1 4-3 8-4 12 0 7 6 9 10 9 6 0 11-3 12-6 1-2 3-12 5-18s4-19 7-27c1-6 3-12 5-20 3-12 3-14 12-26 8-12 22-28 44-28 18 0 18 16 18 21 0 18-13 51-18 63-2 9-4 11-4 16 0 16 12 25 28 25 30 0 42-41 42-44 0-5-4-5-5-5-3 0-3 2-5 6-7 23-19 35-31 35-6 0-7-4-7-10 0-7 1-11 6-24 4-9 16-41 16-57 0-28-23-34-39-34-24 0-41 16-49 28-2-21-20-28-32-28s-20 10-23 17c-6 11-11 27-11 29 0 3 4 2 5 3 5 0 5-1 7-8 4-18 10-33 22-33 7 0 9 8 9 15 0 6-2 17-5 25-2 7-4 19-7 26-2 12-6 26-8 38z"><text:p/></draw:path><draw:path draw:style-name="gr903" draw:text-style-name="P11" svg:width="0.078in" svg:height="0.0051in" svg:x="2.0083in" svg:y="1.5366in" svg:viewBox="0 0 199 14" svg:d="M187 14c5 0 12 0 12-7s-7-7-12-7c-59 0-116 0-175 0-5 0-12 0-12 7s6 7 12 7c59 0 116 0 175 0z"><text:p/></draw:path><draw:path draw:style-name="gr904" draw:text-style-name="P11" svg:width="0.0417in" svg:height="0.0768in" svg:x="2.1122in" svg:y="1.4921in" svg:viewBox="0 0 107 196" svg:d="M66 7c0-7 0-7-8-7-20 18-46 18-58 18 0 4 0 7 0 11 7 0 26 0 42-9 0 51 0 101 0 152 0 9 0 13-29 13-3 0-8 0-12 0 0 3 0 7 0 11 6 0 42-2 53-2 10 0 47 2 53 2 0-4 0-8 0-11-4 0-7 0-11 0-30 0-30-4-30-13 0-56 0-110 0-165z"><text:p/></draw:path><draw:path draw:style-name="gr905" draw:text-style-name="P11" svg:width="0.0382in" svg:height="0.1654in" svg:x="2.1949in" svg:y="1.3807in" svg:viewBox="0 0 98 421" svg:d="M98 210c0-32-4-84-28-131-26-51-62-79-65-79s-5 1-5 4c0 1 0 2 8 9 41 42 65 109 65 197 0 73-15 146-67 200-6 5-6 6-6 8s2 3 5 3 42-29 67-81c20-47 26-94 26-130z"><text:p/></draw:path><draw:path draw:style-name="gr906" draw:text-style-name="P11" svg:width="0.9681in" svg:height="0.0063in" svg:x="1.2815in" svg:y="1.6161in" svg:viewBox="0 0 2460 17" svg:d="M1230 17c-410 0-820 0-1230 0 0-6 0-11 0-17 820 0 1639 0 2460 0 0 6 0 11 0 17-410 0-821 0-1230 0z"><text:p/></draw:path><draw:path draw:style-name="gr907" draw:text-style-name="P11" svg:width="0.0512in" svg:height="0.0768in" svg:x="1.7402in" svg:y="1.6398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908" draw:text-style-name="P11" svg:width="0.3606in" svg:height="0.0063in" svg:x="1.5854in" svg:y="1.7374in" svg:viewBox="0 0 917 17" svg:d="M458 17c-152 0-306 0-458 0 0-6 0-11 0-17 306 0 611 0 917 0 0 6 0 11 0 17-153 0-306 0-459 0z"><text:p/></draw:path><draw:path draw:style-name="gr909" draw:text-style-name="P11" svg:width="0.1004in" svg:height="0.1157in" svg:x="1.5965in" svg:y="1.7567in" svg:viewBox="0 0 256 295" svg:d="M103 263c-19-39-38-77-57-115-3-3-3-5-5-5-1 0-3 0-5 2-11 7-22 15-32 22-4 2-4 3-4 5 0 1 1 3 4 3 1 0 2 0 6-2 3-3 12-9 15-11 22 43 43 85 65 128 1 4 2 5 6 5s6 0 10-6c49-92 98-183 147-276 3-3 3-5 3-6 0-5-4-7-6-7-5 0-6 2-9 6-45 85-92 172-138 257z"><text:p/></draw:path><draw:path draw:style-name="gr910" draw:text-style-name="P11" svg:width="0.0815in" svg:height="0.0051in" svg:x="1.6945in" svg:y="1.7567in" svg:viewBox="0 0 208 14" svg:d="M103 14c-35 0-68 0-103 0 0-4 0-9 0-14 70 0 138 0 208 0 0 5 0 10 0 14-35 0-70 0-105 0z"><text:p/></draw:path><draw:path draw:style-name="gr911" draw:text-style-name="P11" svg:width="0.0705in" svg:height="0.052in" svg:x="1.7in" svg:y="1.7949in" svg:viewBox="0 0 180 133" svg:d="M23 112c-1 3-4 10-4 12 0 6 6 9 11 9s10-5 11-7c1-4 3-12 6-18 1-6 5-19 6-26 1-6 3-14 5-21 3-12 3-14 12-26 8-12 22-27 44-27 18 0 18 15 18 21 0 18-13 50-18 62-2 9-4 11-4 17 0 16 14 25 28 25 30 0 42-41 42-45s-2-3-4-4c-4 0-4 1-6 5-7 24-19 36-31 36-6 0-7-5-7-11s1-11 6-24c4-8 16-40 16-56 0-29-23-34-39-34-24 0-41 14-49 26-2-20-19-26-32-26-12 0-20 8-23 16-6 10-11 27-11 28 0 5 4 4 5 5 5 0 5-1 7-9 4-17 10-32 22-32 7 0 9 6 9 15 0 5-2 15-5 24-2 7-4 20-6 26-3 13-6 25-9 39z"><text:p/></draw:path><draw:path draw:style-name="gr912" draw:text-style-name="P11" svg:width="0.078in" svg:height="0.0051in" svg:x="1.789in" svg:y="1.8142in" svg:viewBox="0 0 199 14" svg:d="M187 14c5 0 12 0 12-7s-6-7-12-7c-59 0-116 0-175 0-5 0-12 0-12 7s7 7 12 7c59 0 116 0 175 0z"><text:p/></draw:path><draw:path draw:style-name="gr913" draw:text-style-name="P11" svg:width="0.0417in" svg:height="0.0768in" svg:x="1.8929in" svg:y="1.7689in" svg:viewBox="0 0 107 196" svg:d="M66 8c0-8 0-8-8-8-20 18-46 19-58 19 0 4 0 7 0 11 7 0 26 0 42-8 0 50 0 99 0 150 0 9 0 13-29 13-3 0-8 0-12 0 0 3 0 7 0 11 6 0 42-2 53-2 10 0 47 2 53 2 0-4 0-8 0-11-4 0-7 0-11 0-30 0-30-4-30-13 0-54 0-110 0-164z"><text:p/></draw:path></draw:g></draw:g></text:p>
      <text:p text:style-name="P6"/>
      <text:p text:style-name="P6">Donc <draw:g text:anchor-type="as-char" svg:y="-0.0898in" draw:z-index="19" draw:style-name="gr1"><svg:title>TexMaths</svg:title><svg:desc>12§latex§W_n \toinf 2§svg§600§FALSE§</svg:desc><draw:g draw:style-name="gr2"><draw:path draw:style-name="gr809" draw:text-style-name="P10" svg:width="0.7795in" svg:height="0.161in" svg:x="0.0055in" svg:y="0.0091in" svg:viewBox="0 0 1981 410" svg:d="M991 410c-331 0-661 0-991 0 0-136 0-274 0-410 661 0 1321 0 1981 0 0 136 0 274 0 410-329 0-660 0-990 0z"><text:p/></draw:path><draw:path draw:style-name="gr810" draw:text-style-name="P11" svg:width="0.1638in" svg:height="0.1154in" svg:x="0.0004in" svg:y="0.0406in" svg:viewBox="0 0 417 294" svg:d="M374 41c9-24 27-29 43-29 0-4 0-8 0-12-13 0-26 1-38 1-13 0-40-1-50-1 0 4 0 8 0 12 27 1 36 14 36 23 0 2-2 6-2 8-21 65-42 129-63 194-23-70-45-138-67-206-2-1-2-3-2-6 0-13 24-13 35-13 0-4 0-8 0-12-14 1-44 1-60 1s-33-1-51-1c0 4 0 8 0 12 24 0 33 0 38 16 4 9 6 20 10 29-19 60-40 120-59 180-23-70-46-139-68-207 0-1 0-4 0-5 0-13 24-13 34-13 0-4 0-8 0-12-14 1-44 1-60 1s-33-1-50-1c0 4 0 8 0 12 31 0 32 2 37 18 29 85 57 171 85 256 2 3 3 8 8 8 6 0 7-3 8-8 23-71 47-141 69-212 24 71 47 141 71 212 1 3 3 8 7 8 6 0 8-3 9-8 26-81 53-164 80-245z"><text:p/></draw:path><draw:path draw:style-name="gr811" draw:text-style-name="P11" svg:width="0.0705in" svg:height="0.052in" svg:x="0.1732in" svg:y="0.1268in" svg:viewBox="0 0 180 133" svg:d="M22 111c-2 4-3 11-3 12 0 6 5 10 10 10s9-5 12-7c1-4 3-12 5-18 1-5 4-19 6-27 2-6 3-13 6-19 2-12 3-14 12-26 8-12 21-28 44-28 17 0 17 16 17 21 0 18-12 50-17 62-4 8-5 12-5 17 0 15 13 25 28 25 30 0 43-41 43-46 0-3-4-3-5-3-3 0-5 2-6 5-6 23-19 35-31 35-6 0-7-3-7-10 0-6 1-10 7-23 4-10 16-41 16-58 0-28-23-33-39-33-25 0-41 16-50 28-1-21-19-28-31-28-14 0-20 10-23 16-7 12-11 28-11 29 0 4 4 4 5 4 3 0 5-1 6-8 5-18 11-33 21-33 9 0 10 6 10 15 0 6-4 15-5 24-2 7-5 20-6 27-3 12-6 24-9 37z"><text:p/></draw:path><draw:path draw:style-name="gr812" draw:text-style-name="P11" svg:width="0.1138in" svg:height="0.0602in" svg:x="0.3543in" svg:y="0.0004in" svg:viewBox="0 0 290 154" svg:d="M248 85c-37 26-42 65-42 66 0 3 3 3 7 3 5 0 6 0 8-4 2-8 6-27 21-42 17-18 33-23 45-27 2 0 3-2 3-3 0-4-2-4-6-5-42-13-57-43-63-69-2-4-4-4-8-4s-7 0-7 5c6 13 3 20 17 40 7 10 16 18 25 26-79 0-157 0-236 0-5 0-12 0-12 7s6 7 12 7c79 0 157 0 236 0z"><text:p/></draw:path><draw:path draw:style-name="gr813" draw:text-style-name="P11" svg:width="0.1138in" svg:height="0.052in" svg:x="0.4862in" svg:y="0.0091in" svg:viewBox="0 0 290 133" svg:d="M148 49c-16-18-21-23-33-31-17-13-36-18-53-18-36 0-62 31-62 67 0 33 25 66 62 66 41 0 70-34 80-49 15 18 20 22 32 31 18 13 36 18 53 18 36 0 63-31 63-67 0-34-26-66-62-66-42 0-70 33-80 49zM157 60c12-19 37-49 73-49 30 0 52 26 52 55 0 27-24 50-51 50s-46-21-74-56zM133 73c-12 19-38 48-74 48-30 0-51-26-51-54 0-29 23-50 50-50s46 21 75 56z"><text:p/></draw:path><draw:path draw:style-name="gr814" draw:text-style-name="P11" svg:width="0.1012in" svg:height="0.0063in" svg:x="0.3177in" svg:y="0.1079in" svg:viewBox="0 0 258 17" svg:d="M242 17c7 0 16 0 16-9 0-8-9-8-16-8-75 0-152 0-228 0-7 0-14 0-14 8 0 9 7 9 14 9 76 0 153 0 228 0z"><text:p/></draw:path><draw:path draw:style-name="gr815" draw:text-style-name="P11" svg:width="0.1008in" svg:height="0.0063in" svg:x="0.374in" svg:y="0.1079in" svg:viewBox="0 0 257 17" svg:d="M242 17c7 0 15 0 15-9 0-8-8-8-15-8-75 0-152 0-228 0-7 0-14 0-14 8 0 9 7 9 14 9 76 0 153 0 228 0z"><text:p/></draw:path><draw:path draw:style-name="gr816" draw:text-style-name="P11" svg:width="0.1008in" svg:height="0.0063in" svg:x="0.4654in" svg:y="0.1079in" svg:viewBox="0 0 257 17" svg:d="M242 17c7 0 15 0 15-9 0-8-8-8-15-8-75 0-152 0-228 0-7 0-14 0-14 8 0 9 7 9 14 9 76 0 153 0 228 0z"><text:p/></draw:path><draw:path draw:style-name="gr817" draw:text-style-name="P11" svg:width="0.1469in" svg:height="0.0858in" svg:x="0.5169in" svg:y="0.0693in" svg:viewBox="0 0 374 219" svg:d="M327 117c-22 18-34 35-37 41-19 29-15 36-23 55 0 6 5 6 9 6 7 0 7-1 9-8 10-42 35-77 82-96 5-3 7-4 7-6 0-4-3-4-3-5-20-7-70-27-87-98-1-5-1-6-8-6-4 0-9 0-9 5 0 1 4 27 22 55 8 13 20 27 38 40-104 0-208 0-313 0-7 0-14 0-14 9 0 8 7 8 14 8 105 0 209 0 313 0z"><text:p/></draw:path><draw:path draw:style-name="gr818" draw:text-style-name="P11" svg:width="0.0657in" svg:height="0.1091in" svg:x="0.728in" svg:y="0.0433in" svg:viewBox="0 0 168 278" svg:d="M32 245c15-13 30-27 45-42 66-58 91-81 91-123 0-47-38-80-90-80-47 0-78 38-78 75 0 24 20 24 22 24 7 0 22-6 22-22 0-11-8-22-22-22-4 0-5 0-6 0 9-27 32-43 57-43 39 0 57 35 57 68 0 34-22 67-45 93-26 30-54 60-80 89-5 5-5 5-5 16 52 0 104 0 156 0 4-24 8-48 12-72-4 0-7 0-11 0-2 12-5 31-9 37-3 2-30 2-40 2-25 0-50 0-76 0z"><text:p/></draw:path></draw:g></draw:g></text:p>
      <text:p text:style-name="P6"/>
      <text:p text:style-name="P7">Exercice 10 :</text:p>
      <text:p text:style-name="P8">Soit <draw:g text:anchor-type="as-char" svg:y="-0.1244in" draw:z-index="20" draw:style-name="gr1"><svg:title>TexMaths</svg:title><svg:desc>12§display§U = (U_n)_{n \ge0}§svg§600§FALSE§</svg:desc><draw:g draw:style-name="gr2"><draw:path draw:style-name="gr799" draw:text-style-name="P10" svg:width="0.913in" svg:height="0.1531in" svg:x="0.0004in" svg:y="0.0091in" svg:viewBox="0 0 2320 390" svg:d="M1160 390c-387 0-774 0-1160 0 0-129 0-260 0-390 774 0 1547 0 2320 0 0 130 0 261 0 390-386 0-773 0-1160 0z"><text:p/></draw:path><draw:path draw:style-name="gr800" draw:text-style-name="P11" svg:width="0.1146in" svg:height="0.1157in" svg:x="0.0031in" svg:y="0.0118in" svg:viewBox="0 0 292 295" svg:d="M239 44c5-18 12-30 45-31 3 0 8-1 8-8 0-1 0-5-5-5-15 0-29 1-43 1-15 0-30-1-45-1-2 0-7 0-7 8 0 5 4 5 7 5 24 0 29 9 29 18 0 1-1 7-1 9-13 50-25 101-39 151-13 55-62 91-104 91-29 0-52-18-52-53 0-1 0-14 5-33 13-55 28-110 41-164 4-15 5-19 36-19 11 0 14 0 14-8 0-5-4-5-6-5-12 0-43 1-54 1-13 0-42-1-55-1-2 0-7 0-7 8 0 5 4 5 12 5 5 0 8 0 16 0 7 1 10 1 10 7 0 3-4 21-7 30-2 12-6 26-8 38-5 15-24 96-27 103-2 12-2 18-2 25 0 49 38 79 83 79 53 0 104-48 119-102 12-50 25-99 37-149z"><text:p/></draw:path><draw:path draw:style-name="gr801" draw:text-style-name="P11" svg:width="0.1098in" svg:height="0.0382in" svg:x="0.1787in" svg:y="0.0638in" svg:viewBox="0 0 280 98" svg:d="M265 17c6 0 15 0 15-9 0-8-9-8-14-8-84 0-169 0-253 0-6 0-13 0-13 8 0 9 7 9 13 9 84 0 168 0 252 0zM266 98c5 0 14 0 14-8s-9-8-15-8c-84 0-168 0-252 0-6 0-13 0-13 8s7 8 13 8c84 0 169 0 253 0z"><text:p/></draw:path><draw:path draw:style-name="gr802" draw:text-style-name="P11" svg:width="0.0382in" svg:height="0.165in" svg:x="0.3606in" svg:y="0.0004in" svg:viewBox="0 0 98 420" svg:d="M98 416c0-2 0-2-7-9-53-53-66-133-66-196 0-73 16-146 67-199 6-6 6-6 6-7 0-4-2-5-4-5-4 0-42 29-66 83-22 46-28 92-28 128 0 32 5 82 29 130 25 52 61 79 65 79 2 0 4-1 4-4z"><text:p/></draw:path><draw:path draw:style-name="gr803" draw:text-style-name="P11" svg:width="0.1146in" svg:height="0.1157in" svg:x="0.4201in" svg:y="0.0118in" svg:viewBox="0 0 292 295" svg:d="M239 44c5-18 12-30 45-31 3 0 8-1 8-8 0-1 0-5-5-5-15 0-29 1-43 1-15 0-30-1-45-1-2 0-7 0-7 8 0 5 4 5 7 5 24 0 29 9 29 18 0 1-1 7-1 9-13 50-25 101-39 151-14 55-62 91-104 91-29 0-52-18-52-53 0-1 0-14 5-33 13-55 28-110 41-164 4-15 5-19 36-19 11 0 14 0 14-8 0-5-4-5-6-5-12 0-43 1-54 1-13 0-42-1-55-1-2 0-7 0-7 8 0 5 4 5 11 5 1 0 9 0 17 0 7 1 10 1 10 7 0 3-4 21-7 30-2 12-6 26-8 38-5 15-24 96-27 103-2 12-2 18-2 25 0 49 38 79 83 79 53 0 104-48 119-102 12-50 25-99 37-149z"><text:p/></draw:path><draw:path draw:style-name="gr804" draw:text-style-name="P11" svg:width="0.0705in" svg:height="0.0516in" svg:x="0.5276in" svg:y="0.0984in" svg:viewBox="0 0 180 132" svg:d="M22 110c-2 5-2 8-3 12 0 8 5 10 10 10s8-3 11-6c2-2 4-12 6-18 1-6 4-19 6-26 2-8 3-14 6-21 2-12 3-14 12-26 8-12 21-28 44-28 17 0 17 16 17 22 0 17-12 50-17 62-4 9-5 11-5 16 0 16 13 25 28 25 30 0 43-41 43-44 0-4-4-4-5-4-5 0-5 1-6 5-6 23-19 35-31 35-6 0-7-4-7-10 0-7 1-11 7-24 4-10 16-41 16-56 0-29-23-34-39-34-25 0-41 14-50 26-3-20-19-26-31-26-14 0-20 8-24 16-6 10-10 27-10 28 0 4 4 4 5 4 3 0 3 0 6-8 5-17 11-33 21-33 8 0 10 7 10 16 0 5-4 15-5 24-2 8-5 20-6 26-3 12-6 24-9 37z"><text:p/></draw:path><draw:path draw:style-name="gr805" draw:text-style-name="P11" svg:width="0.0382in" svg:height="0.165in" svg:x="0.6217in" svg:y="0.0004in" svg:viewBox="0 0 98 420" svg:d="M98 211c0-33-4-84-27-132-27-51-63-79-66-79s-5 2-5 5c0 1 0 1 8 9 41 42 65 109 65 197 0 71-15 144-67 197-6 6-6 6-6 8 0 3 2 4 5 4s42-28 67-81c20-47 26-94 26-128z"><text:p/></draw:path><draw:path draw:style-name="gr806" draw:text-style-name="P11" svg:width="0.0709in" svg:height="0.0516in" svg:x="0.6819in" svg:y="0.0984in" svg:viewBox="0 0 181 132" svg:d="M23 110c-1 5-3 8-4 12 0 8 6 10 11 10s10-3 11-6c1-2 3-12 6-18 1-6 5-19 6-26 2-8 3-14 5-21 3-12 3-14 13-26 7-12 21-28 43-28 18 0 18 16 18 22 0 17-13 50-18 62-2 9-4 11-4 16 0 16 14 25 28 25 30 0 43-41 43-44 0-4-3-3-5-4-4 0-4 1-6 5-7 23-19 35-31 35-6 0-7-4-7-10 0-7 1-11 6-24 4-10 16-41 16-56 0-29-23-34-39-34-24 0-41 14-49 26-2-20-19-26-31-26-13 0-21 8-24 16-6 10-11 27-11 28 0 4 5 4 6 4 4 0 4 0 6-8 5-17 10-33 22-33 7 0 9 7 9 16 0 5-2 15-5 24-2 8-4 20-6 26-3 12-6 24-9 37z"><text:p/></draw:path><draw:path draw:style-name="gr807" draw:text-style-name="P11" svg:width="0.078in" svg:height="0.1004in" svg:x="0.7713in" svg:y="0.0705in" svg:viewBox="0 0 199 256" svg:d="M192 103c6-2 7-5 7-7 0-4-1-6-7-8-60-29-119-58-179-87-3-1-5-1-6-1-3 0-7 2-7 7s4 6 6 7c56 28 113 54 169 82-56 27-111 53-168 81-5 2-7 3-7 8 0 4 2 7 7 7 3-1 3 0 6-2 60-29 119-58 179-87zM187 256c5 0 12 0 12-7 0-8-7-8-12-8-59 0-116 0-175 0-5 0-12 0-12 8 0 7 7 7 12 7 59 0 116 0 175 0z"><text:p/></draw:path><draw:path draw:style-name="gr808" draw:text-style-name="P11" svg:width="0.0535in" svg:height="0.0791in" svg:x="0.8685in" svg:y="0.0728in" svg:viewBox="0 0 137 202" svg:d="M137 102c0-32-4-56-18-77-9-13-28-25-51-25-68 0-68 80-68 102 0 21 0 100 68 100 69 0 69-79 69-100zM68 193c-14 0-32-8-37-32-5-17-5-41-5-64 0-21 0-43 5-60 6-23 25-29 37-29 16 0 32 10 36 27 5 15 5 37 5 62 0 23 0 45-3 63-6 27-26 33-38 33z"><text:p/></draw:path></draw:g></draw:g><text:s/>une suite, <draw:g text:anchor-type="as-char" svg:y="-0.1138in" draw:z-index="21" draw:style-name="gr1"><svg:title>TexMaths</svg:title><svg:desc>12§display§U_n \in \R§svg§600§FALSE§</svg:desc><draw:g draw:style-name="gr2"><draw:path draw:style-name="gr794" draw:text-style-name="P10" svg:width="0.5024in" svg:height="0.1217in" svg:x="0.0004in" svg:y="0.0083in" svg:viewBox="0 0 1277 310" svg:d="M0 0c425 0 851 0 1277 0 0 104 0 206 0 310-426 0-852 0-1277 0 0-104 0-206 0-310z"><text:p/></draw:path><draw:path draw:style-name="gr795" draw:text-style-name="P11" svg:width="0.1146in" svg:height="0.1161in" svg:x="0.0031in" svg:y="0in" svg:viewBox="0 0 292 296" svg:d="M239 45c5-18 12-31 46-32 2 0 7 0 7-8-3-1 0-5-6-5-13 0-28 1-42 1-15 0-30-1-45-1-2 0-7 0-7 8 0 5 4 5 7 5 24 0 29 10 29 18 0 2-1 9-1 10-13 49-25 100-38 149-15 56-63 93-105 93-29 0-52-18-52-55 2-11 0-14 5-33 13-54 28-108 41-162 4-16 5-20 35-20 12 0 14 0 14-8 0-5-5-5-6-5-11 0-42 1-54 1s-42-1-54-1c-3 0-8 0-8 8 0 5 5 5 12 5 1 0 9 0 17 1 7 0 10 2 10 6 0 3-4 21-7 31-3 12-6 24-9 37-4 16-24 95-26 102-2 12-2 18-2 26 0 50 38 80 82 80 54 0 105-48 120-103 12-50 24-99 37-148z"><text:p/></draw:path><draw:path draw:style-name="gr796" draw:text-style-name="P11" svg:width="0.0709in" svg:height="0.052in" svg:x="0.1106in" svg:y="0.0866in" svg:viewBox="0 0 181 133" svg:d="M23 111c-1 3-4 11-4 12 0 7 6 10 11 10s8-4 11-6c1-4 5-13 6-20 1-5 5-19 6-26 2-6 3-12 5-20 3-12 4-14 13-26 8-12 21-28 44-28 17 0 17 16 17 22 0 17-12 49-17 63-3 8-5 10-5 15 0 16 14 26 28 26 30 0 43-41 43-45 0-5-3-4-4-5-5 0-5 3-6 5-8 24-20 36-32 36-6 0-7-4-7-10 0-7 1-10 6-24 4-9 17-41 17-57 0-28-23-33-39-33-25 0-42 14-50 27-2-21-19-27-31-27-13 0-21 8-24 16-6 11-11 27-11 29 0 3 5 3 6 3 4 0 4-1 6-8 5-18 10-33 22-33 7 0 9 7 9 15 0 6-2 17-5 25-2 7-4 19-6 26-3 13-6 25-9 38z"><text:p/></draw:path><draw:path draw:style-name="gr797" draw:text-style-name="P11" svg:width="0.0823in" svg:height="0.0953in" svg:x="0.2551in" svg:y="0.0236in" svg:viewBox="0 0 210 243" svg:d="M196 131c7 0 14 0 14-8 0-9-7-9-14-9-60 0-119 0-179 0 5-56 54-97 113-97 21 0 44 0 66 0 7 0 14 0 14-9 0-8-7-8-14-8-22 0-45 0-66 0-72 0-130 55-130 123 0 66 58 120 130 120 21 0 44 0 66 0 7 0 14 0 14-8s-7-8-14-8c-22 0-45 0-66 0-59 0-108-41-113-96 60 0 119 0 179 0z"><text:p/></draw:path><draw:path draw:style-name="gr798" draw:text-style-name="P11" svg:width="0.1075in" svg:height="0.1059in" svg:x="0.4035in" svg:y="0.0071in" svg:viewBox="0 0 274 270" svg:d="M42 252c0-77 0-156 0-234 11 0 23 0 34 0 0 78 0 157 0 234-11 0-23 0-34 0zM184 124c0-34 0-66 0-100 19 7 32 23 32 49 0 25-13 43-32 51zM94 133c0-39 0-76 0-115 21 0 43 0 65 0 2 0 4 0 6 0 0 37 0 75 0 112-8 1-15 3-23 3-16 0-33 0-48 0zM178 145c21 20 39 59 54 107-11 0-21 0-30 0-19-51-37-89-59-101 2 0 5 0 7 0 10-2 18-2 28-6zM110 151c33 16 57 60 77 119 26 0 50 0 75 0 7 0 12-3 12-10 0-6-9-8-12-8-4 0-7 0-11 0-16-59-35-98-53-116 24-12 37-32 37-63 0-44-36-73-76-73-50 0-99 0-148 0-7 0-11 2-11 8s4 10 11 10c5 0 8 0 13 0 0 78 0 157 0 234-5 0-8 0-13 0-7 0-11 2-11 8 0 7 4 10 11 10 32 0 65 0 97 0 8 0 12-3 12-10 0-6-4-8-12-8-5 0-10 0-14 0 0-34 0-68 0-101 6 0 10 0 16 0z"><text:p/></draw:path></draw:g></draw:g></text:p>
      <text:p text:style-name="P8"/>
      <text:p text:style-name="P8"><draw:g text:anchor-type="as-char" svg:y="-0.2252in" draw:z-index="22" draw:style-name="gr1"><svg:title>TexMaths</svg:title><svg:desc>12§display§S_n = \frac{U_0 + ... + U_n}{n+1}§svg§600§FALSE§</svg:desc><draw:g draw:style-name="gr2"><draw:path draw:style-name="gr777" draw:text-style-name="P10" svg:width="1.3516in" svg:height="0.335in" svg:x="0.0004in" svg:y="0.0091in" svg:viewBox="0 0 3434 852" svg:d="M1718 852c-573 0-1145 0-1718 0 0-284 0-568 0-852 1145 0 2289 0 3434 0 0 284 0 568 0 852-572 0-1145 0-1716 0z"><text:p/></draw:path><draw:path draw:style-name="gr778" draw:text-style-name="P11" svg:width="0.0984in" svg:height="0.1201in" svg:x="0.0004in" svg:y="0.1091in" svg:viewBox="0 0 251 306" svg:d="M251 5c0-1-1-5-5-5-2 0-2 0-7 6-7 8-13 16-21 24-10-19-33-30-60-30-54 0-104 48-104 99 0 34 22 54 43 60 16 4 30 8 46 12 15 4 38 10 38 45 0 38-35 78-75 78-28 0-75-10-75-63 0-9 3-20 4-22 0-2 0-2 0-3 0-5-3-5-5-5s-2 0-4 2-26 98-26 99c0 2 2 4 5 4 2 0 2 0 8-6 7-9 13-17 21-24 18 25 46 30 70 30 58 0 108-55 108-108 0-29-14-43-21-49-10-10-16-11-53-21-10-3-25-7-29-8-11-4-25-16-25-38 0-34 34-70 73-70 35 0 61 18 61 65 0 14-2 21-2 24 2 1 0 4 6 4 4 0 4-2 6-8 7-31 16-61 23-92z"><text:p/></draw:path><draw:path draw:style-name="gr779" draw:text-style-name="P11" svg:width="0.0705in" svg:height="0.052in" svg:x="0.0992in" svg:y="0.1988in" svg:viewBox="0 0 180 133" svg:d="M23 111c-1 4-4 11-4 12 0 6 6 10 11 10s10-5 11-7c1-4 3-12 6-18 1-5 5-19 6-26 1-6 3-14 5-20 3-12 3-14 13-27 7-11 21-27 43-27 18 0 18 15 18 21 0 18-13 50-18 62-2 8-4 12-4 17 0 15 14 25 28 25 30 0 42-41 42-46 0-3-2-2-4-3-4 0-4 2-6 5-7 24-19 36-31 36-6 0-7-4-7-11 0-6 1-10 6-24 4-8 16-40 16-56 0-29-23-34-39-34-24 0-41 16-49 26-2-20-19-26-31-26-13 0-21 10-24 16-6 10-11 27-11 30s4 2 5 3c5 0 5-1 7-9 5-17 10-32 22-32 7 0 9 6 9 15 0 6-2 15-5 24-2 7-4 20-6 26-3 13-6 25-9 38z"><text:p/></draw:path><draw:path draw:style-name="gr780" draw:text-style-name="P11" svg:width="0.1102in" svg:height="0.0382in" svg:x="0.2394in" svg:y="0.1654in" svg:viewBox="0 0 281 98" svg:d="M266 17c6 0 15 0 15-9 0-8-9-8-15-8-84 0-168 0-252 0-6 0-14 0-14 8 0 9 8 9 14 9 84 0 168 0 252 0zM266 98c6 0 15 0 15-8s-9-8-15-8c-84 0-168 0-252 0-6 0-14 0-14 8s8 8 14 8c84 0 168 0 252 0z"><text:p/></draw:path><draw:path draw:style-name="gr781" draw:text-style-name="P11" svg:width="0.115in" svg:height="0.1165in" svg:x="0.4366in" svg:y="0.0004in" svg:viewBox="0 0 293 297" svg:d="M240 44c4-16 11-30 46-31 1 0 7 0 7-8-3-1 0-5-6-5-15 0-29 1-43 1-15 0-30-1-44-1-3 0-8 0-8 8 0 5 5 5 8 5 24 0 28 10 28 19 0 2 0 8-1 9-12 50-25 99-37 150-15 56-64 93-106 93-29 0-52-19-52-55 2-11 0-14 5-32 13-56 28-110 41-165 5-14 5-19 36-19 11 0 14 0 14-8 0-5-4-5-6-5-12 0-42 1-54 1s-42-1-54-1c-3 0-8 0-8 8 0 5 4 5 12 5 1 0 8 0 16 1 7 2 12 2 12 6s-5 21-8 30c-3 12-6 26-9 37-4 17-24 96-25 105-4 12-4 18-4 24 0 51 38 81 83 81 53 0 105-48 119-103 13-50 25-99 38-150z"><text:p/></draw:path><draw:path draw:style-name="gr782" draw:text-style-name="P11" svg:width="0.0535in" svg:height="0.0787in" svg:x="0.5449in" svg:y="0.0618in" svg:viewBox="0 0 137 201" svg:d="M137 101c0-33-4-55-17-76-10-14-28-25-52-25-68 0-68 79-68 101 0 20 0 100 68 100 69 0 69-79 69-100zM68 193c-13 0-31-8-37-32-3-17-3-42-3-64 0-21 0-43 3-60 6-23 25-30 37-30 17 0 32 11 38 28 4 15 4 37 4 62 0 22 0 44-3 62-6 27-27 34-39 34z"><text:p/></draw:path><draw:path draw:style-name="gr783" draw:text-style-name="P11" svg:width="0.1098in" svg:height="0.1098in" svg:x="0.6594in" svg:y="0.0165in" svg:viewBox="0 0 280 280" svg:d="M149 149c39 0 78 0 117 0 6 0 14 0 14-9 0-8-8-8-14-8-39 0-78 0-117 0 0-40 0-78 0-118 0-6 0-14-9-14-8 0-8 8-8 14 0 40 0 78 0 118-40 0-79 0-119 0-6 0-13 0-13 8 0 9 7 9 13 9 40 0 79 0 119 0 0 39 0 79 0 118 0 6 0 13 8 13 9 0 9-7 9-13 0-39 0-79 0-118z"><text:p/></draw:path><draw:path draw:style-name="gr784" draw:text-style-name="P11" svg:width="0.0169in" svg:height="0.0169in" svg:x="0.8303in" svg:y="0.0961in" svg:viewBox="0 0 44 44" svg:d="M44 22c0-12-10-22-22-22s-22 8-22 22c0 12 10 22 22 22s22-9 22-22z"><text:p/></draw:path><draw:path draw:style-name="gr785" draw:text-style-name="P11" svg:width="0.0169in" svg:height="0.0169in" svg:x="0.876in" svg:y="0.0961in" svg:viewBox="0 0 44 44" svg:d="M44 22c0-12-9-22-21-22s-23 8-23 22c0 12 11 22 23 22s21-9 21-22z"><text:p/></draw:path><draw:path draw:style-name="gr786" draw:text-style-name="P11" svg:width="0.0169in" svg:height="0.0169in" svg:x="0.9224in" svg:y="0.0961in" svg:viewBox="0 0 44 44" svg:d="M44 22c0-12-10-22-22-22-14 0-22 8-22 22 0 12 8 22 22 22 12 0 22-9 22-22z"><text:p/></draw:path><draw:path draw:style-name="gr787" draw:text-style-name="P11" svg:width="0.1102in" svg:height="0.1098in" svg:x="1.0004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788" draw:text-style-name="P11" svg:width="0.115in" svg:height="0.1165in" svg:x="1.1681in" svg:y="0.0004in" svg:viewBox="0 0 293 297" svg:d="M240 44c4-16 12-30 46-31 1 0 7 0 7-8-3-1 0-5-6-5-15 0-29 1-43 1-15 0-30-1-44-1-2 0-8 0-8 8 0 5 5 5 8 5 24 0 29 10 29 19 0 2-1 8-1 9-13 50-25 99-38 150-15 56-63 93-106 93-28 0-50-19-50-55 1-11 0-14 3-32 15-56 28-110 42-165 4-14 4-19 35-19 11 0 14 0 14-8 0-5-4-5-6-5-12 0-42 1-54 1s-42-1-54-1c-3 0-8 0-8 8 0 5 4 5 12 5 1 0 8 0 16 1 8 2 12 2 12 6s-5 21-8 30c-3 12-6 26-9 37-4 17-24 96-25 105-4 12-4 18-4 24 0 51 38 81 83 81 53 0 105-48 119-103 13-50 25-99 38-150z"><text:p/></draw:path><draw:path draw:style-name="gr789" draw:text-style-name="P11" svg:width="0.0705in" svg:height="0.052in" svg:x="1.276in" svg:y="0.087in" svg:viewBox="0 0 180 133" svg:d="M23 111c-1 4-3 9-4 12 0 8 6 10 10 10 6 0 11-4 12-6s3-12 5-18 4-19 7-27c1-6 3-12 5-20 3-12 3-14 12-26 8-12 22-28 44-28 18 0 18 16 18 21 0 18-13 50-18 63-2 9-4 11-4 16 0 15 12 25 28 25 30 0 42-41 42-44 0-5-4-5-5-5-3 0-3 2-5 6-7 23-19 35-31 35-6 0-7-4-7-10 0-7 1-11 6-24 4-9 16-41 16-57 0-28-23-34-39-34-24 0-41 16-49 28-2-21-20-28-32-28s-20 10-23 17c-6 11-11 27-11 29 0 3 4 2 5 3 5 0 5-1 7-8 4-18 10-33 22-33 7 0 9 8 9 15 0 6-2 17-5 25-2 7-4 19-7 26-2 12-6 25-8 37z"><text:p/></draw:path><draw:path draw:style-name="gr790" draw:text-style-name="P11" svg:width="0.935in" svg:height="0.0063in" svg:x="0.4256in" svg:y="0.1807in" svg:viewBox="0 0 2376 17" svg:d="M1188 17c-396 0-792 0-1188 0 0-6 0-11 0-17 792 0 1584 0 2376 0 0 6 0 11 0 17-397 0-792 0-1188 0z"><text:p/></draw:path><draw:path draw:style-name="gr791" draw:text-style-name="P11" svg:width="0.0894in" svg:height="0.0748in" svg:x="0.7051in" svg:y="0.2657in" svg:viewBox="0 0 228 191" svg:d="M25 162c-1 6-5 15-5 18 0 7 6 11 14 11 4 0 12-3 15-11 0-1 5-22 7-31 4-14 6-26 10-39 2-9 5-18 7-27 1-7 5-21 6-22 6-13 28-51 69-51 19 0 22 15 22 30 0 25-20 79-27 98-4 9-5 14-5 19 0 19 16 34 35 34 39 0 55-62 55-65 0-4-4-4-5-4-3 0-3 1-6 7-8 29-23 53-43 53-7 0-10-5-10-14 0-11 4-21 8-30 8-22 25-68 25-92 0-29-18-46-48-46-39 0-59 28-66 37-3-24-19-37-39-37-19 0-27 17-32 24-6 14-12 40-12 41 0 5 4 5 5 5 5 0 5 0 7-10 7-30 16-50 31-50 9 0 13 6 13 19 0 9-1 14-7 36-8 32-15 64-24 97z"><text:p/></draw:path><draw:path draw:style-name="gr792" draw:text-style-name="P11" svg:width="0.1102in" svg:height="0.1098in" svg:x="0.8457in" svg:y="0.2425in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793" draw:text-style-name="P11" svg:width="0.0543in" svg:height="0.1098in" svg:x="1.0173in" svg:y="0.2283in" svg:viewBox="0 0 139 280" svg:d="M86 11c0-11 0-11-9-11-27 26-64 26-77 26 0 5 0 9 0 14 8 0 34 0 55-11 0 73 0 145 0 218 0 15-1 20-38 20-5 0-10 0-15 0 0 4 0 9 0 13 16-1 52-1 69-1s54 0 68 1c0-4 0-9 0-13-5 0-8 0-13 0-38 0-40-5-40-20 0-79 0-157 0-236z"><text:p/></draw:path></draw:g></draw:g></text:p>
      <text:p text:style-name="P6"><text:span text:style-name="T1">1)a) On suppose que </text:span><text:span text:style-name="T1"><draw:g text:anchor-type="as-char" svg:y="-0.1543in" draw:z-index="23" draw:style-name="gr1"><svg:title>TexMaths</svg:title><svg:desc>12§display§U_n \toinf 0§svg§600§FALSE§</svg:desc><draw:g draw:style-name="gr2"><draw:path draw:style-name="gr767" draw:text-style-name="P10" svg:width="0.7248in" svg:height="0.161in" svg:x="0.0004in" svg:y="0.0091in" svg:viewBox="0 0 1842 410" svg:d="M922 410c-308 0-615 0-922 0 0-136 0-274 0-410 614 0 1228 0 1842 0 0 136 0 274 0 410-307 0-614 0-920 0z"><text:p/></draw:path><draw:path draw:style-name="gr768" draw:text-style-name="P11" svg:width="0.1146in" svg:height="0.1154in" svg:x="0.0031in" svg:y="0.0409in" svg:viewBox="0 0 292 294" svg:d="M239 43c5-17 12-30 45-31 3 0 8 0 8-8-2-2 0-4-5-4-15 0-29 1-43 1-15 0-30-1-45-1-2 0-7 0-7 8 0 4 4 4 7 4 24 1 29 10 29 19 0 1-1 7-1 8-13 50-25 100-39 150-13 55-62 92-104 92-29 0-52-19-52-54 0-1 0-14 5-32 13-55 28-109 41-163 4-15 5-20 36-20 11 0 14 0 14-8 0-4-4-4-6-4-12 0-43 1-54 1-13 0-42-1-55-1-2 0-7 0-7 8 0 4 4 4 12 4 5 0 8 0 16 1 7 1 10 1 10 7 0 3-4 21-7 30-2 12-6 24-8 36-5 17-24 96-27 104-2 12-2 18-2 24 0 50 38 80 83 80 53 0 104-48 119-101 12-51 25-101 37-150z"><text:p/></draw:path><draw:path draw:style-name="gr769" draw:text-style-name="P11" svg:width="0.0705in" svg:height="0.052in" svg:x="0.111in" svg:y="0.1268in" svg:viewBox="0 0 180 133" svg:d="M22 111c-2 4-3 11-3 12 0 6 5 10 10 10s9-5 12-7c1-4 3-12 5-18 1-5 4-19 6-27 2-6 3-13 6-19 2-12 3-14 12-26 8-12 21-28 44-28 17 0 17 16 17 21 0 18-12 50-17 62-4 8-5 12-5 17 0 15 13 25 28 25 30 0 43-41 43-46 0-3-4-3-5-3-5 0-5 2-6 5-6 23-19 35-31 35-6 0-7-3-7-10 0-6 1-10 7-23 4-10 16-41 16-58 0-28-23-33-39-33-25 0-41 16-50 28-3-21-19-28-31-28-14 0-20 10-24 16-6 12-10 28-10 29 0 4 4 4 5 4 3 0 3-1 6-8 5-18 11-33 21-33 9 0 10 6 10 15 0 6-4 15-5 24-2 7-5 20-6 27-3 12-6 24-9 37z"><text:p/></draw:path><draw:path draw:style-name="gr770" draw:text-style-name="P11" svg:width="0.1138in" svg:height="0.0602in" svg:x="0.2921in" svg:y="0.0004in" svg:viewBox="0 0 290 154" svg:d="M248 85c-37 26-42 65-42 66 0 3 3 3 8 3 4 0 6 0 7-4 2-8 6-27 21-42 18-18 33-23 45-27 2 0 3-2 3-3 0-4-2-4-6-5-42-13-57-43-63-69-1-4-4-4-7-4-5 0-8 0-8 5 6 13 3 20 17 40 7 10 16 18 25 26-79 0-158 0-237 0-4 0-11 0-11 7s6 7 11 7c79 0 158 0 237 0z"><text:p/></draw:path><draw:path draw:style-name="gr771" draw:text-style-name="P11" svg:width="0.1138in" svg:height="0.052in" svg:x="0.424in" svg:y="0.0091in" svg:viewBox="0 0 290 133" svg:d="M148 49c-16-18-21-23-32-31-18-13-37-18-54-18-36 0-62 31-62 67 0 33 25 66 62 66 41 0 70-34 80-49 15 18 20 22 32 31 18 13 36 18 53 18 36 0 63-31 63-67 0-34-26-66-62-66-41 0-70 33-80 49zM157 60c12-19 37-49 73-49 30 0 52 26 52 55 0 27-23 50-50 50-28 0-47-21-75-56zM133 73c-12 19-38 48-74 48-30 0-51-26-51-54 0-29 23-50 50-50s46 21 75 56z"><text:p/></draw:path><draw:path draw:style-name="gr772" draw:text-style-name="P11" svg:width="0.1012in" svg:height="0.0063in" svg:x="0.2555in" svg:y="0.1079in" svg:viewBox="0 0 258 17" svg:d="M242 17c8 0 16 0 16-9 0-8-8-8-16-8-75 0-152 0-228 0-7 0-14 0-14 8 0 9 7 9 14 9 76 0 153 0 228 0z"><text:p/></draw:path><draw:path draw:style-name="gr773" draw:text-style-name="P11" svg:width="0.1008in" svg:height="0.0063in" svg:x="0.3118in" svg:y="0.1079in" svg:viewBox="0 0 257 17" svg:d="M242 17c8 0 15 0 15-9 0-8-7-8-15-8-75 0-152 0-228 0-7 0-14 0-14 8 0 9 7 9 14 9 76 0 153 0 228 0z"><text:p/></draw:path><draw:path draw:style-name="gr774" draw:text-style-name="P11" svg:width="0.1008in" svg:height="0.0063in" svg:x="0.4031in" svg:y="0.1079in" svg:viewBox="0 0 257 17" svg:d="M242 17c8 0 15 0 15-9 0-8-7-8-15-8-75 0-152 0-228 0-7 0-14 0-14 8 0 9 7 9 14 9 76 0 153 0 228 0z"><text:p/></draw:path><draw:path draw:style-name="gr775" draw:text-style-name="P11" svg:width="0.1469in" svg:height="0.0858in" svg:x="0.4547in" svg:y="0.0693in" svg:viewBox="0 0 374 219" svg:d="M328 117c-23 18-34 35-38 41-19 29-15 36-22 55 0 6 4 6 8 6 7 0 7-1 10-8 9-42 34-77 81-96 6-3 7-4 7-6 0-4-2-4-3-5-19-7-70-27-85-98-3-5-3-6-10-6-4 0-8 0-8 5 0 1 3 27 21 55 9 13 21 27 39 40-105 0-209 0-314 0-7 0-14 0-14 9 0 8 7 8 14 8 105 0 209 0 314 0z"><text:p/></draw:path><draw:path draw:style-name="gr776" draw:text-style-name="P11" svg:width="0.0697in" svg:height="0.1126in" svg:x="0.6642in" svg:y="0.0433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7 38-31 52-49 52z"><text:p/></draw:path></draw:g></draw:g></text:span></text:p>
      <text:p text:style-name="P6"/>
      <text:p text:style-name="P5"><draw:g text:anchor-type="as-char" svg:y="-0.1236in" draw:z-index="24" draw:style-name="gr1"><svg:title>TexMaths</svg:title><svg:desc>12§display§\forall \epsilon &gt; 0, \exists N \in \N, V_n \ge N, |U_n -0| \le \epsilon§svg§600§FALSE§</svg:desc><draw:g draw:style-name="gr2"><draw:path draw:style-name="gr743" draw:text-style-name="P10" svg:width="2.648in" svg:height="0.148in" svg:x="0.0087in" svg:y="0.0091in" svg:viewBox="0 0 6727 377" svg:d="M3364 377c-1122 0-2243 0-3364 0 0-126 0-251 0-377 2242 0 4485 0 6727 0 0 126 0 251 0 377-1121 0-2242 0-3363 0z"><text:p/></draw:path><draw:path draw:style-name="gr744" draw:text-style-name="P11" svg:width="0.0921in" svg:height="0.1181in" svg:x="0.0004in" svg:y="0.0098in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745" draw:text-style-name="P11" svg:width="0.0543in" svg:height="0.0728in" svg:x="0.1004in" svg:y="0.0531in" svg:viewBox="0 0 139 186" svg:d="M106 87c7 0 14 0 14-8 0-6-5-6-12-6-23 0-46 0-68 0 9-36 33-60 72-60 4 0 8 0 13 0 7 0 14 0 14-7 0-6-6-6-13-6-5 0-10 0-14 0-56 0-112 42-112 107 0 46 31 79 77 79 26 0 54-17 54-21 0-2 0-6-4-6-1 0-2 0-6 2-13 8-29 16-44 16-24 0-46-17-46-54 0-16 4-32 5-36 23 0 47 0 70 0z"><text:p/></draw:path><draw:path draw:style-name="gr746" draw:text-style-name="P11" svg:width="0.1012in" svg:height="0.0953in" svg:x="0.2201in" svg:y="0.0354in" svg:viewBox="0 0 258 243" svg:d="M250 131c4-2 8-4 8-8 0-6-4-8-8-10-78-37-156-73-234-111-5-2-6-2-8-2-4 0-8 4-8 8s2 6 8 10c74 35 148 70 221 105-73 33-147 68-221 103-6 2-8 5-8 8 0 5 4 9 8 9 2 0 3 0 8-3 78-36 156-73 234-109z"><text:p/></draw:path><draw:path draw:style-name="gr747" draw:text-style-name="P11" svg:width="0.0697in" svg:height="0.113in" svg:x="0.3878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50 50 4 24 4 56 4 83 0 31 0 60-5 86-6 40-30 52-49 52z"><text:p/></draw:path><draw:path draw:style-name="gr748" draw:text-style-name="P11" svg:width="0.0189in" svg:height="0.0492in" svg:x="0.4791in" svg:y="0.1067in" svg:viewBox="0 0 49 126" svg:d="M49 44c0-27-11-44-27-44-14 0-22 11-22 23 0 11 8 21 22 21 4 0 10-1 14-4 2-2 1-2 2-2 2 0 2 0 2 6 0 32-15 57-29 70-5 5-5 6-5 7 0 3 2 5 5 5 5 0 38-32 38-82z"><text:p/></draw:path><draw:path draw:style-name="gr749" draw:text-style-name="P11" svg:width="0.0732in" svg:height="0.1142in" svg:x="0.5476in" svg:y="0.0098in" svg:viewBox="0 0 187 291" svg:d="M187 14c0-13-1-14-14-14-53 0-106 0-159 0-7 0-14 0-14 8 0 9 7 9 14 9 52 0 105 0 156 0 0 39 0 79 0 120-50 0-99 0-150 0-7 0-14-1-14 8s7 10 14 10c51 0 100 0 150 0 0 40 0 79 0 119-51 0-104 0-156 0-7 0-14 0-14 8 0 9 7 9 14 9 53 0 106 0 159 0 13 0 14-1 14-15 0-86 0-174 0-262z"><text:p/></draw:path><draw:path draw:style-name="gr750" draw:text-style-name="P11" svg:width="0.1394in" svg:height="0.1122in" svg:x="0.6366in" svg:y="0.0118in" svg:viewBox="0 0 355 286" svg:d="M302 44c5-18 12-30 46-31 2 0 7-1 7-8 0-1 0-5-5-5-14 0-28 1-43 1-14 0-29-1-43-1-2 0-7 0-7 8 0 5 5 5 7 5 24 0 29 9 29 18 0 1 0 7-1 9-16 62-32 125-47 187-31-73-63-146-94-220-3-7-3-7-13-7-19 0-37 0-56 0-9 0-12 0-12 8 0 5 3 5 12 5 1 0 27 0 27 4-19 74-37 150-56 225-4 16-11 30-46 31-2 0-7 1-7 8 0 4 2 5 6 5 13 0 29-1 42-1 14 0 30 1 43 1 3 0 9 0 9-8 0-4-5-5-9-5-25 0-29-10-29-18 0-4 2-5 3-10 18-73 37-148 55-221 2 2 2 2 4 7 34 82 70 165 105 247 3 7 4 8 9 8 3 0 3-1 6-8 19-77 39-155 58-234z"><text:p/></draw:path><draw:path draw:style-name="gr751" draw:text-style-name="P11" svg:width="0.0827in" svg:height="0.0953in" svg:x="0.8417in" svg:y="0.0354in" svg:viewBox="0 0 211 243" svg:d="M197 131c7 0 14 0 14-8 0-10-7-10-14-10-60 0-119 0-179 0 5-55 53-96 113-96 21 0 44 0 66 0 7 0 14 0 14-9 0-8-7-8-14-8-23 0-45 0-67 0-72 0-130 54-130 123 0 67 58 120 130 120 22 0 44 0 67 0 7 0 14 0 14-9 0-7-7-7-14-7-22 0-45 0-66 0-60 0-108-41-113-96 60 0 119 0 179 0z"><text:p/></draw:path><draw:path draw:style-name="gr752" draw:text-style-name="P11" svg:width="0.1031in" svg:height="0.1059in" svg:x="0.9917in" svg:y="0.0177in" svg:viewBox="0 0 263 270" svg:d="M44 76c47 65 94 130 141 194 17 0 35 0 51 0 0-82 0-167 0-251 5 0 10 0 15 0 7 0 12-3 12-9s-5-10-12-10c-21 0-42 0-63 0-8 0-13 2-13 10 0 6 5 9 13 9 10 0 21 0 30 0 0 59 0 118 0 178-46-66-92-131-139-197-9 0-20 1-30 1-12 0-32-1-37-1-7 0-12 2-12 10 0 6 5 9 12 9 5 0 10 0 14 0 0 78 0 156 0 233-4 0-9 0-14 0-7 0-12 4-12 9 0 7 5 9 12 9 22 0 42 0 64 0 7 0 12-2 12-9 0-5-5-9-12-9-11 0-21 0-32 0 0-58 0-117 0-176zM44 43c0-8 0-15 0-24 8 0 16 0 23 0 51 70 101 141 151 211 0 8 0 15 0 22-7 0-15 0-22 0-51-69-101-139-152-209z"><text:p/></draw:path><draw:path draw:style-name="gr753" draw:text-style-name="P11" svg:width="0.0193in" svg:height="0.0492in" svg:x="1.1157in" svg:y="0.1067in" svg:viewBox="0 0 50 126" svg:d="M50 44c0-27-10-44-27-44-15 0-23 11-23 23 0 11 8 21 23 21 5 0 11-1 14-4 1-2 1-2 3-2 0 3 1 0 1 6 0 32-15 57-29 70-5 5-5 6-5 7 0 3 3 5 5 5 4 0 38-32 38-82z"><text:p/></draw:path><draw:path draw:style-name="gr754" draw:text-style-name="P11" svg:width="0.1181in" svg:height="0.1161in" svg:x="1.185in" svg:y="0.0118in" svg:viewBox="0 0 301 296" svg:d="M241 48c21-34 39-35 54-35 5-1 4-6 6-8 0-4-2-5-6-5-11 0-23 1-35 1-13 0-27-1-42-1-2 0-7 0-7 7 0 5 4 6 6 6 12 0 21 5 21 13 0 6-5 11-8 16-43 69-86 137-129 206-10-74-18-148-28-223 0-7 10-12 29-12 6 0 11 0 11-8 0-5-4-5-6-5-17 0-36 1-53 1-7 0-16-1-23-1-8 0-15 0-23 0-3 0-8 0-8 7 0 6 4 6 11 6 24 0 24 4 25 13 11 87 23 174 34 260 1 8 2 10 8 10s8-3 12-8c50-79 101-159 151-240z"><text:p/></draw:path><draw:path draw:style-name="gr755" draw:text-style-name="P11" svg:width="0.0705in" svg:height="0.0516in" svg:x="1.278in" svg:y="0.0984in" svg:viewBox="0 0 180 132" svg:d="M22 111c-2 3-2 7-3 12 0 7 5 9 10 9 6 0 11-3 12-6 1-2 3-12 5-18s4-19 7-27c1-6 3-12 5-20 3-12 3-14 12-26 8-12 22-28 44-28 17 0 18 16 18 22 0 17-13 50-18 62-4 9-5 11-5 16 0 16 13 25 29 25 29 0 42-41 42-44 0-5-4-5-5-5-3 0-3 2-5 6-7 23-20 35-31 35-7 0-8-4-8-10 0-7 2-11 7-24 4-9 16-41 16-58 0-27-23-32-39-32-24 0-41 14-49 26-2-20-20-26-32-26s-20 8-23 16c-7 10-11 27-11 28 0 4 4 4 5 4 5 0 5 0 7-8 4-18 10-33 22-33 7 0 9 7 9 15 0 6-2 16-5 25-2 7-4 19-7 26-3 12-6 24-9 38z"><text:p/></draw:path><draw:path draw:style-name="gr756" draw:text-style-name="P11" svg:width="0.1012in" svg:height="0.1276in" svg:x="1.422in" svg:y="0.0193in" svg:viewBox="0 0 258 325" svg:d="M250 132c6-3 8-6 8-9 0-5-1-8-8-10-77-37-155-73-232-109-6-4-8-4-10-4-4 0-8 4-8 8 0 5 4 8 8 10 75 35 148 69 222 103-73 35-147 70-220 105-9 2-10 6-10 8 0 5 5 9 8 9s3 0 9-3c78-36 155-72 233-108zM244 325c7 0 14 0 14-9 0-8-8-8-16-8-75 0-151 0-226 0-6 0-16 0-16 8 0 9 8 9 16 9 75 0 152 0 228 0z"><text:p/></draw:path><draw:path draw:style-name="gr757" draw:text-style-name="P11" svg:width="0.1394in" svg:height="0.1122in" svg:x="1.5902in" svg:y="0.0118in" svg:viewBox="0 0 355 286" svg:d="M302 44c4-18 12-30 46-31 2 0 7-1 7-8 0-1 0-5-6-5-13 0-29 1-42 1-14 0-30-1-43-1-2 0-7 0-7 8 0 5 3 5 7 5 24 0 29 9 29 18 0 1-1 7-1 9-16 62-33 125-48 187-32-73-62-146-93-220-3-7-3-7-14-7-19 0-37 0-57 0-8 0-12 0-12 8 0 5 4 5 12 5 3 0 29 0 29 4-19 74-37 150-56 225-5 16-12 30-46 31-2 0-7 1-7 8 0 4 2 5 5 5 14 0 29-1 43-1s29 1 43 1c3 0 7 0 7-8 0-4-3-5-8-5-24 0-28-10-28-18 0-4 0-5 2-10 19-73 37-148 56-221 1 2 1 2 4 7 34 82 69 165 104 247 4 7 5 8 8 8 5 0 5-1 8-8 19-77 39-155 58-234z"><text:p/></draw:path><draw:path draw:style-name="gr758" draw:text-style-name="P11" svg:width="0.0189in" svg:height="0.0492in" svg:x="1.7406in" svg:y="0.1067in" svg:viewBox="0 0 49 126" svg:d="M49 44c0-27-11-44-27-44-14 0-22 11-22 23 0 11 8 21 22 21 4 0 10-1 14-4 2-2 1-2 2-2 2 0 2 0 2 6 0 32-15 57-29 70-5 5-5 6-5 7 0 3 2 5 5 5 5 0 38-32 38-82z"><text:p/></draw:path><draw:path draw:style-name="gr759" draw:text-style-name="P11" svg:width="0.0063in" svg:height="0.1654in" svg:x="1.8193in" svg:y="0.0004in" svg:viewBox="0 0 17 421" svg:d="M17 16c0-8 0-16-9-16-8 0-8 8-8 16 0 129 0 259 0 389 0 7 0 16 8 16 9 0 9-9 9-16 0-130 0-260 0-389z"><text:p/></draw:path><draw:path draw:style-name="gr760" draw:text-style-name="P11" svg:width="0.1146in" svg:height="0.1161in" svg:x="1.8571in" svg:y="0.0118in" svg:viewBox="0 0 292 296" svg:d="M239 44c5-18 12-30 45-31 3 0 8-1 8-8 0-1 0-5-5-5-15 0-29 1-43 1-15 0-30-1-45-1-2 0-7 0-7 8 0 5 4 5 7 5 24 0 29 9 29 18 0 1-1 7-1 9-13 50-25 101-39 151-14 54-62 91-104 91-29 0-52-18-52-55 2-9 0-13 5-31 13-55 28-109 41-164 4-15 5-19 36-19 11 0 13 0 13-8 0-5-3-5-5-5-12 0-43 1-54 1-13 0-43-1-55-1-3 0-7 0-7 8 0 5 4 5 11 5 1 0 9 0 17 0 7 1 10 1 10 7 0 3-4 21-7 30-2 13-6 26-8 38-5 15-24 96-27 103-2 12-2 18-2 25 0 50 38 80 83 80 53 0 104-48 119-102 12-51 25-100 37-150z"><text:p/></draw:path><draw:path draw:style-name="gr761" draw:text-style-name="P11" svg:width="0.0705in" svg:height="0.0516in" svg:x="1.965in" svg:y="0.0984in" svg:viewBox="0 0 180 132" svg:d="M22 111c-2 3-2 7-3 12 0 7 5 9 10 9s9-3 12-6c2-2 3-12 5-18 1-6 4-19 6-27 2-6 3-12 6-20 2-12 3-14 12-26 8-12 21-28 44-28 17 0 17 16 17 22 0 17-12 50-17 62-4 9-5 11-5 16 0 16 13 25 28 25 30 0 43-41 43-44 0-5-4-5-5-5-3 0-5 2-6 6-6 23-19 35-31 35-6 0-7-4-7-10 0-7 1-11 7-24 4-9 16-41 16-58 0-27-23-32-39-32-25 0-41 14-50 26-3-20-19-26-31-26-14 0-20 8-24 16-6 10-10 27-10 28 0 4 4 4 5 4 3 0 3 0 6-8 5-18 11-33 21-33 9 0 10 7 10 15 0 6-4 16-5 25-2 7-5 19-6 26-3 12-6 24-9 38z"><text:p/></draw:path><draw:path draw:style-name="gr762" draw:text-style-name="P11" svg:width="0.1008in" svg:height="0.0067in" svg:x="2.1004in" svg:y="0.0799in" svg:viewBox="0 0 257 18" svg:d="M242 18c8 0 15 0 15-8 0-10-7-10-15-10-75 0-152 0-228 0-7 0-14 0-14 10 0 8 7 8 14 8 76 0 153 0 228 0z"><text:p/></draw:path><draw:path draw:style-name="gr763" draw:text-style-name="P11" svg:width="0.0689in" svg:height="0.113in" svg:x="2.2594in" svg:y="0.0146in" svg:viewBox="0 0 176 288" svg:d="M176 145c0-33-1-67-16-98-20-41-54-47-71-47-25 0-57 11-73 49-15 30-16 63-16 96 0 32 1 70 18 100 18 35 49 43 70 43 22 0 55-8 73-49 14-27 15-60 15-94zM88 279c-16 0-41-11-48-51-5-24-5-63-5-87 0-28 0-56 2-78 9-50 41-55 51-55 14 0 42 9 50 50 4 24 4 56 4 83 0 31 0 60-5 86-6 40-30 52-49 52z"><text:p/></draw:path><draw:path draw:style-name="gr764" draw:text-style-name="P11" svg:width="0.0063in" svg:height="0.1654in" svg:x="2.3551in" svg:y="0.0004in" svg:viewBox="0 0 17 421" svg:d="M17 16c0-8 0-16-9-16-8 0-8 8-8 16 0 129 0 259 0 389 0 7 0 16 8 16 9 0 9-9 9-16 0-130 0-260 0-389z"><text:p/></draw:path><draw:path draw:style-name="gr765" draw:text-style-name="P11" svg:width="0.1012in" svg:height="0.1276in" svg:x="2.4417in" svg:y="0.0193in" svg:viewBox="0 0 258 325" svg:d="M250 18c4-2 8-5 8-10 0-4-4-8-8-8-3 0-6 2-9 2-78 38-155 74-233 111-7 4-8 6-8 10 0 3 2 6 8 9 78 36 155 72 233 108 6 3 7 3 9 3 3 0 8-4 8-9 0-3-2-6-10-8-73-35-147-70-220-103 74-35 147-70 222-105zM242 325c8 0 16 0 16-9 0-8-10-8-16-8-75 0-151 0-226 0-8 0-16 0-16 8 0 9 7 9 14 9 76 0 153 0 228 0z"><text:p/></draw:path><draw:path draw:style-name="gr766" draw:text-style-name="P11" svg:width="0.0543in" svg:height="0.0728in" svg:x="2.611in" svg:y="0.0531in" svg:viewBox="0 0 139 186" svg:d="M106 87c7 0 14 0 14-8 0-6-5-6-12-6-23 0-46 0-68 0 10-36 33-60 72-60 4 0 8 0 13 0 7 0 14 0 14-7 0-6-6-6-13-6-5 0-10 0-14 0-56 0-112 42-112 107 0 46 32 79 77 79 27 0 54-17 54-21 0-2 0-6-4-6-1 0-1 0-6 2-13 8-29 16-44 16-24 0-45-17-45-54 0-16 3-32 4-36 23 0 47 0 70 0z"><text:p/></draw:path></draw:g></draw:g></text:p>
      <text:p text:style-name="P6">Soit <draw:g text:anchor-type="as-char" svg:y="-0.1098in" draw:z-index="25" draw:style-name="gr1"><svg:title>TexMaths</svg:title><svg:desc>12§display§\epsilon &gt; 0§svg§600§FALSE§</svg:desc><draw:g draw:style-name="gr2"><draw:path draw:style-name="gr739" draw:text-style-name="P10" svg:width="0.3472in" svg:height="0.0992in" svg:x="0.0008in" svg:y="0.0091in" svg:viewBox="0 0 883 253" svg:d="M442 253c-148 0-294 0-442 0 0-84 0-169 0-253 294 0 589 0 883 0 0 84 0 169 0 253-147 0-294 0-441 0z"><text:p/></draw:path><draw:path draw:style-name="gr740" draw:text-style-name="P11" svg:width="0.0539in" svg:height="0.0724in" svg:x="0.0004in" svg:y="0.0398in" svg:viewBox="0 0 138 185" svg:d="M106 86c6 0 14 0 14-7 0-6-6-6-12-6-23 0-46 0-68 0 9-36 33-61 72-61 5 0 8 0 13 0 7 0 13 0 13-6s-5-6-12-6c-5 0-11 0-15 0-55 0-111 42-111 106 0 46 31 79 76 79 27 0 55-17 55-21 0-1-1-6-5-6-1 0-1 0-5 3-13 7-28 14-44 14-24 0-46-17-46-54 0-14 4-30 5-35 23 0 47 0 70 0z"><text:p/></draw:path><draw:path draw:style-name="gr741" draw:text-style-name="P11" svg:width="0.1012in" svg:height="0.0957in" svg:x="0.1197in" svg:y="0.0213in" svg:viewBox="0 0 258 244" svg:d="M250 132c5-2 8-5 8-10 0-4-3-7-8-9-78-37-155-73-233-109-6-4-7-4-9-4-4 0-8 5-8 8 0 5 2 8 8 10 74 35 148 70 221 104-73 35-147 69-221 104-6 3-8 6-8 9 0 5 4 9 8 9 2 0 3 0 9-4 78-36 155-72 233-108z"><text:p/></draw:path><draw:path draw:style-name="gr742" draw:text-style-name="P11" svg:width="0.0697in" svg:height="0.113in" svg:x="0.287in" svg:y="0.0004in" svg:viewBox="0 0 178 288" svg:d="M178 146c0-34-3-68-17-99-19-40-54-47-72-47-25 0-57 11-73 50-14 29-16 62-16 96 0 30 1 68 19 100 18 34 49 42 70 42 23 0 54-8 73-48 13-29 16-62 16-94zM89 280c-17 0-42-11-49-52-5-25-5-64-5-88 0-26 0-54 3-76 9-51 40-54 51-54 13 0 41 7 49 49 5 24 5 55 5 81 0 32 0 59-5 87-6 39-30 53-49 53z"><text:p/></draw:path></draw:g></draw:g><text:s/>fixé</text:p>
      <text:p text:style-name="P6">Soit <draw:g text:anchor-type="as-char" svg:y="-0.1126in" draw:z-index="26" draw:style-name="gr1"><svg:title>TexMaths</svg:title><svg:desc>12§display§N \in \N§svg§600§FALSE§</svg:desc><draw:g draw:style-name="gr2"><draw:path draw:style-name="gr735" draw:text-style-name="P10" svg:width="0.4469in" svg:height="0.1016in" svg:x="0.0024in" svg:y="0.0091in" svg:viewBox="0 0 1136 259" svg:d="M568 259c-190 0-378 0-568 0 0-86 0-173 0-259 378 0 758 0 1136 0 0 86 0 173 0 259-190 0-380 0-568 0z"><text:p/></draw:path><draw:path draw:style-name="gr736" draw:text-style-name="P11" svg:width="0.1394in" svg:height="0.1122in" svg:x="0.0004in" svg:y="0.0004in" svg:viewBox="0 0 355 286" svg:d="M303 44c3-16 10-30 45-31 1 0 7 0 7-8-2-1 0-5-6-5-14 0-28 1-43 1-13 0-29-1-42-1-2 0-8 0-8 8 0 5 5 5 8 5 24 0 29 10 29 19 0 1-1 7-1 9-17 62-33 124-48 185-31-72-61-145-93-218-3-7-5-8-14-8-19 0-37 0-57 0-8 0-12 0-12 8 0 5 4 5 12 5 3 0 29 0 29 4-19 75-37 150-56 225-5 16-12 29-46 31-2 0-7 0-7 8 0 2 2 5 5 5 14 0 29-1 43-1s29 1 43 1c1 0 7 0 7-9 0-4-3-4-8-4-24-2-28-11-28-19 0-3 0-5 2-10 19-73 37-147 56-220 1 2 1 4 4 8 34 82 69 164 104 245 4 8 5 9 9 9s4-1 6-10c19-77 39-154 60-232z"><text:p/></draw:path><draw:path draw:style-name="gr737" draw:text-style-name="P11" svg:width="0.0827in" svg:height="0.0953in" svg:x="0.2051in" svg:y="0.024in" svg:viewBox="0 0 211 243" svg:d="M196 130c7 0 15 0 15-8s-8-8-15-8c-59 0-119 0-178 0 5-57 53-97 113-97 21 0 43 0 65 0 7 0 15 0 15-9 0-8-8-8-15-8-22 0-45 0-66 0-72 0-130 55-130 122 0 66 58 121 130 121 21 0 44 0 66 0 7 0 15 0 15-9 0-8-8-8-15-8-22 0-44 0-65 0-60 0-108-41-113-96 59 0 119 0 178 0z"><text:p/></draw:path><draw:path draw:style-name="gr738" draw:text-style-name="P11" svg:width="0.1031in" svg:height="0.1055in" svg:x="0.3543in" svg:y="0.0071in" svg:viewBox="0 0 263 269" svg:d="M44 74c47 65 93 130 140 195 18 0 35 0 53 0 0-84 0-167 0-251 4 0 9 0 14 0 7 0 12-2 12-10 0-6-5-8-12-8-22 0-43 0-64 0-7 0-12 1-12 8 0 6 5 10 12 10 11 0 21 0 32 0 0 59 0 117 0 176-47-65-93-129-140-194-11 0-20 0-31 0-12 0-32 0-36 0-7 0-12 1-12 8 0 6 5 10 12 10 5 0 8 0 13 0 0 78 0 154 0 232-5 0-8 0-13 0-7 0-12 4-12 9 0 6 5 10 12 10 22 0 42 0 64 0 7 0 12-4 12-10 0-5-5-9-12-9-11 0-21 0-32 0 0-59 0-117 0-176zM44 42c0-9 0-16 0-24 8 0 16 0 23 0 51 69 101 140 152 209 0 9 0 16 0 23-9 0-17 0-24 0-51-69-100-139-151-208z"><text:p/></draw:path></draw:g></draw:g><text:s/>tel que <draw:g text:anchor-type="as-char" svg:y="-0.1236in" draw:z-index="27" draw:style-name="gr1"><svg:title>TexMaths</svg:title><svg:desc>12§display§\forall n \ge \N, |U_n| \le \epsilon§svg§600§FALSE§</svg:desc><draw:g draw:style-name="gr2"><draw:path draw:style-name="gr723" draw:text-style-name="P10" svg:width="1.1657in" svg:height="0.148in" svg:x="0.0087in" svg:y="0.0091in" svg:viewBox="0 0 2962 377" svg:d="M1482 377c-494 0-988 0-1482 0 0-126 0-251 0-377 988 0 1974 0 2962 0 0 126 0 251 0 377-493 0-987 0-1480 0z"><text:p/></draw:path><draw:path draw:style-name="gr724" draw:text-style-name="P11" svg:width="0.0921in" svg:height="0.1181in" svg:x="0.0004in" svg:y="0.0098in" svg:viewBox="0 0 235 301" svg:d="M233 16c2-5 2-5 2-8 0-4-3-8-8-8-6 0-9 5-11 10-12 31-23 61-35 92-43 0-85 0-128 0-12-31-23-61-35-92-1-6-4-10-10-10-3 0-8 4-8 8 0 2 0 2 2 8 35 91 71 184 106 275 2 6 4 10 10 10s7-5 9-9c35-91 71-184 106-276zM60 119c38 0 77 0 115 0-19 49-38 100-57 149-20-49-39-100-58-149z"><text:p/></draw:path><draw:path draw:style-name="gr725" draw:text-style-name="P11" svg:width="0.0894in" svg:height="0.0748in" svg:x="0.0976in" svg:y="0.0516in" svg:viewBox="0 0 228 191" svg:d="M24 161c-1 7-4 17-4 19 0 8 6 11 12 11s14-3 16-12c1-1 6-20 8-31 4-13 6-25 10-37 2-10 5-20 7-29 1-7 5-19 5-21 7-13 29-51 70-51 18 0 21 15 21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726" draw:text-style-name="P11" svg:width="0.1012in" svg:height="0.1276in" svg:x="0.2524in" svg:y="0.0193in" svg:viewBox="0 0 258 325" svg:d="M250 132c6-3 8-6 8-9 0-5-2-8-8-10-78-37-155-73-233-109-6-4-7-4-9-4-4 0-8 4-8 8 0 5 4 8 8 10 74 35 148 69 221 103-73 35-147 70-221 105-8 2-8 6-8 8 0 5 4 9 8 9 2 0 3 0 8-3 78-36 156-72 234-108zM242 325c8 0 16 0 16-9 0-8-10-8-16-8-75 0-151 0-226 0-8 0-16 0-16 8 0 9 7 9 14 9 76 0 153 0 228 0z"><text:p/></draw:path><draw:path draw:style-name="gr727" draw:text-style-name="P11" svg:width="0.1031in" svg:height="0.1059in" svg:x="0.4205in" svg:y="0.0177in" svg:viewBox="0 0 263 270" svg:d="M44 76c47 65 94 130 141 194 17 0 35 0 51 0 0-82 0-167 0-251 5 0 10 0 15 0 7 0 12-3 12-9s-5-10-12-10c-22 0-42 0-64 0-7 0-12 2-12 10 0 6 5 9 12 9 11 0 21 0 31 0 0 59 0 118 0 178-46-66-92-131-139-197-11 0-20 1-31 1-12 0-32-1-36-1-7 0-12 2-12 10 0 6 5 9 12 9 5 0 8 0 13 0 0 78 0 156 0 233-5 0-8 0-13 0-7 0-12 4-12 9 0 7 5 9 12 9 22 0 42 0 64 0 7 0 12-2 12-9 0-5-5-9-12-9-11 0-21 0-32 0 0-58 0-117 0-176zM44 43c0-8 0-15 0-24 8 0 16 0 23 0 51 70 101 141 151 211 0 8 0 15 0 22-8 0-15 0-24 0-50-69-99-139-150-209z"><text:p/></draw:path><draw:path draw:style-name="gr728" draw:text-style-name="P11" svg:width="0.0189in" svg:height="0.0492in" svg:x="0.5445in" svg:y="0.1067in" svg:viewBox="0 0 49 126" svg:d="M49 44c0-27-11-44-26-44s-23 11-23 23c0 11 8 21 23 21 5 0 11-1 14-4 1-2 1-2 3-2 0 3 1 0 1 6 0 32-16 57-29 70-5 5-5 6-5 7 0 3 3 5 4 5 5 0 38-32 38-82z"><text:p/></draw:path><draw:path draw:style-name="gr729" draw:text-style-name="P11" svg:width="0.0063in" svg:height="0.1654in" svg:x="0.6236in" svg:y="0.0004in" svg:viewBox="0 0 17 421" svg:d="M17 16c0-8 0-16-9-16-8 0-8 8-8 16 0 129 0 259 0 389 0 7 0 16 8 16 9 0 9-9 9-16 0-130 0-260 0-389z"><text:p/></draw:path><draw:path draw:style-name="gr730" draw:text-style-name="P11" svg:width="0.115in" svg:height="0.1161in" svg:x="0.661in" svg:y="0.0118in" svg:viewBox="0 0 293 296" svg:d="M240 44c4-18 12-30 46-31 1 0 7-1 7-8 0-1 0-5-6-5-15 0-29 1-43 1-15 0-30-1-44-1-2 0-8 0-8 8 0 5 5 5 8 5 24 0 29 9 29 18 0 1-1 7-1 9-13 50-25 101-38 151-15 54-63 91-106 91-28 0-50-18-50-55 1-9 0-13 3-31 15-55 28-109 42-164 4-15 4-19 35-19 11 0 14 0 14-8 0-5-4-5-6-5-12 0-42 1-54 1s-42-1-54-1c-3 0-8 0-8 8 0 5 4 5 12 5 1 0 8 0 16 0 8 1 12 1 12 7 0 3-5 21-8 30-3 13-6 26-9 38-4 15-24 96-25 103-4 12-4 18-4 25 0 50 38 80 83 80 53 0 105-48 119-102 13-51 25-100 38-150z"><text:p/></draw:path><draw:path draw:style-name="gr731" draw:text-style-name="P11" svg:width="0.0705in" svg:height="0.0516in" svg:x="0.7685in" svg:y="0.0984in" svg:viewBox="0 0 180 132" svg:d="M23 111c-1 3-3 7-4 12 0 7 5 9 10 9 6 0 11-3 12-6 1-2 3-12 5-18s4-19 7-27c1-6 3-12 5-20 3-12 3-14 12-26 8-12 22-28 44-28 17 0 18 16 18 22 0 17-13 50-18 62-2 9-4 11-4 16 0 16 12 25 28 25 29 0 42-41 42-44 0-5-4-5-5-5-3 0-3 2-5 6-7 23-20 35-31 35-7 0-8-4-8-10 0-7 2-11 7-24 4-9 16-41 16-58 0-27-23-32-39-32-24 0-41 14-49 26-2-20-20-26-32-26s-20 8-23 16c-6 10-11 27-11 28 0 4 4 3 5 4 5 0 5 0 7-8 4-18 10-33 22-33 7 0 9 7 9 15 0 6-2 16-5 25-2 7-4 19-7 26-2 12-6 24-8 38z"><text:p/></draw:path><draw:path draw:style-name="gr732" draw:text-style-name="P11" svg:width="0.0063in" svg:height="0.1654in" svg:x="0.8736in" svg:y="0.0004in" svg:viewBox="0 0 17 421" svg:d="M17 16c0-8 0-16-9-16-8 0-8 8-8 16 0 129 0 259 0 389 0 7 0 16 8 16 9 0 9-9 9-16 0-130 0-260 0-389z"><text:p/></draw:path><draw:path draw:style-name="gr733" draw:text-style-name="P11" svg:width="0.1012in" svg:height="0.1276in" svg:x="0.9594in" svg:y="0.0193in" svg:viewBox="0 0 258 325" svg:d="M250 18c4-2 8-5 8-10 0-4-4-8-8-8-3 0-6 2-9 2-78 38-155 74-233 111-7 4-8 6-8 10 0 3 2 6 8 9 78 36 155 72 233 108 6 3 7 3 9 3 4 0 8-4 8-9 0-3-2-6-10-8-73-35-146-70-219-103 73-35 147-70 221-105zM242 325c8 0 16 0 16-9 0-8-10-8-16-8-75 0-151 0-226 0-8 0-16 0-16 8 0 9 7 9 14 9 76 0 153 0 228 0z"><text:p/></draw:path><draw:path draw:style-name="gr734" draw:text-style-name="P11" svg:width="0.0543in" svg:height="0.0728in" svg:x="1.1287in" svg:y="0.0531in" svg:viewBox="0 0 139 186" svg:d="M106 87c7 0 14 0 14-8 0-6-5-6-12-6-23 0-46 0-68 0 10-36 33-60 72-60 4 0 8 0 13 0 7 0 14 0 14-7 0-6-6-6-13-6-5 0-10 0-14 0-56 0-112 42-112 107 0 46 32 79 77 79 27 0 54-17 54-21 0-2 0-6-4-6-1 0-1 0-6 2-13 8-29 16-44 16-24 0-45-17-45-54 0-16 3-32 4-36 23 0 47 0 70 0z"><text:p/></draw:path></draw:g></draw:g><text:s/>Pour <draw:g text:anchor-type="as-char" svg:y="-0.1063in" draw:z-index="28" draw:style-name="gr1"><svg:title>TexMaths</svg:title><svg:desc>12§display§n \ge \N§svg§600§FALSE§</svg:desc><draw:g draw:style-name="gr2"><draw:path draw:style-name="gr719" draw:text-style-name="P10" svg:width="0.413in" svg:height="0.1114in" svg:x="0.0039in" svg:y="0.0087in" svg:viewBox="0 0 1050 284" svg:d="M0 0c350 0 700 0 1050 0 0 95 0 189 0 284-350 0-700 0-1050 0 0-95 0-189 0-284z"><text:p/></draw:path><draw:path draw:style-name="gr720" draw:text-style-name="P11" svg:width="0.0894in" svg:height="0.074in" svg:x="0.0004in" svg:y="0.0335in" svg:viewBox="0 0 228 189" svg:d="M25 160c-1 6-3 15-3 18 0 7 6 11 12 11 4 0 12-4 15-12 0-2 5-20 9-30 2-14 6-26 8-38 2-9 6-19 7-29 3-7 5-19 6-20 6-13 29-52 69-52 19 0 22 16 22 30 0 26-20 80-27 98-4 9-4 14-4 19 0 19 15 34 34 34 39 0 55-60 55-64s-4-4-5-4c-3 0-3 2-6 8-8 28-23 50-43 50-7 0-10-4-10-13 0-10 4-19 8-29 8-23 25-69 25-93 0-27-18-44-48-44-37 0-59 26-66 36-1-24-19-36-39-36-19 0-27 16-31 24-7 13-13 38-13 40 0 4 4 2 5 4 5 0 5 0 7-9 7-30 16-51 31-51 9 0 13 6 13 20 0 9-1 14-7 36-8 31-15 63-24 96z"><text:p/></draw:path><draw:path draw:style-name="gr721" draw:text-style-name="P11" svg:width="0.1012in" svg:height="0.1268in" svg:x="0.1547in" svg:y="0.0016in" svg:viewBox="0 0 258 323" svg:d="M250 131c6-2 8-6 8-10 0-3-1-6-8-9-78-38-155-74-233-110-5-2-7-2-9-2-4 0-8 4-8 8 0 5 4 8 8 9 74 35 148 69 221 104-73 34-146 69-219 102-9 4-10 8-10 10 0 5 5 8 8 8 2 0 3 0 9-2 78-36 155-72 233-108zM244 323c7 0 14 0 14-8 0-9-8-9-16-9-75 0-151 0-226 0-6 0-16 0-16 9 0 8 8 8 16 8 75 0 152 0 228 0z"><text:p/></draw:path><draw:path draw:style-name="gr722" draw:text-style-name="P11" svg:width="0.1031in" svg:height="0.1055in" svg:x="0.3224in" svg:y="0in" svg:viewBox="0 0 263 269" svg:d="M44 74c47 65 94 130 141 195 17 0 33 0 51 0 0-84 0-167 0-251 5 0 10 0 15 0 7 0 12-2 12-10 0-6-5-8-12-8-22 0-42 0-63 0-8 0-13 1-13 8 0 6 5 10 13 10 10 0 20 0 30 0 0 59 0 118 0 177-46-65-92-130-139-195-9 0-20 0-30 0-12 0-32 0-37 0-7 0-12 1-12 8 0 6 5 10 12 10 5 0 10 0 14 0 0 78 0 155 0 233-4 0-9 0-14 0-7 0-12 4-12 8 0 8 5 10 12 10 22 0 42 0 64 0 7 0 12-2 12-10 0-4-5-8-12-8-11 0-21 0-32 0 0-59 0-118 0-177zM44 42c0-8 0-16 0-24 8 0 16 0 23 0 51 70 101 141 151 210 0 9 0 16 0 23-8 0-16 0-24 0-50-70-99-139-150-209z"><text:p/></draw:path></draw:g></draw:g><text:s/>on a</text:p>
      <text:p text:style-name="P6"><draw:g text:anchor-type="as-char" svg:y="-0.2252in" draw:z-index="29" draw:style-name="gr1"><svg:title>TexMaths</svg:title><svg:desc>12§display§S_n = \frac{U_0 + ... + U_n}{n+1} = \frac{U_0 + ... + U_{N-1}}{n+1} + \frac{U_N + ... + U_n}{n+1}§svg§600§FALSE§</svg:desc><draw:g draw:style-name="gr2"><draw:path draw:style-name="gr672" draw:text-style-name="P10" svg:width="3.9839in" svg:height="0.335in" svg:x="0.0004in" svg:y="0.0091in" svg:viewBox="0 0 10120 852" svg:d="M5061 852c-1687 0-3374 0-5061 0 0-284 0-568 0-852 3373 0 6747 0 10120 0 0 284 0 568 0 852-1685 0-3373 0-5059 0z"><text:p/></draw:path><draw:path draw:style-name="gr673" draw:text-style-name="P11" svg:width="0.098in" svg:height="0.1201in" svg:x="0.0008in" svg:y="0.1091in" svg:viewBox="0 0 250 306" svg:d="M250 5c0-1-2-5-5-5s-3 0-7 6c-8 8-14 16-21 24-11-19-33-30-60-30-54 0-104 48-104 99 0 34 21 54 43 60 16 4 30 8 46 12 15 4 38 10 38 45 0 38-35 78-76 78-26 0-73-10-73-63 0-9 1-20 3-22 0-2 0-2 0-3 0-5-3-5-5-5-3 0-3 0-4 2-2 2-25 98-25 99 0 2 1 4 4 4 2 0 2 0 8-6 7-9 13-17 20-24 18 25 47 30 71 30 58 0 108-55 108-108 0-29-14-43-21-49-10-10-16-11-53-21-10-3-25-7-29-8-11-4-25-16-25-38 0-34 33-70 73-70 35 0 61 18 61 65 0 14-2 21-2 24 2 1 0 4 6 4 3 0 5-2 6-8 7-31 15-61 23-92z"><text:p/></draw:path><draw:path draw:style-name="gr674" draw:text-style-name="P11" svg:width="0.0709in" svg:height="0.052in" svg:x="0.0992in" svg:y="0.1988in" svg:viewBox="0 0 181 133" svg:d="M23 111c-1 4-4 11-4 12 0 6 6 10 11 10s10-5 11-7c1-4 3-12 6-18 1-5 5-19 6-26 2-6 3-14 5-20 3-12 3-14 13-27 7-11 21-27 43-27 18 0 18 15 18 21 0 18-13 50-18 62-2 8-4 12-4 17 0 15 14 25 28 25 30 0 43-41 43-46 0-3-3-2-5-3-4 0-4 2-6 5-7 24-19 36-31 36-6 0-7-4-7-11 0-6 1-10 6-24 4-8 16-40 16-56 0-29-22-34-39-34-24 0-41 16-49 26-2-20-19-26-31-26-13 0-21 10-24 16-6 10-11 27-11 30s4 2 5 3c5 0 5-1 7-9 5-17 10-32 22-32 7 0 9 6 9 15 0 6-2 15-5 24-2 7-4 20-6 26-3 13-6 25-9 38z"><text:p/></draw:path><draw:path draw:style-name="gr675" draw:text-style-name="P11" svg:width="0.1102in" svg:height="0.0382in" svg:x="0.2394in" svg:y="0.1654in" svg:viewBox="0 0 281 98" svg:d="M266 17c6 0 15 0 15-9 0-8-9-8-15-8-84 0-168 0-252 0-6 0-14 0-14 8 0 9 8 9 14 9 84 0 168 0 252 0zM266 98c6 0 15 0 15-8s-9-8-15-8c-84 0-168 0-252 0-6 0-14 0-14 8s8 8 14 8c84 0 168 0 252 0z"><text:p/></draw:path><draw:path draw:style-name="gr676" draw:text-style-name="P11" svg:width="0.115in" svg:height="0.1165in" svg:x="0.4362in" svg:y="0.0004in" svg:viewBox="0 0 293 297" svg:d="M240 44c4-16 12-30 46-31 2 0 7 0 7-8-3-1 0-5-6-5-13 0-29 1-43 1-15 0-30-1-44-1-2 0-7 0-7 8 0 5 4 5 7 5 24 0 29 10 29 19 0 2-1 8-1 9-13 50-25 99-38 150-15 56-63 93-105 93-29 0-51-19-51-55 1-11 0-14 4-32 14-56 28-110 41-165 4-14 5-19 35-19 11 0 14 0 14-8 0-5-4-5-6-5-12 0-42 1-54 1s-42-1-54-1c-3 0-8 0-8 8 0 5 4 5 12 5 1 0 8 0 16 1 8 2 12 2 12 6s-5 21-8 30c-3 12-6 26-9 37-4 17-24 96-25 105-4 12-4 18-4 24 0 51 38 81 83 81 53 0 105-48 120-103 12-50 25-99 37-150z"><text:p/></draw:path><draw:path draw:style-name="gr677" draw:text-style-name="P11" svg:width="0.0535in" svg:height="0.0787in" svg:x="0.5449in" svg:y="0.0618in" svg:viewBox="0 0 137 201" svg:d="M137 101c0-33-5-55-18-76-9-14-28-25-51-25-68 0-68 79-68 101 0 20 0 100 68 100 69 0 69-79 69-100zM68 193c-14 0-32-8-38-32-4-17-4-42-4-64 0-21 0-43 5-60 6-23 25-30 37-30 16 0 32 11 36 28 5 15 5 37 5 62 0 22 0 44-3 62-6 27-27 34-38 34z"><text:p/></draw:path><draw:path draw:style-name="gr678" draw:text-style-name="P11" svg:width="0.1102in" svg:height="0.1098in" svg:x="0.6594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679" draw:text-style-name="P11" svg:width="0.0169in" svg:height="0.0169in" svg:x="0.8303in" svg:y="0.0961in" svg:viewBox="0 0 44 44" svg:d="M44 22c0-12-9-22-21-22s-23 8-23 22c0 12 11 22 23 22s21-9 21-22z"><text:p/></draw:path><draw:path draw:style-name="gr680" draw:text-style-name="P11" svg:width="0.0169in" svg:height="0.0169in" svg:x="0.8768in" svg:y="0.0961in" svg:viewBox="0 0 44 44" svg:d="M44 22c0-12-10-22-22-22-14 0-22 8-22 22 0 12 8 22 22 22 12 0 22-9 22-22z"><text:p/></draw:path><draw:path draw:style-name="gr681" draw:text-style-name="P11" svg:width="0.0177in" svg:height="0.0169in" svg:x="0.9224in" svg:y="0.0961in" svg:viewBox="0 0 46 44" svg:d="M46 22c0-12-11-22-23-22s-23 8-23 22c0 12 11 22 23 22s23-9 23-22z"><text:p/></draw:path><draw:path draw:style-name="gr682" draw:text-style-name="P11" svg:width="0.1098in" svg:height="0.1098in" svg:x="1.0008in" svg:y="0.0165in" svg:viewBox="0 0 280 280" svg:d="M149 149c39 0 78 0 117 0 6 0 14 0 14-9 0-8-8-8-14-8-39 0-78 0-117 0 0-40 0-78 0-118 0-6 0-14-9-14-8 0-8 8-8 14 0 40 0 78 0 118-40 0-79 0-119 0-6 0-13 0-13 8 0 9 7 9 13 9 40 0 79 0 119 0 0 39 0 79 0 118 0 6 0 13 8 13 9 0 9-7 9-13 0-39 0-79 0-118z"><text:p/></draw:path><draw:path draw:style-name="gr683" draw:text-style-name="P11" svg:width="0.1146in" svg:height="0.1165in" svg:x="1.1685in" svg:y="0.0004in" svg:viewBox="0 0 292 297" svg:d="M239 44c5-16 12-30 45-31 3 0 8 0 8-8-2-1 0-5-5-5-15 0-29 1-43 1-15 0-30-1-45-1-2 0-7 0-7 8 0 5 5 5 7 5 24 0 29 10 29 19 0 2 0 8-1 9-12 50-25 99-37 150-15 56-64 93-106 93-29 0-52-19-52-55 2-11 0-14 5-32 13-56 28-110 41-165 4-14 5-19 36-19 11 0 14 0 14-8 0-5-4-5-6-5-12 0-42 1-54 1s-42-1-55-1c-2 0-7 0-7 8 0 5 4 5 12 5 5 0 8 0 16 1 7 2 10 2 10 6s-3 21-7 30c-2 12-6 26-8 37-4 17-24 96-27 105-2 12-2 18-2 24 0 51 38 81 83 81 53 0 105-48 119-103 12-50 25-99 37-150z"><text:p/></draw:path><draw:path draw:style-name="gr684" draw:text-style-name="P11" svg:width="0.0705in" svg:height="0.052in" svg:x="1.2764in" svg:y="0.087in" svg:viewBox="0 0 180 133" svg:d="M22 111c-2 4-2 9-3 12 0 8 5 10 10 10 6 0 11-4 12-6s3-12 5-18c1-6 4-19 7-27 1-6 3-12 5-20 2-12 3-14 12-26 8-12 22-28 44-28 17 0 18 16 18 21 0 18-13 50-18 63-4 9-5 11-5 16 0 15 13 25 29 25 29 0 42-41 42-44 0-5-4-5-5-5-3 0-5 2-5 6-7 23-20 35-32 35-6 0-7-4-7-10 0-7 2-11 7-24 4-9 16-41 16-57 0-28-23-34-39-34-24 0-41 16-50 28-1-21-19-28-31-28s-20 10-23 17c-7 11-11 27-11 29 0 3 4 3 5 3 3 0 5-1 6-8 5-18 11-33 21-33 9 0 10 8 10 15 0 6-1 17-4 25-2 7-6 19-7 26-3 12-6 25-9 37z"><text:p/></draw:path><draw:path draw:style-name="gr685" draw:text-style-name="P11" svg:width="0.9354in" svg:height="0.0063in" svg:x="0.4256in" svg:y="0.1807in" svg:viewBox="0 0 2377 17" svg:d="M1188 17c-396 0-792 0-1188 0 0-6 0-11 0-17 792 0 1585 0 2377 0 0 6 0 11 0 17-397 0-793 0-1189 0z"><text:p/></draw:path><draw:path draw:style-name="gr686" draw:text-style-name="P11" svg:width="0.0898in" svg:height="0.0748in" svg:x="0.7051in" svg:y="0.2657in" svg:viewBox="0 0 229 191" svg:d="M25 162c-1 6-3 15-3 18 0 7 6 11 12 11 4 0 13-3 15-11 0-1 6-22 9-31 2-14 6-26 8-39 4-9 6-18 7-27 3-7 6-21 6-22 6-13 29-51 69-51 19 0 22 15 22 30 0 25-20 79-27 98-4 9-4 14-4 19 0 19 15 34 35 34 40 0 55-62 55-65 0-4-3-4-5-4-4 0-4 1-7 7-8 29-21 53-43 53-7 0-10-5-10-14 0-11 4-21 8-30 8-22 26-68 26-92 0-29-18-46-49-46-37 0-59 28-66 37-1-24-19-37-39-37-19 0-27 17-31 24-7 14-13 40-13 41 0 5 4 3 5 5 5 0 5 0 7-10 7-30 16-50 31-50 9 0 13 6 13 19 0 9-1 14-7 36-8 32-15 64-24 97z"><text:p/></draw:path><draw:path draw:style-name="gr687" draw:text-style-name="P11" svg:width="0.1098in" svg:height="0.1098in" svg:x="0.8465in" svg:y="0.2425in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688" draw:text-style-name="P11" svg:width="0.0543in" svg:height="0.1098in" svg:x="1.0181in" svg:y="0.2283in" svg:viewBox="0 0 139 280" svg:d="M86 11c0-11 0-11-9-11-27 26-64 26-77 26 0 5 0 9 0 14 8 0 34 0 55-11 0 73 0 145 0 218 0 15-1 20-39 20-5 0-9 0-14 0 0 4 0 9 0 13 15-1 52-1 69-1s53 0 68 1c0-4 0-9 0-13-5 0-8 0-13 0-38 0-40-5-40-20 0-79 0-157 0-236z"><text:p/></draw:path><draw:path draw:style-name="gr689" draw:text-style-name="P11" svg:width="0.1102in" svg:height="0.0382in" svg:x="1.4366in" svg:y="0.1654in" svg:viewBox="0 0 281 98" svg:d="M266 17c6 0 15 0 15-9 0-8-9-8-15-8-84 0-168 0-252 0-6 0-14 0-14 8 0 9 8 9 14 9 84 0 168 0 252 0zM266 98c6 0 15 0 15-8s-9-8-15-8c-84 0-168 0-252 0-6 0-14 0-14 8s8 8 14 8c84 0 168 0 252 0z"><text:p/></draw:path><draw:path draw:style-name="gr690" draw:text-style-name="P11" svg:width="0.115in" svg:height="0.1165in" svg:x="1.6335in" svg:y="0.0004in" svg:viewBox="0 0 293 297" svg:d="M240 44c4-16 11-30 46-31 1 0 7 0 7-8-3-1 0-5-6-5-15 0-29 1-43 1-15 0-30-1-44-1-3 0-8 0-8 8 0 5 5 5 8 5 24 0 28 10 28 19 0 2 0 8-1 9-12 50-25 99-37 150-15 56-64 93-106 93-29 0-52-19-52-55 2-11 0-14 5-32 13-56 28-110 41-165 5-14 5-19 36-19 11 0 14 0 14-8 0-5-4-5-6-5-12 0-42 1-54 1s-42-1-54-1c-3 0-8 0-8 8 0 5 4 5 12 5 5 0 8 0 16 1 7 2 12 2 12 6s-5 21-8 30c-3 12-6 26-9 37-4 17-24 96-27 105-2 12-2 18-2 24 0 51 38 81 83 81 53 0 105-48 119-103 13-50 25-99 38-150z"><text:p/></draw:path><draw:path draw:style-name="gr691" draw:text-style-name="P11" svg:width="0.0535in" svg:height="0.0787in" svg:x="1.7417in" svg:y="0.0618in" svg:viewBox="0 0 137 201" svg:d="M137 101c0-33-4-55-17-76-10-14-28-25-52-25-68 0-68 79-68 101 0 20 0 100 68 100 69 0 69-79 69-100zM68 193c-13 0-31-8-37-32-3-17-3-42-3-64 0-21 0-43 3-60 6-23 25-30 37-30 17 0 32 11 38 28 4 15 4 37 4 62 0 22 0 44-3 62-6 27-27 34-39 34z"><text:p/></draw:path><draw:path draw:style-name="gr692" draw:text-style-name="P11" svg:width="0.1102in" svg:height="0.1098in" svg:x="1.8563in" svg:y="0.0165in" svg:viewBox="0 0 281 280" svg:d="M149 149c39 0 78 0 117 0 6 0 15 0 15-9 0-8-9-8-15-8-39 0-78 0-117 0 0-40 0-78 0-118 0-6 0-14-9-14-8 0-8 8-8 14 0 40 0 78 0 118-40 0-79 0-119 0-5 0-13 0-13 8 0 9 8 9 13 9 40 0 79 0 119 0 0 39 0 79 0 118 0 6 0 13 8 13 9 0 9-7 9-13 0-39 0-79 0-118z"><text:p/></draw:path><draw:path draw:style-name="gr693" draw:text-style-name="P11" svg:width="0.0169in" svg:height="0.0169in" svg:x="2.0272in" svg:y="0.0961in" svg:viewBox="0 0 44 44" svg:d="M44 22c0-12-10-22-22-22-14 0-22 8-22 22 0 12 8 22 22 22 12 0 22-9 22-22z"><text:p/></draw:path><draw:path draw:style-name="gr694" draw:text-style-name="P11" svg:width="0.0177in" svg:height="0.0169in" svg:x="2.0728in" svg:y="0.0961in" svg:viewBox="0 0 46 44" svg:d="M46 22c0-12-11-22-23-22s-23 8-23 22c0 12 11 22 23 22s23-9 23-22z"><text:p/></draw:path><draw:path draw:style-name="gr695" draw:text-style-name="P11" svg:width="0.0169in" svg:height="0.0169in" svg:x="2.1193in" svg:y="0.0961in" svg:viewBox="0 0 44 44" svg:d="M44 22c0-12-9-22-21-22s-23 8-23 22c0 12 11 22 23 22s21-9 21-22z"><text:p/></draw:path><draw:path draw:style-name="gr696" draw:text-style-name="P11" svg:width="0.1102in" svg:height="0.1098in" svg:x="2.1972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697" draw:text-style-name="P11" svg:width="0.1146in" svg:height="0.1165in" svg:x="2.3654in" svg:y="0.0004in" svg:viewBox="0 0 292 297" svg:d="M239 44c5-16 12-30 45-31 3 0 8 0 8-8-2-1 0-5-5-5-15 0-29 1-43 1-15 0-30-1-45-1-2 0-7 0-7 8 0 5 4 5 7 5 24 0 29 10 29 19 0 2-1 8-1 9-13 50-25 99-39 150-14 56-62 93-104 93-29 0-52-19-52-55 2-11 0-14 5-32 13-56 28-110 41-165 4-14 5-19 35-19 12 0 14 0 14-8 0-5-3-5-6-5-11 0-42 1-54 1s-42-1-54-1c-3 0-8 0-8 8 0 5 5 5 12 5 1 0 9 0 17 1 7 2 10 2 10 6s-4 21-7 30c-3 12-6 26-9 37-4 17-24 96-26 105-2 12-2 18-2 24 0 51 38 81 82 81 54 0 105-48 120-103 12-50 25-99 37-150z"><text:p/></draw:path><draw:path draw:style-name="gr698" draw:text-style-name="P11" svg:width="0.1031in" svg:height="0.0787in" svg:x="2.4752in" svg:y="0.0594in" svg:viewBox="0 0 263 201" svg:d="M226 32c3-12 8-21 31-21 1 0 6-1 6-7 0-2-1-4-5-4-10 0-20 1-30 1-7 0-24-1-31-1-1 0-6 0-6 6 0 4 3 5 6 5 14 0 19 5 19 12 0 2 0 3-1 7-11 43-22 85-33 128-25-51-49-102-74-153-2-5-4-5-11-5-13 0-26 0-39 0-6 0-10 0-10 6 0 5 4 5 10 5s12 0 19 1c-13 53-27 104-40 157-3 12-8 20-31 22-2 0-6 0-6 6 0 3 2 4 5 4 9 0 20-1 30-1 7 0 24 1 31 1 4 0 6-1 6-6 0-4-4-4-6-4-19-2-19-9-19-12 0-2 0-4 1-9 13-50 25-99 38-150 29 59 57 118 86 177 2 4 3 4 7 4 5 0 5-1 6-6 13-54 27-109 41-163z"><text:p/></draw:path><draw:path draw:style-name="gr699" draw:text-style-name="P11" svg:width="0.0783in" svg:height="0.0051in" svg:x="2.5972in" svg:y="0.1067in" svg:viewBox="0 0 200 14" svg:d="M188 14c5 0 12 0 12-7s-7-7-12-7c-58 0-117 0-176 0-5 0-12 0-12 7s7 7 12 7c59 0 118 0 176 0z"><text:p/></draw:path><draw:path draw:style-name="gr700" draw:text-style-name="P11" svg:width="0.0421in" svg:height="0.0764in" svg:x="2.7012in" svg:y="0.0618in" svg:viewBox="0 0 108 195" svg:d="M67 7c0-7-1-7-8-7-19 18-47 18-59 18 0 4 0 7 0 11 7 0 28 0 43-9 0 51 0 101 0 151 0 10 0 14-30 14-3 0-7 0-11 0 0 3 0 7 0 10 6 0 42-1 53-1 10 0 47 1 53 1 0-3 0-7 0-10-4 0-7 0-11 0-30 0-30-4-30-14 0-55 0-109 0-164z"><text:p/></draw:path><draw:path draw:style-name="gr701" draw:text-style-name="P11" svg:width="1.1409in" svg:height="0.0063in" svg:x="1.622in" svg:y="0.1807in" svg:viewBox="0 0 2899 17" svg:d="M1450 17c-484 0-966 0-1450 0 0-6 0-11 0-17 966 0 1932 0 2899 0 0 6 0 11 0 17-483 0-967 0-1449 0z"><text:p/></draw:path><draw:path draw:style-name="gr702" draw:text-style-name="P11" svg:width="0.0898in" svg:height="0.0748in" svg:x="2.0043in" svg:y="0.2657in" svg:viewBox="0 0 229 191" svg:d="M25 162c-1 6-3 15-3 18 0 7 6 11 12 11 4 0 13-3 15-11 1-1 6-22 9-31 3-14 6-26 9-39 3-9 5-18 7-27 2-7 5-21 5-22 6-13 29-51 69-51 19 0 22 15 22 30 0 25-20 79-26 98-5 9-5 14-5 19 0 19 15 34 35 34 40 0 55-62 55-65 0-4-3-4-5-4-4 0-4 1-7 7-8 29-21 53-42 53-7 0-11-5-11-14 0-11 4-21 8-30 8-22 26-68 26-92 0-29-18-46-48-46-38 0-59 28-66 37-2-24-20-37-40-37s-26 17-31 24c-7 14-13 40-13 41 0 5 5 5 6 5 4 0 5 0 7-10 7-30 16-50 30-50 9 0 13 6 13 19 0 9-1 14-6 36-8 32-16 64-25 97z"><text:p/></draw:path><draw:path draw:style-name="gr703" draw:text-style-name="P11" svg:width="0.1102in" svg:height="0.1098in" svg:x="2.1457in" svg:y="0.2425in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704" draw:text-style-name="P11" svg:width="0.0543in" svg:height="0.1098in" svg:x="2.3169in" svg:y="0.2283in" svg:viewBox="0 0 139 280" svg:d="M86 11c0-11 0-11-9-11-27 26-64 26-77 26 0 5 0 9 0 14 8 0 34 0 55-11 0 73 0 145 0 218 0 15-1 20-39 20-5 0-9 0-14 0 0 4 0 9 0 13 15-1 52-1 69-1s54 0 68 1c0-4 0-9 0-13-5 0-8 0-13 0-38 0-40-5-40-20 0-79 0-157 0-236z"><text:p/></draw:path><draw:path draw:style-name="gr705" draw:text-style-name="P11" svg:width="0.1102in" svg:height="0.1098in" svg:x="2.8291in" svg:y="0.1291in" svg:viewBox="0 0 281 280" svg:d="M149 149c39 0 78 0 117 0 6 0 15 0 15-9 0-8-9-8-15-8-39 0-78 0-117 0 0-40 0-78 0-118 0-6 0-14-9-14-8 0-8 8-8 14 0 40 0 78 0 118-40 0-78 0-118 0-6 0-14 0-14 8 0 9 8 9 14 9 40 0 78 0 118 0 0 38 0 78 0 117 0 6 0 14 8 14 9 0 9-8 9-14 0-39 0-79 0-117z"><text:p/></draw:path><draw:path draw:style-name="gr706" draw:text-style-name="P11" svg:width="0.1146in" svg:height="0.1165in" svg:x="3.0173in" svg:y="0.0004in" svg:viewBox="0 0 292 297" svg:d="M239 44c5-16 12-30 45-31 3 0 8 0 8-8-2-1 0-5-5-5-15 0-29 1-43 1-15 0-30-1-45-1-2 0-7 0-7 8 0 5 4 5 7 5 24 0 29 10 29 19 0 2-1 8-1 9-13 50-25 99-39 150-14 56-62 93-104 93-29 0-52-19-52-55 2-11 0-14 5-32 13-56 28-110 41-165 4-14 5-19 36-19 11 0 13 0 13-8 0-5-3-5-5-5-12 0-43 1-54 1-13 0-43-1-55-1-3 0-7 0-7 8 0 5 4 5 11 5 1 0 9 0 17 1 7 2 10 2 10 6s-4 21-7 30c-2 12-6 26-8 37-5 17-24 96-27 105-2 12-2 18-2 24 0 51 38 81 83 81 53 0 104-48 119-103 12-50 25-99 37-150z"><text:p/></draw:path><draw:path draw:style-name="gr707" draw:text-style-name="P11" svg:width="0.1031in" svg:height="0.0787in" svg:x="3.1272in" svg:y="0.0594in" svg:viewBox="0 0 263 201" svg:d="M226 32c3-12 8-21 31-21 2 0 6-1 6-7 0-2-1-4-4-4-11 0-21 1-31 1-7 0-24-1-31-1-1 0-6 0-6 6 0 4 3 5 6 5 14 0 19 5 19 12 0 2 0 3-1 7-11 43-22 85-33 128-25-51-49-102-74-153-2-5-4-5-11-5-13 0-26 0-39 0-6 0-10 0-10 6 0 5 4 5 10 5s13 0 19 1c-13 53-27 104-40 157-2 12-8 20-31 22-2 0-6 0-6 6 0 3 2 4 5 4 9 0 20-1 30-1 7 0 24 1 31 1 4 0 6-1 6-6 0-4-4-4-6-4-19-2-19-9-19-12 0-2 0-4 1-9 13-50 25-99 38-150 29 59 57 118 86 177 2 4 3 4 7 4 5 0 5-1 6-6 13-54 27-109 41-163z"><text:p/></draw:path><draw:path draw:style-name="gr708" draw:text-style-name="P11" svg:width="0.1102in" svg:height="0.1098in" svg:x="3.2913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709" draw:text-style-name="P11" svg:width="0.0177in" svg:height="0.0169in" svg:x="3.4622in" svg:y="0.0961in" svg:viewBox="0 0 46 44" svg:d="M46 22c0-12-11-22-23-22s-23 8-23 22c0 12 11 22 23 22s23-9 23-22z"><text:p/></draw:path><draw:path draw:style-name="gr710" draw:text-style-name="P11" svg:width="0.0169in" svg:height="0.0169in" svg:x="3.5087in" svg:y="0.0961in" svg:viewBox="0 0 44 44" svg:d="M44 22c0-12-9-22-21-22-13 0-23 8-23 22 0 12 10 22 23 22 12 0 21-9 21-22z"><text:p/></draw:path><draw:path draw:style-name="gr711" draw:text-style-name="P11" svg:width="0.0169in" svg:height="0.0169in" svg:x="3.5547in" svg:y="0.0961in" svg:viewBox="0 0 44 44" svg:d="M44 22c0-12-10-22-22-22s-22 8-22 22c0 12 10 22 22 22s22-9 22-22z"><text:p/></draw:path><draw:path draw:style-name="gr712" draw:text-style-name="P11" svg:width="0.1098in" svg:height="0.1098in" svg:x="3.6327in" svg:y="0.0165in" svg:viewBox="0 0 280 280" svg:d="M149 149c39 0 78 0 117 0 6 0 14 0 14-9 0-8-8-8-14-8-39 0-78 0-117 0 0-40 0-78 0-118 0-6 0-14-9-14-8 0-8 8-8 14 0 40 0 78 0 118-40 0-79 0-119 0-6 0-13 0-13 8 0 9 7 9 13 9 40 0 79 0 119 0 0 39 0 79 0 118 0 6 0 13 8 13 9 0 9-7 9-13 0-39 0-79 0-118z"><text:p/></draw:path><draw:path draw:style-name="gr713" draw:text-style-name="P11" svg:width="0.115in" svg:height="0.1165in" svg:x="3.8004in" svg:y="0.0004in" svg:viewBox="0 0 293 297" svg:d="M240 44c4-16 12-30 46-31 1 0 7 0 7-8-3-1 0-5-6-5-15 0-29 1-43 1-15 0-30-1-44-1-2 0-8 0-8 8 0 5 5 5 8 5 24 0 29 10 29 19 0 2-1 8-2 9-12 50-25 99-37 150-15 56-64 93-106 93-29 0-52-19-52-55 2-11 0-14 5-32 13-56 28-110 41-165 5-14 5-19 36-19 11 0 14 0 14-8 0-5-4-5-6-5-12 0-42 1-54 1s-42-1-54-1c-3 0-8 0-8 8 0 5 4 5 12 5 1 0 8 0 16 1 8 2 12 2 12 6s-5 21-8 30c-3 12-6 26-9 37-4 17-24 96-25 105-4 12-4 18-4 24 0 51 38 81 83 81 53 0 105-48 119-103 13-50 25-99 38-150z"><text:p/></draw:path><draw:path draw:style-name="gr714" draw:text-style-name="P11" svg:width="0.0705in" svg:height="0.052in" svg:x="3.9083in" svg:y="0.087in" svg:viewBox="0 0 180 133" svg:d="M22 111c0 4-2 9-3 12 0 8 5 10 10 10 6 0 11-4 12-6s3-12 5-18 4-19 7-27c1-6 3-12 5-20 3-12 3-14 12-26 8-12 22-28 44-28 18 0 18 16 18 21 0 18-13 50-18 63-2 9-4 11-4 16 0 15 12 25 28 25 30 0 42-41 42-44 0-5-4-5-5-5-3 0-3 2-5 6-7 23-20 35-31 35-7 0-7-4-7-10 0-7 1-11 6-24 4-9 16-41 16-57 0-28-23-34-39-34-24 0-41 16-49 28-2-21-20-28-32-28s-20 10-23 17c-7 11-11 27-11 29 0 3 4 3 5 3 5 0 5-1 7-8 4-18 10-33 22-33 7 0 9 8 9 15 0 6-2 17-5 25-2 7-4 19-7 26-3 12-6 25-9 37z"><text:p/></draw:path><draw:path draw:style-name="gr715" draw:text-style-name="P11" svg:width="0.987in" svg:height="0.0063in" svg:x="3.0059in" svg:y="0.1807in" svg:viewBox="0 0 2508 17" svg:d="M1254 17c-418 0-836 0-1254 0 0-6 0-11 0-17 836 0 1672 0 2508 0 0 6 0 11 0 17-419 0-836 0-1254 0z"><text:p/></draw:path><draw:path draw:style-name="gr716" draw:text-style-name="P11" svg:width="0.0898in" svg:height="0.0748in" svg:x="3.3114in" svg:y="0.2657in" svg:viewBox="0 0 229 191" svg:d="M25 162c-1 6-3 15-3 18 0 7 6 11 12 11 4 0 12-3 15-11 0-1 5-22 7-31 4-14 6-26 10-39 2-9 5-18 7-27 3-7 5-21 6-22 6-13 29-51 69-51 19 0 22 15 22 30 0 25-20 79-27 98-4 9-4 14-4 19 0 19 15 34 34 34 41 0 56-62 56-65 0-4-5-4-6-4-3 0-3 1-6 7-8 29-23 53-43 53-7 0-10-5-10-14 0-11 4-21 8-30 8-22 26-68 26-92 0-29-19-46-49-46-39 0-59 28-66 37-1-24-19-37-39-37-19 0-27 17-31 24-7 14-13 40-13 41 0 5 4 3 5 5 5 0 5 0 7-10 7-30 16-50 31-50 9 0 13 6 13 19 0 9-1 14-7 36-8 32-15 64-24 97z"><text:p/></draw:path><draw:path draw:style-name="gr717" draw:text-style-name="P11" svg:width="0.1098in" svg:height="0.1098in" svg:x="3.4528in" svg:y="0.2425in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718" draw:text-style-name="P11" svg:width="0.0543in" svg:height="0.1098in" svg:x="3.6244in" svg:y="0.2283in" svg:viewBox="0 0 139 280" svg:d="M86 11c0-11 0-11-9-11-27 26-64 26-77 26 0 5 0 9 0 14 8 0 32 0 55-11 0 73 0 145 0 218 0 15-1 20-39 20-5 0-9 0-14 0 0 4 0 9 0 13 15-1 52-1 69-1s53 0 68 1c0-4 0-9 0-13-5 0-9 0-14 0-37 0-39-5-39-20 0-79 0-157 0-236z"><text:p/></draw:path></draw:g></draw:g></text:p>
      <text:p text:style-name="P6"><draw:g text:anchor-type="as-char" svg:y="-0.2437in" draw:z-index="30" draw:style-name="gr1"><svg:title>TexMaths</svg:title><svg:desc>12§display§|S_n| \le \left| \frac{U_0 + ... + U_{N-1}}{n+1} \right| + \left| \frac{U_N + ... + U_n}{n+1} \right| \le \frac{U_0 + ... + U_{n-1}}{n+1} \times \frac{n-N+1}\epsilon}{n+1}
§svg§600§FALSE§</svg:desc><draw:g draw:style-name="gr2"><draw:path draw:style-name="gr594" draw:text-style-name="P10" svg:width="5.8421in" svg:height="0.387in" svg:x="0.0004in" svg:y="0.0083in" svg:viewBox="0 0 14840 984" svg:d="M0 0c4946 0 9894 0 14840 0 0 328 0 656 0 984-4946 0-9894 0-14840 0 0-328 0-656 0-984z"><text:p/></draw:path><draw:path draw:style-name="gr595" draw:text-style-name="P11" svg:width="0.0063in" svg:height="0.1654in" svg:x="0.0118in" svg:y="0.1193in" svg:viewBox="0 0 17 421" svg:d="M17 16c0-9 0-16-9-16-8 0-8 7-8 16 0 129 0 259 0 390 0 8 0 15 8 15 9 0 9-7 9-15 0-131 0-261 0-390z"><text:p/></draw:path><draw:path draw:style-name="gr596" draw:text-style-name="P11" svg:width="0.098in" svg:height="0.1201in" svg:x="0.0465in" svg:y="0.1272in" svg:viewBox="0 0 250 306" svg:d="M250 4c0-2 0-4-5-4-1 0-3 0-7 6-8 8-14 16-21 24-11-19-32-30-60-30-54 0-104 48-104 100 0 33 23 52 44 58 15 4 30 9 45 12 15 4 39 11 39 46 0 37-35 77-77 77-26 0-73-10-73-61 0-11 3-21 3-23 0-3 1-3 1-4 0-3-5-3-6-3-3 0-3 0-4 1s-25 97-25 98c0 4 2 5 5 5 2 0 2 0 7-6 7-8 13-17 20-24 18 24 47 30 72 30 57 0 107-56 107-108 0-29-14-43-20-49-10-10-17-12-54-22-10-2-24-6-28-7-12-4-26-16-26-38 0-35 33-70 74-70 35 0 60 18 60 65 0 13-1 21-1 24 1 1 0 3 5 3s5-1 6-8c7-31 15-61 23-92z"><text:p/></draw:path><draw:path draw:style-name="gr597" draw:text-style-name="P11" svg:width="0.0705in" svg:height="0.0516in" svg:x="0.1453in" svg:y="0.2173in" svg:viewBox="0 0 180 132" svg:d="M22 110c-2 5-2 9-3 12 0 8 5 10 10 10s9-4 12-6c2-2 3-12 5-18 1-6 4-19 6-26 2-8 3-14 6-21 2-12 3-14 12-26 8-12 21-28 44-28 17 0 17 16 17 22 0 17-12 50-17 62-4 9-5 11-5 16 0 15 13 25 29 25 29 0 42-41 42-44 0-4-4-4-5-4-3 0-5 1-6 5-6 23-19 35-31 35-6 0-7-4-7-10 0-7 1-11 7-24 4-10 16-41 16-56 0-29-23-34-39-34-25 0-41 14-50 26-1-20-19-26-31-26-14 0-20 8-23 16-7 10-11 27-11 28 0 4 4 4 5 4 3 0 5 0 6-8 5-18 11-33 21-33 9 0 10 7 10 15 0 6-4 16-5 25-2 7-5 20-6 26-3 12-6 25-9 37z"><text:p/></draw:path><draw:path draw:style-name="gr598" draw:text-style-name="P11" svg:width="0.0063in" svg:height="0.1654in" svg:x="0.2496in" svg:y="0.1193in" svg:viewBox="0 0 17 421" svg:d="M17 16c0-9 0-16-9-16-8 0-8 7-8 16 0 129 0 259 0 390 0 8 0 15 8 15 9 0 9-7 9-15 0-131 0-261 0-390z"><text:p/></draw:path><draw:path draw:style-name="gr599" draw:text-style-name="P11" svg:width="0.1012in" svg:height="0.1276in" svg:x="0.3362in" svg:y="0.1382in" svg:viewBox="0 0 258 325" svg:d="M250 18c4-2 8-5 8-10 0-4-4-8-8-8-3 0-6 1-9 2-78 38-155 74-233 111-7 3-8 6-8 9 0 4 2 6 8 10 78 36 155 72 233 109 6 3 6 3 9 3s8-4 8-9c0-3-2-6-10-9-73-35-147-69-220-104 74-34 147-69 222-104zM242 325c8 0 16 0 16-8 0-9-10-9-16-9-75 0-152 0-228 0-6 0-14 0-14 9 0 8 7 8 14 8 76 0 153 0 228 0z"><text:p/></draw:path><draw:path draw:style-name="gr600" draw:text-style-name="P11" svg:width="0.0067in" svg:height="0.1059in" svg:x="0.522in" svg:y="0in" svg:viewBox="0 0 18 270" svg:d="M0 254c0 8 0 16 8 16 10 0 10-8 10-16 0-80 0-159 0-238 0-8 0-16-10-16-8 0-8 8-8 16 0 79 0 158 0 238z"><text:p/></draw:path><draw:path draw:style-name="gr601" draw:text-style-name="P11" svg:width="0.0067in" svg:height="0.1059in" svg:x="0.522in" svg:y="0.0996in" svg:viewBox="0 0 18 270" svg:d="M0 254c0 6 0 16 8 16 10 0 10-8 10-16 0-80 0-159 0-238 0-8 0-16-10-16-8 0-8 8-8 16 0 79 0 158 0 238z"><text:p/></draw:path><draw:path draw:style-name="gr602" draw:text-style-name="P11" svg:width="0.0067in" svg:height="0.1059in" svg:x="0.522in" svg:y="0.1988in" svg:viewBox="0 0 18 270" svg:d="M0 254c0 8 0 16 8 16 10 0 10-8 10-16 0-80 0-159 0-238 0-6 0-16-10-16-8 0-8 8-8 16 0 79 0 158 0 238z"><text:p/></draw:path><draw:path draw:style-name="gr603" draw:text-style-name="P11" svg:width="0.0067in" svg:height="0.1059in" svg:x="0.522in" svg:y="0.298in" svg:viewBox="0 0 18 270" svg:d="M0 254c0 8 0 16 8 16 10 0 10-8 10-16 0-80 0-159 0-238 0-8 0-16-10-16-8 0-8 8-8 16 0 79 0 158 0 238z"><text:p/></draw:path><draw:path draw:style-name="gr604" draw:text-style-name="P11" svg:width="0.115in" svg:height="0.1169in" svg:x="0.5839in" svg:y="0.0189in" svg:viewBox="0 0 293 298" svg:d="M240 44c5-16 12-30 46-31 2 0 7 0 7-8-3-1 0-5-6-5-13 0-28 1-42 1-15 0-30-1-45-1-2 0-7 0-7 8 0 5 4 5 7 5 24 0 29 10 29 18 0 3-1 9-1 10-13 50-25 99-38 150-15 56-63 93-105 93-29 0-51-19-51-55 0-1 0-14 4-32 14-55 28-109 41-165 4-14 5-19 35-19 11 0 14 0 14-8 0-5-4-5-6-5-10 0-42 1-54 1s-42-1-54-1c-3 0-8 0-8 8 0 5 5 5 12 5 1 0 10 0 17 1 7 0 11 2 11 6 0 3-5 21-8 30-3 12-6 26-9 38-4 16-24 96-25 104-4 12-4 18-4 24 0 52 38 82 83 82 54 0 105-48 120-104 12-50 25-99 37-150z"><text:p/></draw:path><draw:path draw:style-name="gr605" draw:text-style-name="P11" svg:width="0.0535in" svg:height="0.0791in" svg:x="0.6925in" svg:y="0.0791in" svg:viewBox="0 0 137 202" svg:d="M137 102c0-32-4-55-18-77-9-13-28-25-51-25-68 0-68 80-68 102s0 100 68 100c69 0 69-78 69-100zM68 193c-14 0-32-7-38-31-4-18-4-42-4-64 0-21 0-44 5-60 6-24 25-30 37-30 16 0 32 10 36 28 5 16 5 37 5 62 0 22 0 44-3 63-6 26-26 32-38 32z"><text:p/></draw:path><draw:path draw:style-name="gr606" draw:text-style-name="P11" svg:width="0.1102in" svg:height="0.1102in" svg:x="0.8067in" svg:y="0.0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07" draw:text-style-name="P11" svg:width="0.0169in" svg:height="0.0169in" svg:x="0.978in" svg:y="0.1142in" svg:viewBox="0 0 44 44" svg:d="M44 22c0-12-9-22-21-22s-23 10-23 22 11 22 23 22 21-10 21-22z"><text:p/></draw:path><draw:path draw:style-name="gr608" draw:text-style-name="P11" svg:width="0.0169in" svg:height="0.0169in" svg:x="1.024in" svg:y="0.1142in" svg:viewBox="0 0 44 44" svg:d="M44 22c0-12-10-22-22-22-14 0-22 10-22 22s8 22 22 22c12 0 22-10 22-22z"><text:p/></draw:path><draw:path draw:style-name="gr609" draw:text-style-name="P11" svg:width="0.0177in" svg:height="0.0169in" svg:x="1.0701in" svg:y="0.1142in" svg:viewBox="0 0 46 44" svg:d="M46 22c0-12-11-22-23-22s-23 10-23 22 11 22 23 22 23-10 23-22z"><text:p/></draw:path><draw:path draw:style-name="gr610" draw:text-style-name="P11" svg:width="0.1098in" svg:height="0.1102in" svg:x="1.1484in" svg:y="0.03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11" draw:text-style-name="P11" svg:width="0.1146in" svg:height="0.1169in" svg:x="1.3161in" svg:y="0.0189in" svg:viewBox="0 0 292 298" svg:d="M240 44c4-16 11-30 46-31 1 0 6 0 6-8-2-1 0-5-5-5-15 0-29 1-43 1-15 0-30-1-44-1-3 0-8 0-8 8 0 5 5 5 8 5 24 0 28 10 28 18 0 3 0 9-1 10-12 50-25 99-37 150-15 56-64 93-106 93-29 0-52-19-52-55 0-1 0-14 5-32 13-55 28-109 41-165 4-14 5-19 36-19 11 0 14 0 14-8 0-5-4-5-6-5-12 0-42 1-54 1s-42-1-54-1c-3 0-8 0-8 8 0 5 4 5 12 5 5 0 8 0 16 1 7 0 12 2 12 6 0 3-5 21-8 30-3 12-6 26-9 38-4 16-24 96-27 104-2 12-2 18-2 24 0 52 38 82 83 82 53 0 105-48 119-104 13-50 25-99 38-150z"><text:p/></draw:path><draw:path draw:style-name="gr612" draw:text-style-name="P11" svg:width="0.1035in" svg:height="0.0783in" svg:x="1.426in" svg:y="0.078in" svg:viewBox="0 0 264 200" svg:d="M227 31c2-11 7-20 31-20 1 0 6-1 6-7 0-2-2-4-5-4-9 0-20 1-31 1-7 0-24-1-31-1-1 0-6 0-6 6 0 4 3 5 7 5 13 0 18 3 18 12 0 2 0 3-1 6-11 43-21 86-31 129-26-51-51-102-76-153-2-5-2-5-10-5-13 0-27 0-40 0-6 0-10 0-10 6 0 5 4 5 10 5s13 0 19 1c-13 53-27 104-40 157-2 12-7 21-31 22-1 0-6 0-6 6 0 2 2 3 5 3 9 0 20-1 31-1 6 0 24 1 31 1 3 0 6-1 6-6 0-3-3-3-7-3-19-1-19-9-19-13 0-2 0-3 1-8 13-50 25-100 38-151 29 59 58 118 87 177 2 4 3 4 6 4 5 0 5 0 6-6 14-54 27-109 42-163z"><text:p/></draw:path><draw:path draw:style-name="gr613" draw:text-style-name="P11" svg:width="0.078in" svg:height="0.0051in" svg:x="1.5484in" svg:y="0.1252in" svg:viewBox="0 0 199 14" svg:d="M187 14c5 0 12 0 12-7s-6-7-12-7c-59 0-116 0-175 0-5 0-12 0-12 7s7 7 12 7c59 0 116 0 175 0z"><text:p/></draw:path><draw:path draw:style-name="gr614" draw:text-style-name="P11" svg:width="0.0417in" svg:height="0.0768in" svg:x="1.6524in" svg:y="0.0791in" svg:viewBox="0 0 107 196" svg:d="M66 8c0-7 0-8-8-8-20 19-46 19-58 19 0 4 0 7 0 11 7 0 26 0 42-8 0 50 0 99 0 150 0 9 0 14-29 14-3 0-8 0-12 0 0 2 0 6 0 10 6 0 42-2 53-2 10 0 47 2 53 2 0-4 0-8 0-10-4 0-7 0-11 0-30 0-30-5-30-14 0-54 0-110 0-164z"><text:p/></draw:path><draw:path draw:style-name="gr615" draw:text-style-name="P11" svg:width="1.1409in" svg:height="0.0067in" svg:x="0.5728in" svg:y="0.1988in" svg:viewBox="0 0 2899 18" svg:d="M0 0c966 0 1933 0 2899 0 0 6 0 12 0 18-966 0-1933 0-2899 0 0-6 0-12 0-18z"><text:p/></draw:path><draw:path draw:style-name="gr616" draw:text-style-name="P11" svg:width="0.0894in" svg:height="0.0748in" svg:x="0.9555in" svg:y="0.2839in" svg:viewBox="0 0 228 191" svg:d="M25 161c-1 7-5 17-5 18 0 8 6 12 14 12 4 0 12-4 15-12 0-1 5-21 7-31 4-14 6-26 10-39 2-8 5-18 7-27 1-8 5-20 6-22 6-12 28-50 69-50 19 0 22 15 22 28 0 27-20 81-27 99-4 9-5 14-5 19 0 20 16 35 35 35 39 0 55-61 55-65 0-5-4-5-5-5-3 0-3 1-6 9-8 27-23 51-43 51-7 0-10-3-10-13 0-11 4-22 8-30 8-23 25-70 25-94 0-27-18-44-48-44-39 0-59 26-66 36-3-23-19-36-39-36-19 0-27 17-32 24-6 14-12 38-12 41s4 3 5 3c5 0 5 0 7-9 7-30 16-49 31-49 9 0 13 4 13 19 0 8-1 13-7 35-8 32-15 64-24 97z"><text:p/></draw:path><draw:path draw:style-name="gr617" draw:text-style-name="P11" svg:width="0.1102in" svg:height="0.1102in" svg:x="1.0965in" svg:y="0.2602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18" draw:text-style-name="P11" svg:width="0.0543in" svg:height="0.1102in" svg:x="1.2677in" svg:y="0.2465in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619" draw:text-style-name="P11" svg:width="0.0067in" svg:height="0.1059in" svg:x="1.7583in" svg:y="0in" svg:viewBox="0 0 18 270" svg:d="M0 254c0 8 0 16 8 16 10 0 10-8 10-16 0-80 0-159 0-238 0-8 0-16-10-16-8 0-8 8-8 16 0 79 0 158 0 238z"><text:p/></draw:path><draw:path draw:style-name="gr620" draw:text-style-name="P11" svg:width="0.0067in" svg:height="0.1059in" svg:x="1.7583in" svg:y="0.0996in" svg:viewBox="0 0 18 270" svg:d="M0 254c0 6 0 16 8 16 10 0 10-8 10-16 0-80 0-159 0-238 0-8 0-16-10-16-8 0-8 8-8 16 0 79 0 158 0 238z"><text:p/></draw:path><draw:path draw:style-name="gr621" draw:text-style-name="P11" svg:width="0.0067in" svg:height="0.1059in" svg:x="1.7583in" svg:y="0.1988in" svg:viewBox="0 0 18 270" svg:d="M0 254c0 8 0 16 8 16 10 0 10-8 10-16 0-80 0-159 0-238 0-6 0-16-10-16-8 0-8 8-8 16 0 79 0 158 0 238z"><text:p/></draw:path><draw:path draw:style-name="gr622" draw:text-style-name="P11" svg:width="0.0067in" svg:height="0.1059in" svg:x="1.7583in" svg:y="0.298in" svg:viewBox="0 0 18 270" svg:d="M0 254c0 8 0 16 8 16 10 0 10-8 10-16 0-80 0-159 0-238 0-8 0-16-10-16-8 0-8 8-8 16 0 79 0 158 0 238z"><text:p/></draw:path><draw:path draw:style-name="gr623" draw:text-style-name="P11" svg:width="0.1098in" svg:height="0.1098in" svg:x="1.8358in" svg:y="0.1472in" svg:viewBox="0 0 280 280" svg:d="M149 149c39 0 78 0 117 0 6 0 14 0 14-9s-8-9-14-9c-39 0-78 0-117 0 0-40 0-78 0-118 0-6 0-13-9-13-8 0-8 7-8 13 0 40 0 78 0 118-40 0-79 0-119 0-6 0-13 0-13 9s7 9 13 9c40 0 79 0 119 0 0 38 0 78 0 117 0 6 0 14 8 14 9 0 9-8 9-14 0-39 0-79 0-117z"><text:p/></draw:path><draw:path draw:style-name="gr624" draw:text-style-name="P11" svg:width="0.0071in" svg:height="0.1059in" svg:x="2.0161in" svg:y="0in" svg:viewBox="0 0 19 270" svg:d="M0 254c0 8 0 16 10 16 9 0 9-8 9-16 0-80 0-159 0-238 0-8 0-16-9-16-10 0-10 8-10 16 0 79 0 158 0 238z"><text:p/></draw:path><draw:path draw:style-name="gr625" draw:text-style-name="P11" svg:width="0.0071in" svg:height="0.1059in" svg:x="2.0161in" svg:y="0.0996in" svg:viewBox="0 0 19 270" svg:d="M0 254c0 6 0 16 10 16 9 0 9-8 9-16 0-80 0-159 0-238 0-8 0-16-9-16-10 0-10 8-10 16 0 79 0 158 0 238z"><text:p/></draw:path><draw:path draw:style-name="gr626" draw:text-style-name="P11" svg:width="0.0071in" svg:height="0.1059in" svg:x="2.0161in" svg:y="0.1988in" svg:viewBox="0 0 19 270" svg:d="M0 254c0 8 0 16 10 16 9 0 9-8 9-16 0-80 0-159 0-238 0-6 0-16-9-16-10 0-10 8-10 16 0 79 0 158 0 238z"><text:p/></draw:path><draw:path draw:style-name="gr627" draw:text-style-name="P11" svg:width="0.0071in" svg:height="0.1059in" svg:x="2.0161in" svg:y="0.298in" svg:viewBox="0 0 19 270" svg:d="M0 254c0 8 0 16 10 16 9 0 9-8 9-16 0-80 0-159 0-238 0-8 0-16-9-16-10 0-10 8-10 16 0 79 0 158 0 238z"><text:p/></draw:path><draw:path draw:style-name="gr628" draw:text-style-name="P11" svg:width="0.115in" svg:height="0.1169in" svg:x="2.0787in" svg:y="0.0189in" svg:viewBox="0 0 293 298" svg:d="M240 44c4-16 12-30 46-31 2 0 7 0 7-8-3-1 0-5-6-5-13 0-29 1-43 1-15 0-30-1-44-1-2 0-7 0-7 8 0 5 4 5 7 5 24 0 29 10 29 18 0 3-1 9-1 10-13 50-25 99-38 150-15 56-63 93-105 93-29 0-51-19-51-55 0-1 0-14 4-32 14-55 28-109 41-165 4-14 5-19 35-19 11 0 14 0 14-8 0-5-4-5-6-5-12 0-42 1-54 1s-42-1-54-1c-3 0-8 0-8 8 0 5 4 5 12 5 1 0 8 0 16 1 8 0 12 2 12 6 0 3-5 21-8 30-3 12-6 26-9 38-4 16-24 96-25 104-4 12-4 18-4 24 0 52 38 82 83 82 53 0 105-48 120-104 12-50 25-99 37-150z"><text:p/></draw:path><draw:path draw:style-name="gr629" draw:text-style-name="P11" svg:width="0.1031in" svg:height="0.0783in" svg:x="2.189in" svg:y="0.078in" svg:viewBox="0 0 263 200" svg:d="M226 31c2-11 7-20 31-20 1 0 6-1 6-7 0-2-1-4-5-4-10 0-20 1-30 1-7 0-25-1-31-1-3 0-6 0-6 6 0 4 3 5 6 5 14 0 19 3 19 12 0 2 0 3-1 6-11 43-22 86-33 129-25-51-50-102-75-153-1-5-3-5-10-5-13 0-27 0-41 0-4 0-8 0-8 6 0 5 2 5 10 5 6 0 12 0 18 1-14 53-27 104-40 157-2 12-7 21-30 22-2 0-6 0-6 6 0 2 2 3 4 3 9 0 21-1 31-1 7 0 24 1 31 1 2 0 6-1 6-6 0-3-4-3-7-3-18-1-18-9-18-13 0-2 0-3 1-8 12-50 25-100 37-151 29 59 58 118 87 177 2 4 3 4 7 4 3 0 3 0 6-6 13-54 27-109 41-163z"><text:p/></draw:path><draw:path draw:style-name="gr630" draw:text-style-name="P11" svg:width="0.1102in" svg:height="0.1102in" svg:x="2.3531in" svg:y="0.0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31" draw:text-style-name="P11" svg:width="0.0169in" svg:height="0.0169in" svg:x="2.524in" svg:y="0.1142in" svg:viewBox="0 0 44 44" svg:d="M44 22c0-12-9-22-21-22-13 0-23 10-23 22s10 22 23 22c12 0 21-10 21-22z"><text:p/></draw:path><draw:path draw:style-name="gr632" draw:text-style-name="P11" svg:width="0.0169in" svg:height="0.0169in" svg:x="2.5705in" svg:y="0.1142in" svg:viewBox="0 0 44 44" svg:d="M44 22c0-12-10-22-22-22s-22 10-22 22 10 22 22 22 22-10 22-22z"><text:p/></draw:path><draw:path draw:style-name="gr633" draw:text-style-name="P11" svg:width="0.0169in" svg:height="0.0169in" svg:x="2.6161in" svg:y="0.1142in" svg:viewBox="0 0 44 44" svg:d="M44 22c0-12-9-22-21-22s-23 10-23 22 11 22 23 22 21-10 21-22z"><text:p/></draw:path><draw:path draw:style-name="gr634" draw:text-style-name="P11" svg:width="0.1102in" svg:height="0.1102in" svg:x="2.6941in" svg:y="0.035in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635" draw:text-style-name="P11" svg:width="0.1146in" svg:height="0.1169in" svg:x="2.8622in" svg:y="0.0189in" svg:viewBox="0 0 292 298" svg:d="M239 44c5-16 12-30 45-31 3 0 8 0 8-8-2-1 0-5-5-5-15 0-29 1-43 1-15 0-30-1-45-1-2 0-7 0-7 8 0 5 4 5 7 5 24 0 29 10 29 18 0 3-1 9-1 10-13 50-25 99-39 150-13 56-62 93-104 93-29 0-52-19-52-55 0-1 0-14 5-32 13-55 28-109 41-165 4-14 5-19 36-19 11 0 14 0 14-8 0-5-4-5-6-5-12 0-43 1-54 1-13 0-43-1-55-1-3 0-7 0-7 8 0 5 4 5 11 5 1 0 9 0 17 1 7 0 10 2 10 6 0 3-4 21-7 30-2 12-6 26-8 38-5 16-24 96-27 104-2 12-2 18-2 24 0 52 38 82 83 82 53 0 104-48 119-104 12-50 25-99 37-150z"><text:p/></draw:path><draw:path draw:style-name="gr636" draw:text-style-name="P11" svg:width="0.0705in" svg:height="0.052in" svg:x="2.9697in" svg:y="0.1051in" svg:viewBox="0 0 180 133" svg:d="M22 112c-2 3-3 10-3 12 0 6 5 9 10 9s9-3 12-6c2-3 3-13 5-19 1-5 4-19 6-26 2-6 3-14 6-20 2-12 3-14 12-26 8-12 21-28 44-28 17 0 17 16 17 21 0 18-12 50-17 63-4 8-5 11-5 16 0 16 13 25 29 25 29 0 42-41 42-45s-4-4-5-4c-3 0-5 2-6 5-6 24-19 36-31 36-6 0-7-4-7-11 0-6 1-10 7-23 4-9 16-41 16-57 0-29-23-34-39-34-25 0-41 16-50 26-1-19-19-26-31-26-14 0-20 10-23 16-7 10-11 27-11 30s4 3 5 3c3 0 5-1 6-8 5-18 11-33 21-33 9 0 10 6 10 15 0 6-2 15-5 24-2 7-5 20-6 27-3 12-6 26-9 38z"><text:p/></draw:path><draw:path draw:style-name="gr637" draw:text-style-name="P11" svg:width="0.9866in" svg:height="0.0067in" svg:x="2.0677in" svg:y="0.1988in" svg:viewBox="0 0 2507 18" svg:d="M0 0c835 0 1672 0 2507 0 0 6 0 12 0 18-835 0-1672 0-2507 0 0-6 0-12 0-18z"><text:p/></draw:path><draw:path draw:style-name="gr638" draw:text-style-name="P11" svg:width="0.0894in" svg:height="0.0748in" svg:x="2.3732in" svg:y="0.2839in" svg:viewBox="0 0 228 191" svg:d="M24 161c-1 7-4 17-4 18 0 8 6 12 12 12s14-4 16-12c1-1 6-21 8-31 4-14 6-26 10-39 2-8 5-18 7-27 1-8 5-20 5-22 7-12 29-50 70-50 18 0 22 15 22 28 0 27-21 81-27 99-4 9-5 14-5 19 0 20 16 35 35 35 39 0 55-61 55-65 0-5-4-5-5-5-5 0-5 1-6 9-8 27-23 51-43 51-7 0-11-3-11-13 0-11 5-22 9-30 7-23 25-70 25-94 0-27-18-44-48-44-39 0-59 26-66 36-3-23-19-36-39-36s-27 17-32 24c-6 14-12 38-12 41s4 3 5 3c3 0 5 0 7-9 7-30 16-49 31-49 9 0 12 4 12 19 0 8-1 13-6 35-8 32-17 64-25 97z"><text:p/></draw:path><draw:path draw:style-name="gr639" draw:text-style-name="P11" svg:width="0.1102in" svg:height="0.1102in" svg:x="2.5142in" svg:y="0.2602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40" draw:text-style-name="P11" svg:width="0.0543in" svg:height="0.1102in" svg:x="2.6854in" svg:y="0.2465in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641" draw:text-style-name="P11" svg:width="0.0067in" svg:height="0.1059in" svg:x="3.0984in" svg:y="0in" svg:viewBox="0 0 18 270" svg:d="M0 254c0 8 0 16 8 16 10 0 10-8 10-16 0-80 0-159 0-238 0-8 0-16-10-16-8 0-8 8-8 16 0 79 0 158 0 238z"><text:p/></draw:path><draw:path draw:style-name="gr642" draw:text-style-name="P11" svg:width="0.0067in" svg:height="0.1059in" svg:x="3.0984in" svg:y="0.0996in" svg:viewBox="0 0 18 270" svg:d="M0 254c0 6 0 16 8 16 10 0 10-8 10-16 0-80 0-159 0-238 0-8 0-16-10-16-8 0-8 8-8 16 0 79 0 158 0 238z"><text:p/></draw:path><draw:path draw:style-name="gr643" draw:text-style-name="P11" svg:width="0.0067in" svg:height="0.1059in" svg:x="3.0984in" svg:y="0.1988in" svg:viewBox="0 0 18 270" svg:d="M0 254c0 8 0 16 8 16 10 0 10-8 10-16 0-80 0-159 0-238 0-6 0-16-10-16-8 0-8 8-8 16 0 79 0 158 0 238z"><text:p/></draw:path><draw:path draw:style-name="gr644" draw:text-style-name="P11" svg:width="0.0067in" svg:height="0.1059in" svg:x="3.0984in" svg:y="0.298in" svg:viewBox="0 0 18 270" svg:d="M0 254c0 8 0 16 8 16 10 0 10-8 10-16 0-80 0-159 0-238 0-8 0-16-10-16-8 0-8 8-8 16 0 79 0 158 0 238z"><text:p/></draw:path><draw:path draw:style-name="gr645" draw:text-style-name="P11" svg:width="0.1012in" svg:height="0.1276in" svg:x="3.1894in" svg:y="0.1382in" svg:viewBox="0 0 258 325" svg:d="M251 18c3-2 7-5 7-10 0-4-4-8-8-8-3 0-6 1-8 2-78 38-154 74-232 111-8 3-10 6-10 9 0 4 4 6 10 10 78 36 154 72 232 109 5 3 6 3 8 3 4 0 8-4 8-9 0-3-1-6-8-9-74-35-148-69-221-104 74-34 147-69 222-104zM244 325c7 0 14 0 14-8 0-9-8-9-14-9-76 0-153 0-228 0-6 0-16 0-16 9 0 8 8 8 16 8 75 0 152 0 228 0z"><text:p/></draw:path><draw:path draw:style-name="gr646" draw:text-style-name="P11" svg:width="0.115in" svg:height="0.1169in" svg:x="3.3819in" svg:y="0.0189in" svg:viewBox="0 0 293 298" svg:d="M240 44c4-16 11-30 46-31 1 0 7 0 7-8-3-1 0-5-6-5-15 0-29 1-43 1-15 0-30-1-44-1-3 0-8 0-8 8 0 5 5 5 8 5 24 0 28 10 28 18 0 3 0 9-1 10-12 50-25 99-37 150-15 56-64 93-106 93-29 0-52-19-52-55 0-1 0-14 5-32 13-55 28-109 41-165 5-14 5-19 36-19 11 0 14 0 14-8 0-5-4-5-6-5-12 0-42 1-54 1s-42-1-54-1c-3 0-8 0-8 8 0 5 4 5 12 5 5 0 8 0 16 1 7 0 12 2 12 6 0 3-5 21-8 30-3 12-6 26-9 38-4 16-24 96-27 104-2 12-2 18-2 24 0 52 38 82 83 82 53 0 105-48 119-104 13-50 25-99 38-150z"><text:p/></draw:path><draw:path draw:style-name="gr647" draw:text-style-name="P11" svg:width="0.0535in" svg:height="0.0791in" svg:x="3.4902in" svg:y="0.0791in" svg:viewBox="0 0 137 202" svg:d="M137 102c0-32-4-55-17-77-10-13-28-25-52-25-68 0-68 80-68 102s0 100 68 100c69 0 69-78 69-100zM68 193c-13 0-31-7-37-31-3-18-3-42-3-64 0-21 0-44 3-60 6-24 25-30 37-30 17 0 32 10 38 28 4 16 4 37 4 62 0 22 0 44-3 63-6 26-27 32-39 32z"><text:p/></draw:path><draw:path draw:style-name="gr648" draw:text-style-name="P11" svg:width="0.1102in" svg:height="0.1102in" svg:x="3.6051in" svg:y="0.035in" svg:viewBox="0 0 281 281" svg:d="M149 149c39 0 78 0 117 0 6 0 15 0 15-9 0-8-9-8-15-8-39 0-78 0-117 0 0-40 0-78 0-118 0-6 0-14-9-14-8 0-8 8-8 14 0 40 0 78 0 118-40 0-79 0-119 0-6 0-13 0-13 8 0 9 7 9 13 9 40 0 79 0 119 0 0 38 0 78 0 117 0 6 0 15 8 15 9 0 9-9 9-15 0-39 0-79 0-117z"><text:p/></draw:path><draw:path draw:style-name="gr649" draw:text-style-name="P11" svg:width="0.0169in" svg:height="0.0169in" svg:x="3.776in" svg:y="0.1142in" svg:viewBox="0 0 44 44" svg:d="M44 22c0-12-10-22-22-22-14 0-22 10-22 22s8 22 22 22c12 0 22-10 22-22z"><text:p/></draw:path><draw:path draw:style-name="gr650" draw:text-style-name="P11" svg:width="0.0177in" svg:height="0.0169in" svg:x="3.8217in" svg:y="0.1142in" svg:viewBox="0 0 46 44" svg:d="M46 22c0-12-11-22-23-22s-23 10-23 22 11 22 23 22 23-10 23-22z"><text:p/></draw:path><draw:path draw:style-name="gr651" draw:text-style-name="P11" svg:width="0.0169in" svg:height="0.0169in" svg:x="3.8681in" svg:y="0.1142in" svg:viewBox="0 0 44 44" svg:d="M44 22c0-12-9-22-21-22-13 0-23 10-23 22s10 22 23 22c12 0 21-10 21-22z"><text:p/></draw:path><draw:path draw:style-name="gr652" draw:text-style-name="P11" svg:width="0.1102in" svg:height="0.1102in" svg:x="3.9461in" svg:y="0.0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53" draw:text-style-name="P11" svg:width="0.115in" svg:height="0.1169in" svg:x="4.1138in" svg:y="0.0189in" svg:viewBox="0 0 293 298" svg:d="M240 44c5-16 12-30 46-31 2 0 7 0 7-8-3-1 0-5-6-5-13 0-28 1-42 1-15 0-30-1-45-1-2 0-7 0-7 8 0 5 4 5 7 5 24 0 29 10 29 18 0 3-1 9-1 10-13 50-25 99-38 150-15 56-63 93-105 93-29 0-51-19-51-55 0-1 0-14 4-32 14-55 28-109 41-165 4-14 5-19 35-19 12 0 14 0 14-8 0-5-4-5-6-5-10 0-42 1-54 1s-42-1-54-1c-3 0-8 0-8 8 0 5 5 5 12 5 1 0 10 0 17 1 7 0 11 2 11 6 0 3-5 21-8 30-3 12-6 26-9 38-4 16-24 96-25 104-4 12-4 18-4 24 0 52 38 82 83 82 54 0 105-48 120-104 12-50 25-99 37-150z"><text:p/></draw:path><draw:path draw:style-name="gr654" draw:text-style-name="P11" svg:width="0.0709in" svg:height="0.052in" svg:x="4.2217in" svg:y="0.1051in" svg:viewBox="0 0 181 133" svg:d="M23 112c-1 3-4 10-4 12 0 6 6 9 11 9s8-3 11-6c1-3 5-13 6-19 1-5 5-19 6-26 2-6 3-14 5-20 3-12 4-14 13-26 8-12 21-28 44-28 17 0 17 16 17 21 0 18-12 50-17 63-3 8-5 11-5 16 0 16 14 25 28 25 30 0 43-41 43-45s-3-4-5-4c-4 0-4 2-6 5-7 24-19 36-31 36-6 0-7-4-7-11 0-6 1-10 7-23 4-9 16-41 16-57 0-29-23-34-39-34-25 0-42 16-50 26-2-19-19-26-31-26-13 0-21 10-24 16-6 10-11 27-11 30s5 3 6 3c4 0 4-1 6-8 5-18 10-33 22-33 7 0 9 6 9 15 0 6-2 15-5 24-2 7-4 20-6 27-3 12-6 26-9 38z"><text:p/></draw:path><draw:path draw:style-name="gr655" draw:text-style-name="P11" svg:width="0.078in" svg:height="0.0051in" svg:x="4.3106in" svg:y="0.1252in" svg:viewBox="0 0 199 14" svg:d="M188 14c5 0 11 0 11-7s-6-7-11-7c-58 0-117 0-176 0-5 0-12 0-12 7s7 7 12 7c59 0 118 0 176 0z"><text:p/></draw:path><draw:path draw:style-name="gr656" draw:text-style-name="P11" svg:width="0.0421in" svg:height="0.0768in" svg:x="4.4146in" svg:y="0.0791in" svg:viewBox="0 0 108 196" svg:d="M67 8c0-7-1-8-9-8-18 19-46 19-58 19 0 4 0 7 0 11 7 0 26 0 43-8 0 50 0 99 0 150 0 9 0 14-30 14-3 0-7 0-11 0 0 2 0 6 0 10 5 0 41-2 53-2 9 0 46 2 53 2 0-4 0-8 0-10-4 0-8 0-12 0-29 0-29-5-29-14 0-54 0-110 0-164z"><text:p/></draw:path><draw:path draw:style-name="gr657" draw:text-style-name="P11" svg:width="1.1055in" svg:height="0.0067in" svg:x="3.3705in" svg:y="0.1988in" svg:viewBox="0 0 2809 18" svg:d="M0 0c936 0 1873 0 2809 0 0 6 0 12 0 18-936 0-1873 0-2809 0 0-6 0-12 0-18z"><text:p/></draw:path><draw:path draw:style-name="gr658" draw:text-style-name="P11" svg:width="0.0894in" svg:height="0.0748in" svg:x="3.7358in" svg:y="0.2839in" svg:viewBox="0 0 228 191" svg:d="M25 161c-2 7-5 17-5 18 0 8 6 12 14 12 4 0 12-4 15-12 0-1 5-21 7-31 4-14 6-26 10-39 2-8 5-18 7-27 1-8 5-20 5-22 7-12 29-50 70-50 19 0 22 15 22 28 0 27-20 81-27 99-4 9-5 14-5 19 0 20 16 35 35 35 39 0 55-61 55-65 0-5-4-5-5-5-3 0-3 1-6 9-8 27-23 51-43 51-7 0-11-3-11-13 0-11 5-22 9-30 7-23 25-70 25-94 0-27-18-44-48-44-39 0-59 26-66 36-3-23-19-36-39-36-19 0-27 17-32 24-6 14-12 38-12 41s4 3 5 3c5 0 5 0 7-9 7-30 16-49 31-49 9 0 13 4 13 19 0 8-2 13-7 35-8 32-15 64-24 97z"><text:p/></draw:path><draw:path draw:style-name="gr659" draw:text-style-name="P11" svg:width="0.1102in" svg:height="0.1102in" svg:x="3.8768in" svg:y="0.2602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660" draw:text-style-name="P11" svg:width="0.0543in" svg:height="0.1102in" svg:x="4.048in" svg:y="0.2465in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661" draw:text-style-name="P11" svg:width="0.0799in" svg:height="0.0795in" svg:x="4.5579in" svg:y="0.1626in" svg:viewBox="0 0 204 203" svg:d="M102 90c-28-28-56-56-84-84-6-5-6-6-10-6s-8 4-8 8c0 3 1 4 5 9 29 29 56 56 85 85-29 28-56 56-85 84-4 5-5 6-5 8 0 5 4 9 8 9s4-1 10-6c28-28 56-57 84-84 29 29 58 59 86 87 2 0 4 3 8 3s8-4 8-9c0-1 0-2-1-4s-69-68-89-88c25-26 52-52 77-78 2-2 8-7 11-10 0-1 2-3 2-6 0-4-4-8-8-8s-6 1-11 6c-28 28-55 56-83 84z"><text:p/></draw:path><draw:path draw:style-name="gr662" draw:text-style-name="P11" svg:width="0.0894in" svg:height="0.0748in" svg:x="4.724in" svg:y="0.0587in" svg:viewBox="0 0 228 191" svg:d="M25 161c-1 6-3 15-3 18 0 8 4 12 12 12 4 0 12-4 15-12 0-1 5-21 7-31 4-14 6-26 10-39 2-8 5-18 7-27 3-8 5-20 6-22 6-13 29-52 69-52 19 0 22 16 22 30 0 27-20 81-27 99-4 9-4 14-4 19 0 19 15 35 34 35 39 0 55-63 55-65 0-5-4-5-5-5-3 0-3 1-6 7-8 29-23 53-43 53-7 0-10-5-10-14 0-10 4-21 8-30 8-22 25-69 25-93 0-27-18-44-48-44-39 0-59 26-66 36-3-23-19-36-39-36-19 0-27 16-32 24-6 14-12 38-12 41s4 3 5 3c5 0 5 0 7-9 7-30 16-51 31-51 9 0 13 6 13 21 0 8-1 13-7 35-8 32-15 64-24 97z"><text:p/></draw:path><draw:path draw:style-name="gr663" draw:text-style-name="P11" svg:width="0.1012in" svg:height="0.0063in" svg:x="4.8697in" svg:y="0.087in" svg:viewBox="0 0 258 17" svg:d="M242 17c8 0 16 0 16-9 0-8-8-8-16-8-75 0-152 0-228 0-7 0-14 0-14 8 0 9 7 9 14 9 76 0 153 0 228 0z"><text:p/></draw:path><draw:path draw:style-name="gr664" draw:text-style-name="P11" svg:width="0.1394in" svg:height="0.113in" svg:x="5.0283in" svg:y="0.0189in" svg:viewBox="0 0 355 288" svg:d="M302 44c4-16 12-30 46-31 2 0 7 0 7-8-2-1 0-5-6-5-13 0-29 1-42 1-14 0-29-1-43-1-2 0-7 0-7 8 0 5 3 5 7 5 24 0 29 10 29 18 0 3-1 9-1 10-16 62-33 125-48 187-32-73-62-146-93-220-3-8-3-8-14-8-19 0-37 0-57 0-8 0-12 0-12 8 0 5 4 5 12 5 3 0 29 0 29 4-19 75-37 151-56 227-5 16-12 30-46 31-2 0-7 0-7 8 0 3 2 5 5 5 14 0 29-1 43-1s29 1 43 1c3 0 7 0 7-8 0-5-3-5-8-5-24-1-28-10-28-18 0-4 0-6 2-11 19-74 37-148 56-222 1 2 1 4 4 7 34 83 69 166 104 249 4 7 5 8 8 8 5 0 5-1 8-10 19-78 39-156 58-234z"><text:p/></draw:path><draw:path draw:style-name="gr665" draw:text-style-name="P11" svg:width="0.1098in" svg:height="0.1102in" svg:x="5.2197in" svg:y="0.03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666" draw:text-style-name="P11" svg:width="0.0543in" svg:height="0.1102in" svg:x="5.3913in" svg:y="0.0213in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667" draw:text-style-name="P11" svg:width="0.7394in" svg:height="0.0067in" svg:x="4.7193in" svg:y="0.1988in" svg:viewBox="0 0 1879 18" svg:d="M0 0c626 0 1253 0 1879 0 0 6 0 12 0 18-626 0-1253 0-1879 0 0-6 0-12 0-18z"><text:p/></draw:path><draw:path draw:style-name="gr668" draw:text-style-name="P11" svg:width="0.0543in" svg:height="0.0728in" svg:x="5.0634in" svg:y="0.2858in" svg:viewBox="0 0 139 186" svg:d="M106 86c7 0 14 0 14-7 0-6-5-6-12-6-23 0-46 0-68 0 10-36 33-60 72-60 4 0 8 0 13 0 7 0 14 0 14-7 0-6-6-6-13-6-5 0-10 0-14 0-56 0-112 42-112 106 0 46 31 80 77 80 27 0 54-17 54-22 0-1 0-6-4-6-1 0-1 0-6 3-13 8-29 15-44 15-24 0-46-18-46-55 0-14 4-30 5-35 23 0 47 0 70 0z"><text:p/></draw:path><draw:path draw:style-name="gr669" draw:text-style-name="P11" svg:width="0.0898in" svg:height="0.0748in" svg:x="5.4839in" svg:y="0.1705in" svg:viewBox="0 0 229 191" svg:d="M25 162c-1 6-3 16-3 18 0 7 6 11 12 11 4 0 13-4 15-12 1 0 6-21 9-31 3-12 6-26 9-38 3-9 5-19 7-28 2-8 5-20 5-21 6-13 29-51 69-51 19 0 22 15 22 28 0 27-20 81-26 99-5 9-5 14-5 19 0 20 15 35 35 35 40 0 55-61 55-65s-3-4-5-4c-4 0-4 2-7 8-8 28-21 51-42 51-7 0-11-3-11-13 0-11 4-20 9-30 7-23 25-68 25-92 0-29-18-46-48-46-38 0-59 28-66 37-2-24-20-37-40-37s-26 17-31 24c-7 14-13 40-13 41 0 5 5 5 6 5 4 0 5-2 7-10 7-30 16-50 30-50 9 0 13 4 13 19 0 8-1 13-6 35-8 32-16 66-25 98z"><text:p/></draw:path><draw:path draw:style-name="gr670" draw:text-style-name="P11" svg:width="0.1102in" svg:height="0.1098in" svg:x="5.6252in" svg:y="0.1472in" svg:viewBox="0 0 281 280" svg:d="M149 149c39 0 78 0 117 0 6 0 15 0 15-9s-9-9-15-9c-39 0-78 0-117 0 0-40 0-78 0-118 0-6 0-13-9-13-8 0-8 7-8 13 0 40 0 78 0 118-40 0-78 0-118 0-6 0-14 0-14 9s8 9 14 9c40 0 78 0 118 0 0 38 0 78 0 117 0 6 0 14 8 14 9 0 9-8 9-14 0-39 0-79 0-117z"><text:p/></draw:path><draw:path draw:style-name="gr671" draw:text-style-name="P11" svg:width="0.0543in" svg:height="0.1098in" svg:x="5.7965in" svg:y="0.1335in" svg:viewBox="0 0 139 280" svg:d="M86 11c0-11 0-11-9-11-27 26-64 26-77 26 0 5 0 9 0 14 8 0 34 0 55-11 0 73 0 145 0 218 0 15-1 19-39 19-5 0-9 0-14 0 0 4 0 9 0 14 15-2 52-2 69-2s54 0 68 2c0-5 0-10 0-14-5 0-8 0-13 0-38 0-40-4-40-19 0-79 0-157 0-236z"><text:p/></draw:path></draw:g></draw:g></text:p>
      <text:p text:style-name="P6"><draw:g text:anchor-type="as-char" svg:y="-0.2252in" draw:z-index="31" draw:style-name="gr1"><svg:title>TexMaths</svg:title><svg:desc>12§display§\le \frac{U_0 + ... + U_{N-1}}{n+1} + \epsilon§svg§600§FALSE§</svg:desc><draw:g draw:style-name="gr2"><draw:path draw:style-name="gr575" draw:text-style-name="P10" svg:width="1.6031in" svg:height="0.335in" svg:x="0.0004in" svg:y="0.0091in" svg:viewBox="0 0 4073 852" svg:d="M2037 852c-679 0-1358 0-2037 0 0-284 0-568 0-852 1358 0 2715 0 4073 0 0 284 0 568 0 852-679 0-1358 0-2036 0z"><text:p/></draw:path><draw:path draw:style-name="gr576" draw:text-style-name="P11" svg:width="0.1012in" svg:height="0.128in" svg:x="0.0055in" svg:y="0.1201in" svg:viewBox="0 0 258 326" svg:d="M250 18c4-2 8-4 8-10 0-4-4-8-8-8-3 0-6 2-8 2-78 38-156 74-234 111-7 3-8 6-8 9 0 4 2 7 8 10 78 36 156 72 234 109 5 4 6 4 8 4 4 0 8-4 8-9 0-3-1-7-8-9-74-35-148-70-221-105 73-35 147-69 221-104zM244 326c7 0 14 0 14-8 0-9-8-9-16-9-75 0-151 0-226 0-6 0-16 0-16 9 0 8 8 8 16 8 75 0 152 0 228 0z"><text:p/></draw:path><draw:path draw:style-name="gr577" draw:text-style-name="P11" svg:width="0.1142in" svg:height="0.1165in" svg:x="0.198in" svg:y="0.0004in" svg:viewBox="0 0 291 297" svg:d="M239 44c5-16 12-30 45-31 3 0 7 0 7-8-1-1 0-5-4-5-15 0-29 1-43 1-15 0-30-1-45-1-2 0-7 0-7 8 0 5 4 5 7 5 24 0 29 10 29 19 0 2-1 8-1 9-13 50-25 99-39 150-13 56-62 93-104 93-29 0-52-19-52-55 2-11 0-14 5-32 13-56 28-110 41-165 4-14 5-19 36-19 11 0 14 0 14-8 0-5-4-5-6-5-12 0-43 1-54 1-13 0-42-1-55-1-2 0-7 0-7 8 0 5 4 5 12 5 5 0 8 0 16 1 7 2 10 2 10 6s-4 21-7 30c-2 12-6 26-8 37-5 17-24 96-27 105-2 12-2 18-2 24 0 51 38 81 83 81 53 0 104-48 119-103 12-50 25-99 37-150z"><text:p/></draw:path><draw:path draw:style-name="gr578" draw:text-style-name="P11" svg:width="0.0535in" svg:height="0.0787in" svg:x="0.3063in" svg:y="0.0618in" svg:viewBox="0 0 137 201" svg:d="M137 101c0-33-4-55-18-76-9-14-27-25-51-25-68 0-68 79-68 101 0 20 0 100 68 100 69 0 69-79 69-100zM68 193c-13 0-31-8-37-32-5-17-5-42-5-64 0-21 0-43 5-60 6-23 25-30 37-30 16 0 32 11 36 28 5 15 6 37 6 62 0 22 0 44-4 62-6 27-26 34-38 34z"><text:p/></draw:path><draw:path draw:style-name="gr579" draw:text-style-name="P11" svg:width="0.1102in" svg:height="0.1098in" svg:x="0.4205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580" draw:text-style-name="P11" svg:width="0.0177in" svg:height="0.0169in" svg:x="0.5917in" svg:y="0.0961in" svg:viewBox="0 0 46 44" svg:d="M46 22c0-12-11-22-23-22s-23 8-23 22c0 12 11 22 23 22s23-9 23-22z"><text:p/></draw:path><draw:path draw:style-name="gr581" draw:text-style-name="P11" svg:width="0.0169in" svg:height="0.0169in" svg:x="0.6378in" svg:y="0.0961in" svg:viewBox="0 0 44 44" svg:d="M44 22c0-12-10-22-22-22-14 0-22 8-22 22 0 12 8 22 22 22 12 0 22-9 22-22z"><text:p/></draw:path><draw:path draw:style-name="gr582" draw:text-style-name="P11" svg:width="0.0177in" svg:height="0.0169in" svg:x="0.6839in" svg:y="0.0961in" svg:viewBox="0 0 46 44" svg:d="M46 22c0-12-11-22-23-22s-23 8-23 22c0 12 11 22 23 22s23-9 23-22z"><text:p/></draw:path><draw:path draw:style-name="gr583" draw:text-style-name="P11" svg:width="0.1098in" svg:height="0.1098in" svg:x="0.7622in" svg:y="0.0165in" svg:viewBox="0 0 280 280" svg:d="M149 149c39 0 78 0 117 0 6 0 14 0 14-9 0-8-8-8-14-8-39 0-78 0-117 0 0-40 0-78 0-118 0-6 0-14-9-14-8 0-8 8-8 14 0 40 0 78 0 118-40 0-79 0-119 0-6 0-13 0-13 8 0 9 7 9 13 9 40 0 79 0 119 0 0 39 0 79 0 118 0 6 0 13 8 13 9 0 9-7 9-13 0-39 0-79 0-118z"><text:p/></draw:path><draw:path draw:style-name="gr584" draw:text-style-name="P11" svg:width="0.1142in" svg:height="0.1165in" svg:x="0.9291in" svg:y="0.0004in" svg:viewBox="0 0 291 297" svg:d="M239 44c5-16 12-30 45-31 3 0 7 0 7-8-1-1 0-5-4-5-15 0-29 1-43 1-15 0-30-1-45-1-2 0-7 0-7 8 0 5 4 5 7 5 24 0 29 10 29 19 0 2-1 8-1 9-13 50-25 99-39 150-13 56-62 93-104 93-29 0-52-19-52-55 2-11 0-14 5-32 13-56 28-110 41-165 4-14 5-19 36-19 11 0 14 0 14-8 0-5-4-5-6-5-12 0-43 1-54 1-13 0-42-1-55-1-2 0-7 0-7 8 0 5 4 5 11 5 1 0 9 0 17 1 7 2 10 2 10 6s-4 21-7 30c-2 12-6 26-8 37-5 17-24 96-27 105-2 12-2 18-2 24 0 51 38 81 83 81 53 0 104-48 119-103 12-50 25-99 37-150z"><text:p/></draw:path><draw:path draw:style-name="gr585" draw:text-style-name="P11" svg:width="0.1031in" svg:height="0.0787in" svg:x="1.0394in" svg:y="0.0594in" svg:viewBox="0 0 263 201" svg:d="M226 32c3-12 8-21 31-21 1 0 6-1 6-7 0-2-1-4-5-4-10 0-20 1-30 1-7 0-24-1-31-1-1 0-6 0-6 6 0 4 3 5 6 5 14 0 19 5 19 12 0 2 0 3-1 7-11 43-22 85-33 128-25-51-49-102-74-153-2-5-4-5-11-5-13 0-26 0-39 0-6 0-10 0-10 6 0 5 4 5 10 5s13 0 19 1c-13 53-27 104-40 157-2 12-8 20-31 22-2 0-6 0-6 6 0 3 2 4 5 4 9 0 20-1 30-1 7 0 24 1 31 1 4 0 6-1 6-6 0-4-4-4-6-4-19-2-19-9-19-12 0-2 0-4 1-9 13-50 25-99 38-150 29 59 57 118 86 177 2 4 3 4 7 4 5 0 5-1 6-6 13-54 27-109 41-163z"><text:p/></draw:path><draw:path draw:style-name="gr586" draw:text-style-name="P11" svg:width="0.078in" svg:height="0.0051in" svg:x="1.1618in" svg:y="0.1067in" svg:viewBox="0 0 199 14" svg:d="M187 14c5 0 12 0 12-7s-7-7-12-7c-59 0-117 0-176 0-5 0-11 0-11 7s6 7 11 7c59 0 117 0 176 0z"><text:p/></draw:path><draw:path draw:style-name="gr587" draw:text-style-name="P11" svg:width="0.0421in" svg:height="0.0764in" svg:x="1.265in" svg:y="0.0618in" svg:viewBox="0 0 108 195" svg:d="M67 7c0-7-1-7-8-7-19 18-47 18-59 18 0 4 0 7 0 11 7 0 26 0 43-9 0 51 0 101 0 151 0 10 0 14-30 14-3 0-7 0-11 0 0 3 0 7 0 10 5 0 42-1 53-1 9 0 46 1 53 1 0-3 0-7 0-10-4 0-7 0-11 0-30 0-30-4-30-14 0-55 0-109 0-164z"><text:p/></draw:path><draw:path draw:style-name="gr588" draw:text-style-name="P11" svg:width="1.1398in" svg:height="0.0063in" svg:x="0.187in" svg:y="0.1807in" svg:viewBox="0 0 2896 17" svg:d="M1449 17c-483 0-966 0-1449 0 0-6 0-11 0-17 966 0 1931 0 2896 0 0 6 0 11 0 17-482 0-965 0-1447 0z"><text:p/></draw:path><draw:path draw:style-name="gr589" draw:text-style-name="P11" svg:width="0.0894in" svg:height="0.0748in" svg:x="0.5693in" svg:y="0.2657in" svg:viewBox="0 0 228 191" svg:d="M25 162c-1 6-5 15-5 18 0 7 6 11 14 11 4 0 12-3 15-11 0-1 5-22 7-31 4-14 6-26 10-39 2-9 5-18 7-27 1-7 5-21 6-22 6-13 28-51 69-51 19 0 22 15 22 30 0 25-20 79-27 98-4 9-5 14-5 19 0 19 16 34 35 34 39 0 55-62 55-65 0-4-4-4-5-4-3 0-3 1-6 7-8 29-23 53-43 53-7 0-10-5-10-14 0-11 4-21 8-30 8-22 25-68 25-92 0-29-18-46-48-46-39 0-59 28-66 37-3-24-19-37-39-37-19 0-27 17-32 24-6 14-12 40-12 41 0 5 4 5 5 5 5 0 5 0 7-10 7-30 16-50 31-50 9 0 13 6 13 19 0 9-1 14-7 36-8 32-15 64-24 97z"><text:p/></draw:path><draw:path draw:style-name="gr590" draw:text-style-name="P11" svg:width="0.1102in" svg:height="0.1098in" svg:x="0.7102in" svg:y="0.2425in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591" draw:text-style-name="P11" svg:width="0.0543in" svg:height="0.1098in" svg:x="0.8811in" svg:y="0.2283in" svg:viewBox="0 0 139 280" svg:d="M86 11c0-11 0-11-9-11-27 26-64 26-77 26 0 5 0 9 0 14 8 0 34 0 55-11 0 73 0 145 0 218 0 15-1 20-38 20-5 0-10 0-15 0 0 4 0 9 0 13 16-1 52-1 69-1s54 0 68 1c0-4 0-9 0-13-5 0-8 0-13 0-38 0-40-5-40-20 0-79 0-157 0-236z"><text:p/></draw:path><draw:path draw:style-name="gr592" draw:text-style-name="P11" svg:width="0.1102in" svg:height="0.1098in" svg:x="1.3929in" svg:y="0.1291in" svg:viewBox="0 0 281 280" svg:d="M149 149c39 0 78 0 117 0 6 0 15 0 15-9 0-8-9-8-15-8-39 0-78 0-117 0 0-40 0-78 0-118 0-6 0-14-9-14-8 0-8 8-8 14 0 40 0 78 0 118-40 0-78 0-118 0-6 0-14 0-14 8 0 9 8 9 14 9 40 0 78 0 118 0 0 38 0 78 0 117 0 6 0 14 8 14 9 0 9-8 9-14 0-39 0-79 0-117z"><text:p/></draw:path><draw:path draw:style-name="gr593" draw:text-style-name="P11" svg:width="0.0543in" svg:height="0.0732in" svg:x="1.5575in" svg:y="0.1543in" svg:viewBox="0 0 139 187" svg:d="M106 86c7 0 14 0 14-7 0-6-5-6-12-6-23 0-46 0-68 0 10-35 33-60 72-60 4 0 8 0 13 0 7 0 14 0 14-7 0-6-6-6-13-6-5 0-10 0-14 0-56 0-112 42-112 107 0 46 32 80 77 80 27 0 54-17 54-22 0-1 0-6-4-6-1 0-1 0-6 3-13 8-29 15-44 15-24 0-45-18-45-55 0-14 3-30 4-36 23 0 47 0 70 0z"><text:p/></draw:path></draw:g></draw:g></text:p>
      <text:p text:style-name="P6">or <draw:g text:anchor-type="as-char" svg:y="-0.2437in" draw:z-index="32" draw:style-name="gr1"><svg:title>TexMaths</svg:title><svg:desc>12§display§\left| \frac{U_0 + ... + U_{N-1}}{n+1} \right| \xton 0§svg§600§FALSE§</svg:desc><draw:g draw:style-name="gr2"><draw:path draw:style-name="gr542" draw:text-style-name="P10" svg:width="1.8953in" svg:height="0.387in" svg:x="0.0004in" svg:y="0.0083in" svg:viewBox="0 0 4815 984" svg:d="M0 0c1605 0 3210 0 4815 0 0 328 0 656 0 984-1605 0-3210 0-4815 0 0-328 0-656 0-984z"><text:p/></draw:path><draw:path draw:style-name="gr543" draw:text-style-name="P11" svg:width="0.0067in" svg:height="0.1059in" svg:x="0.0157in" svg:y="0in" svg:viewBox="0 0 18 270" svg:d="M0 254c0 8 0 16 8 16 10 0 10-8 10-16 0-80 0-159 0-238 0-8 0-16-8-16-10 0-10 8-10 16 0 79 0 158 0 238z"><text:p/></draw:path><draw:path draw:style-name="gr544" draw:text-style-name="P11" svg:width="0.0067in" svg:height="0.1059in" svg:x="0.0157in" svg:y="0.0996in" svg:viewBox="0 0 18 270" svg:d="M0 254c0 6 0 16 8 16 10 0 10-8 10-16 0-80 0-159 0-238 0-8 0-16-8-16-10 0-10 8-10 16 0 79 0 158 0 238z"><text:p/></draw:path><draw:path draw:style-name="gr545" draw:text-style-name="P11" svg:width="0.0067in" svg:height="0.1059in" svg:x="0.0157in" svg:y="0.1988in" svg:viewBox="0 0 18 270" svg:d="M0 254c0 8 0 16 8 16 10 0 10-8 10-16 0-80 0-159 0-238 0-6 0-16-8-16-10 0-10 8-10 16 0 79 0 158 0 238z"><text:p/></draw:path><draw:path draw:style-name="gr546" draw:text-style-name="P11" svg:width="0.0067in" svg:height="0.1059in" svg:x="0.0157in" svg:y="0.298in" svg:viewBox="0 0 18 270" svg:d="M0 254c0 8 0 16 8 16 10 0 10-8 10-16 0-80 0-159 0-238 0-8 0-16-8-16-10 0-10 8-10 16 0 79 0 158 0 238z"><text:p/></draw:path><draw:path draw:style-name="gr547" draw:text-style-name="P11" svg:width="0.1146in" svg:height="0.1169in" svg:x="0.0783in" svg:y="0.0189in" svg:viewBox="0 0 292 298" svg:d="M239 44c5-16 12-30 45-31 3 0 8 0 8-8-2-1 0-5-5-5-15 0-29 1-43 1-15 0-30-1-45-1-2 0-7 0-7 8 0 5 5 5 7 5 24 0 29 10 29 18 0 3 0 9-1 10-12 50-25 99-37 150-15 56-64 93-106 93-29 0-52-19-52-55 0-1 0-14 5-32 13-55 28-109 41-165 4-14 5-19 36-19 11 0 14 0 14-8 0-5-4-5-6-5-12 0-42 1-54 1s-42-1-55-1c-2 0-7 0-7 8 0 5 4 5 12 5 5 0 8 0 16 1 7 0 10 2 10 6 0 3-3 21-7 30-2 12-6 26-8 38-4 16-24 96-27 104-2 12-2 18-2 24 0 52 38 82 83 82 53 0 105-48 119-104 12-50 25-99 37-150z"><text:p/></draw:path><draw:path draw:style-name="gr548" draw:text-style-name="P11" svg:width="0.0535in" svg:height="0.0791in" svg:x="0.1866in" svg:y="0.0791in" svg:viewBox="0 0 137 202" svg:d="M137 102c0-32-4-55-17-77-10-13-28-25-52-25-68 0-68 80-68 102s0 100 68 100c69 0 69-78 69-100zM68 193c-13 0-31-7-37-31-5-18-5-42-5-64 0-21 0-44 5-60 6-24 25-30 37-30 16 0 32 10 38 28 4 16 4 37 4 62 0 22 0 44-3 63-6 26-27 32-39 32z"><text:p/></draw:path><draw:path draw:style-name="gr549" draw:text-style-name="P11" svg:width="0.1098in" svg:height="0.1102in" svg:x="0.3012in" svg:y="0.03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550" draw:text-style-name="P11" svg:width="0.0169in" svg:height="0.0169in" svg:x="0.4724in" svg:y="0.1142in" svg:viewBox="0 0 44 44" svg:d="M44 22c0-12-10-22-22-22s-22 10-22 22 10 22 22 22 22-10 22-22z"><text:p/></draw:path><draw:path draw:style-name="gr551" draw:text-style-name="P11" svg:width="0.0169in" svg:height="0.0169in" svg:x="0.5181in" svg:y="0.1142in" svg:viewBox="0 0 44 44" svg:d="M44 22c0-12-9-22-21-22s-23 10-23 22 11 22 23 22 21-10 21-22z"><text:p/></draw:path><draw:path draw:style-name="gr552" draw:text-style-name="P11" svg:width="0.0169in" svg:height="0.0169in" svg:x="0.5646in" svg:y="0.1142in" svg:viewBox="0 0 44 44" svg:d="M44 22c0-12-10-22-22-22-14 0-22 10-22 22s8 22 22 22c12 0 22-10 22-22z"><text:p/></draw:path><draw:path draw:style-name="gr553" draw:text-style-name="P11" svg:width="0.1102in" svg:height="0.1102in" svg:x="0.6425in" svg:y="0.0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554" draw:text-style-name="P11" svg:width="0.115in" svg:height="0.1169in" svg:x="0.8102in" svg:y="0.0189in" svg:viewBox="0 0 293 298" svg:d="M240 44c4-16 12-30 46-31 2 0 7 0 7-8-3-1 0-5-6-5-13 0-29 1-43 1-15 0-30-1-44-1-2 0-8 0-8 8 0 5 5 5 8 5 24 0 29 10 29 18 0 3-1 9-1 10-13 50-25 99-38 150-15 56-63 93-105 93-29 0-51-19-51-55 0-1 0-14 4-32 14-55 28-109 41-165 4-14 4-19 35-19 11 0 14 0 14-8 0-5-4-5-6-5-12 0-42 1-54 1s-42-1-54-1c-3 0-8 0-8 8 0 5 4 5 12 5 1 0 8 0 16 1 8 0 12 2 12 6 0 3-5 21-8 30-3 12-6 26-9 38-4 16-24 96-25 104-4 12-4 18-4 24 0 52 38 82 83 82 53 0 105-48 120-104 12-50 25-99 37-150z"><text:p/></draw:path><draw:path draw:style-name="gr555" draw:text-style-name="P11" svg:width="0.1031in" svg:height="0.0783in" svg:x="0.9209in" svg:y="0.078in" svg:viewBox="0 0 263 200" svg:d="M226 31c2-11 7-20 31-20 1 0 6-1 6-7 0-2-1-4-5-4-10 0-20 1-31 1-6 0-24-1-31-1-2 0-5 0-5 6 0 4 3 5 6 5 13 0 19 3 19 12 0 2-1 3-1 6-11 43-22 86-33 129-25-51-50-102-75-153-3-5-3-5-10-5-13 0-27 0-41 0-4 0-9 0-9 6 0 5 3 5 11 5 6 0 12 0 18 1-14 53-27 104-40 157-2 12-7 21-30 22-2 0-6 0-6 6 0 2 2 3 4 3 9 0 21-1 31-1 7 0 24 1 31 1 2 0 6-1 6-6 0-3-4-3-7-3-18-1-18-9-18-13 0-2 0-3 1-8 12-50 25-100 37-151 29 59 58 118 87 177 2 4 3 4 6 4 4 0 4 0 7-6 13-54 27-109 41-163z"><text:p/></draw:path><draw:path draw:style-name="gr556" draw:text-style-name="P11" svg:width="0.078in" svg:height="0.0051in" svg:x="1.0421in" svg:y="0.1252in" svg:viewBox="0 0 199 14" svg:d="M188 14c5 0 11 0 11-7s-6-7-11-7c-58 0-117 0-176 0-5 0-12 0-12 7s7 7 12 7c59 0 118 0 176 0z"><text:p/></draw:path><draw:path draw:style-name="gr557" draw:text-style-name="P11" svg:width="0.0421in" svg:height="0.0768in" svg:x="1.1461in" svg:y="0.0791in" svg:viewBox="0 0 108 196" svg:d="M67 8c0-7-1-8-9-8-20 19-46 19-58 19 0 4 0 7 0 11 7 0 26 0 43-8 0 50 0 99 0 150 0 9 0 14-30 14-3 0-7 0-11 0 0 2 0 6 0 10 5 0 41-2 53-2 9 0 46 2 53 2 0-4 0-8 0-10-4 0-8 0-12 0-29 0-29-5-29-14 0-54 0-110 0-164z"><text:p/></draw:path><draw:path draw:style-name="gr558" draw:text-style-name="P11" svg:width="1.1406in" svg:height="0.0067in" svg:x="0.0669in" svg:y="0.1988in" svg:viewBox="0 0 2898 18" svg:d="M0 0c966 0 1932 0 2898 0 0 6 0 12 0 18-966 0-1932 0-2898 0 0-6 0-12 0-18z"><text:p/></draw:path><draw:path draw:style-name="gr559" draw:text-style-name="P11" svg:width="0.0898in" svg:height="0.0748in" svg:x="0.4496in" svg:y="0.2839in" svg:viewBox="0 0 229 191" svg:d="M25 161c-1 7-3 17-3 18 0 8 6 12 12 12 4 0 13-4 15-12 0-1 6-21 9-31 2-14 6-26 8-39 2-8 6-18 7-27 3-8 6-20 6-22 6-12 29-50 69-50 19 0 22 15 22 28 0 27-20 81-27 99-4 9-4 14-4 19 0 20 15 35 35 35 40 0 55-61 55-65 0-5-3-5-6-5s-3 1-6 9c-8 27-21 51-43 51-7 0-10-3-10-13 0-11 4-22 8-30 8-23 26-70 26-94 0-27-18-44-49-44-37 0-59 26-66 36-1-23-19-36-39-36-19 0-27 17-31 24-7 14-13 38-13 41s4 2 5 3c5 0 5 0 7-9 7-30 16-49 31-49 9 0 13 4 13 19 0 8-1 13-7 35-8 32-15 64-24 97z"><text:p/></draw:path><draw:path draw:style-name="gr560" draw:text-style-name="P11" svg:width="0.1098in" svg:height="0.1102in" svg:x="0.5909in" svg:y="0.2602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561" draw:text-style-name="P11" svg:width="0.0543in" svg:height="0.1102in" svg:x="0.7626in" svg:y="0.2465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562" draw:text-style-name="P11" svg:width="0.0067in" svg:height="0.1059in" svg:x="1.252in" svg:y="0in" svg:viewBox="0 0 18 270" svg:d="M0 254c0 8 0 16 8 16 10 0 10-8 10-16 0-80 0-159 0-238 0-8 0-16-8-16-10 0-10 8-10 16 0 79 0 158 0 238z"><text:p/></draw:path><draw:path draw:style-name="gr563" draw:text-style-name="P11" svg:width="0.0067in" svg:height="0.1059in" svg:x="1.252in" svg:y="0.0996in" svg:viewBox="0 0 18 270" svg:d="M0 254c0 6 0 16 8 16 10 0 10-8 10-16 0-80 0-159 0-238 0-8 0-16-8-16-10 0-10 8-10 16 0 79 0 158 0 238z"><text:p/></draw:path><draw:path draw:style-name="gr564" draw:text-style-name="P11" svg:width="0.0067in" svg:height="0.1059in" svg:x="1.252in" svg:y="0.1988in" svg:viewBox="0 0 18 270" svg:d="M0 254c0 8 0 16 8 16 10 0 10-8 10-16 0-80 0-159 0-238 0-6 0-16-8-16-10 0-10 8-10 16 0 79 0 158 0 238z"><text:p/></draw:path><draw:path draw:style-name="gr565" draw:text-style-name="P11" svg:width="0.0067in" svg:height="0.1059in" svg:x="1.252in" svg:y="0.298in" svg:viewBox="0 0 18 270" svg:d="M0 254c0 8 0 16 8 16 10 0 10-8 10-16 0-80 0-159 0-238 0-8 0-16-8-16-10 0-10 8-10 16 0 79 0 158 0 238z"><text:p/></draw:path><draw:path draw:style-name="gr566" draw:text-style-name="P11" svg:width="0.0709in" svg:height="0.052in" svg:x="1.3764in" svg:y="0.0988in" svg:viewBox="0 0 181 133" svg:d="M23 112c-1 3-4 10-4 12 0 6 6 9 11 9s10-5 11-7c1-4 3-12 6-18 1-6 5-19 6-26 2-6 3-14 5-20 3-13 3-14 13-27 8-11 21-27 44-27 17 0 17 15 17 21 0 18-13 50-17 62-3 9-5 11-5 17 0 16 14 25 28 25 30 0 43-41 43-45s-3-3-5-4c-4 0-4 1-6 5-7 24-19 36-31 36-6 0-7-5-7-11s1-11 6-24c4-8 16-40 16-56 0-29-22-34-39-34-24 0-41 14-49 26-2-20-19-26-31-26-13 0-21 10-24 16-6 10-11 27-11 30s5 3 6 3c4 0 4-1 6-9 5-17 10-32 22-32 7 0 9 6 9 15 0 6-2 15-5 24-2 7-4 20-6 26-3 13-6 25-9 39z"><text:p/></draw:path><draw:path draw:style-name="gr567" draw:text-style-name="P11" svg:width="0.1138in" svg:height="0.0606in" svg:x="1.4618in" svg:y="0.0902in" svg:viewBox="0 0 290 155" svg:d="M250 85c-38 27-28 45-42 66 0 4 2 4 7 4s6 0 7-5c1-7 6-26 22-42 16-18 32-23 44-26 1 0 2-3 2-4 0-4-1-4-4-5-44-13-58-43-64-69-1-4-4-4-7-4-5 0-7 0-7 5 6 13 2 20 16 41 8 9 16 18 26 25-80 0-159 0-238 0-5 0-12 0-12 7s7 7 12 7c79 0 158 0 238 0z"><text:p/></draw:path><draw:path draw:style-name="gr568" draw:text-style-name="P11" svg:width="0.1138in" svg:height="0.052in" svg:x="1.5945in" svg:y="0.0988in" svg:viewBox="0 0 290 133" svg:d="M148 49c-16-18-21-23-33-31-18-13-36-18-53-18-36 0-62 31-62 66s25 67 61 67c42 0 71-33 81-49 15 18 20 23 32 31 18 13 36 18 53 18 36 0 63-31 63-67 0-35-26-66-62-66-41 0-70 34-80 49zM157 60c12-19 37-49 73-49 30 0 52 26 52 55 0 28-23 50-50 50-28 0-47-21-75-56zM132 73c-11 19-37 48-73 48-30 0-52-27-52-55 0-29 24-50 51-50s46 22 74 57z"><text:p/></draw:path><draw:path draw:style-name="gr569" draw:text-style-name="P11" svg:width="0.1012in" svg:height="0.0067in" svg:x="1.3429in" svg:y="0.1988in" svg:viewBox="0 0 258 18" svg:d="M242 18c8 0 16 0 16-8 0-10-8-10-16-10-75 0-152 0-228 0-7 0-14 0-14 10 0 8 7 8 14 8 76 0 153 0 228 0z"><text:p/></draw:path><draw:path draw:style-name="gr570" draw:text-style-name="P11" svg:width="0.1012in" svg:height="0.0067in" svg:x="1.3941in" svg:y="0.1988in" svg:viewBox="0 0 258 18" svg:d="M242 18c8 0 16 0 16-8 0-10-8-10-16-10-75 0-152 0-228 0-7 0-14 0-14 10 0 8 7 8 14 8 76 0 153 0 228 0z"><text:p/></draw:path><draw:path draw:style-name="gr571" draw:text-style-name="P11" svg:width="0.1012in" svg:height="0.0067in" svg:x="1.4862in" svg:y="0.1988in" svg:viewBox="0 0 258 18" svg:d="M244 18c7 0 14 0 14-8 0-10-7-10-14-10-76 0-153 0-228 0-8 0-16 0-16 10 0 8 8 8 16 8 75 0 152 0 228 0z"><text:p/></draw:path><draw:path draw:style-name="gr572" draw:text-style-name="P11" svg:width="0.1012in" svg:height="0.0067in" svg:x="1.5783in" svg:y="0.1988in" svg:viewBox="0 0 258 18" svg:d="M244 18c7 0 14 0 14-8 0-10-7-10-14-10-76 0-153 0-228 0-8 0-16 0-16 10 0 8 8 8 16 8 75 0 152 0 228 0z"><text:p/></draw:path><draw:path draw:style-name="gr573" draw:text-style-name="P11" svg:width="0.1469in" svg:height="0.0862in" svg:x="1.6252in" svg:y="0.1591in" svg:viewBox="0 0 374 220" svg:d="M328 119c-23 17-34 35-38 39-19 29-15 38-22 57 0 5 4 5 8 5 7 0 8-2 10-9 9-41 34-77 81-96 6-1 7-2 7-5s-2-4-3-4c-19-8-70-29-85-100-2-5-3-6-10-6-4 0-8 0-8 5 0 1 3 27 21 55 9 13 21 28 39 41-105 0-209 0-314 0-7 0-14 0-14 9s7 9 14 9c105 0 209 0 314 0z"><text:p/></draw:path><draw:path draw:style-name="gr574" draw:text-style-name="P11" svg:width="0.0697in" svg:height="0.1134in" svg:x="1.8346in" svg:y="0.1335in" svg:viewBox="0 0 178 289" svg:d="M178 145c0-33-3-67-17-98-19-41-54-47-72-47-25 0-57 11-73 49-14 29-16 63-16 96 0 31 1 70 19 102 18 34 49 42 70 42 23 0 55-8 73-49 13-29 16-61 16-95zM89 280c-17 0-42-11-49-51-5-25-5-65-5-89 0-27 0-55 3-78 9-50 40-54 51-54 13 0 42 9 49 50 5 24 5 56 5 82 0 32 0 60-5 87-6 41-30 53-49 53z"><text:p/></draw:path></draw:g></draw:g><text:s/>Donc <draw:g text:anchor-type="as-char" svg:y="-0.2437in" draw:z-index="33" draw:style-name="gr1"><svg:title>TexMaths</svg:title><svg:desc>12§display§\exists N_2 \in \N, N_2 \ge N \text{ tq } \forall n \ge N_2 \left| \frac{U_0 + ... + U_{N-}}{n+} \right| \le \epsilon§svg§600§FALSE§</svg:desc><draw:g draw:style-name="gr2"><draw:path draw:style-name="gr501" draw:text-style-name="P10" svg:width="3.678in" svg:height="0.387in" svg:x="0.0004in" svg:y="0.0083in" svg:viewBox="0 0 9343 984" svg:d="M0 0c3114 0 6228 0 9343 0 0 328 0 656 0 984-3115 0-6229 0-9343 0 0-328 0-656 0-984z"><text:p/></draw:path><draw:path draw:style-name="gr502" draw:text-style-name="P11" svg:width="0.0736in" svg:height="0.1146in" svg:x="0.0008in" svg:y="0.1287in" svg:viewBox="0 0 188 292" svg:d="M188 14c0-13-1-14-15-14-53 0-105 0-157 0-8 0-16 0-16 8 0 9 8 9 16 9 51 0 104 0 156 0 0 39 0 80 0 120-51 0-100 0-150 0-8 0-16 0-16 8 0 9 8 9 16 9 50 0 99 0 150 0 0 39 0 80 0 121-52 0-105 0-156 0-8 0-16 0-16 8 0 9 8 9 16 9 52 0 104 0 157 0 14 0 15-2 15-15 0-87 0-175 0-263z"><text:p/></draw:path><draw:path draw:style-name="gr503" draw:text-style-name="P11" svg:width="0.1394in" svg:height="0.1126in" svg:x="0.0906in" svg:y="0.1311in" svg:viewBox="0 0 355 287" svg:d="M302 43c4-17 12-30 46-31 2 0 7 0 7-8-2-2 0-4-6-4-13 0-29 1-42 1-14 0-29-1-43-1-2 0-7 0-7 8 0 4 3 4 7 4 24 1 29 10 29 19 0 1-1 7-1 9-16 62-33 124-48 187-32-73-62-147-93-220-3-7-3-7-14-7-19 0-37 0-57 0-8 0-12 0-12 8 0 4 4 4 12 4 3 0 29 0 29 5-19 75-37 150-56 225-5 17-12 30-46 32-2 0-7 1-7 8 0 4 2 5 6 5 13 0 28-1 42-1s29 1 43 1c3 0 7 0 7-9 0-3-3-4-8-4-24 0-28-10-28-18 0-4 0-5 2-10 19-74 37-148 56-222 1 2 1 2 4 7 34 83 69 166 104 249 4 7 5 7 8 7 5 0 5-1 8-9 19-79 39-157 58-235z"><text:p/></draw:path><draw:path draw:style-name="gr504" draw:text-style-name="P11" svg:width="0.0512in" svg:height="0.0768in" svg:x="0.2248in" svg:y="0.1917in" svg:viewBox="0 0 131 196" svg:d="M131 142c-4 0-7 0-11 0 0 7-4 24-7 27-3 1-25 1-29 1-18 0-37 0-55 0 31-27 42-36 60-49 21-18 42-36 42-63 0-36-31-58-70-58-36 0-61 25-61 53 0 14 13 15 16 15 7 0 15-4 15-15 0-5-2-16-17-16 9-20 29-26 44-26 28 0 44 23 44 47 0 25-18 45-28 56-24 23-46 47-70 70-4 3-4 3-4 12 41 0 80 0 121 0 4-18 6-36 10-54z"><text:p/></draw:path><draw:path draw:style-name="gr505" draw:text-style-name="P11" svg:width="0.0827in" svg:height="0.0957in" svg:x="0.352in" svg:y="0.1547in" svg:viewBox="0 0 211 244" svg:d="M196 131c7 0 15 0 15-9s-8-9-15-9c-60 0-119 0-179 0 6-57 54-96 114-96 21 0 43 0 65 0 7 0 15 0 15-9 0-8-8-8-15-8-22 0-45 0-66 0-72 0-130 54-130 122s58 122 130 122c21 0 44 0 66 0 7 0 15 0 15-9 0-8-8-8-15-8-22 0-44 0-65 0-60 0-108-40-114-96 60 0 119 0 179 0z"><text:p/></draw:path><draw:path draw:style-name="gr506" draw:text-style-name="P11" svg:width="0.1031in" svg:height="0.1063in" svg:x="0.5016in" svg:y="0.137in" svg:viewBox="0 0 263 271" svg:d="M44 76c47 64 94 129 141 195 17 0 35 0 51 0 0-84 0-168 0-252 5 0 10 0 15 0 7 0 12-3 12-9s-5-10-12-10c-21 0-42 0-63 0-8 0-13 2-13 10 0 6 5 9 13 9 10 0 21 0 30 0 0 59 0 119 0 178-46-66-92-131-139-197-9 0-20 1-30 1-12 0-33-1-37-1-7 0-12 2-12 10 0 6 5 9 12 9 5 0 10 0 14 0 0 78 0 156 0 234-4 0-9 0-14 0-7 0-12 4-12 10s5 8 12 8c22 0 42 0 64 0 7 0 12-2 12-8s-5-10-12-10c-11 0-21 0-32 0 0-60 0-119 0-177zM44 43c0-8 0-15 0-24 8 0 16 0 23 0 51 71 101 141 151 211 0 8 0 15 0 23-8 0-15 0-24 0-50-71-99-140-150-210z"><text:p/></draw:path><draw:path draw:style-name="gr507" draw:text-style-name="P11" svg:width="0.0189in" svg:height="0.0492in" svg:x="0.626in" svg:y="0.2256in" svg:viewBox="0 0 49 126" svg:d="M49 44c0-27-9-44-26-44-15 0-23 11-23 23 0 11 8 21 23 21 5 0 11-1 14-4 1-2 1-2 3-2 0 3 1 0 1 6 0 32-16 57-29 70-5 5-5 6-5 7 0 4 3 5 4 5 5 0 38-32 38-82z"><text:p/></draw:path><draw:path draw:style-name="gr508" draw:text-style-name="P11" svg:width="0.1394in" svg:height="0.1126in" svg:x="0.6921in" svg:y="0.1311in" svg:viewBox="0 0 355 287" svg:d="M302 43c4-17 12-30 46-31 2 0 7 0 7-8-2-2 0-4-6-4-13 0-29 1-42 1-14 0-29-1-43-1-2 0-7 0-7 8 0 4 3 4 7 4 24 1 29 10 29 19 0 1-1 7-1 9-16 62-33 124-48 187-32-73-62-147-93-220-3-7-3-7-13-7-19 0-38 0-58 0-8 0-12 0-12 8 0 4 4 4 12 4 3 0 29 0 29 5-19 75-37 150-56 225-5 17-12 30-46 32-2 0-7 1-7 8 0 4 2 5 6 5 13 0 28-1 42-1s29 1 43 1c3 0 7 0 7-9 0-3-3-4-8-4-24 0-28-10-28-18 0-4 0-5 2-10 19-74 37-148 56-222 1 2 1 2 4 7 34 83 69 166 104 249 4 7 5 7 8 7 5 0 5-1 8-9 19-79 39-157 58-235z"><text:p/></draw:path><draw:path draw:style-name="gr509" draw:text-style-name="P11" svg:width="0.0512in" svg:height="0.0768in" svg:x="0.8264in" svg:y="0.1917in" svg:viewBox="0 0 131 196" svg:d="M131 142c-4 0-6 0-10 0-1 7-5 24-8 27-3 1-25 1-29 1-18 0-36 0-54 0 30-27 41-36 59-49 21-18 42-36 42-63 0-36-31-58-70-58-36 0-61 25-61 53 0 14 13 15 16 15 7 0 15-4 15-15 0-5-1-16-17-16 9-20 29-26 44-26 28 0 44 23 44 47 0 25-18 45-28 56-24 23-46 47-70 70-4 3-4 3-4 12 41 0 80 0 121 0 4-18 6-36 10-54z"><text:p/></draw:path><draw:path draw:style-name="gr510" draw:text-style-name="P11" svg:width="0.1012in" svg:height="0.1276in" svg:x="0.9531in" svg:y="0.1382in" svg:viewBox="0 0 258 325" svg:d="M250 132c6-4 8-6 8-10s-2-7-8-9c-78-37-155-73-233-111-6-2-7-2-9-2-4 0-8 4-8 8 0 5 4 8 8 10 74 35 148 68 221 103-73 35-147 70-221 105-8 3-8 7-8 9 0 5 4 9 8 9 2 0 3 0 8-3 78-37 156-73 234-109zM242 325c8 0 16 0 16-8 0-9-10-9-16-9-75 0-151 0-226 0-8 0-16 0-16 9 0 8 7 8 14 8 76 0 153 0 228 0z"><text:p/></draw:path><draw:path draw:style-name="gr511" draw:text-style-name="P11" svg:width="0.139in" svg:height="0.1126in" svg:x="1.1217in" svg:y="0.1311in" svg:viewBox="0 0 354 287" svg:d="M302 43c4-17 11-30 45-31 2 0 7 0 7-8-1-2 0-4-5-4-14 0-29 1-43 1s-29-1-42-1c-4 0-8 0-8 8 0 4 4 4 8 4 24 1 28 10 28 19 0 1 0 7-2 9-15 62-31 124-46 187-32-73-63-147-94-220-2-7-4-7-13-7-19 0-37 0-57 0-8 0-12 0-12 8 0 4 4 4 12 4 2 0 29 0 29 5-19 75-38 150-57 225-4 17-11 30-45 32-3 0-7 1-7 8 0 4 1 5 5 5 13 0 29-1 42-1 14 0 30 1 43 1 2 0 8 0 8-9 0-3-3-4-8-4-25 0-28-10-28-18 0-4 0-5 2-10 18-74 37-148 55-222 2 2 2 2 5 7 34 83 69 166 104 249 2 7 5 7 8 7 5 0 5-1 6-9 21-79 40-157 60-235z"><text:p/></draw:path><draw:path draw:style-name="gr512" draw:text-style-name="P11" svg:width="0.0516in" svg:height="0.1035in" svg:x="1.3248in" svg:y="0.1417in" svg:viewBox="0 0 132 264" svg:d="M65 91c20 0 41 0 61 0 0-5 0-8 0-13-20 0-41 0-61 0 0-26 0-52 0-78-4 0-6 0-10 0-1 35-13 80-55 82 0 3 0 6 0 9 12 0 24 0 36 0 0 39 0 78 0 117 0 51 40 56 55 56 29 0 41-30 41-56 0-9 0-17 0-24-4 0-6 0-10 0 0 7 0 14 0 22 0 32-13 47-28 47-29 0-29-38-29-45 0-39 0-78 0-117z"><text:p/></draw:path><draw:path draw:style-name="gr513" draw:text-style-name="P11" svg:width="0.0815in" svg:height="0.1051in" svg:x="1.3917in" svg:y="0.1705in" svg:viewBox="0 0 208 268" svg:d="M146 161c0 25 0 50 0 75 0 18-4 18-33 18 0 4 0 9 0 14 14 0 37-2 48-2s32 2 47 2c0-5 0-10 0-14-28 0-33 0-33-18 0-79 0-157 0-236-3 0-6 0-9 0-5 13-11 25-16 38-6-12-23-38-56-38-50 0-94 41-94 96 0 53 41 95 90 95 30 0 47-18 56-30zM148 70c0 20 0 39 0 60 0 13-8 25-17 34-6 6-19 17-39 17-31 0-57-37-57-85 0-50 30-85 61-85 34 0 52 36 52 59z"><text:p/></draw:path><draw:path draw:style-name="gr514" draw:text-style-name="P11" svg:width="0.0917in" svg:height="0.1181in" svg:x="1.5291in" svg:y="0.1287in" svg:viewBox="0 0 234 301" svg:d="M233 16c1-5 1-6 1-8 0-4-4-8-8-8-5 0-8 5-10 10-12 31-23 61-35 92-43 0-85 0-128 0-12-31-23-61-35-92-2-6-4-10-10-10-4 0-8 4-8 8 1 3 0 2 2 8 35 92 71 183 106 276 1 6 4 9 10 9s7-5 8-8c36-93 71-185 107-277zM60 119c38 0 76 0 114 0-19 50-37 99-56 150-20-51-39-100-58-150z"><text:p/></draw:path><draw:path draw:style-name="gr515" draw:text-style-name="P11" svg:width="0.0898in" svg:height="0.0748in" svg:x="1.626in" svg:y="0.1705in" svg:viewBox="0 0 229 191" svg:d="M25 162c-1 6-3 16-3 18 0 7 6 11 12 11 4 0 13-4 15-12 3-11 6-21 9-31 3-12 6-26 9-38 3-9 5-19 6-28 3-8 6-20 6-21 6-13 29-51 69-51 19 0 22 15 22 28 0 27-20 81-27 99-4 9-4 14-4 19 0 20 15 35 35 35 40 0 55-61 55-65s-3-4-5-4c-4 0-4 2-7 8-8 28-21 51-43 51-7 0-10-3-10-13 0-11 4-20 8-30 8-23 26-68 26-92 0-29-18-46-49-46-37 0-58 28-65 37-2-24-20-37-40-37-19 0-27 17-31 24-7 14-13 40-13 41 0 5 5 5 6 5 4 0 4-2 7-10 6-30 16-50 30-50 9 0 13 4 13 19 0 8-1 13-7 35-8 32-15 66-24 98z"><text:p/></draw:path><draw:path draw:style-name="gr516" draw:text-style-name="P11" svg:width="0.1012in" svg:height="0.1276in" svg:x="1.7811in" svg:y="0.1382in" svg:viewBox="0 0 258 325" svg:d="M250 132c4-4 8-6 8-10s-2-7-8-9c-78-37-155-73-233-111-6-2-7-2-9-2-4 0-8 4-8 8 0 5 4 8 8 10 74 35 148 68 221 103-73 35-147 70-221 105-8 3-8 7-8 9 0 5 4 9 8 9 2 0 3 0 8-3 78-37 156-73 234-109zM242 325c8 0 16 0 16-8 0-9-10-9-16-9-75 0-152 0-228 0-6 0-14 0-14 9 0 8 7 8 14 8 76 0 153 0 228 0z"><text:p/></draw:path><draw:path draw:style-name="gr517" draw:text-style-name="P11" svg:width="0.1394in" svg:height="0.1126in" svg:x="1.9484in" svg:y="0.1311in" svg:viewBox="0 0 355 287" svg:d="M302 43c5-17 12-30 46-31 2 0 7 0 7-8-1-2 0-4-5-4-14 0-28 1-43 1-14 0-29-1-43-1-2 0-7 0-7 8 0 4 3 4 7 4 24 1 29 10 29 19 0 1-1 7-1 9-16 62-32 124-47 187-31-73-63-147-94-220-3-7-3-7-13-7-19 0-37 0-56 0-9 0-12 0-12 8 0 4 3 4 10 4 3 0 29 0 29 5-19 75-37 150-56 225-4 17-11 30-46 32-2 0-7 1-7 8 0 4 2 5 6 5 13 0 28-1 42-1s30 1 43 1c3 0 9 0 9-9 0-3-5-4-9-4-25 0-29-10-29-18 0-4 2-5 3-10 18-74 37-148 55-222 2 2 2 2 4 7 34 83 70 166 105 249 3 7 4 7 7 7 5 0 5-1 8-9 19-79 39-157 58-235z"><text:p/></draw:path><draw:path draw:style-name="gr518" draw:text-style-name="P11" svg:width="0.0512in" svg:height="0.0768in" svg:x="2.0827in" svg:y="0.1917in" svg:viewBox="0 0 131 196" svg:d="M131 142c-4 0-6 0-10 0-1 7-3 24-8 27-3 1-24 1-29 1-18 0-36 0-54 0 31-27 41-36 59-49 21-18 42-36 42-63 0-36-31-58-69-58-37 0-62 25-62 53 0 14 13 15 16 15 7 0 16-4 16-15 0-5-2-16-18-16 10-20 29-26 44-26 30 0 44 23 44 47 0 25-18 45-28 56-24 23-46 47-70 70-4 3-4 3-4 12 41 0 82 0 122 0 3-18 6-36 9-54z"><text:p/></draw:path><draw:path draw:style-name="gr519" draw:text-style-name="P11" svg:width="0.0067in" svg:height="0.1059in" svg:x="2.2016in" svg:y="0in" svg:viewBox="0 0 18 270" svg:d="M0 254c0 8 0 16 10 16 8 0 8-8 8-16 0-80 0-159 0-238 0-8 0-16-8-16-10 0-10 8-10 16 0 79 0 158 0 238z"><text:p/></draw:path><draw:path draw:style-name="gr520" draw:text-style-name="P11" svg:width="0.0067in" svg:height="0.1059in" svg:x="2.2016in" svg:y="0.0996in" svg:viewBox="0 0 18 270" svg:d="M0 254c0 6 0 16 10 16 8 0 8-8 8-16 0-80 0-159 0-238 0-8 0-16-8-16-10 0-10 8-10 16 0 79 0 158 0 238z"><text:p/></draw:path><draw:path draw:style-name="gr521" draw:text-style-name="P11" svg:width="0.0067in" svg:height="0.1059in" svg:x="2.2016in" svg:y="0.1988in" svg:viewBox="0 0 18 270" svg:d="M0 254c0 8 0 16 10 16 8 0 8-8 8-16 0-80 0-159 0-238 0-6 0-16-8-16-10 0-10 8-10 16 0 79 0 158 0 238z"><text:p/></draw:path><draw:path draw:style-name="gr522" draw:text-style-name="P11" svg:width="0.0067in" svg:height="0.1059in" svg:x="2.2016in" svg:y="0.298in" svg:viewBox="0 0 18 270" svg:d="M0 254c0 8 0 16 10 16 8 0 8-8 8-16 0-80 0-159 0-238 0-8 0-16-8-16-10 0-10 8-10 16 0 79 0 158 0 238z"><text:p/></draw:path><draw:path draw:style-name="gr523" draw:text-style-name="P11" svg:width="0.115in" svg:height="0.1169in" svg:x="2.2638in" svg:y="0.0189in" svg:viewBox="0 0 293 298" svg:d="M240 44c4-16 11-30 46-31 1 0 7 0 7-8-3-1 0-5-6-5-15 0-29 1-43 1-15 0-30-1-44-1-3 0-8 0-8 8 0 5 5 5 8 5 24 0 28 10 28 18 0 3 0 9-1 10-12 50-25 99-37 150-15 56-64 93-106 93-29 0-52-19-52-55 0-1 0-14 5-32 13-55 28-109 41-165 5-14 5-19 36-19 11 0 14 0 14-8 0-5-4-5-6-5-12 0-42 1-54 1s-42-1-54-1c-3 0-8 0-8 8 0 5 4 5 12 5 5 0 8 0 16 1 7 0 12 2 12 6 0 3-5 21-8 30-3 12-6 26-9 38-4 16-24 96-27 104-2 12-2 18-2 24 0 52 38 82 83 82 53 0 105-48 119-104 13-50 25-99 38-150z"><text:p/></draw:path><draw:path draw:style-name="gr524" draw:text-style-name="P11" svg:width="0.0535in" svg:height="0.0791in" svg:x="2.372in" svg:y="0.0791in" svg:viewBox="0 0 137 202" svg:d="M137 102c0-32-4-55-17-77-10-13-28-25-52-25-68 0-68 80-68 102s0 100 68 100c69 0 69-78 69-100zM68 193c-13 0-31-7-37-31-3-18-3-42-3-64 0-21 0-44 3-60 6-24 25-30 37-30 17 0 32 10 38 28 4 16 4 37 4 62 0 22 0 44-3 63-6 26-27 32-39 32z"><text:p/></draw:path><draw:path draw:style-name="gr525" draw:text-style-name="P11" svg:width="0.1102in" svg:height="0.1102in" svg:x="2.487in" svg:y="0.035in" svg:viewBox="0 0 281 281" svg:d="M149 149c39 0 78 0 117 0 6 0 15 0 15-9 0-8-9-8-15-8-39 0-78 0-117 0 0-40 0-78 0-118 0-6 0-14-9-14-8 0-8 8-8 14 0 40 0 78 0 118-40 0-79 0-119 0-5 0-13 0-13 8 0 9 8 9 13 9 40 0 79 0 119 0 0 38 0 78 0 117 0 6 0 15 8 15 9 0 9-9 9-15 0-39 0-79 0-117z"><text:p/></draw:path><draw:path draw:style-name="gr526" draw:text-style-name="P11" svg:width="0.0169in" svg:height="0.0169in" svg:x="2.6579in" svg:y="0.1142in" svg:viewBox="0 0 44 44" svg:d="M44 22c0-12-10-22-22-22-14 0-22 10-22 22s8 22 22 22c12 0 22-10 22-22z"><text:p/></draw:path><draw:path draw:style-name="gr527" draw:text-style-name="P11" svg:width="0.0177in" svg:height="0.0169in" svg:x="2.7039in" svg:y="0.1142in" svg:viewBox="0 0 46 44" svg:d="M46 22c0-12-11-22-23-22s-23 10-23 22 11 22 23 22 23-10 23-22z"><text:p/></draw:path><draw:path draw:style-name="gr528" draw:text-style-name="P11" svg:width="0.0169in" svg:height="0.0169in" svg:x="2.75in" svg:y="0.1142in" svg:viewBox="0 0 44 44" svg:d="M44 22c0-12-9-22-21-22-13 0-23 10-23 22s10 22 23 22c12 0 21-10 21-22z"><text:p/></draw:path><draw:path draw:style-name="gr529" draw:text-style-name="P11" svg:width="0.1102in" svg:height="0.1102in" svg:x="2.828in" svg:y="0.0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530" draw:text-style-name="P11" svg:width="0.115in" svg:height="0.1169in" svg:x="2.9957in" svg:y="0.0189in" svg:viewBox="0 0 293 298" svg:d="M240 44c5-16 12-30 46-31 2 0 7 0 7-8-3-1 0-5-6-5-13 0-28 1-42 1-15 0-30-1-45-1-2 0-7 0-7 8 0 5 4 5 7 5 24 0 29 10 29 18 0 3-1 9-1 10-13 50-25 99-38 150-15 56-63 93-105 93-29 0-51-19-51-55 0-1 0-14 4-32 14-55 28-109 41-165 4-14 5-19 35-19 11 0 14 0 14-8 0-5-4-5-6-5-10 0-42 1-54 1s-42-1-54-1c-3 0-8 0-8 8 0 5 5 5 12 5 1 0 10 0 17 1 7 0 11 2 11 6 0 3-5 21-8 30-3 12-6 26-9 38-4 16-24 96-25 104-4 12-4 18-4 24 0 52 38 82 83 82 54 0 105-48 120-104 12-50 25-99 37-150z"><text:p/></draw:path><draw:path draw:style-name="gr531" draw:text-style-name="P11" svg:width="0.1031in" svg:height="0.0783in" svg:x="3.1063in" svg:y="0.078in" svg:viewBox="0 0 263 200" svg:d="M226 31c2-11 7-20 31-20 1 0 6-1 6-7 0-2-1-4-5-4-10 0-20 1-30 1-7 0-24-1-31-1-3 0-6 0-6 6 0 4 3 5 6 5 14 0 19 3 19 12 0 2 0 3-1 6-11 43-22 86-33 129-25-51-49-102-74-153-2-5-4-5-11-5-13 0-26 0-39 0-6 0-10 0-10 6 0 5 4 5 10 5s12 0 19 1c-13 53-27 104-40 157-3 12-8 21-31 22-2 0-6 0-6 6 0 2 2 3 5 3 9 0 20-1 30-1 7 0 24 1 31 1 4 0 6-1 6-6 0-3-4-3-7-3-18-1-18-9-18-13 0-2 0-3 1-8 12-50 25-100 37-151 29 59 58 118 87 177 2 4 3 4 7 4 5 0 5 0 6-6 13-54 27-109 41-163z"><text:p/></draw:path><draw:path draw:style-name="gr532" draw:text-style-name="P11" svg:width="0.0783in" svg:height="0.0051in" svg:x="3.2283in" svg:y="0.1252in" svg:viewBox="0 0 200 14" svg:d="M188 14c5 0 12 0 12-7s-7-7-12-7c-58 0-117 0-176 0-5 0-12 0-12 7s7 7 12 7c59 0 118 0 176 0z"><text:p/></draw:path><draw:path draw:style-name="gr533" draw:text-style-name="P11" svg:width="1.0748in" svg:height="0.0067in" svg:x="2.2528in" svg:y="0.1988in" svg:viewBox="0 0 2731 18" svg:d="M0 0c911 0 1821 0 2731 0 0 6 0 12 0 18-910 0-1820 0-2731 0 0-6 0-12 0-18z"><text:p/></draw:path><draw:path draw:style-name="gr534" draw:text-style-name="P11" svg:width="0.0898in" svg:height="0.0748in" svg:x="2.6807in" svg:y="0.2839in" svg:viewBox="0 0 229 191" svg:d="M25 161c-1 7-3 17-3 18 0 8 6 12 12 12 4 0 13-4 15-12 0-1 6-21 9-31 2-14 6-26 8-39 4-8 6-18 7-27 3-8 6-20 6-22 6-12 29-50 69-50 19 0 22 15 22 28 0 27-20 81-27 99-4 9-4 14-4 19 0 20 15 35 35 35 40 0 55-61 55-65 0-5-3-5-5-5-4 0-4 1-7 9-8 27-21 51-43 51-7 0-10-3-10-13 0-11 4-22 8-30 8-23 26-70 26-94 0-27-18-44-49-44-37 0-58 26-65 36-2-23-20-36-40-36-19 0-27 17-31 24-7 14-13 38-13 41s5 3 6 3c4 0 4 0 7-9 6-30 16-49 30-49 9 0 13 4 13 19 0 8-1 13-7 35-8 32-15 64-24 97z"><text:p/></draw:path><draw:path draw:style-name="gr535" draw:text-style-name="P11" svg:width="0.1098in" svg:height="0.1102in" svg:x="2.785in" svg:y="0.2602in" svg:viewBox="0 0 280 281" svg:d="M149 149c39 0 78 0 117 0 6 0 14 0 14-9 0-8-8-8-14-8-39 0-78 0-117 0 0-40 0-78 0-118 0-6 0-14-9-14-8 0-8 8-8 14 0 40 0 78 0 118-40 0-79 0-119 0-6 0-13 0-13 8 0 9 7 9 13 9 40 0 79 0 119 0 0 39 0 79 0 119 0 4 0 13 8 13 9 0 9-9 9-13 0-40 0-80 0-119z"><text:p/></draw:path><draw:path draw:style-name="gr536" draw:text-style-name="P11" svg:width="0.0067in" svg:height="0.1059in" svg:x="3.372in" svg:y="0in" svg:viewBox="0 0 18 270" svg:d="M0 254c0 8 0 16 10 16 8 0 8-8 8-16 0-80 0-159 0-238 0-8 0-16-8-16-10 0-10 8-10 16 0 79 0 158 0 238z"><text:p/></draw:path><draw:path draw:style-name="gr537" draw:text-style-name="P11" svg:width="0.0067in" svg:height="0.1059in" svg:x="3.372in" svg:y="0.0996in" svg:viewBox="0 0 18 270" svg:d="M0 254c0 6 0 16 10 16 8 0 8-8 8-16 0-80 0-159 0-238 0-8 0-16-8-16-10 0-10 8-10 16 0 79 0 158 0 238z"><text:p/></draw:path><draw:path draw:style-name="gr538" draw:text-style-name="P11" svg:width="0.0067in" svg:height="0.1059in" svg:x="3.372in" svg:y="0.1988in" svg:viewBox="0 0 18 270" svg:d="M0 254c0 8 0 16 10 16 8 0 8-8 8-16 0-80 0-159 0-238 0-6 0-16-8-16-10 0-10 8-10 16 0 79 0 158 0 238z"><text:p/></draw:path><draw:path draw:style-name="gr539" draw:text-style-name="P11" svg:width="0.0067in" svg:height="0.1059in" svg:x="3.372in" svg:y="0.298in" svg:viewBox="0 0 18 270" svg:d="M0 254c0 8 0 16 10 16 8 0 8-8 8-16 0-80 0-159 0-238 0-8 0-16-8-16-10 0-10 8-10 16 0 79 0 158 0 238z"><text:p/></draw:path><draw:path draw:style-name="gr540" draw:text-style-name="P11" svg:width="0.1012in" svg:height="0.1276in" svg:x="3.463in" svg:y="0.1382in" svg:viewBox="0 0 258 325" svg:d="M250 18c4-2 8-5 8-10 0-4-4-8-8-8-3 0-6 1-9 2-78 38-155 74-233 111-7 3-8 6-8 9 0 4 2 6 8 10 78 36 155 72 233 109 6 3 7 3 9 3 4 0 8-4 8-9 0-3-2-6-10-9-73-35-146-69-219-104 73-34 147-69 221-104zM244 325c6 0 14 0 14-8 0-9-10-9-16-9-75 0-151 0-226 0-8 0-16 0-16 9 0 8 7 8 14 8 77 0 153 0 230 0z"><text:p/></draw:path><draw:path draw:style-name="gr541" draw:text-style-name="P11" svg:width="0.0543in" svg:height="0.0728in" svg:x="3.6323in" svg:y="0.1724in" svg:viewBox="0 0 139 186" svg:d="M107 86c6 0 14 0 14-7 0-6-6-6-13-6-23 0-46 0-68 0 10-36 34-60 73-60 3 0 8 0 12 0 7 0 14 0 14-7 0-6-6-6-13-6-5 0-10 0-14 0-56 0-112 42-112 107 0 45 32 79 77 79 27 0 55-17 55-22 0-1-1-6-5-6-1 0-1 0-5 3-13 8-28 15-44 15-25 0-46-16-46-54 0-15 4-31 5-36 23 0 47 0 70 0z"><text:p/></draw:path></draw:g></draw:g></text:p>
      <text:p text:style-name="P6">D’où <draw:g text:anchor-type="as-char" svg:y="-0.1236in" draw:z-index="34" draw:style-name="gr1"><svg:title>TexMaths</svg:title><svg:desc>12§display§\forall n \ge N_2, |S_n| \le 2-\epsilon §svg§600§FALSE§</svg:desc><draw:g draw:style-name="gr2"><draw:path draw:style-name="gr486" draw:text-style-name="P10" svg:width="1.5307in" svg:height="0.148in" svg:x="0.0087in" svg:y="0.0091in" svg:viewBox="0 0 3889 377" svg:d="M1946 377c-649 0-1297 0-1946 0 0-126 0-251 0-377 1297 0 2593 0 3889 0 0 126 0 251 0 377-647 0-1295 0-1943 0z"><text:p/></draw:path><draw:path draw:style-name="gr487" draw:text-style-name="P11" svg:width="0.0921in" svg:height="0.1181in" svg:x="0.0004in" svg:y="0.0098in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488" draw:text-style-name="P11" svg:width="0.0894in" svg:height="0.0748in" svg:x="0.0976in" svg:y="0.0516in" svg:viewBox="0 0 228 191" svg:d="M24 161c-1 7-4 17-4 19 0 8 6 11 12 11s14-3 16-12c1-1 6-20 8-31 4-13 6-25 10-37 2-10 5-20 7-29 1-7 5-19 5-21 7-13 29-51 70-51 18 0 22 15 22 28 0 27-21 81-27 99-4 10-5 14-5 19 0 21 16 35 35 35 39 0 55-61 55-65 0-3-4-3-5-3-5 0-5 1-6 7-8 29-23 52-43 52-7 0-11-4-11-14 0-11 4-20 9-30 7-23 25-68 25-92 0-29-18-46-48-46-39 0-59 28-66 37-3-24-19-37-39-37s-27 17-32 24c-6 14-12 40-12 41 0 5 4 5 5 5 3 0 5-1 7-10 7-30 16-50 30-50 10 0 13 4 13 19 0 8-1 13-6 35-8 32-17 65-25 97z"><text:p/></draw:path><draw:path draw:style-name="gr489" draw:text-style-name="P11" svg:width="0.1012in" svg:height="0.1276in" svg:x="0.252in" svg:y="0.0193in" svg:viewBox="0 0 258 325" svg:d="M250 132c6-3 8-6 8-9 0-5-2-8-8-10-78-37-155-73-233-109-6-4-7-4-9-4-4 0-8 4-8 8 0 5 4 8 8 10 74 35 148 69 221 103-73 35-146 70-219 105-10 2-10 6-10 8 0 5 4 9 8 9 2 0 3 0 8-3 78-36 156-72 234-108zM244 325c7 0 14 0 14-9 0-8-10-8-16-8-75 0-151 0-226 0-6 0-16 0-16 8 0 9 7 9 14 9 77 0 153 0 230 0z"><text:p/></draw:path><draw:path draw:style-name="gr490" draw:text-style-name="P11" svg:width="0.139in" svg:height="0.1122in" svg:x="0.4201in" svg:y="0.0118in" svg:viewBox="0 0 354 286" svg:d="M302 44c4-18 11-30 45-31 2 0 7-1 7-8 0-1 0-5-5-5-14 0-29 1-43 1s-29-1-42-1c-4 0-8 0-8 8 0 5 4 5 8 5 24 0 28 9 28 18 0 1 0 7-2 9-15 62-31 125-46 187-32-73-63-146-94-220-2-7-4-7-13-7-19 0-37 0-57 0-8 0-12 0-12 8 0 5 4 5 12 5 2 0 29 0 29 4-19 74-37 150-56 225-5 16-12 30-46 31-3 0-7 1-7 8 0 4 1 5 5 5 13 0 29-1 42-1 14 0 30 1 43 1 2 0 8 0 8-8 0-4-3-5-8-5-25 0-28-10-28-18 0-4 0-5 2-10 18-73 37-148 55-221 2 2 2 2 5 7 34 82 69 165 104 247 2 7 5 8 8 8 5 0 5-1 6-8 21-77 40-155 60-234z"><text:p/></draw:path><draw:path draw:style-name="gr491" draw:text-style-name="P11" svg:width="0.0508in" svg:height="0.0768in" svg:x="0.5543in" svg:y="0.0728in" svg:viewBox="0 0 130 196" svg:d="M130 142c-4 0-6 0-10 0-1 6-4 24-7 26-3 3-25 3-30 3-18 0-36 0-54 0 31-28 41-36 59-50 21-18 42-36 42-63 0-36-32-58-69-58s-61 25-61 53c0 14 12 16 16 16 7 0 15-5 15-16 0-5-2-16-18-16 10-20 30-26 43-26 30 0 46 23 46 47 0 25-19 45-29 56-24 23-47 46-71 70-2 2-2 4-2 12 41 0 80 0 121 0 3-18 6-36 9-54z"><text:p/></draw:path><draw:path draw:style-name="gr492" draw:text-style-name="P11" svg:width="0.0189in" svg:height="0.0492in" svg:x="0.6354in" svg:y="0.1067in" svg:viewBox="0 0 49 126" svg:d="M49 44c0-27-11-44-26-44s-23 11-23 23c0 11 8 21 23 21 5 0 9-1 14-4 1-2 1-2 3-2 0 3 0 0 0 6 0 32-15 57-28 70-5 5-5 6-5 7 0 3 1 5 4 5 5 0 38-32 38-82z"><text:p/></draw:path><draw:path draw:style-name="gr493" draw:text-style-name="P11" svg:width="0.0063in" svg:height="0.1654in" svg:x="0.715in" svg:y="0.0004in" svg:viewBox="0 0 17 421" svg:d="M17 16c0-8 0-16-9-16-8 0-8 8-8 16 0 129 0 259 0 389 0 7 0 16 8 16 9 0 9-9 9-16 0-130 0-260 0-389z"><text:p/></draw:path><draw:path draw:style-name="gr494" draw:text-style-name="P11" svg:width="0.098in" svg:height="0.1197in" svg:x="0.75in" svg:y="0.0079in" svg:viewBox="0 0 250 305" svg:d="M250 4c0-2 0-4-5-4-1 0-3 0-7 6-8 8-14 16-21 24-11-19-32-30-60-30-54 0-104 48-104 100 0 33 23 53 44 60 15 3 30 7 45 11 15 3 39 11 39 44 0 37-35 77-77 77-26 0-73-10-73-61 0-10 3-19 3-22 0-2 1-2 1-3 0-4-5-4-6-4-3 0-3 0-4 1s-25 96-25 98 2 4 5 4c2 0 2 0 7-6 7-7 13-15 20-24 18 24 47 30 72 30 57 0 107-56 107-107 0-29-14-43-20-49-10-10-17-12-54-22-10-2-24-6-28-7-12-3-26-15-26-38 0-34 33-70 74-70 35 0 60 18 60 65 0 13-1 22-1 24 1 1 0 4 5 4s5-2 6-9c7-31 15-61 23-92z"><text:p/></draw:path><draw:path draw:style-name="gr495" draw:text-style-name="P11" svg:width="0.0705in" svg:height="0.0516in" svg:x="0.848in" svg:y="0.0984in" svg:viewBox="0 0 180 132" svg:d="M22 111c-2 3-2 7-3 12 0 7 5 9 10 9s9-3 12-6c2-2 3-12 5-18 1-6 4-19 6-27 2-6 3-12 6-20 2-12 3-14 12-26 8-12 21-28 44-28 17 0 17 16 17 22 0 17-12 50-17 62-4 9-5 11-5 16 0 16 13 25 29 25 29 0 42-41 42-44 0-5-4-5-5-5-3 0-5 2-6 6-6 23-19 35-31 35-6 0-7-4-7-10 0-7 1-11 7-24 4-9 16-41 16-58 0-27-23-32-39-32-25 0-41 14-50 26-1-20-19-26-31-26-14 0-20 8-23 16-7 10-11 27-11 28 0 4 4 4 5 4 3 0 5 0 6-8 5-18 11-33 21-33 9 0 10 7 10 15 0 6-4 16-5 25-2 7-5 19-6 26-3 12-6 24-9 38z"><text:p/></draw:path><draw:path draw:style-name="gr496" draw:text-style-name="P11" svg:width="0.0063in" svg:height="0.1654in" svg:x="0.9524in" svg:y="0.0004in" svg:viewBox="0 0 17 421" svg:d="M17 16c0-8 0-16-9-16-8 0-8 8-8 16 0 129 0 259 0 389 0 7 0 16 8 16 9 0 9-9 9-16 0-130 0-260 0-389z"><text:p/></draw:path><draw:path draw:style-name="gr497" draw:text-style-name="P11" svg:width="0.1008in" svg:height="0.1276in" svg:x="1.039in" svg:y="0.0193in" svg:viewBox="0 0 257 325" svg:d="M250 18c4-2 7-5 7-10 0-4-3-8-9-8-1 0-6 2-7 2-78 38-155 74-233 111-7 4-8 6-8 10 0 3 2 6 8 9 78 36 155 72 233 108 6 3 6 3 7 3 5 0 9-4 9-9 0-3-1-6-9-8-73-35-147-70-220-103 74-35 147-70 222-105zM242 325c8 0 15 0 15-9 0-8-9-8-15-8-75 0-152 0-228 0-6 0-14 0-14 8 0 9 7 9 14 9 76 0 153 0 228 0z"><text:p/></draw:path><draw:path draw:style-name="gr498" draw:text-style-name="P11" svg:width="0.0657in" svg:height="0.1094in" svg:x="1.2087in" svg:y="0.0146in" svg:viewBox="0 0 168 279" svg:d="M32 246c15-14 30-27 45-42 66-57 91-80 91-122 0-48-37-82-89-82-48 0-79 38-79 76 0 24 22 24 23 24 7 0 21-5 21-23 0-11-7-22-22-22-3 0-4 0-5 0 9-27 32-42 56-42 39 0 57 34 57 69 0 33-21 66-45 92-26 30-54 59-80 89-5 5-5 6-5 16 52 0 104 0 156 0 4-24 8-48 12-72-4 0-7 0-11 0-1 13-5 30-8 36-4 3-31 3-41 3-25 0-50 0-76 0z"><text:p/></draw:path><draw:path draw:style-name="gr499" draw:text-style-name="P11" svg:width="0.1012in" svg:height="0.0067in" svg:x="1.3339in" svg:y="0.0799in" svg:viewBox="0 0 258 18" svg:d="M244 18c7 0 14-1 14-10 0-8-7-8-14-8-76 0-153 0-228 0-8 0-16 0-16 8 0 9 8 10 16 10 75 0 152 0 228 0z"><text:p/></draw:path><draw:path draw:style-name="gr500" draw:text-style-name="P11" svg:width="0.0543in" svg:height="0.0728in" svg:x="1.4937in" svg:y="0.0531in" svg:viewBox="0 0 139 186" svg:d="M106 87c7 0 14 0 14-8 0-6-5-6-12-6-23 0-46 0-68 0 10-36 33-60 72-60 4 0 8 0 13 0 7 0 14 0 14-7 0-6-6-6-13-6-5 0-10 0-14 0-56 0-112 42-112 107 0 46 32 79 77 79 27 0 54-17 54-21 0-2 0-6-4-6-1 0-1 0-6 2-13 8-29 16-44 16-24 0-45-17-45-54 0-16 3-32 4-36 23 0 47 0 70 0z"><text:p/></draw:path></draw:g></draw:g><text:s/>Donc <draw:g text:anchor-type="as-char" svg:y="-0.1543in" draw:z-index="35" draw:style-name="gr1"><svg:title>TexMaths</svg:title><svg:desc>12§display§S_n \toinf 0§svg§600§FALSE§</svg:desc><draw:g draw:style-name="gr2"><draw:path draw:style-name="gr476" draw:text-style-name="P10" svg:width="0.7142in" svg:height="0.161in" svg:x="0.0004in" svg:y="0.0091in" svg:viewBox="0 0 1815 410" svg:d="M908 410c-303 0-605 0-908 0 0-136 0-274 0-410 605 0 1209 0 1815 0 0 136 0 274 0 410-303 0-606 0-907 0z"><text:p/></draw:path><draw:path draw:style-name="gr477" draw:text-style-name="P11" svg:width="0.0984in" svg:height="0.1193in" svg:x="0.0004in" svg:y="0.037in" svg:viewBox="0 0 251 304" svg:d="M251 4c0-2-1-4-5-4-2 0-2 0-7 6-7 8-13 16-20 24-11-19-34-30-60-30-55 0-105 48-105 99 0 34 22 53 43 59 16 3 30 7 46 12 16 3 38 9 38 44 0 37-34 77-75 77-28 0-75-10-75-60 0-11 3-20 4-23 0-2 0-2 0-3 0-4-3-5-5-5s-2 1-4 2-26 96-26 97c0 2 2 5 5 5 2 0 2-1 8-7 7-8 13-16 21-24 18 25 46 31 70 31 58 0 109-56 109-108 0-29-15-43-22-48-10-10-16-12-53-21-10-3-25-7-29-7-11-4-25-17-25-39 0-34 34-69 73-69 35 0 62 18 62 65 0 13-3 20-3 23 3 2 0 4 6 4 4 0 4-1 6-8 7-31 16-61 23-92z"><text:p/></draw:path><draw:path draw:style-name="gr478" draw:text-style-name="P11" svg:width="0.0705in" svg:height="0.052in" svg:x="0.0992in" svg:y="0.1268in" svg:viewBox="0 0 180 133" svg:d="M23 111c-1 4-4 11-4 12 0 6 6 10 11 10s10-5 11-7c1-4 3-12 6-18 1-5 5-19 6-27 1-6 3-13 5-19 3-12 3-14 13-26 7-12 21-28 43-28 18 0 18 16 18 21 0 18-13 50-18 62-2 8-4 12-4 17 0 15 14 25 28 25 30 0 42-41 42-46 0-3-2-2-3-3-5 0-5 2-6 5-8 23-20 35-32 35-6 0-7-3-7-10 0-6 1-10 6-23 4-10 16-41 16-58 0-28-23-33-39-33-24 0-41 16-49 28-2-21-19-28-32-28-12 0-20 10-23 16-6 12-11 28-11 29 0 4 4 3 5 4 5 0 5-1 7-8 4-18 10-33 22-33 7 0 9 6 9 15 0 6-2 15-5 24-2 7-4 20-6 27-3 12-6 24-9 37z"><text:p/></draw:path><draw:path draw:style-name="gr479" draw:text-style-name="P11" svg:width="0.1142in" svg:height="0.0602in" svg:x="0.2807in" svg:y="0.0004in" svg:viewBox="0 0 291 154" svg:d="M250 85c-37 26-42 65-42 66 0 3 2 3 6 3 6 0 7 0 8-4 1-8 6-27 22-42 17-18 32-23 44-27 1 0 3-2 3-3 0-4-2-4-5-5-43-13-58-43-64-69-1-4-5-4-8-4-5 0-6 0-6 5 6 13 2 20 17 40 7 10 15 18 25 26-79 0-159 0-238 0-5 0-12 0-12 7s7 7 12 7c79 0 159 0 238 0z"><text:p/></draw:path><draw:path draw:style-name="gr480" draw:text-style-name="P11" svg:width="0.1142in" svg:height="0.052in" svg:x="0.4126in" svg:y="0.0091in" svg:viewBox="0 0 291 133" svg:d="M149 49c-16-18-21-23-33-31-18-13-36-18-52-18-36 0-64 31-64 67 0 33 26 66 62 66 42 0 70-34 81-49 16 18 20 22 32 31 18 13 36 18 53 18 36 0 63-31 63-67 0-34-26-66-62-66-42 0-69 33-80 49zM159 60c10-19 37-49 73-49 30 0 51 26 51 55 0 27-24 50-50 50-28 0-47-21-74-56zM133 73c-11 19-37 48-73 48-30 0-52-26-52-54 0-29 24-50 51-50s47 21 74 56z"><text:p/></draw:path><draw:path draw:style-name="gr481" draw:text-style-name="P11" svg:width="0.1008in" svg:height="0.0063in" svg:x="0.2445in" svg:y="0.1079in" svg:viewBox="0 0 257 17" svg:d="M243 17c7 0 14 0 14-9 0-8-7-8-14-8-76 0-153 0-229 0-7 0-14 0-14 8 0 9 7 9 14 9 76 0 153 0 229 0z"><text:p/></draw:path><draw:path draw:style-name="gr482" draw:text-style-name="P11" svg:width="0.1012in" svg:height="0.0063in" svg:x="0.3in" svg:y="0.1079in" svg:viewBox="0 0 258 17" svg:d="M244 17c7 0 14 0 14-9 0-8-7-8-14-8-76 0-153 0-228 0-8 0-16 0-16 8 0 9 8 9 16 9 75 0 152 0 228 0z"><text:p/></draw:path><draw:path draw:style-name="gr483" draw:text-style-name="P11" svg:width="0.1008in" svg:height="0.0063in" svg:x="0.3921in" svg:y="0.1079in" svg:viewBox="0 0 257 17" svg:d="M243 17c7 0 14 0 14-9 0-8-7-8-14-8-76 0-153 0-229 0-7 0-14 0-14 8 0 9 7 9 14 9 76 0 153 0 229 0z"><text:p/></draw:path><draw:path draw:style-name="gr484" draw:text-style-name="P11" svg:width="0.1472in" svg:height="0.0858in" svg:x="0.4437in" svg:y="0.0693in" svg:viewBox="0 0 375 219" svg:d="M328 117c-23 18-35 35-37 41-20 29-16 36-23 55 0 6 5 6 8 6 7 0 7-1 10-8 9-42 35-77 81-96 5-3 8-4 8-6 0-4-4-4-4-5-19-7-70-27-86-98-2-5-2-6-9-6-3 0-8 0-8 5 0 1 3 27 21 55 9 13 21 27 39 40-105 0-209 0-314 0-7 0-14 0-14 9 0 8 7 8 14 8 105 0 209 0 314 0z"><text:p/></draw:path><draw:path draw:style-name="gr485" draw:text-style-name="P11" svg:width="0.0697in" svg:height="0.1126in" svg:x="0.6531in" svg:y="0.0433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7 38-31 52-49 52z"><text:p/></draw:path></draw:g></draw:g></text:p>
      <text:p text:style-name="P6"/>
      <text:p text:style-name="P6">b) On suppose que <draw:g text:anchor-type="as-char" svg:y="-0.1543in" draw:z-index="36" draw:style-name="gr1"><svg:title>TexMaths</svg:title><svg:desc>12§display§U_n \toinf l \in \R§svg§600§FALSE§</svg:desc><draw:g draw:style-name="gr2"><draw:path draw:style-name="gr464" draw:text-style-name="P10" svg:width="1.0169in" svg:height="0.161in" svg:x="0.0004in" svg:y="0.0091in" svg:viewBox="0 0 2584 410" svg:d="M1292 410c-431 0-861 0-1292 0 0-136 0-274 0-410 861 0 1723 0 2584 0 0 136 0 274 0 410-430 0-861 0-1292 0z"><text:p/></draw:path><draw:path draw:style-name="gr465" draw:text-style-name="P11" svg:width="0.1146in" svg:height="0.1154in" svg:x="0.0031in" svg:y="0.0409in" svg:viewBox="0 0 292 294" svg:d="M239 43c5-17 12-30 45-31 3 0 8 0 8-8-2-2 0-4-5-4-15 0-29 1-43 1-15 0-30-1-45-1-2 0-7 0-7 8 0 4 4 4 7 4 24 1 29 10 29 19 0 1-1 7-1 8-13 50-25 100-39 150-13 55-62 92-104 92-29 0-52-19-52-54 0-1 0-14 5-32 13-55 28-109 41-163 4-15 5-20 36-20 11 0 14 0 14-8 0-4-4-4-6-4-12 0-43 1-54 1-13 0-42-1-55-1-2 0-7 0-7 8 0 4 4 4 12 4 5 0 8 0 16 1 7 1 10 1 10 7 0 3-4 21-7 30-2 12-6 24-8 36-5 17-24 96-27 104-2 12-2 18-2 24 0 50 38 80 83 80 53 0 104-48 119-101 12-51 25-101 37-150z"><text:p/></draw:path><draw:path draw:style-name="gr466" draw:text-style-name="P11" svg:width="0.0705in" svg:height="0.052in" svg:x="0.111in" svg:y="0.1268in" svg:viewBox="0 0 180 133" svg:d="M22 111c-2 4-3 11-3 12 0 6 5 10 10 10s9-5 12-7c1-4 3-12 5-18 1-5 4-19 6-27 2-6 3-13 6-19 2-12 3-14 12-26 8-12 21-28 44-28 17 0 17 16 17 21 0 18-12 50-17 62-4 8-5 12-5 17 0 15 13 25 28 25 30 0 43-41 43-46 0-3-4-3-5-3-5 0-5 2-6 5-6 23-19 35-31 35-6 0-7-3-7-10 0-6 1-10 7-23 4-10 16-41 16-58 0-28-23-33-39-33-25 0-41 16-50 28-3-21-19-28-31-28-14 0-20 10-24 16-6 12-10 28-10 29 0 4 4 4 5 4 3 0 3-1 6-8 5-18 11-33 21-33 9 0 10 6 10 15 0 6-4 15-5 24-2 7-5 20-6 27-3 12-6 24-9 37z"><text:p/></draw:path><draw:path draw:style-name="gr467" draw:text-style-name="P11" svg:width="0.1138in" svg:height="0.0602in" svg:x="0.2921in" svg:y="0.0004in" svg:viewBox="0 0 290 154" svg:d="M248 85c-37 26-42 65-42 66 0 3 3 3 8 3 4 0 6 0 7-4 2-8 6-27 21-42 18-18 33-23 45-27 2 0 3-2 3-3 0-4-2-4-6-5-42-13-57-43-63-69-1-4-4-4-7-4-5 0-8 0-8 5 6 13 3 20 17 40 7 10 16 18 25 26-79 0-157 0-236 0-5 0-12 0-12 7s6 7 12 7c79 0 157 0 236 0z"><text:p/></draw:path><draw:path draw:style-name="gr468" draw:text-style-name="P11" svg:width="0.1138in" svg:height="0.052in" svg:x="0.4244in" svg:y="0.0091in" svg:viewBox="0 0 290 133" svg:d="M148 49c-16-18-21-23-32-31-18-13-37-18-54-18-36 0-62 31-62 67 0 33 25 66 62 66 41 0 70-34 80-49 15 18 20 22 32 31 18 13 36 18 53 18 36 0 63-31 63-67 0-34-26-66-62-66-41 0-70 33-80 49zM157 60c12-19 37-49 73-49 30 0 52 26 52 55 0 27-23 50-50 50-28 0-47-21-75-56zM133 73c-12 19-38 48-74 48-30 0-51-26-51-54 0-29 23-50 50-50s46 21 75 56z"><text:p/></draw:path><draw:path draw:style-name="gr469" draw:text-style-name="P11" svg:width="0.1012in" svg:height="0.0063in" svg:x="0.2555in" svg:y="0.1079in" svg:viewBox="0 0 258 17" svg:d="M242 17c8 0 16 0 16-9 0-8-8-8-16-8-75 0-152 0-228 0-7 0-14 0-14 8 0 9 7 9 14 9 76 0 153 0 228 0z"><text:p/></draw:path><draw:path draw:style-name="gr470" draw:text-style-name="P11" svg:width="0.1008in" svg:height="0.0063in" svg:x="0.3118in" svg:y="0.1079in" svg:viewBox="0 0 257 17" svg:d="M242 17c8 0 15 0 15-9 0-8-7-8-15-8-75 0-152 0-228 0-7 0-14 0-14 8 0 9 7 9 14 9 76 0 153 0 228 0z"><text:p/></draw:path><draw:path draw:style-name="gr471" draw:text-style-name="P11" svg:width="0.1008in" svg:height="0.0063in" svg:x="0.4039in" svg:y="0.1079in" svg:viewBox="0 0 257 17" svg:d="M242 17c8 0 15 0 15-9 0-8-7-8-15-8-75 0-152 0-228 0-7 0-14 0-14 8 0 9 7 9 14 9 76 0 153 0 228 0z"><text:p/></draw:path><draw:path draw:style-name="gr472" draw:text-style-name="P11" svg:width="0.1469in" svg:height="0.0858in" svg:x="0.4551in" svg:y="0.0693in" svg:viewBox="0 0 374 219" svg:d="M328 117c-23 18-34 35-38 41-19 29-15 36-22 55 0 6 4 6 8 6 7 0 7-1 10-8 9-42 34-77 81-96 6-3 7-4 7-6 0-4-2-4-3-5-19-7-70-27-85-98-3-5-3-6-10-6-4 0-8 0-8 5 0 1 3 27 21 55 9 13 21 27 39 40-105 0-209 0-314 0-7 0-14 0-14 9 0 8 7 8 14 8 105 0 209 0 314 0z"><text:p/></draw:path><draw:path draw:style-name="gr473" draw:text-style-name="P11" svg:width="0.035in" svg:height="0.1154in" svg:x="0.665in" svg:y="0.039in" svg:viewBox="0 0 90 294" svg:d="M90 5c0-1 0-5-6-5-10 0-40 2-52 4-2 1-7 1-7 9 0 4 4 4 11 4 19 0 20 5 20 7s-1 6-1 8c-18 70-36 140-54 211-1 2-1 6-1 12 0 24 18 39 38 39 14 0 24-8 32-24 7-15 8-26 13-39 0-5-5-5-6-5-4 0-5 2-6 8-7 26-15 51-31 51-14 0-14-13-14-19 0-11 2-12 3-21 20-80 41-160 61-240z"><text:p/></draw:path><draw:path draw:style-name="gr474" draw:text-style-name="P11" svg:width="0.0823in" svg:height="0.0953in" svg:x="0.7705in" svg:y="0.0646in" svg:viewBox="0 0 210 243" svg:d="M196 129c7 0 14 0 14-8 0-9-7-9-14-9-60 0-119 0-179 0 5-56 54-95 113-95 21 0 44 0 66 0 7 0 14 0 14-9 0-8-7-8-14-8-23 0-45 0-68 0-72 0-128 54-128 121s56 122 128 122c23 0 45 0 68 0 7 0 14 0 14-9 0-8-7-8-14-8-22 0-45 0-66 0-59 0-108-41-113-97 60 0 119 0 179 0z"><text:p/></draw:path><draw:path draw:style-name="gr475" draw:text-style-name="P11" svg:width="0.1079in" svg:height="0.1055in" svg:x="0.9181in" svg:y="0.0472in" svg:viewBox="0 0 275 269" svg:d="M43 250c0-77 0-154 0-231 11 0 23 0 34 0 0 77 0 154 0 231-11 0-23 0-34 0zM185 124c0-33 0-67 0-100 18 8 32 23 32 49 0 25-13 43-32 51zM95 133c0-38 0-76 0-114 21 0 43 0 65 0 1 0 3 0 6 0 0 37 0 73 0 110-8 3-15 4-23 4-16 0-33 0-48 0zM179 145c21 20 38 60 54 105-11 0-21 0-31 0-18-48-36-87-58-100 2 0 5 0 7 0 10 0 18-2 28-5zM112 151c32 16 56 61 76 117 0 1 0 1 0 1 26 0 50 0 75 0 7 0 12-3 12-9s-9-10-12-10c-4 0-7 0-11 0-17-56-36-97-53-114 24-13 36-33 36-63 0-44-35-73-75-73-50 0-99 0-148 0-7 0-12 4-12 10s5 9 12 9c5 0 8 0 13 0 0 77 0 154 0 231-5 0-8 0-13 0-7 0-12 4-12 10s5 9 12 9c32 0 65 0 97 0 7 0 12-3 12-9s-5-10-12-10c-5 0-9 0-14 0 0-32 0-66 0-99 6 0 11 0 17 0z"><text:p/></draw:path></draw:g></draw:g><text:s/>On considère <draw:g text:anchor-type="as-char" svg:y="-0.1161in" draw:z-index="37" draw:style-name="gr1"><svg:title>TexMaths</svg:title><svg:desc>12§display§V_n = U_n -l§svg§600§FALSE§</svg:desc><draw:g draw:style-name="gr2"><draw:path draw:style-name="gr456" draw:text-style-name="P10" svg:width="0.8402in" svg:height="0.1236in" svg:x="0.0004in" svg:y="0.0091in" svg:viewBox="0 0 2135 315" svg:d="M1068 315c-356 0-711 0-1068 0 0-105 0-210 0-315 712 0 1424 0 2135 0 0 105 0 210 0 315-355 0-711 0-1067 0z"><text:p/></draw:path><draw:path draw:style-name="gr457" draw:text-style-name="P11" svg:width="0.1177in" svg:height="0.1157in" svg:x="0.0012in" svg:y="0.002in" svg:viewBox="0 0 300 295" svg:d="M241 48c21-32 39-34 54-35 5 0 5-7 5-8 0-4-1-5-5-5-11 0-24 1-35 1-14 0-28-1-42-1-2 0-7 0-7 8 0 5 4 5 6 5 12 1 19 5 19 15 0 6-3 10-6 15-43 69-86 137-129 204-10-73-19-147-29-222 0-6 10-12 30-12 5 0 10 0 10-8 0-4-3-5-6-5-17 0-35 1-52 1-7 0-16 0-23 0-8 0-15-1-23-1-3 0-8 0-8 8 0 5 4 5 11 5 23 0 24 4 25 15 11 86 23 171 34 258 1 8 2 9 8 9s8-1 11-7c50-80 102-159 152-240z"><text:p/></draw:path><draw:path draw:style-name="gr458" draw:text-style-name="P11" svg:width="0.0705in" svg:height="0.052in" svg:x="0.0945in" svg:y="0.089in" svg:viewBox="0 0 180 133" svg:d="M22 112c-2 3-3 11-3 12 0 6 5 9 10 9s9-4 12-7c1-3 3-12 5-18 1-6 4-19 6-26 2-6 3-14 6-20 2-12 3-14 12-27 8-11 21-27 44-27 17 0 17 15 17 21 0 18-12 50-17 62-4 9-5 11-5 17 0 16 13 25 29 25 29 0 42-41 42-45s-4-4-5-4c-3 0-5 1-6 5-6 24-19 36-31 36-6 0-7-5-7-11s1-11 7-24c4-8 16-40 16-56 0-29-23-34-39-34-25 0-41 16-50 26-1-20-19-26-31-26-14 0-20 10-23 16-7 10-11 27-11 30s4 3 5 3c3 0 5-1 6-9 5-17 11-32 21-32 9 0 10 6 10 15 0 6-4 15-5 24-2 7-5 20-6 26-3 12-6 25-9 39z"><text:p/></draw:path><draw:path draw:style-name="gr459" draw:text-style-name="P11" svg:width="0.1098in" svg:height="0.0382in" svg:x="0.2346in" svg:y="0.0543in" svg:viewBox="0 0 280 98" svg:d="M265 17c7 0 15 0 15-9 0-8-8-8-14-8-84 0-169 0-253 0-6 0-13 0-13 8 0 9 7 9 14 9 84 0 167 0 251 0zM266 98c6 0 14 0 14-8s-8-8-15-8c-84 0-167 0-251 0-7 0-14 0-14 8s7 8 13 8c84 0 169 0 253 0z"><text:p/></draw:path><draw:path draw:style-name="gr460" draw:text-style-name="P11" svg:width="0.115in" svg:height="0.1157in" svg:x="0.4114in" svg:y="0.002in" svg:viewBox="0 0 293 295" svg:d="M240 44c4-16 12-30 46-31 1 0 7 0 7-8-3-1 0-5-6-5-13 0-29 1-43 1-15 0-30-1-44-1-2 0-8 0-8 8 0 5 5 5 8 5 24 0 29 10 29 18 0 1-1 9-1 10-13 49-25 100-38 150-15 55-63 92-105 92-29 0-51-19-51-55 0-1 0-14 4-32 14-54 28-110 41-164 4-15 4-19 35-19 11 0 14 0 14-8 0-5-4-5-6-5-12 0-42 1-54 1s-42-1-54-1c-3 0-8 0-8 8 0 5 4 5 12 5 1 0 8 0 16 1 8 0 12 2 12 6 0 3-5 21-8 30-3 12-6 24-9 38-4 17-24 96-25 104-4 11-4 17-4 23 0 52 38 80 83 80 53 0 105-46 120-102 12-50 25-99 37-149z"><text:p/></draw:path><draw:path draw:style-name="gr461" draw:text-style-name="P11" svg:width="0.0705in" svg:height="0.052in" svg:x="0.5189in" svg:y="0.089in" svg:viewBox="0 0 180 133" svg:d="M23 112c-1 3-4 11-4 12 0 6 6 9 10 9 6 0 11-4 12-7s3-12 6-18c1-6 3-19 6-26 1-6 3-14 5-20 3-12 3-14 12-27 8-11 22-27 44-27 18 0 18 15 18 21 0 18-13 50-18 62-2 9-4 11-4 17 0 16 12 25 28 25 30 0 42-41 42-45s-4-4-5-4c-3 0-3 1-5 5-7 24-19 36-31 36-6 0-7-5-7-11s1-11 6-24c4-8 16-40 16-56 0-29-23-34-39-34-24 0-41 16-49 26-2-20-19-26-32-26-12 0-20 10-23 16-6 10-11 27-11 30s4 2 5 3c5 0 5-1 7-9 4-17 10-32 22-32 7 0 9 6 9 15 0 6-2 15-5 24-2 7-4 20-7 26-2 12-6 25-8 39z"><text:p/></draw:path><draw:path draw:style-name="gr462" draw:text-style-name="P11" svg:width="0.1012in" svg:height="0.0063in" svg:x="0.6543in" svg:y="0.0709in" svg:viewBox="0 0 258 17" svg:d="M242 17c8 0 16 0 16-9 0-8-8-8-16-8-75 0-152 0-228 0-7 0-14 0-14 8 0 9 7 9 14 9 76 0 153 0 228 0z"><text:p/></draw:path><draw:path draw:style-name="gr463" draw:text-style-name="P11" svg:width="0.035in" svg:height="0.1165in" svg:x="0.8142in" svg:y="0.0004in" svg:viewBox="0 0 90 297" svg:d="M90 5c-2-1 0-5-6-5-10 0-41 4-52 5-2 0-7 0-7 8 0 5 4 5 10 5 20 0 21 4 21 7s-1 6-1 9c-18 69-36 139-54 209-1 4-1 8-1 14 0 24 18 40 38 40 14 0 24-9 32-24 7-16 8-27 12-41 0-5-4-5-5-5-4 0-5 1-6 7-7 28-15 53-31 53-14 0-14-13-14-19 0-11 0-12 3-21 20-80 41-162 61-242z"><text:p/></draw:path></draw:g></draw:g><text:s/>d’où <draw:g text:anchor-type="as-char" svg:y="-0.1543in" draw:z-index="38" draw:style-name="gr1"><svg:title>TexMaths</svg:title><svg:desc>12§display§V_n \toinf 0§svg§600§FALSE§</svg:desc><draw:g draw:style-name="gr2"><draw:path draw:style-name="gr446" draw:text-style-name="P10" svg:width="0.7083in" svg:height="0.161in" svg:x="0.0004in" svg:y="0.0091in" svg:viewBox="0 0 1800 410" svg:d="M901 410c-301 0-601 0-901 0 0-136 0-274 0-410 600 0 1200 0 1800 0 0 136 0 274 0 410-300 0-600 0-899 0z"><text:p/></draw:path><draw:path draw:style-name="gr447" draw:text-style-name="P11" svg:width="0.1177in" svg:height="0.1154in" svg:x="0.0012in" svg:y="0.0409in" svg:viewBox="0 0 300 294" svg:d="M241 47c21-33 39-34 54-35 5 0 4-5 5-7 0-4-1-5-5-5-11 0-24 1-35 1-14 0-28-1-42-1-2 0-8 0-8 7 0 5 5 5 7 5 12 1 19 6 19 14 0 6-3 11-6 16-43 68-86 136-129 203-10-73-19-147-29-220 0-7 10-13 30-13 5 0 10 0 10-8 0-4-3-4-6-4-17 0-35 1-52 1-7 0-16-1-23-1-8 0-15 0-23 0-3 0-8 0-8 7 0 5 4 5 11 5 23 0 24 5 25 14 11 86 22 173 32 258 3 8 4 10 10 10s8-2 11-8c50-79 102-159 152-239z"><text:p/></draw:path><draw:path draw:style-name="gr448" draw:text-style-name="P11" svg:width="0.0705in" svg:height="0.052in" svg:x="0.0945in" svg:y="0.1268in" svg:viewBox="0 0 180 133" svg:d="M22 111c-2 4-3 11-3 12 0 6 5 10 10 10s9-5 12-7c1-4 3-12 5-18 1-5 4-19 6-27 2-6 3-13 6-19 2-12 3-14 12-26 8-12 21-28 44-28 17 0 17 16 17 21 0 18-12 50-17 62-4 8-5 12-5 17 0 15 13 25 28 25 30 0 43-41 43-46 0-3-4-3-5-3-5 0-5 2-6 5-6 23-19 35-31 35-6 0-7-3-7-10 0-6 1-10 7-23 4-10 16-41 16-58 0-28-23-33-39-33-25 0-41 16-50 28-1-21-19-28-31-28-14 0-20 10-23 16-7 12-11 28-11 29 0 4 4 4 5 4 3 0 5-1 6-8 5-18 11-33 21-33 9 0 10 6 10 15 0 6-4 15-5 24-2 7-5 20-6 27-3 12-6 24-9 37z"><text:p/></draw:path><draw:path draw:style-name="gr449" draw:text-style-name="P11" svg:width="0.1138in" svg:height="0.0602in" svg:x="0.2756in" svg:y="0.0004in" svg:viewBox="0 0 290 154" svg:d="M248 85c-37 26-42 65-42 66 0 3 3 3 8 3 4 0 6 0 7-4 2-8 6-27 21-42 18-18 33-23 45-27 2 0 3-2 3-3 0-4-2-4-6-5-42-13-57-43-63-69-1-4-4-4-7-4-5 0-8 0-8 5 6 13 3 20 17 40 7 10 16 18 25 26-79 0-157 0-236 0-5 0-12 0-12 7s6 7 12 7c79 0 157 0 236 0z"><text:p/></draw:path><draw:path draw:style-name="gr450" draw:text-style-name="P11" svg:width="0.1138in" svg:height="0.052in" svg:x="0.4075in" svg:y="0.0091in" svg:viewBox="0 0 290 133" svg:d="M148 49c-16-18-21-23-32-31-18-13-37-18-54-18-36 0-62 31-62 67 0 33 25 66 62 66 41 0 70-34 80-49 15 18 20 22 32 31 18 13 36 18 53 18 36 0 63-31 63-67 0-34-26-66-62-66-41 0-70 33-80 49zM157 60c12-19 37-49 73-49 30 0 52 26 52 55 0 27-23 50-50 50-28 0-47-21-75-56zM133 73c-12 19-38 48-74 48-30 0-51-26-51-54 0-29 23-50 50-50s46 21 75 56z"><text:p/></draw:path><draw:path draw:style-name="gr451" draw:text-style-name="P11" svg:width="0.1012in" svg:height="0.0063in" svg:x="0.239in" svg:y="0.1079in" svg:viewBox="0 0 258 17" svg:d="M242 17c8 0 16 0 16-9 0-8-8-8-16-8-75 0-152 0-228 0-7 0-14 0-14 8 0 9 7 9 14 9 76 0 153 0 228 0z"><text:p/></draw:path><draw:path draw:style-name="gr452" draw:text-style-name="P11" svg:width="0.1008in" svg:height="0.0063in" svg:x="0.2953in" svg:y="0.1079in" svg:viewBox="0 0 257 17" svg:d="M242 17c8 0 15 0 15-9 0-8-7-8-15-8-75 0-152 0-228 0-7 0-14 0-14 8 0 9 7 9 14 9 76 0 153 0 228 0z"><text:p/></draw:path><draw:path draw:style-name="gr453" draw:text-style-name="P11" svg:width="0.1008in" svg:height="0.0063in" svg:x="0.3866in" svg:y="0.1079in" svg:viewBox="0 0 257 17" svg:d="M242 17c8 0 15 0 15-9 0-8-7-8-15-8-75 0-152 0-228 0-7 0-14 0-14 8 0 9 7 9 14 9 76 0 153 0 228 0z"><text:p/></draw:path><draw:path draw:style-name="gr454" draw:text-style-name="P11" svg:width="0.1469in" svg:height="0.0858in" svg:x="0.4382in" svg:y="0.0693in" svg:viewBox="0 0 374 219" svg:d="M328 117c-23 18-34 35-38 41-19 29-15 36-22 55 0 6 4 6 8 6 7 0 7-1 10-8 9-42 34-77 81-96 6-3 7-4 7-6 0-4-2-4-3-5-19-7-70-27-85-98-3-5-3-6-10-6-4 0-8 0-8 5 0 1 3 27 21 55 9 13 21 27 39 40-105 0-209 0-314 0-7 0-14 0-14 9 0 8 7 8 14 8 105 0 209 0 314 0z"><text:p/></draw:path><draw:path draw:style-name="gr455" draw:text-style-name="P11" svg:width="0.0697in" svg:height="0.1126in" svg:x="0.6476in" svg:y="0.0433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7 38-31 52-49 52z"><text:p/></draw:path></draw:g></draw:g></text:p>
      <text:p text:style-name="P9">On a <draw:g text:anchor-type="as-char" svg:y="-0.2252in" draw:z-index="39" draw:style-name="gr1"><svg:title>TexMaths</svg:title><svg:desc>12§display§S_n' = \frac{V_0 + ... + V_n}{n+1} \toninf 0§svg§600§FALSE§</svg:desc><draw:g draw:style-name="gr2"><draw:path draw:style-name="gr427" draw:text-style-name="P10" svg:width="1.415in" svg:height="0.335in" svg:x="0.0004in" svg:y="0.0091in" svg:viewBox="0 0 3595 852" svg:d="M1798 852c-600 0-1199 0-1798 0 0-284 0-568 0-852 1198 0 2397 0 3595 0 0 284 0 568 0 852-599 0-1198 0-1797 0z"><text:p/></draw:path><draw:path draw:style-name="gr428" draw:text-style-name="P11" svg:width="0.0984in" svg:height="0.1201in" svg:x="0.0004in" svg:y="0.1091in" svg:viewBox="0 0 251 306" svg:d="M251 5c0-1-1-5-5-5-2 0-2 0-7 6-7 8-13 16-21 24-10-19-33-30-60-30-54 0-104 48-104 99 0 34 22 54 43 60 16 4 30 8 46 12 15 4 38 10 38 45 0 38-35 78-75 78-28 0-75-10-75-63 0-9 3-20 4-22 0-2 0-2 0-3 0-5-3-5-5-5s-2 0-4 2-26 98-26 99c0 2 2 4 5 4 2 0 2 0 8-6 7-9 13-17 21-24 18 25 46 30 70 30 58 0 108-55 108-108 0-29-14-43-21-49-10-10-16-11-53-21-10-3-25-7-29-8-11-4-25-16-25-38 0-34 34-70 73-70 35 0 61 18 61 65 0 14-2 21-2 24 2 1 0 4 6 4 4 0 4-2 6-8 7-31 16-61 23-92z"><text:p/></draw:path><draw:path draw:style-name="gr429" draw:text-style-name="P11" svg:width="0.0283in" svg:height="0.0598in" svg:x="0.1091in" svg:y="0.0925in" svg:viewBox="0 0 73 153" svg:d="M71 26c2-6 2-7 2-9 0-10-7-17-17-17s-14 10-16 14c-14 42-26 85-39 127 0 2-1 4-1 5 0 4 8 7 11 7 2 0 2-1 5-6 18-40 37-80 55-121z"><text:p/></draw:path><draw:path draw:style-name="gr430" draw:text-style-name="P11" svg:width="0.0709in" svg:height="0.052in" svg:x="0.0992in" svg:y="0.2154in" svg:viewBox="0 0 181 133" svg:d="M23 111c-1 4-4 11-4 12 0 8 6 10 11 10s10-4 11-6c1-4 3-12 6-19 1-5 5-19 6-26 1-6 3-14 5-20 3-12 3-14 13-26 7-12 21-28 43-28 18 0 18 16 18 21 0 18-13 50-18 63-2 7-4 11-4 16 0 15 14 25 28 25 30 0 43-41 43-46 0-3-3-2-5-3-4 0-4 2-6 5-7 24-19 36-31 36-6 0-7-4-7-10 0-7 1-11 6-24 4-9 16-41 16-57 0-29-23-34-39-34-24 0-41 16-49 26-2-19-19-26-31-26-13 0-21 10-24 16-6 10-11 28-11 30 0 3 4 2 5 3 5 0 5-1 7-8 5-18 10-33 22-33 7 0 9 6 9 15 0 6-2 15-5 24-2 7-4 20-6 27-3 12-6 25-9 37z"><text:p/></draw:path><draw:path draw:style-name="gr431" draw:text-style-name="P11" svg:width="0.1102in" svg:height="0.0382in" svg:x="0.2394in" svg:y="0.1654in" svg:viewBox="0 0 281 98" svg:d="M266 17c6 0 15 0 15-9 0-8-9-8-15-8-84 0-168 0-252 0-6 0-14 0-14 8 0 9 8 9 14 9 84 0 168 0 252 0zM266 98c6 0 15 0 15-8s-9-8-15-8c-84 0-168 0-252 0-6 0-14 0-14 8s8 8 14 8c84 0 168 0 252 0z"><text:p/></draw:path><draw:path draw:style-name="gr432" draw:text-style-name="P11" svg:width="0.1181in" svg:height="0.1165in" svg:x="0.4346in" svg:y="0.0004in" svg:viewBox="0 0 301 297" svg:d="M241 48c21-32 39-34 54-35 5 0 6-7 6-8 0-3-2-5-6-5-11 0-23 1-35 1-13 0-27-1-40-1-4 0-9 0-9 8 0 5 4 5 7 5 11 1 20 5 20 15 0 6-5 10-8 15-43 68-85 137-128 205-10-74-19-147-29-222 0-7 10-13 29-13 6 0 11 0 11-8 0-4-4-5-6-5-17 0-35 1-53 1-7 0-16 0-23 0s-15-1-23-1c-3 0-8 0-8 8 0 5 4 5 11 5 24 0 24 4 25 15 11 86 23 172 34 260 1 8 2 9 8 9 7 0 8-2 12-7 50-81 101-162 151-242z"><text:p/></draw:path><draw:path draw:style-name="gr433" draw:text-style-name="P11" svg:width="0.0535in" svg:height="0.0787in" svg:x="0.5283in" svg:y="0.0618in" svg:viewBox="0 0 137 201" svg:d="M137 101c0-33-4-55-17-76-10-14-28-25-52-25-68 0-68 79-68 101 0 20 0 100 68 100 69 0 69-79 69-100zM68 193c-13 0-31-8-37-32-3-17-3-42-3-64 0-21 0-43 3-60 7-23 25-30 37-30 17 0 32 11 38 28 4 15 4 37 4 62 0 22 0 44-3 62-6 27-27 34-39 34z"><text:p/></draw:path><draw:path draw:style-name="gr434" draw:text-style-name="P11" svg:width="0.1102in" svg:height="0.1098in" svg:x="0.6429in" svg:y="0.0165in" svg:viewBox="0 0 281 280" svg:d="M149 149c39 0 78 0 117 0 6 0 15 0 15-9 0-8-9-8-15-8-39 0-78 0-117 0 0-40 0-78 0-118 0-6 0-14-9-14-8 0-8 8-8 14 0 40 0 78 0 118-40 0-79 0-119 0-5 0-13 0-13 8 0 9 8 9 13 9 40 0 79 0 119 0 0 39 0 79 0 118 0 6 0 13 8 13 9 0 9-7 9-13 0-39 0-79 0-118z"><text:p/></draw:path><draw:path draw:style-name="gr435" draw:text-style-name="P11" svg:width="0.0169in" svg:height="0.0169in" svg:x="0.8134in" svg:y="0.0961in" svg:viewBox="0 0 44 44" svg:d="M44 22c0-12-10-22-22-22-14 0-22 8-22 22 0 12 8 22 22 22 12 0 22-9 22-22z"><text:p/></draw:path><draw:path draw:style-name="gr436" draw:text-style-name="P11" svg:width="0.0177in" svg:height="0.0169in" svg:x="0.8594in" svg:y="0.0961in" svg:viewBox="0 0 46 44" svg:d="M46 22c0-12-11-22-23-22s-23 8-23 22c0 12 11 22 23 22s23-9 23-22z"><text:p/></draw:path><draw:path draw:style-name="gr437" draw:text-style-name="P11" svg:width="0.0169in" svg:height="0.0169in" svg:x="0.9055in" svg:y="0.0961in" svg:viewBox="0 0 44 44" svg:d="M44 22c0-12-9-22-21-22-13 0-23 8-23 22 0 12 10 22 23 22 12 0 21-9 21-22z"><text:p/></draw:path><draw:path draw:style-name="gr438" draw:text-style-name="P11" svg:width="0.1102in" svg:height="0.1098in" svg:x="0.9839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439" draw:text-style-name="P11" svg:width="0.1181in" svg:height="0.1165in" svg:x="1.1496in" svg:y="0.0004in" svg:viewBox="0 0 301 297" svg:d="M241 48c22-32 39-34 54-35 6 0 6-7 6-8 0-3-2-5-6-5-11 0-23 1-33 1-15 0-29-1-42-1-3 0-9 0-9 8 0 5 4 5 7 5 11 1 20 5 20 15 0 6-4 10-6 15-44 68-87 137-130 205-10-74-19-147-29-222 0-7 10-13 29-13 6 0 11 0 11-8 0-4-4-5-6-5-17 0-35 1-53 1-7 0-16 0-23 0s-15-1-23-1c-2 0-8 0-8 8 0 5 5 5 11 5 24 0 24 4 25 15 11 86 23 172 34 260 1 8 3 9 8 9 7 0 8-2 12-7 50-81 101-162 151-242z"><text:p/></draw:path><draw:path draw:style-name="gr440" draw:text-style-name="P11" svg:width="0.0709in" svg:height="0.052in" svg:x="1.2425in" svg:y="0.087in" svg:viewBox="0 0 181 133" svg:d="M23 111c-1 4-3 9-4 12 0 8 6 10 11 10s10-4 11-6 3-12 6-18c1-6 5-19 6-27 2-6 3-12 5-20 3-12 3-14 13-26 7-12 21-28 43-28 18 0 18 16 18 21 0 18-13 50-18 63-2 9-4 11-4 16 0 15 14 25 28 25 30 0 43-41 43-44 0-5-3-4-5-5-4 0-4 2-6 6-7 23-19 35-31 35-6 0-7-4-7-10 0-7 1-11 6-24 4-9 16-41 16-57 0-28-23-34-39-34-24 0-41 16-49 28-2-21-19-28-31-28-13 0-21 10-24 17-6 11-11 27-11 29 0 3 4 2 5 3 5 0 5-1 7-8 5-18 10-33 22-33 7 0 9 8 9 15 0 6-2 17-5 25-2 7-4 19-6 26-3 12-6 25-9 37z"><text:p/></draw:path><draw:path draw:style-name="gr441" draw:text-style-name="P11" svg:width="0.9016in" svg:height="0.0063in" svg:x="0.4256in" svg:y="0.1807in" svg:viewBox="0 0 2291 17" svg:d="M1146 17c-383 0-764 0-1146 0 0-6 0-11 0-17 763 0 1528 0 2291 0 0 6 0 11 0 17-381 0-763 0-1145 0z"><text:p/></draw:path><draw:path draw:style-name="gr442" draw:text-style-name="P11" svg:width="0.0894in" svg:height="0.0748in" svg:x="0.689in" svg:y="0.2657in" svg:viewBox="0 0 228 191" svg:d="M25 162c-1 6-3 15-3 18 0 7 4 11 12 11 4 0 12-3 15-11 0-1 5-22 7-31 4-14 6-26 10-39 2-9 5-18 7-27 3-7 5-21 6-22 6-13 29-51 69-51 19 0 22 15 22 30 0 25-20 79-27 98-4 9-4 14-4 19 0 19 15 34 34 34 39 0 55-62 55-65 0-4-4-4-5-4-3 0-3 1-6 7-8 29-23 53-43 53-7 0-10-5-10-14 0-11 4-21 8-30 8-22 25-68 25-92 0-29-18-46-48-46-39 0-59 28-66 37-3-24-19-37-39-37-19 0-27 17-31 24-7 14-13 40-13 41 0 5 4 5 5 5 5 0 5 0 7-10 7-30 16-50 31-50 9 0 13 6 13 19 0 9-1 14-7 36-8 32-15 64-24 97z"><text:p/></draw:path><draw:path draw:style-name="gr443" draw:text-style-name="P11" svg:width="0.1102in" svg:height="0.1098in" svg:x="0.8291in" svg:y="0.2425in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444" draw:text-style-name="P11" svg:width="0.0543in" svg:height="0.1098in" svg:x="1.0008in" svg:y="0.2283in" svg:viewBox="0 0 139 280" svg:d="M86 11c0-11 0-11-9-11-25 26-63 26-77 26 0 5 0 9 0 14 8 0 34 0 55-11 0 73 0 145 0 218 0 15-1 20-38 20-5 0-10 0-15 0 0 4 0 9 0 13 16-1 52-1 69-1s54 0 68 1c0-4 0-9 0-13-5 0-8 0-13 0-38 0-40-5-40-20 0-79 0-157 0-236z"><text:p/></draw:path><draw:path draw:style-name="gr445" draw:text-style-name="P11" svg:width="0.0697in" svg:height="0.1134in" svg:x="1.3543in" svg:y="0.1157in" svg:viewBox="0 0 178 289" svg:d="M178 145c0-34-3-67-17-98-19-41-54-47-72-47-25 0-57 11-73 50-14 29-16 61-16 95 0 32 1 70 19 102 18 33 48 42 70 42 23 0 54-9 73-48 13-30 16-62 16-96zM89 280c-17 0-42-10-49-51-5-25-5-64-5-89 0-26 0-55 3-78 9-49 40-52 51-52 13 0 41 7 49 49 5 23 5 55 5 81 0 31 0 60-5 88-7 39-31 52-49 52z"><text:p/></draw:path></draw:g></draw:g></text:p>
      <text:p text:style-name="P9"><text:soft-page-break/>D’après 1)<text:line-break/>Or</text:p>
      <text:p text:style-name="P9"><text:s/><draw:g text:anchor-type="as-char" svg:y="-0.6075in" draw:z-index="40" draw:style-name="gr1"><svg:title>TexMaths</svg:title><svg:desc>12§latex§\begin{align*}
S_n' &amp;= \frac{(U_0 -l) + ... + (U_n -l)}{n+1} \\
&amp;= \frac{U_0 + ... + U_n - (n+1)l}{n+1} \\
&amp;= \frac{{U_0} + ... + U_n}{n+1} - l
\end{align*}§svg§600§FALSE§</svg:desc><draw:g draw:style-name="gr2"><draw:path draw:style-name="gr364" draw:text-style-name="P10" svg:width="2.1224in" svg:height="1.1969in" svg:x="0.0004in" svg:y="0.0087in" svg:viewBox="0 0 5392 3041" svg:d="M2697 3041c-899 0-1798 0-2697 0 0-1013 0-2027 0-3041 1797 0 3595 0 5392 0 0 1014 0 2028 0 3041-898 0-1797 0-2695 0z"><text:p/></draw:path><draw:path draw:style-name="gr365" draw:text-style-name="P11" svg:width="0.0984in" svg:height="0.1201in" svg:x="0.0004in" svg:y="0.1201in" svg:viewBox="0 0 251 306" svg:d="M251 4c0-2-1-4-5-4-2 0-2 0-7 6-7 8-13 16-21 24-10-20-33-30-60-30-54 0-104 48-104 100 0 33 22 52 43 58 16 4 30 9 46 12 15 4 38 11 38 46 0 37-35 77-75 77-27 0-74-10-74-61 0-11 2-21 3-23 0-1 0-3 0-4 0-3-3-3-5-3s-2 0-4 1-26 97-26 99c0 3 2 4 5 4 2 0 2 0 8-6 7-8 13-16 21-24 18 24 46 30 70 30 58 0 108-56 108-108 0-29-14-43-21-49-10-10-16-12-53-22-10-2-25-7-29-7-11-4-25-17-25-38 0-35 34-70 73-70 35 0 61 18 61 65 0 13-2 21-2 24 2 1 0 3 6 3 4 0 4-1 6-8 7-31 16-61 23-92z"><text:p/></draw:path><draw:path draw:style-name="gr366" draw:text-style-name="P11" svg:width="0.0283in" svg:height="0.0594in" svg:x="0.1091in" svg:y="0.1039in" svg:viewBox="0 0 73 152" svg:d="M71 25c2-5 2-7 2-9 0-9-7-16-17-16s-14 8-16 13c-14 43-26 85-39 129 0 1-1 3-1 4 0 4 8 6 11 6 2 0 2 0 5-4 18-41 37-82 55-123z"><text:p/></draw:path><draw:path draw:style-name="gr367" draw:text-style-name="P11" svg:width="0.0709in" svg:height="0.052in" svg:x="0.0992in" svg:y="0.2272in" svg:viewBox="0 0 181 133" svg:d="M23 112c-1 3-4 10-4 12 0 6 6 9 11 9s10-5 11-7 3-12 6-18c1-6 5-19 6-26 2-8 3-14 5-21 3-12 3-14 13-26 7-12 21-27 43-27 18 0 18 15 18 21 0 18-13 50-18 62-2 9-4 11-4 16 0 17 14 26 28 26 30 0 43-41 43-45s-3-3-5-4c-4 0-4 1-6 5-7 24-19 36-31 36-6 0-7-5-7-11 0-7 1-11 6-24 4-8 16-40 16-56 0-29-23-34-39-34-24 0-41 14-49 26-2-20-19-26-31-26-13 0-21 8-24 16-6 10-11 27-11 28 0 5 4 4 5 5 5 0 5-1 7-9 5-17 10-32 22-32 7 0 9 6 9 15 0 5-2 15-5 24-2 8-4 20-6 26-3 13-6 25-9 39z"><text:p/></draw:path><draw:path draw:style-name="gr368" draw:text-style-name="P11" svg:width="0.1102in" svg:height="0.039in" svg:x="0.2394in" svg:y="0.176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9" draw:text-style-name="P11" svg:width="0.0382in" svg:height="0.1657in" svg:x="0.4417in" svg:y="0in" svg:viewBox="0 0 98 422" svg:d="M98 418c0-2 0-3-7-10-53-53-66-132-66-197 0-73 16-146 67-199 6-6 6-6 6-7 0-4-1-5-4-5-4 0-42 29-66 83-22 45-28 92-28 128 0 33 5 84 29 131 25 53 61 80 65 80 3 0 4-2 4-4z"><text:p/></draw:path><draw:path draw:style-name="gr370" draw:text-style-name="P11" svg:width="0.1146in" svg:height="0.1161in" svg:x="0.5012in" svg:y="0.0114in" svg:viewBox="0 0 292 296" svg:d="M239 44c5-18 12-30 45-31 3 0 8-1 8-8 0-1 0-5-5-5-15 0-29 1-43 1-15 0-30-1-45-1-2 0-7 0-7 8 0 5 5 5 7 5 24 0 29 9 29 18 0 1 0 7-1 9-12 50-25 100-37 151-15 56-64 93-106 93-29 0-52-19-52-55 0-1 0-14 5-33 13-54 28-110 41-164 4-15 5-19 36-19 11 0 14 0 14-8 0-5-4-5-6-5-12 0-42 1-54 1s-42-1-55-1c-2 0-7 0-7 8 0 5 4 5 12 5 5 0 8 0 16 0 7 1 10 1 10 7 0 3-3 21-7 30-2 12-6 26-8 38-4 16-24 96-27 104-2 11-2 18-2 24 0 52 38 80 83 80 53 0 105-46 119-103 12-49 25-99 37-149z"><text:p/></draw:path><draw:path draw:style-name="gr371" draw:text-style-name="P11" svg:width="0.0535in" svg:height="0.0791in" svg:x="0.6094in" svg:y="0.0724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372" draw:text-style-name="P11" svg:width="0.1012in" svg:height="0.0063in" svg:x="0.7287in" svg:y="0.0803in" svg:viewBox="0 0 258 17" svg:d="M244 17c6 0 14 0 14-9 0-8-8-8-14-8-77 0-153 0-230 0-7 0-14 0-14 8 0 9 7 9 14 9 77 0 153 0 230 0z"><text:p/></draw:path><draw:path draw:style-name="gr373" draw:text-style-name="P11" svg:width="0.035in" svg:height="0.1169in" svg:x="0.8882in" svg:y="0.0098in" svg:viewBox="0 0 90 298" svg:d="M90 5c0-1 0-5-6-5-10 0-40 4-50 4-4 1-9 1-9 9 0 5 4 5 11 5 20 0 20 4 20 7s-1 6-1 9c-18 69-35 140-53 210-2 4-2 8-2 14 0 24 18 40 38 40 14 0 24-9 32-24 7-16 13-41 13-42 0-4-5-4-6-4-4 0-4 1-5 7-7 28-16 53-32 53-14 0-14-13-14-19 0-11 2-13 3-21 20-81 41-162 61-243z"><text:p/></draw:path><draw:path draw:style-name="gr374" draw:text-style-name="P11" svg:width="0.0382in" svg:height="0.1657in" svg:x="0.9429in" svg:y="0in" svg:viewBox="0 0 98 422" svg:d="M98 211c0-33-4-84-28-132-26-51-62-79-65-79s-5 2-5 5c0 1 0 1 8 9 41 42 65 108 65 197 0 72-15 147-67 199-6 5-6 6-6 8s2 4 5 4 42-28 66-82c21-47 27-94 27-129z"><text:p/></draw:path><draw:path draw:style-name="gr375" draw:text-style-name="P11" svg:width="0.1102in" svg:height="0.1102in" svg:x="1.0441in" svg:y="0.028in" svg:viewBox="0 0 281 281" svg:d="M150 149c40 0 78 0 118 0 4 0 13 0 13-9 0-8-9-8-13-8-40 0-78 0-118 0 0-40 0-79 0-119 0-5 0-13-8-13-10 0-10 8-10 13 0 40 0 79 0 119-40 0-78 0-118 0-6 0-14 0-14 8 0 9 8 9 14 9 40 0 78 0 118 0 0 39 0 78 0 117 0 6 0 15 10 15 8 0 8-9 8-15 0-39 0-78 0-117z"><text:p/></draw:path><draw:path draw:style-name="gr376" draw:text-style-name="P11" svg:width="0.0177in" svg:height="0.0177in" svg:x="1.215in" svg:y="0.1075in" svg:viewBox="0 0 46 46" svg:d="M46 23c0-12-11-23-23-23s-23 11-23 23 11 23 23 23 23-11 23-23z"><text:p/></draw:path><draw:path draw:style-name="gr377" draw:text-style-name="P11" svg:width="0.0169in" svg:height="0.0177in" svg:x="1.261in" svg:y="0.1075in" svg:viewBox="0 0 44 46" svg:d="M44 23c0-12-9-23-21-23-13 0-23 11-23 23s10 23 23 23c12 0 21-11 21-23z"><text:p/></draw:path><draw:path draw:style-name="gr378" draw:text-style-name="P11" svg:width="0.0169in" svg:height="0.0177in" svg:x="1.3075in" svg:y="0.1075in" svg:viewBox="0 0 44 46" svg:d="M44 23c0-12-10-23-22-23s-22 11-22 23 10 23 22 23 22-11 22-23z"><text:p/></draw:path><draw:path draw:style-name="gr379" draw:text-style-name="P11" svg:width="0.1098in" svg:height="0.1102in" svg:x="1.3854in" svg:y="0.028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380" draw:text-style-name="P11" svg:width="0.0382in" svg:height="0.1657in" svg:x="1.5583in" svg:y="0in" svg:viewBox="0 0 98 422" svg:d="M98 418c0-2 0-3-7-10-53-53-66-132-66-197 0-73 16-146 67-199 6-6 6-6 6-7 0-4-2-5-4-5-4 0-42 29-68 83-20 45-26 92-26 128 0 33 5 84 28 131 26 53 62 80 66 80 2 0 4-2 4-4z"><text:p/></draw:path><draw:path draw:style-name="gr381" draw:text-style-name="P11" svg:width="0.1146in" svg:height="0.1161in" svg:x="1.6181in" svg:y="0.0114in" svg:viewBox="0 0 292 296" svg:d="M239 44c5-18 12-30 45-31 3 0 8-1 8-8 0-1 0-5-5-5-15 0-29 1-43 1-15 0-30-1-45-1-2 0-7 0-7 8 0 5 4 5 7 5 24 0 29 9 29 18 0 1-1 7-1 9-13 50-25 100-39 151-13 56-62 93-104 93-29 0-52-19-52-55 0-1 0-14 5-33 13-54 28-110 41-164 4-15 5-19 36-19 11 0 14 0 14-8 0-5-4-5-6-5-12 0-43 1-54 1-13 0-43-1-55-1-3 0-7 0-7 8 0 5 4 5 11 5 1 0 9 0 17 0 7 1 10 1 10 7 0 3-4 21-7 30-2 12-6 26-8 38-5 16-24 96-27 104-2 11-2 18-2 24 0 52 38 80 83 80 53 0 104-46 119-103 12-49 25-99 37-149z"><text:p/></draw:path><draw:path draw:style-name="gr382" draw:text-style-name="P11" svg:width="0.0705in" svg:height="0.052in" svg:x="1.7256in" svg:y="0.0984in" svg:viewBox="0 0 180 133" svg:d="M22 112c-2 3-3 10-3 12 0 6 5 9 10 9s9-5 12-7c1-4 3-12 5-18 1-5 4-19 6-26 2-6 3-14 6-20 2-13 3-14 12-27 8-11 21-27 44-27 17 0 17 15 17 21 0 18-12 50-17 62-4 9-5 12-5 17 0 16 13 25 29 25 29 0 42-41 42-45s-4-4-5-4c-3 0-5 1-6 5-6 24-19 36-31 36-6 0-7-4-7-11 0-6 1-11 7-24 4-8 16-40 16-56 0-29-23-34-39-34-25 0-41 14-50 26-1-20-19-26-31-26-14 0-20 10-24 16-6 10-10 27-10 30s4 3 5 3c3 0 5-1 6-9 5-17 11-32 21-32 9 0 10 6 10 15 0 6-4 15-5 24-2 8-5 20-6 26-3 13-6 25-9 39z"><text:p/></draw:path><draw:path draw:style-name="gr383" draw:text-style-name="P11" svg:width="0.1008in" svg:height="0.0063in" svg:x="1.8614in" svg:y="0.0803in" svg:viewBox="0 0 257 17" svg:d="M242 17c8 0 15 0 15-9 0-8-7-8-15-8-75 0-152 0-228 0-7 0-14 0-14 8 0 9 7 9 14 9 76 0 153 0 228 0z"><text:p/></draw:path><draw:path draw:style-name="gr384" draw:text-style-name="P11" svg:width="0.035in" svg:height="0.1169in" svg:x="2.0205in" svg:y="0.0098in" svg:viewBox="0 0 90 298" svg:d="M90 5c0-1 0-5-5-5-9 0-41 4-51 4-4 1-9 1-9 9 0 5 5 5 11 5 20 0 20 4 20 7s-1 6-1 9c-18 69-35 140-53 210-1 4-2 8-2 14 0 24 19 40 38 40 15 0 26-9 33-24 7-16 12-41 12-42 0-4-4-4-5-4-5 0-5 1-6 7-7 28-16 53-32 53-12 0-12-13-12-19 0-11 0-13 2-21 20-81 40-162 60-243z"><text:p/></draw:path><draw:path draw:style-name="gr385" draw:text-style-name="P11" svg:width="0.0378in" svg:height="0.1657in" svg:x="2.076in" svg:y="0in" svg:viewBox="0 0 97 422" svg:d="M97 211c0-33-5-84-27-132-26-51-62-79-66-79-3 0-4 2-4 5 0 1 0 1 7 9 42 42 66 108 66 197 0 72-15 147-68 199-5 5-5 6-5 8s1 4 4 4c4 0 42-28 67-82 21-47 26-94 26-129z"><text:p/></draw:path><draw:path draw:style-name="gr386" draw:text-style-name="P11" svg:width="1.7047in" svg:height="0.0067in" svg:x="0.4256in" svg:y="0.1925in" svg:viewBox="0 0 4331 18" svg:d="M2165 18c-722 0-1444 0-2165 0 0-6 0-12 0-18 1444 0 2887 0 4331 0 0 6 0 12 0 18-722 0-1444 0-2166 0z"><text:p/></draw:path><draw:path draw:style-name="gr387" draw:text-style-name="P11" svg:width="0.0894in" svg:height="0.0748in" svg:x="1.0902in" svg:y="0.278in" svg:viewBox="0 0 228 191" svg:d="M24 162c-1 6-4 16-4 18 0 7 6 11 12 11s14-4 16-12c1 0 6-21 8-31 4-12 6-26 10-38 2-9 5-19 7-28 1-8 5-20 5-21 7-13 29-51 70-51 18 0 22 15 22 28 0 27-21 81-27 99-4 9-5 14-5 19 0 20 14 35 35 35 39 0 55-61 55-65s-4-4-5-4c-5 0-5 2-6 8-8 28-23 51-43 51-7 0-11-3-11-13 0-11 4-20 9-30 7-23 25-68 25-92 0-29-18-46-48-46-39 0-59 28-66 37-3-24-21-37-40-37-20 0-26 17-31 24-6 14-12 40-12 41 0 5 4 5 5 5 3 0 5-2 7-10 7-30 16-50 30-50 8 0 13 4 13 19 0 8-1 13-6 35-8 32-17 66-25 98z"><text:p/></draw:path><draw:path draw:style-name="gr388" draw:text-style-name="P11" svg:width="0.1102in" svg:height="0.1098in" svg:x="1.2307in" svg:y="0.2547in" svg:viewBox="0 0 281 280" svg:d="M149 149c39 0 78 0 117 0 6 0 15-1 15-10s-9-8-15-8c-39 0-78 0-117 0 0-40 0-78 0-118 0-6 0-13-9-13-8 0-8 7-8 13 0 40 0 78 0 118-40 0-78 0-118 0-6 0-14-1-14 8s8 10 14 10c40 0 78 0 118 0 0 39 0 78 0 117 0 6 0 14 8 14 9 0 9-8 9-14 0-39 0-78 0-117z"><text:p/></draw:path><draw:path draw:style-name="gr389" draw:text-style-name="P11" svg:width="0.0543in" svg:height="0.1102in" svg:x="1.4024in" svg:y="0.2402in" svg:viewBox="0 0 139 281" svg:d="M86 11c0-10 0-11-9-11-27 28-64 28-77 28 0 4 0 8 0 13 8 0 34 0 55-11 0 73 0 145 0 218 0 15-1 20-39 20-5 0-9 0-14 0 0 4 0 8 0 13 15-1 52-1 69-1s54 0 68 1c0-5 0-9 0-13-5 0-8 0-13 0-38 0-40-4-40-20 0-79 0-158 0-237z"><text:p/></draw:path><draw:path draw:style-name="gr390" draw:text-style-name="P11" svg:width="0.1102in" svg:height="0.0382in" svg:x="0.2394in" svg:y="0.6071in" svg:viewBox="0 0 281 98" svg:d="M266 17c6 0 15 0 15-9 0-8-9-8-15-8-84 0-168 0-252 0-6 0-14 0-14 8 0 9 8 9 14 9 84 0 168 0 252 0zM266 98c6 0 15 0 15-8s-9-8-15-8c-84 0-168 0-252 0-6 0-14 0-14 8s8 8 14 8c84 0 168 0 252 0z"><text:p/></draw:path><draw:path draw:style-name="gr391" draw:text-style-name="P11" svg:width="0.115in" svg:height="0.1161in" svg:x="0.4366in" svg:y="0.4425in" svg:viewBox="0 0 293 296" svg:d="M240 44c4-18 12-30 46-31 1 0 7-1 7-9-3-2 0-4-6-4-13 0-29 1-43 1-15 0-30-1-44-1-2 0-8 0-8 8 0 5 5 5 8 5 24 0 29 9 29 18 0 1-1 7-1 9-13 50-25 100-38 151-15 56-63 92-106 92-28 0-50-18-50-54 0-1 0-14 3-33 15-54 28-110 42-164 4-15 4-19 35-19 11 0 14 0 14-9 0-4-4-4-6-4-12 0-42 1-54 1s-42-1-54-1c-3 0-8 0-8 8 0 5 4 5 12 5 1 0 8 0 16 0 8 1 12 1 12 7 0 3-5 21-8 30-3 12-6 26-9 38-4 15-24 96-25 103-4 12-4 19-4 25 0 52 38 80 83 80 53 0 105-46 120-103 12-49 25-99 37-149z"><text:p/></draw:path><draw:path draw:style-name="gr392" draw:text-style-name="P11" svg:width="0.0535in" svg:height="0.0791in" svg:x="0.5449in" svg:y="0.5035in" svg:viewBox="0 0 137 202" svg:d="M137 102c0-32-4-56-17-77-10-13-28-25-52-25-68 0-68 80-68 102s0 100 68 100c69 0 69-78 69-100zM68 193c-13 0-31-7-37-32-3-17-3-41-3-63 0-21 0-44 3-61 7-23 25-29 37-29 17 0 32 10 38 27 4 17 4 37 4 63 0 22 0 44-3 62-6 27-27 33-39 33z"><text:p/></draw:path><draw:path draw:style-name="gr393" draw:text-style-name="P11" svg:width="0.1102in" svg:height="0.1102in" svg:x="0.6594in" svg:y="0.45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394" draw:text-style-name="P11" svg:width="0.0169in" svg:height="0.0177in" svg:x="0.8307in" svg:y="0.5378in" svg:viewBox="0 0 44 46" svg:d="M44 23c0-12-9-23-21-23-13 0-23 11-23 23s10 23 23 23c12 0 21-11 21-23z"><text:p/></draw:path><draw:path draw:style-name="gr395" draw:text-style-name="P11" svg:width="0.0169in" svg:height="0.0177in" svg:x="0.8768in" svg:y="0.5378in" svg:viewBox="0 0 44 46" svg:d="M44 23c0-12-10-23-22-23s-22 11-22 23 10 23 22 23 22-11 22-23z"><text:p/></draw:path><draw:path draw:style-name="gr396" draw:text-style-name="P11" svg:width="0.0169in" svg:height="0.0177in" svg:x="0.9228in" svg:y="0.5378in" svg:viewBox="0 0 44 46" svg:d="M44 23c0-12-9-23-21-23s-23 11-23 23 11 23 23 23 21-11 21-23z"><text:p/></draw:path><draw:path draw:style-name="gr397" draw:text-style-name="P11" svg:width="0.1102in" svg:height="0.1102in" svg:x="1.0008in" svg:y="0.45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398" draw:text-style-name="P11" svg:width="0.1146in" svg:height="0.1161in" svg:x="1.1685in" svg:y="0.4425in" svg:viewBox="0 0 292 296" svg:d="M239 44c5-18 12-30 45-31 3 0 8-1 8-9-3-2 0-4-6-4-14 0-28 1-42 1-15 0-30-1-45-1-2 0-7 0-7 8 0 5 4 5 7 5 24 0 29 9 29 18 0 1-1 7-1 9-13 50-25 100-39 151-14 56-62 92-104 92-29 0-52-18-52-54 0-1 0-14 5-33 13-54 28-110 41-164 4-15 5-19 35-19 12 0 14 0 14-9 0-4-5-4-6-4-11 0-42 1-54 1s-42-1-54-1c-3 0-8 0-8 8 0 5 5 5 12 5 1 0 9 0 17 0 7 1 10 1 10 7 0 3-4 21-7 30-3 12-6 26-9 38-4 15-24 96-26 103-2 12-2 19-2 25 0 52 37 80 82 80 54 0 105-46 120-103 12-49 25-99 37-149z"><text:p/></draw:path><draw:path draw:style-name="gr399" draw:text-style-name="P11" svg:width="0.0709in" svg:height="0.052in" svg:x="1.2756in" svg:y="0.5291in" svg:viewBox="0 0 181 133" svg:d="M23 112c-1 3-4 10-4 12 0 6 6 9 11 9s8-3 11-7c2-4 5-12 6-18s5-19 6-26c2-6 3-14 5-21 3-12 4-14 13-26 8-12 21-27 44-27 17 0 17 15 17 21 0 18-12 50-17 62-3 9-5 11-5 17 0 16 14 25 28 25 30 0 43-41 43-45s-3-4-5-4c-4 0-4 1-6 5-7 24-19 36-31 36-6 0-7-5-7-11s1-11 7-24c4-8 16-40 16-56 0-29-23-34-39-34-25 0-42 14-50 26-2-20-19-26-31-26-13 0-19 8-24 16-6 10-11 27-11 28 0 5 5 5 6 5 4 0 4-1 6-9 5-17 10-32 22-32 7 0 9 6 9 15 0 5-2 15-5 24-2 7-4 20-6 26-3 13-6 25-9 39z"><text:p/></draw:path><draw:path draw:style-name="gr400" draw:text-style-name="P11" svg:width="0.1012in" svg:height="0.0063in" svg:x="1.4114in" svg:y="0.5106in" svg:viewBox="0 0 258 17" svg:d="M244 17c7 0 14 0 14-9 0-8-7-8-14-8-76 0-153 0-228 0-8 0-16 0-16 8 0 9 8 9 16 9 75 0 152 0 228 0z"><text:p/></draw:path><draw:path draw:style-name="gr401" draw:text-style-name="P11" svg:width="0.0382in" svg:height="0.1654in" svg:x="1.5799in" svg:y="0.4311in" svg:viewBox="0 0 98 421" svg:d="M98 418c0-2 0-3-7-10-53-53-66-133-66-197 0-73 16-147 67-199 6-6 6-6 6-7 0-4-1-5-4-5-4 0-42 29-66 83-22 45-28 92-28 128 0 33 5 84 29 131 25 53 61 79 65 79 3 0 4-1 4-3z"><text:p/></draw:path><draw:path draw:style-name="gr402" draw:text-style-name="P11" svg:width="0.0898in" svg:height="0.0748in" svg:x="1.6331in" svg:y="0.4819in" svg:viewBox="0 0 229 191" svg:d="M25 162c-1 6-3 16-3 18 0 7 6 11 12 11 4 0 13-3 15-11 1-1 6-22 9-31 3-13 6-25 9-39 3-9 5-18 7-28 2-8 5-20 5-21 6-13 29-51 69-51 19 0 22 15 22 30 0 25-20 79-26 97-5 11-5 15-5 20 0 19 15 34 35 34 40 0 55-61 55-65s-3-4-5-4c-4 0-4 2-7 8-8 28-21 52-42 52-7 0-11-4-11-14 0-11 4-20 8-30 8-22 26-68 26-92 0-29-18-46-48-46-38 0-59 28-66 37-2-24-20-37-40-37s-26 17-31 24c-7 14-13 40-13 41 0 5 5 5 6 5 4 0 5 0 7-10 7-30 16-50 30-50 9 0 13 6 13 19 0 9-1 13-6 36-8 32-16 65-25 97z"><text:p/></draw:path><draw:path draw:style-name="gr403" draw:text-style-name="P11" svg:width="0.1102in" svg:height="0.1102in" svg:x="1.7744in" svg:y="0.458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404" draw:text-style-name="P11" svg:width="0.0543in" svg:height="0.1102in" svg:x="1.9461in" svg:y="0.4457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05" draw:text-style-name="P11" svg:width="0.0382in" svg:height="0.1654in" svg:x="2.0232in" svg:y="0.4311in" svg:viewBox="0 0 98 421" svg:d="M98 211c0-33-4-84-27-132-25-51-63-79-66-79s-5 1-5 5c0 1 0 1 8 9 42 41 66 108 66 197 0 72-15 147-68 199-6 5-6 6-6 8s2 3 5 3 42-29 67-81c22-47 26-94 26-129z"><text:p/></draw:path><draw:path draw:style-name="gr406" draw:text-style-name="P11" svg:width="0.0354in" svg:height="0.1161in" svg:x="2.0858in" svg:y="0.4406in" svg:viewBox="0 0 91 296" svg:d="M91 5c0-1 0-5-6-5-9 0-41 4-51 4-4 1-8 1-8 9 0 5 4 5 10 5 20 0 22 4 22 6 0 4-2 6-2 10-18 69-36 140-54 210-1 4-2 7-2 14 0 24 19 38 38 38 15 0 26-8 33-22 7-17 12-41 12-42 0-4-4-4-5-4-4 0-5 1-6 7-7 28-14 53-31 53-13 0-13-14-13-19 0-11 0-13 2-21 20-81 41-162 61-243z"><text:p/></draw:path><draw:path draw:style-name="gr407" draw:text-style-name="P11" svg:width="1.7055in" svg:height="0.0063in" svg:x="0.4256in" svg:y="0.622in" svg:viewBox="0 0 4333 17" svg:d="M2167 17c-723 0-1444 0-2167 0 0-6 0-11 0-17 1444 0 2889 0 4333 0 0 6 0 11 0 17-722 0-1445 0-2166 0z"><text:p/></draw:path><draw:path draw:style-name="gr408" draw:text-style-name="P11" svg:width="0.0898in" svg:height="0.0748in" svg:x="1.0902in" svg:y="0.7079in" svg:viewBox="0 0 229 191" svg:d="M25 161c-1 7-3 17-3 19 0 7 6 11 12 11 4 0 13-4 15-12 0-1 6-21 9-31 3-12 6-26 9-38 3-9 5-19 7-28 2-8 5-20 5-22 6-12 29-50 69-50 19 0 22 15 22 28 0 27-20 81-27 99-4 9-4 14-4 19 0 20 15 35 35 35 40 0 55-61 55-65 0-5-3-5-5-5-4 0-4 1-7 9-8 28-21 51-43 51-6 0-10-3-10-13 0-11 4-20 8-30 8-23 26-68 26-94 0-27-18-44-49-44-37 0-58 26-65 36-2-23-20-36-40-36-19 0-27 17-31 24-7 14-13 40-13 41 0 5 5 5 6 5 4 0 4-2 7-11 7-30 16-49 30-49 9 0 13 4 13 19 0 8-1 13-7 35-8 32-15 64-24 97z"><text:p/></draw:path><draw:path draw:style-name="gr409" draw:text-style-name="P11" svg:width="0.1102in" svg:height="0.1102in" svg:x="1.2315in" svg:y="0.6843in" svg:viewBox="0 0 281 281" svg:d="M149 149c39 0 78 0 117 0 6 0 15 0 15-9 0-8-9-8-15-8-39 0-78 0-117 0 0-40 0-78 0-118 0-6 0-14-9-14-8 0-8 8-8 14 0 40 0 78 0 118-40 0-79 0-119 0-5 0-13 0-13 8 0 9 8 9 13 9 40 0 79 0 119 0 0 39 0 79 0 119 0 6 0 13 8 13 9 0 9-7 9-13 0-40 0-80 0-119z"><text:p/></draw:path><draw:path draw:style-name="gr410" draw:text-style-name="P11" svg:width="0.0543in" svg:height="0.1102in" svg:x="1.4028in" svg:y="0.6705in" svg:viewBox="0 0 139 281" svg:d="M86 11c0-10 0-11-9-11-27 28-64 28-77 28 0 4 0 8 0 13 8 0 34 0 55-12 0 73 0 145 0 218 0 16-1 21-39 21-5 0-9 0-14 0 0 4 0 8 0 13 15-1 52-1 69-1s53 0 68 1c0-5 0-9 0-13-5 0-8 0-13 0-38 0-40-5-40-21 0-79 0-157 0-236z"><text:p/></draw:path><draw:path draw:style-name="gr411" draw:text-style-name="P11" svg:width="0.1102in" svg:height="0.0382in" svg:x="0.2394in" svg:y="1.026in" svg:viewBox="0 0 281 98" svg:d="M266 17c6 0 15 0 15-9 0-8-9-8-15-8-84 0-168 0-252 0-6 0-14 0-14 8 0 9 8 9 14 9 84 0 168 0 252 0zM266 98c6 0 15 0 15-8s-9-8-15-8c-84 0-168 0-252 0-6 0-14 0-14 8s8 8 14 8c84 0 168 0 252 0z"><text:p/></draw:path><draw:path draw:style-name="gr412" draw:text-style-name="P11" svg:width="0.115in" svg:height="0.1169in" svg:x="0.4366in" svg:y="0.8614in" svg:viewBox="0 0 293 298" svg:d="M240 44c4-16 12-30 46-31 1 0 7 0 7-8-3-1 0-5-6-5-13 0-29 1-43 1-15 0-30-1-44-1-2 0-8 0-8 8 0 5 5 5 8 5 24 0 29 10 29 18 0 1-1 9-1 10-13 50-25 99-38 150-15 56-63 93-106 93-28 0-50-19-50-55 0-1 0-14 3-32 15-55 28-109 42-165 4-15 4-19 35-19 11 0 14 0 14-8 0-5-4-5-6-5-12 0-42 1-54 1s-42-1-54-1c-3 0-8 0-8 8 0 5 4 5 12 5 1 0 8 0 16 1 8 0 12 2 12 6 0 3-5 21-8 30-3 12-6 26-9 38-4 16-24 96-25 104-4 12-4 18-4 24 0 52 38 82 83 82 53 0 105-48 120-104 12-50 25-99 37-150z"><text:p/></draw:path><draw:path draw:style-name="gr413" draw:text-style-name="P11" svg:width="0.0535in" svg:height="0.0795in" svg:x="0.5449in" svg:y="0.922in" svg:viewBox="0 0 137 203" svg:d="M137 102c0-32-4-55-17-76-10-14-28-26-52-26-68 0-68 80-68 102 0 20 0 101 68 101 69 0 69-79 69-101zM68 194c-13 0-31-8-37-32-3-18-3-42-3-64 0-21 0-44 3-60 7-24 25-30 37-30 17 0 32 10 38 28 4 16 4 37 4 62 0 22 0 44-3 63-6 26-27 33-39 33z"><text:p/></draw:path><draw:path draw:style-name="gr414" draw:text-style-name="P11" svg:width="0.1102in" svg:height="0.1102in" svg:x="0.6594in" svg:y="0.8783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415" draw:text-style-name="P11" svg:width="0.0169in" svg:height="0.0169in" svg:x="0.8307in" svg:y="0.9575in" svg:viewBox="0 0 44 44" svg:d="M44 22c0-12-9-22-21-22-13 0-23 8-23 22 0 12 10 22 23 22 12 0 21-9 21-22z"><text:p/></draw:path><draw:path draw:style-name="gr416" draw:text-style-name="P11" svg:width="0.0169in" svg:height="0.0169in" svg:x="0.8768in" svg:y="0.9575in" svg:viewBox="0 0 44 44" svg:d="M44 22c0-12-10-22-22-22s-22 8-22 22c0 12 10 22 22 22s22-9 22-22z"><text:p/></draw:path><draw:path draw:style-name="gr417" draw:text-style-name="P11" svg:width="0.0169in" svg:height="0.0169in" svg:x="0.9228in" svg:y="0.9575in" svg:viewBox="0 0 44 44" svg:d="M44 22c0-12-9-22-21-22s-23 8-23 22c0 12 11 22 23 22s21-9 21-22z"><text:p/></draw:path><draw:path draw:style-name="gr418" draw:text-style-name="P11" svg:width="0.1102in" svg:height="0.1102in" svg:x="1.0008in" svg:y="0.8783in" svg:viewBox="0 0 281 281" svg:d="M149 149c39 0 78 0 117 0 6 0 15 0 15-9 0-8-9-8-15-8-39 0-78 0-117 0 0-40 0-78 0-118 0-6 0-14-9-14-8 0-8 8-8 14 0 40 0 78 0 118-40 0-78 0-118 0-6 0-14 0-14 8 0 9 8 9 14 9 40 0 78 0 118 0 0 39 0 79 0 119 0 4 0 13 8 13 9 0 9-9 9-13 0-40 0-80 0-119z"><text:p/></draw:path><draw:path draw:style-name="gr419" draw:text-style-name="P11" svg:width="0.1146in" svg:height="0.1169in" svg:x="1.1685in" svg:y="0.8614in" svg:viewBox="0 0 292 298" svg:d="M239 44c5-16 12-30 45-31 3 0 8 0 8-8-3-1 0-5-6-5-14 0-28 1-42 1-15 0-30-1-45-1-2 0-7 0-7 8 0 5 4 5 7 5 24 0 29 10 29 18 0 1-1 9-1 10-13 50-25 99-39 150-14 56-62 93-104 93-29 0-52-19-52-55 0-1 0-14 5-32 13-55 28-109 41-165 4-15 5-19 35-19 12 0 14 0 14-8 0-5-5-5-6-5-11 0-42 1-54 1s-42-1-54-1c-3 0-8 0-8 8 0 5 5 5 12 5 1 0 9 0 17 1 7 0 10 2 10 6 0 3-4 21-7 30-3 12-6 26-9 38-4 16-24 96-26 104-2 12-2 18-2 24 0 52 37 82 82 82 54 0 105-48 120-104 12-50 25-99 37-150z"><text:p/></draw:path><draw:path draw:style-name="gr420" draw:text-style-name="P11" svg:width="0.0709in" svg:height="0.052in" svg:x="1.2756in" svg:y="0.948in" svg:viewBox="0 0 181 133" svg:d="M23 112c-1 3-3 8-4 12 0 7 6 9 11 9s8-3 11-6c2-2 5-12 6-18s5-19 6-27c2-6 3-12 5-20 3-12 4-14 13-26 8-12 21-28 44-28 17 0 17 16 17 21 0 18-12 50-17 63-3 9-5 11-5 16 0 16 14 25 28 25 30 0 43-41 43-44 0-5-3-5-5-5-4 0-4 2-6 6-7 23-19 35-31 35-6 0-7-4-7-10 0-7 1-11 7-24 4-9 16-41 16-57 0-29-23-34-39-34-25 0-42 16-50 28-2-21-19-28-31-28-13 0-19 10-24 17-6 11-11 27-11 29 0 3 5 3 6 3 4 0 4-1 6-8 5-18 10-33 22-33 7 0 9 8 9 15 0 6-2 17-5 25-2 7-4 19-6 26-3 12-6 26-9 38z"><text:p/></draw:path><draw:path draw:style-name="gr421" draw:text-style-name="P11" svg:width="0.9354in" svg:height="0.0063in" svg:x="0.4256in" svg:y="1.0425in" svg:viewBox="0 0 2377 17" svg:d="M1188 17c-396 0-792 0-1188 0 0-6 0-11 0-17 792 0 1584 0 2377 0 0 6 0 11 0 17-396 0-793 0-1189 0z"><text:p/></draw:path><draw:path draw:style-name="gr422" draw:text-style-name="P11" svg:width="0.0898in" svg:height="0.0748in" svg:x="0.7055in" svg:y="1.1276in" svg:viewBox="0 0 229 191" svg:d="M25 162c-1 6-3 16-3 18 0 7 6 11 12 11 4 0 12-3 15-11 0-1 5-22 7-31 4-13 6-25 10-39 2-9 5-18 7-27 3-7 5-21 6-22 6-13 29-51 69-51 19 0 22 15 22 30 0 25-20 79-27 98-4 10-4 14-4 19 0 19 15 34 34 34 41 0 56-61 56-65s-5-4-6-4c-3 0-3 2-6 8-8 28-23 52-43 52-7 0-10-4-10-14 0-11 4-20 8-30 8-22 26-68 26-92 0-29-19-46-49-46-39 0-59 28-66 37-1-24-19-37-39-37-19 0-27 17-31 24-7 14-13 40-13 41 0 5 4 3 5 5 5 0 5 0 7-10 7-30 16-50 31-50 9 0 13 6 13 19 0 9-1 13-7 36-8 32-15 65-24 97z"><text:p/></draw:path><draw:path draw:style-name="gr423" draw:text-style-name="P11" svg:width="0.1098in" svg:height="0.1102in" svg:x="0.8469in" svg:y="1.104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424" draw:text-style-name="P11" svg:width="0.0539in" svg:height="0.1102in" svg:x="1.0181in" svg:y="1.0902in" svg:viewBox="0 0 138 281" svg:d="M86 11c0-11 0-11-10-11-26 26-63 26-76 26 0 5 0 9 0 14 8 0 32 0 55-11 0 73 0 145 0 218 0 16-1 21-39 21-5 0-9 0-14 0 0 4 0 8 0 13 15-1 52-1 69-1s53 0 67 1c0-5 0-9 0-13-5 0-8 0-13 0-37 0-39-5-39-21 0-79 0-157 0-236z"><text:p/></draw:path><draw:path draw:style-name="gr425" draw:text-style-name="P11" svg:width="0.1008in" svg:height="0.0063in" svg:x="1.4319in" svg:y="1.0425in" svg:viewBox="0 0 257 17" svg:d="M242 17c8 0 15 0 15-9 0-8-7-8-15-8-75 0-152 0-228 0-7 0-14 0-14 8 0 9 7 9 14 9 76 0 153 0 228 0z"><text:p/></draw:path><draw:path draw:style-name="gr426" draw:text-style-name="P11" svg:width="0.035in" svg:height="0.1169in" svg:x="1.5909in" svg:y="0.9717in" svg:viewBox="0 0 90 298" svg:d="M90 5c0-1 0-5-5-5-9 0-41 4-51 4-4 1-9 1-9 9 0 5 5 5 11 5 20 0 20 4 20 7s-1 6-1 9c-18 69-35 140-53 210-1 4-2 8-2 14 0 24 19 40 38 40 15 0 26-10 33-24 7-17 12-41 12-42 0-4-4-4-5-4-5 0-5 1-6 7-7 28-16 53-32 53-12 0-12-13-12-19 0-11 0-13 2-21 20-81 40-162 60-243z"><text:p/></draw:path></draw:g></draw:g></text:p>
      <text:p text:style-name="P9"/>
      <text:p text:style-name="P9">Donc <draw:g text:anchor-type="as-char" svg:y="-0.2252in" draw:z-index="41" draw:style-name="gr1"><svg:title>TexMaths</svg:title><svg:desc>12§display§\frac{U_0 + U_n}{n+1} \toinf l§svg§600§FALSE§</svg:desc><draw:g draw:style-name="gr2"><draw:path draw:style-name="gr347" draw:text-style-name="P10" svg:width="1.102in" svg:height="0.335in" svg:x="0.0087in" svg:y="0.0091in" svg:viewBox="0 0 2800 852" svg:d="M1401 852c-467 0-934 0-1401 0 0-284 0-568 0-852 934 0 1866 0 2800 0 0 284 0 568 0 852-467 0-934 0-1399 0z"><text:p/></draw:path><draw:path draw:style-name="gr348" draw:text-style-name="P11" svg:width="0.1146in" svg:height="0.1165in" svg:x="0.0118in" svg:y="0.0004in" svg:viewBox="0 0 292 297" svg:d="M239 44c5-16 12-30 45-31 3 0 8 0 8-8-2-1 0-5-5-5-15 0-29 1-43 1-15 0-30-1-45-1-2 0-7 0-7 8 0 5 4 5 7 5 24 0 29 10 29 19 0 2-1 8-1 9-13 50-25 99-39 150-13 56-62 93-104 93-29 0-52-19-52-55 2-11 0-14 5-32 13-56 28-110 41-165 4-14 5-19 36-19 11 0 14 0 14-8 0-5-4-5-6-5-12 0-43 1-54 1-13 0-42-1-55-1-2 0-7 0-7 8 0 5 4 5 12 5 5 0 8 0 16 1 7 2 10 2 10 6s-4 21-7 30c-2 12-6 26-8 37-5 17-24 96-27 105-2 12-2 18-2 24 0 51 38 81 83 81 53 0 104-48 119-103 12-50 25-99 37-150z"><text:p/></draw:path><draw:path draw:style-name="gr349" draw:text-style-name="P11" svg:width="0.0535in" svg:height="0.0787in" svg:x="0.1201in" svg:y="0.0618in" svg:viewBox="0 0 137 201" svg:d="M137 101c0-33-4-55-18-76-9-14-27-25-51-25-68 0-68 79-68 101 0 20 0 100 68 100 69 0 69-79 69-100zM68 193c-13 0-31-8-37-32-5-17-5-42-5-64 0-21 0-43 5-60 6-23 25-30 37-30 16 0 32 11 36 28 5 15 6 37 6 62 0 22 0 44-4 62-6 27-26 34-38 34z"><text:p/></draw:path><draw:path draw:style-name="gr350" draw:text-style-name="P11" svg:width="0.1102in" svg:height="0.1098in" svg:x="0.2343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351" draw:text-style-name="P11" svg:width="0.115in" svg:height="0.1165in" svg:x="0.402in" svg:y="0.0004in" svg:viewBox="0 0 293 297" svg:d="M240 44c4-16 12-30 46-31 2 0 7 0 7-8-3-1 0-5-6-5-13 0-30 1-43 1-15 0-29-1-44-1-2 0-7 0-7 8 0 5 4 5 7 5 24 0 29 10 29 19 0 2-1 8-1 9-13 50-25 99-38 150-15 56-63 93-105 93-29 0-51-19-51-55 1-11 0-14 4-32 14-56 28-110 41-165 4-14 5-19 35-19 11 0 14 0 14-8 0-5-4-5-6-5-12 0-42 1-54 1s-42-1-54-1c-3 0-8 0-8 8 0 5 5 5 12 5 1 0 10 0 17 1 7 2 11 2 11 6s-5 21-8 30c-3 12-6 26-9 37-4 17-24 96-25 105-4 12-4 18-4 24 0 51 38 81 83 81 54 0 105-48 120-103 12-50 25-99 37-150z"><text:p/></draw:path><draw:path draw:style-name="gr352" draw:text-style-name="P11" svg:width="0.0709in" svg:height="0.052in" svg:x="0.5098in" svg:y="0.087in" svg:viewBox="0 0 181 133" svg:d="M23 111c-1 4-3 9-4 12 0 8 6 10 11 10s10-4 11-6 3-12 6-18c1-6 5-19 6-27 2-6 3-12 5-20 3-12 3-14 13-26 7-12 21-28 43-28 18 0 18 16 18 21 0 18-13 50-18 63-2 9-4 11-4 16 0 15 14 25 28 25 30 0 43-41 43-44 0-5-3-4-5-5-4 0-4 2-6 6-7 23-19 35-31 35-6 0-7-4-7-10 0-7 1-11 6-24 4-9 16-41 16-57 0-28-23-34-39-34-24 0-41 16-49 28-2-21-19-28-31-28-13 0-21 10-24 17-6 11-11 27-11 29 0 3 4 2 5 3 5 0 5-1 7-8 5-18 10-33 22-33 7 0 9 8 9 15 0 6-2 17-5 25-2 7-4 19-6 26-3 12-6 25-9 37z"><text:p/></draw:path><draw:path draw:style-name="gr353" draw:text-style-name="P11" svg:width="0.5937in" svg:height="0.0063in" svg:x="0.0004in" svg:y="0.1807in" svg:viewBox="0 0 1509 17" svg:d="M755 17c-252 0-503 0-755 0 0-6 0-11 0-17 503 0 1006 0 1509 0 0 6 0 11 0 17-251 0-503 0-754 0z"><text:p/></draw:path><draw:path draw:style-name="gr354" draw:text-style-name="P11" svg:width="0.0898in" svg:height="0.0748in" svg:x="0.1094in" svg:y="0.2657in" svg:viewBox="0 0 229 191" svg:d="M25 162c-1 6-3 15-3 18 0 7 6 11 12 11 4 0 13-3 15-11 0-1 6-22 9-31 3-14 6-26 9-39 3-9 5-18 7-27 2-7 5-21 5-22 6-13 29-51 69-51 19 0 22 15 22 30 0 25-20 79-27 98-4 9-4 14-4 19 0 19 15 34 35 34 40 0 55-62 55-65 0-4-3-4-5-4-4 0-4 1-7 7-8 29-21 53-43 53-7 0-10-5-10-14 0-11 4-21 8-30 8-22 26-68 26-92 0-29-18-46-49-46-37 0-58 28-65 37-2-24-20-37-40-37-19 0-27 17-31 24-7 14-13 40-13 41 0 5 5 5 6 5 4 0 4 0 7-10 7-30 16-50 30-50 9 0 13 6 13 19 0 9-1 14-7 36-8 32-15 64-24 97z"><text:p/></draw:path><draw:path draw:style-name="gr355" draw:text-style-name="P11" svg:width="0.1098in" svg:height="0.1098in" svg:x="0.2508in" svg:y="0.2425in" svg:viewBox="0 0 280 280" svg:d="M149 149c39 0 78 0 117 0 6 0 14 0 14-9 0-8-8-8-14-8-39 0-78 0-117 0 0-40 0-79 0-119 0-5 0-13-9-13-8 0-8 8-8 13 0 40 0 79 0 119-40 0-79 0-119 0-6 0-13 0-13 8 0 9 7 9 13 9 40 0 79 0 119 0 0 38 0 78 0 117 0 6 0 14 8 14 9 0 9-8 9-14 0-39 0-79 0-117z"><text:p/></draw:path><draw:path draw:style-name="gr356" draw:text-style-name="P11" svg:width="0.0543in" svg:height="0.1098in" svg:x="0.4224in" svg:y="0.2283in" svg:viewBox="0 0 139 280" svg:d="M86 11c0-11 0-11-9-11-27 26-64 26-77 26 0 5 0 9 0 14 8 0 32 0 55-11 0 73 0 145 0 218 0 15-1 20-39 20-5 0-9 0-14 0 0 4 0 9 0 13 15-1 52-1 69-1s53 0 68 1c0-4 0-9 0-13-5 0-9 0-14 0-37 0-39-5-39-20 0-79 0-157 0-236z"><text:p/></draw:path><draw:path draw:style-name="gr357" draw:text-style-name="P11" svg:width="0.1134in" svg:height="0.061in" svg:x="0.711in" svg:y="0.072in" svg:viewBox="0 0 289 156" svg:d="M248 85c-37 28-27 44-42 66 0 5 3 5 8 5 4 0 6 0 7-5 1-8 6-26 21-43 17-18 33-22 45-26 2 0 2-3 2-4 0-2-1-4-5-5-43-13-57-43-63-69-1-4-4-4-7-4-5 0-8 0-8 5 6 13 3 20 17 41 7 9 16 18 25 25-79 0-158 0-237 0-5 0-11 0-11 7s6 7 11 7c79 0 158 0 237 0z"><text:p/></draw:path><draw:path draw:style-name="gr358" draw:text-style-name="P11" svg:width="0.1138in" svg:height="0.052in" svg:x="0.8433in" svg:y="0.0807in" svg:viewBox="0 0 290 133" svg:d="M148 49c-16-18-21-23-33-31-18-13-36-18-53-18-36 0-62 31-62 67 0 35 25 66 61 66 42 0 70-34 81-49 15 18 20 23 32 31 18 13 36 18 53 18 36 0 63-31 63-66s-26-67-62-67c-42 0-70 34-80 49zM157 60c11-19 37-48 73-48 30 0 52 26 52 55 0 28-24 50-50 50-28 0-47-22-75-57zM132 73c-11 19-37 49-73 49-30 0-52-27-52-55 0-29 24-50 51-50s46 21 74 56z"><text:p/></draw:path><draw:path draw:style-name="gr359" draw:text-style-name="P11" svg:width="0.1008in" svg:height="0.0063in" svg:x="0.674in" svg:y="0.1807in" svg:viewBox="0 0 257 17" svg:d="M242 17c8 0 15 0 15-9 0-8-7-8-15-8-75 0-152 0-228 0-7 0-14 0-14 8 0 9 7 9 14 9 76 0 153 0 228 0z"><text:p/></draw:path><draw:path draw:style-name="gr360" draw:text-style-name="P11" svg:width="0.1008in" svg:height="0.0063in" svg:x="0.7303in" svg:y="0.1807in" svg:viewBox="0 0 257 17" svg:d="M242 17c8 0 15 0 15-9 0-8-7-8-15-8-75 0-152 0-228 0-7 0-14 0-14 8 0 9 7 9 14 9 76 0 153 0 228 0z"><text:p/></draw:path><draw:path draw:style-name="gr361" draw:text-style-name="P11" svg:width="0.1008in" svg:height="0.0063in" svg:x="0.8224in" svg:y="0.1807in" svg:viewBox="0 0 257 17" svg:d="M242 17c8 0 15 0 15-9 0-8-7-8-15-8-75 0-152 0-228 0-7 0-14 0-14 8 0 9 7 9 14 9 76 0 153 0 228 0z"><text:p/></draw:path><draw:path draw:style-name="gr362" draw:text-style-name="P11" svg:width="0.1469in" svg:height="0.0866in" svg:x="0.874in" svg:y="0.1409in" svg:viewBox="0 0 374 221" svg:d="M328 119c-23 18-35 34-38 40-19 29-15 36-22 56 0 6 4 6 8 6 7 0 7-2 10-9 9-42 34-77 81-97 6-1 7-2 7-5s-2-3-3-5c-19-7-70-27-87-98-1-6-1-7-8-7-4 0-8 0-8 5 0 1 3 27 21 56 9 12 21 28 39 41-105 0-209 0-314 0-7 0-14 0-14 8 0 9 7 9 14 9 105 0 209 0 314 0z"><text:p/></draw:path><draw:path draw:style-name="gr363" draw:text-style-name="P11" svg:width="0.035in" svg:height="0.1165in" svg:x="1.0843in" svg:y="0.1106in" svg:viewBox="0 0 90 297" svg:d="M90 5c0-1 0-5-6-5-10 0-41 4-52 4-2 1-7 1-7 9 0 5 4 5 10 5 20 0 21 4 21 7s-1 6-1 9c-18 69-36 139-54 209-1 5-1 9-1 15 0 24 18 39 38 39 14 0 24-8 32-24 7-15 12-40 12-42 0-3-4-3-5-3-4 0-5 1-6 7-7 27-15 53-31 53-14 0-14-14-14-20 0-10 0-12 3-20 20-81 41-162 61-243z"><text:p/></draw:path></draw:g></draw:g></text:p>
      <text:p text:style-name="P9"/>
      <text:p text:style-name="P9">2) Soit <draw:g text:anchor-type="as-char" svg:y="-0.1236in" draw:z-index="42" draw:style-name="gr1"><svg:title>TexMaths</svg:title><svg:desc>12§display§U_n = (-1)^n§svg§600§FALSE§</svg:desc><draw:g draw:style-name="gr2"><draw:path draw:style-name="gr338" draw:text-style-name="P10" svg:width="0.8244in" svg:height="0.1476in" svg:x="0.0004in" svg:y="0.0087in" svg:viewBox="0 0 2095 376" svg:d="M0 0c698 0 1397 0 2095 0 0 125 0 251 0 376-698 0-1397 0-2095 0 0-125 0-251 0-376z"><text:p/></draw:path><draw:path draw:style-name="gr339" draw:text-style-name="P11" svg:width="0.1146in" svg:height="0.1161in" svg:x="0.0031in" svg:y="0.011in" svg:viewBox="0 0 292 296" svg:d="M239 44c5-16 12-30 45-31 3 0 8 0 8-8-3-1 0-5-6-5-14 0-29 1-42 1-15 0-30-1-45-1-2 0-7 0-7 8 0 5 4 5 7 5 24 1 29 10 29 19 0 2-1 8-1 9-13 49-25 100-39 150-14 55-62 91-104 91-29 0-52-18-52-54 0-1 0-14 5-31 13-55 28-110 41-165 4-14 5-19 35-19 11 0 14 0 14-8 0-5-5-5-6-5-11 0-42 1-54 1s-42-1-54-1c-3 0-8 0-8 8 0 5 5 5 12 5 1 0 9 0 17 1 7 2 10 2 10 8 0 2-4 19-7 28-3 13-6 25-9 38-4 17-24 96-26 104-2 12-2 18-2 23 0 52 37 81 82 81 54 0 105-47 120-102 12-51 25-100 37-150z"><text:p/></draw:path><draw:path draw:style-name="gr340" draw:text-style-name="P11" svg:width="0.0709in" svg:height="0.0516in" svg:x="0.1102in" svg:y="0.0976in" svg:viewBox="0 0 181 132" svg:d="M23 112c-1 3-4 11-4 12 0 6 6 8 11 8s8-3 11-6c1-2 3-12 6-18 1-6 5-19 6-26 2-7 3-13 5-21 3-12 3-14 13-26 8-11 21-27 44-27 17 0 17 15 17 21 0 18-13 50-17 62-3 9-5 11-5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341" draw:text-style-name="P11" svg:width="0.1102in" svg:height="0.0386in" svg:x="0.2508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42" draw:text-style-name="P11" svg:width="0.0382in" svg:height="0.165in" svg:x="0.4327in" svg:y="0in" svg:viewBox="0 0 98 420" svg:d="M98 415c0-2 0-2-7-9-53-53-67-132-67-196 0-73 17-146 68-199 6-5 6-5 6-7 0-3-2-4-4-4-4 0-42 29-68 82-21 47-26 93-26 128 0 32 5 83 28 130 25 52 62 80 66 80 2 0 4-2 4-5z"><text:p/></draw:path><draw:path draw:style-name="gr343" draw:text-style-name="P11" svg:width="0.1012in" svg:height="0.0063in" svg:x="0.4945in" svg:y="0.0795in" svg:viewBox="0 0 258 17" svg:d="M242 17c8 0 16 0 16-9 0-8-8-8-16-8-75 0-152 0-228 0-7 0-14 0-14 8 0 9 7 9 14 9 76 0 153 0 228 0z"><text:p/></draw:path><draw:path draw:style-name="gr344" draw:text-style-name="P11" svg:width="0.0543in" svg:height="0.1098in" svg:x="0.6244in" svg:y="0.0138in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45" draw:text-style-name="P11" svg:width="0.0378in" svg:height="0.165in" svg:x="0.7024in" svg:y="0in" svg:viewBox="0 0 97 420" svg:d="M97 210c0-32-5-84-27-131-26-51-62-79-66-79-3 0-4 1-4 4 0 2 0 2 7 10 42 41 66 109 66 196 0 71-15 145-68 199-5 4-5 4-5 6 0 3 1 5 4 5 4 0 42-29 67-82 21-47 26-94 26-128z"><text:p/></draw:path><draw:path draw:style-name="gr346" draw:text-style-name="P11" svg:width="0.0705in" svg:height="0.0516in" svg:x="0.763in" svg:y="0.0047in" svg:viewBox="0 0 180 132" svg:d="M22 112c-2 3-3 11-3 12 0 6 5 8 10 8 6 0 9-3 12-6 1-2 3-12 5-18 1-6 4-19 7-26 1-7 2-13 5-21 2-12 3-14 12-26 8-11 21-27 44-27 17 0 17 15 17 21 0 18-12 50-17 62-4 9-5 11-5 16 0 16 13 25 29 25 29 0 42-39 42-44 0-4-4-4-5-4-3 0-5 1-6 5-6 24-19 36-31 36-6 0-7-5-7-11 0-7 1-11 7-24 4-8 16-40 16-56 0-29-23-34-39-34-24 0-41 14-50 26-1-20-19-26-31-26-14 0-20 10-23 16-7 10-11 27-11 28 0 5 4 5 5 5 3 0 5-1 6-9 5-17 11-32 21-32 9 0 10 6 10 15 0 5-4 15-5 24-2 7-5 20-6 26-3 12-6 26-9 39z"><text:p/></draw:path></draw:g></draw:g></text:p>
      <text:p text:style-name="P9"/>
      <text:p text:style-name="P9">Intuition : </text:p>
      <text:p text:style-name="P9">Mq <draw:g text:anchor-type="as-char" svg:y="-0.2898in" draw:z-index="43" draw:style-name="gr1"><svg:title>TexMaths</svg:title><svg:desc>12§display§W_n = U_0 + \dots + U_n = \begin{cases}
1 &amp;\text{si n paire} \\
0 &amp;\text{sinon}
\end{cases}§svg§600§FALSE§</svg:desc><draw:g draw:style-name="gr2"><draw:path draw:style-name="gr308" draw:text-style-name="P10" svg:width="2.7157in" svg:height="0.4795in" svg:x="0.0004in" svg:y="0.0091in" svg:viewBox="0 0 6899 1219" svg:d="M3450 1219c-1151 0-2300 0-3450 0 0-407 0-812 0-1219 2299 0 4600 0 6899 0 0 407 0 812 0 1219-1150 0-2299 0-3449 0z"><text:p/></draw:path><draw:path draw:style-name="gr309" draw:text-style-name="P11" svg:width="0.1642in" svg:height="0.1161in" svg:x="0.0012in" svg:y="0.1776in" svg:viewBox="0 0 418 296" svg:d="M362 48c11-18 22-34 48-35 4-1 8-1 8-8 0-3-2-5-5-5-10 0-22 1-33 1-14 0-30-1-43-1-2 0-8 0-8 7 0 5 3 6 6 6 11 0 25 4 25 16 0 5-2 8-6 14-37 66-76 132-113 198-5-69-11-139-15-209-2-8-3-19 28-19 8 0 12 0 12-8 0-5-4-5-7-5-17 0-33 1-51 1-10 0-34-1-44-1-3 0-8 0-8 8 0 5 4 5 10 5 19 0 21 3 22 10 2 11 2 21 3 32-36 63-71 124-107 186-5-71-11-143-16-213 0-5 0-15 33-15 3 0 8 0 8-8 0-5-5-5-6-5-17 0-35 1-51 1s-30-1-45-1c-2 0-7 0-7 7 0 6 4 6 10 6 21 0 21 4 22 16 6 85 14 171 20 257 0 7 0 10 6 10s7-2 10-8c41-72 83-143 124-215 5 71 11 142 16 213 1 8 2 10 7 10s7-3 9-8c46-80 93-160 138-240z"><text:p/></draw:path><draw:path draw:style-name="gr310" draw:text-style-name="P11" svg:width="0.0705in" svg:height="0.052in" svg:x="0.1543in" svg:y="0.2638in" svg:viewBox="0 0 180 133" svg:d="M22 112c-2 3-3 10-3 12 0 6 5 9 10 9s9-5 12-7c2-2 3-12 5-18 1-6 4-19 6-26 2-8 3-14 6-21 2-12 3-14 12-26 8-12 21-27 44-27 17 0 17 15 17 21 0 18-12 50-17 62-4 9-5 11-5 16 0 15 13 26 29 26 29 0 42-41 42-45s-4-4-5-4c-3 0-5 1-6 5-6 24-19 36-31 36-6 0-7-5-7-11 0-7 1-11 7-24 4-8 16-41 16-56 0-29-23-34-39-34-25 0-41 14-50 26-1-20-19-26-31-26-14 0-20 8-23 16-7 10-11 27-11 28 0 5 4 5 5 5 3 0 5-1 6-9 5-17 11-32 21-32 9 0 10 6 10 15 0 5-4 15-5 24-2 8-5 20-6 26-3 13-6 25-9 39z"><text:p/></draw:path><draw:path draw:style-name="gr311" draw:text-style-name="P11" svg:width="0.1098in" svg:height="0.0382in" svg:x="0.2945in" svg:y="0.2299in" svg:viewBox="0 0 280 98" svg:d="M265 17c7 0 15 0 15-9 0-8-8-8-14-8-84 0-169 0-253 0-6 0-13 0-13 8 0 9 7 9 14 9 84 0 167 0 251 0zM266 98c6 0 14 0 14-8s-8-8-15-8c-84 0-167 0-251 0-7 0-14 0-14 8s7 8 13 8c84 0 169 0 253 0z"><text:p/></draw:path><draw:path draw:style-name="gr312" draw:text-style-name="P11" svg:width="0.115in" svg:height="0.1161in" svg:x="0.4713in" svg:y="0.1776in" svg:viewBox="0 0 293 296" svg:d="M240 44c5-18 12-30 46-31 2 0 7-1 7-8 0-1 0-5-6-5-13 0-29 1-42 1-15 0-30-1-45-1-2 0-7 0-7 8 0 5 4 5 7 5 24 0 29 9 29 18 0 1-1 7-1 9-13 50-25 100-38 151-15 56-63 92-105 92-29 0-51-18-51-54 0-1 0-14 4-33 14-54 28-110 41-164 4-15 5-19 35-19 11 0 14 0 14-8 0-5-4-5-6-5-12 0-42 1-54 1s-42-1-54-1c-3 0-8 0-8 8 0 5 4 5 12 5 1 0 10 0 17 0 7 1 11 1 11 7 0 3-5 21-8 30-3 12-6 26-9 38-4 15-24 96-25 103-4 12-4 18-4 25 0 52 38 80 83 80 54 0 105-48 120-103 12-49 25-99 37-149z"><text:p/></draw:path><draw:path draw:style-name="gr313" draw:text-style-name="P11" svg:width="0.0535in" svg:height="0.0791in" svg:x="0.5799in" svg:y="0.2386in" svg:viewBox="0 0 137 202" svg:d="M137 102c0-32-4-56-18-77-9-13-28-25-51-25-68 0-68 80-68 102 0 20 0 100 68 100 69 0 69-80 69-100zM68 193c-14 0-32-8-38-32-4-17-4-41-4-63 0-21 0-44 5-61 6-23 25-29 37-29 16 0 32 10 36 27 5 15 5 37 5 63 0 22 0 44-3 62-6 27-27 33-38 33z"><text:p/></draw:path><draw:path draw:style-name="gr314" draw:text-style-name="P11" svg:width="0.1102in" svg:height="0.1102in" svg:x="0.6945in" svg:y="0.1937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315" draw:text-style-name="P11" svg:width="0.0169in" svg:height="0.0169in" svg:x="0.8654in" svg:y="0.2402in" svg:viewBox="0 0 44 44" svg:d="M44 23c0-12-9-23-21-23s-23 11-23 23 11 21 23 21 21-9 21-21z"><text:p/></draw:path><draw:path draw:style-name="gr316" draw:text-style-name="P11" svg:width="0.0177in" svg:height="0.0169in" svg:x="0.939in" svg:y="0.2402in" svg:viewBox="0 0 46 44" svg:d="M46 23c0-12-11-23-23-23s-23 11-23 23 11 21 23 21 23-9 23-21z"><text:p/></draw:path><draw:path draw:style-name="gr317" draw:text-style-name="P11" svg:width="0.0177in" svg:height="0.0169in" svg:x="1.013in" svg:y="0.2402in" svg:viewBox="0 0 46 44" svg:d="M46 23c0-12-11-23-23-23s-23 11-23 23 11 21 23 21 23-9 23-21z"><text:p/></draw:path><draw:path draw:style-name="gr318" draw:text-style-name="P11" svg:width="0.1098in" svg:height="0.1102in" svg:x="1.0913in" svg:y="0.1937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319" draw:text-style-name="P11" svg:width="0.1146in" svg:height="0.1161in" svg:x="1.2591in" svg:y="0.1776in" svg:viewBox="0 0 292 296" svg:d="M239 44c5-18 12-30 45-31 3 0 8-1 8-8 0-1 0-5-5-5-15 0-29 1-43 1-15 0-30-1-45-1-2 0-7 0-7 8 0 5 5 5 7 5 24 0 29 9 29 18 0 1 0 7-1 9-12 50-25 100-37 151-15 56-64 92-106 92-29 0-52-18-52-54 0-1 0-14 5-33 13-54 28-110 41-164 4-15 5-19 36-19 11 0 14 0 14-8 0-5-4-5-6-5-12 0-42 1-54 1s-42-1-55-1c-2 0-7 0-7 8 0 5 4 5 12 5 5 0 8 0 16 0 7 1 10 1 10 7 0 3-3 21-7 30-2 12-6 26-8 38-4 15-24 96-27 103-2 12-2 18-2 25 0 52 38 80 83 80 53 0 105-48 119-103 12-49 25-99 37-149z"><text:p/></draw:path><draw:path draw:style-name="gr320" draw:text-style-name="P11" svg:width="0.0705in" svg:height="0.052in" svg:x="1.3661in" svg:y="0.2638in" svg:viewBox="0 0 180 133" svg:d="M22 112c-2 3-3 10-3 12 0 6 5 9 10 9 6 0 9-5 12-7 2-2 3-12 5-18 1-6 4-19 7-26 1-8 3-14 5-21 2-12 3-14 12-26 8-12 22-27 44-27 17 0 17 15 17 21 0 18-12 50-17 62-4 9-5 11-5 16 0 15 13 26 29 26 29 0 42-41 42-45s-4-4-5-4c-3 0-5 1-6 5-6 24-19 36-31 36-6 0-7-5-7-11 0-7 1-11 7-24 4-8 16-41 16-56 0-29-23-34-39-34-24 0-41 14-50 26-1-20-19-26-31-26-14 0-20 8-23 16-7 10-11 27-11 28 0 5 4 5 5 5 3 0 5-1 6-9 5-17 11-32 21-32 9 0 10 6 10 15 0 5-2 15-4 24-2 8-6 20-7 26-3 13-6 25-9 39z"><text:p/></draw:path><draw:path draw:style-name="gr321" draw:text-style-name="P11" svg:width="0.1098in" svg:height="0.0382in" svg:x="1.5067in" svg:y="0.2299in" svg:viewBox="0 0 280 98" svg:d="M265 17c7 0 15 0 15-9 0-8-8-8-14-8-84 0-169 0-253 0-6 0-13 0-13 8 0 9 7 9 14 9 84 0 167 0 251 0zM266 98c6 0 14 0 14-8s-8-8-15-8c-84 0-167 0-251 0-7 0-14 0-14 8s7 8 13 8c84 0 169 0 253 0z"><text:p/></draw:path><draw:path draw:style-name="gr322" draw:text-style-name="P11" svg:width="0.085in" svg:height="0.4965in" svg:x="1.6965in" svg:y="0.0004in" svg:viewBox="0 0 217 1262" svg:d="M128 785c0-46-31-117-104-153 46-25 100-74 104-152 0-1 0-3 0-3 0-98 0-195 0-292 0-34 0-42 4-58 8-33 28-75 82-107 3-2 3-2 3-10 0-9 0-10-9-10-8 0-9 0-20 7-94 53-100 132-100 147 0 99 0 199 0 299 0 30 0 64-22 102-19 35-42 53-60 65-6 4-6 4-6 11 0 8 0 8 4 11 36 21 74 60 82 128 2 10 2 10 2 15 0 108 0 216 0 323 0 34 21 105 103 148 9 6 11 6 17 6 9 0 9-1 9-10 0-8 0-8-1-9-19-11-74-45-85-118-3-11-3-12-3-17 0-107 0-215 0-323z"><text:p/></draw:path><draw:path draw:style-name="gr323" draw:text-style-name="P11" svg:width="0.0543in" svg:height="0.1102in" svg:x="1.8209in" svg:y="0.0665in" svg:viewBox="0 0 139 281" svg:d="M86 11c0-10 0-11-9-11-27 28-63 28-77 28 0 4 0 8 0 13 8 0 34 0 55-11 0 72 0 145 0 217 0 16-1 21-38 21-5 0-10 0-15 0 0 3 0 8 0 13 16-1 52-1 69-1s54 0 68 1c0-5 0-10 0-13-5 0-8 0-13 0-38 0-40-5-40-21 0-79 0-157 0-236z"><text:p/></draw:path><draw:path draw:style-name="gr324" draw:text-style-name="P11" svg:width="0.0539in" svg:height="0.0756in" svg:x="2.0606in" svg:y="0.1035in" svg:viewBox="0 0 138 193" svg:d="M73 107c10 1 45 8 45 38 0 22-16 39-48 39-35 0-51-24-59-60-1-5-1-8-6-8s-5 4-5 11c0 18 0 37 0 55 0 8 0 11 5 11 1 0 2 0 9-8 2-1 2-3 9-10 19 18 38 18 47 18 48 0 68-29 68-59 0-21-13-34-18-39-14-13-30-17-48-21-24-4-52-9-52-34 0-15 11-33 47-33 47 0 48 39 49 52 0 3 4 2 5 3 6 0 6-2 6-9 0-15 0-29 0-43 0-8 0-10-5-10-2 0-2 0-8 5-1 1-6 6-7 7-16-12-34-12-40-12-51 0-67 28-67 52 0 14 6 26 18 36 13 10 25 13 55 19z"><text:p/></draw:path><draw:path draw:style-name="gr325" draw:text-style-name="P11" svg:width="0.0354in" svg:height="0.1106in" svg:x="2.126in" svg:y="0.0661in" svg:viewBox="0 0 91 282" svg:d="M61 96c-19 1-39 4-59 5 0 5 0 8 0 13 28 0 32 2 32 23 0 37 0 75 0 113 0 19-5 19-34 19 0 3 0 8 0 13 14 0 37-1 47-1 14 0 30 1 44 1 0-5 0-10 0-13-29 0-30-3-30-18 0-52 0-103 0-155zM62 23c0-13-9-23-21-23-13 0-23 12-23 23s10 21 23 21c12 0 21-8 21-21z"><text:p/></draw:path><draw:path draw:style-name="gr326" draw:text-style-name="P11" svg:width="0.0827in" svg:height="0.0728in" svg:x="2.2276in" svg:y="0.1043in" svg:viewBox="0 0 211 186" svg:d="M32 41c0 37 0 75 0 113 0 19-4 19-32 19 0 5 0 8 0 13 14 0 36-1 47-1 12 0 33 1 48 1 0-5 0-8 0-13-29 0-34 0-34-19 0-26 0-52 0-77 0-45 30-67 58-67 26 0 31 22 31 46 0 33 0 65 0 98 0 19-5 19-34 19 0 5 0 8 0 13 16 0 38-1 48-1 11 0 34 1 47 1 0-5 0-8 0-13-21 0-32 0-32-12 0-27 0-54 0-81 0-37 0-49-13-64-6-8-20-16-45-16-30 0-50 18-62 44 0-14 0-30 0-44-19 1-40 4-59 5 0 5 0 8 0 13 29 0 32 2 32 23z"><text:p/></draw:path><draw:path draw:style-name="gr327" draw:text-style-name="P11" svg:width="0.0815in" svg:height="0.1051in" svg:x="2.3744in" svg:y="0.1043in" svg:viewBox="0 0 208 268" svg:d="M60 28c0-10 0-18 0-28-20 1-40 4-60 5 0 5 0 8 0 13 30 0 32 2 32 20 0 66 0 131 0 197 0 19-4 19-32 19 0 4 0 9 0 14 14 0 36-2 47-2s32 2 48 2c0-5 0-10 0-14-29 0-34 0-34-19 0-23 0-47 0-69 0-2 0-4 0-5 3 7 21 30 53 30 49 0 94-41 94-96 0-53-41-95-89-95-33 0-51 18-59 28zM61 138c0-31 0-62 0-94 12-21 34-33 55-33 30 0 57 37 57 84 0 51-30 86-61 86-17 0-33-8-45-25-6-10-6-10-6-18z"><text:p/></draw:path><draw:path draw:style-name="gr328" draw:text-style-name="P11" svg:width="0.0744in" svg:height="0.0756in" svg:x="2.4689in" svg:y="0.1035in" svg:viewBox="0 0 190 193" svg:d="M122 156c2 17 14 35 33 35 9 0 35-6 35-40 0-8 0-15 0-24-4 0-8 0-11 0 0 9 0 16 0 24 0 24-10 27-15 27-14 0-15-20-15-21 0-27 0-56 0-84 0-18 0-35-16-50-17-17-37-23-57-23-35 0-64 19-64 47 0 13 8 20 19 20 12 0 19-8 19-19 0-5-1-19-21-19 12-16 32-19 45-19 22 0 46 15 46 52 0 5 0 11 0 16-22 2-52 4-78 16-31 14-42 36-42 55 0 33 41 44 67 44 28 0 47-17 55-37zM120 88c0 14 0 27 0 42 0 39-31 54-50 54-21 0-38-15-38-36 0-23 18-58 88-60z"><text:p/></draw:path><draw:path draw:style-name="gr329" draw:text-style-name="P11" svg:width="0.0354in" svg:height="0.1106in" svg:x="2.5504in" svg:y="0.0661in" svg:viewBox="0 0 91 282" svg:d="M61 96c-19 1-39 4-59 5 0 5 0 8 0 13 28 0 32 2 32 23 0 37 0 75 0 113 0 19-5 19-34 19 0 3 0 8 0 13 14 0 37-1 47-1 14 0 30 1 44 1 0-5 0-10 0-13-29 0-30-3-30-18 0-52 0-103 0-155zM62 23c0-13-9-23-21-23-13 0-23 12-23 23s10 21 23 21c12 0 21-8 21-21z"><text:p/></draw:path><draw:path draw:style-name="gr330" draw:text-style-name="P11" svg:width="0.0555in" svg:height="0.0728in" svg:x="2.5957in" svg:y="0.1043in" svg:viewBox="0 0 142 186" svg:d="M59 47c0-16 0-31 0-47-19 1-40 4-59 5 0 5 0 8 0 13 30 0 34 2 34 23 0 37 0 75 0 113 0 19-5 19-34 19 0 5 0 8 0 13 17 0 36-1 48-1 17 0 37 0 54 1 0-5 0-8 0-13-4 0-6 0-10 0-31 0-31-5-31-19 0-22 0-44 0-65 0-42 18-79 49-79 4 0 4 0 5 0-1 0-9 6-9 16 0 12 8 18 18 18 7 0 18-6 18-19 0-14-14-25-32-25-30 0-45 28-51 47z"><text:p/></draw:path><draw:path draw:style-name="gr331" draw:text-style-name="P11" svg:width="0.0638in" svg:height="0.0756in" svg:x="2.6606in" svg:y="0.1035in" svg:viewBox="0 0 163 193" svg:d="M35 83c2-64 38-73 53-73 43 0 48 56 48 73-34 0-68 0-101 0zM35 91c39 0 78 0 117 0 10 0 11 0 11-8 0-42-23-83-75-83-50 0-88 43-88 96 0 56 44 97 92 97 52 0 71-47 71-55 0-4-3-5-6-5s-5 3-5 6c-15 43-52 43-57 43-21 0-37-12-48-27-12-21-12-48-12-64z"><text:p/></draw:path><draw:path draw:style-name="gr332" draw:text-style-name="P11" svg:width="0.0697in" svg:height="0.1134in" svg:x="1.8126in" svg:y="0.3051in" svg:viewBox="0 0 178 289" svg:d="M178 145c0-33-3-67-17-98-21-41-54-47-72-47-25 0-57 11-73 49-14 30-16 63-16 96 0 31 1 70 19 102 18 34 48 42 70 42 23 0 54-8 73-49 13-29 16-61 16-95zM89 280c-17 0-42-10-49-51-5-25-5-63-5-89 0-27 0-55 3-78 8-49 40-54 51-54 13 0 41 9 49 50 5 24 5 56 5 82 0 32 0 60-5 88-7 40-31 52-49 52z"><text:p/></draw:path><draw:path draw:style-name="gr333" draw:text-style-name="P11" svg:width="0.0539in" svg:height="0.0756in" svg:x="2.0606in" svg:y="0.3413in" svg:viewBox="0 0 138 193" svg:d="M73 107c10 2 45 8 45 39 0 22-16 39-48 39-35 0-51-24-59-60-1-6-1-7-6-7s-5 2-5 10c0 18 0 38 0 56 0 7 0 9 5 9 1 0 2 0 9-8 2 0 2-1 9-10 19 18 38 18 47 18 48 0 68-27 68-57 0-23-13-36-18-41-14-13-30-17-48-21-24-4-52-9-52-33 0-16 11-33 47-33 47 0 48 38 49 51 0 5 4 3 5 5 6 0 6-3 6-11 0-15 0-28 0-42 0-7 0-11-5-11-2 0-2 0-8 5-1 2-6 6-7 7-16-12-34-12-40-12-51 0-67 29-67 52 0 15 6 27 18 36 13 10 25 13 55 19z"><text:p/></draw:path><draw:path draw:style-name="gr334" draw:text-style-name="P11" svg:width="0.0354in" svg:height="0.1102in" svg:x="2.126in" svg:y="0.3047in" svg:viewBox="0 0 91 281" svg:d="M61 95c-19 1-39 3-59 5 0 4 0 8 0 13 28 0 32 2 32 23 0 38 0 75 0 114 0 19-5 19-34 19 0 3 0 7 0 12 14 0 37-1 47-1 14 0 30 1 44 1 0-5 0-9 0-12-29 0-30-3-30-19 0-52 0-104 0-155zM62 22c0-14-9-22-21-22-13 0-23 11-23 22 0 12 10 22 23 22 12 0 21-9 21-22z"><text:p/></draw:path><draw:path draw:style-name="gr335" draw:text-style-name="P11" svg:width="0.0827in" svg:height="0.0728in" svg:x="2.1724in" svg:y="0.3425in" svg:viewBox="0 0 211 186" svg:d="M32 42c0 37 0 76 0 113 0 19-4 19-32 19 0 4 0 8 0 12 14 0 36-1 47-1s33 1 48 1c0-4 0-8 0-12-29 0-34 0-34-19 0-27 0-52 0-78 0-43 30-67 58-67 26 0 31 22 31 46 0 33 0 66 0 99 0 19-5 19-34 19 0 4 0 8 0 12 16 0 36-1 48-1 11 0 33 1 47 1 0-4 0-8 0-12-21 0-32 0-32-13 0-27 0-54 0-81 0-36 0-49-13-64-6-8-20-16-45-16-31 0-50 18-62 44 0-14 0-30 0-44-19 1-40 4-59 5 0 5 0 8 0 13 29 0 32 4 32 24z"><text:p/></draw:path><draw:path draw:style-name="gr336" draw:text-style-name="P11" svg:width="0.0732in" svg:height="0.0756in" svg:x="2.2634in" svg:y="0.3413in" svg:viewBox="0 0 187 193" svg:d="M187 98c0-54-42-98-93-98-53 0-94 46-94 98 0 56 44 95 94 95 51 0 93-41 93-95zM94 184c-18 0-36-10-48-29-10-18-10-45-10-59 0-17 0-40 10-59s31-27 48-27c19 0 37 9 48 27 10 18 10 42 10 59 0 14 0 37-9 56-10 18-28 32-49 32z"><text:p/></draw:path><draw:path draw:style-name="gr337" draw:text-style-name="P11" svg:width="0.0831in" svg:height="0.0728in" svg:x="2.3472in" svg:y="0.3425in" svg:viewBox="0 0 212 186" svg:d="M34 42c0 37 0 76 0 113 0 19-5 19-34 19 0 4 0 8 0 12 16 0 37-1 48-1s34 1 48 1c0-4 0-8 0-12-29 0-34 0-34-19 0-27 0-52 0-78 0-43 30-67 58-67 26 0 31 22 31 46 0 33 0 66 0 99 0 19-5 19-33 19 0 4 0 8 0 12 14 0 36-1 48-1 10 0 32 1 46 1 0-4 0-8 0-12-21 0-32 0-32-13 0-27 0-54 0-81 0-36 0-49-13-64-6-8-21-16-45-16-31 0-50 18-62 44 0-14 0-30 0-44-20 1-40 4-60 5 0 5 0 8 0 13 30 0 34 4 34 24z"><text:p/></draw:path></draw:g></draw:g></text:p>
      <text:p text:style-name="P9">Preuve : (1) Récurrence / (2) Formule</text:p>
      <text:p text:style-name="P9"/>
      <text:p text:style-name="P9">2) On a <draw:g text:anchor-type="as-char" svg:y="-0.2571in" draw:z-index="44" draw:style-name="gr1"><svg:title>TexMaths</svg:title><svg:desc>12§display§W_n = \sum^n_{k=0}(-1)^k§svg§600§FALSE§</svg:desc><draw:g draw:style-name="gr2"><draw:path draw:style-name="gr294" draw:text-style-name="P10" svg:width="1.0992in" svg:height="0.4433in" svg:x="0.0004in" svg:y="0.0091in" svg:viewBox="0 0 2793 1127" svg:d="M1397 1127c-466 0-931 0-1397 0 0-376 0-751 0-1127 931 0 1861 0 2793 0 0 376 0 751 0 1127-466 0-932 0-1396 0z"><text:p/></draw:path><draw:path draw:style-name="gr295" draw:text-style-name="P11" svg:width="0.1642in" svg:height="0.1165in" svg:x="0.0012in" svg:y="0.1457in" svg:viewBox="0 0 418 297" svg:d="M362 48c11-18 22-34 48-35 4-1 8-1 8-8 0-3-2-5-5-5-10 0-22 1-33 1-14 0-30-1-43-1-3 0-8 0-8 7 0 5 3 6 6 6 11 0 25 4 25 16 0 5-2 8-6 14-38 66-76 132-114 198-5-69-11-139-16-209 0-8-1-19 30-19 8 0 12 0 12-8 0-5-4-5-7-5-17 0-35 1-51 1-10 0-34-1-44-1-3 0-8 0-8 8 0 5 4 5 10 5 19 0 21 3 22 10 2 11 2 21 3 32-36 63-71 124-107 186-5-70-11-143-16-213 0-5 0-15 32-15 4 0 9 0 9-8 0-5-5-5-6-5-17 0-35 1-51 1s-30-1-45-1c-2 0-7 0-7 7 0 6 4 6 10 6 21 0 21 4 22 16 6 85 14 172 20 257 0 7 0 11 6 11s7-3 10-9c41-72 83-143 124-215 5 71 11 142 16 213 1 8 1 11 7 11 5 0 7-4 9-8 46-80 93-160 138-241z"><text:p/></draw:path><draw:path draw:style-name="gr296" draw:text-style-name="P11" svg:width="0.0705in" svg:height="0.052in" svg:x="0.1543in" svg:y="0.2327in" svg:viewBox="0 0 180 133" svg:d="M22 112c-2 3-4 11-4 12 0 6 6 9 11 9s8-4 11-7c2-2 4-12 6-18 1-6 4-19 6-26 2-8 3-14 4-21 4-12 5-14 14-26 8-12 21-27 44-27 17 0 17 15 17 21 0 18-12 50-17 62-4 9-5 11-5 17 0 16 13 25 28 25 30 0 43-41 43-45s-4-4-5-4c-5 0-5 1-6 5-7 24-19 36-31 36-6 0-7-5-7-11s1-11 7-24c4-8 16-40 16-56 0-29-23-34-39-34-25 0-42 14-50 26-3-20-19-26-31-26-14 0-20 8-24 16-6 10-10 27-10 28 0 5 4 5 5 5 3 0 3-1 6-9 5-17 9-32 21-32 8 0 10 6 10 15 0 5-4 15-5 24-2 8-5 20-6 26-3 13-6 25-9 39z"><text:p/></draw:path><draw:path draw:style-name="gr297" draw:text-style-name="P11" svg:width="0.1102in" svg:height="0.0382in" svg:x="0.2941in" svg:y="0.198in" svg:viewBox="0 0 281 98" svg:d="M266 17c6 0 15 0 15-9 0-8-9-8-15-8-84 0-168 0-252 0-6 0-14 0-14 8 0 9 8 9 14 9 84 0 168 0 252 0zM266 98c6 0 15 0 15-8s-9-8-15-8c-84 0-168 0-252 0-6 0-14 0-14 8s8 8 14 8c84 0 168 0 252 0z"><text:p/></draw:path><draw:path draw:style-name="gr298" draw:text-style-name="P11" svg:width="0.0705in" svg:height="0.052in" svg:x="0.5457in" svg:y="0.0004in" svg:viewBox="0 0 180 133" svg:d="M22 112c-2 3-3 11-3 12 0 7 5 9 10 9s9-3 12-6c2-3 3-12 5-19 1-5 4-19 6-26 2-6 3-14 6-20 2-12 3-14 12-26 8-12 21-28 44-28 17 0 17 16 17 21 0 18-12 50-17 63-4 9-5 11-5 16 0 16 13 25 28 25 30 0 43-41 43-45s-4-4-5-4c-3 0-5 2-6 5-6 24-19 36-31 36-6 0-7-4-7-10 0-7 1-11 7-24 4-9 16-41 16-57 0-29-23-34-39-34-25 0-41 16-50 28-1-21-19-28-31-28-14 0-20 10-23 16-7 12-11 28-11 30 0 3 4 3 5 3 3 0 5-1 6-8 5-18 11-33 21-33 9 0 10 8 10 15 0 6-4 17-5 25-2 7-5 19-6 26-3 12-6 26-9 38z"><text:p/></draw:path><draw:path draw:style-name="gr299" draw:text-style-name="P11" svg:width="0.2201in" svg:height="0.2323in" svg:x="0.4705in" svg:y="0.1016in" svg:viewBox="0 0 560 591" svg:d="M510 591c17-46 34-91 50-136-3 0-7 0-9 0-17 45-61 73-111 85-8 3-49 14-130 14-86 0-170 0-255 0 72-84 143-168 215-253 4-2 4-3 4-6 0-1 0-2-3-7-66-89-131-179-197-268 77 0 155 0 232 0 56 0 95 6 98 6 23 4 59 11 93 33 11 6 39 25 54 60 2 0 6 0 9 0-16-40-33-79-50-119-166 0-332 0-498 0-10 0-11 0-12 2 0 2 0 10 0 15 74 102 149 203 223 305-73 85-145 170-218 256-5 6-5 7-5 8 0 5 4 5 12 5 166 0 332 0 498 0z"><text:p/></draw:path><draw:path draw:style-name="gr300" draw:text-style-name="P11" svg:width="0.0567in" svg:height="0.0815in" svg:x="0.4689in" svg:y="0.378in" svg:viewBox="0 0 145 208" svg:d="M70 10c1-2 1-4 1-5 0-3-1-5-5-5-5 0-30 2-37 4-3 0-6 0-6 6 0 4 3 4 7 4 14 0 14 3 14 5 0 1-1 4-1 6-14 55-27 112-42 167-1 5-1 4-1 6 0 5 4 10 10 10 8 0 12-6 14-12 0-1 13-53 14-58 21 3 38 10 38 24 0 3 0 4 0 6-2 5-2 6-2 10 0 20 17 30 32 30 28 0 25-30 37-45 0-3-4-3-5-3-4 0-5 1-6 6-4 13-12 33-26 33-8 0-10-7-10-14 0-6 0-6 1-13 1-1 3-6 3-10 0-26-36-30-48-31 8-5 19-16 24-19 15-15 30-29 46-29 4 0 8 1 10 5-13 1-16 12-16 15 0 8 5 11 12 11 9 0 17-6 17-18 0-10-7-22-23-22s-32 14-46 27c-14 12-23 22-35 26 9-39 19-78 29-117z"><text:p/></draw:path><draw:path draw:style-name="gr301" draw:text-style-name="P11" svg:width="0.085in" svg:height="0.0307in" svg:x="0.5417in" svg:y="0.4134in" svg:viewBox="0 0 217 79" svg:d="M206 14c4 0 11 0 11-7s-7-7-11-7c-64 0-130 0-195 0-4 0-11 0-11 7s7 7 11 7c65 0 131 0 195 0zM206 79c4 0 11 0 11-7s-7-7-11-7c-64 0-130 0-195 0-4 0-11 0-11 7s7 7 11 7c65 0 131 0 195 0z"><text:p/></draw:path><draw:path draw:style-name="gr302" draw:text-style-name="P11" svg:width="0.0535in" svg:height="0.0791in" svg:x="0.6409in" svg:y="0.3811in" svg:viewBox="0 0 137 202" svg:d="M137 101c0-33-4-55-17-76-10-14-28-25-52-25-68 0-68 79-68 101 0 20 0 101 68 101 69 0 69-79 69-101zM68 193c-13 0-31-8-37-32-3-17-3-42-3-64 0-21 0-43 3-60 6-23 25-29 37-29 16 0 32 10 38 27 4 15 4 37 4 62 0 22 0 45-3 63-6 26-27 33-39 33z"><text:p/></draw:path><draw:path draw:style-name="gr303" draw:text-style-name="P11" svg:width="0.0382in" svg:height="0.1657in" svg:x="0.7177in" svg:y="0.1343in" svg:viewBox="0 0 98 422" svg:d="M98 418c0-1 0-2-7-10-53-52-66-133-66-197 0-73 16-146 67-199 6-6 6-6 6-7 0-4-2-5-4-5-4 0-42 29-68 83-21 46-26 92-26 128 0 33 5 84 28 131 25 52 62 80 66 80 2 0 4-2 4-4z"><text:p/></draw:path><draw:path draw:style-name="gr304" draw:text-style-name="P11" svg:width="0.1012in" svg:height="0.0063in" svg:x="0.7795in" svg:y="0.2146in" svg:viewBox="0 0 258 17" svg:d="M242 17c8 0 16 0 16-9 0-8-8-8-16-8-75 0-152 0-228 0-7 0-14 0-14 8 0 9 7 9 14 9 76 0 153 0 228 0z"><text:p/></draw:path><draw:path draw:style-name="gr305" draw:text-style-name="P11" svg:width="0.0543in" svg:height="0.1102in" svg:x="0.9094in" svg:y="0.1484in" svg:viewBox="0 0 139 281" svg:d="M86 11c0-11 0-11-9-11-25 26-63 26-77 26 0 5 0 9 0 14 8 0 34 0 55-11 0 73 0 145 0 218 0 15-1 21-38 21-5 0-9 0-13 0 0 3 0 8 0 13 14-2 50-2 67-2s54 0 68 2c0-5 0-10 0-13-5 0-8 0-13 0-38 0-40-5-40-21 0-79 0-157 0-236z"><text:p/></draw:path><draw:path draw:style-name="gr306" draw:text-style-name="P11" svg:width="0.0378in" svg:height="0.1657in" svg:x="0.9874in" svg:y="0.1343in" svg:viewBox="0 0 97 422" svg:d="M97 211c0-33-5-84-27-132-26-51-62-79-66-79-3 0-4 2-4 5 0 1 0 1 7 9 42 42 66 109 66 197 0 72-15 147-68 200-5 5-5 6-5 7 0 2 1 4 4 4 4 0 42-29 67-82 21-47 26-94 26-129z"><text:p/></draw:path><draw:path draw:style-name="gr307" draw:text-style-name="P11" svg:width="0.0567in" svg:height="0.0815in" svg:x="1.0512in" svg:y="0.1102in" svg:viewBox="0 0 145 208" svg:d="M70 8c1 0 1-3 1-4 0-2-1-4-5-4-6 0-30 2-37 2-3 2-7 2-7 8 0 4 4 4 8 4 14 0 14 2 14 4s-1 4-1 7c-14 55-27 112-42 167-1 5-1 4-1 6 0 5 4 10 10 10 8 0 12-6 13-12 1-1 14-54 15-58 21 3 38 9 38 24 0 1 0 4 0 6-2 5-2 6-2 10 0 20 17 30 32 30 27 0 37-45 37-46 0-3-4-3-5-3-5 0-5 1-6 7-4 13-12 33-26 33-8 0-10-7-10-15 0-5 0-5 1-13 0-3 1-6 1-9 0-26-34-31-46-31 8-6 19-16 24-21 15-13 30-27 46-27 4 0 8 1 10 3-13 3-16 12-16 17 0 6 5 11 12 11 8 0 17-6 17-19 0-10-7-21-23-21s-32 12-46 27c-14 12-23 20-35 25 9-40 19-78 29-118z"><text:p/></draw:path></draw:g></draw:g></text:p>
      <text:p text:style-name="P9"><draw:g text:anchor-type="as-char" svg:y="-0.2898in" draw:z-index="45" draw:style-name="gr1"><svg:title>TexMaths</svg:title><svg:desc>12§display§(-1)⁰ \frac{1-(-1)^{n+1}}{1-(-1)} = \frac{1 - (-1)^{n+1}}{2} =

\begin{cases}
1 &amp;\text{si pair} \\
0 &amp;\text{sinon} \\
\end{cases}§svg§600§FALSE§</svg:desc><draw:g draw:style-name="gr2"><draw:path draw:style-name="gr246" draw:text-style-name="P10" svg:width="3.4028in" svg:height="0.4795in" svg:x="0.0004in" svg:y="0.0091in" svg:viewBox="0 0 8644 1219" svg:d="M4323 1219c-1442 0-2882 0-4323 0 0-407 0-812 0-1219 2881 0 5763 0 8644 0 0 407 0 812 0 1219-1440 0-2881 0-4321 0z"><text:p/></draw:path><draw:path draw:style-name="gr247" draw:text-style-name="P11" svg:width="0.0382in" svg:height="0.1654in" svg:x="0.0083in" svg:y="0.1661in" svg:viewBox="0 0 98 421" svg:d="M98 417c0-1 0-2-7-9-53-53-67-133-67-197 0-73 17-146 68-199 6-6 6-6 6-7 0-4-2-5-4-5-4 0-42 29-68 83-21 45-26 92-26 128 0 33 5 84 28 131 25 51 62 79 66 79 2 0 4-1 4-4z"><text:p/></draw:path><draw:path draw:style-name="gr248" draw:text-style-name="P11" svg:width="0.1012in" svg:height="0.0063in" svg:x="0.0701in" svg:y="0.2457in" svg:viewBox="0 0 258 17" svg:d="M242 17c8 0 16 0 16-9 0-8-8-8-16-8-75 0-152 0-228 0-7 0-14 0-14 8 0 9 7 9 14 9 76 0 153 0 228 0z"><text:p/></draw:path><draw:path draw:style-name="gr249" draw:text-style-name="P11" svg:width="0.0543in" svg:height="0.1098in" svg:x="0.2in" svg:y="0.1803in" svg:viewBox="0 0 139 280" svg:d="M88 11c0-11 0-11-11-11-25 26-63 26-77 26 0 5 0 9 0 14 8 0 34 0 56-11 0 73 0 145 0 218 0 15-2 21-39 21-5 0-9 0-13 0 0 3 0 7 0 12 14-2 50-2 68-2 17 0 53 0 67 2 0-5 0-9 0-12-5 0-8 0-13 0-37 0-38-5-38-21 0-79 0-157 0-236z"><text:p/></draw:path><draw:path draw:style-name="gr250" draw:text-style-name="P11" svg:width="0.0378in" svg:height="0.1654in" svg:x="0.2783in" svg:y="0.1661in" svg:viewBox="0 0 97 421" svg:d="M97 211c0-33-3-84-27-132-26-51-62-79-66-79-3 0-4 2-4 5 0 1 0 1 8 9 41 42 65 108 65 197 0 72-15 145-68 199-5 5-5 6-5 7 0 3 1 4 4 4 4 0 43-29 67-81 21-47 26-94 26-129z"><text:p/></draw:path><draw:path draw:style-name="gr251" draw:text-style-name="P11" svg:width="0.0543in" svg:height="0.1102in" svg:x="0.3681in" svg:y="0.0681in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252" draw:text-style-name="P11" svg:width="0.1008in" svg:height="0.0063in" svg:x="0.487in" svg:y="0.1339in" svg:viewBox="0 0 257 17" svg:d="M242 17c8 0 15 0 15-9 0-8-7-8-15-8-75 0-152 0-228 0-7 0-14 0-14 8 0 9 7 9 14 9 76 0 153 0 228 0z"><text:p/></draw:path><draw:path draw:style-name="gr253" draw:text-style-name="P11" svg:width="0.0378in" svg:height="0.1654in" svg:x="0.6555in" svg:y="0.0543in" svg:viewBox="0 0 97 421" svg:d="M97 416c0-1 0-2-7-9-53-53-66-132-66-197 0-73 16-146 68-199 5-5 5-6 5-7 0-3-1-4-3-4-5 0-42 29-68 82-21 46-26 93-26 128 0 34 5 84 28 132 25 51 61 79 66 79 2 0 3-1 3-5z"><text:p/></draw:path><draw:path draw:style-name="gr254" draw:text-style-name="P11" svg:width="0.1008in" svg:height="0.0063in" svg:x="0.7177in" svg:y="0.1339in" svg:viewBox="0 0 257 17" svg:d="M242 17c8 0 15 0 15-9 0-8-7-8-15-8-75 0-152 0-228 0-7 0-14 0-14 8 0 9 7 9 14 9 76 0 153 0 228 0z"><text:p/></draw:path><draw:path draw:style-name="gr255" draw:text-style-name="P11" svg:width="0.0543in" svg:height="0.1102in" svg:x="0.8476in" svg:y="0.0681in" svg:viewBox="0 0 139 281" svg:d="M86 11c0-10 0-11-9-11-27 28-64 28-77 28 0 4 0 8 0 13 8 0 34 0 55-12 0 73 0 145 0 218 0 16-1 21-39 21-5 0-9 0-14 0 0 3 0 8 0 13 16-1 52-1 69-1s54 0 68 1c0-5 0-10 0-13-5 0-8 0-13 0-38 0-40-5-40-21 0-79 0-157 0-236z"><text:p/></draw:path><draw:path draw:style-name="gr256" draw:text-style-name="P11" svg:width="0.0378in" svg:height="0.1654in" svg:x="0.9256in" svg:y="0.0543in" svg:viewBox="0 0 97 421" svg:d="M97 210c0-32-5-84-27-131-26-51-62-79-66-79-3 0-4 1-4 4 0 1 0 2 7 9 42 42 66 109 66 197 0 72-15 146-68 199-5 5-5 6-5 7 0 3 1 5 4 5 4 0 42-29 67-83 21-45 26-92 26-128z"><text:p/></draw:path><draw:path draw:style-name="gr257" draw:text-style-name="P11" svg:width="0.0705in" svg:height="0.052in" svg:x="0.9858in" svg:y="0.0665in" svg:viewBox="0 0 180 133" svg:d="M22 112c-2 3-3 10-3 12 0 7 5 9 10 9 6 0 9-3 12-6 2-3 3-12 5-19 1-5 4-19 7-26 1-6 3-12 5-20 2-12 3-14 12-26 8-12 22-28 44-28 17 0 17 16 17 21 0 18-12 50-17 63-4 9-5 11-5 16 0 16 13 25 29 25 29 0 42-41 42-45s-4-4-5-4c-3 0-5 2-6 5-6 24-19 36-31 36-6 0-7-4-7-10 0-7 1-11 7-24 4-9 16-41 16-57 0-29-23-34-39-34-24 0-41 16-50 28-1-21-19-28-31-28-14 0-20 10-23 17-7 11-11 27-11 29 0 3 4 3 5 3 3 0 5-1 6-8 5-18 11-33 21-33 9 0 10 8 10 15 0 6-1 17-4 25-2 7-6 19-7 26-3 12-6 26-9 38z"><text:p/></draw:path><draw:path draw:style-name="gr258" draw:text-style-name="P11" svg:width="0.085in" svg:height="0.085in" svg:x="1.0705in" svg:y="0.0465in" svg:viewBox="0 0 217 217" svg:d="M116 115c30 0 60 0 90 0 4 0 11 0 11-7s-6-7-11-7c-30 0-60 0-90 0 0-30 0-60 0-90 0-5 0-11-7-11s-7 6-7 11c0 30 0 60 0 90-30 0-61 0-91 0-4 0-11 0-11 7s7 7 11 7c30 0 61 0 91 0 0 30 0 61 0 91 0 4 0 11 7 11s7-7 7-11c0-30 0-61 0-91z"><text:p/></draw:path><draw:path draw:style-name="gr259" draw:text-style-name="P11" svg:width="0.0421in" svg:height="0.0772in" svg:x="1.1768in" svg:y="0.0406in" svg:viewBox="0 0 108 197" svg:d="M67 8c0-7 0-8-8-8-19 19-46 19-59 19 0 4 0 7 0 11 7 0 28 0 43-8 0 50 0 99 0 150 0 10 0 14-29 14-3 0-8 0-12 0 0 4 0 7 0 11 6-1 42-1 53-1 10 0 47 0 53 1 0-4 0-7 0-11-4 0-7 0-11 0-30 0-30-4-30-14 0-54 0-110 0-164z"><text:p/></draw:path><draw:path draw:style-name="gr260" draw:text-style-name="P11" svg:width="0.885in" svg:height="0.0063in" svg:x="0.3531in" svg:y="0.2457in" svg:viewBox="0 0 2249 17" svg:d="M1124 17c-374 0-750 0-1124 0 0-6 0-11 0-17 750 0 1499 0 2249 0 0 6 0 11 0 17-376 0-750 0-1125 0z"><text:p/></draw:path><draw:path draw:style-name="gr261" draw:text-style-name="P11" svg:width="0.0539in" svg:height="0.1102in" svg:x="0.4972in" svg:y="0.2929in" svg:viewBox="0 0 138 281" svg:d="M86 12c0-11 0-12-10-12-26 28-63 28-76 28 0 4 0 8 0 13 8 0 32 0 55-11 0 72 0 145 0 217 0 16-1 21-39 21-5 0-9 0-14 0 0 3 0 8 0 13 15-1 52-1 69-1s53 0 67 1c0-5 0-10 0-13-5 0-8 0-13 0-37 0-39-5-39-21 0-78 0-157 0-235z"><text:p/></draw:path><draw:path draw:style-name="gr262" draw:text-style-name="P11" svg:width="0.1012in" svg:height="0.0063in" svg:x="0.6161in" svg:y="0.3591in" svg:viewBox="0 0 258 17" svg:d="M244 17c7 0 14 0 14-9 0-8-7-8-14-8-76 0-153 0-228 0-8 0-16 0-16 8 0 9 8 9 16 9 75 0 152 0 228 0z"><text:p/></draw:path><draw:path draw:style-name="gr263" draw:text-style-name="P11" svg:width="0.0382in" svg:height="0.1654in" svg:x="0.7846in" svg:y="0.2791in" svg:viewBox="0 0 98 421" svg:d="M98 416c0-1 0-1-7-8-53-54-66-133-66-198 0-73 16-146 67-199 6-5 6-5 6-7 0-3-2-4-4-4-4 0-42 29-68 82-21 46-26 93-26 128 0 34 5 84 28 132 25 51 62 79 66 79 2 0 4-1 4-5z"><text:p/></draw:path><draw:path draw:style-name="gr264" draw:text-style-name="P11" svg:width="0.1012in" svg:height="0.0063in" svg:x="0.8465in" svg:y="0.3591in" svg:viewBox="0 0 258 17" svg:d="M244 17c7 0 14 0 14-9 0-8-7-8-14-8-76 0-153 0-228 0-8 0-16 0-16 8 0 9 8 9 16 9 75 0 152 0 228 0z"><text:p/></draw:path><draw:path draw:style-name="gr265" draw:text-style-name="P11" svg:width="0.0543in" svg:height="0.1102in" svg:x="0.9768in" svg:y="0.2929in" svg:viewBox="0 0 139 281" svg:d="M86 12c0-11 0-12-9-12-27 28-64 28-77 28 0 4 0 8 0 13 8 0 32 0 55-11 0 72 0 145 0 217 0 16-1 21-39 21-5 0-9 0-14 0 0 3 0 8 0 13 15-1 52-1 69-1s53 0 68 1c0-5 0-10 0-13-5 0-9 0-14 0-37 0-39-5-39-21 0-78 0-157 0-235z"><text:p/></draw:path><draw:path draw:style-name="gr266" draw:text-style-name="P11" svg:width="0.0382in" svg:height="0.1654in" svg:x="1.0543in" svg:y="0.2791in" svg:viewBox="0 0 98 421" svg:d="M98 210c0-32-4-83-28-131-26-51-62-79-65-79s-5 1-5 4c0 2 0 2 8 10 41 41 65 108 65 196 0 72-15 146-67 199-6 6-6 6-6 7 0 4 2 5 5 5s42-29 67-83c20-45 26-92 26-128z"><text:p/></draw:path><draw:path draw:style-name="gr267" draw:text-style-name="P11" svg:width="0.1098in" svg:height="0.0382in" svg:x="1.3142in" svg:y="0.2299in" svg:viewBox="0 0 280 98" svg:d="M265 17c7 0 15 0 15-9 0-8-8-8-14-8-84 0-169 0-253 0-6 0-13 0-13 8 0 9 7 9 14 9 84 0 167 0 251 0zM266 98c6 0 14 0 14-8s-8-8-15-8c-84 0-167 0-251 0-7 0-14 0-14 8s7 8 13 8c84 0 169 0 253 0z"><text:p/></draw:path><draw:path draw:style-name="gr268" draw:text-style-name="P11" svg:width="0.0543in" svg:height="0.1102in" svg:x="1.5146in" svg:y="0.0681in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269" draw:text-style-name="P11" svg:width="0.1012in" svg:height="0.0063in" svg:x="1.6339in" svg:y="0.1339in" svg:viewBox="0 0 258 17" svg:d="M244 17c6 0 14 0 14-9 0-8-8-8-14-8-77 0-153 0-230 0-7 0-14 0-14 8 0 9 7 9 14 9 77 0 153 0 230 0z"><text:p/></draw:path><draw:path draw:style-name="gr270" draw:text-style-name="P11" svg:width="0.0382in" svg:height="0.1654in" svg:x="1.802in" svg:y="0.0543in" svg:viewBox="0 0 98 421" svg:d="M98 416c0-1 0-2-7-9-53-53-66-132-66-197 0-73 16-146 67-199 6-5 6-6 6-7 0-3-2-4-4-4-4 0-42 29-68 82-21 46-26 93-26 128 0 34 5 84 28 132 25 51 62 79 66 79 2 0 4-1 4-5z"><text:p/></draw:path><draw:path draw:style-name="gr271" draw:text-style-name="P11" svg:width="0.1012in" svg:height="0.0063in" svg:x="1.8638in" svg:y="0.1339in" svg:viewBox="0 0 258 17" svg:d="M244 17c7 0 14 0 14-9 0-8-7-8-14-8-77 0-153 0-230 0-7 0-14 0-14 8 0 9 7 9 14 9 77 0 153 0 230 0z"><text:p/></draw:path><draw:path draw:style-name="gr272" draw:text-style-name="P11" svg:width="0.0543in" svg:height="0.1102in" svg:x="1.9941in" svg:y="0.0681in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273" draw:text-style-name="P11" svg:width="0.0382in" svg:height="0.1654in" svg:x="2.0717in" svg:y="0.0543in" svg:viewBox="0 0 98 421" svg:d="M98 210c0-32-4-84-28-131-26-51-62-79-65-79-4 0-5 1-5 4 0 1 0 2 8 9 41 42 65 109 65 197 0 72-15 146-67 199-6 5-6 6-6 7 0 3 1 5 5 5 3 0 42-29 66-83 21-45 27-92 27-128z"><text:p/></draw:path><draw:path draw:style-name="gr274" draw:text-style-name="P11" svg:width="0.0709in" svg:height="0.052in" svg:x="2.1323in" svg:y="0.0665in" svg:viewBox="0 0 181 133" svg:d="M23 112c-1 3-4 10-4 12 0 7 6 9 11 9s10-3 11-6 3-12 6-19c1-5 5-19 6-26 1-6 3-12 5-20 3-12 3-14 13-26 7-12 21-28 43-28 18 0 18 16 18 21 0 18-13 50-18 63-2 9-4 11-4 16 0 16 14 25 28 25 30 0 43-41 43-45s-3-3-5-4c-4 0-4 2-6 5-7 24-19 36-31 36-6 0-7-4-7-10 0-7 1-11 6-24 4-9 16-41 16-57 0-29-23-34-39-34-24 0-41 16-49 28-2-21-19-28-31-28-13 0-21 10-24 17-6 11-11 27-11 29 0 3 4 2 5 3 5 0 5-1 7-8 4-18 10-33 22-33 7 0 9 8 9 15 0 6-2 17-5 25-2 7-4 19-6 26-3 12-6 26-9 38z"><text:p/></draw:path><draw:path draw:style-name="gr275" draw:text-style-name="P11" svg:width="0.085in" svg:height="0.085in" svg:x="2.2173in" svg:y="0.0465in" svg:viewBox="0 0 217 217" svg:d="M115 115c30 0 61 0 91 0 4 0 11 0 11-7s-7-7-11-7c-30 0-61 0-91 0 0-30 0-60 0-90 0-5 0-11-7-11s-7 6-7 11c0 30 0 60 0 90-30 0-60 0-90 0-5 0-11 0-11 7s6 7 11 7c30 0 60 0 90 0 0 30 0 61 0 91 0 4 0 11 7 11s7-7 7-11c0-30 0-61 0-91z"><text:p/></draw:path><draw:path draw:style-name="gr276" draw:text-style-name="P11" svg:width="0.0417in" svg:height="0.0772in" svg:x="2.3236in" svg:y="0.0406in" svg:viewBox="0 0 107 197" svg:d="M66 8c0-7 0-8-8-8-20 19-46 19-58 19 0 4 0 7 0 11 7 0 26 0 43-8 0 50 0 99 0 150 0 10 0 14-30 14-3 0-7 0-11 0 0 4 0 7 0 11 5-1 41-1 52-1 10 0 47 0 53 1 0-4 0-7 0-11-4 0-7 0-11 0-30 0-30-4-30-14 0-54 0-110 0-164z"><text:p/></draw:path><draw:path draw:style-name="gr277" draw:text-style-name="P11" svg:width="0.8854in" svg:height="0.0063in" svg:x="1.5in" svg:y="0.2457in" svg:viewBox="0 0 2250 17" svg:d="M1124 17c-374 0-750 0-1124 0 0-6 0-11 0-17 750 0 1500 0 2250 0 0 6 0 11 0 17-375 0-751 0-1126 0z"><text:p/></draw:path><draw:path draw:style-name="gr278" draw:text-style-name="P11" svg:width="0.0657in" svg:height="0.1102in" svg:x="1.9091in" svg:y="0.2929in" svg:viewBox="0 0 168 281" svg:d="M32 248c15-14 30-28 45-43 66-57 91-80 91-122 0-48-37-83-89-83-48 0-79 40-79 77 0 24 22 24 23 24 7 0 21-6 21-23 0-11-7-22-22-22-3 0-4 0-5 0 9-27 32-43 56-43 39 0 57 35 57 70 0 33-21 66-45 92-26 30-54 60-80 90-5 5-5 6-5 16 53 0 104 0 157 0 4-25 7-49 11-73-4 0-6 0-10 0-2 13-6 31-9 37-4 3-31 3-41 3-25 0-50 0-76 0z"><text:p/></draw:path><draw:path draw:style-name="gr279" draw:text-style-name="P11" svg:width="0.1102in" svg:height="0.0382in" svg:x="2.4606in" svg:y="0.2299in" svg:viewBox="0 0 281 98" svg:d="M266 17c6 0 15 0 15-9 0-8-9-8-15-8-84 0-168 0-252 0-6 0-14 0-14 8 0 9 8 9 14 9 84 0 168 0 252 0zM266 98c6 0 15 0 15-8s-9-8-15-8c-84 0-168 0-252 0-6 0-14 0-14 8s8 8 14 8c84 0 168 0 252 0z"><text:p/></draw:path><draw:path draw:style-name="gr280" draw:text-style-name="P11" svg:width="0.0854in" svg:height="0.4965in" svg:x="2.6043in" svg:y="0.0004in" svg:viewBox="0 0 218 1262" svg:d="M130 785c0-46-32-117-106-153 46-25 101-74 106-152 0-1 0-3 0-3 0-98 0-195 0-292 0-34 0-42 3-58 7-33 28-75 82-107 3-2 3-2 3-10 0-9 0-10-9-10-7 0-9 0-21 7-93 53-99 132-99 147 0 99 0 199 0 299 0 30 0 64-22 102-19 35-42 53-60 65-6 4-7 4-7 11 0 8 1 8 5 11 35 21 73 60 83 128 1 10 1 10 1 15 0 108 0 216 0 323 0 34 21 105 103 148 10 6 10 6 17 6 9 0 9-1 9-10 0-8 0-8-2-9-18-11-73-45-84-118-2-11-2-12-2-17 0-107 0-215 0-323z"><text:p/></draw:path><draw:path draw:style-name="gr281" draw:text-style-name="P11" svg:width="0.0543in" svg:height="0.1102in" svg:x="2.7287in" svg:y="0.0665in" svg:viewBox="0 0 139 281" svg:d="M86 11c0-10 0-11-9-11-27 28-64 28-77 28 0 4 0 8 0 13 8 0 34 0 55-11 0 72 0 145 0 217 0 16-1 21-38 21-5 0-10 0-15 0 0 3 0 8 0 13 16-1 52-1 69-1s54 0 68 1c0-5 0-10 0-13-5 0-8 0-13 0-38 0-40-5-40-21 0-79 0-157 0-236z"><text:p/></draw:path><draw:path draw:style-name="gr282" draw:text-style-name="P11" svg:width="0.0535in" svg:height="0.0756in" svg:x="2.9689in" svg:y="0.1035in" svg:viewBox="0 0 137 193" svg:d="M73 107c10 1 45 8 45 38 0 22-16 39-48 39-36 0-51-24-59-60-1-5-1-8-6-8s-5 4-5 11c0 18 0 37 0 55 0 8 0 11 4 11 2 0 3 0 10-8 2-1 2-3 9-10 19 18 38 18 47 18 48 0 67-29 67-59 0-21-12-34-17-39-14-13-31-17-48-21-24-4-53-9-53-34 0-15 12-33 48-33 46 0 48 39 49 52 0 3 4 3 5 3 6 0 6-2 6-9 0-15 0-29 0-43 0-8 0-10-5-10-2 0-3 0-8 5-1 1-6 6-7 7-17-12-34-12-40-12-51 0-67 28-67 52 0 14 6 26 18 36 13 10 25 13 55 19z"><text:p/></draw:path><draw:path draw:style-name="gr283" draw:text-style-name="P11" svg:width="0.035in" svg:height="0.1106in" svg:x="3.0343in" svg:y="0.0661in" svg:viewBox="0 0 90 282" svg:d="M61 96c-19 1-39 4-59 5 0 5 0 8 0 13 27 0 32 2 32 23 0 37 0 75 0 113 0 19-5 19-34 19 0 3 0 8 0 13 13 0 36-1 47-1 14 0 29 1 43 1 0-5 0-10 0-13-28 0-29-3-29-18 0-52 0-103 0-155zM62 23c0-13-10-23-21-23-13 0-23 12-23 23s10 21 23 21c11 0 21-8 21-21z"><text:p/></draw:path><draw:path draw:style-name="gr284" draw:text-style-name="P11" svg:width="0.0815in" svg:height="0.1051in" svg:x="3.1346in" svg:y="0.1043in" svg:viewBox="0 0 208 268" svg:d="M61 28c0-10 0-18 0-28-20 1-41 4-61 5 0 5 0 8 0 13 30 0 34 2 34 20 0 66 0 131 0 197 0 19-5 19-34 19 0 4 0 9 0 14 14 0 36-2 48-2 11 0 32 2 47 2 0-5 0-10 0-14-28 0-33 0-33-19 0-23 0-47 0-69 0-2 0-4 0-5 3 7 20 30 52 30 50 0 94-41 94-96 0-53-41-95-88-95-32 0-50 18-59 28zM62 138c0-31 0-62 0-94 12-21 33-33 54-33 32 0 57 37 57 84 0 51-29 86-60 86-17 0-34-8-45-25-6-10-6-10-6-18z"><text:p/></draw:path><draw:path draw:style-name="gr285" draw:text-style-name="P11" svg:width="0.0748in" svg:height="0.0756in" svg:x="3.2291in" svg:y="0.1035in" svg:viewBox="0 0 191 193" svg:d="M124 156c1 17 12 35 32 35 8 0 35-6 35-40 0-8 0-15 0-24-4 0-7 0-11 0 0 9 0 16 0 24 0 24-11 27-16 27-13 0-15-20-15-21 0-27 0-56 0-84 0-18 0-35-15-50-16-17-38-23-57-23-35 0-64 19-64 47 0 13 9 20 19 20 12 0 20-8 20-19 0-5-3-19-22-19 11-16 32-19 46-19 20 0 44 15 44 52 0 5 0 11 0 16-22 2-50 4-78 16-31 14-42 36-42 55 0 33 41 44 68 44 28 0 47-17 56-37zM120 88c0 14 0 27 0 42 0 39-30 54-49 54-21 0-39-15-39-36 0-23 18-58 88-60z"><text:p/></draw:path><draw:path draw:style-name="gr286" draw:text-style-name="P11" svg:width="0.035in" svg:height="0.1106in" svg:x="3.311in" svg:y="0.0661in" svg:viewBox="0 0 90 282" svg:d="M60 96c-19 1-40 4-59 5 0 5 0 8 0 13 28 0 31 2 31 23 0 37 0 75 0 113 0 19-4 19-32 19 0 3 0 8 0 13 13 0 36-1 47-1 14 0 29 1 43 1 0-5 0-10 0-13-28 0-30-3-30-18 0-52 0-103 0-155zM62 23c0-13-10-23-22-23-14 0-22 12-22 23s8 21 22 21c12 0 22-8 22-21z"><text:p/></draw:path><draw:path draw:style-name="gr287" draw:text-style-name="P11" svg:width="0.0555in" svg:height="0.0728in" svg:x="3.3563in" svg:y="0.1043in" svg:viewBox="0 0 142 186" svg:d="M59 47c0-16 0-31 0-47-19 1-40 4-59 5 0 5 0 8 0 13 29 0 32 2 32 23 0 37 0 75 0 113 0 19-4 19-32 19 0 5 0 8 0 13 16 0 36-1 48-1 17 0 36 0 53 1 0-5 0-8 0-13-3 0-6 0-9 0-31 0-32-5-32-19 0-22 0-44 0-65 0-42 18-79 50-79 3 0 4 0 5 0-1 0-9 6-9 16 0 12 8 18 18 18 7 0 18-6 18-19 0-14-14-25-32-25-31 0-46 28-51 47z"><text:p/></draw:path><draw:path draw:style-name="gr288" draw:text-style-name="P11" svg:width="0.0697in" svg:height="0.1134in" svg:x="2.7209in" svg:y="0.3051in" svg:viewBox="0 0 178 289" svg:d="M178 145c0-33-3-67-18-98-20-41-54-47-71-47-25 0-57 11-73 49-15 30-16 63-16 96 0 31 1 70 18 102 19 34 49 42 70 42 22 0 55-8 74-49 13-29 16-61 16-95zM88 280c-16 0-41-10-48-51-5-25-5-63-5-89 0-27 0-55 3-78 8-49 40-54 50-54 14 0 42 9 50 50 4 24 4 56 4 82 0 32 0 60-5 88-6 40-30 52-49 52z"><text:p/></draw:path><draw:path draw:style-name="gr289" draw:text-style-name="P11" svg:width="0.0535in" svg:height="0.0756in" svg:x="2.9689in" svg:y="0.3413in" svg:viewBox="0 0 137 193" svg:d="M73 107c10 2 45 8 45 39 0 22-16 39-48 39-36 0-51-24-59-60-1-6-1-7-6-7s-5 2-5 10c0 18 0 38 0 56 0 7 0 9 4 9 2 0 3 0 10-8 2 0 2-1 9-10 19 18 38 18 47 18 48 0 67-27 67-57 0-23-12-36-17-41-14-13-31-17-48-21-24-4-53-9-53-33 0-16 12-33 48-33 46 0 48 38 49 51 0 5 4 5 5 5 6 0 6-3 6-11 0-15 0-28 0-42 0-7 0-11-5-11-2 0-3 0-8 5-1 2-6 6-7 7-17-12-34-12-40-12-51 0-67 29-67 52 0 15 6 27 18 36 13 10 25 13 55 19z"><text:p/></draw:path><draw:path draw:style-name="gr290" draw:text-style-name="P11" svg:width="0.035in" svg:height="0.1102in" svg:x="3.0343in" svg:y="0.3047in" svg:viewBox="0 0 90 281" svg:d="M61 95c-19 1-39 3-59 5 0 4 0 8 0 13 27 0 32 2 32 23 0 38 0 75 0 114 0 19-5 19-34 19 0 3 0 7 0 12 13 0 36-1 47-1 14 0 29 1 43 1 0-5 0-9 0-12-28 0-29-3-29-19 0-52 0-104 0-155zM62 22c0-14-10-22-21-22-13 0-23 11-23 22 0 12 10 22 23 22 11 0 21-9 21-22z"><text:p/></draw:path><draw:path draw:style-name="gr291" draw:text-style-name="P11" svg:width="0.0831in" svg:height="0.0728in" svg:x="3.0799in" svg:y="0.3425in" svg:viewBox="0 0 212 186" svg:d="M34 42c0 37 0 76 0 113 0 19-5 19-34 19 0 4 0 8 0 12 16 0 37-1 48-1s34 1 48 1c0-4 0-8 0-12-29 0-34 0-34-19 0-27 0-52 0-78 0-43 30-67 58-67 26 0 31 22 31 46 0 33 0 66 0 99 0 19-5 19-33 19 0 4 0 8 0 12 14 0 36-1 48-1 10 0 32 1 46 1 0-4 0-8 0-12-21 0-32 0-32-13 0-27 0-54 0-81 0-36 0-49-13-64-6-8-21-16-45-16-31 0-50 18-62 44 0-14 0-30 0-44-20 1-40 4-60 5 0 5 0 8 0 13 30 0 34 4 34 24z"><text:p/></draw:path><draw:path draw:style-name="gr292" draw:text-style-name="P11" svg:width="0.0732in" svg:height="0.0756in" svg:x="3.1717in" svg:y="0.3413in" svg:viewBox="0 0 187 193" svg:d="M187 98c0-54-42-98-93-98-53 0-94 46-94 98 0 56 44 95 94 95s93-41 93-95zM94 184c-18 0-36-10-48-29-11-18-11-45-11-59 0-17 0-40 11-59 10-19 31-27 48-27 18 0 36 9 48 27 10 18 10 42 10 59 0 14 0 37-9 56-10 18-28 32-49 32z"><text:p/></draw:path><draw:path draw:style-name="gr293" draw:text-style-name="P11" svg:width="0.0831in" svg:height="0.0728in" svg:x="3.2551in" svg:y="0.3425in" svg:viewBox="0 0 212 186" svg:d="M34 42c0 37 0 76 0 113 0 19-5 19-34 19 0 4 0 8 0 12 16 0 37-1 48-1s32 1 47 1c0-4 0-8 0-12-28 0-33 0-33-19 0-27 0-52 0-78 0-43 30-67 57-67s31 22 31 46c0 33 0 66 0 99 0 19-4 19-32 19 0 4 0 8 0 12 14 0 36-1 48-1 10 0 32 1 46 1 0-4 0-8 0-12-21 0-32 0-32-13 0-27 0-54 0-81 0-36 0-49-13-64-6-8-21-16-45-16-31 0-50 18-62 44 0-14 0-30 0-44-20 1-40 4-60 5 0 5 0 8 0 13 30 0 34 4 34 24z"><text:p/></draw:path></draw:g></draw:g></text:p>
      <text:p text:style-name="P9">On a donc <draw:g text:anchor-type="as-char" svg:y="-0.1236in" draw:z-index="46" draw:style-name="gr1"><svg:title>TexMaths</svg:title><svg:desc>12§display§\foral n \in \N |W_n| \le 1§svg§600§FALSE§</svg:desc><draw:g draw:style-name="gr2"><draw:path draw:style-name="gr236" draw:text-style-name="P10" svg:width="1.0315in" svg:height="0.148in" svg:x="0.0039in" svg:y="0.0091in" svg:viewBox="0 0 2621 377" svg:d="M1311 377c-438 0-874 0-1311 0 0-126 0-251 0-377 873 0 1748 0 2621 0 0 126 0 251 0 377-437 0-873 0-1310 0z"><text:p/></draw:path><draw:path draw:style-name="gr237" draw:text-style-name="P11" svg:width="0.0898in" svg:height="0.0748in" svg:x="0.0004in" svg:y="0.0516in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238" draw:text-style-name="P11" svg:width="0.0827in" svg:height="0.0953in" svg:x="0.1551in" svg:y="0.0354in" svg:viewBox="0 0 211 243" svg:d="M196 131c7 0 15 0 15-8 0-10-8-10-15-10-60 0-119 0-179 0 5-55 54-96 113-96 21 0 44 0 66 0 7 0 15 0 15-9 0-8-8-8-15-8-22 0-45 0-66 0-72 0-130 54-130 123 0 67 58 120 130 120 21 0 44 0 66 0 7 0 15 0 15-9 0-7-8-7-15-7-22 0-45 0-66 0-59 0-108-41-113-96 60 0 119 0 179 0z"><text:p/></draw:path><draw:path draw:style-name="gr239" draw:text-style-name="P11" svg:width="0.1031in" svg:height="0.1059in" svg:x="0.3051in" svg:y="0.0177in" svg:viewBox="0 0 263 270" svg:d="M44 76c47 65 93 130 140 194 18 0 34 0 52 0 0-82 0-167 0-251 5 0 10 0 15 0 7 0 12-3 12-9s-5-10-12-10c-22 0-42 0-64 0-7 0-12 2-12 10 0 6 5 9 12 9 11 0 21 0 31 0 0 59 0 118 0 178-46-66-92-131-139-197-11 0-20 1-31 1-12 0-32-1-36-1-8 0-12 2-12 10 0 6 4 9 12 9 5 0 8 0 13 0 0 78 0 156 0 233-5 0-8 0-13 0-8 0-12 4-12 9 0 7 4 9 12 9 20 0 42 0 62 0 9 0 14-2 14-9 0-5-5-9-14-9s-20 0-30 0c0-58 0-117 0-176zM44 43c0-8 0-15 0-24 8 0 16 0 23 0 51 70 101 141 151 211 0 8 0 15 0 22-8 0-15 0-24 0-50-69-99-139-150-209z"><text:p/></draw:path><draw:path draw:style-name="gr240" draw:text-style-name="P11" svg:width="0.0063in" svg:height="0.1654in" svg:x="0.4346in" svg:y="0.0004in" svg:viewBox="0 0 17 421" svg:d="M17 16c0-8 0-16-9-16-8 0-8 8-8 16 0 129 0 259 0 389 0 7 0 16 8 16 9 0 9-9 9-16 0-130 0-260 0-389z"><text:p/></draw:path><draw:path draw:style-name="gr241" draw:text-style-name="P11" svg:width="0.1646in" svg:height="0.1161in" svg:x="0.4701in" svg:y="0.0118in" svg:viewBox="0 0 419 296" svg:d="M363 48c10-18 21-34 47-35 4-1 9-1 9-8 0-3-3-5-6-5-10 0-22 1-33 1-14 0-30-1-43-1-2 0-8 0-8 7 0 5 3 6 6 6 10 0 25 4 25 16 0 5-3 8-5 14-38 66-76 132-114 197-5-68-11-138-15-208-2-8-2-19 28-19 7 0 12 0 12-8 0-5-5-5-6-5-16 0-34 1-51 1-10 0-35-1-45-1-2 0-8 0-8 8 0 5 5 5 11 5 18 0 20 3 21 10 2 11 2 21 3 32-36 62-71 124-107 185-5-71-11-141-16-212 0-5 0-15 33-15 3 0 8 0 8-8 0-5-5-5-6-5-17 0-35 1-51 1-15 0-30-1-45-1-2 0-7 0-7 7 0 6 4 6 11 6 20 0 20 4 21 16 6 85 14 171 20 256 0 7 1 11 7 11 5 0 6-3 9-9 41-71 83-143 124-214 5 71 11 142 16 212 1 8 2 11 7 11 6 0 8-5 9-9 47-79 93-160 139-239z"><text:p/></draw:path><draw:path draw:style-name="gr242" draw:text-style-name="P11" svg:width="0.0705in" svg:height="0.0516in" svg:x="0.6228in" svg:y="0.0984in" svg:viewBox="0 0 180 132" svg:d="M22 111c-2 3-2 7-3 12 0 7 5 9 10 9 6 0 11-3 12-6 1-2 3-12 5-18 1-6 4-19 7-27 1-6 3-12 5-20 2-12 3-14 12-26 8-12 22-28 44-28 17 0 18 16 18 22 0 17-13 50-18 62-4 9-5 11-5 16 0 16 13 25 29 25 29 0 42-41 42-44 0-5-4-5-5-5-3 0-5 2-6 6-6 23-19 35-31 35-6 0-7-4-7-10 0-7 2-11 7-24 4-9 16-41 16-58 0-27-23-32-39-32-24 0-41 14-50 26-1-20-19-26-31-26s-20 8-23 16c-7 10-11 27-11 28 0 4 4 4 5 4 3 0 5 0 6-8 5-18 11-33 21-33 9 0 10 7 10 15 0 6-2 16-4 25-2 7-6 19-7 26-3 12-6 24-9 38z"><text:p/></draw:path><draw:path draw:style-name="gr243" draw:text-style-name="P11" svg:width="0.0063in" svg:height="0.1654in" svg:x="0.7272in" svg:y="0.0004in" svg:viewBox="0 0 17 421" svg:d="M17 16c0-8 0-16-9-16-8 0-8 8-8 16 0 129 0 259 0 389 0 7 0 16 8 16 9 0 9-9 9-16 0-130 0-260 0-389z"><text:p/></draw:path><draw:path draw:style-name="gr244" draw:text-style-name="P11" svg:width="0.1012in" svg:height="0.1276in" svg:x="0.8134in" svg:y="0.0193in" svg:viewBox="0 0 258 325" svg:d="M250 18c4-2 8-5 8-10 0-4-4-8-8-8-3 0-6 2-9 2-78 38-155 74-233 111-7 4-8 6-8 10 0 3 2 6 8 9 78 36 155 72 233 108 6 3 6 3 9 3s8-4 8-9c0-3-3-6-10-8-73-35-147-70-220-103 74-35 147-70 222-105zM242 325c8 0 16 0 16-9 0-8-10-8-16-8-75 0-151 0-226 0-8 0-16 0-16 8 0 9 7 9 14 9 76 0 153 0 228 0z"><text:p/></draw:path><draw:path draw:style-name="gr245" draw:text-style-name="P11" svg:width="0.0543in" svg:height="0.1094in" svg:x="0.9898in" svg:y="0.0146in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<text:s/>Donc <draw:g text:anchor-type="as-char" svg:y="-0.2366in" draw:z-index="47" draw:style-name="gr1"><svg:title>TexMaths</svg:title><svg:desc>12§display§|S_n| = \frac{|W_n|}{n+1} \le \frac{1}{n+1} \toinf} 0§svg§600§FALSE§</svg:desc><draw:g draw:style-name="gr2"><draw:path draw:style-name="gr209" draw:text-style-name="P10" svg:width="2.0992in" svg:height="0.3461in" svg:x="0.0004in" svg:y="0.0083in" svg:viewBox="0 0 5333 880" svg:d="M0 0c1777 0 3556 0 5333 0 0 294 0 586 0 880-1777 0-3556 0-5333 0 0-294 0-586 0-880z"><text:p/></draw:path><draw:path draw:style-name="gr210" draw:text-style-name="P11" svg:width="0.0063in" svg:height="0.1654in" svg:x="0.0118in" svg:y="0.1126in" svg:viewBox="0 0 17 421" svg:d="M17 14c0-7 0-14-9-14-8 0-8 7-8 14 0 131 0 261 0 391 0 7 0 16 8 16 9 0 9-9 9-16 0-130 0-260 0-391z"><text:p/></draw:path><draw:path draw:style-name="gr211" draw:text-style-name="P11" svg:width="0.098in" svg:height="0.1205in" svg:x="0.0465in" svg:y="0.1193in" svg:viewBox="0 0 250 307" svg:d="M250 5c0-1 0-5-5-5-1 0-3 1-7 7-8 9-14 16-21 24-11-20-32-31-60-31-54 0-104 49-104 100 0 34 23 53 44 59 15 4 30 8 45 12s39 10 39 45c0 38-35 78-77 78-26 0-73-10-73-61 0-11 3-21 3-23 0-3 1-3 1-4 0-3-5-5-6-5-3 0-3 2-4 3s-25 97-25 98c0 3 2 5 5 5 2 0 2-1 7-7 7-9 13-17 20-24 18 25 47 31 72 31 57 0 107-56 107-109 0-29-14-43-20-49-10-10-17-11-54-21-10-2-24-7-28-8-12-4-26-16-26-37 0-35 33-71 74-71 35 0 60 18 60 66 0 13-1 20-1 23 0 1 0 5 5 5s5-2 6-9c7-31 15-61 23-92z"><text:p/></draw:path><draw:path draw:style-name="gr212" draw:text-style-name="P11" svg:width="0.0705in" svg:height="0.052in" svg:x="0.1453in" svg:y="0.2098in" svg:viewBox="0 0 180 133" svg:d="M22 112c-2 3-3 10-3 12 0 7 5 9 10 9s9-3 12-6c2-3 3-12 5-19 1-5 4-19 6-26 2-6 3-12 6-20 2-12 3-14 12-26 8-12 21-28 44-28 17 0 17 16 17 21 0 18-12 50-17 63-4 9-5 11-5 16 0 16 13 25 29 25 29 0 42-41 42-45s-4-4-5-4c-3 0-5 2-6 5-6 24-19 36-31 36-6 0-7-4-7-10 0-7 1-11 7-24 4-9 16-41 16-57 0-29-23-34-39-34-25 0-41 16-50 28-1-21-19-28-31-28-14 0-20 10-23 17-7 11-11 27-11 29 0 3 4 3 5 3 3 0 5-1 6-8 5-18 11-33 21-33 9 0 10 8 10 15 0 6-4 17-5 25-2 7-5 19-6 26-3 12-6 26-9 38z"><text:p/></draw:path><draw:path draw:style-name="gr213" draw:text-style-name="P11" svg:width="0.0063in" svg:height="0.1654in" svg:x="0.2496in" svg:y="0.1126in" svg:viewBox="0 0 17 421" svg:d="M17 14c0-7 0-14-9-14-8 0-8 7-8 14 0 131 0 261 0 391 0 7 0 16 8 16 9 0 9-9 9-16 0-130 0-260 0-391z"><text:p/></draw:path><draw:path draw:style-name="gr214" draw:text-style-name="P11" svg:width="0.1102in" svg:height="0.0382in" svg:x="0.3315in" svg:y="0.1756in" svg:viewBox="0 0 281 98" svg:d="M266 17c6 0 15 0 15-9 0-8-9-8-15-8-84 0-168 0-252 0-6 0-14 0-14 8 0 9 8 9 14 9 84 0 168 0 252 0zM266 98c6 0 15 0 15-8s-9-8-15-8c-84 0-168 0-252 0-6 0-14 0-14 8s8 8 14 8c84 0 168 0 252 0z"><text:p/></draw:path><draw:path draw:style-name="gr215" draw:text-style-name="P11" svg:width="0.0063in" svg:height="0.1654in" svg:x="0.5602in" svg:y="0in" svg:viewBox="0 0 17 421" svg:d="M17 16c0-9 0-16-9-16-8 0-8 7-8 16 0 130 0 260 0 390 0 8 0 15 8 15 9 0 9-7 9-15 0-130 0-260 0-390z"><text:p/></draw:path><draw:path draw:style-name="gr216" draw:text-style-name="P11" svg:width="0.1646in" svg:height="0.1161in" svg:x="0.5957in" svg:y="0.011in" svg:viewBox="0 0 419 296" svg:d="M364 48c10-18 21-34 48-36 3 0 7 0 7-8 0-2-1-4-5-4-10 0-22 1-32 1-15 0-30-1-44-1-3 0-8 0-8 7 0 5 4 5 6 5 11 1 25 5 25 17 0 5-2 8-6 14-38 66-75 132-114 198-5-70-11-139-15-209 0-8-2-19 30-20 7 0 12 0 12-8 0-4-5-4-8-4-16 0-34 1-51 1-10 0-34-1-43-1-4 0-9 0-9 8 0 4 4 4 10 4 19 0 21 4 23 11 1 11 1 21 2 32-36 63-71 124-107 186-5-72-11-143-15-213 0-5 0-15 31-16 5 0 9 0 9-8 0-4-4-4-6-4-16 0-34 1-51 1-16 0-30-1-45-1-2 0-8 0-8 7 0 5 5 5 11 5 21 0 21 5 23 16 6 86 13 171 19 257 0 8 0 11 6 11s7-2 11-8c40-72 82-143 123-215 5 71 11 142 16 212 1 9 1 11 7 11 5 0 7-3 10-8 45-81 92-160 138-240z"><text:p/></draw:path><draw:path draw:style-name="gr217" draw:text-style-name="P11" svg:width="0.0705in" svg:height="0.052in" svg:x="0.7492in" svg:y="0.0984in" svg:viewBox="0 0 180 133" svg:d="M22 112c-2 3-3 10-3 12 0 6 5 9 10 9s9-5 12-7c2-2 3-12 5-18 1-6 4-19 6-26 2-8 3-14 6-21 2-12 3-14 12-26 8-12 21-27 44-27 17 0 17 15 17 21 0 17-12 50-17 62-4 9-5 11-5 16 0 15 13 26 28 26 30 0 43-41 43-45s-4-4-5-4c-5 0-5 1-6 5-6 24-19 36-31 36-6 0-7-5-7-11 0-7 1-11 7-24 4-10 16-41 16-56 0-29-23-34-39-34-25 0-41 14-50 26-3-20-19-26-31-26-14 0-20 8-24 16-6 10-10 27-10 28 0 4 4 4 5 4 3 0 3 0 6-8 5-17 11-32 21-32 9 0 10 6 10 15 0 5-4 15-5 24-2 8-5 20-6 26-3 13-6 25-9 39z"><text:p/></draw:path><draw:path draw:style-name="gr218" draw:text-style-name="P11" svg:width="0.0063in" svg:height="0.1654in" svg:x="0.8535in" svg:y="0in" svg:viewBox="0 0 17 421" svg:d="M17 16c0-9 0-16-9-16-8 0-8 7-8 16 0 130 0 260 0 390 0 8 0 15 8 15 9 0 9-7 9-15 0-130 0-260 0-390z"><text:p/></draw:path><draw:path draw:style-name="gr219" draw:text-style-name="P11" svg:width="0.385in" svg:height="0.0063in" svg:x="0.5177in" svg:y="0.1909in" svg:viewBox="0 0 979 17" svg:d="M0 0c326 0 653 0 979 0 0 6 0 11 0 17-326 0-653 0-979 0 0-6 0-11 0-17z"><text:p/></draw:path><draw:path draw:style-name="gr220" draw:text-style-name="P11" svg:width="0.0894in" svg:height="0.0748in" svg:x="0.5224in" svg:y="0.2764in" svg:viewBox="0 0 228 191" svg:d="M25 161c-1 6-5 15-5 18 0 8 6 12 14 12 4 0 12-4 15-12 0-2 5-21 7-32 4-13 6-25 10-38 2-8 5-18 7-27 1-8 5-20 6-22 6-13 28-52 69-52 19 0 22 16 22 30 0 27-20 81-27 99-4 9-5 14-5 19 0 19 16 35 35 35 39 0 55-63 55-65 0-5-4-5-5-5-3 0-3 1-6 7-8 29-23 53-43 53-7 0-10-5-10-14 0-10 4-21 8-30 8-22 25-69 25-93 0-27-18-44-48-44-39 0-59 26-66 36-3-23-19-36-39-36-19 0-27 16-32 24-6 14-12 38-12 41s4 3 5 3c5 0 5 0 7-9 7-30 16-51 31-51 9 0 13 6 13 21 0 8-1 13-7 35-8 32-15 64-24 97z"><text:p/></draw:path><draw:path draw:style-name="gr221" draw:text-style-name="P11" svg:width="0.1102in" svg:height="0.1102in" svg:x="0.6634in" svg:y="0.2528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222" draw:text-style-name="P11" svg:width="0.0543in" svg:height="0.1102in" svg:x="0.8346in" svg:y="0.2394in" svg:viewBox="0 0 139 281" svg:d="M86 11c0-10 0-11-9-11-25 26-63 26-77 26 0 5 0 9 0 14 8 0 34 0 55-11 0 73 0 145 0 218 0 16-1 20-38 20-5 0-10 0-15 0 0 4 0 9 0 14 16-2 52-2 69-2s54 0 68 2c0-5 0-10 0-14-5 0-8 0-13 0-38 0-40-4-40-20 0-79 0-157 0-236z"><text:p/></draw:path><draw:path draw:style-name="gr223" draw:text-style-name="P11" svg:width="0.1008in" svg:height="0.1276in" svg:x="0.9831in" svg:y="0.1311in" svg:viewBox="0 0 257 325" svg:d="M250 17c4-1 7-4 7-9 0-4-3-8-9-8-1 0-6 1-7 2-78 36-155 74-233 110-7 3-8 7-8 9 0 5 2 7 8 10 78 36 155 72 233 109 6 3 6 3 7 3 5 0 9-3 9-8 0-4-1-6-9-10-73-34-147-69-220-104 74-35 147-69 222-104zM242 325c8 0 15 0 15-8 0-9-9-9-15-9-75 0-152 0-228 0-6 0-14 0-14 9 0 8 7 8 14 8 76 0 153 0 228 0z"><text:p/></draw:path><draw:path draw:style-name="gr224" draw:text-style-name="P11" svg:width="0.0543in" svg:height="0.1102in" svg:x="1.3299in" svg:y="0.0134in" svg:viewBox="0 0 139 281" svg:d="M86 12c0-11 0-12-9-12-27 28-64 28-77 28 0 4 0 8 0 13 8 0 34 0 55-11 0 73 0 145 0 218 0 15-1 19-39 19-5 0-9 0-14 0 0 4 0 9 0 14 16-2 52-2 69-2s54 0 68 2c0-5 0-10 0-14-5 0-8 0-13 0-38 0-40-3-40-19 0-79 0-157 0-236z"><text:p/></draw:path><draw:path draw:style-name="gr225" draw:text-style-name="P11" svg:width="0.385in" svg:height="0.0063in" svg:x="1.1642in" svg:y="0.1909in" svg:viewBox="0 0 979 17" svg:d="M0 0c326 0 653 0 979 0 0 6 0 11 0 17-326 0-653 0-979 0 0-6 0-11 0-17z"><text:p/></draw:path><draw:path draw:style-name="gr226" draw:text-style-name="P11" svg:width="0.0894in" svg:height="0.0748in" svg:x="1.1689in" svg:y="0.2764in" svg:viewBox="0 0 228 191" svg:d="M25 161c-2 6-5 15-5 18 0 8 6 12 14 12 4 0 12-4 15-12 0-2 5-21 7-32 4-13 6-25 10-38 2-8 5-18 7-27 1-8 5-20 6-22 6-13 28-52 69-52 19 0 22 16 22 30 0 27-20 81-27 99-4 9-5 14-5 19 0 19 16 35 35 35 39 0 55-63 55-65 0-5-4-5-5-5-3 0-3 1-6 7-8 29-23 53-43 53-7 0-10-5-10-14 0-10 4-21 8-30 8-22 25-69 25-93 0-27-18-44-48-44-39 0-59 26-66 36-3-23-19-36-39-36-19 0-27 16-32 24-6 14-12 38-12 41s4 3 5 3c5 0 5 0 7-9 7-30 16-51 31-51 9 0 13 6 13 21 0 8-2 13-7 35-8 32-15 64-24 97z"><text:p/></draw:path><draw:path draw:style-name="gr227" draw:text-style-name="P11" svg:width="0.1102in" svg:height="0.1102in" svg:x="1.3094in" svg:y="0.2528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228" draw:text-style-name="P11" svg:width="0.0543in" svg:height="0.1102in" svg:x="1.4811in" svg:y="0.2394in" svg:viewBox="0 0 139 281" svg:d="M86 11c0-10 0-11-9-11-27 26-63 26-77 26 0 5 0 9 0 14 8 0 34 0 55-11 0 73 0 145 0 218 0 16-1 20-38 20-5 0-10 0-15 0 0 4 0 9 0 14 16-2 52-2 69-2s54 0 68 2c0-5 0-10 0-14-5 0-8 0-13 0-38 0-40-4-40-20 0-79 0-157 0-236z"><text:p/></draw:path><draw:path draw:style-name="gr229" draw:text-style-name="P11" svg:width="0.1138in" svg:height="0.0606in" svg:x="1.6657in" svg:y="0.0835in" svg:viewBox="0 0 290 155" svg:d="M250 84c-38 28-28 44-42 66 0 5 2 5 7 5s6 0 7-5c1-7 6-26 22-42 16-18 32-23 44-26 1-2 2-3 2-5 0-3-1-4-4-5-44-13-58-43-64-70-1-2-4-2-7-2-5 0-7 0-7 4 0 1 2 20 16 40 8 11 16 18 26 26-80 0-159 0-238 0-5 0-12 0-12 7s7 7 12 7c79 0 158 0 238 0z"><text:p/></draw:path><draw:path draw:style-name="gr230" draw:text-style-name="P11" svg:width="0.1138in" svg:height="0.052in" svg:x="1.7984in" svg:y="0.0909in" svg:viewBox="0 0 290 133" svg:d="M148 50c-16-19-21-24-33-32-18-12-36-18-53-18-36 0-62 32-62 67s25 66 61 66c42 0 71-33 81-49 15 19 20 24 32 31 18 13 36 18 53 18 36 0 63-31 63-66s-26-67-62-67c-41 0-70 35-80 50zM157 61c12-19 37-49 73-49 30 0 52 26 52 55 0 28-23 51-50 51-28 0-47-23-75-57zM133 73c-12 19-38 49-74 49-30 0-52-26-52-55s24-50 51-50 46 23 75 56z"><text:p/></draw:path><draw:path draw:style-name="gr231" draw:text-style-name="P11" svg:width="0.1008in" svg:height="0.0063in" svg:x="1.6295in" svg:y="0.1909in" svg:viewBox="0 0 257 17" svg:d="M242 17c8 0 15 0 15-9 0-8-7-8-15-8-75 0-152 0-228 0-7 0-14 0-14 8 0 9 7 9 14 9 76 0 153 0 228 0z"><text:p/></draw:path><draw:path draw:style-name="gr232" draw:text-style-name="P11" svg:width="0.1012in" svg:height="0.0063in" svg:x="1.685in" svg:y="0.1909in" svg:viewBox="0 0 258 17" svg:d="M244 17c7 0 14 0 14-9 0-8-7-8-14-8-76 0-153 0-228 0-8 0-16 0-16 8 0 9 8 9 16 9 75 0 152 0 228 0z"><text:p/></draw:path><draw:path draw:style-name="gr233" draw:text-style-name="P11" svg:width="0.1008in" svg:height="0.0063in" svg:x="1.778in" svg:y="0.1909in" svg:viewBox="0 0 257 17" svg:d="M242 17c8 0 15 0 15-9 0-8-7-8-15-8-75 0-152 0-228 0-7 0-14 0-14 8 0 9 7 9 14 9 76 0 153 0 228 0z"><text:p/></draw:path><draw:path draw:style-name="gr234" draw:text-style-name="P11" svg:width="0.1469in" svg:height="0.0858in" svg:x="1.8291in" svg:y="0.152in" svg:viewBox="0 0 374 219" svg:d="M328 118c-23 17-34 34-38 40-19 29-22 55-22 57 0 4 4 4 8 4 7 0 8-1 10-8 9-42 34-77 81-96 6-2 7-3 7-6s-2-3-3-5c-19-7-70-27-85-98-2-5-3-6-10-6-4 0-8 0-8 5 7 18 3 27 21 55 9 13 21 28 39 41-105 0-209 0-314 0-7 0-14 0-14 8 0 9 7 9 14 9 105 0 209 0 314 0z"><text:p/></draw:path><draw:path draw:style-name="gr235" draw:text-style-name="P11" svg:width="0.0697in" svg:height="0.1138in" svg:x="2.0386in" svg:y="0.126in" svg:viewBox="0 0 178 290" svg:d="M178 146c0-34-3-68-17-99-19-40-54-47-72-47-25 0-57 11-73 50-14 29-16 62-16 96 0 31 1 70 19 101 18 35 49 43 70 43 23 0 55-9 73-49 13-29 16-62 16-95zM89 281c-17 0-42-11-49-52-5-25-5-64-5-89 0-26 0-54 3-76 9-51 40-54 51-54 13 0 42 7 49 49 5 24 5 55 5 81 0 33 0 61-5 88-6 39-30 53-49 53z"><text:p/></draw:path></draw:g></draw:g></text:p>
      <text:p text:style-name="P9">donc <draw:g text:anchor-type="as-char" svg:y="-0.1543in" draw:z-index="48" draw:style-name="gr1"><svg:title>TexMaths</svg:title><svg:desc>12§display§S_n \toinf 0§svg§600§FALSE§</svg:desc><draw:g draw:style-name="gr2"><draw:path draw:style-name="gr199" draw:text-style-name="P10" svg:width="0.7142in" svg:height="0.161in" svg:x="0.0004in" svg:y="0.0091in" svg:viewBox="0 0 1815 410" svg:d="M908 410c-303 0-605 0-908 0 0-136 0-274 0-410 605 0 1209 0 1815 0 0 136 0 274 0 410-303 0-606 0-907 0z"><text:p/></draw:path><draw:path draw:style-name="gr200" draw:text-style-name="P11" svg:width="0.0984in" svg:height="0.1193in" svg:x="0.0004in" svg:y="0.037in" svg:viewBox="0 0 251 304" svg:d="M251 4c0-2-1-4-5-4-2 0-2 0-7 6-7 8-13 16-20 24-11-19-34-30-60-30-55 0-105 48-105 99 0 34 22 53 43 59 16 3 30 7 46 12 16 3 38 9 38 44 0 37-34 77-75 77-28 0-75-10-75-60 0-11 3-20 4-23 0-2 0-2 0-3 0-4-3-5-5-5s-2 1-4 2-26 96-26 97c0 2 2 5 5 5 2 0 2-1 8-7 7-8 13-16 21-24 18 25 46 31 70 31 58 0 109-56 109-108 0-29-15-43-22-48-10-10-16-12-53-21-10-3-25-7-29-7-11-4-25-17-25-39 0-34 34-69 73-69 35 0 62 18 62 65 0 13-3 20-3 23 3 2 0 4 6 4 4 0 4-1 6-8 7-31 16-61 23-92z"><text:p/></draw:path><draw:path draw:style-name="gr201" draw:text-style-name="P11" svg:width="0.0705in" svg:height="0.052in" svg:x="0.0992in" svg:y="0.1268in" svg:viewBox="0 0 180 133" svg:d="M23 111c-1 4-4 11-4 12 0 6 6 10 11 10s10-5 11-7c1-4 3-12 6-18 1-5 5-19 6-27 1-6 3-13 5-19 3-12 3-14 13-26 7-12 21-28 43-28 18 0 18 16 18 21 0 18-13 50-18 62-2 8-4 12-4 17 0 15 14 25 28 25 30 0 42-41 42-46 0-3-2-2-3-3-5 0-5 2-6 5-8 23-20 35-32 35-6 0-7-3-7-10 0-6 1-10 6-23 4-10 16-41 16-58 0-28-23-33-39-33-24 0-41 16-49 28-2-21-19-28-32-28-12 0-20 10-23 16-6 12-11 28-11 29 0 4 4 3 5 4 5 0 5-1 7-8 4-18 10-33 22-33 7 0 9 6 9 15 0 6-2 15-5 24-2 7-4 20-6 27-3 12-6 24-9 37z"><text:p/></draw:path><draw:path draw:style-name="gr202" draw:text-style-name="P11" svg:width="0.1142in" svg:height="0.0602in" svg:x="0.2807in" svg:y="0.0004in" svg:viewBox="0 0 291 154" svg:d="M250 85c-37 26-42 65-42 66 0 3 2 3 6 3 6 0 7 0 8-4 1-8 6-27 22-42 17-18 32-23 44-27 1 0 3-2 3-3 0-4-2-4-5-5-43-13-58-43-64-69-1-4-5-4-8-4-5 0-6 0-6 5 6 13 2 20 17 40 7 10 15 18 25 26-79 0-159 0-238 0-5 0-12 0-12 7s7 7 12 7c79 0 159 0 238 0z"><text:p/></draw:path><draw:path draw:style-name="gr203" draw:text-style-name="P11" svg:width="0.1142in" svg:height="0.052in" svg:x="0.4126in" svg:y="0.0091in" svg:viewBox="0 0 291 133" svg:d="M149 49c-16-18-21-23-33-31-18-13-36-18-52-18-36 0-64 31-64 67 0 33 26 66 62 66 42 0 70-34 81-49 16 18 20 22 32 31 18 13 36 18 53 18 36 0 63-31 63-67 0-34-26-66-62-66-42 0-69 33-80 49zM159 60c10-19 37-49 73-49 30 0 51 26 51 55 0 27-24 50-50 50-28 0-47-21-74-56zM133 73c-11 19-37 48-73 48-30 0-52-26-52-54 0-29 24-50 51-50s47 21 74 56z"><text:p/></draw:path><draw:path draw:style-name="gr204" draw:text-style-name="P11" svg:width="0.1008in" svg:height="0.0063in" svg:x="0.2445in" svg:y="0.1079in" svg:viewBox="0 0 257 17" svg:d="M243 17c7 0 14 0 14-9 0-8-7-8-14-8-76 0-153 0-229 0-7 0-14 0-14 8 0 9 7 9 14 9 76 0 153 0 229 0z"><text:p/></draw:path><draw:path draw:style-name="gr205" draw:text-style-name="P11" svg:width="0.1012in" svg:height="0.0063in" svg:x="0.3in" svg:y="0.1079in" svg:viewBox="0 0 258 17" svg:d="M244 17c7 0 14 0 14-9 0-8-7-8-14-8-76 0-153 0-228 0-8 0-16 0-16 8 0 9 8 9 16 9 75 0 152 0 228 0z"><text:p/></draw:path><draw:path draw:style-name="gr206" draw:text-style-name="P11" svg:width="0.1008in" svg:height="0.0063in" svg:x="0.3921in" svg:y="0.1079in" svg:viewBox="0 0 257 17" svg:d="M243 17c7 0 14 0 14-9 0-8-7-8-14-8-76 0-153 0-229 0-7 0-14 0-14 8 0 9 7 9 14 9 76 0 153 0 229 0z"><text:p/></draw:path><draw:path draw:style-name="gr207" draw:text-style-name="P11" svg:width="0.1472in" svg:height="0.0858in" svg:x="0.4437in" svg:y="0.0693in" svg:viewBox="0 0 375 219" svg:d="M328 117c-23 18-35 35-37 41-20 29-16 36-23 55 0 6 5 6 8 6 7 0 7-1 10-8 9-42 35-77 81-96 5-3 8-4 8-6 0-4-4-4-4-5-19-7-70-27-86-98-2-5-2-6-9-6-3 0-8 0-8 5 0 1 3 27 21 55 9 13 21 27 39 40-105 0-209 0-314 0-7 0-14 0-14 9 0 8 7 8 14 8 105 0 209 0 314 0z"><text:p/></draw:path><draw:path draw:style-name="gr208" draw:text-style-name="P11" svg:width="0.0697in" svg:height="0.1126in" svg:x="0.6531in" svg:y="0.0433in" svg:viewBox="0 0 178 287" svg:d="M178 145c0-34-3-67-17-98-19-41-54-47-72-47-25 0-57 11-73 49-14 29-16 62-16 96 0 31 1 69 19 99 18 35 48 43 70 43 23 0 54-9 73-48 13-28 16-62 16-94zM89 278c-17 0-42-11-49-51-5-25-5-63-5-87 0-28 0-55 3-78 9-50 40-54 51-54 13 0 41 9 49 49 5 24 5 55 5 83 0 31 0 60-5 86-7 38-31 52-49 52z"><text:p/></draw:path></draw:g></draw:g></text:p>
      <text:p text:style-name="P9"/>
      <text:p text:style-name="P9">3) Supposons que <draw:g text:anchor-type="as-char" svg:y="-0.1543in" draw:z-index="49" draw:style-name="gr1"><svg:title>TexMaths</svg:title><svg:desc>12§display§U_n \toinf \infty \quad \forall n &gt; 0, \existsN \in \N§svg§600§FALSE§</svg:desc><draw:g draw:style-name="gr2"><draw:path draw:style-name="gr182" draw:text-style-name="P10" svg:width="1.8173in" svg:height="0.1677in" svg:x="0.0004in" svg:y="0.0091in" svg:viewBox="0 0 4617 427" svg:d="M2310 427c-771 0-1540 0-2310 0 0-143 0-284 0-427 1539 0 3078 0 4617 0 0 143 0 284 0 427-769 0-1538 0-2307 0z"><text:p/></draw:path><draw:path draw:style-name="gr183" draw:text-style-name="P11" svg:width="0.1146in" svg:height="0.1157in" svg:x="0.0031in" svg:y="0.0409in" svg:viewBox="0 0 292 295" svg:d="M239 43c5-17 12-29 45-30 3 0 8-1 8-9-2-2 0-4-5-4-15 0-29 1-43 1-15 0-30-1-45-1-2 0-7 0-7 8 0 5 4 5 7 5 24 0 29 9 29 18 0 1-1 7-1 9-12 49-25 99-37 149-15 57-64 93-106 93-29 0-52-18-52-54 2-11 0-15 5-33 13-55 28-109 41-163 4-15 5-19 36-19 11 0 14 0 14-9 0-4-4-4-6-4-12 0-42 1-54 1-13 0-42-1-55-1-2 0-7 0-7 8 0 5 4 5 12 5 5 0 8 0 16 0 7 1 10 1 10 7 0 3-4 21-7 30-2 12-6 25-8 37-5 16-24 96-27 104-2 11-2 17-2 25 0 49 38 79 83 79 53 0 104-47 119-102 12-50 25-101 37-150z"><text:p/></draw:path><draw:path draw:style-name="gr184" draw:text-style-name="P11" svg:width="0.0705in" svg:height="0.052in" svg:x="0.111in" svg:y="0.1268in" svg:viewBox="0 0 180 133" svg:d="M22 111c-2 4-2 8-3 12 0 8 5 10 10 10s9-4 12-6c2-2 3-12 5-18 1-6 4-19 6-28 2-6 3-12 6-19 2-12 3-14 12-26 8-12 21-28 44-28 17 0 17 16 17 22 0 17-12 50-17 62-4 9-5 11-5 16 0 15 13 25 29 25 29 0 42-41 42-44 0-5-4-5-5-5-3 0-5 2-6 6-6 23-19 35-31 35-6 0-7-4-7-10 0-7 1-11 7-24 4-10 16-41 16-57 0-28-23-34-39-34-25 0-41 16-50 28-1-21-19-28-31-28-14 0-20 10-23 17-7 11-11 27-11 29 0 3 4 3 5 3 3 0 5-1 6-8 5-18 11-33 21-33 9 0 10 8 10 15 0 6-4 17-5 25-2 7-5 19-6 26-3 12-6 24-9 37z"><text:p/></draw:path><draw:path draw:style-name="gr185" draw:text-style-name="P11" svg:width="0.1138in" svg:height="0.061in" svg:x="0.2921in" svg:y="0.0004in" svg:viewBox="0 0 290 156" svg:d="M248 85c-37 26-27 43-42 66 0 5 3 5 8 5 4 0 6 0 7-6 2-7 7-25 23-42 16-18 31-23 43-27 2 0 3-2 3-3 0-3-2-4-6-5-42-13-57-43-63-69-1-4-4-4-7-4-5 0-8 0-8 5 6 13 3 20 18 41 6 9 15 18 24 25-79 0-157 0-236 0-5 0-12 0-12 7s7 7 12 7c79 0 157 0 236 0z"><text:p/></draw:path><draw:path draw:style-name="gr186" draw:text-style-name="P11" svg:width="0.1138in" svg:height="0.052in" svg:x="0.4244in" svg:y="0.0091in" svg:viewBox="0 0 290 133" svg:d="M148 49c-16-18-21-23-32-31-18-13-37-18-52-18-38 0-64 31-64 67 0 34 25 66 62 66 41 0 70-34 81-49 15 18 20 23 31 31 18 13 37 18 53 18 37 0 63-31 63-67 0-34-25-66-62-66-41 0-70 34-80 49zM157 60c12-19 37-49 73-49 32 0 52 26 52 55 0 27-23 50-50 50-28 0-46-21-75-56zM133 73c-12 19-37 48-73 48-31 0-52-26-52-54 0-29 23-50 51-50 27 0 45 21 74 56z"><text:p/></draw:path><draw:path draw:style-name="gr187" draw:text-style-name="P11" svg:width="0.1012in" svg:height="0.0063in" svg:x="0.2555in" svg:y="0.1083in" svg:viewBox="0 0 258 17" svg:d="M242 17c8 0 16 0 16-9 0-8-8-8-16-8-75 0-152 0-228 0-7 0-14 0-14 8 0 9 7 9 14 9 76 0 153 0 228 0z"><text:p/></draw:path><draw:path draw:style-name="gr188" draw:text-style-name="P11" svg:width="0.1012in" svg:height="0.0063in" svg:x="0.3118in" svg:y="0.1083in" svg:viewBox="0 0 258 17" svg:d="M242 17c8 0 16 0 16-9 0-8-8-8-16-8-75 0-152 0-228 0-7 0-14 0-14 8 0 9 7 9 14 9 76 0 153 0 228 0z"><text:p/></draw:path><draw:path draw:style-name="gr189" draw:text-style-name="P11" svg:width="0.1012in" svg:height="0.0063in" svg:x="0.4039in" svg:y="0.1083in" svg:viewBox="0 0 258 17" svg:d="M242 17c8 0 16 0 16-9 0-8-8-8-16-8-75 0-152 0-228 0-7 0-14 0-14 8 0 9 7 9 14 9 76 0 153 0 228 0z"><text:p/></draw:path><draw:path draw:style-name="gr190" draw:text-style-name="P11" svg:width="0.1469in" svg:height="0.0858in" svg:x="0.4551in" svg:y="0.0689in" svg:viewBox="0 0 374 219" svg:d="M329 117c-24 18-35 36-39 41-19 29-22 55-22 56 0 5 6 5 9 5 6 0 7-1 9-8 9-41 34-77 82-96 5-1 6-4 6-6 0-4-2-4-3-4-18-7-70-28-85-99-2-5-3-6-9-6-3 0-9 0-9 5 0 1 4 27 21 55 9 13 22 27 40 41-105 0-209 0-313 0-9 0-16 0-16 8s7 8 16 8c104 0 208 0 313 0z"><text:p/></draw:path><draw:path draw:style-name="gr191" draw:text-style-name="P11" svg:width="0.1469in" svg:height="0.0748in" svg:x="0.6673in" svg:y="0.0807in" svg:viewBox="0 0 374 191" svg:d="M191 72c-23-29-28-35-41-46-24-19-47-26-68-26-50 0-82 47-82 96 0 48 30 95 79 95 48 0 84-39 105-72 22 28 27 34 40 45 24 19 48 27 70 27 49 0 80-47 80-96 0-48-31-95-79-95s-84 38-104 72zM202 86c18-30 49-73 96-73 45 0 68 45 68 82 0 42-29 75-66 75-24 0-43-18-52-26-10-11-20-24-46-58zM173 104c-17 30-48 73-96 73-45 0-67-44-67-81 0-42 27-76 64-76 26 0 44 18 53 27 11 12 21 24 46 57z"><text:p/></draw:path><draw:path draw:style-name="gr192" draw:text-style-name="P11" svg:width="0.0921in" svg:height="0.1177in" svg:x="0.9894in" svg:y="0.0394in" svg:viewBox="0 0 235 300" svg:d="M233 16c2-5 2-5 2-8 0-4-3-8-8-8-6 0-9 5-10 10-12 31-24 61-36 92-42 0-85 0-127 0-12-31-24-61-36-92-1-6-4-10-10-10-3 0-8 4-8 8 1 3 0 2 2 8 35 91 71 183 106 274 2 6 4 10 10 10s7-5 9-10c35-91 71-183 106-274zM60 119c38 0 77 0 115 0-19 49-38 99-57 148-20-49-39-99-58-148z"><text:p/></draw:path><draw:path draw:style-name="gr193" draw:text-style-name="P11" svg:width="0.0894in" svg:height="0.0748in" svg:x="1.087in" svg:y="0.0807in" svg:viewBox="0 0 228 191" svg:d="M24 161c-1 7-4 16-4 19 0 7 6 11 12 11s14-4 16-12c1-2 6-21 8-32 4-13 6-25 10-37 2-9 5-19 7-29 1-7 5-19 5-20 7-13 29-51 70-51 18 0 22 15 22 28 0 27-21 81-27 99-4 9-5 14-5 19 0 20 16 35 35 35 39 0 55-62 55-65 0-5-4-5-5-5-5 0-5 2-6 8-8 29-23 52-43 52-7 0-11-4-11-13 0-11 5-21 9-30 7-23 25-69 25-92 0-29-18-46-48-46-39 0-59 28-66 37-3-24-19-37-39-37s-27 17-32 24c-6 14-12 40-12 41 0 4 4 4 5 4 3 0 5-1 7-9 7-30 16-50 31-50 9 0 12 4 12 19 0 8-1 13-6 35-8 32-17 64-25 97z"><text:p/></draw:path><draw:path draw:style-name="gr194" draw:text-style-name="P11" svg:width="0.1012in" svg:height="0.0953in" svg:x="1.2413in" svg:y="0.0646in" svg:viewBox="0 0 258 243" svg:d="M250 131c4-3 8-5 8-10 0-6-4-6-8-8-78-38-155-73-233-111-6-2-7-2-9-2-4 0-8 4-8 8s2 6 8 10c74 35 148 68 221 103-73 35-147 70-221 104-6 4-8 6-8 10 0 5 4 8 8 8 2 0 3 0 9-2 78-37 155-74 233-110z"><text:p/></draw:path><draw:path draw:style-name="gr195" draw:text-style-name="P11" svg:width="0.0689in" svg:height="0.113in" svg:x="1.4094in" svg:y="0.0433in" svg:viewBox="0 0 176 288" svg:d="M176 145c0-34-1-67-16-98-20-41-54-47-71-47-25 0-57 11-73 49-15 30-16 62-16 96 0 31 1 69 18 101 18 33 49 42 70 42 22 0 55-10 73-48 14-29 15-61 15-95zM88 278c-16 0-41-11-48-49-5-25-5-65-5-89 0-27 0-55 3-78 8-50 40-54 50-54 14 0 42 9 50 50 4 23 4 56 4 82 0 31 0 60-5 86-6 40-30 52-49 52z"><text:p/></draw:path><draw:path draw:style-name="gr196" draw:text-style-name="P11" svg:width="0.0189in" svg:height="0.0492in" svg:x="1.5004in" svg:y="0.1358in" svg:viewBox="0 0 49 126" svg:d="M49 44c0-27-11-44-27-44-14 0-22 11-22 23 0 11 8 21 22 21 6 0 10-1 15-4 1-2 1-2 1-2 2 0 2 0 2 6 0 31-15 57-29 70-5 5-5 6-5 7 0 2 2 5 5 5 5 0 38-33 38-82z"><text:p/></draw:path><draw:path draw:style-name="gr197" draw:text-style-name="P11" svg:width="0.0823in" svg:height="0.0953in" svg:x="1.5736in" svg:y="0.0646in" svg:viewBox="0 0 210 243" svg:d="M196 129c7 0 14 0 14-8s-7-8-14-8c-60 0-119 0-179 0 5-57 54-96 113-96 21 0 44 0 66 0 7 0 14 0 14-9 0-8-7-8-14-8-22 0-45 0-66 0-72 0-130 53-130 121 0 67 58 122 130 122 21 0 44 0 66 0 7 0 14 0 14-8 0-9-7-9-14-9-22 0-45 0-66 0-59 0-108-40-113-97 60 0 119 0 179 0z"><text:p/></draw:path><draw:path draw:style-name="gr198" draw:text-style-name="P11" svg:width="0.1031in" svg:height="0.1059in" svg:x="1.7232in" svg:y="0.0472in" svg:viewBox="0 0 263 270" svg:d="M44 75c47 65 93 130 140 195 18 0 34 0 52 0 0-83 0-167 0-251 5 0 10 0 15 0 7 0 12-3 12-9s-5-10-12-10c-22 0-42 0-64 0-7 0-12 2-12 10 0 6 5 9 12 9 11 0 21 0 31 0 0 59 0 118 0 178-46-66-92-131-139-197-11 0-20 1-31 1-12 0-32-1-36-1-8 0-12 2-12 10 0 6 4 9 12 9 5 0 8 0 13 0 0 78 0 156 0 233-5 0-8 0-13 0-8 0-12 3-12 8 0 7 4 10 12 10 20 0 42 0 62 0 9 0 14-3 14-10 0-5-5-8-14-8s-20 0-30 0c0-59 0-118 0-177zM44 43c0-8 0-15 0-24 8 0 16 0 23 0 51 70 101 140 151 211 0 7 0 14 0 22-8 0-15 0-24 0-50-70-99-139-150-209z"><text:p/></draw:path></draw:g></draw:g></text:p>
      <text:p text:style-name="P9"><draw:g text:anchor-type="as-char" svg:y="-0.1138in" draw:z-index="50" draw:style-name="gr1"><svg:title>TexMaths</svg:title><svg:desc>12§display§\forall n \ge N, U_n \ge 1§svg§600§FALSE§</svg:desc><draw:g draw:style-name="gr2"><draw:path draw:style-name="gr172" draw:text-style-name="P10" svg:width="1.1063in" svg:height="0.1291in" svg:x="0.0087in" svg:y="0.0087in" svg:viewBox="0 0 2811 329" svg:d="M1407 329c-470 0-938 0-1407 0 0-109 0-220 0-329 937 0 1874 0 2811 0 0 109 0 220 0 329-468 0-936 0-1404 0z"><text:p/></draw:path><draw:path draw:style-name="gr173" draw:text-style-name="P11" svg:width="0.0921in" svg:height="0.1177in" svg:x="0.0004in" svg:y="0.0004in" svg:viewBox="0 0 235 300" svg:d="M233 16c2-4 2-5 2-8s-3-8-8-8c-6 0-9 5-11 10-12 31-23 61-35 92-43 0-85 0-128 0-12-31-23-61-35-92-1-6-4-10-10-10-3 0-8 5-8 8 0 2 0 3 2 8 35 91 71 183 106 274 2 6 4 10 10 10s7-5 9-8c35-92 71-184 106-276zM60 119c38 0 77 0 115 0-19 49-38 99-57 149-20-50-39-100-58-149z"><text:p/></draw:path><draw:path draw:style-name="gr174" draw:text-style-name="P11" svg:width="0.0894in" svg:height="0.0748in" svg:x="0.0976in" svg:y="0.0417in" svg:viewBox="0 0 228 191" svg:d="M24 162c-1 6-4 16-4 18 0 7 6 11 12 11s14-4 16-12c1 0 6-21 8-31 4-14 6-26 10-38 2-9 5-19 7-28 1-8 5-20 5-21 7-13 29-51 70-51 18 0 22 15 22 30 0 25-21 79-27 97-4 9-5 15-5 19 0 20 14 35 35 35 39 0 55-61 55-65s-4-4-5-4c-5 0-5 2-6 8-8 28-23 51-43 51-7 0-11-3-11-13 0-11 4-20 9-30 7-23 25-68 25-92 0-29-18-46-48-46-39 0-59 28-66 37-3-24-21-37-40-37-20 0-26 17-31 24-6 14-12 40-12 41 0 5 4 5 5 5 3 0 5 0 7-10 7-30 16-50 30-50 8 0 13 6 13 19 0 9-1 13-6 36-8 32-17 65-25 97z"><text:p/></draw:path><draw:path draw:style-name="gr175" draw:text-style-name="P11" svg:width="0.1012in" svg:height="0.1272in" svg:x="0.2524in" svg:y="0.0102in" svg:viewBox="0 0 258 324" svg:d="M250 132c6-2 8-6 8-10 0-3-2-7-8-9-78-37-155-73-233-109-6-4-7-4-9-4-4 0-8 5-8 8 0 6 4 8 8 10 74 35 148 70 221 104-73 34-147 69-221 102-8 4-8 8-8 10 0 5 4 8 8 8 2 0 3 0 8-2 78-36 156-72 234-108zM242 324c8 0 16 0 16-8 0-9-10-9-16-9-75 0-151 0-226 0-8 0-16 0-16 9 0 8 7 8 14 8 76 0 153 0 228 0z"><text:p/></draw:path><draw:path draw:style-name="gr176" draw:text-style-name="P11" svg:width="0.1394in" svg:height="0.1122in" svg:x="0.4201in" svg:y="0.002in" svg:viewBox="0 0 355 286" svg:d="M302 44c5-16 12-30 46-31 2 0 7 0 7-8-1-1 0-5-5-5-14 0-28 1-43 1-14 0-29-1-43-1-2 0-7 0-7 8 0 5 5 5 7 5 24 0 29 10 29 18 0 1 0 9-1 10-16 61-32 123-47 185-31-72-63-146-94-218-3-8-3-8-13-8-19 0-37 0-56 0-9 0-12 0-12 8 0 5 3 5 12 5 1 0 27 0 27 4-19 74-37 150-56 224-4 17-11 30-46 31-2 0-7 2-7 9 0 3 2 5 6 5 13 0 29-2 42-2 14 0 30 2 43 2 3 0 9 0 9-9 0-3-4-5-9-5-25 0-29-9-29-18 0-2 2-4 3-9 18-73 37-148 55-221 2 2 2 4 4 7 34 83 70 166 105 247 3 8 4 8 9 8 3 0 3-2 6-9 19-77 39-155 58-233z"><text:p/></draw:path><draw:path draw:style-name="gr177" draw:text-style-name="P11" svg:width="0.0189in" svg:height="0.0492in" svg:x="0.5697in" svg:y="0.0972in" svg:viewBox="0 0 49 126" svg:d="M49 44c0-27-11-44-26-44s-23 11-23 23c0 11 8 21 23 21 5 0 9-1 14-4 1-2 1-2 3-2 0 3 0 0 0 6 0 32-15 57-28 70-5 5-5 6-5 7 0 3 1 5 4 5 5 0 38-32 38-82z"><text:p/></draw:path><draw:path draw:style-name="gr178" draw:text-style-name="P11" svg:width="0.1146in" svg:height="0.1157in" svg:x="0.6406in" svg:y="0.002in" svg:viewBox="0 0 292 295" svg:d="M239 44c5-18 12-30 45-31 3 0 8 0 8-8-3-1 0-5-6-5-14 0-28 1-42 1-15 0-30-1-45-1-2 0-7 0-7 8 0 5 4 5 7 5 24 0 29 10 29 18 0 1-1 9-1 10-13 49-25 99-39 150-14 55-62 91-104 91-29 0-52-18-52-54 0-1 0-14 5-32 13-56 28-110 41-164 4-15 5-19 35-19 12 0 14 0 14-8 0-5-5-5-6-5-11 0-42 1-54 1s-42-1-54-1c-3 0-8 0-8 8 0 5 5 5 12 5 1 0 9 0 17 1 7 0 10 2 10 6 0 3-4 21-7 30-3 12-6 24-9 38-4 16-24 96-26 103-2 12-2 17-2 24 0 50 37 80 82 80 54 0 105-48 120-102 12-50 25-99 37-149z"><text:p/></draw:path><draw:path draw:style-name="gr179" draw:text-style-name="P11" svg:width="0.0709in" svg:height="0.0516in" svg:x="0.748in" svg:y="0.089in" svg:viewBox="0 0 181 132" svg:d="M23 110c-1 5-3 8-4 12 0 8 6 10 11 10s8-4 11-6c2-2 5-12 6-18s5-19 6-26c2-8 3-14 5-21 3-12 4-14 13-26 8-12 21-27 44-27 17 0 17 15 17 21 0 17-12 50-17 62-3 9-5 11-5 16 0 15 14 25 28 25 30 0 43-41 43-44 0-4-3-3-5-4-4 0-4 1-6 5-7 23-19 35-31 35-6 0-7-4-7-10 0-7 1-11 7-24 3-10 16-41 16-56 0-29-23-34-39-34-25 0-42 14-50 26-2-20-19-26-31-26-13 0-21 8-24 16-6 10-11 27-11 28 0 4 5 4 6 4 4 0 4 0 6-8 5-17 10-32 22-32 7 0 9 6 9 15 0 5-2 15-5 24-2 7-4 20-6 26-3 12-6 24-9 37z"><text:p/></draw:path><draw:path draw:style-name="gr180" draw:text-style-name="P11" svg:width="0.1012in" svg:height="0.1272in" svg:x="0.8929in" svg:y="0.0102in" svg:viewBox="0 0 258 324" svg:d="M250 132c4-2 8-6 8-10 0-3-2-7-8-9-78-37-155-73-233-109-6-4-7-4-9-4-4 0-8 5-8 8 0 6 4 8 8 10 74 35 148 70 221 104-73 34-147 69-221 102-8 4-8 8-8 10 0 5 4 8 8 8 2 0 3 0 8-2 78-36 156-72 234-108zM242 324c8 0 16 0 16-8 0-9-10-9-16-9-75 0-151 0-226 0-8 0-16 0-16 9 0 8 7 8 14 8 76 0 153 0 228 0z"><text:p/></draw:path><draw:path draw:style-name="gr181" draw:text-style-name="P11" svg:width="0.0543in" svg:height="0.1091in" svg:x="1.0693in" svg:y="0.0051in" svg:viewBox="0 0 139 278" svg:d="M86 11c0-10 0-11-9-11-27 26-64 26-77 26 0 5 0 9 0 14 8 0 34 0 55-11 0 72 0 145 0 217 0 14-1 19-39 19-5 0-9 0-14 0 0 5 0 10 0 13 15-1 52-1 69-1s53 0 68 1c0-3 0-8 0-13-5 0-8 0-13 0-38 0-40-3-40-19 0-78 0-157 0-235z"><text:p/></draw:path></draw:g></draw:g></text:p>
      <text:p text:style-name="P9">Soit <draw:g text:anchor-type="as-char" svg:y="-0.1138in" draw:z-index="51" draw:style-name="gr1"><svg:title>TexMaths</svg:title><svg:desc>12§display§n &gt; 0 \quad \exists N \in \N, \foralln \ge N,§svg§600§FALSE§</svg:desc><draw:g draw:style-name="gr2"><draw:path draw:style-name="gr160" draw:text-style-name="P10" svg:width="1.5409in" svg:height="0.1291in" svg:x="0.0039in" svg:y="0.0087in" svg:viewBox="0 0 3915 329" svg:d="M1957 329c-652 0-1304 0-1957 0 0-109 0-220 0-329 1305 0 2610 0 3915 0 0 109 0 220 0 329-653 0-1306 0-1958 0z"><text:p/></draw:path><draw:path draw:style-name="gr161" draw:text-style-name="P11" svg:width="0.0898in" svg:height="0.0748in" svg:x="0.0004in" svg:y="0.0417in" svg:viewBox="0 0 229 191" svg:d="M25 162c-1 6-3 16-3 18 0 7 6 11 12 11 4 0 13-4 15-12 1 0 6-21 9-31 3-14 6-26 9-38 3-9 5-19 7-28 2-8 5-20 5-21 6-13 29-51 69-51 19 0 22 15 22 30 0 25-20 79-26 97-5 9-5 15-5 19 0 20 15 35 35 35 40 0 55-61 55-65s-3-4-5-4c-4 0-4 2-7 8-8 28-21 51-42 51-7 0-11-3-11-13 0-11 4-20 8-30 8-23 26-68 26-92 0-29-18-46-49-46-37 0-58 28-65 37-2-24-20-37-40-37-19 0-27 17-31 24-7 14-13 40-13 41 0 5 5 5 6 5 4 0 4 0 7-10 7-30 16-50 30-50 9 0 13 6 13 19 0 9-1 13-6 36-8 32-16 65-25 97z"><text:p/></draw:path><draw:path draw:style-name="gr162" draw:text-style-name="P11" svg:width="0.1012in" svg:height="0.0949in" svg:x="0.1551in" svg:y="0.0256in" svg:viewBox="0 0 258 242" svg:d="M250 131c4-1 8-4 8-9 0-6-4-7-8-9-78-37-156-73-234-109-5-4-6-4-8-4-4 0-8 4-8 8s2 6 8 10c74 35 148 70 221 104-73 35-147 70-221 104-6 2-8 4-8 8 0 5 4 8 8 8 2 0 3 0 8-2 78-36 156-73 234-109z"><text:p/></draw:path><draw:path draw:style-name="gr163" draw:text-style-name="P11" svg:width="0.0697in" svg:height="0.113in" svg:x="0.3232in" svg:y="0.0051in" svg:viewBox="0 0 178 288" svg:d="M178 145c0-33-3-67-17-98-19-40-54-47-72-47-25 0-55 11-73 50-14 29-16 62-16 95 0 31 2 69 19 101 18 34 49 42 70 42 23 0 55-8 73-49 13-29 16-60 16-94zM89 278c-17 0-41-10-49-50-5-25-5-62-5-88s0-55 3-76c9-51 40-54 51-54 14 0 42 7 50 49 4 23 4 55 4 81 0 32 0 60-5 86-6 40-30 52-49 52z"><text:p/></draw:path><draw:path draw:style-name="gr164" draw:text-style-name="P11" svg:width="0.0732in" svg:height="0.1138in" svg:x="0.5748in" svg:y="0.0004in" svg:viewBox="0 0 187 290" svg:d="M187 16c0-15-1-16-14-16-53 0-106 0-159 0-7 0-14 0-14 8 0 9 7 9 14 9 52 0 105 0 156 0 0 41 0 80 0 121-50 0-99 0-150 0-7 0-14 0-14 8 0 9 7 9 14 9 51 0 100 0 150 0 0 39 0 79 0 119-51 0-104 0-156 0-7 0-14 0-14 8s7 8 14 8c53 0 106 0 159 0 13 0 14-1 14-14 0-86 0-174 0-260z"><text:p/></draw:path><draw:path draw:style-name="gr165" draw:text-style-name="P11" svg:width="0.139in" svg:height="0.1122in" svg:x="0.6646in" svg:y="0.002in" svg:viewBox="0 0 354 286" svg:d="M302 44c4-16 11-30 45-31 2 0 7 0 7-8-1-1 0-5-5-5-14 0-29 1-43 1s-29-1-42-1c-4 0-8 0-8 8 0 5 4 5 8 5 24 0 28 10 28 18 0 1 0 9-2 10-15 61-31 123-46 185-32-72-63-146-94-218-2-8-4-8-13-8-19 0-37 0-57 0-8 0-12 0-12 8 0 5 4 5 12 5 2 0 29 0 29 4-19 74-38 150-57 224-4 17-11 30-45 31-3 0-7 2-7 9 0 3 1 5 5 5 13 0 29-2 42-2 14 0 30 2 43 2 2 0 8 0 8-9 0-3-3-5-8-5-25 0-28-9-28-18 0-2 0-4 2-9 18-73 37-148 55-221 2 2 2 4 5 7 34 83 69 166 104 247 2 8 5 8 8 8 5 0 5-2 6-9 21-77 40-155 60-233z"><text:p/></draw:path><draw:path draw:style-name="gr166" draw:text-style-name="P11" svg:width="0.0827in" svg:height="0.0949in" svg:x="0.8689in" svg:y="0.0256in" svg:viewBox="0 0 211 242" svg:d="M197 131c7 0 14 0 14-9 0-8-7-8-14-8-60 0-119 0-179 0 5-56 53-97 113-97 21 0 44 0 66 0 7 0 14 0 14-9 0-8-7-8-14-8-23 0-45 0-67 0-72 0-130 55-130 122 0 68 58 120 130 120 22 0 44 0 67 0 7 0 14 0 14-8s-7-8-14-8c-22 0-45 0-66 0-60 0-108-39-113-95 60 0 119 0 179 0z"><text:p/></draw:path><draw:path draw:style-name="gr167" draw:text-style-name="P11" svg:width="0.1031in" svg:height="0.1055in" svg:x="1.0185in" svg:y="0.0087in" svg:viewBox="0 0 263 269" svg:d="M44 74c47 65 94 130 141 195 17 0 35 0 51 0 0-83 0-167 0-251 5 0 10 0 15 0 7 0 12-4 12-10s-5-8-12-8c-21 0-42 0-63 0-8 0-13 2-13 8s5 10 13 10c10 0 21 0 30 0 0 59 0 118 0 178-46-66-92-131-139-196-9 0-20 0-30 0-12 0-32 0-37 0-7 0-12 2-12 8s5 10 12 10c5 0 10 0 14 0 0 78 0 156 0 233-4 0-9 0-14 0-7 0-12 3-12 9s5 9 12 9c22 0 42 0 64 0 7 0 12-3 12-9s-5-9-12-9c-11 0-21 0-32 0 0-59 0-118 0-177zM44 42c0-8 0-16 0-24 9 0 16 0 24 0 51 70 100 140 150 210 0 8 0 16 0 23-7 0-15 0-22 0-51-70-101-139-152-209z"><text:p/></draw:path><draw:path draw:style-name="gr168" draw:text-style-name="P11" svg:width="0.0189in" svg:height="0.0492in" svg:x="1.1433in" svg:y="0.0972in" svg:viewBox="0 0 49 126" svg:d="M49 44c0-27-11-44-27-44-14 0-22 11-22 23 0 11 8 21 22 21 4 0 10-1 14-4 1-2 1-2 2-2 2 0 2 0 2 6 0 32-15 57-29 70-5 5-5 6-5 7 0 3 2 5 5 5 5 0 38-32 38-82z"><text:p/></draw:path><draw:path draw:style-name="gr169" draw:text-style-name="P11" svg:width="0.1008in" svg:height="0.1272in" svg:x="1.2165in" svg:y="0.0102in" svg:viewBox="0 0 257 324" svg:d="M248 132c6-2 9-6 9-10 0-3-1-7-9-9-76-37-154-73-231-109-6-4-6-3-9-4-6 0-8 5-8 8 0 6 2 8 7 10 75 35 148 70 222 104-73 34-147 69-221 102-8 4-8 8-8 10 0 5 4 8 8 8 2 0 2 0 8-2 78-36 154-72 232-108zM242 324c8 0 15 0 15-8 0-9-9-9-15-9-75 0-152 0-228 0-6 0-14 0-14 9 0 8 7 8 14 8 76 0 153 0 228 0z"><text:p/></draw:path><draw:path draw:style-name="gr170" draw:text-style-name="P11" svg:width="0.1394in" svg:height="0.1122in" svg:x="1.3843in" svg:y="0.002in" svg:viewBox="0 0 355 286" svg:d="M302 44c4-16 12-30 46-31 2 0 7 0 7-8-2-1 0-5-6-5-13 0-29 1-42 1-14 0-29-1-43-1-2 0-7 0-7 8 0 5 3 5 7 5 24 0 29 10 29 18 0 1-1 9-1 10-16 61-33 123-48 185-32-72-62-146-93-218-3-8-3-8-13-8-19 0-37 0-56 0-10 0-14 0-14 8 0 5 4 5 12 5 3 0 29 0 29 4-19 74-37 150-56 224-5 17-12 30-46 31-2 0-7 2-7 9 0 3 2 5 6 5 13 0 28-2 42-2s29 2 43 2c3 0 7 0 7-9 0-3-3-5-8-5-24 0-28-9-28-18 0-2 0-4 2-9 19-73 37-148 56-221 1 2 1 4 4 7 34 83 69 166 104 247 4 8 5 8 8 8 5 0 5-2 8-9 19-77 39-155 58-233z"><text:p/></draw:path><draw:path draw:style-name="gr171" draw:text-style-name="P11" svg:width="0.0189in" svg:height="0.0492in" svg:x="1.5346in" svg:y="0.0972in" svg:viewBox="0 0 49 126" svg:d="M49 44c0-27-11-44-27-44-14 0-22 11-22 23 0 11 8 21 22 21 6 0 10-1 15-4 1-2 1-2 1-2 2 0 2 0 2 6 0 32-15 57-29 70-5 5-5 6-5 7 0 3 2 5 5 5 5 0 38-32 38-82z"><text:p/></draw:path></draw:g></draw:g></text:p>
      <text:p text:style-name="P9">Donc : <draw:g text:anchor-type="as-char" svg:y="-0.2362in" draw:z-index="52" draw:style-name="gr1"><svg:title>TexMaths</svg:title><svg:desc>12§display§S_n = \frac{U_0 + \dots + U_{N-1}}{n+1} + \frac{U_N + \dots + U_n}{n+1} \ge \frac{U_0 + \dots + U_{N-1}}{n+1} + \frac{(n-N+1)r}{n+1}§svg§600§FALSE§</svg:desc><draw:g draw:style-name="gr2"><draw:path draw:style-name="gr98" draw:text-style-name="P10" svg:width="5.5472in" svg:height="0.3461in" svg:x="0.0004in" svg:y="0.0091in" svg:viewBox="0 0 14091 880" svg:d="M7047 880c-2350 0-4698 0-7047 0 0-293 0-586 0-880 4697 0 9394 0 14091 0 0 294 0 587 0 880-2348 0-4697 0-7044 0z"><text:p/></draw:path><draw:path draw:style-name="gr99" draw:text-style-name="P11" svg:width="0.098in" svg:height="0.1205in" svg:x="0.0008in" svg:y="0.1201in" svg:viewBox="0 0 250 307" svg:d="M250 5c0-1-2-5-5-5s-3 1-7 7c-8 9-14 16-21 24-11-20-33-31-60-31-54 0-104 49-104 100 0 34 21 54 43 60 16 3 30 7 46 12 15 3 38 9 38 44 0 38-35 78-76 78-26 0-73-10-73-62 0-10 1-20 3-22 0-2 0-2 0-4 0-3-3-4-5-4-3 0-3 1-4 2-2 1-25 97-25 98 0 3 1 5 4 5 2 0 2-1 8-7 7-9 13-17 20-24 18 25 47 31 71 31 58 0 108-56 108-109 0-29-14-43-21-49-10-10-16-11-53-21-10-2-25-7-29-8-11-4-25-16-25-37 0-35 33-71 73-71 35 0 61 18 61 66 0 13-2 20-2 23 0 1 0 5 6 5 3 0 5-2 6-9 7-31 15-61 23-92z"><text:p/></draw:path><draw:path draw:style-name="gr100" draw:text-style-name="P11" svg:width="0.0709in" svg:height="0.052in" svg:x="0.0992in" svg:y="0.2102in" svg:viewBox="0 0 181 133" svg:d="M23 112c-1 3-4 10-4 12 0 7 6 9 11 9s10-3 11-6 3-12 6-19c1-5 5-19 6-26 2-6 3-14 5-20 3-12 3-14 13-26 7-12 21-28 43-28 18 0 18 16 18 21 0 18-13 50-18 63-2 8-4 11-4 16 0 16 14 25 28 25 30 0 43-41 43-45s-3-3-5-4c-4 0-4 2-6 5-7 24-19 36-31 36-6 0-7-4-7-10 0-7 1-11 6-24 4-9 16-41 16-57 0-29-22-34-39-34-24 0-41 16-49 28-2-21-19-28-31-28-13 0-21 10-24 16-6 12-11 28-11 30 0 3 4 2 5 3 5 0 5-1 7-8 5-18 10-33 22-33 7 0 9 6 9 15 0 6-2 17-5 25-2 7-4 19-6 26-3 12-6 26-9 38z"><text:p/></draw:path><draw:path draw:style-name="gr101" draw:text-style-name="P11" svg:width="0.1102in" svg:height="0.0382in" svg:x="0.2394in" svg:y="0.1756in" svg:viewBox="0 0 281 98" svg:d="M266 17c6 0 15 0 15-9 0-8-9-8-15-8-84 0-168 0-252 0-6 0-14 0-14 8 0 9 8 9 14 9 84 0 168 0 252 0zM266 98c6 0 15 0 15-8s-9-8-15-8c-84 0-168 0-252 0-6 0-14 0-14 8s8 8 14 8c84 0 168 0 252 0z"><text:p/></draw:path><draw:path draw:style-name="gr102" draw:text-style-name="P11" svg:width="0.115in" svg:height="0.1161in" svg:x="0.4366in" svg:y="0.0118in" svg:viewBox="0 0 293 296" svg:d="M240 44c4-18 12-30 46-31 2 0 7-1 7-8 0-1 0-5-6-5-13 0-29 1-43 1-15 0-30-1-44-1-2 0-7 0-7 8 0 5 4 5 7 5 24 0 29 9 29 18 0 1-1 7-1 9-13 50-25 100-38 151-15 56-63 92-105 92-29 0-51-18-51-54 0-1 0-14 4-33 14-54 28-110 41-164 4-15 5-19 35-19 11 0 14 0 14-8 0-5-4-5-6-5-12 0-42 1-54 1s-42-1-54-1c-3 0-8 0-8 8 0 5 4 5 12 5 1 0 8 0 16 0 8 1 12 1 12 7 0 3-5 21-8 30-3 12-6 26-9 38-4 15-24 96-25 103-4 12-4 19-4 25 0 51 38 80 83 80 53 0 105-46 120-103 12-49 25-99 37-149z"><text:p/></draw:path><draw:path draw:style-name="gr103" draw:text-style-name="P11" svg:width="0.0539in" svg:height="0.0791in" svg:x="0.5445in" svg:y="0.0728in" svg:viewBox="0 0 138 202" svg:d="M138 102c0-32-5-56-18-77-10-13-28-25-50-25-70 0-70 80-70 102 0 20 0 100 70 100 68 0 68-80 68-100zM70 193c-15 0-33-7-39-32-3-17-3-41-3-63 0-21 0-44 4-61 6-23 24-29 38-29 15 0 31 10 36 27 4 15 4 37 4 63 0 22 0 44-3 62-6 27-27 33-37 33z"><text:p/></draw:path><draw:path draw:style-name="gr104" draw:text-style-name="P11" svg:width="0.1102in" svg:height="0.1102in" svg:x="0.6594in" svg:y="0.02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05" draw:text-style-name="P11" svg:width="0.0169in" svg:height="0.0169in" svg:x="0.8303in" svg:y="0.0744in" svg:viewBox="0 0 44 44" svg:d="M44 23c0-12-9-23-21-23s-23 11-23 23 11 21 23 21 21-9 21-21z"><text:p/></draw:path><draw:path draw:style-name="gr106" draw:text-style-name="P11" svg:width="0.0177in" svg:height="0.0169in" svg:x="0.9043in" svg:y="0.0744in" svg:viewBox="0 0 46 44" svg:d="M46 23c0-12-11-23-23-23s-23 11-23 23 11 21 23 21 23-9 23-21z"><text:p/></draw:path><draw:path draw:style-name="gr107" draw:text-style-name="P11" svg:width="0.0177in" svg:height="0.0169in" svg:x="0.978in" svg:y="0.0744in" svg:viewBox="0 0 46 44" svg:d="M46 23c0-12-11-23-23-23s-23 11-23 23 11 21 23 21 23-9 23-21z"><text:p/></draw:path><draw:path draw:style-name="gr108" draw:text-style-name="P11" svg:width="0.1098in" svg:height="0.1102in" svg:x="1.0563in" svg:y="0.028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109" draw:text-style-name="P11" svg:width="0.1146in" svg:height="0.1161in" svg:x="1.224in" svg:y="0.0118in" svg:viewBox="0 0 292 296" svg:d="M240 44c4-18 11-30 44-31 3 0 8-1 8-8 0-1 0-5-5-5-15 0-29 1-43 1-15 0-30-1-45-1-2 0-7 0-7 8 0 5 5 5 7 5 25 0 29 9 29 18 0 1 0 7-1 9-12 50-25 100-37 151-15 56-64 92-106 92-29 0-52-18-52-54 0-1 0-14 5-33 13-54 28-110 41-164 4-15 5-19 36-19 11 0 14 0 14-8 0-5-4-5-6-5-12 0-42 1-54 1s-42-1-54-1c-3 0-8 0-8 8 0 5 4 5 12 5 5 0 8 0 16 0 7 1 12 1 12 7 0 3-5 21-8 30-3 12-6 26-9 38-4 15-24 96-27 103-2 12-2 19-2 25 0 51 38 80 83 80 53 0 105-46 119-103 13-49 25-99 38-149z"><text:p/></draw:path><draw:path draw:style-name="gr110" draw:text-style-name="P11" svg:width="0.1031in" svg:height="0.0791in" svg:x="1.3343in" svg:y="0.0705in" svg:viewBox="0 0 263 202" svg:d="M226 32c3-10 8-20 32-21 1 0 5 0 5-6 0-3-1-5-4-5-9 0-20 1-31 1-7 0-24-1-31-1-1 0-6 0-6 7 0 4 3 4 7 4 13 0 18 5 18 12 0 2 0 3-1 7-11 43-21 85-31 128-26-51-51-102-76-153-2-5-2-5-10-5-13 0-27 0-40 0-6 0-10 0-10 7 0 4 4 4 10 4s13 0 19 1c-13 53-27 106-40 158-2 11-7 21-31 21-1 0-6 1-6 6 0 3 2 5 5 5 9 0 20-2 31-2 6 0 24 2 31 2 3 0 6-2 6-6s-3-5-7-5c-19 0-19-9-19-12 0-1 0-3 1-7 13-51 25-101 38-152 29 59 58 118 87 177 2 5 3 5 6 5 5 0 5-2 6-6 13-54 27-110 41-164z"><text:p/></draw:path><draw:path draw:style-name="gr111" draw:text-style-name="P11" svg:width="0.078in" svg:height="0.0051in" svg:x="1.4567in" svg:y="0.1181in" svg:viewBox="0 0 199 14" svg:d="M187 14c5 0 12 0 12-7s-7-7-12-7c-59 0-116 0-175 0-5 0-12 0-12 6 0 8 7 8 12 8 59 0 116 0 175 0z"><text:p/></draw:path><draw:path draw:style-name="gr112" draw:text-style-name="P11" svg:width="0.0417in" svg:height="0.0768in" svg:x="1.5606in" svg:y="0.0728in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113" draw:text-style-name="P11" svg:width="1.1965in" svg:height="0.0063in" svg:x="0.4256in" svg:y="0.1917in" svg:viewBox="0 0 3040 17" svg:d="M1519 17c-506 0-1013 0-1519 0 0-6 0-11 0-17 1013 0 2027 0 3040 0 0 6 0 11 0 17-508 0-1014 0-1521 0z"><text:p/></draw:path><draw:path draw:style-name="gr114" draw:text-style-name="P11" svg:width="0.0898in" svg:height="0.0748in" svg:x="0.8358in" svg:y="0.2772in" svg:viewBox="0 0 229 191" svg:d="M25 161c-1 6-3 15-3 18 0 7 6 12 12 12 4 0 13-4 15-12 0-1 6-22 9-31 2-14 6-26 8-39 4-9 6-18 7-27 3-8 6-21 6-22 6-13 29-52 69-52 19 0 22 16 22 30 0 27-20 80-27 99-4 9-4 14-4 19 0 19 15 35 35 35 40 0 55-63 55-66 0-4-3-4-5-4-4 0-4 1-7 7-8 29-21 53-43 53-7 0-10-5-10-14 0-11 4-21 8-30 8-22 26-69 26-93 0-27-18-44-49-44-37 0-59 26-66 36-1-24-19-36-39-36-19 0-27 16-31 24-7 13-13 38-13 41s4 2 5 3c5 0 5 0 7-9 7-30 16-51 31-51 9 0 13 6 13 20 0 9-1 14-7 36-8 32-15 64-24 97z"><text:p/></draw:path><draw:path draw:style-name="gr115" draw:text-style-name="P11" svg:width="0.1098in" svg:height="0.1102in" svg:x="0.9768in" svg:y="0.2535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116" draw:text-style-name="P11" svg:width="0.0543in" svg:height="0.1102in" svg:x="1.1484in" svg:y="0.2398in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117" draw:text-style-name="P11" svg:width="0.1098in" svg:height="0.1102in" svg:x="1.6886in" svg:y="0.1398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118" draw:text-style-name="P11" svg:width="0.115in" svg:height="0.1161in" svg:x="1.876in" svg:y="0.0118in" svg:viewBox="0 0 293 296" svg:d="M240 44c4-18 11-30 46-31 1 0 7-1 7-8 0-1 0-5-6-5-15 0-29 1-43 1-15 0-30-1-44-1-3 0-8 0-8 8 0 5 5 5 8 5 24 0 28 9 28 18 0 1 0 7-1 9-12 50-25 100-37 151-15 56-64 92-106 92-29 0-52-18-52-54 0-1 0-14 5-33 13-54 28-110 41-164 5-15 5-19 36-19 11 0 14 0 14-8 0-5-4-5-6-5-12 0-42 1-54 1s-42-1-54-1c-3 0-8 0-8 8 0 5 4 5 12 5 5 0 8 0 16 0 7 1 12 1 12 7 0 3-5 21-8 30-3 12-6 26-9 38-4 15-24 96-27 103-2 12-2 19-2 25 0 51 38 80 83 80 53 0 105-46 119-103 13-49 25-99 38-149z"><text:p/></draw:path><draw:path draw:style-name="gr119" draw:text-style-name="P11" svg:width="0.1035in" svg:height="0.0791in" svg:x="1.9862in" svg:y="0.0705in" svg:viewBox="0 0 264 202" svg:d="M227 32c2-10 7-20 31-21 1 0 6 0 6-6 0-3-2-5-5-5-9 0-20 1-31 1-7 0-24-1-31-1-1 0-6 0-6 7 0 4 3 4 7 4 13 0 18 5 18 12 0 2 0 3-1 7-11 43-21 85-31 128-26-51-51-102-76-153-2-5-2-5-10-5-13 0-27 0-40 0-6 0-10 0-10 7 0 4 4 4 10 4s13 0 19 1c-13 53-27 106-40 158-2 11-7 21-30 21-2 0-7 1-7 6 0 3 2 5 5 5 9 0 20-2 31-2 7 0 24 2 31 2 3 0 6-2 6-6s-3-5-7-5c-19 0-19-9-19-12 0-1 0-3 1-7 13-51 25-101 38-152 29 59 58 118 87 177 2 5 3 5 6 5 5 0 5-2 6-6 14-54 27-110 42-164z"><text:p/></draw:path><draw:path draw:style-name="gr120" draw:text-style-name="P11" svg:width="0.1098in" svg:height="0.1102in" svg:x="2.1504in" svg:y="0.028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121" draw:text-style-name="P11" svg:width="0.0169in" svg:height="0.0169in" svg:x="2.3217in" svg:y="0.0744in" svg:viewBox="0 0 44 44" svg:d="M44 23c0-12-10-23-22-23s-22 11-22 23 10 21 22 21 22-9 22-21z"><text:p/></draw:path><draw:path draw:style-name="gr122" draw:text-style-name="P11" svg:width="0.0169in" svg:height="0.0169in" svg:x="2.3953in" svg:y="0.0744in" svg:viewBox="0 0 44 44" svg:d="M44 23c0-12-10-23-22-23-14 0-22 11-22 23s8 21 22 21c12 0 22-9 22-21z"><text:p/></draw:path><draw:path draw:style-name="gr123" draw:text-style-name="P11" svg:width="0.0169in" svg:height="0.0169in" svg:x="2.4689in" svg:y="0.0744in" svg:viewBox="0 0 44 44" svg:d="M44 23c0-12-9-23-21-23-13 0-23 11-23 23s10 21 23 21c12 0 21-9 21-21z"><text:p/></draw:path><draw:path draw:style-name="gr124" draw:text-style-name="P11" svg:width="0.1102in" svg:height="0.1102in" svg:x="2.5469in" svg:y="0.02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25" draw:text-style-name="P11" svg:width="0.115in" svg:height="0.1161in" svg:x="2.7146in" svg:y="0.0118in" svg:viewBox="0 0 293 296" svg:d="M240 44c5-18 12-30 46-31 2 0 7-1 7-8 0-1 0-5-6-5-13 0-28 1-42 1-15 0-30-1-45-1-2 0-7 0-7 8 0 5 4 5 7 5 24 0 29 9 29 18 0 1-1 7-1 9-13 50-25 100-38 151-15 56-63 92-105 92-29 0-51-18-51-54 0-1 0-14 4-33 14-54 28-110 41-164 4-15 5-19 35-19 12 0 14 0 14-8 0-5-4-5-6-5-10 0-42 1-54 1s-42-1-54-1c-3 0-8 0-8 8 0 5 5 5 12 5 1 0 10 0 17 0 7 1 11 1 11 7 0 3-5 21-8 30-3 12-6 26-9 38-4 15-24 96-25 103-4 12-4 19-4 25 0 51 38 80 83 80 54 0 105-46 120-103 12-49 25-99 37-149z"><text:p/></draw:path><draw:path draw:style-name="gr126" draw:text-style-name="P11" svg:width="0.0709in" svg:height="0.052in" svg:x="2.822in" svg:y="0.0984in" svg:viewBox="0 0 181 133" svg:d="M23 112c-1 3-4 10-4 12 0 6 6 9 11 9s8-5 11-7c2-2 5-12 6-18s5-19 6-26c2-8 3-14 5-21 3-12 4-14 13-26 8-12 21-27 44-27 17 0 17 15 17 21 0 18-12 50-17 62-3 9-5 11-5 16 0 15 14 26 28 26 30 0 43-41 43-45s-3-4-5-4c-4 0-4 1-6 5-7 24-19 36-31 36-6 0-7-5-7-11 0-7 1-11 7-24 4-8 16-40 16-56 0-29-23-34-39-34-25 0-42 14-50 26-2-20-19-26-31-26-13 0-19 8-24 16-6 10-11 27-11 28 0 5 5 5 6 5 4 0 4-1 6-9 5-17 10-32 22-32 7 0 9 6 9 15 0 5-2 15-5 24-2 8-4 20-6 26-3 13-6 25-9 39z"><text:p/></draw:path><draw:path draw:style-name="gr127" draw:text-style-name="P11" svg:width="1.0425in" svg:height="0.0063in" svg:x="1.8646in" svg:y="0.1917in" svg:viewBox="0 0 2649 17" svg:d="M1325 17c-442 0-883 0-1325 0 0-6 0-11 0-17 883 0 1765 0 2649 0 0 6 0 11 0 17-442 0-882 0-1324 0z"><text:p/></draw:path><draw:path draw:style-name="gr128" draw:text-style-name="P11" svg:width="0.0894in" svg:height="0.0748in" svg:x="2.1984in" svg:y="0.2772in" svg:viewBox="0 0 228 191" svg:d="M25 161c-1 6-5 15-5 18 0 7 6 12 14 12 4 0 12-4 15-12 0-1 5-22 7-31 4-14 6-26 10-39 2-9 5-18 7-27 1-8 5-21 6-22 6-13 29-52 69-52 19 0 22 16 22 30 0 27-20 80-27 99-4 9-4 14-4 19 0 19 15 35 34 35 39 0 55-63 55-66 0-4-4-4-5-4-3 0-3 1-6 7-8 29-23 53-43 53-7 0-10-5-10-14 0-11 4-21 8-30 8-22 25-69 25-93 0-27-18-44-48-44-39 0-59 26-66 36-3-24-19-36-39-36-19 0-27 16-32 24-6 13-12 38-12 41s4 3 5 3c5 0 5 0 7-9 7-30 16-51 31-51 9 0 13 6 13 20 0 9-1 14-7 36-8 32-15 64-24 97z"><text:p/></draw:path><draw:path draw:style-name="gr129" draw:text-style-name="P11" svg:width="0.1102in" svg:height="0.1102in" svg:x="2.339in" svg:y="0.2535in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130" draw:text-style-name="P11" svg:width="0.0543in" svg:height="0.1102in" svg:x="2.5106in" svg:y="0.2398in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131" draw:text-style-name="P11" svg:width="0.1012in" svg:height="0.1276in" svg:x="2.987in" svg:y="0.1319in" svg:viewBox="0 0 258 325" svg:d="M250 131c6-3 8-5 8-10 0-3-2-6-8-9-78-36-155-74-233-110-6-2-7-2-9-2-4 0-8 4-8 8 0 5 4 8 8 9 74 35 148 69 221 104-73 35-146 70-219 105-10 3-10 7-10 9 0 5 4 9 8 9 2 0 3 0 8-4 78-37 156-73 234-109zM244 325c7 0 14 0 14-8 0-9-10-9-16-9-75 0-151 0-226 0-6 0-16 0-16 9 0 8 7 8 14 8 77 0 153 0 230 0z"><text:p/></draw:path><draw:path draw:style-name="gr132" draw:text-style-name="P11" svg:width="0.1146in" svg:height="0.1161in" svg:x="3.1795in" svg:y="0.0118in" svg:viewBox="0 0 292 296" svg:d="M239 44c5-18 12-30 45-31 3 0 8-1 8-8 0-1 0-5-5-5-15 0-29 1-43 1-15 0-30-1-45-1-2 0-7 0-7 8 0 5 4 5 7 5 24 0 29 9 29 18 0 1-1 7-1 9-13 50-25 100-39 151-14 56-62 92-104 92-29 0-52-18-52-54 0-1 0-14 5-33 13-54 28-110 41-164 4-15 5-19 36-19 11 0 13 0 13-8 0-5-3-5-5-5-12 0-43 1-54 1-13 0-43-1-55-1-3 0-7 0-7 8 0 5 4 5 11 5 1 0 9 0 17 0 7 1 10 1 10 7 0 3-4 21-7 30-2 12-6 26-8 38-5 15-25 96-27 103-2 12-2 19-2 25 0 51 38 80 83 80 53 0 104-46 119-103 12-49 25-99 37-149z"><text:p/></draw:path><draw:path draw:style-name="gr133" draw:text-style-name="P11" svg:width="0.0535in" svg:height="0.0791in" svg:x="3.2878in" svg:y="0.0728in" svg:viewBox="0 0 137 202" svg:d="M137 102c0-32-4-56-18-77-9-13-27-25-51-25-68 0-68 80-68 102 0 20 0 100 68 100 69 0 69-80 69-100zM68 193c-13 0-31-7-37-32-5-17-5-41-5-63 0-21 0-44 5-61 6-23 25-29 37-29 16 0 32 10 36 27 5 15 6 37 6 63 0 22 0 44-4 62-6 27-26 33-38 33z"><text:p/></draw:path><draw:path draw:style-name="gr134" draw:text-style-name="P11" svg:width="0.1102in" svg:height="0.1102in" svg:x="3.402in" svg:y="0.028in" svg:viewBox="0 0 281 281" svg:d="M150 149c40 0 78 0 118 0 4 0 13 0 13-9 0-8-9-8-13-8-40 0-78 0-118 0 0-40 0-79 0-119 0-6-1-13-10-13s-8 7-8 13c0 40 0 79 0 119-40 0-78 0-118 0-6 0-14 0-14 8 0 9 8 9 14 9 40 0 78 0 118 0 0 38 0 78 0 117 0 6-1 15 8 15s10-9 10-15c0-39 0-79 0-117z"><text:p/></draw:path><draw:path draw:style-name="gr135" draw:text-style-name="P11" svg:width="0.0177in" svg:height="0.0169in" svg:x="3.5732in" svg:y="0.0744in" svg:viewBox="0 0 46 44" svg:d="M46 23c0-12-11-23-23-23s-23 11-23 23 11 21 23 21 23-9 23-21z"><text:p/></draw:path><draw:path draw:style-name="gr136" draw:text-style-name="P11" svg:width="0.0169in" svg:height="0.0169in" svg:x="3.6472in" svg:y="0.0744in" svg:viewBox="0 0 44 44" svg:d="M44 23c0-12-10-23-22-23s-22 11-22 23 10 21 22 21 22-9 22-21z"><text:p/></draw:path><draw:path draw:style-name="gr137" draw:text-style-name="P11" svg:width="0.0169in" svg:height="0.0169in" svg:x="3.7213in" svg:y="0.0744in" svg:viewBox="0 0 44 44" svg:d="M44 23c0-12-10-23-22-23-14 0-22 11-22 23s8 21 22 21c12 0 22-9 22-21z"><text:p/></draw:path><draw:path draw:style-name="gr138" draw:text-style-name="P11" svg:width="0.1102in" svg:height="0.1102in" svg:x="3.7992in" svg:y="0.02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39" draw:text-style-name="P11" svg:width="0.115in" svg:height="0.1161in" svg:x="3.9669in" svg:y="0.0118in" svg:viewBox="0 0 293 296" svg:d="M240 44c4-18 12-30 46-31 2 0 7-1 7-8 0-1 0-5-6-5-13 0-29 1-43 1-15 0-30-1-44-1-2 0-7 0-7 8 0 5 4 5 7 5 24 0 29 9 29 18 0 1-1 7-1 9-13 50-25 100-38 151-15 56-63 92-105 92-29 0-51-18-51-54 0-1 0-14 4-33 14-54 28-110 41-164 4-15 4-19 35-19 11 0 14 0 14-8 0-5-4-5-6-5-12 0-42 1-54 1s-42-1-54-1c-3 0-8 0-8 8 0 5 4 5 12 5 1 0 8 0 16 0 8 1 12 1 12 7 0 3-5 21-8 30-3 12-6 26-9 38-4 15-24 96-25 103-4 12-4 19-4 25 0 51 38 80 83 80 53 0 105-46 120-103 12-49 25-99 37-149z"><text:p/></draw:path><draw:path draw:style-name="gr140" draw:text-style-name="P11" svg:width="0.1031in" svg:height="0.0791in" svg:x="4.0772in" svg:y="0.0705in" svg:viewBox="0 0 263 202" svg:d="M226 32c2-10 7-20 31-21 1 0 6 0 6-6 0-3-1-5-5-5-10 0-20 1-30 1-7 0-25-1-32-1-2 0-5 0-5 7 0 4 3 4 6 4 14 0 19 5 19 12 0 2-1 3-1 7-11 43-22 85-33 128-25-51-50-102-75-153-3-5-3-5-10-5-13 0-27 0-41 0-4 0-9 0-9 7 0 4 3 4 11 4 6 0 12 0 18 1-14 53-27 106-40 158-2 11-7 21-30 21-2 0-6 1-6 6 0 3 2 5 4 5 9 0 21-2 31-2 7 0 24 2 31 2 2 0 6-2 6-6s-4-5-7-5c-18 0-18-9-18-12 0-1 0-3 1-7 12-51 25-101 37-152 29 59 58 118 87 177 2 5 3 5 6 5 4 0 4-2 7-6 13-54 27-110 41-164z"><text:p/></draw:path><draw:path draw:style-name="gr141" draw:text-style-name="P11" svg:width="0.078in" svg:height="0.0051in" svg:x="4.1992in" svg:y="0.1181in" svg:viewBox="0 0 199 14" svg:d="M188 14c5 0 11 0 11-7s-6-7-11-7c-58 0-117 0-176 0-5 0-12 0-12 6 0 8 7 8 12 8 59 0 118 0 176 0z"><text:p/></draw:path><draw:path draw:style-name="gr142" draw:text-style-name="P11" svg:width="0.0421in" svg:height="0.0768in" svg:x="4.3031in" svg:y="0.0728in" svg:viewBox="0 0 108 196" svg:d="M67 8c0-8-1-8-9-8-18 18-46 19-58 19 0 4 0 7 0 11 7 0 26 0 43-8 0 50 0 99 0 150 0 9 0 13-30 13-3 0-7 0-11 0 0 3 0 7 0 11 5 0 41-2 53-2 9 0 46 2 53 2 0-4 0-8 0-11-4 0-8 0-12 0-29 0-29-4-29-13 0-54 0-110 0-164z"><text:p/></draw:path><draw:path draw:style-name="gr143" draw:text-style-name="P11" svg:width="1.1965in" svg:height="0.0063in" svg:x="3.1681in" svg:y="0.1917in" svg:viewBox="0 0 3040 17" svg:d="M1521 17c-507 0-1015 0-1521 0 0-6 0-11 0-17 1013 0 2027 0 3040 0 0 6 0 11 0 17-507 0-1013 0-1519 0z"><text:p/></draw:path><draw:path draw:style-name="gr144" draw:text-style-name="P11" svg:width="0.0894in" svg:height="0.0748in" svg:x="3.5787in" svg:y="0.2772in" svg:viewBox="0 0 228 191" svg:d="M24 161c-1 6-4 15-4 18 0 7 6 12 12 12s14-4 16-12c1-1 6-22 8-31 4-14 6-26 10-39 2-9 5-18 7-27 1-8 5-21 5-22 7-13 29-52 70-52 18 0 22 16 22 30 0 27-21 80-27 99-4 9-5 14-5 19 0 19 16 35 35 35 39 0 55-63 55-66 0-4-4-4-5-4-5 0-5 1-6 7-8 29-23 53-43 53-7 0-11-5-11-14 0-11 4-21 9-30 7-22 25-69 25-93 0-27-18-44-48-44-39 0-59 26-66 36-3-24-19-36-39-36s-27 16-32 24c-6 13-12 38-12 41s4 3 5 3c3 0 5 0 7-9 7-30 16-51 30-51 8 0 13 6 13 20 0 9-1 14-6 36-8 32-17 64-25 97z"><text:p/></draw:path><draw:path draw:style-name="gr145" draw:text-style-name="P11" svg:width="0.1102in" svg:height="0.1102in" svg:x="3.7197in" svg:y="0.2535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146" draw:text-style-name="P11" svg:width="0.0543in" svg:height="0.1102in" svg:x="3.8913in" svg:y="0.2398in" svg:viewBox="0 0 139 281" svg:d="M86 11c0-10 0-11-9-11-27 26-64 26-77 26 0 5 0 9 0 14 8 0 34 0 55-11 0 73 0 145 0 218 0 16-1 20-38 20-5 0-10 0-15 0 0 4 0 9 0 14 16-2 52-2 69-2s54 0 68 2c0-5 0-10 0-14-5 0-8 0-13 0-38 0-40-4-40-20 0-79 0-157 0-236z"><text:p/></draw:path><draw:path draw:style-name="gr147" draw:text-style-name="P11" svg:width="0.1102in" svg:height="0.1102in" svg:x="4.4311in" svg:y="0.1398in" svg:viewBox="0 0 281 281" svg:d="M149 149c39 0 78 0 117 0 6 0 15 0 15-9 0-8-9-8-15-8-39 0-78 0-117 0 0-40 0-78 0-118 0-6 0-14-9-14-8 0-8 8-8 14 0 40 0 78 0 118-40 0-79 0-119 0-5 0-13 0-13 8 0 9 8 9 13 9 40 0 79 0 119 0 0 38 0 78 0 117 0 6 0 15 8 15 9 0 9-9 9-15 0-39 0-79 0-117z"><text:p/></draw:path><draw:path draw:style-name="gr148" draw:text-style-name="P11" svg:width="0.0378in" svg:height="0.1654in" svg:x="4.6244in" svg:y="0.0004in" svg:viewBox="0 0 97 421" svg:d="M97 417c0-1 0-2-7-9-53-53-66-133-66-197 0-73 16-146 68-199 5-6 5-6 5-7 0-4-1-5-3-5-5 0-44 29-68 83-21 45-26 92-26 128 0 33 4 84 28 131 25 51 61 79 66 79 2 0 3-1 3-4z"><text:p/></draw:path><draw:path draw:style-name="gr149" draw:text-style-name="P11" svg:width="0.0894in" svg:height="0.0748in" svg:x="4.6776in" svg:y="0.0516in" svg:viewBox="0 0 228 191" svg:d="M24 162c-1 6-4 16-4 18 0 7 6 11 12 11s14-3 16-12c1 0 6-21 8-30 4-13 6-25 10-39 2-9 5-19 7-28 1-8 5-20 5-21 7-13 29-51 70-51 18 0 22 15 22 30 0 25-21 79-27 97-4 9-5 15-5 20 0 19 16 34 35 34 39 0 55-61 55-65s-4-4-5-4c-5 0-5 2-6 8-8 28-23 52-43 52-7 0-11-4-11-14 0-11 5-20 9-30 7-23 25-68 25-92 0-29-18-46-48-46-39 0-59 28-66 37-3-24-19-37-39-37s-27 17-32 24c-6 14-12 40-12 41 0 5 4 5 5 5 3 0 5 0 7-10 7-30 16-50 30-50 10 0 13 6 13 19 0 9-1 13-6 36-8 32-17 65-25 97z"><text:p/></draw:path><draw:path draw:style-name="gr150" draw:text-style-name="P11" svg:width="0.1008in" svg:height="0.0063in" svg:x="4.8228in" svg:y="0.0803in" svg:viewBox="0 0 257 17" svg:d="M242 17c8 0 15 0 15-9 0-8-7-8-15-8-75 0-152 0-228 0-7 0-14 0-14 8 0 9 7 9 14 9 76 0 153 0 228 0z"><text:p/></draw:path><draw:path draw:style-name="gr151" draw:text-style-name="P11" svg:width="0.1394in" svg:height="0.1126in" svg:x="4.9815in" svg:y="0.0118in" svg:viewBox="0 0 355 287" svg:d="M302 44c4-16 11-30 46-31 1 0 7-1 7-8 0-1 0-5-6-5-14 0-29 1-43 1s-29-1-42-1c-4 0-8 0-8 8 0 5 4 5 8 5 24 0 28 9 28 18 0 1 0 7-2 9-15 62-31 124-46 188-32-73-63-148-94-221-2-7-4-7-13-7-19 0-37 0-57 0-8 0-12 0-12 8 0 5 4 5 12 5 2 0 29 0 29 4-19 75-37 150-56 225-5 17-12 31-46 33-3 0-7 0-7 8 0 2 1 4 5 4 13 0 29-2 42-2 14 0 30 2 44 2 1 0 7 0 7-9 0-3-3-3-8-3-25-2-28-11-28-19 0-3 0-5 2-10 18-74 37-148 55-222 2 2 2 4 5 7 34 83 69 166 104 248 4 8 5 8 8 8 5 0 5-2 6-9 21-78 40-156 60-234z"><text:p/></draw:path><draw:path draw:style-name="gr152" draw:text-style-name="P11" svg:width="0.1102in" svg:height="0.1102in" svg:x="5.1724in" svg:y="0.028in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53" draw:text-style-name="P11" svg:width="0.0543in" svg:height="0.1094in" svg:x="5.3441in" svg:y="0.0146in" svg:viewBox="0 0 139 279" svg:d="M86 11c0-11 0-11-9-11-25 26-63 26-77 26 0 5 0 9 0 14 8 0 34 0 55-11 0 73 0 145 0 218 0 14-1 20-38 20-5 0-10 0-15 0 0 4 0 8 0 12 16-1 52-1 69-1s54 0 68 1c0-4 0-8 0-12-5 0-8 0-13 0-38 0-40-4-40-20 0-79 0-157 0-236z"><text:p/></draw:path><draw:path draw:style-name="gr154" draw:text-style-name="P11" svg:width="0.0378in" svg:height="0.1654in" svg:x="5.422in" svg:y="0.0004in" svg:viewBox="0 0 97 421" svg:d="M97 211c0-33-5-84-27-132-26-51-62-79-66-79-3 0-4 2-4 5 0 1 0 1 8 9 41 42 65 108 65 197 0 72-15 145-68 199-5 5-5 6-5 7 0 3 1 4 4 4 4 0 42-29 67-82 21-46 26-93 26-128z"><text:p/></draw:path><draw:path draw:style-name="gr155" draw:text-style-name="P11" svg:width="0.0673in" svg:height="0.0748in" svg:x="5.4819in" svg:y="0.0516in" svg:viewBox="0 0 172 191" svg:d="M24 162c-1 6-4 16-4 18 0 7 6 11 12 11s14-3 16-12c1-1 16-59 17-66 3-15 12-43 14-55 1-5 13-26 23-34 4-4 16-14 35-14 11 0 11 3 17 4-12 3-22 12-22 24 0 6 4 15 16 15 10 0 24-10 24-25s-15-28-35-28c-28 0-47 22-54 32-4-18-19-32-39-32s-27 17-31 24c-8 14-13 40-13 41 0 5 4 5 5 5 3 0 5 0 7-10 7-30 16-50 30-50 7 0 13 3 13 19 0 9-1 13-6 36-8 32-17 65-25 97z"><text:p/></draw:path><draw:path draw:style-name="gr156" draw:text-style-name="P11" svg:width="0.9484in" svg:height="0.0063in" svg:x="4.6079in" svg:y="0.1917in" svg:viewBox="0 0 2410 17" svg:d="M1205 17c-402 0-803 0-1205 0 0-6 0-11 0-17 803 0 1607 0 2410 0 0 6 0 11 0 17-402 0-803 0-1205 0z"><text:p/></draw:path><draw:path draw:style-name="gr157" draw:text-style-name="P11" svg:width="0.0894in" svg:height="0.0748in" svg:x="4.8941in" svg:y="0.2772in" svg:viewBox="0 0 228 191" svg:d="M25 161c-1 6-5 15-5 18 0 7 6 12 14 12 4 0 12-4 15-12 0-1 5-22 7-31 4-14 6-26 10-39 2-9 5-18 7-27 1-8 5-21 6-22 6-13 28-52 69-52 19 0 22 16 22 30 0 27-20 80-27 99-4 9-4 14-4 19 0 19 15 35 34 35 39 0 55-63 55-66 0-4-4-4-5-4-3 0-3 1-6 7-8 29-23 53-43 53-7 0-10-5-10-14 0-11 4-21 8-30 8-22 25-69 25-93 0-27-18-44-48-44-39 0-59 26-66 36-3-24-19-36-39-36-19 0-27 16-32 24-6 13-12 38-12 41s4 3 5 3c5 0 5 0 7-9 7-30 16-51 31-51 9 0 13 6 13 20 0 9-1 14-7 36-8 32-15 64-24 97z"><text:p/></draw:path><draw:path draw:style-name="gr158" draw:text-style-name="P11" svg:width="0.1102in" svg:height="0.1102in" svg:x="5.035in" svg:y="0.2535in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159" draw:text-style-name="P11" svg:width="0.0543in" svg:height="0.1102in" svg:x="5.2067in" svg:y="0.2398in" svg:viewBox="0 0 139 281" svg:d="M86 11c0-10 0-11-9-11-25 26-63 26-77 26 0 5 0 9 0 14 8 0 34 0 55-11 0 73 0 145 0 218 0 16-1 20-38 20-5 0-9 0-13 0 0 4 0 9 0 14 14-2 49-2 67-2 17 0 54 0 68 2 0-5 0-10 0-14-5 0-8 0-13 0-37 0-40-4-40-20 0-79 0-157 0-236z"><text:p/></draw:path></draw:g></draw:g></text:p>
      <text:p text:style-name="P9">Comme <draw:g text:anchor-type="as-char" svg:y="-0.2252in" draw:z-index="53" draw:style-name="gr1"><svg:title>TexMaths</svg:title><svg:desc>12§display§\frac{n-N+1}{n+1} \toinf 1, \exists N_2 \in \N, N_2 \ge N§svg§600§FALSE§</svg:desc><draw:g draw:style-name="gr2"><draw:path draw:style-name="gr70" draw:text-style-name="P10" svg:width="2.6315in" svg:height="0.335in" svg:x="0.0087in" svg:y="0.0091in" svg:viewBox="0 0 6685 852" svg:d="M3344 852c-1115 0-2229 0-3344 0 0-284 0-568 0-852 2229 0 4456 0 6685 0 0 284 0 568 0 852-1114 0-2228 0-3341 0z"><text:p/></draw:path><draw:path draw:style-name="gr71" draw:text-style-name="P11" svg:width="0.0898in" svg:height="0.0748in" svg:x="0.0051in" svg:y="0.0402in" svg:viewBox="0 0 229 191" svg:d="M25 161c-1 7-3 16-3 18 0 8 6 12 12 12 4 0 13-4 15-12 1-2 6-21 9-32 3-12 6-25 9-37 3-9 5-19 7-28 2-8 5-20 5-22 6-12 29-50 69-50 19 0 22 15 22 28 0 27-20 81-26 99-5 9-5 14-5 19 0 20 15 35 35 35 40 0 55-62 55-65 0-5-3-5-5-5-4 0-4 1-7 8-8 29-21 52-42 52-7 0-11-4-11-13 0-11 4-22 8-30 8-23 26-70 26-94 0-27-18-44-49-44-37 0-58 26-65 36-2-23-20-36-40-36-19 0-27 17-31 24-7 14-13 40-13 41 0 3 5 3 6 3 4 0 5 0 7-9 7-30 16-49 30-49 9 0 13 4 13 19 0 8-1 13-6 35-8 32-16 64-25 97z"><text:p/></draw:path><draw:path draw:style-name="gr72" draw:text-style-name="P11" svg:width="0.1012in" svg:height="0.0063in" svg:x="0.1504in" svg:y="0.0689in" svg:viewBox="0 0 258 17" svg:d="M244 17c7 0 14 0 14-9 0-8-7-8-14-8-76 0-153 0-228 0-8 0-16 0-16 8 0 9 8 9 16 9 75 0 152 0 228 0z"><text:p/></draw:path><draw:path draw:style-name="gr73" draw:text-style-name="P11" svg:width="0.1394in" svg:height="0.113in" svg:x="0.3094in" svg:y="0.0004in" svg:viewBox="0 0 355 288" svg:d="M302 44c5-16 12-30 46-31 2 0 7 0 7-8-1-1 0-5-5-5-14 0-28 1-43 1-14 0-29-1-43-1-2 0-7 0-7 8 0 5 5 5 7 5 24 0 29 10 29 19 0 2 0 8-1 9-16 62-32 124-47 187-31-73-63-146-94-220-3-7-3-8-13-8-19 0-37 0-56 0-9 0-12 0-12 8 0 5 3 5 12 5 1 0 27 0 27 4-19 75-37 151-56 226-4 17-11 30-46 31-2 0-7 2-7 9 0 3 2 5 6 5 13 0 29-2 42-2 14 0 30 2 43 2 3 0 9 0 9-9 0-3-5-5-9-5-25 0-29-9-29-18 0-3 2-4 3-9 18-74 37-149 55-223 2 2 2 4 4 8 34 83 70 165 105 247 3 7 4 9 9 9 3 0 3-2 6-9 19-79 39-157 58-235z"><text:p/></draw:path><draw:path draw:style-name="gr74" draw:text-style-name="P11" svg:width="0.1102in" svg:height="0.1098in" svg:x="0.5008in" svg:y="0.0165in" svg:viewBox="0 0 281 280" svg:d="M149 149c39 0 78 0 117 0 6 0 15 0 15-9 0-8-9-8-15-8-39 0-78 0-117 0 0-40 0-78 0-118 0-6 0-14-9-14-8 0-8 8-8 14 0 40 0 78 0 118-40 0-78 0-118 0-6 0-14 0-14 8 0 9 8 9 14 9 40 0 78 0 118 0 0 39 0 79 0 118 0 6 0 13 8 13 9 0 9-7 9-13 0-39 0-79 0-118z"><text:p/></draw:path><draw:path draw:style-name="gr75" draw:text-style-name="P11" svg:width="0.0543in" svg:height="0.1098in" svg:x="0.672in" svg:y="0.0035in" svg:viewBox="0 0 139 280" svg:d="M86 11c0-10 0-11-9-11-27 28-64 28-77 28 0 4 0 8 0 13 8 0 34 0 55-12 0 73 0 145 0 218 0 15-1 20-38 20-5 0-10 0-15 0 0 4 0 9 0 13 16-1 52-1 69-1s54 0 68 1c0-4 0-9 0-13-5 0-8 0-13 0-38 0-40-5-40-20 0-79 0-157 0-236z"><text:p/></draw:path><draw:path draw:style-name="gr76" draw:text-style-name="P11" svg:width="0.7402in" svg:height="0.0063in" svg:x="0.0004in" svg:y="0.1807in" svg:viewBox="0 0 1881 17" svg:d="M940 17c-314 0-627 0-940 0 0-6 0-11 0-17 626 0 1253 0 1881 0 0 6 0 11 0 17-315 0-628 0-941 0z"><text:p/></draw:path><draw:path draw:style-name="gr77" draw:text-style-name="P11" svg:width="0.0894in" svg:height="0.0748in" svg:x="0.1827in" svg:y="0.2657in" svg:viewBox="0 0 228 191" svg:d="M24 162c-1 6-4 15-4 18 0 7 6 11 12 11 5 0 14-3 16-11 1-1 6-22 8-31 4-14 6-26 10-39 2-9 5-18 7-27 1-7 5-21 5-22 7-13 29-51 70-51 18 0 21 15 21 30 0 25-20 79-26 98-5 9-5 14-5 19 0 19 14 34 35 34 39 0 55-62 55-65 0-4-4-4-5-4-5 0-5 1-6 7-9 29-23 53-43 53-7 0-11-5-11-14 0-11 4-21 9-30 7-22 25-68 25-92 0-29-18-46-48-46-39 0-59 28-66 37-3-24-21-37-40-37-20 0-26 17-31 24-7 14-12 40-12 41 0 5 4 5 5 5 3 0 5 0 7-10 7-30 16-50 30-50 8 0 13 6 13 19 0 9-1 14-6 36-8 32-17 64-25 97z"><text:p/></draw:path><draw:path draw:style-name="gr78" draw:text-style-name="P11" svg:width="0.1102in" svg:height="0.1098in" svg:x="0.3236in" svg:y="0.2425in" svg:viewBox="0 0 281 280" svg:d="M149 149c39 0 78 0 117 0 6 0 15 0 15-9 0-8-9-8-15-8-39 0-78 0-117 0 0-40 0-79 0-119 0-5 0-13-9-13-8 0-8 8-8 13 0 40 0 79 0 119-40 0-78 0-118 0-6 0-14 0-14 8 0 9 8 9 14 9 40 0 78 0 118 0 0 38 0 78 0 117 0 6 0 14 8 14 9 0 9-8 9-14 0-39 0-79 0-117z"><text:p/></draw:path><draw:path draw:style-name="gr79" draw:text-style-name="P11" svg:width="0.0543in" svg:height="0.1098in" svg:x="0.4949in" svg:y="0.2283in" svg:viewBox="0 0 139 280" svg:d="M86 11c0-11 0-11-9-11-27 26-64 26-77 26 0 5 0 9 0 14 8 0 34 0 55-11 0 73 0 145 0 218 0 15-1 20-39 20-5 0-9 0-14 0 0 4 0 9 0 13 15-1 52-1 69-1s54 0 68 1c0-4 0-9 0-13-5 0-8 0-13 0-38 0-40-5-40-20 0-79 0-157 0-236z"><text:p/></draw:path><draw:path draw:style-name="gr80" draw:text-style-name="P11" svg:width="0.1138in" svg:height="0.061in" svg:x="0.8571in" svg:y="0.072in" svg:viewBox="0 0 290 156" svg:d="M250 85c-38 28-28 44-42 66 0 5 2 5 6 5 6 0 7 0 8-5 1-8 6-26 22-43 16-18 32-22 44-26 1 0 2-3 2-4 0-2-1-4-4-5-44-13-58-43-64-69-1-4-5-4-8-4-5 0-6 0-6 5 6 13 2 20 16 41 8 9 16 18 26 25-80 0-159 0-238 0-5 0-12 0-12 7s7 7 12 7c79 0 158 0 238 0z"><text:p/></draw:path><draw:path draw:style-name="gr81" draw:text-style-name="P11" svg:width="0.1146in" svg:height="0.052in" svg:x="0.9894in" svg:y="0.0807in" svg:viewBox="0 0 292 133" svg:d="M149 49c-16-18-21-23-33-31-18-13-36-18-52-18-36 0-64 31-64 67 0 35 26 66 62 66 42 0 70-34 81-49 15 18 20 23 32 31 18 13 36 18 53 18 36 0 64-31 64-66s-27-67-63-67c-42 0-69 34-80 49zM158 60c11-19 38-48 74-48 30 0 51 26 51 55 0 28-24 50-50 50-28 0-47-22-75-57zM133 73c-11 19-37 49-73 49-30 0-52-27-52-55 0-29 24-50 51-50s47 21 74 56z"><text:p/></draw:path><draw:path draw:style-name="gr82" draw:text-style-name="P11" svg:width="0.1008in" svg:height="0.0063in" svg:x="0.8205in" svg:y="0.1807in" svg:viewBox="0 0 257 17" svg:d="M242 17c8 0 15 0 15-9 0-8-7-8-15-8-75 0-152 0-228 0-7 0-14 0-14 8 0 9 7 9 14 9 76 0 153 0 228 0z"><text:p/></draw:path><draw:path draw:style-name="gr83" draw:text-style-name="P11" svg:width="0.1012in" svg:height="0.0063in" svg:x="0.8764in" svg:y="0.1807in" svg:viewBox="0 0 258 17" svg:d="M244 17c7 0 14 0 14-9 0-8-7-8-14-8-76 0-153 0-228 0-8 0-16 0-16 8 0 9 8 9 16 9 75 0 152 0 228 0z"><text:p/></draw:path><draw:path draw:style-name="gr84" draw:text-style-name="P11" svg:width="0.1008in" svg:height="0.0063in" svg:x="0.9689in" svg:y="0.1807in" svg:viewBox="0 0 257 17" svg:d="M242 17c8 0 15 0 15-9 0-8-7-8-15-8-75 0-152 0-228 0-7 0-14 0-14 8 0 9 7 9 14 9 76 0 153 0 228 0z"><text:p/></draw:path><draw:path draw:style-name="gr85" draw:text-style-name="P11" svg:width="0.1469in" svg:height="0.0866in" svg:x="1.0205in" svg:y="0.1409in" svg:viewBox="0 0 374 221" svg:d="M328 119c-23 18-34 34-38 40-19 29-15 36-22 56 0 6 4 6 8 6 7 0 7-2 10-9 9-42 34-77 81-97 6-1 7-2 7-5s-2-5-3-5c-19-7-70-27-85-98-3-6-3-7-10-7-4 0-8 0-8 5 0 1 3 27 21 56 9 12 21 28 39 41-105 0-209 0-314 0-7 0-14 0-14 8 0 9 7 9 14 9 105 0 209 0 314 0z"><text:p/></draw:path><draw:path draw:style-name="gr86" draw:text-style-name="P11" svg:width="0.0543in" svg:height="0.1098in" svg:x="1.2382in" svg:y="0.1157in" svg:viewBox="0 0 139 280" svg:d="M86 11c0-11 0-11-9-11-27 26-64 26-77 26 0 5 0 9 0 14 8 0 32 0 55-11 0 73 0 145 0 218 0 15-1 20-39 20-5 0-9 0-14 0 0 4 0 9 0 13 15-1 52-1 69-1s53 0 68 1c0-4 0-9 0-13-5 0-9 0-14 0-37 0-39-5-39-20 0-79 0-157 0-236z"><text:p/></draw:path><draw:path draw:style-name="gr87" draw:text-style-name="P11" svg:width="0.0189in" svg:height="0.0492in" svg:x="1.3205in" svg:y="0.2075in" svg:viewBox="0 0 49 126" svg:d="M49 44c0-27-9-44-26-44-15 0-23 11-23 23s8 23 23 23c5 0 11-3 14-6 1-2 1-2 3-2 0 3 1 0 1 6 0 32-16 57-29 71-5 5-5 6-5 7 0 3 3 4 4 4 5 0 38-33 38-82z"><text:p/></draw:path><draw:path draw:style-name="gr88" draw:text-style-name="P11" svg:width="0.0732in" svg:height="0.1146in" svg:x="1.389in" svg:y="0.1106in" svg:viewBox="0 0 187 292" svg:d="M187 16c0-15-1-16-14-16-53 0-106 0-159 0-7 0-14 0-14 8 0 9 7 9 14 9 52 0 105 0 156 0 0 41 0 80 0 121-50 0-99 0-150 0-7 0-15 0-15 8 0 9 8 9 15 9 51 0 100 0 150 0 0 39 0 80 0 121-51 0-104 0-156 0-7 0-14 0-14 8s7 8 14 8c53 0 106 0 159 0 13 0 14-1 14-15 0-88 0-174 0-261z"><text:p/></draw:path><draw:path draw:style-name="gr89" draw:text-style-name="P11" svg:width="0.1394in" svg:height="0.113in" svg:x="1.4783in" svg:y="0.113in" svg:viewBox="0 0 355 288" svg:d="M302 44c5-16 12-30 46-31 2 0 7-1 7-8 0-1 0-5-6-5-13 0-27 1-42 1-14 0-29-1-43-1-2 0-7 0-7 8 0 5 3 5 7 5 24 0 29 9 29 18 0 1-1 7-1 10-16 62-32 124-47 187-31-73-63-148-94-221-3-7-3-7-13-7-19 0-37 0-56 0-9 0-14 0-14 8 0 5 5 5 12 5 3 0 29 0 29 4-19 75-37 150-56 225-4 18-11 31-46 32-2 0-7 0-7 9 0 2 2 5 6 5 13 0 28-2 42-2s29 2 43 2c3 0 7 0 7-9 0-5-3-5-8-5-24-1-28-10-28-19 0-2 2-4 3-9 18-75 37-148 55-222 1 2 1 4 4 7 34 83 70 166 105 248 3 7 4 9 7 9 5 0 5-2 8-10 19-78 39-156 58-234z"><text:p/></draw:path><draw:path draw:style-name="gr90" draw:text-style-name="P11" svg:width="0.0512in" svg:height="0.0764in" svg:x="1.6126in" svg:y="0.1736in" svg:viewBox="0 0 131 195" svg:d="M131 143c-4 0-6 0-10 0-1 6-5 24-8 26-3 1-25 1-29 1-18 0-36 0-54 0 30-26 41-35 59-49 21-17 42-36 42-63 0-36-31-58-70-58-36 0-61 26-61 53 0 15 13 17 16 17 7 0 15-5 15-16 0-6-1-16-17-16 10-21 29-27 44-27 28 0 44 23 44 47 0 25-18 45-28 56-24 24-46 47-70 71-4 2-4 3-4 10 41 0 82 0 122 0 3-18 6-36 9-52z"><text:p/></draw:path><draw:path draw:style-name="gr91" draw:text-style-name="P11" svg:width="0.0827in" svg:height="0.0961in" svg:x="1.7398in" svg:y="0.1366in" svg:viewBox="0 0 211 245" svg:d="M197 131c7 0 14 0 14-9 0-8-7-8-14-8-60 0-119 0-179 0 5-56 53-97 113-97 21 0 44 0 66 0 7 0 14 0 14-9 0-8-7-8-14-8-23 0-45 0-67 0-72 0-130 55-130 122s58 123 130 123c22 0 44 0 67 0 7 0 14 0 14-9 0-8-7-8-14-8-22 0-45 0-66 0-60 0-108-41-113-97 60 0 119 0 179 0z"><text:p/></draw:path><draw:path draw:style-name="gr92" draw:text-style-name="P11" svg:width="0.1031in" svg:height="0.1063in" svg:x="1.8894in" svg:y="0.1189in" svg:viewBox="0 0 263 271" svg:d="M44 74c47 66 94 131 141 197 18 0 35 0 53 0 0-85 0-169 0-253 4 0 8 0 13 0 7 0 12-4 12-10s-5-8-12-8c-21 0-42 0-63 0-8 0-13 2-13 8s5 10 13 10c10 0 21 0 30 0 0 59 0 119 0 177-46-64-92-130-139-195-9 0-20 0-30 0-12 0-32 0-37 0-7 0-12 2-12 8s5 10 12 10c5 0 10 0 14 0 0 78 0 156 0 234-4 0-9 0-14 0-7 0-12 3-12 9s5 10 12 10c22 0 42 0 64 0 7 0 12-4 12-10s-5-9-12-9c-11 0-21 0-32 0 0-60 0-119 0-178zM44 42c0-8 0-16 0-24 9 0 16 0 24 0 51 71 100 140 150 211 0 7 0 14 0 23-7 0-15 0-22 0-51-71-101-141-152-210z"><text:p/></draw:path><draw:path draw:style-name="gr93" draw:text-style-name="P11" svg:width="0.0189in" svg:height="0.0492in" svg:x="2.0142in" svg:y="0.2075in" svg:viewBox="0 0 49 126" svg:d="M49 44c0-27-11-44-27-44-14 0-22 11-22 23s8 23 22 23c4 0 10-3 15-6 1-2 1-2 1-2 2 0 2 0 2 6 0 32-15 57-29 71-5 5-5 6-5 7 0 3 2 4 5 4 5 0 38-33 38-82z"><text:p/></draw:path><draw:path draw:style-name="gr94" draw:text-style-name="P11" svg:width="0.1394in" svg:height="0.113in" svg:x="2.0799in" svg:y="0.113in" svg:viewBox="0 0 355 288" svg:d="M302 44c5-16 12-30 46-31 2 0 7-1 7-8 0-1 0-5-5-5-14 0-28 1-43 1-14 0-29-1-43-1-2 0-7 0-7 8 0 5 3 5 7 5 24 0 29 9 29 18 0 1-1 7-1 10-16 62-32 124-47 187-31-73-63-148-94-221-3-7-3-7-13-7-19 0-37 0-56 0-9 0-12 0-12 8 0 5 3 5 10 5 3 0 29 0 29 4-19 75-37 150-56 225-4 18-11 31-46 32-2 0-7 0-7 9 0 2 2 5 6 5 13 0 28-2 42-2s30 2 43 2c3 0 9 0 9-9 0-5-5-5-10-5-24-1-28-10-28-19 0-2 2-4 3-9 18-75 37-148 55-222 1 2 1 4 4 7 34 83 70 166 105 248 3 7 4 9 7 9 5 0 5-2 8-10 19-78 39-156 58-234z"><text:p/></draw:path><draw:path draw:style-name="gr95" draw:text-style-name="P11" svg:width="0.0512in" svg:height="0.0764in" svg:x="2.2138in" svg:y="0.1736in" svg:viewBox="0 0 131 195" svg:d="M131 143c-4 0-6 0-10 0-1 6-3 24-8 26-3 1-24 1-29 1-18 0-36 0-54 0 31-26 41-35 59-49 21-17 42-36 42-63 0-36-31-58-69-58-37 0-62 26-62 53 0 15 13 17 16 17 7 0 16-5 16-16 0-6-2-16-18-16 10-21 29-27 44-27 30 0 44 23 44 47 0 25-18 45-28 56-24 24-46 47-70 71-4 2-4 3-4 10 41 0 82 0 122 0 3-18 6-36 9-52z"><text:p/></draw:path><draw:path draw:style-name="gr96" draw:text-style-name="P11" svg:width="0.1012in" svg:height="0.128in" svg:x="2.3409in" svg:y="0.1201in" svg:viewBox="0 0 258 326" svg:d="M250 132c6-3 8-6 8-10 0-3-1-6-8-9-78-36-155-73-233-109-5-4-7-4-9-4-4 0-8 4-8 8 0 6 4 8 8 10 75 35 148 69 222 104-73 35-147 70-220 105-9 3-10 7-10 9 0 5 5 9 8 9 2 0 3 0 9-4 78-37 155-73 233-109zM244 326c7 0 14 0 14-8 0-9-8-9-16-9-75 0-151 0-226 0-6 0-16 0-16 9 0 8 8 8 16 8 75 0 152 0 228 0z"><text:p/></draw:path><draw:path draw:style-name="gr97" draw:text-style-name="P11" svg:width="0.1394in" svg:height="0.113in" svg:x="2.5094in" svg:y="0.113in" svg:viewBox="0 0 355 288" svg:d="M302 44c4-16 12-30 46-31 2 0 7-1 7-8 0-1 0-5-6-5-13 0-29 1-42 1-14 0-30-1-43-1-2 0-7 0-7 8 0 5 3 5 7 5 24 0 29 9 29 18 0 1-1 7-1 10-16 62-33 124-48 187-32-73-62-148-93-221-3-7-3-7-14-7-19 0-37 0-57 0-8 0-12 0-12 8 0 5 4 5 12 5 3 0 29 0 29 4-19 75-37 150-56 225-5 18-12 31-46 32-2 0-7 0-7 9 0 2 2 5 5 5 14 0 29-2 43-2s29 2 43 2c3 0 7 0 7-9 0-5-3-5-8-5-24-1-28-10-28-19 0-2 0-4 2-9 19-75 37-148 56-222 1 2 1 4 4 7 34 83 69 166 104 248 4 7 5 9 8 9 5 0 5-2 8-10 19-78 39-156 58-234z"><text:p/></draw:path></draw:g></draw:g></text:p>
      <text:p text:style-name="P9"><draw:g text:anchor-type="as-char" svg:y="-0.2252in" draw:z-index="54" draw:style-name="gr1"><svg:title>TexMaths</svg:title><svg:desc>12§display§\forall N_3 \in \N, N_3 \ge N_2 \quad \forall n N_3 \frac{U_0 + \dots + U_{N-1}}{n+1} \ge -\frac{r}{4} §svg§600§FALSE§</svg:desc><draw:g draw:style-name="gr2"><draw:path draw:style-name="gr34" draw:text-style-name="P10" svg:width="3.5689in" svg:height="0.3346in" svg:x="0.0087in" svg:y="0.0083in" svg:viewBox="0 0 9066 851" svg:d="M0 0c3022 0 6044 0 9066 0 0 284 0 567 0 851-3022 0-6044 0-9066 0 0-284 0-567 0-851z"><text:p/></draw:path><draw:path draw:style-name="gr35" draw:text-style-name="P11" svg:width="0.0917in" svg:height="0.1181in" svg:x="0in" svg:y="0.1102in" svg:viewBox="0 0 234 301" svg:d="M233 16c1-5 1-6 1-8 0-4-2-8-8-8-5 0-8 5-10 10-12 31-23 61-35 92-43 0-85 0-128 0-12-31-23-61-35-92-2-6-4-10-10-10-3 0-8 4-8 8 1 3 0 2 2 8 35 92 71 183 106 275 1 6 4 10 10 10s7-5 8-10c36-92 71-183 107-275zM60 119c38 0 76 0 114 0-19 49-37 99-56 149-20-50-39-100-58-149z"><text:p/></draw:path><draw:path draw:style-name="gr36" draw:text-style-name="P11" svg:width="0.1394in" svg:height="0.113in" svg:x="0.0988in" svg:y="0.1122in" svg:viewBox="0 0 355 288" svg:d="M302 44c4-16 12-30 46-31 2 0 7 0 7-8-2-1 0-5-6-5-13 0-29 1-42 1-14 0-29-1-43-1-2 0-7 0-7 8 0 5 3 5 7 5 24 1 29 10 29 19 0 2-1 8-1 9-16 62-33 124-48 187-32-73-62-146-93-220-3-7-3-8-14-8-19 0-37 0-57 0-8 0-12 0-12 8 0 5 4 5 12 5 3 0 29 0 29 4-19 75-37 151-56 226-5 17-12 30-46 31-2 0-7 2-7 9 0 3 2 5 5 5 14 0 29-2 43-2s29 2 43 2c3 0 7 0 7-9 0-3-3-5-8-5-24 0-28-9-28-18 0-3 0-4 2-9 19-74 37-149 56-223 1 4 1 4 4 8 34 83 69 165 104 247 4 7 5 9 8 9 5 0 5-2 8-9 19-79 39-157 58-235z"><text:p/></draw:path><draw:path draw:style-name="gr37" draw:text-style-name="P11" svg:width="0.0531in" svg:height="0.0787in" svg:x="0.2319in" svg:y="0.1728in" svg:viewBox="0 0 136 201" svg:d="M65 97c23 0 39 16 39 47 0 37-21 48-38 48-12 0-38-4-50-21 13-1 16-10 16-16 0-10-7-17-15-17-9 0-17 6-17 18 0 27 30 45 66 45 41 0 70-27 70-57 0-23-20-46-52-53 31-11 42-32 42-50 0-24-26-41-59-41s-59 16-59 40c0 9 8 15 16 15 10 0 16-7 16-15 0-9-6-15-16-16 11-13 31-16 42-16 13 0 32 6 32 33 0 12-4 25-12 35-9 10-18 11-33 11-7 2-7 2-10 2-1 1-2 1-2 3 0 5 2 5 7 5 6 0 11 0 17 0z"><text:p/></draw:path><draw:path draw:style-name="gr38" draw:text-style-name="P11" svg:width="0.0827in" svg:height="0.0953in" svg:x="0.3598in" svg:y="0.1362in" svg:viewBox="0 0 211 243" svg:d="M196 129c7 0 15 0 15-8s-8-8-15-8c-60 0-119 0-179 0 6-57 54-96 114-96 21 0 43 0 65 0 7 0 15 0 15-9 0-8-8-8-15-8-22 0-45 0-66 0-72 0-130 54-130 121 0 68 58 122 130 122 21 0 44 0 66 0 7 0 15 0 15-8s-8-8-15-8c-22 0-44 0-65 0-60 0-108-41-114-98 60 0 119 0 179 0z"><text:p/></draw:path><draw:path draw:style-name="gr39" draw:text-style-name="P11" svg:width="0.1031in" svg:height="0.1063in" svg:x="0.5098in" svg:y="0.1185in" svg:viewBox="0 0 263 271" svg:d="M44 76c47 64 94 129 141 195 17 0 35 0 51 0 0-84 0-168 0-252 5 0 10 0 15 0 7 0 12-3 12-11 0-4-5-8-12-8-22 0-42 0-64 0-7 0-12 1-12 8 0 6 5 11 12 11 11 0 21 0 31 0 0 59 0 119 0 178-46-66-92-131-139-197-9 0-20 0-30 0-12 0-33 0-37 0-7 0-12 1-12 8 0 6 5 11 12 11 5 0 10 0 14 0 0 78 0 156 0 234-4 0-9 0-14 0-7 0-12 2-12 8 0 7 5 10 12 10 22 0 42 0 64 0 7 0 12-3 12-10 0-6-5-8-12-8-11 0-21 0-32 0 0-60 0-119 0-177zM44 43c0-8 0-15 0-24 8 0 16 0 23 0 51 71 101 140 151 211 0 7 0 15 0 23-8 0-15 0-24 0-50-71-99-140-150-210z"><text:p/></draw:path><draw:path draw:style-name="gr40" draw:text-style-name="P11" svg:width="0.0189in" svg:height="0.0492in" svg:x="0.6343in" svg:y="0.2075in" svg:viewBox="0 0 49 126" svg:d="M49 44c0-27-9-44-26-44-15 0-23 11-23 23 0 11 8 21 23 21 5 0 11-1 14-4 1-2 1-2 3-2 0 3 1 0 1 6 0 32-16 57-29 70-5 5-5 6-5 7 0 2 3 5 4 5 5 0 38-33 38-82z"><text:p/></draw:path><draw:path draw:style-name="gr41" draw:text-style-name="P11" svg:width="0.1394in" svg:height="0.113in" svg:x="0.7004in" svg:y="0.1122in" svg:viewBox="0 0 355 288" svg:d="M302 44c4-16 12-30 46-31 2 0 7 0 7-8-2-1 0-5-6-5-13 0-29 1-42 1-14 0-29-1-43-1-2 0-7 0-7 8 0 5 3 5 7 5 24 1 29 10 29 19 0 2-1 8-1 9-16 62-33 124-48 187-32-73-62-146-93-220-3-7-3-8-13-8-19 0-38 0-58 0-8 0-12 0-12 8 0 5 4 5 12 5 3 0 29 0 29 4-19 75-37 151-56 226-5 17-12 30-46 31-2 0-7 2-7 9 0 3 2 5 6 5 13 0 28-2 42-2s29 2 43 2c3 0 7 0 7-9 0-3-3-5-8-5-24 0-28-9-28-18 0-3 0-4 2-9 19-74 37-149 56-223 1 4 1 4 4 8 34 83 69 165 104 247 4 7 5 9 8 9 5 0 5-2 8-9 19-79 39-157 58-235z"><text:p/></draw:path><draw:path draw:style-name="gr42" draw:text-style-name="P11" svg:width="0.0531in" svg:height="0.0787in" svg:x="0.8335in" svg:y="0.1728in" svg:viewBox="0 0 136 201" svg:d="M65 97c23 0 39 16 39 47 0 37-21 48-38 48-12 0-38-4-50-21 13-1 16-10 16-16 0-10-7-17-15-17-9 0-17 6-17 18 0 27 30 45 66 45 41 0 70-27 70-57 0-23-20-46-52-53 31-11 42-32 42-50 0-24-26-41-59-41s-57 16-57 40c0 9 6 15 14 15 10 0 16-7 16-15 0-9-6-15-16-16 11-13 31-16 42-16 13 0 32 6 32 33 0 12-4 25-12 35-9 10-18 11-33 11-7 2-7 2-9 2-1 0-3 1-3 3 0 5 2 5 7 5 6 0 11 0 17 0z"><text:p/></draw:path><draw:path draw:style-name="gr43" draw:text-style-name="P11" svg:width="0.1012in" svg:height="0.1276in" svg:x="0.9614in" svg:y="0.1197in" svg:viewBox="0 0 258 325" svg:d="M250 131c6-3 8-5 8-9 0-5-2-7-8-9-78-37-155-73-233-111-6-2-7-2-9-2-4 0-8 4-8 8 0 5 4 8 8 10 74 35 148 68 221 103-73 35-147 70-221 104-8 4-8 8-8 10 0 5 4 8 8 8 2 0 3 0 8-2 78-37 156-74 234-110zM242 325c8 0 16 0 16-9 0-8-10-8-16-8-75 0-151 0-226 0-8 0-16 0-16 8 0 9 7 9 14 9 76 0 153 0 228 0z"><text:p/></draw:path><draw:path draw:style-name="gr44" draw:text-style-name="P11" svg:width="0.1394in" svg:height="0.113in" svg:x="1.1291in" svg:y="0.1122in" svg:viewBox="0 0 355 288" svg:d="M302 44c5-16 12-30 46-31 2 0 7 0 7-8-1-1 0-5-5-5-14 0-28 1-43 1-14 0-29-1-43-1-2 0-7 0-7 8 0 5 5 5 7 5 24 1 29 10 29 19 0 2 0 8-1 9-16 62-32 124-47 187-31-73-63-146-94-220-3-7-3-8-13-8-19 0-37 0-56 0-9 0-12 0-12 8 0 5 3 5 12 5 1 0 27 0 27 4-19 75-37 151-56 226-4 17-11 30-46 31-2 0-7 2-7 9 0 3 2 5 6 5 13 0 29-2 42-2 14 0 30 2 43 2 3 0 9 0 9-9 0-3-4-5-9-5-25 0-29-9-29-18 0-3 2-4 3-9 18-74 37-149 55-223 2 4 2 4 4 8 34 83 70 165 105 247 3 7 4 9 9 9 3 0 3-2 6-9 19-79 39-157 58-235z"><text:p/></draw:path><draw:path draw:style-name="gr45" draw:text-style-name="P11" svg:width="0.0508in" svg:height="0.0764in" svg:x="1.2638in" svg:y="0.1728in" svg:viewBox="0 0 130 195" svg:d="M130 141c-4 0-6 0-10 0-1 6-4 24-7 27-3 2-25 2-30 2-18 0-36 0-54 0 31-27 41-36 59-49 21-18 42-36 42-63 0-36-32-58-69-58s-61 25-61 53c0 14 12 15 16 15 7 0 15-4 15-15 0-5-2-16-18-16 10-20 30-27 43-27 30 0 45 24 45 48 0 25-18 45-28 56-24 23-47 45-71 69-2 3-2 4-2 12 41 0 80 0 121 0 3-18 6-36 9-54z"><text:p/></draw:path><draw:path draw:style-name="gr46" draw:text-style-name="P11" svg:width="0.0921in" svg:height="0.1181in" svg:x="1.4969in" svg:y="0.1102in" svg:viewBox="0 0 235 301" svg:d="M233 16c2-5 2-6 2-8 0-4-3-8-8-8-6 0-9 5-11 10-12 31-23 61-35 92-43 0-85 0-128 0-12-31-23-61-35-92-1-6-4-10-10-10-3 0-8 4-8 8 1 3 0 2 2 8 35 92 71 183 106 275 2 6 4 10 10 10s7-5 9-10c35-92 71-183 106-275zM60 119c38 0 77 0 115 0-19 49-38 99-57 149-20-50-39-100-58-149z"><text:p/></draw:path><draw:path draw:style-name="gr47" draw:text-style-name="P11" svg:width="0.0894in" svg:height="0.0748in" svg:x="1.5941in" svg:y="0.1516in" svg:viewBox="0 0 228 191" svg:d="M24 161c-1 7-4 16-4 19 0 7 6 11 12 11s14-4 16-12c1-2 6-21 8-32 4-12 6-25 10-37 2-9 5-19 7-28 1-8 5-20 5-21 7-13 29-51 70-51 18 0 22 15 22 28 0 27-21 81-27 99-4 9-5 14-5 19 0 20 14 35 35 35 39 0 55-62 55-65 0-5-4-5-5-5-5 0-5 1-6 8-8 29-23 52-43 52-7 0-11-4-11-13 0-11 4-22 9-30 7-23 25-68 25-92 0-29-18-46-48-46-39 0-59 26-66 37-3-24-21-37-40-37-20 0-26 17-31 24-7 14-12 40-12 41 0 5 4 5 5 5 3 0 5-2 7-11 7-29 16-49 30-49 8 0 13 4 13 19 0 8-1 13-6 35-8 32-17 64-25 97z"><text:p/></draw:path><draw:path draw:style-name="gr48" draw:text-style-name="P11" svg:width="0.1394in" svg:height="0.113in" svg:x="1.6953in" svg:y="0.1122in" svg:viewBox="0 0 355 288" svg:d="M302 44c4-16 12-30 46-31 2 0 7 0 7-8-2-1 0-5-6-5-13 0-29 1-42 1-14 0-29-1-43-1-2 0-7 0-7 8 0 5 3 5 7 5 24 1 29 10 29 19 0 2-1 8-1 9-16 62-33 124-48 187-32-73-62-146-93-220-3-7-3-8-13-8-19 0-38 0-58 0-8 0-12 0-12 8 0 5 4 5 12 5 3 0 29 0 29 4-19 75-37 151-56 226-5 17-12 30-46 31-2 0-7 2-7 9 0 3 2 5 6 5 13 0 28-2 42-2s29 2 43 2c3 0 7 0 7-9 0-3-3-5-8-5-24 0-28-9-28-18 0-3 0-4 2-9 19-74 37-149 56-223 1 4 1 4 4 8 34 83 69 165 104 247 4 7 5 9 8 9 5 0 5-2 8-9 19-79 39-157 58-235z"><text:p/></draw:path><draw:path draw:style-name="gr49" draw:text-style-name="P11" svg:width="0.0531in" svg:height="0.0787in" svg:x="1.828in" svg:y="0.1728in" svg:viewBox="0 0 136 201" svg:d="M65 97c23 0 39 16 39 47 0 37-21 48-38 48-12 0-38-4-50-21 14-1 16-10 16-16 0-10-7-17-15-17-9 0-17 6-17 18 0 27 31 45 66 45 41 0 70-27 70-57 0-23-20-46-52-53 31-11 42-32 42-50 0-24-26-41-59-41s-57 16-57 40c0 9 6 15 14 15 10 0 16-7 16-15 0-9-6-15-16-16 11-13 31-16 42-16 13 0 32 6 32 33 0 12-4 25-12 35-9 10-18 11-33 11-7 2-7 2-9 2-1 0-3 1-3 3 0 5 2 5 8 5 5 0 11 0 16 0z"><text:p/></draw:path><draw:path draw:style-name="gr50" draw:text-style-name="P11" svg:width="0.115in" svg:height="0.1161in" svg:x="1.9272in" svg:y="0.0004in" svg:viewBox="0 0 293 296" svg:d="M240 44c4-18 11-30 46-31 1 0 7 0 7-8-3-1 0-5-6-5-15 0-29 1-43 1-15 0-30-1-44-1-3 0-8 0-8 8 0 5 5 5 8 5 24 0 28 10 28 18 0 1 0 9-1 10-12 50-25 99-37 150-15 56-64 93-106 93-29 0-52-19-52-55 0-1 0-14 5-32 13-56 28-110 41-165 5-15 5-19 36-19 11 0 14 0 14-8 0-5-4-5-6-5-12 0-42 1-54 1s-42-1-54-1c-3 0-8 0-8 8 0 5 4 5 12 5 5 0 8 0 16 1 7 0 12 2 12 6 0 3-5 21-8 30-3 12-6 26-9 37-4 17-24 96-27 105-2 12-2 18-2 24 0 51 38 80 83 80 53 0 105-47 119-103 13-49 25-100 38-149z"><text:p/></draw:path><draw:path draw:style-name="gr51" draw:text-style-name="P11" svg:width="0.0535in" svg:height="0.0787in" svg:x="2.0354in" svg:y="0.0606in" svg:viewBox="0 0 137 201" svg:d="M137 102c0-32-4-55-17-77-10-13-28-25-52-25-68 0-68 80-68 102 0 21 0 99 68 99 69 0 69-78 69-99zM68 193c-13 0-31-7-37-31-3-18-3-42-3-64 0-21 0-44 3-60 6-24 25-30 37-30 17 0 32 10 38 27 4 17 4 37 4 63 0 22 0 43-3 63-6 26-27 32-39 32z"><text:p/></draw:path><draw:path draw:style-name="gr52" draw:text-style-name="P11" svg:width="0.1098in" svg:height="0.1098in" svg:x="2.1504in" svg:y="0.0161in" svg:viewBox="0 0 280 280" svg:d="M149 149c39 0 78 0 117 0 6 0 14 0 14-9 0-8-8-8-14-8-39 0-78 0-117 0 0-40 0-78 0-118 0-6 0-14-9-14-8 0-8 8-8 14 0 40 0 78 0 118-40 0-79 0-119 0-6 0-13 0-13 8 0 9 7 9 13 9 40 0 79 0 119 0 0 38 0 78 0 117 0 6 0 14 8 14 9 0 9-8 9-14 0-39 0-79 0-117z"><text:p/></draw:path><draw:path draw:style-name="gr53" draw:text-style-name="P11" svg:width="0.0169in" svg:height="0.0177in" svg:x="2.3213in" svg:y="0.063in" svg:viewBox="0 0 44 46" svg:d="M44 23c0-12-10-23-22-23-14 0-22 11-22 23s8 23 22 23c12 0 22-11 22-23z"><text:p/></draw:path><draw:path draw:style-name="gr54" draw:text-style-name="P11" svg:width="0.0169in" svg:height="0.0177in" svg:x="2.3949in" svg:y="0.063in" svg:viewBox="0 0 44 46" svg:d="M44 23c0-12-9-23-21-23-13 0-23 11-23 23s10 23 23 23c12 0 21-11 21-23z"><text:p/></draw:path><draw:path draw:style-name="gr55" draw:text-style-name="P11" svg:width="0.0169in" svg:height="0.0177in" svg:x="2.4685in" svg:y="0.063in" svg:viewBox="0 0 44 46" svg:d="M44 23c0-12-9-23-21-23s-23 11-23 23 11 23 23 23 21-11 21-23z"><text:p/></draw:path><draw:path draw:style-name="gr56" draw:text-style-name="P11" svg:width="0.1102in" svg:height="0.1098in" svg:x="2.5469in" svg:y="0.0161in" svg:viewBox="0 0 281 280" svg:d="M149 149c39 0 78 0 117 0 6 0 15 0 15-9 0-8-9-8-15-8-39 0-78 0-117 0 0-40 0-78 0-118 0-6 0-14-9-14-8 0-8 8-8 14 0 40 0 78 0 118-40 0-78 0-118 0-6 0-14 0-14 8 0 9 8 9 14 9 40 0 78 0 118 0 0 38 0 78 0 117 0 6 0 14 8 14 9 0 9-8 9-14 0-39 0-79 0-117z"><text:p/></draw:path><draw:path draw:style-name="gr57" draw:text-style-name="P11" svg:width="0.1146in" svg:height="0.1161in" svg:x="2.715in" svg:y="0.0004in" svg:viewBox="0 0 292 296" svg:d="M239 44c5-18 12-30 45-31 3 0 8 0 8-8-3-1 0-5-6-5-14 0-28 1-42 1-15 0-30-1-45-1-2 0-7 0-7 8 0 5 4 5 7 5 24 0 29 10 29 18 0 1-1 9-1 10-13 50-25 99-39 150-14 56-62 93-104 93-29 0-52-19-52-55 0-1 0-14 5-32 13-56 28-110 41-165 4-15 5-19 35-19 12 0 14 0 14-8 0-5-5-5-6-5-11 0-42 1-54 1s-42-1-54-1c-3 0-8 0-8 8 0 5 5 5 12 5 1 0 9 0 17 1 7 0 10 2 10 6 0 3-4 21-7 30-3 12-6 26-9 37-4 17-24 96-26 105-2 12-2 18-2 24 0 51 37 80 82 80 54 0 105-47 120-103 12-49 25-100 37-149z"><text:p/></draw:path><draw:path draw:style-name="gr58" draw:text-style-name="P11" svg:width="0.1031in" svg:height="0.0783in" svg:x="2.8248in" svg:y="0.0591in" svg:viewBox="0 0 263 200" svg:d="M226 31c3-11 7-20 31-21 1 0 6 0 6-6 0-2-1-4-5-4-10 0-20 1-30 1-7 0-24-1-31-1-3 0-6 0-6 6 0 4 3 4 6 4 14 1 19 4 19 12 0 2 0 4-1 7-11 43-22 85-33 128-25-50-49-102-74-152-2-5-4-5-11-5-13 0-26 0-39 0-6 0-10 0-10 6 0 4 4 4 10 4s12 1 19 2c-13 53-27 104-40 157-3 11-8 20-31 22-2 0-6 0-6 6 0 2 2 3 5 3 9 0 20-1 30-1 7 0 24 1 31 1 4 0 6-1 6-6 0-3-4-3-7-3-18-2-18-9-18-14 0-1 0-2 1-7 12-50 25-100 37-151 29 59 58 118 87 176 2 5 3 5 7 5 5 0 5 0 6-6 13-54 27-109 41-163z"><text:p/></draw:path><draw:path draw:style-name="gr59" draw:text-style-name="P11" svg:width="0.0783in" svg:height="0.0051in" svg:x="2.9469in" svg:y="0.1063in" svg:viewBox="0 0 200 14" svg:d="M188 14c5 0 12 0 12-7s-7-7-12-7c-58 0-117 0-176 0-5 0-12 0-12 7s7 7 12 7c59 0 118 0 176 0z"><text:p/></draw:path><draw:path draw:style-name="gr60" draw:text-style-name="P11" svg:width="0.0421in" svg:height="0.0764in" svg:x="3.0508in" svg:y="0.0606in" svg:viewBox="0 0 108 195" svg:d="M67 8c0-8-1-8-8-8-19 19-47 19-59 19 0 4 0 7 0 11 7 0 26 0 43-8 0 50 0 99 0 149 0 10 0 15-30 15-3 0-7 0-11 0 0 2 0 6 0 9 5 0 42-1 53-1 9 0 46 1 53 1 0-3 0-7 0-9-4 0-8 0-12 0-29 0-29-5-29-15 0-54 0-109 0-163z"><text:p/></draw:path><draw:path draw:style-name="gr61" draw:text-style-name="P11" svg:width="1.1965in" svg:height="0.0063in" svg:x="1.9157in" svg:y="0.1799in" svg:viewBox="0 0 3040 17" svg:d="M0 0c1013 0 2026 0 3040 0 0 6 0 11 0 17-1014 0-2027 0-3040 0 0-6 0-11 0-17z"><text:p/></draw:path><draw:path draw:style-name="gr62" draw:text-style-name="P11" svg:width="0.0894in" svg:height="0.0748in" svg:x="2.3264in" svg:y="0.2654in" svg:viewBox="0 0 228 191" svg:d="M25 161c-1 6-5 16-5 18 0 8 6 12 14 12 4 0 12-4 15-12 0-2 5-21 7-32 4-13 6-25 10-38 2-8 5-18 7-27 1-8 5-20 6-22 6-13 29-52 69-52 19 0 22 16 22 30 0 27-20 81-27 99-4 9-4 14-4 19 0 19 15 35 34 35 39 0 55-63 55-65 0-5-4-5-5-5-3 0-3 1-6 7-8 29-23 53-43 53-7 0-10-4-10-14s4-21 8-29c8-23 25-70 25-94 0-27-18-44-48-44-39 0-59 26-66 36-3-23-19-36-39-36-19 0-27 16-32 24-6 14-12 38-12 41s4 3 5 3c5 0 5 0 7-9 7-30 16-51 31-51 9 0 13 6 13 21 0 8-1 13-7 35-8 32-15 64-24 97z"><text:p/></draw:path><draw:path draw:style-name="gr63" draw:text-style-name="P11" svg:width="0.1102in" svg:height="0.1098in" svg:x="2.4673in" svg:y="0.2417in" svg:viewBox="0 0 281 280" svg:d="M149 149c39 0 79 0 119 0 4 0 13 0 13-9 0-8-9-8-13-8-40 0-80 0-119 0 0-40 0-78 0-118 0-6 0-14-9-14-8 0-8 8-8 14 0 40 0 78 0 118-40 0-78 0-118 0-6 0-14 0-14 8 0 9 8 9 14 9 40 0 78 0 118 0 0 38 0 78 0 117 0 6 0 14 8 14 9 0 9-8 9-14 0-39 0-79 0-117z"><text:p/></draw:path><draw:path draw:style-name="gr64" draw:text-style-name="P11" svg:width="0.0543in" svg:height="0.1098in" svg:x="2.639in" svg:y="0.228in" svg:viewBox="0 0 139 280" svg:d="M86 11c0-10 0-11-9-11-25 28-63 28-77 28 0 3 0 8 0 12 8 0 34 0 55-11 0 73 0 145 0 218 0 15-1 20-38 20-5 0-9 0-13 0 0 4 0 9 0 13 14-1 49-1 67-1 17 0 54 0 68 1 0-4 0-9 0-13-5 0-8 0-13 0-37 0-40-5-40-20 0-79 0-157 0-236z"><text:p/></draw:path><draw:path draw:style-name="gr65" draw:text-style-name="P11" svg:width="0.1012in" svg:height="0.1276in" svg:x="3.1925in" svg:y="0.1197in" svg:viewBox="0 0 258 325" svg:d="M250 131c6-3 8-5 8-9 0-5-2-7-8-9-78-37-155-73-233-111-6-2-7-2-9-2-4 0-8 4-8 8 0 5 4 8 8 10 74 35 148 68 221 103-73 35-147 70-221 104-8 4-8 8-8 10 0 5 4 8 8 8 2 0 3 0 8-2 78-37 156-74 234-110zM242 325c8 0 16 0 16-9 0-8-10-8-16-8-75 0-151 0-226 0-8 0-16 0-16 8 0 9 7 9 14 9 76 0 153 0 228 0z"><text:p/></draw:path><draw:path draw:style-name="gr66" draw:text-style-name="P11" svg:width="0.1012in" svg:height="0.0063in" svg:x="3.3677in" svg:y="0.1799in" svg:viewBox="0 0 258 17" svg:d="M242 17c8 0 16 0 16-9 0-8-8-8-16-8-75 0-152 0-228 0-7 0-14 0-14 8 0 9 7 9 14 9 76 0 153 0 228 0z"><text:p/></draw:path><draw:path draw:style-name="gr67" draw:text-style-name="P11" svg:width="0.0673in" svg:height="0.0748in" svg:x="3.5094in" svg:y="0.0398in" svg:viewBox="0 0 172 191" svg:d="M25 161c-1 6-3 15-3 18 0 7 6 12 12 12 4 0 12-4 15-12 1-3 16-59 17-68 4-13 11-43 13-53 3-6 13-26 24-35 4-4 16-15 34-15 11 0 17 6 18 6-13 2-22 12-22 23 0 6 4 15 16 15 11 0 23-10 23-26 0-14-14-26-35-26-28 0-46 20-54 32-4-19-18-32-39-32-19 0-27 16-31 24-7 14-13 40-13 41 0 3 4 2 5 3 5 0 5 0 7-9 7-30 16-51 31-51 7 0 13 4 13 20 0 9-1 14-7 36-8 32-15 64-24 97z"><text:p/></draw:path><draw:path draw:style-name="gr68" draw:text-style-name="P11" svg:width="0.0827in" svg:height="0.0063in" svg:x="3.5028in" svg:y="0.1799in" svg:viewBox="0 0 211 17" svg:d="M0 0c71 0 140 0 211 0 0 6 0 11 0 17-71 0-140 0-211 0 0-6 0-11 0-17z"><text:p/></draw:path><draw:path draw:style-name="gr69" draw:text-style-name="P11" svg:width="0.0732in" svg:height="0.1118in" svg:x="3.5075in" svg:y="0.226in" svg:viewBox="0 0 187 285" svg:d="M113 216c0 12 0 24 0 36 0 15-1 20-33 20-2 0-6 0-8 0 0 4 0 8 0 13 17-1 38-1 56-1s40 0 58 1c0-5 0-9 0-13-4 0-6 0-10 0-31 0-31-5-31-20 0-12 0-24 0-36 15 0 28 0 42 0 0-5 0-10 0-13-14 0-27 0-42 0 0-64 0-129 0-192 0-9 0-11-7-11-4 0-5 0-8 5-44 66-87 132-130 198 0 3 0 8 0 13 37 0 76 0 113 0zM115 203c-35 0-68 0-103 0 35-53 68-105 103-157 0 52 0 104 0 157z"><text:p/></draw:path></draw:g></draw:g></text:p>
      <text:p text:style-name="P9"><draw:g text:anchor-type="as-char" svg:y="-0.1839in" draw:z-index="55" draw:style-name="gr1"><svg:title>TexMaths</svg:title><svg:desc>12§display§\forall n \ge N_3 \quad S_n \ge -\frac{r}{4} + \frac{r}{2} \ge \frac{r}{4}§svg§600§FALSE§</svg:desc><draw:g draw:style-name="gr2"><draw:path draw:style-name="gr13" draw:text-style-name="P10" svg:width="2.085in" svg:height="0.2807in" svg:x="0.0087in" svg:y="0.0083in" svg:viewBox="0 0 5297 714" svg:d="M0 0c1766 0 3531 0 5297 0 0 238 0 476 0 714-1766 0-3531 0-5297 0 0-238 0-476 0-714z"><text:p/></draw:path><draw:path draw:style-name="gr14" draw:text-style-name="P11" svg:width="0.0917in" svg:height="0.1181in" svg:x="0in" svg:y="0.0701in" svg:viewBox="0 0 234 301" svg:d="M233 16c1-5 1-5 1-8 0-4-2-8-8-8-5 0-8 5-10 10-12 31-23 61-35 92-43 0-85 0-128 0-12-31-23-61-35-92-2-6-4-10-10-10-3 0-8 4-8 8 0 2 0 2 2 8 35 92 71 183 106 275 1 6 4 10 10 10s7-5 8-9c36-92 71-184 107-276zM60 119c38 0 76 0 114 0-19 49-37 99-56 149-20-50-39-100-58-149z"><text:p/></draw:path><draw:path draw:style-name="gr15" draw:text-style-name="P11" svg:width="0.0898in" svg:height="0.0748in" svg:x="0.0969in" svg:y="0.1118in" svg:viewBox="0 0 229 191" svg:d="M25 162c-1 6-3 15-3 18 0 7 6 11 12 11 4 0 13-4 15-12 3-11 6-21 9-32 3-13 6-25 9-37 3-9 5-19 7-29 2-7 5-19 5-20 6-13 29-51 69-51 19 0 22 15 22 30 0 25-20 79-27 97-4 9-4 15-4 19 0 20 15 35 35 35 40 0 55-62 55-65 0-4-3-4-5-4-4 0-4 1-7 7-8 29-21 53-43 53-6 0-10-5-10-14 0-11 4-21 8-30 8-23 26-68 26-92 0-29-18-46-49-46-37 0-58 28-65 37-2-24-20-37-40-37-19 0-27 17-31 24-7 14-13 40-13 41 0 5 5 5 6 5 4 0 4-2 7-10 7-30 16-50 30-50 9 0 13 6 13 19 0 9-1 13-7 36-8 32-15 64-24 97z"><text:p/></draw:path><draw:path draw:style-name="gr16" draw:text-style-name="P11" svg:width="0.1012in" svg:height="0.1276in" svg:x="0.252in" svg:y="0.0799in" svg:viewBox="0 0 258 325" svg:d="M248 132c6-3 10-6 10-10 0-5-2-7-10-9-76-36-154-73-231-109-6-4-7-4-9-4-4 0-8 4-8 8 0 5 4 8 8 10 74 35 148 69 221 104-73 34-147 69-221 103-8 4-8 7-8 10 0 5 4 8 8 8 2 0 3 0 8-2 78-37 154-73 232-109zM242 325c8 0 16 0 16-9 0-8-10-8-16-8-75 0-152 0-228 0-6 0-14 0-14 8 0 9 7 9 14 9 76 0 153 0 228 0z"><text:p/></draw:path><draw:path draw:style-name="gr17" draw:text-style-name="P11" svg:width="0.1394in" svg:height="0.1122in" svg:x="0.4197in" svg:y="0.072in" svg:viewBox="0 0 355 286" svg:d="M302 44c5-16 12-30 46-31 2 0 7-1 7-8 0-1 0-5-5-5-14 0-28 1-43 1-14 0-29-1-43-1-2 0-7 0-7 8 0 5 3 5 7 5 24 0 29 9 29 18 0 1-1 7-1 9-16 62-32 124-47 188-31-75-63-148-94-221-3-7-3-7-13-7-19 0-37 0-56 0-9 0-12 0-12 8 0 5 3 5 10 5 3 0 29 0 29 4-19 75-37 150-56 225-4 17-11 30-46 31-2 0-7 1-7 10 0 2 2 3 6 3 13 0 28-1 42-1s30 1 43 1c3 0 7 0 7-8 0-4-3-5-8-5-24 0-28-9-28-18 0-2 2-5 3-9 18-75 37-148 55-222 1 2 1 4 4 7 34 83 70 166 105 248 3 7 4 7 7 7 5 0 5-1 8-8 19-78 39-156 58-234z"><text:p/></draw:path><draw:path draw:style-name="gr18" draw:text-style-name="P11" svg:width="0.0531in" svg:height="0.0787in" svg:x="0.5528in" svg:y="0.1331in" svg:viewBox="0 0 136 201" svg:d="M65 97c23 0 39 16 39 48 0 36-21 47-38 47-12 0-37-4-50-21 14-1 16-10 16-16 0-10-6-16-15-16s-17 5-17 17c0 27 31 45 66 45 42 0 70-27 70-56 0-24-18-47-52-53 31-12 43-33 43-51 0-24-27-41-60-41-32 0-57 16-57 40 0 9 6 15 15 15s15-7 15-15c0-9-6-15-15-15 10-13 30-17 41-17 13 0 32 6 32 33 0 12-4 25-12 34-9 11-18 12-32 14-7 0-8 0-10 0-1 0-3 1-3 4 0 4 3 4 8 4s11 0 16 0z"><text:p/></draw:path><draw:path draw:style-name="gr19" draw:text-style-name="P11" svg:width="0.098in" svg:height="0.1201in" svg:x="0.7957in" svg:y="0.0685in" svg:viewBox="0 0 250 306" svg:d="M250 5c0-1 0-5-4-5-2 0-4 0-8 6-8 8-14 16-21 24-11-19-32-30-60-30-53 0-104 48-104 99 0 34 23 53 44 60 16 4 30 8 46 11 15 5 38 11 38 46 0 37-35 76-75 76-28 0-75-9-75-61 0-9 3-20 3-22 1-2 1-3 1-3 0-5-4-5-5-5-2 0-4 0-5 2s-25 98-25 99c0 2 2 4 5 4 2 0 2 0 7-6 7-9 14-17 22-24 18 24 46 30 70 30 58 0 107-57 107-108 0-29-14-43-20-49-10-10-16-12-54-22-9-2-24-6-28-7-12-4-26-16-26-39 0-33 33-69 74-69 35 0 60 18 60 65 0 13-1 21-1 24 1 1 0 3 5 3s5-1 6-8c7-30 15-61 23-91z"><text:p/></draw:path><draw:path draw:style-name="gr20" draw:text-style-name="P11" svg:width="0.0705in" svg:height="0.0516in" svg:x="0.8945in" svg:y="0.1583in" svg:viewBox="0 0 180 132" svg:d="M22 111c-2 4-3 11-3 12 0 6 5 9 10 9 6 0 11-4 12-6 1-3 3-12 5-18 1-6 4-19 7-27 1-7 3-13 5-20 3-12 3-14 12-26 8-12 22-27 44-27 17 0 18 15 18 21 0 17-13 50-18 62-4 8-5 11-5 16 0 15 13 25 29 25 29 0 42-40 42-45 0-3-4-3-5-3-3 0-5 1-5 5-7 24-20 36-32 36-6 0-7-5-7-11 0-7 2-11 7-24 4-10 16-41 16-56 0-29-23-34-39-34-24 0-41 14-50 26-1-20-19-26-31-26s-20 8-23 16c-7 10-11 27-11 28 0 4 4 4 5 4 3 0 5 0 6-8 5-17 11-32 21-32 9 0 10 6 10 15 0 5-2 15-4 24-2 8-6 20-7 26-3 13-6 25-9 38z"><text:p/></draw:path><draw:path draw:style-name="gr21" draw:text-style-name="P11" svg:width="0.1012in" svg:height="0.1276in" svg:x="1.039in" svg:y="0.0799in" svg:viewBox="0 0 258 325" svg:d="M250 132c6-3 8-6 8-10 0-5-1-7-8-9-78-36-155-73-233-109-6-4-7-4-9-4-4 0-8 4-8 8 0 5 4 8 8 10 74 35 148 69 221 104-73 34-146 69-219 103-9 4-10 7-10 10 0 5 4 8 8 8 2 0 3 0 9-2 78-37 155-73 233-109zM244 325c7 0 14 0 14-9 0-8-8-8-16-8-75 0-151 0-226 0-6 0-16 0-16 8 0 9 8 9 16 9 75 0 152 0 228 0z"><text:p/></draw:path><draw:path draw:style-name="gr22" draw:text-style-name="P11" svg:width="0.1012in" svg:height="0.0063in" svg:x="1.2138in" svg:y="0.1406in" svg:viewBox="0 0 258 17" svg:d="M244 17c7 0 14 0 14-9 0-8-7-8-14-8-77 0-153 0-230 0-7 0-14 0-14 8 0 9 7 9 14 9 77 0 153 0 230 0z"><text:p/></draw:path><draw:path draw:style-name="gr23" draw:text-style-name="P11" svg:width="0.0673in" svg:height="0.0748in" svg:x="1.3555in" svg:y="0in" svg:viewBox="0 0 172 191" svg:d="M25 161c-1 7-3 16-3 18 0 8 6 12 12 12 4 0 13-4 15-12 1-2 16-59 17-66 4-15 11-43 13-55 3-6 15-26 24-35 4-3 16-13 34-13 11 0 12 3 18 4-13 3-22 12-22 23 0 7 5 15 16 15s23-10 23-24c0-15-14-28-35-28-28 0-46 20-54 32-4-19-18-32-39-32-19 0-27 17-31 24-7 14-13 40-13 41 0 5 5 5 6 5 4 0 4-2 7-11 6-29 16-49 30-49 7 0 13 3 13 19 0 8-1 13-7 35-8 32-15 64-24 97z"><text:p/></draw:path><draw:path draw:style-name="gr24" draw:text-style-name="P11" svg:width="0.0827in" svg:height="0.0063in" svg:x="1.3492in" svg:y="0.1406in" svg:viewBox="0 0 211 17" svg:d="M0 0c71 0 140 0 211 0 0 6 0 11 0 17-71 0-140 0-211 0 0-6 0-11 0-17z"><text:p/></draw:path><draw:path draw:style-name="gr25" draw:text-style-name="P11" svg:width="0.0732in" svg:height="0.1114in" svg:x="1.3539in" svg:y="0.1866in" svg:viewBox="0 0 187 284" svg:d="M113 214c0 12 0 24 0 38s-1 19-33 19c-2 0-6 0-8 0 0 3 0 8 0 13 17-1 38-1 56-1s40 0 58 1c0-5 0-10 0-13-4 0-6 0-10 0-31 0-31-5-31-19s0-26 0-38c15 0 28 0 42 0 0-4 0-9 0-13-14 0-27 0-42 0 0-63 0-127 0-190 0-9 0-11-7-11-4 0-5 0-8 5-44 66-87 130-130 196 0 4 0 9 0 13 37 0 76 0 113 0zM115 201c-35 0-68 0-103 0 35-52 68-104 103-157 0 53 0 105 0 157z"><text:p/></draw:path><draw:path draw:style-name="gr26" draw:text-style-name="P11" svg:width="0.1102in" svg:height="0.1094in" svg:x="1.4984in" svg:y="0.089in" svg:viewBox="0 0 281 279" svg:d="M149 149c39 0 78 0 117 0 6 0 15 0 15-9 0-8-9-8-15-8-39 0-78 0-117 0 0-40 0-79 0-119 0-5 0-13-9-13-8 0-8 8-8 13 0 40 0 79 0 119-40 0-78 0-118 0-6 0-14 0-14 8 0 9 8 9 14 9 40 0 78 0 118 0 0 38 0 77 0 117 0 6 0 13 8 13 9 0 9-7 9-13 0-40 0-79 0-117z"><text:p/></draw:path><draw:path draw:style-name="gr27" draw:text-style-name="P11" svg:width="0.0673in" svg:height="0.0748in" svg:x="1.6819in" svg:y="0in" svg:viewBox="0 0 172 191" svg:d="M24 161c-1 7-4 16-4 18 0 8 6 12 14 12 4 0 12-4 15-12 0-2 15-59 17-66 2-15 11-43 13-55 1-6 13-26 23-35 4-3 16-13 35-13 11 0 11 3 17 4-12 3-22 12-22 23 0 7 4 15 16 15 10 0 24-10 24-24 0-15-14-28-35-28-28 0-47 20-54 32-4-19-19-32-39-32s-27 17-31 24c-8 14-13 40-13 41 0 5 4 5 5 5 3 0 5-2 7-11 7-29 16-49 31-49 7 0 12 3 12 19 0 8-1 13-6 35-8 32-17 64-25 97z"><text:p/></draw:path><draw:path draw:style-name="gr28" draw:text-style-name="P11" svg:width="0.0827in" svg:height="0.0063in" svg:x="1.6752in" svg:y="0.1406in" svg:viewBox="0 0 211 17" svg:d="M0 0c71 0 140 0 211 0 0 6 0 11 0 17-71 0-140 0-211 0 0-6 0-11 0-17z"><text:p/></draw:path><draw:path draw:style-name="gr29" draw:text-style-name="P11" svg:width="0.0661in" svg:height="0.1098in" svg:x="1.6831in" svg:y="0.1878in" svg:viewBox="0 0 169 280" svg:d="M32 248c16-14 30-29 46-43 66-59 91-80 91-124 0-47-38-81-90-81-48 0-79 40-79 77 0 24 22 24 23 24 7 0 21-6 21-23 0-11-7-22-21-22-4 0-5 0-6 0 9-27 32-43 57-43 39 0 57 35 57 68 0 34-22 68-45 94-27 30-54 60-81 90-5 5-5 6-5 15 53 0 104 0 157 0 4-25 9-49 12-73-3 0-7 0-11 0-2 12-4 31-9 37-3 4-31 4-40 4-25 0-51 0-77 0z"><text:p/></draw:path><draw:path draw:style-name="gr30" draw:text-style-name="P11" svg:width="0.1012in" svg:height="0.1276in" svg:x="1.8378in" svg:y="0.0799in" svg:viewBox="0 0 258 325" svg:d="M250 132c6-3 8-6 8-10 0-5-1-7-8-9-77-36-155-73-232-109-6-4-8-4-10-4-4 0-8 4-8 8 0 5 4 8 8 10 75 35 148 69 222 104-73 34-147 69-220 103-9 4-10 7-10 10 0 5 5 8 8 8s3 0 9-2c78-37 155-73 233-109zM244 325c7 0 14 0 14-9 0-8-8-8-16-8-75 0-151 0-226 0-6 0-16 0-16 8 0 9 8 9 16 9 75 0 152 0 228 0z"><text:p/></draw:path><draw:path draw:style-name="gr31" draw:text-style-name="P11" svg:width="0.0673in" svg:height="0.0748in" svg:x="2.0256in" svg:y="0in" svg:viewBox="0 0 172 191" svg:d="M25 161c-1 7-3 16-3 18 0 8 6 12 12 12 4 0 13-4 15-12 1-2 16-59 17-66 4-15 11-43 13-55 3-6 15-26 24-35 4-3 16-13 34-13 11 0 17 4 18 4-13 3-22 12-22 23 0 7 4 15 16 15 11 0 23-10 23-24 0-15-14-28-35-28-28 0-46 20-54 32-4-19-18-32-39-32-19 0-27 17-31 24-7 14-13 40-13 41 0 5 4 3 5 5 5 0 5-2 7-11 7-29 16-49 31-49 7 0 13 3 13 19 0 8-1 13-7 35-8 32-15 64-24 97z"><text:p/></draw:path><draw:path draw:style-name="gr32" draw:text-style-name="P11" svg:width="0.0827in" svg:height="0.0063in" svg:x="2.0193in" svg:y="0.1406in" svg:viewBox="0 0 211 17" svg:d="M0 0c71 0 140 0 211 0 0 6 0 11 0 17-71 0-140 0-211 0 0-6 0-11 0-17z"><text:p/></draw:path><draw:path draw:style-name="gr33" draw:text-style-name="P11" svg:width="0.0732in" svg:height="0.1114in" svg:x="2.024in" svg:y="0.1866in" svg:viewBox="0 0 187 284" svg:d="M113 214c0 12 0 24 0 38s-1 19-33 19c-2 0-6 0-8 0 0 3 0 8 0 13 17-1 38-1 56-1s40 0 58 1c0-5 0-10 0-13-4 0-6 0-10 0-31 0-31-5-31-19s0-26 0-38c15 0 28 0 42 0 0-4 0-9 0-13-14 0-27 0-42 0 0-63 0-127 0-190 0-9 0-11-7-11-4 0-5 0-8 5-44 66-87 130-130 196 0 4 0 9 0 13 37 0 76 0 113 0zM115 201c-35 0-68 0-103 0 35-52 68-104 103-157 0 53 0 105 0 157z"><text:p/></draw:path></draw:g></draw:g></text:p>
      <text:p text:style-name="P9">Donc <draw:g text:anchor-type="as-char" svg:y="-0.1543in" draw:z-index="56" draw:style-name="gr1"><svg:title>TexMaths</svg:title><svg:desc>12§display§S_n \toinf \infty§svg§600§FALSE§</svg:desc><draw:g draw:style-name="gr2"><draw:path draw:style-name="gr3" draw:text-style-name="P10" svg:width="0.7941in" svg:height="0.161in" svg:x="0.0004in" svg:y="0.0091in" svg:viewBox="0 0 2018 410" svg:d="M1010 410c-338 0-674 0-1010 0 0-136 0-274 0-410 672 0 1346 0 2018 0 0 136 0 274 0 410-336 0-672 0-1008 0z"><text:p/></draw:path><draw:path draw:style-name="gr4" draw:text-style-name="P11" svg:width="0.0984in" svg:height="0.1193in" svg:x="0.0004in" svg:y="0.037in" svg:viewBox="0 0 251 304" svg:d="M251 4c0-2-1-4-5-4-2 0-2 0-7 6-7 8-13 16-21 24-10-19-33-30-60-30-54 0-104 48-104 99 0 34 22 53 43 59 16 3 30 7 46 12 15 3 38 9 38 44 0 37-35 77-75 77-28 0-75-10-75-60 0-11 3-20 4-23 0-2 0-2 0-3 0-4-3-5-5-5s-2 1-4 2-26 96-26 97c0 2 2 5 5 5 2 0 2-1 8-7 7-8 13-16 21-24 18 25 46 31 70 31 58 0 108-56 108-108 0-29-14-43-21-48-10-10-16-12-53-21-10-3-25-7-29-7-11-4-25-17-25-39 0-34 34-69 73-69 35 0 61 18 61 65 0 13-2 20-2 23 2 2 0 4 6 4 4 0 4-1 6-8 7-31 16-61 23-92z"><text:p/></draw:path><draw:path draw:style-name="gr5" draw:text-style-name="P11" svg:width="0.0705in" svg:height="0.052in" svg:x="0.0992in" svg:y="0.1268in" svg:viewBox="0 0 180 133" svg:d="M23 111c-1 4-4 11-4 12 0 6 6 10 11 10s10-5 11-7c1-4 3-12 6-18 1-5 5-19 6-27 1-6 3-13 5-19 3-12 3-14 12-26 8-12 22-28 44-28 18 0 18 16 18 21 0 18-13 50-18 62-2 8-4 12-4 17 0 15 14 25 28 25 30 0 42-41 42-46 0-3-2-2-4-3-4 0-4 2-6 5-7 23-19 35-31 35-6 0-7-3-7-10 0-6 1-10 6-23 4-10 16-41 16-58 0-28-23-33-39-33-24 0-41 16-49 28-2-21-19-28-32-28-12 0-20 10-23 16-6 12-11 28-11 29 0 4 4 3 5 4 5 0 5-1 7-8 4-18 10-33 22-33 7 0 9 6 9 15 0 6-2 15-5 24-2 7-4 20-6 27-3 12-6 24-9 37z"><text:p/></draw:path><draw:path draw:style-name="gr6" draw:text-style-name="P11" svg:width="0.1142in" svg:height="0.0602in" svg:x="0.2807in" svg:y="0.0004in" svg:viewBox="0 0 291 154" svg:d="M250 85c-38 26-42 65-42 66 0 3 2 3 6 3 6 0 7 0 8-4 1-8 6-27 22-42 16-18 32-23 44-27 1 0 3-2 3-3 0-4-2-4-5-5-44-13-58-43-64-69-1-4-5-4-8-4-5 0-6 0-6 5 6 13 2 20 16 40 8 10 16 18 26 26-80 0-159 0-238 0-5 0-12 0-12 7s7 7 12 7c79 0 158 0 238 0z"><text:p/></draw:path><draw:path draw:style-name="gr7" draw:text-style-name="P11" svg:width="0.1142in" svg:height="0.052in" svg:x="0.4126in" svg:y="0.0091in" svg:viewBox="0 0 291 133" svg:d="M149 49c-16-18-21-23-33-31-18-13-36-18-52-18-36 0-64 31-64 67 0 33 26 66 62 66 42 0 70-34 81-49 15 18 20 22 32 31 18 13 36 18 53 18 36 0 63-31 63-67 0-34-26-66-62-66-42 0-69 33-80 49zM158 60c11-19 38-49 74-49 30 0 51 26 51 55 0 27-24 50-50 50-28 0-47-21-75-56zM133 73c-11 19-37 48-73 48-30 0-52-26-52-54 0-29 24-50 51-50s47 21 74 56z"><text:p/></draw:path><draw:path draw:style-name="gr8" draw:text-style-name="P11" svg:width="0.1008in" svg:height="0.0063in" svg:x="0.2441in" svg:y="0.1079in" svg:viewBox="0 0 257 17" svg:d="M242 17c8 0 15 0 15-9 0-8-7-8-15-8-75 0-152 0-228 0-7 0-14 0-14 8 0 9 7 9 14 9 76 0 153 0 228 0z"><text:p/></draw:path><draw:path draw:style-name="gr9" draw:text-style-name="P11" svg:width="0.1012in" svg:height="0.0063in" svg:x="0.3in" svg:y="0.1079in" svg:viewBox="0 0 258 17" svg:d="M244 17c7 0 14 0 14-9 0-8-7-8-14-8-76 0-153 0-228 0-8 0-16 0-16 8 0 9 8 9 16 9 75 0 152 0 228 0z"><text:p/></draw:path><draw:path draw:style-name="gr10" draw:text-style-name="P11" svg:width="0.1008in" svg:height="0.0063in" svg:x="0.3925in" svg:y="0.1079in" svg:viewBox="0 0 257 17" svg:d="M242 17c8 0 15 0 15-9 0-8-7-8-15-8-75 0-152 0-228 0-7 0-14 0-14 8 0 9 7 9 14 9 76 0 153 0 228 0z"><text:p/></draw:path><draw:path draw:style-name="gr11" draw:text-style-name="P11" svg:width="0.1472in" svg:height="0.0858in" svg:x="0.4437in" svg:y="0.0693in" svg:viewBox="0 0 375 219" svg:d="M328 117c-23 18-35 35-37 41-20 29-16 36-23 55 0 6 4 6 8 6 7 0 7-1 10-8 9-42 35-77 81-96 5-3 8-4 8-6 0-4-4-4-4-5-19-7-70-27-87-98-1-5-1-6-8-6-4 0-8 0-8 5 0 1 3 27 21 55 9 13 21 27 39 40-105 0-209 0-314 0-7 0-14 0-14 9 0 8 7 8 14 8 105 0 209 0 314 0z"><text:p/></draw:path><draw:path draw:style-name="gr12" draw:text-style-name="P11" svg:width="0.1476in" svg:height="0.0744in" svg:x="0.6555in" svg:y="0.0807in" svg:viewBox="0 0 376 190" svg:d="M192 72c-23-29-29-35-41-46-24-19-48-26-69-26-50 0-82 47-82 95 0 49 31 95 80 95 48 0 83-38 105-72 23 29 27 35 41 46 22 18 46 26 68 26 49 0 82-46 82-95 0-48-33-95-81-95-49 0-83 38-103 72zM203 86c17-30 48-73 96-73 44 0 67 44 67 82 0 40-27 75-65 75-25 0-44-18-53-26-10-12-20-26-45-58zM173 104c-17 30-48 72-96 72-45 0-67-43-67-81 0-41 28-75 66-75 24 0 43 18 51 27 11 10 21 24 46 57z"><text:p/></draw:path></draw:g></draw:g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0:44:56.091067888</meta:creation-date>
    <meta:generator>LibreOffice/7.4.4.2$Linux_X86_64 LibreOffice_project/40$Build-2</meta:generator>
    <dc:date>2023-01-18T12:46:55.390122850</dc:date>
    <meta:editing-duration>PT2H1M38S</meta:editing-duration>
    <meta:editing-cycles>4</meta:editing-cycles>
    <meta:document-statistic meta:table-count="0" meta:image-count="0" meta:object-count="0" meta:page-count="3" meta:paragraph-count="61" meta:word-count="121" meta:character-count="556" meta:non-whitespace-character-count="434"/>
  </office:meta>
</office:document-meta>
</file>